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26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965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0.88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n IMM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Generational IMM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.097">
            <text:p>2.097</text:p>
          </table:table-cell>
          <table:table-cell office:value-type="string">
            <text:p>GC</text:p>
          </table:table-cell>
          <table:table-cell office:value-type="string">
            <text:p>91520K</text:p>
          </table:table-cell>
          <table:table-cell office:value-type="float" office:value="0.014102">
            <text:p>0.014102</text:p>
          </table:table-cell>
          <table:table-cell/>
        </table:table-row>
        <table:table-row table:style-name="ro1">
          <table:table-cell/>
          <table:table-cell office:value-type="float" office:value="2.526">
            <text:p>2.526</text:p>
          </table:table-cell>
          <table:table-cell office:value-type="string">
            <text:p>GC</text:p>
          </table:table-cell>
          <table:table-cell office:value-type="string">
            <text:p>91520K</text:p>
          </table:table-cell>
          <table:table-cell office:value-type="float" office:value="0.026366">
            <text:p>0.026366</text:p>
          </table:table-cell>
          <table:table-cell/>
        </table:table-row>
        <table:table-row table:style-name="ro1">
          <table:table-cell/>
          <table:table-cell office:value-type="float" office:value="2.914">
            <text:p>2.914</text:p>
          </table:table-cell>
          <table:table-cell office:value-type="string">
            <text:p>GC</text:p>
          </table:table-cell>
          <table:table-cell office:value-type="string">
            <text:p>91520K</text:p>
          </table:table-cell>
          <table:table-cell office:value-type="float" office:value="0.026335">
            <text:p>0.026335</text:p>
          </table:table-cell>
          <table:table-cell/>
        </table:table-row>
        <table:table-row table:style-name="ro1">
          <table:table-cell/>
          <table:table-cell office:value-type="float" office:value="3.156">
            <text:p>3.156</text:p>
          </table:table-cell>
          <table:table-cell office:value-type="string">
            <text:p>GC</text:p>
          </table:table-cell>
          <table:table-cell office:value-type="string">
            <text:p>115392K</text:p>
          </table:table-cell>
          <table:table-cell office:value-type="float" office:value="0.006783">
            <text:p>0.006783</text:p>
          </table:table-cell>
          <table:table-cell/>
        </table:table-row>
        <table:table-row table:style-name="ro1">
          <table:table-cell/>
          <table:table-cell office:value-type="float" office:value="3.372">
            <text:p>3.372</text:p>
          </table:table-cell>
          <table:table-cell office:value-type="string">
            <text:p>GC</text:p>
          </table:table-cell>
          <table:table-cell office:value-type="string">
            <text:p>115392K</text:p>
          </table:table-cell>
          <table:table-cell office:value-type="float" office:value="0.011675">
            <text:p>0.011675</text:p>
          </table:table-cell>
          <table:table-cell/>
        </table:table-row>
        <table:table-row table:style-name="ro1">
          <table:table-cell/>
          <table:table-cell office:value-type="float" office:value="3.67">
            <text:p>3.67</text:p>
          </table:table-cell>
          <table:table-cell office:value-type="string">
            <text:p>GC</text:p>
          </table:table-cell>
          <table:table-cell office:value-type="string">
            <text:p>163904K</text:p>
          </table:table-cell>
          <table:table-cell office:value-type="float" office:value="0.018099">
            <text:p>0.018099</text:p>
          </table:table-cell>
          <table:table-cell/>
        </table:table-row>
        <table:table-row table:style-name="ro1">
          <table:table-cell/>
          <table:table-cell office:value-type="float" office:value="4.179">
            <text:p>4.179</text:p>
          </table:table-cell>
          <table:table-cell office:value-type="string">
            <text:p>GC</text:p>
          </table:table-cell>
          <table:table-cell office:value-type="string">
            <text:p>164416K</text:p>
          </table:table-cell>
          <table:table-cell office:value-type="float" office:value="0.031158">
            <text:p>0.031158</text:p>
          </table:table-cell>
          <table:table-cell/>
        </table:table-row>
        <table:table-row table:style-name="ro1">
          <table:table-cell/>
          <table:table-cell office:value-type="float" office:value="4.437">
            <text:p>4.437</text:p>
          </table:table-cell>
          <table:table-cell office:value-type="string">
            <text:p>GC</text:p>
          </table:table-cell>
          <table:table-cell office:value-type="string">
            <text:p>258176K</text:p>
          </table:table-cell>
          <table:table-cell office:value-type="float" office:value="0.032132">
            <text:p>0.032132</text:p>
          </table:table-cell>
          <table:table-cell/>
        </table:table-row>
        <table:table-row table:style-name="ro1">
          <table:table-cell/>
          <table:table-cell office:value-type="float" office:value="4.943">
            <text:p>4.943</text:p>
          </table:table-cell>
          <table:table-cell office:value-type="string">
            <text:p>GC</text:p>
          </table:table-cell>
          <table:table-cell office:value-type="string">
            <text:p>259328K</text:p>
          </table:table-cell>
          <table:table-cell office:value-type="float" office:value="0.04561">
            <text:p>0.04561</text:p>
          </table:table-cell>
          <table:table-cell/>
        </table:table-row>
        <table:table-row table:style-name="ro1">
          <table:table-cell/>
          <table:table-cell office:value-type="float" office:value="5.583">
            <text:p>5.583</text:p>
          </table:table-cell>
          <table:table-cell office:value-type="string">
            <text:p>GC</text:p>
          </table:table-cell>
          <table:table-cell office:value-type="string">
            <text:p>373632K</text:p>
          </table:table-cell>
          <table:table-cell office:value-type="float" office:value="0.127691">
            <text:p>0.127691</text:p>
          </table:table-cell>
          <table:table-cell/>
        </table:table-row>
        <table:table-row table:style-name="ro1">
          <table:table-cell/>
          <table:table-cell office:value-type="float" office:value="6.47">
            <text:p>6.47</text:p>
          </table:table-cell>
          <table:table-cell office:value-type="string">
            <text:p>GC</text:p>
          </table:table-cell>
          <table:table-cell office:value-type="string">
            <text:p>374336K</text:p>
          </table:table-cell>
          <table:table-cell office:value-type="float" office:value="0.038965">
            <text:p>0.038965</text:p>
          </table:table-cell>
          <table:table-cell/>
        </table:table-row>
        <table:table-row table:style-name="ro1">
          <table:table-cell/>
          <table:table-cell office:value-type="float" office:value="6.984">
            <text:p>6.984</text:p>
          </table:table-cell>
          <table:table-cell office:value-type="string">
            <text:p>GC</text:p>
          </table:table-cell>
          <table:table-cell office:value-type="string">
            <text:p>555584K</text:p>
          </table:table-cell>
          <table:table-cell office:value-type="float" office:value="0.045903">
            <text:p>0.045903</text:p>
          </table:table-cell>
          <table:table-cell/>
        </table:table-row>
        <table:table-row table:style-name="ro1">
          <table:table-cell/>
          <table:table-cell office:value-type="float" office:value="8.17">
            <text:p>8.17</text:p>
          </table:table-cell>
          <table:table-cell office:value-type="string">
            <text:p>GC</text:p>
          </table:table-cell>
          <table:table-cell office:value-type="string">
            <text:p>555648K</text:p>
          </table:table-cell>
          <table:table-cell office:value-type="float" office:value="0.114104">
            <text:p>0.114104</text:p>
          </table:table-cell>
          <table:table-cell/>
        </table:table-row>
        <table:table-row table:style-name="ro1">
          <table:table-cell/>
          <table:table-cell office:value-type="float" office:value="9.032">
            <text:p>9.032</text:p>
          </table:table-cell>
          <table:table-cell office:value-type="string">
            <text:p>GC</text:p>
          </table:table-cell>
          <table:table-cell office:value-type="string">
            <text:p>557248K</text:p>
          </table:table-cell>
          <table:table-cell office:value-type="float" office:value="0.112072">
            <text:p>0.112072</text:p>
          </table:table-cell>
          <table:table-cell/>
        </table:table-row>
        <table:table-row table:style-name="ro1">
          <table:table-cell/>
          <table:table-cell office:value-type="float" office:value="9.144">
            <text:p>9.144</text:p>
          </table:table-cell>
          <table:table-cell office:value-type="string">
            <text:p>Full</text:p>
          </table:table-cell>
          <table:table-cell office:value-type="string">
            <text:p>596736K</text:p>
          </table:table-cell>
          <table:table-cell office:value-type="float" office:value="0.839237">
            <text:p>0.839237</text:p>
          </table:table-cell>
          <table:table-cell/>
        </table:table-row>
        <table:table-row table:style-name="ro1">
          <table:table-cell/>
          <table:table-cell office:value-type="float" office:value="11.016">
            <text:p>11.016</text:p>
          </table:table-cell>
          <table:table-cell office:value-type="string">
            <text:p>GC</text:p>
          </table:table-cell>
          <table:table-cell office:value-type="string">
            <text:p>592704K</text:p>
          </table:table-cell>
          <table:table-cell office:value-type="float" office:value="0.083306">
            <text:p>0.083306</text:p>
          </table:table-cell>
          <table:table-cell/>
        </table:table-row>
        <table:table-row table:style-name="ro1">
          <table:table-cell/>
          <table:table-cell office:value-type="float" office:value="11.997">
            <text:p>11.997</text:p>
          </table:table-cell>
          <table:table-cell office:value-type="string">
            <text:p>GC</text:p>
          </table:table-cell>
          <table:table-cell office:value-type="string">
            <text:p>592768K</text:p>
          </table:table-cell>
          <table:table-cell office:value-type="float" office:value="0.115753">
            <text:p>0.115753</text:p>
          </table:table-cell>
          <table:table-cell/>
        </table:table-row>
        <table:table-row table:style-name="ro1">
          <table:table-cell/>
          <table:table-cell office:value-type="float" office:value="12.915">
            <text:p>12.915</text:p>
          </table:table-cell>
          <table:table-cell office:value-type="string">
            <text:p>GC</text:p>
          </table:table-cell>
          <table:table-cell office:value-type="string">
            <text:p>594816K</text:p>
          </table:table-cell>
          <table:table-cell office:value-type="float" office:value="0.081494">
            <text:p>0.081494</text:p>
          </table:table-cell>
          <table:table-cell/>
        </table:table-row>
        <table:table-row table:style-name="ro1">
          <table:table-cell/>
          <table:table-cell office:value-type="float" office:value="13.96">
            <text:p>13.96</text:p>
          </table:table-cell>
          <table:table-cell office:value-type="string">
            <text:p>GC</text:p>
          </table:table-cell>
          <table:table-cell office:value-type="string">
            <text:p>594304K</text:p>
          </table:table-cell>
          <table:table-cell office:value-type="float" office:value="0.077172">
            <text:p>0.077172</text:p>
          </table:table-cell>
          <table:table-cell/>
        </table:table-row>
        <table:table-row table:style-name="ro1">
          <table:table-cell/>
          <table:table-cell office:value-type="float" office:value="14.038">
            <text:p>14.038</text:p>
          </table:table-cell>
          <table:table-cell office:value-type="string">
            <text:p>Full</text:p>
          </table:table-cell>
          <table:table-cell office:value-type="string">
            <text:p>664064K</text:p>
          </table:table-cell>
          <table:table-cell office:value-type="float" office:value="1.423616">
            <text:p>1.423616</text:p>
          </table:table-cell>
          <table:table-cell/>
        </table:table-row>
        <table:table-row table:style-name="ro1">
          <table:table-cell/>
          <table:table-cell office:value-type="float" office:value="16.36">
            <text:p>16.36</text:p>
          </table:table-cell>
          <table:table-cell office:value-type="string">
            <text:p>GC</text:p>
          </table:table-cell>
          <table:table-cell office:value-type="string">
            <text:p>664384K</text:p>
          </table:table-cell>
          <table:table-cell office:value-type="float" office:value="0.038925">
            <text:p>0.038925</text:p>
          </table:table-cell>
          <table:table-cell/>
        </table:table-row>
        <table:table-row table:style-name="ro1">
          <table:table-cell/>
          <table:table-cell office:value-type="float" office:value="17.168">
            <text:p>17.168</text:p>
          </table:table-cell>
          <table:table-cell office:value-type="string">
            <text:p>GC</text:p>
          </table:table-cell>
          <table:table-cell office:value-type="string">
            <text:p>659136K</text:p>
          </table:table-cell>
          <table:table-cell office:value-type="float" office:value="0.075916">
            <text:p>0.075916</text:p>
          </table:table-cell>
          <table:table-cell/>
        </table:table-row>
        <table:table-row table:style-name="ro1">
          <table:table-cell/>
          <table:table-cell office:value-type="float" office:value="17.914">
            <text:p>17.914</text:p>
          </table:table-cell>
          <table:table-cell office:value-type="string">
            <text:p>GC</text:p>
          </table:table-cell>
          <table:table-cell office:value-type="string">
            <text:p>662336K</text:p>
          </table:table-cell>
          <table:table-cell office:value-type="float" office:value="0.082769">
            <text:p>0.082769</text:p>
          </table:table-cell>
          <table:table-cell/>
        </table:table-row>
        <table:table-row table:style-name="ro1">
          <table:table-cell/>
          <table:table-cell office:value-type="float" office:value="18.759">
            <text:p>18.759</text:p>
          </table:table-cell>
          <table:table-cell office:value-type="string">
            <text:p>GC</text:p>
          </table:table-cell>
          <table:table-cell office:value-type="string">
            <text:p>648960K</text:p>
          </table:table-cell>
          <table:table-cell office:value-type="float" office:value="0.095602">
            <text:p>0.095602</text:p>
          </table:table-cell>
          <table:table-cell/>
        </table:table-row>
        <table:table-row table:style-name="ro1">
          <table:table-cell/>
          <table:table-cell office:value-type="float" office:value="19.492">
            <text:p>19.492</text:p>
          </table:table-cell>
          <table:table-cell office:value-type="string">
            <text:p>GC</text:p>
          </table:table-cell>
          <table:table-cell office:value-type="string">
            <text:p>656064K</text:p>
          </table:table-cell>
          <table:table-cell office:value-type="float" office:value="0.154833">
            <text:p>0.154833</text:p>
          </table:table-cell>
          <table:table-cell/>
        </table:table-row>
        <table:table-row table:style-name="ro1">
          <table:table-cell/>
          <table:table-cell office:value-type="float" office:value="20.318">
            <text:p>20.318</text:p>
          </table:table-cell>
          <table:table-cell office:value-type="string">
            <text:p>GC</text:p>
          </table:table-cell>
          <table:table-cell office:value-type="string">
            <text:p>653632K</text:p>
          </table:table-cell>
          <table:table-cell office:value-type="float" office:value="0.067476">
            <text:p>0.067476</text:p>
          </table:table-cell>
          <table:table-cell/>
        </table:table-row>
        <table:table-row table:style-name="ro1">
          <table:table-cell/>
          <table:table-cell office:value-type="float" office:value="21.821">
            <text:p>21.821</text:p>
          </table:table-cell>
          <table:table-cell office:value-type="string">
            <text:p>GC</text:p>
          </table:table-cell>
          <table:table-cell office:value-type="string">
            <text:p>655360K</text:p>
          </table:table-cell>
          <table:table-cell office:value-type="float" office:value="0.23232">
            <text:p>0.23232</text:p>
          </table:table-cell>
          <table:table-cell/>
        </table:table-row>
        <table:table-row table:style-name="ro1">
          <table:table-cell/>
          <table:table-cell office:value-type="float" office:value="23.908">
            <text:p>23.908</text:p>
          </table:table-cell>
          <table:table-cell office:value-type="string">
            <text:p>GC</text:p>
          </table:table-cell>
          <table:table-cell office:value-type="string">
            <text:p>646528K</text:p>
          </table:table-cell>
          <table:table-cell office:value-type="float" office:value="0.628321">
            <text:p>0.628321</text:p>
          </table:table-cell>
          <table:table-cell/>
        </table:table-row>
        <table:table-row table:style-name="ro1">
          <table:table-cell/>
          <table:table-cell office:value-type="float" office:value="24.537">
            <text:p>24.537</text:p>
          </table:table-cell>
          <table:table-cell office:value-type="string">
            <text:p>Full</text:p>
          </table:table-cell>
          <table:table-cell office:value-type="string">
            <text:p>750656K</text:p>
          </table:table-cell>
          <table:table-cell office:value-type="float" office:value="6.036688">
            <text:p>6.036688</text:p>
          </table:table-cell>
          <table:table-cell/>
        </table:table-row>
        <table:table-row table:style-name="ro1">
          <table:table-cell/>
          <table:table-cell office:value-type="float" office:value="32.479">
            <text:p>32.479</text:p>
          </table:table-cell>
          <table:table-cell office:value-type="string">
            <text:p>GC</text:p>
          </table:table-cell>
          <table:table-cell office:value-type="string">
            <text:p>755072K</text:p>
          </table:table-cell>
          <table:table-cell office:value-type="float" office:value="0.379588">
            <text:p>0.379588</text:p>
          </table:table-cell>
          <table:table-cell/>
        </table:table-row>
        <table:table-row table:style-name="ro1">
          <table:table-cell/>
          <table:table-cell office:value-type="float" office:value="34.802">
            <text:p>34.802</text:p>
          </table:table-cell>
          <table:table-cell office:value-type="string">
            <text:p>GC</text:p>
          </table:table-cell>
          <table:table-cell office:value-type="string">
            <text:p>752768K</text:p>
          </table:table-cell>
          <table:table-cell office:value-type="float" office:value="0.269179">
            <text:p>0.269179</text:p>
          </table:table-cell>
          <table:table-cell/>
        </table:table-row>
        <table:table-row table:style-name="ro1">
          <table:table-cell/>
          <table:table-cell office:value-type="float" office:value="59.16">
            <text:p>59.16</text:p>
          </table:table-cell>
          <table:table-cell office:value-type="string">
            <text:p>GC</text:p>
          </table:table-cell>
          <table:table-cell office:value-type="string">
            <text:p>754688K</text:p>
          </table:table-cell>
          <table:table-cell office:value-type="float" office:value="0.530625">
            <text:p>0.530625</text:p>
          </table:table-cell>
          <table:table-cell/>
        </table:table-row>
        <table:table-row table:style-name="ro1">
          <table:table-cell/>
          <table:table-cell office:value-type="float" office:value="62.311">
            <text:p>62.311</text:p>
          </table:table-cell>
          <table:table-cell office:value-type="string">
            <text:p>GC</text:p>
          </table:table-cell>
          <table:table-cell office:value-type="string">
            <text:p>730496K</text:p>
          </table:table-cell>
          <table:table-cell office:value-type="float" office:value="0.418052">
            <text:p>0.418052</text:p>
          </table:table-cell>
          <table:table-cell/>
        </table:table-row>
        <table:table-row table:style-name="ro1">
          <table:table-cell/>
          <table:table-cell office:value-type="float" office:value="65.997">
            <text:p>65.997</text:p>
          </table:table-cell>
          <table:table-cell office:value-type="string">
            <text:p>GC</text:p>
          </table:table-cell>
          <table:table-cell office:value-type="string">
            <text:p>742592K</text:p>
          </table:table-cell>
          <table:table-cell office:value-type="float" office:value="0.861164">
            <text:p>0.861164</text:p>
          </table:table-cell>
          <table:table-cell/>
        </table:table-row>
        <table:table-row table:style-name="ro1">
          <table:table-cell/>
          <table:table-cell office:value-type="float" office:value="70.754">
            <text:p>70.754</text:p>
          </table:table-cell>
          <table:table-cell office:value-type="string">
            <text:p>GC</text:p>
          </table:table-cell>
          <table:table-cell office:value-type="string">
            <text:p>741760K</text:p>
          </table:table-cell>
          <table:table-cell office:value-type="float" office:value="0.591121">
            <text:p>0.591121</text:p>
          </table:table-cell>
          <table:table-cell/>
        </table:table-row>
        <table:table-row table:style-name="ro1">
          <table:table-cell/>
          <table:table-cell office:value-type="float" office:value="75.469">
            <text:p>75.469</text:p>
          </table:table-cell>
          <table:table-cell office:value-type="string">
            <text:p>GC</text:p>
          </table:table-cell>
          <table:table-cell office:value-type="string">
            <text:p>733376K</text:p>
          </table:table-cell>
          <table:table-cell office:value-type="float" office:value="0.924761">
            <text:p>0.924761</text:p>
          </table:table-cell>
          <table:table-cell/>
        </table:table-row>
        <table:table-row table:style-name="ro1">
          <table:table-cell/>
          <table:table-cell office:value-type="float" office:value="79.394">
            <text:p>79.394</text:p>
          </table:table-cell>
          <table:table-cell office:value-type="string">
            <text:p>GC</text:p>
          </table:table-cell>
          <table:table-cell office:value-type="string">
            <text:p>731456K</text:p>
          </table:table-cell>
          <table:table-cell office:value-type="float" office:value="0.487401">
            <text:p>0.487401</text:p>
          </table:table-cell>
          <table:table-cell/>
        </table:table-row>
        <table:table-row table:style-name="ro1">
          <table:table-cell/>
          <table:table-cell office:value-type="float" office:value="82.064">
            <text:p>82.064</text:p>
          </table:table-cell>
          <table:table-cell office:value-type="string">
            <text:p>GC</text:p>
          </table:table-cell>
          <table:table-cell office:value-type="string">
            <text:p>731200K</text:p>
          </table:table-cell>
          <table:table-cell office:value-type="float" office:value="0.650826">
            <text:p>0.650826</text:p>
          </table:table-cell>
          <table:table-cell/>
        </table:table-row>
        <table:table-row table:style-name="ro1">
          <table:table-cell/>
          <table:table-cell office:value-type="float" office:value="84.986">
            <text:p>84.986</text:p>
          </table:table-cell>
          <table:table-cell office:value-type="string">
            <text:p>GC</text:p>
          </table:table-cell>
          <table:table-cell office:value-type="string">
            <text:p>717376K</text:p>
          </table:table-cell>
          <table:table-cell office:value-type="float" office:value="0.687118">
            <text:p>0.687118</text:p>
          </table:table-cell>
          <table:table-cell/>
        </table:table-row>
        <table:table-row table:style-name="ro1">
          <table:table-cell/>
          <table:table-cell office:value-type="float" office:value="87.751">
            <text:p>87.751</text:p>
          </table:table-cell>
          <table:table-cell office:value-type="string">
            <text:p>GC</text:p>
          </table:table-cell>
          <table:table-cell office:value-type="string">
            <text:p>718400K</text:p>
          </table:table-cell>
          <table:table-cell office:value-type="float" office:value="0.903477">
            <text:p>0.903477</text:p>
          </table:table-cell>
          <table:table-cell/>
        </table:table-row>
        <table:table-row table:style-name="ro1">
          <table:table-cell/>
          <table:table-cell office:value-type="float" office:value="91.209">
            <text:p>91.209</text:p>
          </table:table-cell>
          <table:table-cell office:value-type="string">
            <text:p>GC</text:p>
          </table:table-cell>
          <table:table-cell office:value-type="string">
            <text:p>702400K</text:p>
          </table:table-cell>
          <table:table-cell office:value-type="float" office:value="0.878069">
            <text:p>0.878069</text:p>
          </table:table-cell>
          <table:table-cell/>
        </table:table-row>
        <table:table-row table:style-name="ro1">
          <table:table-cell/>
          <table:table-cell office:value-type="float" office:value="94.436">
            <text:p>94.436</text:p>
          </table:table-cell>
          <table:table-cell office:value-type="string">
            <text:p>GC</text:p>
          </table:table-cell>
          <table:table-cell office:value-type="string">
            <text:p>701120K</text:p>
          </table:table-cell>
          <table:table-cell office:value-type="float" office:value="1.027009">
            <text:p>1.027009</text:p>
          </table:table-cell>
          <table:table-cell/>
        </table:table-row>
        <table:table-row table:style-name="ro1">
          <table:table-cell/>
          <table:table-cell office:value-type="float" office:value="97.632">
            <text:p>97.632</text:p>
          </table:table-cell>
          <table:table-cell office:value-type="string">
            <text:p>GC</text:p>
          </table:table-cell>
          <table:table-cell office:value-type="string">
            <text:p>696384K</text:p>
          </table:table-cell>
          <table:table-cell office:value-type="float" office:value="0.93872">
            <text:p>0.93872</text:p>
          </table:table-cell>
          <table:table-cell/>
        </table:table-row>
        <table:table-row table:style-name="ro1">
          <table:table-cell/>
          <table:table-cell office:value-type="float" office:value="100.452">
            <text:p>100.452</text:p>
          </table:table-cell>
          <table:table-cell office:value-type="string">
            <text:p>GC</text:p>
          </table:table-cell>
          <table:table-cell office:value-type="string">
            <text:p>670016K</text:p>
          </table:table-cell>
          <table:table-cell office:value-type="float" office:value="0.860818">
            <text:p>0.860818</text:p>
          </table:table-cell>
          <table:table-cell/>
        </table:table-row>
        <table:table-row table:style-name="ro1">
          <table:table-cell/>
          <table:table-cell office:value-type="float" office:value="102.908">
            <text:p>102.908</text:p>
          </table:table-cell>
          <table:table-cell office:value-type="string">
            <text:p>GC</text:p>
          </table:table-cell>
          <table:table-cell office:value-type="string">
            <text:p>699008K</text:p>
          </table:table-cell>
          <table:table-cell office:value-type="float" office:value="0.518398">
            <text:p>0.518398</text:p>
          </table:table-cell>
          <table:table-cell/>
        </table:table-row>
        <table:table-row table:style-name="ro1">
          <table:table-cell/>
          <table:table-cell office:value-type="float" office:value="104.708">
            <text:p>104.708</text:p>
          </table:table-cell>
          <table:table-cell office:value-type="string">
            <text:p>GC</text:p>
          </table:table-cell>
          <table:table-cell office:value-type="string">
            <text:p>660544K</text:p>
          </table:table-cell>
          <table:table-cell office:value-type="float" office:value="0.471856">
            <text:p>0.471856</text:p>
          </table:table-cell>
          <table:table-cell/>
        </table:table-row>
        <table:table-row table:style-name="ro1">
          <table:table-cell/>
          <table:table-cell office:value-type="float" office:value="106.396">
            <text:p>106.396</text:p>
          </table:table-cell>
          <table:table-cell office:value-type="string">
            <text:p>GC</text:p>
          </table:table-cell>
          <table:table-cell office:value-type="string">
            <text:p>698560K</text:p>
          </table:table-cell>
          <table:table-cell office:value-type="float" office:value="0.45061">
            <text:p>0.45061</text:p>
          </table:table-cell>
          <table:table-cell/>
        </table:table-row>
        <table:table-row table:style-name="ro1">
          <table:table-cell/>
          <table:table-cell office:value-type="float" office:value="108.179">
            <text:p>108.179</text:p>
          </table:table-cell>
          <table:table-cell office:value-type="string">
            <text:p>GC</text:p>
          </table:table-cell>
          <table:table-cell office:value-type="string">
            <text:p>696064K</text:p>
          </table:table-cell>
          <table:table-cell office:value-type="float" office:value="0.4689">
            <text:p>0.4689</text:p>
          </table:table-cell>
          <table:table-cell/>
        </table:table-row>
        <table:table-row table:style-name="ro1">
          <table:table-cell/>
          <table:table-cell office:value-type="float" office:value="109.948">
            <text:p>109.948</text:p>
          </table:table-cell>
          <table:table-cell office:value-type="string">
            <text:p>GC</text:p>
          </table:table-cell>
          <table:table-cell office:value-type="string">
            <text:p>700672K</text:p>
          </table:table-cell>
          <table:table-cell office:value-type="float" office:value="0.451559">
            <text:p>0.451559</text:p>
          </table:table-cell>
          <table:table-cell/>
        </table:table-row>
        <table:table-row table:style-name="ro1">
          <table:table-cell/>
          <table:table-cell office:value-type="float" office:value="111.703">
            <text:p>111.703</text:p>
          </table:table-cell>
          <table:table-cell office:value-type="string">
            <text:p>GC</text:p>
          </table:table-cell>
          <table:table-cell office:value-type="string">
            <text:p>698368K</text:p>
          </table:table-cell>
          <table:table-cell office:value-type="float" office:value="0.412355">
            <text:p>0.412355</text:p>
          </table:table-cell>
          <table:table-cell/>
        </table:table-row>
        <table:table-row table:style-name="ro1">
          <table:table-cell/>
          <table:table-cell office:value-type="float" office:value="113.405">
            <text:p>113.405</text:p>
          </table:table-cell>
          <table:table-cell office:value-type="string">
            <text:p>GC</text:p>
          </table:table-cell>
          <table:table-cell office:value-type="string">
            <text:p>705536K</text:p>
          </table:table-cell>
          <table:table-cell office:value-type="float" office:value="0.456724">
            <text:p>0.456724</text:p>
          </table:table-cell>
          <table:table-cell/>
        </table:table-row>
        <table:table-row table:style-name="ro1">
          <table:table-cell/>
          <table:table-cell office:value-type="float" office:value="115.188">
            <text:p>115.188</text:p>
          </table:table-cell>
          <table:table-cell office:value-type="string">
            <text:p>GC</text:p>
          </table:table-cell>
          <table:table-cell office:value-type="string">
            <text:p>703360K</text:p>
          </table:table-cell>
          <table:table-cell office:value-type="float" office:value="0.421508">
            <text:p>0.421508</text:p>
          </table:table-cell>
          <table:table-cell/>
        </table:table-row>
        <table:table-row table:style-name="ro1">
          <table:table-cell/>
          <table:table-cell office:value-type="float" office:value="115.61">
            <text:p>115.61</text:p>
          </table:table-cell>
          <table:table-cell office:value-type="string">
            <text:p>Full</text:p>
          </table:table-cell>
          <table:table-cell office:value-type="string">
            <text:p>795264K</text:p>
          </table:table-cell>
          <table:table-cell office:value-type="float" office:value="8.169685">
            <text:p>8.169685</text:p>
          </table:table-cell>
          <table:table-cell/>
        </table:table-row>
        <table:table-row table:style-name="ro1">
          <table:table-cell/>
          <table:table-cell office:value-type="float" office:value="125.355">
            <text:p>125.355</text:p>
          </table:table-cell>
          <table:table-cell office:value-type="string">
            <text:p>GC</text:p>
          </table:table-cell>
          <table:table-cell office:value-type="string">
            <text:p>796160K</text:p>
          </table:table-cell>
          <table:table-cell office:value-type="float" office:value="0.088069">
            <text:p>0.088069</text:p>
          </table:table-cell>
          <table:table-cell/>
        </table:table-row>
        <table:table-row table:style-name="ro1">
          <table:table-cell/>
          <table:table-cell office:value-type="float" office:value="126.783">
            <text:p>126.783</text:p>
          </table:table-cell>
          <table:table-cell office:value-type="string">
            <text:p>GC</text:p>
          </table:table-cell>
          <table:table-cell office:value-type="string">
            <text:p>800448K</text:p>
          </table:table-cell>
          <table:table-cell office:value-type="float" office:value="0.134277">
            <text:p>0.134277</text:p>
          </table:table-cell>
          <table:table-cell/>
        </table:table-row>
        <table:table-row table:style-name="ro1">
          <table:table-cell/>
          <table:table-cell office:value-type="float" office:value="128.247">
            <text:p>128.247</text:p>
          </table:table-cell>
          <table:table-cell office:value-type="string">
            <text:p>GC</text:p>
          </table:table-cell>
          <table:table-cell office:value-type="string">
            <text:p>801728K</text:p>
          </table:table-cell>
          <table:table-cell office:value-type="float" office:value="0.177216">
            <text:p>0.177216</text:p>
          </table:table-cell>
          <table:table-cell/>
        </table:table-row>
        <table:table-row table:style-name="ro1">
          <table:table-cell/>
          <table:table-cell office:value-type="float" office:value="129.735">
            <text:p>129.735</text:p>
          </table:table-cell>
          <table:table-cell office:value-type="string">
            <text:p>GC</text:p>
          </table:table-cell>
          <table:table-cell office:value-type="string">
            <text:p>744960K</text:p>
          </table:table-cell>
          <table:table-cell office:value-type="float" office:value="0.173638">
            <text:p>0.173638</text:p>
          </table:table-cell>
          <table:table-cell/>
        </table:table-row>
        <table:table-row table:style-name="ro1">
          <table:table-cell/>
          <table:table-cell office:value-type="float" office:value="132.506">
            <text:p>132.506</text:p>
          </table:table-cell>
          <table:table-cell office:value-type="string">
            <text:p>GC</text:p>
          </table:table-cell>
          <table:table-cell office:value-type="string">
            <text:p>802624K</text:p>
          </table:table-cell>
          <table:table-cell office:value-type="float" office:value="0.233737">
            <text:p>0.233737</text:p>
          </table:table-cell>
          <table:table-cell/>
        </table:table-row>
        <table:table-row table:style-name="ro1">
          <table:table-cell/>
          <table:table-cell office:value-type="float" office:value="134.38">
            <text:p>134.38</text:p>
          </table:table-cell>
          <table:table-cell office:value-type="string">
            <text:p>GC</text:p>
          </table:table-cell>
          <table:table-cell office:value-type="string">
            <text:p>800320K</text:p>
          </table:table-cell>
          <table:table-cell office:value-type="float" office:value="0.20141">
            <text:p>0.20141</text:p>
          </table:table-cell>
          <table:table-cell/>
        </table:table-row>
        <table:table-row table:style-name="ro1">
          <table:table-cell/>
          <table:table-cell office:value-type="float" office:value="136.007">
            <text:p>136.007</text:p>
          </table:table-cell>
          <table:table-cell office:value-type="string">
            <text:p>GC</text:p>
          </table:table-cell>
          <table:table-cell office:value-type="string">
            <text:p>803008K</text:p>
          </table:table-cell>
          <table:table-cell office:value-type="float" office:value="0.193198">
            <text:p>0.193198</text:p>
          </table:table-cell>
          <table:table-cell/>
        </table:table-row>
        <table:table-row table:style-name="ro1">
          <table:table-cell/>
          <table:table-cell office:value-type="float" office:value="137.963">
            <text:p>137.963</text:p>
          </table:table-cell>
          <table:table-cell office:value-type="string">
            <text:p>GC</text:p>
          </table:table-cell>
          <table:table-cell office:value-type="string">
            <text:p>800768K</text:p>
          </table:table-cell>
          <table:table-cell office:value-type="float" office:value="0.194089">
            <text:p>0.194089</text:p>
          </table:table-cell>
          <table:table-cell/>
        </table:table-row>
        <table:table-row table:style-name="ro1">
          <table:table-cell/>
          <table:table-cell office:value-type="float" office:value="139.418">
            <text:p>139.418</text:p>
          </table:table-cell>
          <table:table-cell office:value-type="string">
            <text:p>GC</text:p>
          </table:table-cell>
          <table:table-cell office:value-type="string">
            <text:p>807872K</text:p>
          </table:table-cell>
          <table:table-cell office:value-type="float" office:value="0.238656">
            <text:p>0.238656</text:p>
          </table:table-cell>
          <table:table-cell/>
        </table:table-row>
        <table:table-row table:style-name="ro1">
          <table:table-cell/>
          <table:table-cell office:value-type="float" office:value="141.208">
            <text:p>141.208</text:p>
          </table:table-cell>
          <table:table-cell office:value-type="string">
            <text:p>GC</text:p>
          </table:table-cell>
          <table:table-cell office:value-type="string">
            <text:p>805632K</text:p>
          </table:table-cell>
          <table:table-cell office:value-type="float" office:value="0.182358">
            <text:p>0.182358</text:p>
          </table:table-cell>
          <table:table-cell/>
        </table:table-row>
        <table:table-row table:style-name="ro1">
          <table:table-cell/>
          <table:table-cell office:value-type="float" office:value="142.949">
            <text:p>142.949</text:p>
          </table:table-cell>
          <table:table-cell office:value-type="string">
            <text:p>GC</text:p>
          </table:table-cell>
          <table:table-cell office:value-type="string">
            <text:p>812672K</text:p>
          </table:table-cell>
          <table:table-cell office:value-type="float" office:value="0.206355">
            <text:p>0.206355</text:p>
          </table:table-cell>
          <table:table-cell/>
        </table:table-row>
        <table:table-row table:style-name="ro1">
          <table:table-cell/>
          <table:table-cell office:value-type="float" office:value="144.666">
            <text:p>144.666</text:p>
          </table:table-cell>
          <table:table-cell office:value-type="string">
            <text:p>GC</text:p>
          </table:table-cell>
          <table:table-cell office:value-type="string">
            <text:p>810432K</text:p>
          </table:table-cell>
          <table:table-cell office:value-type="float" office:value="0.198781">
            <text:p>0.198781</text:p>
          </table:table-cell>
          <table:table-cell/>
        </table:table-row>
        <table:table-row table:style-name="ro1">
          <table:table-cell/>
          <table:table-cell office:value-type="float" office:value="146.488">
            <text:p>146.488</text:p>
          </table:table-cell>
          <table:table-cell office:value-type="string">
            <text:p>GC</text:p>
          </table:table-cell>
          <table:table-cell office:value-type="string">
            <text:p>817152K</text:p>
          </table:table-cell>
          <table:table-cell office:value-type="float" office:value="0.194922">
            <text:p>0.194922</text:p>
          </table:table-cell>
          <table:table-cell/>
        </table:table-row>
        <table:table-row table:style-name="ro1">
          <table:table-cell/>
          <table:table-cell office:value-type="float" office:value="148.059">
            <text:p>148.059</text:p>
          </table:table-cell>
          <table:table-cell office:value-type="string">
            <text:p>GC</text:p>
          </table:table-cell>
          <table:table-cell office:value-type="string">
            <text:p>815104K</text:p>
          </table:table-cell>
          <table:table-cell office:value-type="float" office:value="0.23363">
            <text:p>0.23363</text:p>
          </table:table-cell>
          <table:table-cell/>
        </table:table-row>
        <table:table-row table:style-name="ro1">
          <table:table-cell/>
          <table:table-cell office:value-type="float" office:value="149.846">
            <text:p>149.846</text:p>
          </table:table-cell>
          <table:table-cell office:value-type="string">
            <text:p>GC</text:p>
          </table:table-cell>
          <table:table-cell office:value-type="string">
            <text:p>821504K</text:p>
          </table:table-cell>
          <table:table-cell office:value-type="float" office:value="0.174693">
            <text:p>0.174693</text:p>
          </table:table-cell>
          <table:table-cell/>
        </table:table-row>
        <table:table-row table:style-name="ro1">
          <table:table-cell/>
          <table:table-cell office:value-type="float" office:value="151.679">
            <text:p>151.679</text:p>
          </table:table-cell>
          <table:table-cell office:value-type="string">
            <text:p>GC</text:p>
          </table:table-cell>
          <table:table-cell office:value-type="string">
            <text:p>819648K</text:p>
          </table:table-cell>
          <table:table-cell office:value-type="float" office:value="0.197565">
            <text:p>0.197565</text:p>
          </table:table-cell>
          <table:table-cell/>
        </table:table-row>
        <table:table-row table:style-name="ro1">
          <table:table-cell/>
          <table:table-cell office:value-type="float" office:value="153.565">
            <text:p>153.565</text:p>
          </table:table-cell>
          <table:table-cell office:value-type="string">
            <text:p>GC</text:p>
          </table:table-cell>
          <table:table-cell office:value-type="string">
            <text:p>824832K</text:p>
          </table:table-cell>
          <table:table-cell office:value-type="float" office:value="0.196144">
            <text:p>0.196144</text:p>
          </table:table-cell>
          <table:table-cell/>
        </table:table-row>
        <table:table-row table:style-name="ro1">
          <table:table-cell/>
          <table:table-cell office:value-type="float" office:value="155.142">
            <text:p>155.142</text:p>
          </table:table-cell>
          <table:table-cell office:value-type="string">
            <text:p>GC</text:p>
          </table:table-cell>
          <table:table-cell office:value-type="string">
            <text:p>824704K</text:p>
          </table:table-cell>
          <table:table-cell office:value-type="float" office:value="0.125002">
            <text:p>0.125002</text:p>
          </table:table-cell>
          <table:table-cell/>
        </table:table-row>
        <table:table-row table:style-name="ro1">
          <table:table-cell/>
          <table:table-cell office:value-type="float" office:value="156.636">
            <text:p>156.636</text:p>
          </table:table-cell>
          <table:table-cell office:value-type="string">
            <text:p>GC</text:p>
          </table:table-cell>
          <table:table-cell office:value-type="string">
            <text:p>827392K</text:p>
          </table:table-cell>
          <table:table-cell office:value-type="float" office:value="0.087341">
            <text:p>0.087341</text:p>
          </table:table-cell>
          <table:table-cell/>
        </table:table-row>
        <table:table-row table:style-name="ro1">
          <table:table-cell/>
          <table:table-cell office:value-type="float" office:value="158.075">
            <text:p>158.075</text:p>
          </table:table-cell>
          <table:table-cell office:value-type="string">
            <text:p>GC</text:p>
          </table:table-cell>
          <table:table-cell office:value-type="string">
            <text:p>777856K</text:p>
          </table:table-cell>
          <table:table-cell office:value-type="float" office:value="0.051609">
            <text:p>0.051609</text:p>
          </table:table-cell>
          <table:table-cell/>
        </table:table-row>
        <table:table-row table:style-name="ro1">
          <table:table-cell/>
          <table:table-cell office:value-type="float" office:value="159.754">
            <text:p>159.754</text:p>
          </table:table-cell>
          <table:table-cell office:value-type="string">
            <text:p>GC</text:p>
          </table:table-cell>
          <table:table-cell office:value-type="string">
            <text:p>827136K</text:p>
          </table:table-cell>
          <table:table-cell office:value-type="float" office:value="0.035537">
            <text:p>0.035537</text:p>
          </table:table-cell>
          <table:table-cell/>
        </table:table-row>
        <table:table-row table:style-name="ro1">
          <table:table-cell/>
          <table:table-cell office:value-type="float" office:value="161.64">
            <text:p>161.64</text:p>
          </table:table-cell>
          <table:table-cell office:value-type="string">
            <text:p>GC</text:p>
          </table:table-cell>
          <table:table-cell office:value-type="string">
            <text:p>776320K</text:p>
          </table:table-cell>
          <table:table-cell office:value-type="float" office:value="0.022747">
            <text:p>0.022747</text:p>
          </table:table-cell>
          <table:table-cell/>
        </table:table-row>
        <table:table-row table:style-name="ro1">
          <table:table-cell/>
          <table:table-cell office:value-type="float" office:value="165.625">
            <text:p>165.625</text:p>
          </table:table-cell>
          <table:table-cell office:value-type="string">
            <text:p>GC</text:p>
          </table:table-cell>
          <table:table-cell office:value-type="string">
            <text:p>829056K</text:p>
          </table:table-cell>
          <table:table-cell office:value-type="float" office:value="0.210997">
            <text:p>0.210997</text:p>
          </table:table-cell>
          <table:table-cell/>
        </table:table-row>
        <table:table-row table:style-name="ro1">
          <table:table-cell/>
          <table:table-cell office:value-type="float" office:value="169.198">
            <text:p>169.198</text:p>
          </table:table-cell>
          <table:table-cell office:value-type="string">
            <text:p>GC</text:p>
          </table:table-cell>
          <table:table-cell office:value-type="string">
            <text:p>795392K</text:p>
          </table:table-cell>
          <table:table-cell office:value-type="float" office:value="0.234761">
            <text:p>0.234761</text:p>
          </table:table-cell>
          <table:table-cell/>
        </table:table-row>
        <table:table-row table:style-name="ro1">
          <table:table-cell/>
          <table:table-cell office:value-type="float" office:value="170.97">
            <text:p>170.97</text:p>
          </table:table-cell>
          <table:table-cell office:value-type="string">
            <text:p>GC</text:p>
          </table:table-cell>
          <table:table-cell office:value-type="string">
            <text:p>825600K</text:p>
          </table:table-cell>
          <table:table-cell office:value-type="float" office:value="0.226834">
            <text:p>0.226834</text:p>
          </table:table-cell>
          <table:table-cell/>
        </table:table-row>
        <table:table-row table:style-name="ro1">
          <table:table-cell/>
          <table:table-cell office:value-type="float" office:value="172.729">
            <text:p>172.729</text:p>
          </table:table-cell>
          <table:table-cell office:value-type="string">
            <text:p>GC</text:p>
          </table:table-cell>
          <table:table-cell office:value-type="string">
            <text:p>825152K</text:p>
          </table:table-cell>
          <table:table-cell office:value-type="float" office:value="0.252937">
            <text:p>0.252937</text:p>
          </table:table-cell>
          <table:table-cell/>
        </table:table-row>
        <table:table-row table:style-name="ro1">
          <table:table-cell/>
          <table:table-cell office:value-type="float" office:value="174.504">
            <text:p>174.504</text:p>
          </table:table-cell>
          <table:table-cell office:value-type="string">
            <text:p>GC</text:p>
          </table:table-cell>
          <table:table-cell office:value-type="string">
            <text:p>826240K</text:p>
          </table:table-cell>
          <table:table-cell office:value-type="float" office:value="0.3321">
            <text:p>0.3321</text:p>
          </table:table-cell>
          <table:table-cell/>
        </table:table-row>
        <table:table-row table:style-name="ro1">
          <table:table-cell/>
          <table:table-cell office:value-type="float" office:value="176.394">
            <text:p>176.394</text:p>
          </table:table-cell>
          <table:table-cell office:value-type="string">
            <text:p>GC</text:p>
          </table:table-cell>
          <table:table-cell office:value-type="string">
            <text:p>817344K</text:p>
          </table:table-cell>
          <table:table-cell office:value-type="float" office:value="0.364513">
            <text:p>0.364513</text:p>
          </table:table-cell>
          <table:table-cell/>
        </table:table-row>
        <table:table-row table:style-name="ro1">
          <table:table-cell/>
          <table:table-cell office:value-type="float" office:value="178.263">
            <text:p>178.263</text:p>
          </table:table-cell>
          <table:table-cell office:value-type="string">
            <text:p>GC</text:p>
          </table:table-cell>
          <table:table-cell office:value-type="string">
            <text:p>814976K</text:p>
          </table:table-cell>
          <table:table-cell office:value-type="float" office:value="0.387319">
            <text:p>0.387319</text:p>
          </table:table-cell>
          <table:table-cell/>
        </table:table-row>
        <table:table-row table:style-name="ro1">
          <table:table-cell/>
          <table:table-cell office:value-type="float" office:value="180.083">
            <text:p>180.083</text:p>
          </table:table-cell>
          <table:table-cell office:value-type="string">
            <text:p>GC</text:p>
          </table:table-cell>
          <table:table-cell office:value-type="string">
            <text:p>809536K</text:p>
          </table:table-cell>
          <table:table-cell office:value-type="float" office:value="0.422329">
            <text:p>0.422329</text:p>
          </table:table-cell>
          <table:table-cell/>
        </table:table-row>
        <table:table-row table:style-name="ro1">
          <table:table-cell/>
          <table:table-cell office:value-type="float" office:value="182.057">
            <text:p>182.057</text:p>
          </table:table-cell>
          <table:table-cell office:value-type="string">
            <text:p>GC</text:p>
          </table:table-cell>
          <table:table-cell office:value-type="string">
            <text:p>801536K</text:p>
          </table:table-cell>
          <table:table-cell office:value-type="float" office:value="0.604504">
            <text:p>0.604504</text:p>
          </table:table-cell>
          <table:table-cell/>
        </table:table-row>
        <table:table-row table:style-name="ro1">
          <table:table-cell/>
          <table:table-cell office:value-type="float" office:value="185.39">
            <text:p>185.39</text:p>
          </table:table-cell>
          <table:table-cell office:value-type="string">
            <text:p>GC</text:p>
          </table:table-cell>
          <table:table-cell office:value-type="string">
            <text:p>794880K</text:p>
          </table:table-cell>
          <table:table-cell office:value-type="float" office:value="0.485995">
            <text:p>0.485995</text:p>
          </table:table-cell>
          <table:table-cell/>
        </table:table-row>
        <table:table-row table:style-name="ro1">
          <table:table-cell/>
          <table:table-cell office:value-type="float" office:value="187.469">
            <text:p>187.469</text:p>
          </table:table-cell>
          <table:table-cell office:value-type="string">
            <text:p>GC</text:p>
          </table:table-cell>
          <table:table-cell office:value-type="string">
            <text:p>787264K</text:p>
          </table:table-cell>
          <table:table-cell office:value-type="float" office:value="0.523254">
            <text:p>0.523254</text:p>
          </table:table-cell>
          <table:table-cell/>
        </table:table-row>
        <table:table-row table:style-name="ro1">
          <table:table-cell/>
          <table:table-cell office:value-type="float" office:value="189.466">
            <text:p>189.466</text:p>
          </table:table-cell>
          <table:table-cell office:value-type="string">
            <text:p>GC</text:p>
          </table:table-cell>
          <table:table-cell office:value-type="string">
            <text:p>776576K</text:p>
          </table:table-cell>
          <table:table-cell office:value-type="float" office:value="0.546059">
            <text:p>0.546059</text:p>
          </table:table-cell>
          <table:table-cell/>
        </table:table-row>
        <table:table-row table:style-name="ro1">
          <table:table-cell/>
          <table:table-cell office:value-type="float" office:value="191.41">
            <text:p>191.41</text:p>
          </table:table-cell>
          <table:table-cell office:value-type="string">
            <text:p>GC</text:p>
          </table:table-cell>
          <table:table-cell office:value-type="string">
            <text:p>773312K</text:p>
          </table:table-cell>
          <table:table-cell office:value-type="float" office:value="0.579567">
            <text:p>0.579567</text:p>
          </table:table-cell>
          <table:table-cell/>
        </table:table-row>
        <table:table-row table:style-name="ro1">
          <table:table-cell/>
          <table:table-cell office:value-type="float" office:value="193.356">
            <text:p>193.356</text:p>
          </table:table-cell>
          <table:table-cell office:value-type="string">
            <text:p>GC</text:p>
          </table:table-cell>
          <table:table-cell office:value-type="string">
            <text:p>757056K</text:p>
          </table:table-cell>
          <table:table-cell office:value-type="float" office:value="0.597097">
            <text:p>0.597097</text:p>
          </table:table-cell>
          <table:table-cell/>
        </table:table-row>
        <table:table-row table:style-name="ro1">
          <table:table-cell/>
          <table:table-cell office:value-type="float" office:value="195.498">
            <text:p>195.498</text:p>
          </table:table-cell>
          <table:table-cell office:value-type="string">
            <text:p>GC</text:p>
          </table:table-cell>
          <table:table-cell office:value-type="string">
            <text:p>772352K</text:p>
          </table:table-cell>
          <table:table-cell office:value-type="float" office:value="0.626581">
            <text:p>0.626581</text:p>
          </table:table-cell>
          <table:table-cell/>
        </table:table-row>
        <table:table-row table:style-name="ro1">
          <table:table-cell/>
          <table:table-cell office:value-type="float" office:value="197.637">
            <text:p>197.637</text:p>
          </table:table-cell>
          <table:table-cell office:value-type="string">
            <text:p>GC</text:p>
          </table:table-cell>
          <table:table-cell office:value-type="string">
            <text:p>722880K</text:p>
          </table:table-cell>
          <table:table-cell office:value-type="float" office:value="0.576287">
            <text:p>0.576287</text:p>
          </table:table-cell>
          <table:table-cell/>
        </table:table-row>
        <table:table-row table:style-name="ro1">
          <table:table-cell/>
          <table:table-cell office:value-type="float" office:value="199.507">
            <text:p>199.507</text:p>
          </table:table-cell>
          <table:table-cell office:value-type="string">
            <text:p>GC</text:p>
          </table:table-cell>
          <table:table-cell office:value-type="string">
            <text:p>775936K</text:p>
          </table:table-cell>
          <table:table-cell office:value-type="float" office:value="0.491528">
            <text:p>0.491528</text:p>
          </table:table-cell>
          <table:table-cell/>
        </table:table-row>
        <table:table-row table:style-name="ro1">
          <table:table-cell/>
          <table:table-cell office:value-type="float" office:value="201.329">
            <text:p>201.329</text:p>
          </table:table-cell>
          <table:table-cell office:value-type="string">
            <text:p>GC</text:p>
          </table:table-cell>
          <table:table-cell office:value-type="string">
            <text:p>715200K</text:p>
          </table:table-cell>
          <table:table-cell office:value-type="float" office:value="0.419596">
            <text:p>0.419596</text:p>
          </table:table-cell>
          <table:table-cell/>
        </table:table-row>
        <table:table-row table:style-name="ro1">
          <table:table-cell/>
          <table:table-cell office:value-type="float" office:value="203.073">
            <text:p>203.073</text:p>
          </table:table-cell>
          <table:table-cell office:value-type="string">
            <text:p>GC</text:p>
          </table:table-cell>
          <table:table-cell office:value-type="string">
            <text:p>774016K</text:p>
          </table:table-cell>
          <table:table-cell office:value-type="float" office:value="0.388632">
            <text:p>0.388632</text:p>
          </table:table-cell>
          <table:table-cell/>
        </table:table-row>
        <table:table-row table:style-name="ro1">
          <table:table-cell/>
          <table:table-cell office:value-type="float" office:value="205.147">
            <text:p>205.147</text:p>
          </table:table-cell>
          <table:table-cell office:value-type="string">
            <text:p>GC</text:p>
          </table:table-cell>
          <table:table-cell office:value-type="string">
            <text:p>770944K</text:p>
          </table:table-cell>
          <table:table-cell office:value-type="float" office:value="0.343034">
            <text:p>0.343034</text:p>
          </table:table-cell>
          <table:table-cell/>
        </table:table-row>
        <table:table-row table:style-name="ro1">
          <table:table-cell/>
          <table:table-cell office:value-type="float" office:value="207.472">
            <text:p>207.472</text:p>
          </table:table-cell>
          <table:table-cell office:value-type="string">
            <text:p>GC</text:p>
          </table:table-cell>
          <table:table-cell office:value-type="string">
            <text:p>783808K</text:p>
          </table:table-cell>
          <table:table-cell office:value-type="float" office:value="0.736056">
            <text:p>0.736056</text:p>
          </table:table-cell>
          <table:table-cell/>
        </table:table-row>
        <table:table-row table:style-name="ro1">
          <table:table-cell/>
          <table:table-cell office:value-type="float" office:value="208.209">
            <text:p>208.209</text:p>
          </table:table-cell>
          <table:table-cell office:value-type="string">
            <text:p>Full</text:p>
          </table:table-cell>
          <table:table-cell office:value-type="string">
            <text:p>845184K</text:p>
          </table:table-cell>
          <table:table-cell office:value-type="float" office:value="10.624228">
            <text:p>10.624228</text:p>
          </table:table-cell>
          <table:table-cell/>
        </table:table-row>
        <table:table-row table:style-name="ro1">
          <table:table-cell/>
          <table:table-cell office:value-type="float" office:value="220.597">
            <text:p>220.597</text:p>
          </table:table-cell>
          <table:table-cell office:value-type="string">
            <text:p>GC</text:p>
          </table:table-cell>
          <table:table-cell office:value-type="string">
            <text:p>843648K</text:p>
          </table:table-cell>
          <table:table-cell office:value-type="float" office:value="0.145779">
            <text:p>0.145779</text:p>
          </table:table-cell>
          <table:table-cell/>
        </table:table-row>
        <table:table-row table:style-name="ro1">
          <table:table-cell/>
          <table:table-cell office:value-type="float" office:value="222.337">
            <text:p>222.337</text:p>
          </table:table-cell>
          <table:table-cell office:value-type="string">
            <text:p>GC</text:p>
          </table:table-cell>
          <table:table-cell office:value-type="string">
            <text:p>850368K</text:p>
          </table:table-cell>
          <table:table-cell office:value-type="float" office:value="0.158327">
            <text:p>0.158327</text:p>
          </table:table-cell>
          <table:table-cell/>
        </table:table-row>
        <table:table-row table:style-name="ro1">
          <table:table-cell/>
          <table:table-cell office:value-type="float" office:value="224.423">
            <text:p>224.423</text:p>
          </table:table-cell>
          <table:table-cell office:value-type="string">
            <text:p>GC</text:p>
          </table:table-cell>
          <table:table-cell office:value-type="string">
            <text:p>773760K</text:p>
          </table:table-cell>
          <table:table-cell office:value-type="float" office:value="0.277772">
            <text:p>0.277772</text:p>
          </table:table-cell>
          <table:table-cell/>
        </table:table-row>
        <table:table-row table:style-name="ro1">
          <table:table-cell/>
          <table:table-cell office:value-type="float" office:value="226.598">
            <text:p>226.598</text:p>
          </table:table-cell>
          <table:table-cell office:value-type="string">
            <text:p>GC</text:p>
          </table:table-cell>
          <table:table-cell office:value-type="string">
            <text:p>851904K</text:p>
          </table:table-cell>
          <table:table-cell office:value-type="float" office:value="0.273509">
            <text:p>0.273509</text:p>
          </table:table-cell>
          <table:table-cell/>
        </table:table-row>
        <table:table-row table:style-name="ro1">
          <table:table-cell/>
          <table:table-cell office:value-type="float" office:value="228.385">
            <text:p>228.385</text:p>
          </table:table-cell>
          <table:table-cell office:value-type="string">
            <text:p>GC</text:p>
          </table:table-cell>
          <table:table-cell office:value-type="string">
            <text:p>785344K</text:p>
          </table:table-cell>
          <table:table-cell office:value-type="float" office:value="0.276172">
            <text:p>0.276172</text:p>
          </table:table-cell>
          <table:table-cell/>
        </table:table-row>
        <table:table-row table:style-name="ro1">
          <table:table-cell/>
          <table:table-cell office:value-type="float" office:value="230.382">
            <text:p>230.382</text:p>
          </table:table-cell>
          <table:table-cell office:value-type="string">
            <text:p>GC</text:p>
          </table:table-cell>
          <table:table-cell office:value-type="string">
            <text:p>852480K</text:p>
          </table:table-cell>
          <table:table-cell office:value-type="float" office:value="0.301718">
            <text:p>0.301718</text:p>
          </table:table-cell>
          <table:table-cell/>
        </table:table-row>
        <table:table-row table:style-name="ro1">
          <table:table-cell/>
          <table:table-cell office:value-type="float" office:value="232.807">
            <text:p>232.807</text:p>
          </table:table-cell>
          <table:table-cell office:value-type="string">
            <text:p>GC</text:p>
          </table:table-cell>
          <table:table-cell office:value-type="string">
            <text:p>848320K</text:p>
          </table:table-cell>
          <table:table-cell office:value-type="float" office:value="0.304047">
            <text:p>0.304047</text:p>
          </table:table-cell>
          <table:table-cell/>
        </table:table-row>
        <table:table-row table:style-name="ro1">
          <table:table-cell/>
          <table:table-cell office:value-type="float" office:value="234.362">
            <text:p>234.362</text:p>
          </table:table-cell>
          <table:table-cell office:value-type="string">
            <text:p>GC</text:p>
          </table:table-cell>
          <table:table-cell office:value-type="string">
            <text:p>857664K</text:p>
          </table:table-cell>
          <table:table-cell office:value-type="float" office:value="0.279548">
            <text:p>0.279548</text:p>
          </table:table-cell>
          <table:table-cell/>
        </table:table-row>
        <table:table-row table:style-name="ro1">
          <table:table-cell/>
          <table:table-cell office:value-type="float" office:value="235.891">
            <text:p>235.891</text:p>
          </table:table-cell>
          <table:table-cell office:value-type="string">
            <text:p>GC</text:p>
          </table:table-cell>
          <table:table-cell office:value-type="string">
            <text:p>853632K</text:p>
          </table:table-cell>
          <table:table-cell office:value-type="float" office:value="0.435446">
            <text:p>0.435446</text:p>
          </table:table-cell>
          <table:table-cell/>
        </table:table-row>
        <table:table-row table:style-name="ro1">
          <table:table-cell/>
          <table:table-cell office:value-type="float" office:value="237.735">
            <text:p>237.735</text:p>
          </table:table-cell>
          <table:table-cell office:value-type="string">
            <text:p>GC</text:p>
          </table:table-cell>
          <table:table-cell office:value-type="string">
            <text:p>866560K</text:p>
          </table:table-cell>
          <table:table-cell office:value-type="float" office:value="0.372141">
            <text:p>0.372141</text:p>
          </table:table-cell>
          <table:table-cell/>
        </table:table-row>
        <table:table-row table:style-name="ro1">
          <table:table-cell/>
          <table:table-cell office:value-type="float" office:value="239.722">
            <text:p>239.722</text:p>
          </table:table-cell>
          <table:table-cell office:value-type="string">
            <text:p>GC</text:p>
          </table:table-cell>
          <table:table-cell office:value-type="string">
            <text:p>863168K</text:p>
          </table:table-cell>
          <table:table-cell office:value-type="float" office:value="0.317738">
            <text:p>0.317738</text:p>
          </table:table-cell>
          <table:table-cell/>
        </table:table-row>
        <table:table-row table:style-name="ro1">
          <table:table-cell/>
          <table:table-cell office:value-type="float" office:value="241.358">
            <text:p>241.358</text:p>
          </table:table-cell>
          <table:table-cell office:value-type="string">
            <text:p>GC</text:p>
          </table:table-cell>
          <table:table-cell office:value-type="string">
            <text:p>874304K</text:p>
          </table:table-cell>
          <table:table-cell office:value-type="float" office:value="0.428688">
            <text:p>0.428688</text:p>
          </table:table-cell>
          <table:table-cell/>
        </table:table-row>
        <table:table-row table:style-name="ro1">
          <table:table-cell/>
          <table:table-cell office:value-type="float" office:value="243.52">
            <text:p>243.52</text:p>
          </table:table-cell>
          <table:table-cell office:value-type="string">
            <text:p>GC</text:p>
          </table:table-cell>
          <table:table-cell office:value-type="string">
            <text:p>871552K</text:p>
          </table:table-cell>
          <table:table-cell office:value-type="float" office:value="0.304212">
            <text:p>0.304212</text:p>
          </table:table-cell>
          <table:table-cell/>
        </table:table-row>
        <table:table-row table:style-name="ro1">
          <table:table-cell/>
          <table:table-cell office:value-type="float" office:value="245.389">
            <text:p>245.389</text:p>
          </table:table-cell>
          <table:table-cell office:value-type="string">
            <text:p>GC</text:p>
          </table:table-cell>
          <table:table-cell office:value-type="string">
            <text:p>880192K</text:p>
          </table:table-cell>
          <table:table-cell office:value-type="float" office:value="0.330914">
            <text:p>0.330914</text:p>
          </table:table-cell>
          <table:table-cell/>
        </table:table-row>
        <table:table-row table:style-name="ro1">
          <table:table-cell/>
          <table:table-cell office:value-type="float" office:value="247.203">
            <text:p>247.203</text:p>
          </table:table-cell>
          <table:table-cell office:value-type="string">
            <text:p>GC</text:p>
          </table:table-cell>
          <table:table-cell office:value-type="string">
            <text:p>878592K</text:p>
          </table:table-cell>
          <table:table-cell office:value-type="float" office:value="0.269901">
            <text:p>0.269901</text:p>
          </table:table-cell>
          <table:table-cell/>
        </table:table-row>
        <table:table-row table:style-name="ro1">
          <table:table-cell/>
          <table:table-cell office:value-type="float" office:value="249.141">
            <text:p>249.141</text:p>
          </table:table-cell>
          <table:table-cell office:value-type="string">
            <text:p>GC</text:p>
          </table:table-cell>
          <table:table-cell office:value-type="string">
            <text:p>885696K</text:p>
          </table:table-cell>
          <table:table-cell office:value-type="float" office:value="0.313935">
            <text:p>0.313935</text:p>
          </table:table-cell>
          <table:table-cell/>
        </table:table-row>
        <table:table-row table:style-name="ro1">
          <table:table-cell/>
          <table:table-cell office:value-type="float" office:value="251.065">
            <text:p>251.065</text:p>
          </table:table-cell>
          <table:table-cell office:value-type="string">
            <text:p>GC</text:p>
          </table:table-cell>
          <table:table-cell office:value-type="string">
            <text:p>885440K</text:p>
          </table:table-cell>
          <table:table-cell office:value-type="float" office:value="0.185357">
            <text:p>0.185357</text:p>
          </table:table-cell>
          <table:table-cell/>
        </table:table-row>
        <table:table-row table:style-name="ro1">
          <table:table-cell/>
          <table:table-cell office:value-type="float" office:value="252.99">
            <text:p>252.99</text:p>
          </table:table-cell>
          <table:table-cell office:value-type="string">
            <text:p>GC</text:p>
          </table:table-cell>
          <table:table-cell office:value-type="string">
            <text:p>888704K</text:p>
          </table:table-cell>
          <table:table-cell office:value-type="float" office:value="0.184848">
            <text:p>0.184848</text:p>
          </table:table-cell>
          <table:table-cell/>
        </table:table-row>
        <table:table-row table:style-name="ro1">
          <table:table-cell/>
          <table:table-cell office:value-type="float" office:value="254.964">
            <text:p>254.964</text:p>
          </table:table-cell>
          <table:table-cell office:value-type="string">
            <text:p>GC</text:p>
          </table:table-cell>
          <table:table-cell office:value-type="string">
            <text:p>850432K</text:p>
          </table:table-cell>
          <table:table-cell office:value-type="float" office:value="0.222289">
            <text:p>0.222289</text:p>
          </table:table-cell>
          <table:table-cell/>
        </table:table-row>
        <table:table-row table:style-name="ro1">
          <table:table-cell/>
          <table:table-cell office:value-type="float" office:value="256.935">
            <text:p>256.935</text:p>
          </table:table-cell>
          <table:table-cell office:value-type="string">
            <text:p>GC</text:p>
          </table:table-cell>
          <table:table-cell office:value-type="string">
            <text:p>888896K</text:p>
          </table:table-cell>
          <table:table-cell office:value-type="float" office:value="0.205466">
            <text:p>0.205466</text:p>
          </table:table-cell>
          <table:table-cell/>
        </table:table-row>
        <table:table-row table:style-name="ro1">
          <table:table-cell/>
          <table:table-cell office:value-type="float" office:value="258.983">
            <text:p>258.983</text:p>
          </table:table-cell>
          <table:table-cell office:value-type="string">
            <text:p>GC</text:p>
          </table:table-cell>
          <table:table-cell office:value-type="string">
            <text:p>888768K</text:p>
          </table:table-cell>
          <table:table-cell office:value-type="float" office:value="0.17695">
            <text:p>0.17695</text:p>
          </table:table-cell>
          <table:table-cell/>
        </table:table-row>
        <table:table-row table:style-name="ro1">
          <table:table-cell/>
          <table:table-cell office:value-type="float" office:value="260.686">
            <text:p>260.686</text:p>
          </table:table-cell>
          <table:table-cell office:value-type="string">
            <text:p>GC</text:p>
          </table:table-cell>
          <table:table-cell office:value-type="string">
            <text:p>889216K</text:p>
          </table:table-cell>
          <table:table-cell office:value-type="float" office:value="0.122286">
            <text:p>0.122286</text:p>
          </table:table-cell>
          <table:table-cell/>
        </table:table-row>
        <table:table-row table:style-name="ro1">
          <table:table-cell/>
          <table:table-cell office:value-type="float" office:value="262.556">
            <text:p>262.556</text:p>
          </table:table-cell>
          <table:table-cell office:value-type="string">
            <text:p>GC</text:p>
          </table:table-cell>
          <table:table-cell office:value-type="string">
            <text:p>839488K</text:p>
          </table:table-cell>
          <table:table-cell office:value-type="float" office:value="0.025571">
            <text:p>0.025571</text:p>
          </table:table-cell>
          <table:table-cell/>
        </table:table-row>
        <table:table-row table:style-name="ro1">
          <table:table-cell/>
          <table:table-cell office:value-type="float" office:value="264.247">
            <text:p>264.247</text:p>
          </table:table-cell>
          <table:table-cell office:value-type="string">
            <text:p>GC</text:p>
          </table:table-cell>
          <table:table-cell office:value-type="string">
            <text:p>890112K</text:p>
          </table:table-cell>
          <table:table-cell office:value-type="float" office:value="0.054565">
            <text:p>0.054565</text:p>
          </table:table-cell>
          <table:table-cell/>
        </table:table-row>
        <table:table-row table:style-name="ro1">
          <table:table-cell/>
          <table:table-cell office:value-type="float" office:value="270.793">
            <text:p>270.793</text:p>
          </table:table-cell>
          <table:table-cell office:value-type="string">
            <text:p>GC</text:p>
          </table:table-cell>
          <table:table-cell office:value-type="string">
            <text:p>850688K</text:p>
          </table:table-cell>
          <table:table-cell office:value-type="float" office:value="0.214494">
            <text:p>0.214494</text:p>
          </table:table-cell>
          <table:table-cell/>
        </table:table-row>
        <table:table-row table:style-name="ro1">
          <table:table-cell/>
          <table:table-cell office:value-type="float" office:value="274.35">
            <text:p>274.35</text:p>
          </table:table-cell>
          <table:table-cell office:value-type="string">
            <text:p>GC</text:p>
          </table:table-cell>
          <table:table-cell office:value-type="string">
            <text:p>888384K</text:p>
          </table:table-cell>
          <table:table-cell office:value-type="float" office:value="0.227724">
            <text:p>0.227724</text:p>
          </table:table-cell>
          <table:table-cell/>
        </table:table-row>
        <table:table-row table:style-name="ro1">
          <table:table-cell/>
          <table:table-cell office:value-type="float" office:value="276.757">
            <text:p>276.757</text:p>
          </table:table-cell>
          <table:table-cell office:value-type="string">
            <text:p>GC</text:p>
          </table:table-cell>
          <table:table-cell office:value-type="string">
            <text:p>886976K</text:p>
          </table:table-cell>
          <table:table-cell office:value-type="float" office:value="0.231352">
            <text:p>0.231352</text:p>
          </table:table-cell>
          <table:table-cell/>
        </table:table-row>
        <table:table-row table:style-name="ro1">
          <table:table-cell/>
          <table:table-cell office:value-type="float" office:value="278.933">
            <text:p>278.933</text:p>
          </table:table-cell>
          <table:table-cell office:value-type="string">
            <text:p>GC</text:p>
          </table:table-cell>
          <table:table-cell office:value-type="string">
            <text:p>889984K</text:p>
          </table:table-cell>
          <table:table-cell office:value-type="float" office:value="0.518751">
            <text:p>0.518751</text:p>
          </table:table-cell>
          <table:table-cell/>
        </table:table-row>
        <table:table-row table:style-name="ro1">
          <table:table-cell/>
          <table:table-cell office:value-type="float" office:value="281.544">
            <text:p>281.544</text:p>
          </table:table-cell>
          <table:table-cell office:value-type="string">
            <text:p>GC</text:p>
          </table:table-cell>
          <table:table-cell office:value-type="string">
            <text:p>878976K</text:p>
          </table:table-cell>
          <table:table-cell office:value-type="float" office:value="0.301068">
            <text:p>0.301068</text:p>
          </table:table-cell>
          <table:table-cell/>
        </table:table-row>
        <table:table-row table:style-name="ro1">
          <table:table-cell/>
          <table:table-cell office:value-type="float" office:value="284.309">
            <text:p>284.309</text:p>
          </table:table-cell>
          <table:table-cell office:value-type="string">
            <text:p>GC</text:p>
          </table:table-cell>
          <table:table-cell office:value-type="string">
            <text:p>879552K</text:p>
          </table:table-cell>
          <table:table-cell office:value-type="float" office:value="0.532668">
            <text:p>0.532668</text:p>
          </table:table-cell>
          <table:table-cell/>
        </table:table-row>
        <table:table-row table:style-name="ro1">
          <table:table-cell/>
          <table:table-cell office:value-type="float" office:value="287.164">
            <text:p>287.164</text:p>
          </table:table-cell>
          <table:table-cell office:value-type="string">
            <text:p>GC</text:p>
          </table:table-cell>
          <table:table-cell office:value-type="string">
            <text:p>873088K</text:p>
          </table:table-cell>
          <table:table-cell office:value-type="float" office:value="0.415686">
            <text:p>0.415686</text:p>
          </table:table-cell>
          <table:table-cell/>
        </table:table-row>
        <table:table-row table:style-name="ro1">
          <table:table-cell/>
          <table:table-cell office:value-type="float" office:value="289.606">
            <text:p>289.606</text:p>
          </table:table-cell>
          <table:table-cell office:value-type="string">
            <text:p>GC</text:p>
          </table:table-cell>
          <table:table-cell office:value-type="string">
            <text:p>866752K</text:p>
          </table:table-cell>
          <table:table-cell office:value-type="float" office:value="0.700737">
            <text:p>0.700737</text:p>
          </table:table-cell>
          <table:table-cell/>
        </table:table-row>
        <table:table-row table:style-name="ro1">
          <table:table-cell/>
          <table:table-cell office:value-type="float" office:value="292.509">
            <text:p>292.509</text:p>
          </table:table-cell>
          <table:table-cell office:value-type="string">
            <text:p>GC</text:p>
          </table:table-cell>
          <table:table-cell office:value-type="string">
            <text:p>860160K</text:p>
          </table:table-cell>
          <table:table-cell office:value-type="float" office:value="0.56062">
            <text:p>0.56062</text:p>
          </table:table-cell>
          <table:table-cell/>
        </table:table-row>
        <table:table-row table:style-name="ro1">
          <table:table-cell/>
          <table:table-cell office:value-type="float" office:value="294.713">
            <text:p>294.713</text:p>
          </table:table-cell>
          <table:table-cell office:value-type="string">
            <text:p>GC</text:p>
          </table:table-cell>
          <table:table-cell office:value-type="string">
            <text:p>852864K</text:p>
          </table:table-cell>
          <table:table-cell office:value-type="float" office:value="0.481899">
            <text:p>0.481899</text:p>
          </table:table-cell>
          <table:table-cell/>
        </table:table-row>
        <table:table-row table:style-name="ro1">
          <table:table-cell/>
          <table:table-cell office:value-type="float" office:value="296.793">
            <text:p>296.793</text:p>
          </table:table-cell>
          <table:table-cell office:value-type="string">
            <text:p>GC</text:p>
          </table:table-cell>
          <table:table-cell office:value-type="string">
            <text:p>842752K</text:p>
          </table:table-cell>
          <table:table-cell office:value-type="float" office:value="0.479184">
            <text:p>0.479184</text:p>
          </table:table-cell>
          <table:table-cell/>
        </table:table-row>
        <table:table-row table:style-name="ro1">
          <table:table-cell/>
          <table:table-cell office:value-type="float" office:value="299.559">
            <text:p>299.559</text:p>
          </table:table-cell>
          <table:table-cell office:value-type="string">
            <text:p>GC</text:p>
          </table:table-cell>
          <table:table-cell office:value-type="string">
            <text:p>838784K</text:p>
          </table:table-cell>
          <table:table-cell office:value-type="float" office:value="0.61071">
            <text:p>0.61071</text:p>
          </table:table-cell>
          <table:table-cell/>
        </table:table-row>
        <table:table-row table:style-name="ro1">
          <table:table-cell/>
          <table:table-cell office:value-type="float" office:value="302.876">
            <text:p>302.876</text:p>
          </table:table-cell>
          <table:table-cell office:value-type="string">
            <text:p>GC</text:p>
          </table:table-cell>
          <table:table-cell office:value-type="string">
            <text:p>823424K</text:p>
          </table:table-cell>
          <table:table-cell office:value-type="float" office:value="1.19525">
            <text:p>1.19525</text:p>
          </table:table-cell>
          <table:table-cell/>
        </table:table-row>
        <table:table-row table:style-name="ro1">
          <table:table-cell/>
          <table:table-cell office:value-type="float" office:value="305.741">
            <text:p>305.741</text:p>
          </table:table-cell>
          <table:table-cell office:value-type="string">
            <text:p>GC</text:p>
          </table:table-cell>
          <table:table-cell office:value-type="string">
            <text:p>825536K</text:p>
          </table:table-cell>
          <table:table-cell office:value-type="float" office:value="0.584085">
            <text:p>0.584085</text:p>
          </table:table-cell>
          <table:table-cell/>
        </table:table-row>
        <table:table-row table:style-name="ro1">
          <table:table-cell/>
          <table:table-cell office:value-type="float" office:value="307.7">
            <text:p>307.7</text:p>
          </table:table-cell>
          <table:table-cell office:value-type="string">
            <text:p>GC</text:p>
          </table:table-cell>
          <table:table-cell office:value-type="string">
            <text:p>832256K</text:p>
          </table:table-cell>
          <table:table-cell office:value-type="float" office:value="0.889792">
            <text:p>0.889792</text:p>
          </table:table-cell>
          <table:table-cell/>
        </table:table-row>
        <table:table-row table:style-name="ro1">
          <table:table-cell/>
          <table:table-cell office:value-type="float" office:value="310.4">
            <text:p>310.4</text:p>
          </table:table-cell>
          <table:table-cell office:value-type="string">
            <text:p>GC</text:p>
          </table:table-cell>
          <table:table-cell office:value-type="string">
            <text:p>825152K</text:p>
          </table:table-cell>
          <table:table-cell office:value-type="float" office:value="0.704404">
            <text:p>0.704404</text:p>
          </table:table-cell>
          <table:table-cell/>
        </table:table-row>
        <table:table-row table:style-name="ro1">
          <table:table-cell/>
          <table:table-cell office:value-type="float" office:value="313.013">
            <text:p>313.013</text:p>
          </table:table-cell>
          <table:table-cell office:value-type="string">
            <text:p>GC</text:p>
          </table:table-cell>
          <table:table-cell office:value-type="string">
            <text:p>828928K</text:p>
          </table:table-cell>
          <table:table-cell office:value-type="float" office:value="0.525613">
            <text:p>0.525613</text:p>
          </table:table-cell>
          <table:table-cell/>
        </table:table-row>
        <table:table-row table:style-name="ro1">
          <table:table-cell/>
          <table:table-cell office:value-type="float" office:value="314.997">
            <text:p>314.997</text:p>
          </table:table-cell>
          <table:table-cell office:value-type="string">
            <text:p>GC</text:p>
          </table:table-cell>
          <table:table-cell office:value-type="string">
            <text:p>829824K</text:p>
          </table:table-cell>
          <table:table-cell office:value-type="float" office:value="0.747326">
            <text:p>0.747326</text:p>
          </table:table-cell>
          <table:table-cell/>
        </table:table-row>
        <table:table-row table:style-name="ro1">
          <table:table-cell/>
          <table:table-cell office:value-type="float" office:value="317.354">
            <text:p>317.354</text:p>
          </table:table-cell>
          <table:table-cell office:value-type="string">
            <text:p>GC</text:p>
          </table:table-cell>
          <table:table-cell office:value-type="string">
            <text:p>832000K</text:p>
          </table:table-cell>
          <table:table-cell office:value-type="float" office:value="0.535234">
            <text:p>0.535234</text:p>
          </table:table-cell>
          <table:table-cell/>
        </table:table-row>
        <table:table-row table:style-name="ro1">
          <table:table-cell/>
          <table:table-cell office:value-type="float" office:value="319.35">
            <text:p>319.35</text:p>
          </table:table-cell>
          <table:table-cell office:value-type="string">
            <text:p>GC</text:p>
          </table:table-cell>
          <table:table-cell office:value-type="string">
            <text:p>842112K</text:p>
          </table:table-cell>
          <table:table-cell office:value-type="float" office:value="0.359777">
            <text:p>0.359777</text:p>
          </table:table-cell>
          <table:table-cell/>
        </table:table-row>
        <table:table-row table:style-name="ro1">
          <table:table-cell/>
          <table:table-cell office:value-type="float" office:value="321.26">
            <text:p>321.26</text:p>
          </table:table-cell>
          <table:table-cell office:value-type="string">
            <text:p>GC</text:p>
          </table:table-cell>
          <table:table-cell office:value-type="string">
            <text:p>843456K</text:p>
          </table:table-cell>
          <table:table-cell office:value-type="float" office:value="0.411304">
            <text:p>0.411304</text:p>
          </table:table-cell>
          <table:table-cell/>
        </table:table-row>
        <table:table-row table:style-name="ro1">
          <table:table-cell/>
          <table:table-cell office:value-type="float" office:value="323.509">
            <text:p>323.509</text:p>
          </table:table-cell>
          <table:table-cell office:value-type="string">
            <text:p>GC</text:p>
          </table:table-cell>
          <table:table-cell office:value-type="string">
            <text:p>848512K</text:p>
          </table:table-cell>
          <table:table-cell office:value-type="float" office:value="0.317876">
            <text:p>0.317876</text:p>
          </table:table-cell>
          <table:table-cell/>
        </table:table-row>
        <table:table-row table:style-name="ro1">
          <table:table-cell/>
          <table:table-cell office:value-type="float" office:value="325.509">
            <text:p>325.509</text:p>
          </table:table-cell>
          <table:table-cell office:value-type="string">
            <text:p>GC</text:p>
          </table:table-cell>
          <table:table-cell office:value-type="string">
            <text:p>849600K</text:p>
          </table:table-cell>
          <table:table-cell office:value-type="float" office:value="0.337894">
            <text:p>0.337894</text:p>
          </table:table-cell>
          <table:table-cell/>
        </table:table-row>
        <table:table-row table:style-name="ro1">
          <table:table-cell/>
          <table:table-cell office:value-type="float" office:value="327.447">
            <text:p>327.447</text:p>
          </table:table-cell>
          <table:table-cell office:value-type="string">
            <text:p>GC</text:p>
          </table:table-cell>
          <table:table-cell office:value-type="string">
            <text:p>852800K</text:p>
          </table:table-cell>
          <table:table-cell office:value-type="float" office:value="0.263267">
            <text:p>0.263267</text:p>
          </table:table-cell>
          <table:table-cell/>
        </table:table-row>
        <table:table-row table:style-name="ro1">
          <table:table-cell/>
          <table:table-cell office:value-type="float" office:value="327.711">
            <text:p>327.711</text:p>
          </table:table-cell>
          <table:table-cell office:value-type="string">
            <text:p>Full</text:p>
          </table:table-cell>
          <table:table-cell office:value-type="string">
            <text:p>902080K</text:p>
          </table:table-cell>
          <table:table-cell office:value-type="float" office:value="8.504683">
            <text:p>8.504683</text:p>
          </table:table-cell>
          <table:table-cell/>
        </table:table-row>
        <table:table-row table:style-name="ro1">
          <table:table-cell/>
          <table:table-cell office:value-type="float" office:value="338.214">
            <text:p>338.214</text:p>
          </table:table-cell>
          <table:table-cell office:value-type="string">
            <text:p>GC</text:p>
          </table:table-cell>
          <table:table-cell office:value-type="string">
            <text:p>902656K</text:p>
          </table:table-cell>
          <table:table-cell office:value-type="float" office:value="0.131326">
            <text:p>0.131326</text:p>
          </table:table-cell>
          <table:table-cell/>
        </table:table-row>
        <table:table-row table:style-name="ro1">
          <table:table-cell/>
          <table:table-cell office:value-type="float" office:value="340.305">
            <text:p>340.305</text:p>
          </table:table-cell>
          <table:table-cell office:value-type="string">
            <text:p>GC</text:p>
          </table:table-cell>
          <table:table-cell office:value-type="string">
            <text:p>901056K</text:p>
          </table:table-cell>
          <table:table-cell office:value-type="float" office:value="0.27125">
            <text:p>0.27125</text:p>
          </table:table-cell>
          <table:table-cell/>
        </table:table-row>
        <table:table-row table:style-name="ro1">
          <table:table-cell/>
          <table:table-cell office:value-type="float" office:value="342.011">
            <text:p>342.011</text:p>
          </table:table-cell>
          <table:table-cell office:value-type="string">
            <text:p>GC</text:p>
          </table:table-cell>
          <table:table-cell office:value-type="string">
            <text:p>902784K</text:p>
          </table:table-cell>
          <table:table-cell office:value-type="float" office:value="0.235404">
            <text:p>0.235404</text:p>
          </table:table-cell>
          <table:table-cell/>
        </table:table-row>
        <table:table-row table:style-name="ro1">
          <table:table-cell/>
          <table:table-cell office:value-type="float" office:value="344.891">
            <text:p>344.891</text:p>
          </table:table-cell>
          <table:table-cell office:value-type="string">
            <text:p>GC</text:p>
          </table:table-cell>
          <table:table-cell office:value-type="string">
            <text:p>905024K</text:p>
          </table:table-cell>
          <table:table-cell office:value-type="float" office:value="0.420883">
            <text:p>0.420883</text:p>
          </table:table-cell>
          <table:table-cell/>
        </table:table-row>
        <table:table-row table:style-name="ro1">
          <table:table-cell/>
          <table:table-cell office:value-type="float" office:value="346.839">
            <text:p>346.839</text:p>
          </table:table-cell>
          <table:table-cell office:value-type="string">
            <text:p>GC</text:p>
          </table:table-cell>
          <table:table-cell office:value-type="string">
            <text:p>903744K</text:p>
          </table:table-cell>
          <table:table-cell office:value-type="float" office:value="0.323313">
            <text:p>0.323313</text:p>
          </table:table-cell>
          <table:table-cell/>
        </table:table-row>
        <table:table-row table:style-name="ro1">
          <table:table-cell/>
          <table:table-cell office:value-type="float" office:value="348.83">
            <text:p>348.83</text:p>
          </table:table-cell>
          <table:table-cell office:value-type="string">
            <text:p>GC</text:p>
          </table:table-cell>
          <table:table-cell office:value-type="string">
            <text:p>912064K</text:p>
          </table:table-cell>
          <table:table-cell office:value-type="float" office:value="0.229365">
            <text:p>0.229365</text:p>
          </table:table-cell>
          <table:table-cell/>
        </table:table-row>
        <table:table-row table:style-name="ro1">
          <table:table-cell/>
          <table:table-cell office:value-type="float" office:value="350.383">
            <text:p>350.383</text:p>
          </table:table-cell>
          <table:table-cell office:value-type="string">
            <text:p>GC</text:p>
          </table:table-cell>
          <table:table-cell office:value-type="string">
            <text:p>910720K</text:p>
          </table:table-cell>
          <table:table-cell office:value-type="float" office:value="0.322213">
            <text:p>0.322213</text:p>
          </table:table-cell>
          <table:table-cell/>
        </table:table-row>
        <table:table-row table:style-name="ro1">
          <table:table-cell/>
          <table:table-cell office:value-type="float" office:value="352.505">
            <text:p>352.505</text:p>
          </table:table-cell>
          <table:table-cell office:value-type="string">
            <text:p>GC</text:p>
          </table:table-cell>
          <table:table-cell office:value-type="string">
            <text:p>916032K</text:p>
          </table:table-cell>
          <table:table-cell office:value-type="float" office:value="0.253045">
            <text:p>0.253045</text:p>
          </table:table-cell>
          <table:table-cell/>
        </table:table-row>
        <table:table-row table:style-name="ro1">
          <table:table-cell/>
          <table:table-cell office:value-type="float" office:value="354.128">
            <text:p>354.128</text:p>
          </table:table-cell>
          <table:table-cell office:value-type="string">
            <text:p>GC</text:p>
          </table:table-cell>
          <table:table-cell office:value-type="string">
            <text:p>914688K</text:p>
          </table:table-cell>
          <table:table-cell office:value-type="float" office:value="0.239854">
            <text:p>0.239854</text:p>
          </table:table-cell>
          <table:table-cell/>
        </table:table-row>
        <table:table-row table:style-name="ro1">
          <table:table-cell/>
          <table:table-cell office:value-type="float" office:value="355.897">
            <text:p>355.897</text:p>
          </table:table-cell>
          <table:table-cell office:value-type="string">
            <text:p>GC</text:p>
          </table:table-cell>
          <table:table-cell office:value-type="string">
            <text:p>917696K</text:p>
          </table:table-cell>
          <table:table-cell office:value-type="float" office:value="0.209164">
            <text:p>0.209164</text:p>
          </table:table-cell>
          <table:table-cell/>
        </table:table-row>
        <table:table-row table:style-name="ro1">
          <table:table-cell/>
          <table:table-cell office:value-type="float" office:value="357.883">
            <text:p>357.883</text:p>
          </table:table-cell>
          <table:table-cell office:value-type="string">
            <text:p>GC</text:p>
          </table:table-cell>
          <table:table-cell office:value-type="string">
            <text:p>917056K</text:p>
          </table:table-cell>
          <table:table-cell office:value-type="float" office:value="0.264479">
            <text:p>0.264479</text:p>
          </table:table-cell>
          <table:table-cell/>
        </table:table-row>
        <table:table-row table:style-name="ro1">
          <table:table-cell/>
          <table:table-cell office:value-type="float" office:value="359.996">
            <text:p>359.996</text:p>
          </table:table-cell>
          <table:table-cell office:value-type="string">
            <text:p>GC</text:p>
          </table:table-cell>
          <table:table-cell office:value-type="string">
            <text:p>924224K</text:p>
          </table:table-cell>
          <table:table-cell office:value-type="float" office:value="0.28191">
            <text:p>0.28191</text:p>
          </table:table-cell>
          <table:table-cell/>
        </table:table-row>
        <table:table-row table:style-name="ro1">
          <table:table-cell/>
          <table:table-cell office:value-type="float" office:value="361.971">
            <text:p>361.971</text:p>
          </table:table-cell>
          <table:table-cell office:value-type="string">
            <text:p>GC</text:p>
          </table:table-cell>
          <table:table-cell office:value-type="string">
            <text:p>923904K</text:p>
          </table:table-cell>
          <table:table-cell office:value-type="float" office:value="0.221325">
            <text:p>0.221325</text:p>
          </table:table-cell>
          <table:table-cell/>
        </table:table-row>
        <table:table-row table:style-name="ro1">
          <table:table-cell/>
          <table:table-cell office:value-type="float" office:value="363.826">
            <text:p>363.826</text:p>
          </table:table-cell>
          <table:table-cell office:value-type="string">
            <text:p>GC</text:p>
          </table:table-cell>
          <table:table-cell office:value-type="string">
            <text:p>926080K</text:p>
          </table:table-cell>
          <table:table-cell office:value-type="float" office:value="0.223894">
            <text:p>0.223894</text:p>
          </table:table-cell>
          <table:table-cell/>
        </table:table-row>
        <table:table-row table:style-name="ro1">
          <table:table-cell/>
          <table:table-cell office:value-type="float" office:value="365.719">
            <text:p>365.719</text:p>
          </table:table-cell>
          <table:table-cell office:value-type="string">
            <text:p>GC</text:p>
          </table:table-cell>
          <table:table-cell office:value-type="string">
            <text:p>925888K</text:p>
          </table:table-cell>
          <table:table-cell office:value-type="float" office:value="0.245029">
            <text:p>0.245029</text:p>
          </table:table-cell>
          <table:table-cell/>
        </table:table-row>
        <table:table-row table:style-name="ro1">
          <table:table-cell/>
          <table:table-cell office:value-type="float" office:value="367.722">
            <text:p>367.722</text:p>
          </table:table-cell>
          <table:table-cell office:value-type="string">
            <text:p>GC</text:p>
          </table:table-cell>
          <table:table-cell office:value-type="string">
            <text:p>928768K</text:p>
          </table:table-cell>
          <table:table-cell office:value-type="float" office:value="0.240967">
            <text:p>0.240967</text:p>
          </table:table-cell>
          <table:table-cell/>
        </table:table-row>
        <table:table-row table:style-name="ro1">
          <table:table-cell/>
          <table:table-cell office:value-type="float" office:value="369.601">
            <text:p>369.601</text:p>
          </table:table-cell>
          <table:table-cell office:value-type="string">
            <text:p>GC</text:p>
          </table:table-cell>
          <table:table-cell office:value-type="string">
            <text:p>928576K</text:p>
          </table:table-cell>
          <table:table-cell office:value-type="float" office:value="0.165298">
            <text:p>0.165298</text:p>
          </table:table-cell>
          <table:table-cell/>
        </table:table-row>
        <table:table-row table:style-name="ro1">
          <table:table-cell/>
          <table:table-cell office:value-type="float" office:value="371.415">
            <text:p>371.415</text:p>
          </table:table-cell>
          <table:table-cell office:value-type="string">
            <text:p>GC</text:p>
          </table:table-cell>
          <table:table-cell office:value-type="string">
            <text:p>930944K</text:p>
          </table:table-cell>
          <table:table-cell office:value-type="float" office:value="0.298286">
            <text:p>0.298286</text:p>
          </table:table-cell>
          <table:table-cell/>
        </table:table-row>
        <table:table-row table:style-name="ro1">
          <table:table-cell/>
          <table:table-cell office:value-type="float" office:value="373.56">
            <text:p>373.56</text:p>
          </table:table-cell>
          <table:table-cell office:value-type="string">
            <text:p>GC</text:p>
          </table:table-cell>
          <table:table-cell office:value-type="string">
            <text:p>931648K</text:p>
          </table:table-cell>
          <table:table-cell office:value-type="float" office:value="0.164857">
            <text:p>0.164857</text:p>
          </table:table-cell>
          <table:table-cell/>
        </table:table-row>
        <table:table-row table:style-name="ro1">
          <table:table-cell/>
          <table:table-cell office:value-type="float" office:value="375.37">
            <text:p>375.37</text:p>
          </table:table-cell>
          <table:table-cell office:value-type="string">
            <text:p>GC</text:p>
          </table:table-cell>
          <table:table-cell office:value-type="string">
            <text:p>932480K</text:p>
          </table:table-cell>
          <table:table-cell office:value-type="float" office:value="0.045321">
            <text:p>0.045321</text:p>
          </table:table-cell>
          <table:table-cell/>
        </table:table-row>
        <table:table-row table:style-name="ro1">
          <table:table-cell/>
          <table:table-cell office:value-type="float" office:value="376.841">
            <text:p>376.841</text:p>
          </table:table-cell>
          <table:table-cell office:value-type="string">
            <text:p>GC</text:p>
          </table:table-cell>
          <table:table-cell office:value-type="string">
            <text:p>932928K</text:p>
          </table:table-cell>
          <table:table-cell office:value-type="float" office:value="0.075234">
            <text:p>0.075234</text:p>
          </table:table-cell>
          <table:table-cell/>
        </table:table-row>
        <table:table-row table:style-name="ro1">
          <table:table-cell/>
          <table:table-cell office:value-type="float" office:value="378.672">
            <text:p>378.672</text:p>
          </table:table-cell>
          <table:table-cell office:value-type="string">
            <text:p>GC</text:p>
          </table:table-cell>
          <table:table-cell office:value-type="string">
            <text:p>931328K</text:p>
          </table:table-cell>
          <table:table-cell office:value-type="float" office:value="0.045487">
            <text:p>0.045487</text:p>
          </table:table-cell>
          <table:table-cell/>
        </table:table-row>
        <table:table-row table:style-name="ro1">
          <table:table-cell/>
          <table:table-cell office:value-type="float" office:value="388.663">
            <text:p>388.663</text:p>
          </table:table-cell>
          <table:table-cell office:value-type="string">
            <text:p>GC</text:p>
          </table:table-cell>
          <table:table-cell office:value-type="string">
            <text:p>893696K</text:p>
          </table:table-cell>
          <table:table-cell office:value-type="float" office:value="0.563253">
            <text:p>0.563253</text:p>
          </table:table-cell>
          <table:table-cell/>
        </table:table-row>
        <table:table-row table:style-name="ro1">
          <table:table-cell/>
          <table:table-cell office:value-type="float" office:value="391.4">
            <text:p>391.4</text:p>
          </table:table-cell>
          <table:table-cell office:value-type="string">
            <text:p>GC</text:p>
          </table:table-cell>
          <table:table-cell office:value-type="string">
            <text:p>932736K</text:p>
          </table:table-cell>
          <table:table-cell office:value-type="float" office:value="0.347209">
            <text:p>0.347209</text:p>
          </table:table-cell>
          <table:table-cell/>
        </table:table-row>
        <table:table-row table:style-name="ro1">
          <table:table-cell/>
          <table:table-cell office:value-type="float" office:value="394.03">
            <text:p>394.03</text:p>
          </table:table-cell>
          <table:table-cell office:value-type="string">
            <text:p>GC</text:p>
          </table:table-cell>
          <table:table-cell office:value-type="string">
            <text:p>930880K</text:p>
          </table:table-cell>
          <table:table-cell office:value-type="float" office:value="0.417343">
            <text:p>0.417343</text:p>
          </table:table-cell>
          <table:table-cell/>
        </table:table-row>
        <table:table-row table:style-name="ro1">
          <table:table-cell/>
          <table:table-cell office:value-type="float" office:value="396.405">
            <text:p>396.405</text:p>
          </table:table-cell>
          <table:table-cell office:value-type="string">
            <text:p>GC</text:p>
          </table:table-cell>
          <table:table-cell office:value-type="string">
            <text:p>936064K</text:p>
          </table:table-cell>
          <table:table-cell office:value-type="float" office:value="0.458248">
            <text:p>0.458248</text:p>
          </table:table-cell>
          <table:table-cell/>
        </table:table-row>
        <table:table-row table:style-name="ro1">
          <table:table-cell/>
          <table:table-cell office:value-type="float" office:value="399.489">
            <text:p>399.489</text:p>
          </table:table-cell>
          <table:table-cell office:value-type="string">
            <text:p>GC</text:p>
          </table:table-cell>
          <table:table-cell office:value-type="string">
            <text:p>922496K</text:p>
          </table:table-cell>
          <table:table-cell office:value-type="float" office:value="0.761554">
            <text:p>0.761554</text:p>
          </table:table-cell>
          <table:table-cell/>
        </table:table-row>
        <table:table-row table:style-name="ro1">
          <table:table-cell/>
          <table:table-cell office:value-type="float" office:value="402.905">
            <text:p>402.905</text:p>
          </table:table-cell>
          <table:table-cell office:value-type="string">
            <text:p>GC</text:p>
          </table:table-cell>
          <table:table-cell office:value-type="string">
            <text:p>926272K</text:p>
          </table:table-cell>
          <table:table-cell office:value-type="float" office:value="0.657242">
            <text:p>0.657242</text:p>
          </table:table-cell>
          <table:table-cell/>
        </table:table-row>
        <table:table-row table:style-name="ro1">
          <table:table-cell/>
          <table:table-cell office:value-type="float" office:value="405.616">
            <text:p>405.616</text:p>
          </table:table-cell>
          <table:table-cell office:value-type="string">
            <text:p>GC</text:p>
          </table:table-cell>
          <table:table-cell office:value-type="string">
            <text:p>918080K</text:p>
          </table:table-cell>
          <table:table-cell office:value-type="float" office:value="0.648949">
            <text:p>0.648949</text:p>
          </table:table-cell>
          <table:table-cell/>
        </table:table-row>
        <table:table-row table:style-name="ro1">
          <table:table-cell/>
          <table:table-cell office:value-type="float" office:value="408.61">
            <text:p>408.61</text:p>
          </table:table-cell>
          <table:table-cell office:value-type="string">
            <text:p>GC</text:p>
          </table:table-cell>
          <table:table-cell office:value-type="string">
            <text:p>914112K</text:p>
          </table:table-cell>
          <table:table-cell office:value-type="float" office:value="0.850056">
            <text:p>0.850056</text:p>
          </table:table-cell>
          <table:table-cell/>
        </table:table-row>
        <table:table-row table:style-name="ro1">
          <table:table-cell/>
          <table:table-cell office:value-type="float" office:value="412.345">
            <text:p>412.345</text:p>
          </table:table-cell>
          <table:table-cell office:value-type="string">
            <text:p>GC</text:p>
          </table:table-cell>
          <table:table-cell office:value-type="string">
            <text:p>906112K</text:p>
          </table:table-cell>
          <table:table-cell office:value-type="float" office:value="0.909348">
            <text:p>0.909348</text:p>
          </table:table-cell>
          <table:table-cell/>
        </table:table-row>
        <table:table-row table:style-name="ro1">
          <table:table-cell/>
          <table:table-cell office:value-type="float" office:value="416.099">
            <text:p>416.099</text:p>
          </table:table-cell>
          <table:table-cell office:value-type="string">
            <text:p>GC</text:p>
          </table:table-cell>
          <table:table-cell office:value-type="string">
            <text:p>900736K</text:p>
          </table:table-cell>
          <table:table-cell office:value-type="float" office:value="0.820967">
            <text:p>0.820967</text:p>
          </table:table-cell>
          <table:table-cell/>
        </table:table-row>
        <table:table-row table:style-name="ro1">
          <table:table-cell/>
          <table:table-cell office:value-type="float" office:value="418.839">
            <text:p>418.839</text:p>
          </table:table-cell>
          <table:table-cell office:value-type="string">
            <text:p>GC</text:p>
          </table:table-cell>
          <table:table-cell office:value-type="string">
            <text:p>889856K</text:p>
          </table:table-cell>
          <table:table-cell office:value-type="float" office:value="1.068171">
            <text:p>1.068171</text:p>
          </table:table-cell>
          <table:table-cell/>
        </table:table-row>
        <table:table-row table:style-name="ro1">
          <table:table-cell/>
          <table:table-cell office:value-type="float" office:value="422.085">
            <text:p>422.085</text:p>
          </table:table-cell>
          <table:table-cell office:value-type="string">
            <text:p>GC</text:p>
          </table:table-cell>
          <table:table-cell office:value-type="string">
            <text:p>901504K</text:p>
          </table:table-cell>
          <table:table-cell office:value-type="float" office:value="0.851328">
            <text:p>0.851328</text:p>
          </table:table-cell>
          <table:table-cell/>
        </table:table-row>
        <table:table-row table:style-name="ro1">
          <table:table-cell/>
          <table:table-cell office:value-type="float" office:value="424.78">
            <text:p>424.78</text:p>
          </table:table-cell>
          <table:table-cell office:value-type="string">
            <text:p>GC</text:p>
          </table:table-cell>
          <table:table-cell office:value-type="string">
            <text:p>855232K</text:p>
          </table:table-cell>
          <table:table-cell office:value-type="float" office:value="0.625882">
            <text:p>0.625882</text:p>
          </table:table-cell>
          <table:table-cell/>
        </table:table-row>
        <table:table-row table:style-name="ro1">
          <table:table-cell/>
          <table:table-cell office:value-type="float" office:value="428.093">
            <text:p>428.093</text:p>
          </table:table-cell>
          <table:table-cell office:value-type="string">
            <text:p>GC</text:p>
          </table:table-cell>
          <table:table-cell office:value-type="string">
            <text:p>901568K</text:p>
          </table:table-cell>
          <table:table-cell office:value-type="float" office:value="1.018258">
            <text:p>1.018258</text:p>
          </table:table-cell>
          <table:table-cell/>
        </table:table-row>
        <table:table-row table:style-name="ro1">
          <table:table-cell/>
          <table:table-cell office:value-type="float" office:value="431.367">
            <text:p>431.367</text:p>
          </table:table-cell>
          <table:table-cell office:value-type="string">
            <text:p>GC</text:p>
          </table:table-cell>
          <table:table-cell office:value-type="string">
            <text:p>897280K</text:p>
          </table:table-cell>
          <table:table-cell office:value-type="float" office:value="0.563741">
            <text:p>0.563741</text:p>
          </table:table-cell>
          <table:table-cell/>
        </table:table-row>
        <table:table-row table:style-name="ro1">
          <table:table-cell/>
          <table:table-cell office:value-type="float" office:value="433.82">
            <text:p>433.82</text:p>
          </table:table-cell>
          <table:table-cell office:value-type="string">
            <text:p>GC</text:p>
          </table:table-cell>
          <table:table-cell office:value-type="string">
            <text:p>903872K</text:p>
          </table:table-cell>
          <table:table-cell office:value-type="float" office:value="0.557675">
            <text:p>0.557675</text:p>
          </table:table-cell>
          <table:table-cell/>
        </table:table-row>
        <table:table-row table:style-name="ro1">
          <table:table-cell/>
          <table:table-cell office:value-type="float" office:value="436.642">
            <text:p>436.642</text:p>
          </table:table-cell>
          <table:table-cell office:value-type="string">
            <text:p>GC</text:p>
          </table:table-cell>
          <table:table-cell office:value-type="string">
            <text:p>901888K</text:p>
          </table:table-cell>
          <table:table-cell office:value-type="float" office:value="0.443755">
            <text:p>0.443755</text:p>
          </table:table-cell>
          <table:table-cell/>
        </table:table-row>
        <table:table-row table:style-name="ro1">
          <table:table-cell/>
          <table:table-cell office:value-type="float" office:value="438.835">
            <text:p>438.835</text:p>
          </table:table-cell>
          <table:table-cell office:value-type="string">
            <text:p>GC</text:p>
          </table:table-cell>
          <table:table-cell office:value-type="string">
            <text:p>911744K</text:p>
          </table:table-cell>
          <table:table-cell office:value-type="float" office:value="0.351918">
            <text:p>0.351918</text:p>
          </table:table-cell>
          <table:table-cell/>
        </table:table-row>
        <table:table-row table:style-name="ro1">
          <table:table-cell/>
          <table:table-cell office:value-type="float" office:value="441.179">
            <text:p>441.179</text:p>
          </table:table-cell>
          <table:table-cell office:value-type="string">
            <text:p>GC</text:p>
          </table:table-cell>
          <table:table-cell office:value-type="string">
            <text:p>910720K</text:p>
          </table:table-cell>
          <table:table-cell office:value-type="float" office:value="0.467935">
            <text:p>0.467935</text:p>
          </table:table-cell>
          <table:table-cell/>
        </table:table-row>
        <table:table-row table:style-name="ro1">
          <table:table-cell/>
          <table:table-cell office:value-type="float" office:value="443.509">
            <text:p>443.509</text:p>
          </table:table-cell>
          <table:table-cell office:value-type="string">
            <text:p>GC</text:p>
          </table:table-cell>
          <table:table-cell office:value-type="string">
            <text:p>915136K</text:p>
          </table:table-cell>
          <table:table-cell office:value-type="float" office:value="0.298505">
            <text:p>0.298505</text:p>
          </table:table-cell>
          <table:table-cell/>
        </table:table-row>
        <table:table-row table:style-name="ro1">
          <table:table-cell/>
          <table:table-cell office:value-type="float" office:value="445.756">
            <text:p>445.756</text:p>
          </table:table-cell>
          <table:table-cell office:value-type="string">
            <text:p>GC</text:p>
          </table:table-cell>
          <table:table-cell office:value-type="string">
            <text:p>914752K</text:p>
          </table:table-cell>
          <table:table-cell office:value-type="float" office:value="0.279007">
            <text:p>0.279007</text:p>
          </table:table-cell>
          <table:table-cell/>
        </table:table-row>
        <table:table-row table:style-name="ro1">
          <table:table-cell/>
          <table:table-cell office:value-type="float" office:value="446.036">
            <text:p>446.036</text:p>
          </table:table-cell>
          <table:table-cell office:value-type="string">
            <text:p>Full</text:p>
          </table:table-cell>
          <table:table-cell office:value-type="string">
            <text:p>965376K</text:p>
          </table:table-cell>
          <table:table-cell office:value-type="float" office:value="18.631821">
            <text:p>18.631821</text:p>
          </table:table-cell>
          <table:table-cell/>
        </table:table-row>
        <table:table-row table:style-name="ro1">
          <table:table-cell/>
          <table:table-cell office:value-type="float" office:value="467.345">
            <text:p>467.345</text:p>
          </table:table-cell>
          <table:table-cell office:value-type="string">
            <text:p>GC</text:p>
          </table:table-cell>
          <table:table-cell office:value-type="string">
            <text:p>967296K</text:p>
          </table:table-cell>
          <table:table-cell office:value-type="float" office:value="0.160507">
            <text:p>0.160507</text:p>
          </table:table-cell>
          <table:table-cell/>
        </table:table-row>
        <table:table-row table:style-name="ro1">
          <table:table-cell/>
          <table:table-cell office:value-type="float" office:value="470.031">
            <text:p>470.031</text:p>
          </table:table-cell>
          <table:table-cell office:value-type="string">
            <text:p>GC</text:p>
          </table:table-cell>
          <table:table-cell office:value-type="string">
            <text:p>906176K</text:p>
          </table:table-cell>
          <table:table-cell office:value-type="float" office:value="0.221783">
            <text:p>0.221783</text:p>
          </table:table-cell>
          <table:table-cell/>
        </table:table-row>
        <table:table-row table:style-name="ro1">
          <table:table-cell/>
          <table:table-cell office:value-type="float" office:value="472.134">
            <text:p>472.134</text:p>
          </table:table-cell>
          <table:table-cell office:value-type="string">
            <text:p>GC</text:p>
          </table:table-cell>
          <table:table-cell office:value-type="string">
            <text:p>970112K</text:p>
          </table:table-cell>
          <table:table-cell office:value-type="float" office:value="0.250564">
            <text:p>0.250564</text:p>
          </table:table-cell>
          <table:table-cell/>
        </table:table-row>
        <table:table-row table:style-name="ro1">
          <table:table-cell/>
          <table:table-cell office:value-type="float" office:value="474.242">
            <text:p>474.242</text:p>
          </table:table-cell>
          <table:table-cell office:value-type="string">
            <text:p>GC</text:p>
          </table:table-cell>
          <table:table-cell office:value-type="string">
            <text:p>967104K</text:p>
          </table:table-cell>
          <table:table-cell office:value-type="float" office:value="0.336607">
            <text:p>0.336607</text:p>
          </table:table-cell>
          <table:table-cell/>
        </table:table-row>
        <table:table-row table:style-name="ro1">
          <table:table-cell/>
          <table:table-cell office:value-type="float" office:value="477.158">
            <text:p>477.158</text:p>
          </table:table-cell>
          <table:table-cell office:value-type="string">
            <text:p>GC</text:p>
          </table:table-cell>
          <table:table-cell office:value-type="string">
            <text:p>970304K</text:p>
          </table:table-cell>
          <table:table-cell office:value-type="float" office:value="0.510606">
            <text:p>0.510606</text:p>
          </table:table-cell>
          <table:table-cell/>
        </table:table-row>
        <table:table-row table:style-name="ro1">
          <table:table-cell/>
          <table:table-cell office:value-type="float" office:value="480.086">
            <text:p>480.086</text:p>
          </table:table-cell>
          <table:table-cell office:value-type="string">
            <text:p>GC</text:p>
          </table:table-cell>
          <table:table-cell office:value-type="string">
            <text:p>967552K</text:p>
          </table:table-cell>
          <table:table-cell office:value-type="float" office:value="0.419375">
            <text:p>0.419375</text:p>
          </table:table-cell>
          <table:table-cell/>
        </table:table-row>
        <table:table-row table:style-name="ro1">
          <table:table-cell/>
          <table:table-cell office:value-type="float" office:value="482.226">
            <text:p>482.226</text:p>
          </table:table-cell>
          <table:table-cell office:value-type="string">
            <text:p>GC</text:p>
          </table:table-cell>
          <table:table-cell office:value-type="string">
            <text:p>977664K</text:p>
          </table:table-cell>
          <table:table-cell office:value-type="float" office:value="0.32498">
            <text:p>0.32498</text:p>
          </table:table-cell>
          <table:table-cell/>
        </table:table-row>
        <table:table-row table:style-name="ro1">
          <table:table-cell/>
          <table:table-cell office:value-type="float" office:value="484.061">
            <text:p>484.061</text:p>
          </table:table-cell>
          <table:table-cell office:value-type="string">
            <text:p>GC</text:p>
          </table:table-cell>
          <table:table-cell office:value-type="string">
            <text:p>975744K</text:p>
          </table:table-cell>
          <table:table-cell office:value-type="float" office:value="0.295488">
            <text:p>0.295488</text:p>
          </table:table-cell>
          <table:table-cell/>
        </table:table-row>
        <table:table-row table:style-name="ro1">
          <table:table-cell/>
          <table:table-cell office:value-type="float" office:value="485.901">
            <text:p>485.901</text:p>
          </table:table-cell>
          <table:table-cell office:value-type="string">
            <text:p>GC</text:p>
          </table:table-cell>
          <table:table-cell office:value-type="string">
            <text:p>983744K</text:p>
          </table:table-cell>
          <table:table-cell office:value-type="float" office:value="0.231085">
            <text:p>0.231085</text:p>
          </table:table-cell>
          <table:table-cell/>
        </table:table-row>
        <table:table-row table:style-name="ro1">
          <table:table-cell/>
          <table:table-cell office:value-type="float" office:value="487.664">
            <text:p>487.664</text:p>
          </table:table-cell>
          <table:table-cell office:value-type="string">
            <text:p>GC</text:p>
          </table:table-cell>
          <table:table-cell office:value-type="string">
            <text:p>982400K</text:p>
          </table:table-cell>
          <table:table-cell office:value-type="float" office:value="0.246757">
            <text:p>0.246757</text:p>
          </table:table-cell>
          <table:table-cell/>
        </table:table-row>
        <table:table-row table:style-name="ro1">
          <table:table-cell/>
          <table:table-cell office:value-type="float" office:value="489.557">
            <text:p>489.557</text:p>
          </table:table-cell>
          <table:table-cell office:value-type="string">
            <text:p>GC</text:p>
          </table:table-cell>
          <table:table-cell office:value-type="string">
            <text:p>987712K</text:p>
          </table:table-cell>
          <table:table-cell office:value-type="float" office:value="0.194401">
            <text:p>0.194401</text:p>
          </table:table-cell>
          <table:table-cell/>
        </table:table-row>
        <table:table-row table:style-name="ro1">
          <table:table-cell/>
          <table:table-cell office:value-type="float" office:value="491.639">
            <text:p>491.639</text:p>
          </table:table-cell>
          <table:table-cell office:value-type="string">
            <text:p>GC</text:p>
          </table:table-cell>
          <table:table-cell office:value-type="string">
            <text:p>987840K</text:p>
          </table:table-cell>
          <table:table-cell office:value-type="float" office:value="0.069303">
            <text:p>0.069303</text:p>
          </table:table-cell>
          <table:table-cell/>
        </table:table-row>
        <table:table-row table:style-name="ro1">
          <table:table-cell/>
          <table:table-cell office:value-type="float" office:value="493.462">
            <text:p>493.462</text:p>
          </table:table-cell>
          <table:table-cell office:value-type="string">
            <text:p>GC</text:p>
          </table:table-cell>
          <table:table-cell office:value-type="string">
            <text:p>989184K</text:p>
          </table:table-cell>
          <table:table-cell office:value-type="float" office:value="0.078944">
            <text:p>0.078944</text:p>
          </table:table-cell>
          <table:table-cell/>
        </table:table-row>
        <table:table-row table:style-name="ro1">
          <table:table-cell/>
          <table:table-cell office:value-type="float" office:value="495.286">
            <text:p>495.286</text:p>
          </table:table-cell>
          <table:table-cell office:value-type="string">
            <text:p>GC</text:p>
          </table:table-cell>
          <table:table-cell office:value-type="string">
            <text:p>989696K</text:p>
          </table:table-cell>
          <table:table-cell office:value-type="float" office:value="0.095974">
            <text:p>0.095974</text:p>
          </table:table-cell>
          <table:table-cell/>
        </table:table-row>
        <table:table-row table:style-name="ro1">
          <table:table-cell/>
          <table:table-cell office:value-type="float" office:value="497.142">
            <text:p>497.142</text:p>
          </table:table-cell>
          <table:table-cell office:value-type="string">
            <text:p>GC</text:p>
          </table:table-cell>
          <table:table-cell office:value-type="string">
            <text:p>989568K</text:p>
          </table:table-cell>
          <table:table-cell office:value-type="float" office:value="0.043625">
            <text:p>0.043625</text:p>
          </table:table-cell>
          <table:table-cell/>
        </table:table-row>
        <table:table-row table:style-name="ro1">
          <table:table-cell/>
          <table:table-cell office:value-type="float" office:value="499.069">
            <text:p>499.069</text:p>
          </table:table-cell>
          <table:table-cell office:value-type="string">
            <text:p>GC</text:p>
          </table:table-cell>
          <table:table-cell office:value-type="string">
            <text:p>990272K</text:p>
          </table:table-cell>
          <table:table-cell office:value-type="float" office:value="0.120453">
            <text:p>0.120453</text:p>
          </table:table-cell>
          <table:table-cell/>
        </table:table-row>
        <table:table-row table:style-name="ro1">
          <table:table-cell/>
          <table:table-cell office:value-type="float" office:value="500.99">
            <text:p>500.99</text:p>
          </table:table-cell>
          <table:table-cell office:value-type="string">
            <text:p>GC</text:p>
          </table:table-cell>
          <table:table-cell office:value-type="string">
            <text:p>991488K</text:p>
          </table:table-cell>
          <table:table-cell office:value-type="float" office:value="0.093566">
            <text:p>0.093566</text:p>
          </table:table-cell>
          <table:table-cell/>
        </table:table-row>
        <table:table-row table:style-name="ro1">
          <table:table-cell/>
          <table:table-cell office:value-type="float" office:value="502.953">
            <text:p>502.953</text:p>
          </table:table-cell>
          <table:table-cell office:value-type="string">
            <text:p>GC</text:p>
          </table:table-cell>
          <table:table-cell office:value-type="string">
            <text:p>992384K</text:p>
          </table:table-cell>
          <table:table-cell office:value-type="float" office:value="0.083151">
            <text:p>0.083151</text:p>
          </table:table-cell>
          <table:table-cell/>
        </table:table-row>
        <table:table-row table:style-name="ro1">
          <table:table-cell/>
          <table:table-cell office:value-type="float" office:value="504.918">
            <text:p>504.918</text:p>
          </table:table-cell>
          <table:table-cell office:value-type="string">
            <text:p>GC</text:p>
          </table:table-cell>
          <table:table-cell office:value-type="string">
            <text:p>994496K</text:p>
          </table:table-cell>
          <table:table-cell office:value-type="float" office:value="0.054832">
            <text:p>0.054832</text:p>
          </table:table-cell>
          <table:table-cell/>
        </table:table-row>
        <table:table-row table:style-name="ro1">
          <table:table-cell/>
          <table:table-cell office:value-type="float" office:value="506.668">
            <text:p>506.668</text:p>
          </table:table-cell>
          <table:table-cell office:value-type="string">
            <text:p>GC</text:p>
          </table:table-cell>
          <table:table-cell office:value-type="string">
            <text:p>995520K</text:p>
          </table:table-cell>
          <table:table-cell office:value-type="float" office:value="0.038272">
            <text:p>0.038272</text:p>
          </table:table-cell>
          <table:table-cell/>
        </table:table-row>
        <table:table-row table:style-name="ro1">
          <table:table-cell/>
          <table:table-cell office:value-type="float" office:value="508.12">
            <text:p>508.12</text:p>
          </table:table-cell>
          <table:table-cell office:value-type="string">
            <text:p>GC</text:p>
          </table:table-cell>
          <table:table-cell office:value-type="string">
            <text:p>998336K</text:p>
          </table:table-cell>
          <table:table-cell office:value-type="float" office:value="0.058579">
            <text:p>0.058579</text:p>
          </table:table-cell>
          <table:table-cell/>
        </table:table-row>
        <table:table-row table:style-name="ro1">
          <table:table-cell/>
          <table:table-cell office:value-type="float" office:value="509.746">
            <text:p>509.746</text:p>
          </table:table-cell>
          <table:table-cell office:value-type="string">
            <text:p>GC</text:p>
          </table:table-cell>
          <table:table-cell office:value-type="string">
            <text:p>999232K</text:p>
          </table:table-cell>
          <table:table-cell office:value-type="float" office:value="0.047219">
            <text:p>0.047219</text:p>
          </table:table-cell>
          <table:table-cell/>
        </table:table-row>
        <table:table-row table:style-name="ro1">
          <table:table-cell/>
          <table:table-cell office:value-type="float" office:value="515.243">
            <text:p>515.243</text:p>
          </table:table-cell>
          <table:table-cell office:value-type="string">
            <text:p>GC</text:p>
          </table:table-cell>
          <table:table-cell office:value-type="string">
            <text:p>1003328K</text:p>
          </table:table-cell>
          <table:table-cell office:value-type="float" office:value="0.337351">
            <text:p>0.337351</text:p>
          </table:table-cell>
          <table:table-cell/>
        </table:table-row>
        <table:table-row table:style-name="ro1">
          <table:table-cell/>
          <table:table-cell office:value-type="float" office:value="518.229">
            <text:p>518.229</text:p>
          </table:table-cell>
          <table:table-cell office:value-type="string">
            <text:p>GC</text:p>
          </table:table-cell>
          <table:table-cell office:value-type="string">
            <text:p>1003648K</text:p>
          </table:table-cell>
          <table:table-cell office:value-type="float" office:value="0.44576">
            <text:p>0.44576</text:p>
          </table:table-cell>
          <table:table-cell/>
        </table:table-row>
        <table:table-row table:style-name="ro1">
          <table:table-cell/>
          <table:table-cell office:value-type="float" office:value="520.955">
            <text:p>520.955</text:p>
          </table:table-cell>
          <table:table-cell office:value-type="string">
            <text:p>GC</text:p>
          </table:table-cell>
          <table:table-cell office:value-type="string">
            <text:p>996608K</text:p>
          </table:table-cell>
          <table:table-cell office:value-type="float" office:value="0.389034">
            <text:p>0.389034</text:p>
          </table:table-cell>
          <table:table-cell/>
        </table:table-row>
        <table:table-row table:style-name="ro1">
          <table:table-cell/>
          <table:table-cell office:value-type="float" office:value="523.689">
            <text:p>523.689</text:p>
          </table:table-cell>
          <table:table-cell office:value-type="string">
            <text:p>GC</text:p>
          </table:table-cell>
          <table:table-cell office:value-type="string">
            <text:p>991616K</text:p>
          </table:table-cell>
          <table:table-cell office:value-type="float" office:value="0.44703">
            <text:p>0.44703</text:p>
          </table:table-cell>
          <table:table-cell/>
        </table:table-row>
        <table:table-row table:style-name="ro1">
          <table:table-cell/>
          <table:table-cell office:value-type="float" office:value="525.72">
            <text:p>525.72</text:p>
          </table:table-cell>
          <table:table-cell office:value-type="string">
            <text:p>GC</text:p>
          </table:table-cell>
          <table:table-cell office:value-type="string">
            <text:p>983936K</text:p>
          </table:table-cell>
          <table:table-cell office:value-type="float" office:value="0.396766">
            <text:p>0.396766</text:p>
          </table:table-cell>
          <table:table-cell/>
        </table:table-row>
        <table:table-row table:style-name="ro1">
          <table:table-cell/>
          <table:table-cell office:value-type="float" office:value="527.707">
            <text:p>527.707</text:p>
          </table:table-cell>
          <table:table-cell office:value-type="string">
            <text:p>GC</text:p>
          </table:table-cell>
          <table:table-cell office:value-type="string">
            <text:p>981120K</text:p>
          </table:table-cell>
          <table:table-cell office:value-type="float" office:value="0.400437">
            <text:p>0.400437</text:p>
          </table:table-cell>
          <table:table-cell/>
        </table:table-row>
        <table:table-row table:style-name="ro1">
          <table:table-cell/>
          <table:table-cell office:value-type="float" office:value="529.63">
            <text:p>529.63</text:p>
          </table:table-cell>
          <table:table-cell office:value-type="string">
            <text:p>GC</text:p>
          </table:table-cell>
          <table:table-cell office:value-type="string">
            <text:p>969344K</text:p>
          </table:table-cell>
          <table:table-cell office:value-type="float" office:value="0.496364">
            <text:p>0.496364</text:p>
          </table:table-cell>
          <table:table-cell/>
        </table:table-row>
        <table:table-row table:style-name="ro1">
          <table:table-cell/>
          <table:table-cell office:value-type="float" office:value="532.308">
            <text:p>532.308</text:p>
          </table:table-cell>
          <table:table-cell office:value-type="string">
            <text:p>GC</text:p>
          </table:table-cell>
          <table:table-cell office:value-type="string">
            <text:p>964160K</text:p>
          </table:table-cell>
          <table:table-cell office:value-type="float" office:value="0.54744">
            <text:p>0.54744</text:p>
          </table:table-cell>
          <table:table-cell/>
        </table:table-row>
        <table:table-row table:style-name="ro1">
          <table:table-cell/>
          <table:table-cell office:value-type="float" office:value="534.375">
            <text:p>534.375</text:p>
          </table:table-cell>
          <table:table-cell office:value-type="string">
            <text:p>GC</text:p>
          </table:table-cell>
          <table:table-cell office:value-type="string">
            <text:p>954304K</text:p>
          </table:table-cell>
          <table:table-cell office:value-type="float" office:value="0.503048">
            <text:p>0.503048</text:p>
          </table:table-cell>
          <table:table-cell/>
        </table:table-row>
        <table:table-row table:style-name="ro1">
          <table:table-cell/>
          <table:table-cell office:value-type="float" office:value="536.125">
            <text:p>536.125</text:p>
          </table:table-cell>
          <table:table-cell office:value-type="string">
            <text:p>GC</text:p>
          </table:table-cell>
          <table:table-cell office:value-type="string">
            <text:p>944192K</text:p>
          </table:table-cell>
          <table:table-cell office:value-type="float" office:value="0.558186">
            <text:p>0.558186</text:p>
          </table:table-cell>
          <table:table-cell/>
        </table:table-row>
        <table:table-row table:style-name="ro1">
          <table:table-cell/>
          <table:table-cell office:value-type="float" office:value="537.943">
            <text:p>537.943</text:p>
          </table:table-cell>
          <table:table-cell office:value-type="string">
            <text:p>GC</text:p>
          </table:table-cell>
          <table:table-cell office:value-type="string">
            <text:p>939456K</text:p>
          </table:table-cell>
          <table:table-cell office:value-type="float" office:value="0.544054">
            <text:p>0.544054</text:p>
          </table:table-cell>
          <table:table-cell/>
        </table:table-row>
        <table:table-row table:style-name="ro1">
          <table:table-cell/>
          <table:table-cell office:value-type="float" office:value="539.618">
            <text:p>539.618</text:p>
          </table:table-cell>
          <table:table-cell office:value-type="string">
            <text:p>GC</text:p>
          </table:table-cell>
          <table:table-cell office:value-type="string">
            <text:p>946880K</text:p>
          </table:table-cell>
          <table:table-cell office:value-type="float" office:value="0.589819">
            <text:p>0.589819</text:p>
          </table:table-cell>
          <table:table-cell/>
        </table:table-row>
        <table:table-row table:style-name="ro1">
          <table:table-cell/>
          <table:table-cell office:value-type="float" office:value="541.393">
            <text:p>541.393</text:p>
          </table:table-cell>
          <table:table-cell office:value-type="string">
            <text:p>GC</text:p>
          </table:table-cell>
          <table:table-cell office:value-type="string">
            <text:p>940864K</text:p>
          </table:table-cell>
          <table:table-cell office:value-type="float" office:value="0.41389">
            <text:p>0.41389</text:p>
          </table:table-cell>
          <table:table-cell/>
        </table:table-row>
        <table:table-row table:style-name="ro1">
          <table:table-cell/>
          <table:table-cell office:value-type="float" office:value="542.949">
            <text:p>542.949</text:p>
          </table:table-cell>
          <table:table-cell office:value-type="string">
            <text:p>GC</text:p>
          </table:table-cell>
          <table:table-cell office:value-type="string">
            <text:p>943872K</text:p>
          </table:table-cell>
          <table:table-cell office:value-type="float" office:value="0.413186">
            <text:p>0.413186</text:p>
          </table:table-cell>
          <table:table-cell/>
        </table:table-row>
        <table:table-row table:style-name="ro1">
          <table:table-cell/>
          <table:table-cell office:value-type="float" office:value="544.554">
            <text:p>544.554</text:p>
          </table:table-cell>
          <table:table-cell office:value-type="string">
            <text:p>GC</text:p>
          </table:table-cell>
          <table:table-cell office:value-type="string">
            <text:p>944448K</text:p>
          </table:table-cell>
          <table:table-cell office:value-type="float" office:value="0.351795">
            <text:p>0.351795</text:p>
          </table:table-cell>
          <table:table-cell/>
        </table:table-row>
        <table:table-row table:style-name="ro1">
          <table:table-cell/>
          <table:table-cell office:value-type="float" office:value="546.256">
            <text:p>546.256</text:p>
          </table:table-cell>
          <table:table-cell office:value-type="string">
            <text:p>GC</text:p>
          </table:table-cell>
          <table:table-cell office:value-type="string">
            <text:p>945984K</text:p>
          </table:table-cell>
          <table:table-cell office:value-type="float" office:value="0.347121">
            <text:p>0.347121</text:p>
          </table:table-cell>
          <table:table-cell/>
        </table:table-row>
        <table:table-row table:style-name="ro1">
          <table:table-cell/>
          <table:table-cell office:value-type="float" office:value="547.784">
            <text:p>547.784</text:p>
          </table:table-cell>
          <table:table-cell office:value-type="string">
            <text:p>GC</text:p>
          </table:table-cell>
          <table:table-cell office:value-type="string">
            <text:p>956352K</text:p>
          </table:table-cell>
          <table:table-cell office:value-type="float" office:value="0.285155">
            <text:p>0.285155</text:p>
          </table:table-cell>
          <table:table-cell/>
        </table:table-row>
        <table:table-row table:style-name="ro1">
          <table:table-cell/>
          <table:table-cell office:value-type="float" office:value="549.44">
            <text:p>549.44</text:p>
          </table:table-cell>
          <table:table-cell office:value-type="string">
            <text:p>GC</text:p>
          </table:table-cell>
          <table:table-cell office:value-type="string">
            <text:p>957120K</text:p>
          </table:table-cell>
          <table:table-cell office:value-type="float" office:value="0.367185">
            <text:p>0.367185</text:p>
          </table:table-cell>
          <table:table-cell/>
        </table:table-row>
        <table:table-row table:style-name="ro1">
          <table:table-cell/>
          <table:table-cell office:value-type="float" office:value="551.141">
            <text:p>551.141</text:p>
          </table:table-cell>
          <table:table-cell office:value-type="string">
            <text:p>GC</text:p>
          </table:table-cell>
          <table:table-cell office:value-type="string">
            <text:p>962624K</text:p>
          </table:table-cell>
          <table:table-cell office:value-type="float" office:value="0.323682">
            <text:p>0.323682</text:p>
          </table:table-cell>
          <table:table-cell/>
        </table:table-row>
        <table:table-row table:style-name="ro1">
          <table:table-cell/>
          <table:table-cell office:value-type="float" office:value="552.982">
            <text:p>552.982</text:p>
          </table:table-cell>
          <table:table-cell office:value-type="string">
            <text:p>GC</text:p>
          </table:table-cell>
          <table:table-cell office:value-type="string">
            <text:p>962880K</text:p>
          </table:table-cell>
          <table:table-cell office:value-type="float" office:value="0.252108">
            <text:p>0.252108</text:p>
          </table:table-cell>
          <table:table-cell/>
        </table:table-row>
        <table:table-row table:style-name="ro1">
          <table:table-cell/>
          <table:table-cell office:value-type="float" office:value="554.619">
            <text:p>554.619</text:p>
          </table:table-cell>
          <table:table-cell office:value-type="string">
            <text:p>GC</text:p>
          </table:table-cell>
          <table:table-cell office:value-type="string">
            <text:p>966272K</text:p>
          </table:table-cell>
          <table:table-cell office:value-type="float" office:value="0.244628">
            <text:p>0.244628</text:p>
          </table:table-cell>
          <table:table-cell/>
        </table:table-row>
        <table:table-row table:style-name="ro1">
          <table:table-cell/>
          <table:table-cell office:value-type="float" office:value="556.448">
            <text:p>556.448</text:p>
          </table:table-cell>
          <table:table-cell office:value-type="string">
            <text:p>GC</text:p>
          </table:table-cell>
          <table:table-cell office:value-type="string">
            <text:p>966208K</text:p>
          </table:table-cell>
          <table:table-cell office:value-type="float" office:value="0.209112">
            <text:p>0.209112</text:p>
          </table:table-cell>
          <table:table-cell/>
        </table:table-row>
        <table:table-row table:style-name="ro1">
          <table:table-cell/>
          <table:table-cell office:value-type="float" office:value="558.299">
            <text:p>558.299</text:p>
          </table:table-cell>
          <table:table-cell office:value-type="string">
            <text:p>GC</text:p>
          </table:table-cell>
          <table:table-cell office:value-type="string">
            <text:p>966400K</text:p>
          </table:table-cell>
          <table:table-cell office:value-type="float" office:value="0.295145">
            <text:p>0.295145</text:p>
          </table:table-cell>
          <table:table-cell/>
        </table:table-row>
        <table:table-row table:style-name="ro1">
          <table:table-cell/>
          <table:table-cell office:value-type="float" office:value="560.951">
            <text:p>560.951</text:p>
          </table:table-cell>
          <table:table-cell office:value-type="string">
            <text:p>GC</text:p>
          </table:table-cell>
          <table:table-cell office:value-type="string">
            <text:p>966720K</text:p>
          </table:table-cell>
          <table:table-cell office:value-type="float" office:value="0.234759">
            <text:p>0.234759</text:p>
          </table:table-cell>
          <table:table-cell/>
        </table:table-row>
        <table:table-row table:style-name="ro1">
          <table:table-cell/>
          <table:table-cell office:value-type="float" office:value="562.561">
            <text:p>562.561</text:p>
          </table:table-cell>
          <table:table-cell office:value-type="string">
            <text:p>GC</text:p>
          </table:table-cell>
          <table:table-cell office:value-type="string">
            <text:p>968256K</text:p>
          </table:table-cell>
          <table:table-cell office:value-type="float" office:value="0.158781">
            <text:p>0.158781</text:p>
          </table:table-cell>
          <table:table-cell/>
        </table:table-row>
        <table:table-row table:style-name="ro1">
          <table:table-cell/>
          <table:table-cell office:value-type="float" office:value="564.703">
            <text:p>564.703</text:p>
          </table:table-cell>
          <table:table-cell office:value-type="string">
            <text:p>GC</text:p>
          </table:table-cell>
          <table:table-cell office:value-type="string">
            <text:p>968896K</text:p>
          </table:table-cell>
          <table:table-cell office:value-type="float" office:value="0.191693">
            <text:p>0.191693</text:p>
          </table:table-cell>
          <table:table-cell/>
        </table:table-row>
        <table:table-row table:style-name="ro1">
          <table:table-cell/>
          <table:table-cell office:value-type="float" office:value="566.352">
            <text:p>566.352</text:p>
          </table:table-cell>
          <table:table-cell office:value-type="string">
            <text:p>GC</text:p>
          </table:table-cell>
          <table:table-cell office:value-type="string">
            <text:p>971776K</text:p>
          </table:table-cell>
          <table:table-cell office:value-type="float" office:value="0.131627">
            <text:p>0.131627</text:p>
          </table:table-cell>
          <table:table-cell/>
        </table:table-row>
        <table:table-row table:style-name="ro1">
          <table:table-cell/>
          <table:table-cell office:value-type="float" office:value="568.016">
            <text:p>568.016</text:p>
          </table:table-cell>
          <table:table-cell office:value-type="string">
            <text:p>GC</text:p>
          </table:table-cell>
          <table:table-cell office:value-type="string">
            <text:p>972416K</text:p>
          </table:table-cell>
          <table:table-cell office:value-type="float" office:value="0.123072">
            <text:p>0.123072</text:p>
          </table:table-cell>
          <table:table-cell/>
        </table:table-row>
        <table:table-row table:style-name="ro1">
          <table:table-cell/>
          <table:table-cell office:value-type="float" office:value="569.426">
            <text:p>569.426</text:p>
          </table:table-cell>
          <table:table-cell office:value-type="string">
            <text:p>GC</text:p>
          </table:table-cell>
          <table:table-cell office:value-type="string">
            <text:p>977600K</text:p>
          </table:table-cell>
          <table:table-cell office:value-type="float" office:value="0.142101">
            <text:p>0.142101</text:p>
          </table:table-cell>
          <table:table-cell/>
        </table:table-row>
        <table:table-row table:style-name="ro1">
          <table:table-cell/>
          <table:table-cell office:value-type="float" office:value="571.233">
            <text:p>571.233</text:p>
          </table:table-cell>
          <table:table-cell office:value-type="string">
            <text:p>GC</text:p>
          </table:table-cell>
          <table:table-cell office:value-type="string">
            <text:p>978240K</text:p>
          </table:table-cell>
          <table:table-cell office:value-type="float" office:value="0.175964">
            <text:p>0.175964</text:p>
          </table:table-cell>
          <table:table-cell/>
        </table:table-row>
        <table:table-row table:style-name="ro1">
          <table:table-cell/>
          <table:table-cell office:value-type="float" office:value="573.219">
            <text:p>573.219</text:p>
          </table:table-cell>
          <table:table-cell office:value-type="string">
            <text:p>GC</text:p>
          </table:table-cell>
          <table:table-cell office:value-type="string">
            <text:p>983488K</text:p>
          </table:table-cell>
          <table:table-cell office:value-type="float" office:value="0.248707">
            <text:p>0.248707</text:p>
          </table:table-cell>
          <table:table-cell/>
        </table:table-row>
        <table:table-row table:style-name="ro1">
          <table:table-cell/>
          <table:table-cell office:value-type="float" office:value="575.236">
            <text:p>575.236</text:p>
          </table:table-cell>
          <table:table-cell office:value-type="string">
            <text:p>GC</text:p>
          </table:table-cell>
          <table:table-cell office:value-type="string">
            <text:p>984064K</text:p>
          </table:table-cell>
          <table:table-cell office:value-type="float" office:value="0.231995">
            <text:p>0.231995</text:p>
          </table:table-cell>
          <table:table-cell/>
        </table:table-row>
        <table:table-row table:style-name="ro1">
          <table:table-cell/>
          <table:table-cell office:value-type="float" office:value="577.151">
            <text:p>577.151</text:p>
          </table:table-cell>
          <table:table-cell office:value-type="string">
            <text:p>GC</text:p>
          </table:table-cell>
          <table:table-cell office:value-type="string">
            <text:p>989184K</text:p>
          </table:table-cell>
          <table:table-cell office:value-type="float" office:value="0.131821">
            <text:p>0.131821</text:p>
          </table:table-cell>
          <table:table-cell/>
        </table:table-row>
        <table:table-row table:style-name="ro1">
          <table:table-cell/>
          <table:table-cell office:value-type="float" office:value="578.686">
            <text:p>578.686</text:p>
          </table:table-cell>
          <table:table-cell office:value-type="string">
            <text:p>GC</text:p>
          </table:table-cell>
          <table:table-cell office:value-type="string">
            <text:p>989632K</text:p>
          </table:table-cell>
          <table:table-cell office:value-type="float" office:value="0.121514">
            <text:p>0.121514</text:p>
          </table:table-cell>
          <table:table-cell/>
        </table:table-row>
        <table:table-row table:style-name="ro1">
          <table:table-cell/>
          <table:table-cell office:value-type="float" office:value="580.269">
            <text:p>580.269</text:p>
          </table:table-cell>
          <table:table-cell office:value-type="string">
            <text:p>GC</text:p>
          </table:table-cell>
          <table:table-cell office:value-type="string">
            <text:p>994368K</text:p>
          </table:table-cell>
          <table:table-cell office:value-type="float" office:value="0.138804">
            <text:p>0.138804</text:p>
          </table:table-cell>
          <table:table-cell/>
        </table:table-row>
        <table:table-row table:style-name="ro1">
          <table:table-cell/>
          <table:table-cell office:value-type="float" office:value="581.862">
            <text:p>581.862</text:p>
          </table:table-cell>
          <table:table-cell office:value-type="string">
            <text:p>GC</text:p>
          </table:table-cell>
          <table:table-cell office:value-type="string">
            <text:p>994688K</text:p>
          </table:table-cell>
          <table:table-cell office:value-type="float" office:value="0.103669">
            <text:p>0.103669</text:p>
          </table:table-cell>
          <table:table-cell/>
        </table:table-row>
        <table:table-row table:style-name="ro1">
          <table:table-cell/>
          <table:table-cell office:value-type="float" office:value="583.461">
            <text:p>583.461</text:p>
          </table:table-cell>
          <table:table-cell office:value-type="string">
            <text:p>GC</text:p>
          </table:table-cell>
          <table:table-cell office:value-type="string">
            <text:p>999296K</text:p>
          </table:table-cell>
          <table:table-cell office:value-type="float" office:value="0.135149">
            <text:p>0.135149</text:p>
          </table:table-cell>
          <table:table-cell/>
        </table:table-row>
        <table:table-row table:style-name="ro1">
          <table:table-cell/>
          <table:table-cell office:value-type="float" office:value="585.787">
            <text:p>585.787</text:p>
          </table:table-cell>
          <table:table-cell office:value-type="string">
            <text:p>GC</text:p>
          </table:table-cell>
          <table:table-cell office:value-type="string">
            <text:p>999424K</text:p>
          </table:table-cell>
          <table:table-cell office:value-type="float" office:value="0.113463">
            <text:p>0.113463</text:p>
          </table:table-cell>
          <table:table-cell/>
        </table:table-row>
        <table:table-row table:style-name="ro1">
          <table:table-cell/>
          <table:table-cell office:value-type="float" office:value="587.892">
            <text:p>587.892</text:p>
          </table:table-cell>
          <table:table-cell office:value-type="string">
            <text:p>GC</text:p>
          </table:table-cell>
          <table:table-cell office:value-type="string">
            <text:p>1003648K</text:p>
          </table:table-cell>
          <table:table-cell office:value-type="float" office:value="0.162945">
            <text:p>0.162945</text:p>
          </table:table-cell>
          <table:table-cell/>
        </table:table-row>
        <table:table-row table:style-name="ro1">
          <table:table-cell/>
          <table:table-cell office:value-type="float" office:value="590.022">
            <text:p>590.022</text:p>
          </table:table-cell>
          <table:table-cell office:value-type="string">
            <text:p>GC</text:p>
          </table:table-cell>
          <table:table-cell office:value-type="string">
            <text:p>1003648K</text:p>
          </table:table-cell>
          <table:table-cell office:value-type="float" office:value="0.127552">
            <text:p>0.127552</text:p>
          </table:table-cell>
          <table:table-cell/>
        </table:table-row>
        <table:table-row table:style-name="ro1">
          <table:table-cell/>
          <table:table-cell office:value-type="float" office:value="591.998">
            <text:p>591.998</text:p>
          </table:table-cell>
          <table:table-cell office:value-type="string">
            <text:p>GC</text:p>
          </table:table-cell>
          <table:table-cell office:value-type="string">
            <text:p>1008448K</text:p>
          </table:table-cell>
          <table:table-cell office:value-type="float" office:value="0.097261">
            <text:p>0.097261</text:p>
          </table:table-cell>
          <table:table-cell/>
        </table:table-row>
        <table:table-row table:style-name="ro1">
          <table:table-cell/>
          <table:table-cell office:value-type="float" office:value="594.086">
            <text:p>594.086</text:p>
          </table:table-cell>
          <table:table-cell office:value-type="string">
            <text:p>GC</text:p>
          </table:table-cell>
          <table:table-cell office:value-type="string">
            <text:p>1008064K</text:p>
          </table:table-cell>
          <table:table-cell office:value-type="float" office:value="0.054114">
            <text:p>0.054114</text:p>
          </table:table-cell>
          <table:table-cell/>
        </table:table-row>
        <table:table-row table:style-name="ro1">
          <table:table-cell/>
          <table:table-cell office:value-type="float" office:value="600.065">
            <text:p>600.065</text:p>
          </table:table-cell>
          <table:table-cell office:value-type="string">
            <text:p>GC</text:p>
          </table:table-cell>
          <table:table-cell office:value-type="string">
            <text:p>1008512K</text:p>
          </table:table-cell>
          <table:table-cell office:value-type="float" office:value="0.361222">
            <text:p>0.361222</text:p>
          </table:table-cell>
          <table:table-cell/>
        </table:table-row>
        <table:table-row table:style-name="ro1">
          <table:table-cell/>
          <table:table-cell office:value-type="float" office:value="602.361">
            <text:p>602.361</text:p>
          </table:table-cell>
          <table:table-cell office:value-type="string">
            <text:p>GC</text:p>
          </table:table-cell>
          <table:table-cell office:value-type="string">
            <text:p>1001216K</text:p>
          </table:table-cell>
          <table:table-cell office:value-type="float" office:value="0.304363">
            <text:p>0.304363</text:p>
          </table:table-cell>
          <table:table-cell/>
        </table:table-row>
        <table:table-row table:style-name="ro1">
          <table:table-cell/>
          <table:table-cell office:value-type="float" office:value="604.483">
            <text:p>604.483</text:p>
          </table:table-cell>
          <table:table-cell office:value-type="string">
            <text:p>GC</text:p>
          </table:table-cell>
          <table:table-cell office:value-type="string">
            <text:p>999168K</text:p>
          </table:table-cell>
          <table:table-cell office:value-type="float" office:value="0.335544">
            <text:p>0.335544</text:p>
          </table:table-cell>
          <table:table-cell/>
        </table:table-row>
        <table:table-row table:style-name="ro1">
          <table:table-cell/>
          <table:table-cell office:value-type="float" office:value="606.556">
            <text:p>606.556</text:p>
          </table:table-cell>
          <table:table-cell office:value-type="string">
            <text:p>GC</text:p>
          </table:table-cell>
          <table:table-cell office:value-type="string">
            <text:p>999680K</text:p>
          </table:table-cell>
          <table:table-cell office:value-type="float" office:value="0.348227">
            <text:p>0.348227</text:p>
          </table:table-cell>
          <table:table-cell/>
        </table:table-row>
        <table:table-row table:style-name="ro1">
          <table:table-cell/>
          <table:table-cell office:value-type="float" office:value="608.542">
            <text:p>608.542</text:p>
          </table:table-cell>
          <table:table-cell office:value-type="string">
            <text:p>GC</text:p>
          </table:table-cell>
          <table:table-cell office:value-type="string">
            <text:p>983808K</text:p>
          </table:table-cell>
          <table:table-cell office:value-type="float" office:value="0.371919">
            <text:p>0.371919</text:p>
          </table:table-cell>
          <table:table-cell/>
        </table:table-row>
        <table:table-row table:style-name="ro1">
          <table:table-cell/>
          <table:table-cell office:value-type="float" office:value="610.606">
            <text:p>610.606</text:p>
          </table:table-cell>
          <table:table-cell office:value-type="string">
            <text:p>GC</text:p>
          </table:table-cell>
          <table:table-cell office:value-type="string">
            <text:p>987264K</text:p>
          </table:table-cell>
          <table:table-cell office:value-type="float" office:value="0.590078">
            <text:p>0.590078</text:p>
          </table:table-cell>
          <table:table-cell/>
        </table:table-row>
        <table:table-row table:style-name="ro1">
          <table:table-cell/>
          <table:table-cell office:value-type="float" office:value="612.895">
            <text:p>612.895</text:p>
          </table:table-cell>
          <table:table-cell office:value-type="string">
            <text:p>GC</text:p>
          </table:table-cell>
          <table:table-cell office:value-type="string">
            <text:p>967680K</text:p>
          </table:table-cell>
          <table:table-cell office:value-type="float" office:value="0.423553">
            <text:p>0.423553</text:p>
          </table:table-cell>
          <table:table-cell/>
        </table:table-row>
        <table:table-row table:style-name="ro1">
          <table:table-cell/>
          <table:table-cell office:value-type="float" office:value="614.751">
            <text:p>614.751</text:p>
          </table:table-cell>
          <table:table-cell office:value-type="string">
            <text:p>GC</text:p>
          </table:table-cell>
          <table:table-cell office:value-type="string">
            <text:p>968704K</text:p>
          </table:table-cell>
          <table:table-cell office:value-type="float" office:value="0.581766">
            <text:p>0.581766</text:p>
          </table:table-cell>
          <table:table-cell/>
        </table:table-row>
        <table:table-row table:style-name="ro1">
          <table:table-cell/>
          <table:table-cell office:value-type="float" office:value="616.707">
            <text:p>616.707</text:p>
          </table:table-cell>
          <table:table-cell office:value-type="string">
            <text:p>GC</text:p>
          </table:table-cell>
          <table:table-cell office:value-type="string">
            <text:p>954240K</text:p>
          </table:table-cell>
          <table:table-cell office:value-type="float" office:value="0.506275">
            <text:p>0.506275</text:p>
          </table:table-cell>
          <table:table-cell/>
        </table:table-row>
        <table:table-row table:style-name="ro1">
          <table:table-cell/>
          <table:table-cell office:value-type="float" office:value="618.616">
            <text:p>618.616</text:p>
          </table:table-cell>
          <table:table-cell office:value-type="string">
            <text:p>GC</text:p>
          </table:table-cell>
          <table:table-cell office:value-type="string">
            <text:p>947072K</text:p>
          </table:table-cell>
          <table:table-cell office:value-type="float" office:value="0.517772">
            <text:p>0.517772</text:p>
          </table:table-cell>
          <table:table-cell/>
        </table:table-row>
        <table:table-row table:style-name="ro1">
          <table:table-cell/>
          <table:table-cell office:value-type="float" office:value="620.596">
            <text:p>620.596</text:p>
          </table:table-cell>
          <table:table-cell office:value-type="string">
            <text:p>GC</text:p>
          </table:table-cell>
          <table:table-cell office:value-type="string">
            <text:p>938816K</text:p>
          </table:table-cell>
          <table:table-cell office:value-type="float" office:value="0.607282">
            <text:p>0.607282</text:p>
          </table:table-cell>
          <table:table-cell/>
        </table:table-row>
        <table:table-row table:style-name="ro1">
          <table:table-cell/>
          <table:table-cell office:value-type="float" office:value="622.539">
            <text:p>622.539</text:p>
          </table:table-cell>
          <table:table-cell office:value-type="string">
            <text:p>GC</text:p>
          </table:table-cell>
          <table:table-cell office:value-type="string">
            <text:p>946560K</text:p>
          </table:table-cell>
          <table:table-cell office:value-type="float" office:value="0.635781">
            <text:p>0.635781</text:p>
          </table:table-cell>
          <table:table-cell/>
        </table:table-row>
        <table:table-row table:style-name="ro1">
          <table:table-cell/>
          <table:table-cell office:value-type="float" office:value="623.175">
            <text:p>623.175</text:p>
          </table:table-cell>
          <table:table-cell office:value-type="string">
            <text:p>Full</text:p>
          </table:table-cell>
          <table:table-cell office:value-type="string">
            <text:p>1009216K</text:p>
          </table:table-cell>
          <table:table-cell office:value-type="float" office:value="9.15298">
            <text:p>9.15298</text:p>
          </table:table-cell>
          <table:table-cell/>
        </table:table-row>
        <table:table-row table:style-name="ro1">
          <table:table-cell/>
          <table:table-cell office:value-type="float" office:value="633.669">
            <text:p>633.669</text:p>
          </table:table-cell>
          <table:table-cell office:value-type="string">
            <text:p>GC</text:p>
          </table:table-cell>
          <table:table-cell office:value-type="string">
            <text:p>1008704K</text:p>
          </table:table-cell>
          <table:table-cell office:value-type="float" office:value="0.127654">
            <text:p>0.127654</text:p>
          </table:table-cell>
          <table:table-cell/>
        </table:table-row>
        <table:table-row table:style-name="ro1">
          <table:table-cell/>
          <table:table-cell office:value-type="float" office:value="634.976">
            <text:p>634.976</text:p>
          </table:table-cell>
          <table:table-cell office:value-type="string">
            <text:p>GC</text:p>
          </table:table-cell>
          <table:table-cell office:value-type="string">
            <text:p>924864K</text:p>
          </table:table-cell>
          <table:table-cell office:value-type="float" office:value="0.160437">
            <text:p>0.160437</text:p>
          </table:table-cell>
          <table:table-cell/>
        </table:table-row>
        <table:table-row table:style-name="ro1">
          <table:table-cell/>
          <table:table-cell office:value-type="float" office:value="636.509">
            <text:p>636.509</text:p>
          </table:table-cell>
          <table:table-cell office:value-type="string">
            <text:p>GC</text:p>
          </table:table-cell>
          <table:table-cell office:value-type="string">
            <text:p>1011264K</text:p>
          </table:table-cell>
          <table:table-cell office:value-type="float" office:value="0.232742">
            <text:p>0.232742</text:p>
          </table:table-cell>
          <table:table-cell/>
        </table:table-row>
        <table:table-row table:style-name="ro1">
          <table:table-cell/>
          <table:table-cell office:value-type="float" office:value="638.204">
            <text:p>638.204</text:p>
          </table:table-cell>
          <table:table-cell office:value-type="string">
            <text:p>GC</text:p>
          </table:table-cell>
          <table:table-cell office:value-type="string">
            <text:p>936832K</text:p>
          </table:table-cell>
          <table:table-cell office:value-type="float" office:value="0.241589">
            <text:p>0.241589</text:p>
          </table:table-cell>
          <table:table-cell/>
        </table:table-row>
        <table:table-row table:style-name="ro1">
          <table:table-cell/>
          <table:table-cell office:value-type="float" office:value="639.84">
            <text:p>639.84</text:p>
          </table:table-cell>
          <table:table-cell office:value-type="string">
            <text:p>GC</text:p>
          </table:table-cell>
          <table:table-cell office:value-type="string">
            <text:p>1012032K</text:p>
          </table:table-cell>
          <table:table-cell office:value-type="float" office:value="0.242776">
            <text:p>0.242776</text:p>
          </table:table-cell>
          <table:table-cell/>
        </table:table-row>
        <table:table-row table:style-name="ro1">
          <table:table-cell/>
          <table:table-cell office:value-type="float" office:value="641.49">
            <text:p>641.49</text:p>
          </table:table-cell>
          <table:table-cell office:value-type="string">
            <text:p>GC</text:p>
          </table:table-cell>
          <table:table-cell office:value-type="string">
            <text:p>1007616K</text:p>
          </table:table-cell>
          <table:table-cell office:value-type="float" office:value="0.309048">
            <text:p>0.309048</text:p>
          </table:table-cell>
          <table:table-cell/>
        </table:table-row>
        <table:table-row table:style-name="ro1">
          <table:table-cell/>
          <table:table-cell office:value-type="float" office:value="643.023">
            <text:p>643.023</text:p>
          </table:table-cell>
          <table:table-cell office:value-type="string">
            <text:p>GC</text:p>
          </table:table-cell>
          <table:table-cell office:value-type="string">
            <text:p>1017088K</text:p>
          </table:table-cell>
          <table:table-cell office:value-type="float" office:value="0.241738">
            <text:p>0.241738</text:p>
          </table:table-cell>
          <table:table-cell/>
        </table:table-row>
        <table:table-row table:style-name="ro1">
          <table:table-cell/>
          <table:table-cell office:value-type="float" office:value="644.715">
            <text:p>644.715</text:p>
          </table:table-cell>
          <table:table-cell office:value-type="string">
            <text:p>GC</text:p>
          </table:table-cell>
          <table:table-cell office:value-type="string">
            <text:p>1014336K</text:p>
          </table:table-cell>
          <table:table-cell office:value-type="float" office:value="0.223193">
            <text:p>0.223193</text:p>
          </table:table-cell>
          <table:table-cell/>
        </table:table-row>
        <table:table-row table:style-name="ro1">
          <table:table-cell/>
          <table:table-cell office:value-type="float" office:value="646.19">
            <text:p>646.19</text:p>
          </table:table-cell>
          <table:table-cell office:value-type="string">
            <text:p>GC</text:p>
          </table:table-cell>
          <table:table-cell office:value-type="string">
            <text:p>1025280K</text:p>
          </table:table-cell>
          <table:table-cell office:value-type="float" office:value="0.2221">
            <text:p>0.2221</text:p>
          </table:table-cell>
          <table:table-cell/>
        </table:table-row>
        <table:table-row table:style-name="ro1">
          <table:table-cell/>
          <table:table-cell office:value-type="float" office:value="647.861">
            <text:p>647.861</text:p>
          </table:table-cell>
          <table:table-cell office:value-type="string">
            <text:p>GC</text:p>
          </table:table-cell>
          <table:table-cell office:value-type="string">
            <text:p>1023616K</text:p>
          </table:table-cell>
          <table:table-cell office:value-type="float" office:value="0.175534">
            <text:p>0.175534</text:p>
          </table:table-cell>
          <table:table-cell/>
        </table:table-row>
        <table:table-row table:style-name="ro1">
          <table:table-cell/>
          <table:table-cell office:value-type="float" office:value="649.506">
            <text:p>649.506</text:p>
          </table:table-cell>
          <table:table-cell office:value-type="string">
            <text:p>GC</text:p>
          </table:table-cell>
          <table:table-cell office:value-type="string">
            <text:p>1030144K</text:p>
          </table:table-cell>
          <table:table-cell office:value-type="float" office:value="0.198321">
            <text:p>0.198321</text:p>
          </table:table-cell>
          <table:table-cell/>
        </table:table-row>
        <table:table-row table:style-name="ro1">
          <table:table-cell/>
          <table:table-cell office:value-type="float" office:value="651.395">
            <text:p>651.395</text:p>
          </table:table-cell>
          <table:table-cell office:value-type="string">
            <text:p>GC</text:p>
          </table:table-cell>
          <table:table-cell office:value-type="string">
            <text:p>1028608K</text:p>
          </table:table-cell>
          <table:table-cell office:value-type="float" office:value="0.189537">
            <text:p>0.189537</text:p>
          </table:table-cell>
          <table:table-cell/>
        </table:table-row>
        <table:table-row table:style-name="ro1">
          <table:table-cell/>
          <table:table-cell office:value-type="float" office:value="653.841">
            <text:p>653.841</text:p>
          </table:table-cell>
          <table:table-cell office:value-type="string">
            <text:p>GC</text:p>
          </table:table-cell>
          <table:table-cell office:value-type="string">
            <text:p>1034176K</text:p>
          </table:table-cell>
          <table:table-cell office:value-type="float" office:value="0.256797">
            <text:p>0.256797</text:p>
          </table:table-cell>
          <table:table-cell/>
        </table:table-row>
        <table:table-row table:style-name="ro1">
          <table:table-cell/>
          <table:table-cell office:value-type="float" office:value="656.682">
            <text:p>656.682</text:p>
          </table:table-cell>
          <table:table-cell office:value-type="string">
            <text:p>GC</text:p>
          </table:table-cell>
          <table:table-cell office:value-type="string">
            <text:p>1032640K</text:p>
          </table:table-cell>
          <table:table-cell office:value-type="float" office:value="0.330049">
            <text:p>0.330049</text:p>
          </table:table-cell>
          <table:table-cell/>
        </table:table-row>
        <table:table-row table:style-name="ro1">
          <table:table-cell/>
          <table:table-cell office:value-type="float" office:value="659.013">
            <text:p>659.013</text:p>
          </table:table-cell>
          <table:table-cell office:value-type="string">
            <text:p>GC</text:p>
          </table:table-cell>
          <table:table-cell office:value-type="string">
            <text:p>1039488K</text:p>
          </table:table-cell>
          <table:table-cell office:value-type="float" office:value="0.178476">
            <text:p>0.178476</text:p>
          </table:table-cell>
          <table:table-cell/>
        </table:table-row>
        <table:table-row table:style-name="ro1">
          <table:table-cell/>
          <table:table-cell office:value-type="float" office:value="661.149">
            <text:p>661.149</text:p>
          </table:table-cell>
          <table:table-cell office:value-type="string">
            <text:p>GC</text:p>
          </table:table-cell>
          <table:table-cell office:value-type="string">
            <text:p>1037632K</text:p>
          </table:table-cell>
          <table:table-cell office:value-type="float" office:value="0.0511">
            <text:p>0.0511</text:p>
          </table:table-cell>
          <table:table-cell/>
        </table:table-row>
        <table:table-row table:style-name="ro1">
          <table:table-cell/>
          <table:table-cell office:value-type="float" office:value="662.65">
            <text:p>662.65</text:p>
          </table:table-cell>
          <table:table-cell office:value-type="string">
            <text:p>GC</text:p>
          </table:table-cell>
          <table:table-cell office:value-type="string">
            <text:p>1044160K</text:p>
          </table:table-cell>
          <table:table-cell office:value-type="float" office:value="0.063542">
            <text:p>0.063542</text:p>
          </table:table-cell>
          <table:table-cell/>
        </table:table-row>
        <table:table-row table:style-name="ro1">
          <table:table-cell/>
          <table:table-cell office:value-type="float" office:value="664.192">
            <text:p>664.192</text:p>
          </table:table-cell>
          <table:table-cell office:value-type="string">
            <text:p>GC</text:p>
          </table:table-cell>
          <table:table-cell office:value-type="string">
            <text:p>1042496K</text:p>
          </table:table-cell>
          <table:table-cell office:value-type="float" office:value="0.09136">
            <text:p>0.09136</text:p>
          </table:table-cell>
          <table:table-cell/>
        </table:table-row>
        <table:table-row table:style-name="ro1">
          <table:table-cell/>
          <table:table-cell office:value-type="float" office:value="666.273">
            <text:p>666.273</text:p>
          </table:table-cell>
          <table:table-cell office:value-type="string">
            <text:p>GC</text:p>
          </table:table-cell>
          <table:table-cell office:value-type="string">
            <text:p>1048320K</text:p>
          </table:table-cell>
          <table:table-cell office:value-type="float" office:value="0.098288">
            <text:p>0.098288</text:p>
          </table:table-cell>
          <table:table-cell/>
        </table:table-row>
        <table:table-row table:style-name="ro1">
          <table:table-cell/>
          <table:table-cell office:value-type="float" office:value="668.801">
            <text:p>668.801</text:p>
          </table:table-cell>
          <table:table-cell office:value-type="string">
            <text:p>GC</text:p>
          </table:table-cell>
          <table:table-cell office:value-type="string">
            <text:p>1046720K</text:p>
          </table:table-cell>
          <table:table-cell office:value-type="float" office:value="0.061347">
            <text:p>0.061347</text:p>
          </table:table-cell>
          <table:table-cell/>
        </table:table-row>
        <table:table-row table:style-name="ro1">
          <table:table-cell/>
          <table:table-cell office:value-type="float" office:value="670.414">
            <text:p>670.414</text:p>
          </table:table-cell>
          <table:table-cell office:value-type="string">
            <text:p>GC</text:p>
          </table:table-cell>
          <table:table-cell office:value-type="string">
            <text:p>1052992K</text:p>
          </table:table-cell>
          <table:table-cell office:value-type="float" office:value="0.052062">
            <text:p>0.052062</text:p>
          </table:table-cell>
          <table:table-cell/>
        </table:table-row>
        <table:table-row table:style-name="ro1">
          <table:table-cell/>
          <table:table-cell office:value-type="float" office:value="672.305">
            <text:p>672.305</text:p>
          </table:table-cell>
          <table:table-cell office:value-type="string">
            <text:p>GC</text:p>
          </table:table-cell>
          <table:table-cell office:value-type="string">
            <text:p>1051328K</text:p>
          </table:table-cell>
          <table:table-cell office:value-type="float" office:value="0.07991">
            <text:p>0.07991</text:p>
          </table:table-cell>
          <table:table-cell/>
        </table:table-row>
        <table:table-row table:style-name="ro1">
          <table:table-cell/>
          <table:table-cell office:value-type="float" office:value="674.229">
            <text:p>674.229</text:p>
          </table:table-cell>
          <table:table-cell office:value-type="string">
            <text:p>GC</text:p>
          </table:table-cell>
          <table:table-cell office:value-type="string">
            <text:p>1057856K</text:p>
          </table:table-cell>
          <table:table-cell office:value-type="float" office:value="0.075548">
            <text:p>0.075548</text:p>
          </table:table-cell>
          <table:table-cell/>
        </table:table-row>
        <table:table-row table:style-name="ro1">
          <table:table-cell/>
          <table:table-cell office:value-type="float" office:value="675.434">
            <text:p>675.434</text:p>
          </table:table-cell>
          <table:table-cell office:value-type="string">
            <text:p>GC</text:p>
          </table:table-cell>
          <table:table-cell office:value-type="string">
            <text:p>1056192K</text:p>
          </table:table-cell>
          <table:table-cell office:value-type="float" office:value="0.03027">
            <text:p>0.03027</text:p>
          </table:table-cell>
          <table:table-cell/>
        </table:table-row>
        <table:table-row table:style-name="ro1">
          <table:table-cell/>
          <table:table-cell office:value-type="float" office:value="676.468">
            <text:p>676.468</text:p>
          </table:table-cell>
          <table:table-cell office:value-type="string">
            <text:p>GC</text:p>
          </table:table-cell>
          <table:table-cell office:value-type="string">
            <text:p>1062592K</text:p>
          </table:table-cell>
          <table:table-cell office:value-type="float" office:value="0.031932">
            <text:p>0.031932</text:p>
          </table:table-cell>
          <table:table-cell/>
        </table:table-row>
        <table:table-row table:style-name="ro1">
          <table:table-cell/>
          <table:table-cell office:value-type="float" office:value="677.57">
            <text:p>677.57</text:p>
          </table:table-cell>
          <table:table-cell office:value-type="string">
            <text:p>GC</text:p>
          </table:table-cell>
          <table:table-cell office:value-type="string">
            <text:p>1060864K</text:p>
          </table:table-cell>
          <table:table-cell office:value-type="float" office:value="0.020895">
            <text:p>0.020895</text:p>
          </table:table-cell>
          <table:table-cell/>
        </table:table-row>
        <table:table-row table:style-name="ro1">
          <table:table-cell/>
          <table:table-cell office:value-type="float" office:value="678.316">
            <text:p>678.316</text:p>
          </table:table-cell>
          <table:table-cell office:value-type="string">
            <text:p>GC</text:p>
          </table:table-cell>
          <table:table-cell office:value-type="string">
            <text:p>1067200K</text:p>
          </table:table-cell>
          <table:table-cell office:value-type="float" office:value="0.025683">
            <text:p>0.025683</text:p>
          </table:table-cell>
          <table:table-cell/>
        </table:table-row>
        <table:table-row table:style-name="ro1">
          <table:table-cell/>
          <table:table-cell office:value-type="float" office:value="679.001">
            <text:p>679.001</text:p>
          </table:table-cell>
          <table:table-cell office:value-type="string">
            <text:p>GC</text:p>
          </table:table-cell>
          <table:table-cell office:value-type="string">
            <text:p>1065408K</text:p>
          </table:table-cell>
          <table:table-cell office:value-type="float" office:value="0.018071">
            <text:p>0.018071</text:p>
          </table:table-cell>
          <table:table-cell/>
        </table:table-row>
        <table:table-row table:style-name="ro1">
          <table:table-cell/>
          <table:table-cell office:value-type="float" office:value="679.882">
            <text:p>679.882</text:p>
          </table:table-cell>
          <table:table-cell office:value-type="string">
            <text:p>GC</text:p>
          </table:table-cell>
          <table:table-cell office:value-type="string">
            <text:p>1071296K</text:p>
          </table:table-cell>
          <table:table-cell office:value-type="float" office:value="0.025456">
            <text:p>0.025456</text:p>
          </table:table-cell>
          <table:table-cell/>
        </table:table-row>
        <table:table-row table:style-name="ro1">
          <table:table-cell/>
          <table:table-cell office:value-type="float" office:value="680.609">
            <text:p>680.609</text:p>
          </table:table-cell>
          <table:table-cell office:value-type="string">
            <text:p>GC</text:p>
          </table:table-cell>
          <table:table-cell office:value-type="string">
            <text:p>1069504K</text:p>
          </table:table-cell>
          <table:table-cell office:value-type="float" office:value="0.023066">
            <text:p>0.023066</text:p>
          </table:table-cell>
          <table:table-cell/>
        </table:table-row>
        <table:table-row table:style-name="ro1">
          <table:table-cell/>
          <table:table-cell office:value-type="float" office:value="682.593">
            <text:p>682.593</text:p>
          </table:table-cell>
          <table:table-cell office:value-type="string">
            <text:p>GC</text:p>
          </table:table-cell>
          <table:table-cell office:value-type="string">
            <text:p>1073280K</text:p>
          </table:table-cell>
          <table:table-cell office:value-type="float" office:value="0.065647">
            <text:p>0.065647</text:p>
          </table:table-cell>
          <table:table-cell/>
        </table:table-row>
        <table:table-row table:style-name="ro1">
          <table:table-cell/>
          <table:table-cell office:value-type="float" office:value="683.78">
            <text:p>683.78</text:p>
          </table:table-cell>
          <table:table-cell office:value-type="string">
            <text:p>GC</text:p>
          </table:table-cell>
          <table:table-cell office:value-type="string">
            <text:p>1073408K</text:p>
          </table:table-cell>
          <table:table-cell office:value-type="float" office:value="0.099156">
            <text:p>0.099156</text:p>
          </table:table-cell>
          <table:table-cell/>
        </table:table-row>
        <table:table-row table:style-name="ro1">
          <table:table-cell/>
          <table:table-cell office:value-type="float" office:value="684.528">
            <text:p>684.528</text:p>
          </table:table-cell>
          <table:table-cell office:value-type="string">
            <text:p>GC</text:p>
          </table:table-cell>
          <table:table-cell office:value-type="string">
            <text:p>1067328K</text:p>
          </table:table-cell>
          <table:table-cell office:value-type="float" office:value="0.11929">
            <text:p>0.11929</text:p>
          </table:table-cell>
          <table:table-cell/>
        </table:table-row>
        <table:table-row table:style-name="ro1">
          <table:table-cell/>
          <table:table-cell office:value-type="float" office:value="685.361">
            <text:p>685.361</text:p>
          </table:table-cell>
          <table:table-cell office:value-type="string">
            <text:p>GC</text:p>
          </table:table-cell>
          <table:table-cell office:value-type="string">
            <text:p>1068672K</text:p>
          </table:table-cell>
          <table:table-cell office:value-type="float" office:value="0.150397">
            <text:p>0.150397</text:p>
          </table:table-cell>
          <table:table-cell/>
        </table:table-row>
        <table:table-row table:style-name="ro1">
          <table:table-cell/>
          <table:table-cell office:value-type="float" office:value="686.211">
            <text:p>686.211</text:p>
          </table:table-cell>
          <table:table-cell office:value-type="string">
            <text:p>GC</text:p>
          </table:table-cell>
          <table:table-cell office:value-type="string">
            <text:p>1050496K</text:p>
          </table:table-cell>
          <table:table-cell office:value-type="float" office:value="0.156136">
            <text:p>0.156136</text:p>
          </table:table-cell>
          <table:table-cell/>
        </table:table-row>
        <table:table-row table:style-name="ro1">
          <table:table-cell/>
          <table:table-cell office:value-type="float" office:value="687.034">
            <text:p>687.034</text:p>
          </table:table-cell>
          <table:table-cell office:value-type="string">
            <text:p>GC</text:p>
          </table:table-cell>
          <table:table-cell office:value-type="string">
            <text:p>1055808K</text:p>
          </table:table-cell>
          <table:table-cell office:value-type="float" office:value="0.153535">
            <text:p>0.153535</text:p>
          </table:table-cell>
          <table:table-cell/>
        </table:table-row>
        <table:table-row table:style-name="ro1">
          <table:table-cell/>
          <table:table-cell office:value-type="float" office:value="687.783">
            <text:p>687.783</text:p>
          </table:table-cell>
          <table:table-cell office:value-type="string">
            <text:p>GC</text:p>
          </table:table-cell>
          <table:table-cell office:value-type="string">
            <text:p>1033920K</text:p>
          </table:table-cell>
          <table:table-cell office:value-type="float" office:value="0.163787">
            <text:p>0.163787</text:p>
          </table:table-cell>
          <table:table-cell/>
        </table:table-row>
        <table:table-row table:style-name="ro1">
          <table:table-cell/>
          <table:table-cell office:value-type="float" office:value="688.496">
            <text:p>688.496</text:p>
          </table:table-cell>
          <table:table-cell office:value-type="string">
            <text:p>GC</text:p>
          </table:table-cell>
          <table:table-cell office:value-type="string">
            <text:p>1036544K</text:p>
          </table:table-cell>
          <table:table-cell office:value-type="float" office:value="0.193556">
            <text:p>0.193556</text:p>
          </table:table-cell>
          <table:table-cell/>
        </table:table-row>
        <table:table-row table:style-name="ro1">
          <table:table-cell/>
          <table:table-cell office:value-type="float" office:value="689.253">
            <text:p>689.253</text:p>
          </table:table-cell>
          <table:table-cell office:value-type="string">
            <text:p>GC</text:p>
          </table:table-cell>
          <table:table-cell office:value-type="string">
            <text:p>1020864K</text:p>
          </table:table-cell>
          <table:table-cell office:value-type="float" office:value="0.209719">
            <text:p>0.209719</text:p>
          </table:table-cell>
          <table:table-cell/>
        </table:table-row>
        <table:table-row table:style-name="ro1">
          <table:table-cell/>
          <table:table-cell office:value-type="float" office:value="689.977">
            <text:p>689.977</text:p>
          </table:table-cell>
          <table:table-cell office:value-type="string">
            <text:p>GC</text:p>
          </table:table-cell>
          <table:table-cell office:value-type="string">
            <text:p>1014336K</text:p>
          </table:table-cell>
          <table:table-cell office:value-type="float" office:value="0.209276">
            <text:p>0.209276</text:p>
          </table:table-cell>
          <table:table-cell/>
        </table:table-row>
        <table:table-row table:style-name="ro1">
          <table:table-cell/>
          <table:table-cell office:value-type="float" office:value="690.702">
            <text:p>690.702</text:p>
          </table:table-cell>
          <table:table-cell office:value-type="string">
            <text:p>GC</text:p>
          </table:table-cell>
          <table:table-cell office:value-type="string">
            <text:p>1004992K</text:p>
          </table:table-cell>
          <table:table-cell office:value-type="float" office:value="0.238668">
            <text:p>0.238668</text:p>
          </table:table-cell>
          <table:table-cell/>
        </table:table-row>
        <table:table-row table:style-name="ro1">
          <table:table-cell/>
          <table:table-cell office:value-type="float" office:value="691.402">
            <text:p>691.402</text:p>
          </table:table-cell>
          <table:table-cell office:value-type="string">
            <text:p>GC</text:p>
          </table:table-cell>
          <table:table-cell office:value-type="string">
            <text:p>974912K</text:p>
          </table:table-cell>
          <table:table-cell office:value-type="float" office:value="0.27682">
            <text:p>0.27682</text:p>
          </table:table-cell>
          <table:table-cell/>
        </table:table-row>
        <table:table-row table:style-name="ro1">
          <table:table-cell/>
          <table:table-cell office:value-type="float" office:value="692.988">
            <text:p>692.988</text:p>
          </table:table-cell>
          <table:table-cell office:value-type="string">
            <text:p>GC</text:p>
          </table:table-cell>
          <table:table-cell office:value-type="string">
            <text:p>1012864K</text:p>
          </table:table-cell>
          <table:table-cell office:value-type="float" office:value="0.567761">
            <text:p>0.567761</text:p>
          </table:table-cell>
          <table:table-cell/>
        </table:table-row>
        <table:table-row table:style-name="ro1">
          <table:table-cell/>
          <table:table-cell office:value-type="float" office:value="694.975">
            <text:p>694.975</text:p>
          </table:table-cell>
          <table:table-cell office:value-type="string">
            <text:p>GC</text:p>
          </table:table-cell>
          <table:table-cell office:value-type="string">
            <text:p>958656K</text:p>
          </table:table-cell>
          <table:table-cell office:value-type="float" office:value="0.455798">
            <text:p>0.455798</text:p>
          </table:table-cell>
          <table:table-cell/>
        </table:table-row>
        <table:table-row table:style-name="ro1">
          <table:table-cell/>
          <table:table-cell office:value-type="float" office:value="696.623">
            <text:p>696.623</text:p>
          </table:table-cell>
          <table:table-cell office:value-type="string">
            <text:p>GC</text:p>
          </table:table-cell>
          <table:table-cell office:value-type="string">
            <text:p>1011200K</text:p>
          </table:table-cell>
          <table:table-cell office:value-type="float" office:value="0.390191">
            <text:p>0.390191</text:p>
          </table:table-cell>
          <table:table-cell/>
        </table:table-row>
        <table:table-row table:style-name="ro1">
          <table:table-cell/>
          <table:table-cell office:value-type="float" office:value="698.749">
            <text:p>698.749</text:p>
          </table:table-cell>
          <table:table-cell office:value-type="string">
            <text:p>GC</text:p>
          </table:table-cell>
          <table:table-cell office:value-type="string">
            <text:p>1006720K</text:p>
          </table:table-cell>
          <table:table-cell office:value-type="float" office:value="0.741229">
            <text:p>0.741229</text:p>
          </table:table-cell>
          <table:table-cell/>
        </table:table-row>
        <table:table-row table:style-name="ro1">
          <table:table-cell/>
          <table:table-cell office:value-type="float" office:value="701.697">
            <text:p>701.697</text:p>
          </table:table-cell>
          <table:table-cell office:value-type="string">
            <text:p>GC</text:p>
          </table:table-cell>
          <table:table-cell office:value-type="string">
            <text:p>1016448K</text:p>
          </table:table-cell>
          <table:table-cell office:value-type="float" office:value="0.511971">
            <text:p>0.511971</text:p>
          </table:table-cell>
          <table:table-cell/>
        </table:table-row>
        <table:table-row table:style-name="ro1">
          <table:table-cell/>
          <table:table-cell office:value-type="float" office:value="703.849">
            <text:p>703.849</text:p>
          </table:table-cell>
          <table:table-cell office:value-type="string">
            <text:p>GC</text:p>
          </table:table-cell>
          <table:table-cell office:value-type="string">
            <text:p>1014080K</text:p>
          </table:table-cell>
          <table:table-cell office:value-type="float" office:value="0.320261">
            <text:p>0.320261</text:p>
          </table:table-cell>
          <table:table-cell/>
        </table:table-row>
        <table:table-row table:style-name="ro1">
          <table:table-cell/>
          <table:table-cell office:value-type="float" office:value="705.608">
            <text:p>705.608</text:p>
          </table:table-cell>
          <table:table-cell office:value-type="string">
            <text:p>GC</text:p>
          </table:table-cell>
          <table:table-cell office:value-type="string">
            <text:p>1024448K</text:p>
          </table:table-cell>
          <table:table-cell office:value-type="float" office:value="0.330051">
            <text:p>0.330051</text:p>
          </table:table-cell>
          <table:table-cell/>
        </table:table-row>
        <table:table-row table:style-name="ro1">
          <table:table-cell/>
          <table:table-cell office:value-type="float" office:value="707.364">
            <text:p>707.364</text:p>
          </table:table-cell>
          <table:table-cell office:value-type="string">
            <text:p>GC</text:p>
          </table:table-cell>
          <table:table-cell office:value-type="string">
            <text:p>1023168K</text:p>
          </table:table-cell>
          <table:table-cell office:value-type="float" office:value="0.253215">
            <text:p>0.253215</text:p>
          </table:table-cell>
          <table:table-cell/>
        </table:table-row>
        <table:table-row table:style-name="ro1">
          <table:table-cell/>
          <table:table-cell office:value-type="float" office:value="708.884">
            <text:p>708.884</text:p>
          </table:table-cell>
          <table:table-cell office:value-type="string">
            <text:p>GC</text:p>
          </table:table-cell>
          <table:table-cell office:value-type="string">
            <text:p>1028736K</text:p>
          </table:table-cell>
          <table:table-cell office:value-type="float" office:value="0.199621">
            <text:p>0.199621</text:p>
          </table:table-cell>
          <table:table-cell/>
        </table:table-row>
        <table:table-row table:style-name="ro1">
          <table:table-cell/>
          <table:table-cell office:value-type="float" office:value="710.445">
            <text:p>710.445</text:p>
          </table:table-cell>
          <table:table-cell office:value-type="string">
            <text:p>GC</text:p>
          </table:table-cell>
          <table:table-cell office:value-type="string">
            <text:p>1028032K</text:p>
          </table:table-cell>
          <table:table-cell office:value-type="float" office:value="0.198784">
            <text:p>0.198784</text:p>
          </table:table-cell>
          <table:table-cell/>
        </table:table-row>
        <table:table-row table:style-name="ro1">
          <table:table-cell/>
          <table:table-cell office:value-type="float" office:value="711.98">
            <text:p>711.98</text:p>
          </table:table-cell>
          <table:table-cell office:value-type="string">
            <text:p>GC</text:p>
          </table:table-cell>
          <table:table-cell office:value-type="string">
            <text:p>1030528K</text:p>
          </table:table-cell>
          <table:table-cell office:value-type="float" office:value="0.143254">
            <text:p>0.143254</text:p>
          </table:table-cell>
          <table:table-cell/>
        </table:table-row>
        <table:table-row table:style-name="ro1">
          <table:table-cell/>
          <table:table-cell office:value-type="float" office:value="713.48">
            <text:p>713.48</text:p>
          </table:table-cell>
          <table:table-cell office:value-type="string">
            <text:p>GC</text:p>
          </table:table-cell>
          <table:table-cell office:value-type="string">
            <text:p>1030272K</text:p>
          </table:table-cell>
          <table:table-cell office:value-type="float" office:value="0.202578">
            <text:p>0.202578</text:p>
          </table:table-cell>
          <table:table-cell/>
        </table:table-row>
        <table:table-row table:style-name="ro1">
          <table:table-cell/>
          <table:table-cell office:value-type="float" office:value="713.683">
            <text:p>713.683</text:p>
          </table:table-cell>
          <table:table-cell office:value-type="string">
            <text:p>Full</text:p>
          </table:table-cell>
          <table:table-cell office:value-type="string">
            <text:p>1086784K</text:p>
          </table:table-cell>
          <table:table-cell office:value-type="float" office:value="9.964409">
            <text:p>9.964409</text:p>
          </table:table-cell>
          <table:table-cell/>
        </table:table-row>
        <table:table-row table:style-name="ro1">
          <table:table-cell/>
          <table:table-cell office:value-type="float" office:value="725.205">
            <text:p>725.205</text:p>
          </table:table-cell>
          <table:table-cell office:value-type="string">
            <text:p>GC</text:p>
          </table:table-cell>
          <table:table-cell office:value-type="string">
            <text:p>1089280K</text:p>
          </table:table-cell>
          <table:table-cell office:value-type="float" office:value="0.145411">
            <text:p>0.145411</text:p>
          </table:table-cell>
          <table:table-cell/>
        </table:table-row>
        <table:table-row table:style-name="ro1">
          <table:table-cell/>
          <table:table-cell office:value-type="float" office:value="729.389">
            <text:p>729.389</text:p>
          </table:table-cell>
          <table:table-cell office:value-type="string">
            <text:p>GC</text:p>
          </table:table-cell>
          <table:table-cell office:value-type="string">
            <text:p>1089344K</text:p>
          </table:table-cell>
          <table:table-cell office:value-type="float" office:value="0.258174">
            <text:p>0.258174</text:p>
          </table:table-cell>
          <table:table-cell/>
        </table:table-row>
        <table:table-row table:style-name="ro1">
          <table:table-cell/>
          <table:table-cell office:value-type="float" office:value="731.242">
            <text:p>731.242</text:p>
          </table:table-cell>
          <table:table-cell office:value-type="string">
            <text:p>GC</text:p>
          </table:table-cell>
          <table:table-cell office:value-type="string">
            <text:p>1092864K</text:p>
          </table:table-cell>
          <table:table-cell office:value-type="float" office:value="0.108719">
            <text:p>0.108719</text:p>
          </table:table-cell>
          <table:table-cell/>
        </table:table-row>
        <table:table-row table:style-name="ro1">
          <table:table-cell/>
          <table:table-cell office:value-type="float" office:value="732.66">
            <text:p>732.66</text:p>
          </table:table-cell>
          <table:table-cell office:value-type="string">
            <text:p>GC</text:p>
          </table:table-cell>
          <table:table-cell office:value-type="string">
            <text:p>1092928K</text:p>
          </table:table-cell>
          <table:table-cell office:value-type="float" office:value="0.106578">
            <text:p>0.106578</text:p>
          </table:table-cell>
          <table:table-cell/>
        </table:table-row>
        <table:table-row table:style-name="ro1">
          <table:table-cell/>
          <table:table-cell office:value-type="float" office:value="734.182">
            <text:p>734.182</text:p>
          </table:table-cell>
          <table:table-cell office:value-type="string">
            <text:p>GC</text:p>
          </table:table-cell>
          <table:table-cell office:value-type="string">
            <text:p>1098560K</text:p>
          </table:table-cell>
          <table:table-cell office:value-type="float" office:value="0.089104">
            <text:p>0.089104</text:p>
          </table:table-cell>
          <table:table-cell/>
        </table:table-row>
        <table:table-row table:style-name="ro1">
          <table:table-cell/>
          <table:table-cell office:value-type="float" office:value="735.606">
            <text:p>735.606</text:p>
          </table:table-cell>
          <table:table-cell office:value-type="string">
            <text:p>GC</text:p>
          </table:table-cell>
          <table:table-cell office:value-type="string">
            <text:p>1098624K</text:p>
          </table:table-cell>
          <table:table-cell office:value-type="float" office:value="0.133017">
            <text:p>0.133017</text:p>
          </table:table-cell>
          <table:table-cell/>
        </table:table-row>
        <table:table-row table:style-name="ro1">
          <table:table-cell/>
          <table:table-cell office:value-type="float" office:value="737.5">
            <text:p>737.5</text:p>
          </table:table-cell>
          <table:table-cell office:value-type="string">
            <text:p>GC</text:p>
          </table:table-cell>
          <table:table-cell office:value-type="string">
            <text:p>1104320K</text:p>
          </table:table-cell>
          <table:table-cell office:value-type="float" office:value="0.113316">
            <text:p>0.113316</text:p>
          </table:table-cell>
          <table:table-cell/>
        </table:table-row>
        <table:table-row table:style-name="ro1">
          <table:table-cell/>
          <table:table-cell office:value-type="float" office:value="739.249">
            <text:p>739.249</text:p>
          </table:table-cell>
          <table:table-cell office:value-type="string">
            <text:p>GC</text:p>
          </table:table-cell>
          <table:table-cell office:value-type="string">
            <text:p>1104320K</text:p>
          </table:table-cell>
          <table:table-cell office:value-type="float" office:value="0.195856">
            <text:p>0.195856</text:p>
          </table:table-cell>
          <table:table-cell/>
        </table:table-row>
        <table:table-row table:style-name="ro1">
          <table:table-cell/>
          <table:table-cell office:value-type="float" office:value="740.885">
            <text:p>740.885</text:p>
          </table:table-cell>
          <table:table-cell office:value-type="string">
            <text:p>GC</text:p>
          </table:table-cell>
          <table:table-cell office:value-type="string">
            <text:p>1109696K</text:p>
          </table:table-cell>
          <table:table-cell office:value-type="float" office:value="0.102421">
            <text:p>0.102421</text:p>
          </table:table-cell>
          <table:table-cell/>
        </table:table-row>
        <table:table-row table:style-name="ro1">
          <table:table-cell/>
          <table:table-cell office:value-type="float" office:value="742.363">
            <text:p>742.363</text:p>
          </table:table-cell>
          <table:table-cell office:value-type="string">
            <text:p>GC</text:p>
          </table:table-cell>
          <table:table-cell office:value-type="string">
            <text:p>1109632K</text:p>
          </table:table-cell>
          <table:table-cell office:value-type="float" office:value="0.103651">
            <text:p>0.103651</text:p>
          </table:table-cell>
          <table:table-cell/>
        </table:table-row>
        <table:table-row table:style-name="ro1">
          <table:table-cell/>
          <table:table-cell office:value-type="float" office:value="744.643">
            <text:p>744.643</text:p>
          </table:table-cell>
          <table:table-cell office:value-type="string">
            <text:p>GC</text:p>
          </table:table-cell>
          <table:table-cell office:value-type="string">
            <text:p>1114752K</text:p>
          </table:table-cell>
          <table:table-cell office:value-type="float" office:value="0.120225">
            <text:p>0.120225</text:p>
          </table:table-cell>
          <table:table-cell/>
        </table:table-row>
        <table:table-row table:style-name="ro1">
          <table:table-cell/>
          <table:table-cell office:value-type="float" office:value="746.223">
            <text:p>746.223</text:p>
          </table:table-cell>
          <table:table-cell office:value-type="string">
            <text:p>GC</text:p>
          </table:table-cell>
          <table:table-cell office:value-type="string">
            <text:p>1114496K</text:p>
          </table:table-cell>
          <table:table-cell office:value-type="float" office:value="0.108425">
            <text:p>0.108425</text:p>
          </table:table-cell>
          <table:table-cell/>
        </table:table-row>
        <table:table-row table:style-name="ro1">
          <table:table-cell/>
          <table:table-cell office:value-type="float" office:value="747.765">
            <text:p>747.765</text:p>
          </table:table-cell>
          <table:table-cell office:value-type="string">
            <text:p>GC</text:p>
          </table:table-cell>
          <table:table-cell office:value-type="string">
            <text:p>1119360K</text:p>
          </table:table-cell>
          <table:table-cell office:value-type="float" office:value="0.149099">
            <text:p>0.149099</text:p>
          </table:table-cell>
          <table:table-cell/>
        </table:table-row>
        <table:table-row table:style-name="ro1">
          <table:table-cell/>
          <table:table-cell office:value-type="float" office:value="749.347">
            <text:p>749.347</text:p>
          </table:table-cell>
          <table:table-cell office:value-type="string">
            <text:p>GC</text:p>
          </table:table-cell>
          <table:table-cell office:value-type="string">
            <text:p>1118976K</text:p>
          </table:table-cell>
          <table:table-cell office:value-type="float" office:value="0.117219">
            <text:p>0.117219</text:p>
          </table:table-cell>
          <table:table-cell/>
        </table:table-row>
        <table:table-row table:style-name="ro1">
          <table:table-cell/>
          <table:table-cell office:value-type="float" office:value="751.281">
            <text:p>751.281</text:p>
          </table:table-cell>
          <table:table-cell office:value-type="string">
            <text:p>GC</text:p>
          </table:table-cell>
          <table:table-cell office:value-type="string">
            <text:p>1123520K</text:p>
          </table:table-cell>
          <table:table-cell office:value-type="float" office:value="0.102044">
            <text:p>0.102044</text:p>
          </table:table-cell>
          <table:table-cell/>
        </table:table-row>
        <table:table-row table:style-name="ro1">
          <table:table-cell/>
          <table:table-cell office:value-type="float" office:value="752.901">
            <text:p>752.901</text:p>
          </table:table-cell>
          <table:table-cell office:value-type="string">
            <text:p>GC</text:p>
          </table:table-cell>
          <table:table-cell office:value-type="string">
            <text:p>1123008K</text:p>
          </table:table-cell>
          <table:table-cell office:value-type="float" office:value="0.097992">
            <text:p>0.097992</text:p>
          </table:table-cell>
          <table:table-cell/>
        </table:table-row>
        <table:table-row table:style-name="ro1">
          <table:table-cell/>
          <table:table-cell office:value-type="float" office:value="754.584">
            <text:p>754.584</text:p>
          </table:table-cell>
          <table:table-cell office:value-type="string">
            <text:p>GC</text:p>
          </table:table-cell>
          <table:table-cell office:value-type="string">
            <text:p>1126976K</text:p>
          </table:table-cell>
          <table:table-cell office:value-type="float" office:value="0.130093">
            <text:p>0.130093</text:p>
          </table:table-cell>
          <table:table-cell/>
        </table:table-row>
        <table:table-row table:style-name="ro1">
          <table:table-cell/>
          <table:table-cell office:value-type="float" office:value="756.352">
            <text:p>756.352</text:p>
          </table:table-cell>
          <table:table-cell office:value-type="string">
            <text:p>GC</text:p>
          </table:table-cell>
          <table:table-cell office:value-type="string">
            <text:p>1126720K</text:p>
          </table:table-cell>
          <table:table-cell office:value-type="float" office:value="0.045514">
            <text:p>0.045514</text:p>
          </table:table-cell>
          <table:table-cell/>
        </table:table-row>
        <table:table-row table:style-name="ro1">
          <table:table-cell/>
          <table:table-cell office:value-type="float" office:value="761.198">
            <text:p>761.198</text:p>
          </table:table-cell>
          <table:table-cell office:value-type="string">
            <text:p>GC</text:p>
          </table:table-cell>
          <table:table-cell office:value-type="string">
            <text:p>1128256K</text:p>
          </table:table-cell>
          <table:table-cell office:value-type="float" office:value="0.308625">
            <text:p>0.308625</text:p>
          </table:table-cell>
          <table:table-cell/>
        </table:table-row>
        <table:table-row table:style-name="ro1">
          <table:table-cell/>
          <table:table-cell office:value-type="float" office:value="764.903">
            <text:p>764.903</text:p>
          </table:table-cell>
          <table:table-cell office:value-type="string">
            <text:p>GC</text:p>
          </table:table-cell>
          <table:table-cell office:value-type="string">
            <text:p>1129088K</text:p>
          </table:table-cell>
          <table:table-cell office:value-type="float" office:value="0.267502">
            <text:p>0.267502</text:p>
          </table:table-cell>
          <table:table-cell/>
        </table:table-row>
        <table:table-row table:style-name="ro1">
          <table:table-cell/>
          <table:table-cell office:value-type="float" office:value="766.97">
            <text:p>766.97</text:p>
          </table:table-cell>
          <table:table-cell office:value-type="string">
            <text:p>GC</text:p>
          </table:table-cell>
          <table:table-cell office:value-type="string">
            <text:p>1124544K</text:p>
          </table:table-cell>
          <table:table-cell office:value-type="float" office:value="0.284725">
            <text:p>0.284725</text:p>
          </table:table-cell>
          <table:table-cell/>
        </table:table-row>
        <table:table-row table:style-name="ro1">
          <table:table-cell/>
          <table:table-cell office:value-type="float" office:value="769.14">
            <text:p>769.14</text:p>
          </table:table-cell>
          <table:table-cell office:value-type="string">
            <text:p>GC</text:p>
          </table:table-cell>
          <table:table-cell office:value-type="string">
            <text:p>1125440K</text:p>
          </table:table-cell>
          <table:table-cell office:value-type="float" office:value="0.343883">
            <text:p>0.343883</text:p>
          </table:table-cell>
          <table:table-cell/>
        </table:table-row>
        <table:table-row table:style-name="ro1">
          <table:table-cell/>
          <table:table-cell office:value-type="float" office:value="771.125">
            <text:p>771.125</text:p>
          </table:table-cell>
          <table:table-cell office:value-type="string">
            <text:p>GC</text:p>
          </table:table-cell>
          <table:table-cell office:value-type="string">
            <text:p>1109312K</text:p>
          </table:table-cell>
          <table:table-cell office:value-type="float" office:value="0.381301">
            <text:p>0.381301</text:p>
          </table:table-cell>
          <table:table-cell/>
        </table:table-row>
        <table:table-row table:style-name="ro1">
          <table:table-cell/>
          <table:table-cell office:value-type="float" office:value="773.337">
            <text:p>773.337</text:p>
          </table:table-cell>
          <table:table-cell office:value-type="string">
            <text:p>GC</text:p>
          </table:table-cell>
          <table:table-cell office:value-type="string">
            <text:p>1114688K</text:p>
          </table:table-cell>
          <table:table-cell office:value-type="float" office:value="0.375255">
            <text:p>0.375255</text:p>
          </table:table-cell>
          <table:table-cell/>
        </table:table-row>
        <table:table-row table:style-name="ro1">
          <table:table-cell/>
          <table:table-cell office:value-type="float" office:value="775.346">
            <text:p>775.346</text:p>
          </table:table-cell>
          <table:table-cell office:value-type="string">
            <text:p>GC</text:p>
          </table:table-cell>
          <table:table-cell office:value-type="string">
            <text:p>1093440K</text:p>
          </table:table-cell>
          <table:table-cell office:value-type="float" office:value="0.449347">
            <text:p>0.449347</text:p>
          </table:table-cell>
          <table:table-cell/>
        </table:table-row>
        <table:table-row table:style-name="ro1">
          <table:table-cell/>
          <table:table-cell office:value-type="float" office:value="777.258">
            <text:p>777.258</text:p>
          </table:table-cell>
          <table:table-cell office:value-type="string">
            <text:p>GC</text:p>
          </table:table-cell>
          <table:table-cell office:value-type="string">
            <text:p>1098496K</text:p>
          </table:table-cell>
          <table:table-cell office:value-type="float" office:value="0.50549">
            <text:p>0.50549</text:p>
          </table:table-cell>
          <table:table-cell/>
        </table:table-row>
        <table:table-row table:style-name="ro1">
          <table:table-cell/>
          <table:table-cell office:value-type="float" office:value="779.406">
            <text:p>779.406</text:p>
          </table:table-cell>
          <table:table-cell office:value-type="string">
            <text:p>GC</text:p>
          </table:table-cell>
          <table:table-cell office:value-type="string">
            <text:p>1079168K</text:p>
          </table:table-cell>
          <table:table-cell office:value-type="float" office:value="0.518018">
            <text:p>0.518018</text:p>
          </table:table-cell>
          <table:table-cell/>
        </table:table-row>
        <table:table-row table:style-name="ro1">
          <table:table-cell/>
          <table:table-cell office:value-type="float" office:value="781.341">
            <text:p>781.341</text:p>
          </table:table-cell>
          <table:table-cell office:value-type="string">
            <text:p>GC</text:p>
          </table:table-cell>
          <table:table-cell office:value-type="string">
            <text:p>1077760K</text:p>
          </table:table-cell>
          <table:table-cell office:value-type="float" office:value="0.710407">
            <text:p>0.710407</text:p>
          </table:table-cell>
          <table:table-cell/>
        </table:table-row>
        <table:table-row table:style-name="ro1">
          <table:table-cell/>
          <table:table-cell office:value-type="float" office:value="783.635">
            <text:p>783.635</text:p>
          </table:table-cell>
          <table:table-cell office:value-type="string">
            <text:p>GC</text:p>
          </table:table-cell>
          <table:table-cell office:value-type="string">
            <text:p>1071104K</text:p>
          </table:table-cell>
          <table:table-cell office:value-type="float" office:value="0.696031">
            <text:p>0.696031</text:p>
          </table:table-cell>
          <table:table-cell/>
        </table:table-row>
        <table:table-row table:style-name="ro1">
          <table:table-cell/>
          <table:table-cell office:value-type="float" office:value="785.701">
            <text:p>785.701</text:p>
          </table:table-cell>
          <table:table-cell office:value-type="string">
            <text:p>GC</text:p>
          </table:table-cell>
          <table:table-cell office:value-type="string">
            <text:p>1039040K</text:p>
          </table:table-cell>
          <table:table-cell office:value-type="float" office:value="0.538252">
            <text:p>0.538252</text:p>
          </table:table-cell>
          <table:table-cell/>
        </table:table-row>
        <table:table-row table:style-name="ro1">
          <table:table-cell/>
          <table:table-cell office:value-type="float" office:value="787.833">
            <text:p>787.833</text:p>
          </table:table-cell>
          <table:table-cell office:value-type="string">
            <text:p>GC</text:p>
          </table:table-cell>
          <table:table-cell office:value-type="string">
            <text:p>1078720K</text:p>
          </table:table-cell>
          <table:table-cell office:value-type="float" office:value="0.763774">
            <text:p>0.763774</text:p>
          </table:table-cell>
          <table:table-cell/>
        </table:table-row>
        <table:table-row table:style-name="ro1">
          <table:table-cell/>
          <table:table-cell office:value-type="float" office:value="790.734">
            <text:p>790.734</text:p>
          </table:table-cell>
          <table:table-cell office:value-type="string">
            <text:p>GC</text:p>
          </table:table-cell>
          <table:table-cell office:value-type="string">
            <text:p>1028288K</text:p>
          </table:table-cell>
          <table:table-cell office:value-type="float" office:value="0.601203">
            <text:p>0.601203</text:p>
          </table:table-cell>
          <table:table-cell/>
        </table:table-row>
        <table:table-row table:style-name="ro1">
          <table:table-cell/>
          <table:table-cell office:value-type="float" office:value="793.106">
            <text:p>793.106</text:p>
          </table:table-cell>
          <table:table-cell office:value-type="string">
            <text:p>GC</text:p>
          </table:table-cell>
          <table:table-cell office:value-type="string">
            <text:p>1074432K</text:p>
          </table:table-cell>
          <table:table-cell office:value-type="float" office:value="0.384146">
            <text:p>0.384146</text:p>
          </table:table-cell>
          <table:table-cell/>
        </table:table-row>
        <table:table-row table:style-name="ro1">
          <table:table-cell/>
          <table:table-cell office:value-type="float" office:value="794.871">
            <text:p>794.871</text:p>
          </table:table-cell>
          <table:table-cell office:value-type="string">
            <text:p>GC</text:p>
          </table:table-cell>
          <table:table-cell office:value-type="string">
            <text:p>1071424K</text:p>
          </table:table-cell>
          <table:table-cell office:value-type="float" office:value="0.359081">
            <text:p>0.359081</text:p>
          </table:table-cell>
          <table:table-cell/>
        </table:table-row>
        <table:table-row table:style-name="ro1">
          <table:table-cell/>
          <table:table-cell office:value-type="float" office:value="796.736">
            <text:p>796.736</text:p>
          </table:table-cell>
          <table:table-cell office:value-type="string">
            <text:p>GC</text:p>
          </table:table-cell>
          <table:table-cell office:value-type="string">
            <text:p>1082624K</text:p>
          </table:table-cell>
          <table:table-cell office:value-type="float" office:value="0.360924">
            <text:p>0.360924</text:p>
          </table:table-cell>
          <table:table-cell/>
        </table:table-row>
        <table:table-row table:style-name="ro1">
          <table:table-cell/>
          <table:table-cell office:value-type="float" office:value="798.859">
            <text:p>798.859</text:p>
          </table:table-cell>
          <table:table-cell office:value-type="string">
            <text:p>GC</text:p>
          </table:table-cell>
          <table:table-cell office:value-type="string">
            <text:p>1081152K</text:p>
          </table:table-cell>
          <table:table-cell office:value-type="float" office:value="0.447133">
            <text:p>0.447133</text:p>
          </table:table-cell>
          <table:table-cell/>
        </table:table-row>
        <table:table-row table:style-name="ro1">
          <table:table-cell/>
          <table:table-cell office:value-type="float" office:value="800.904">
            <text:p>800.904</text:p>
          </table:table-cell>
          <table:table-cell office:value-type="string">
            <text:p>GC</text:p>
          </table:table-cell>
          <table:table-cell office:value-type="string">
            <text:p>1087872K</text:p>
          </table:table-cell>
          <table:table-cell office:value-type="float" office:value="0.329889">
            <text:p>0.329889</text:p>
          </table:table-cell>
          <table:table-cell/>
        </table:table-row>
        <table:table-row table:style-name="ro1">
          <table:table-cell/>
          <table:table-cell office:value-type="float" office:value="802.974">
            <text:p>802.974</text:p>
          </table:table-cell>
          <table:table-cell office:value-type="string">
            <text:p>GC</text:p>
          </table:table-cell>
          <table:table-cell office:value-type="string">
            <text:p>1087232K</text:p>
          </table:table-cell>
          <table:table-cell office:value-type="float" office:value="0.243533">
            <text:p>0.243533</text:p>
          </table:table-cell>
          <table:table-cell/>
        </table:table-row>
        <table:table-row table:style-name="ro1">
          <table:table-cell/>
          <table:table-cell office:value-type="float" office:value="804.843">
            <text:p>804.843</text:p>
          </table:table-cell>
          <table:table-cell office:value-type="string">
            <text:p>GC</text:p>
          </table:table-cell>
          <table:table-cell office:value-type="string">
            <text:p>1090432K</text:p>
          </table:table-cell>
          <table:table-cell office:value-type="float" office:value="0.158999">
            <text:p>0.158999</text:p>
          </table:table-cell>
          <table:table-cell/>
        </table:table-row>
        <table:table-row table:style-name="ro1">
          <table:table-cell/>
          <table:table-cell office:value-type="float" office:value="806.698">
            <text:p>806.698</text:p>
          </table:table-cell>
          <table:table-cell office:value-type="string">
            <text:p>GC</text:p>
          </table:table-cell>
          <table:table-cell office:value-type="string">
            <text:p>1090368K</text:p>
          </table:table-cell>
          <table:table-cell office:value-type="float" office:value="0.252885">
            <text:p>0.252885</text:p>
          </table:table-cell>
          <table:table-cell/>
        </table:table-row>
        <table:table-row table:style-name="ro1">
          <table:table-cell/>
          <table:table-cell office:value-type="float" office:value="808.485">
            <text:p>808.485</text:p>
          </table:table-cell>
          <table:table-cell office:value-type="string">
            <text:p>GC</text:p>
          </table:table-cell>
          <table:table-cell office:value-type="string">
            <text:p>1090560K</text:p>
          </table:table-cell>
          <table:table-cell office:value-type="float" office:value="0.230212">
            <text:p>0.230212</text:p>
          </table:table-cell>
          <table:table-cell/>
        </table:table-row>
        <table:table-row table:style-name="ro1">
          <table:table-cell/>
          <table:table-cell office:value-type="float" office:value="810.45">
            <text:p>810.45</text:p>
          </table:table-cell>
          <table:table-cell office:value-type="string">
            <text:p>GC</text:p>
          </table:table-cell>
          <table:table-cell office:value-type="string">
            <text:p>1090944K</text:p>
          </table:table-cell>
          <table:table-cell office:value-type="float" office:value="0.179202">
            <text:p>0.179202</text:p>
          </table:table-cell>
          <table:table-cell/>
        </table:table-row>
        <table:table-row table:style-name="ro1">
          <table:table-cell/>
          <table:table-cell office:value-type="float" office:value="812.64">
            <text:p>812.64</text:p>
          </table:table-cell>
          <table:table-cell office:value-type="string">
            <text:p>GC</text:p>
          </table:table-cell>
          <table:table-cell office:value-type="string">
            <text:p>1092928K</text:p>
          </table:table-cell>
          <table:table-cell office:value-type="float" office:value="0.284798">
            <text:p>0.284798</text:p>
          </table:table-cell>
          <table:table-cell/>
        </table:table-row>
        <table:table-row table:style-name="ro1">
          <table:table-cell/>
          <table:table-cell office:value-type="float" office:value="815.377">
            <text:p>815.377</text:p>
          </table:table-cell>
          <table:table-cell office:value-type="string">
            <text:p>GC</text:p>
          </table:table-cell>
          <table:table-cell office:value-type="string">
            <text:p>1093632K</text:p>
          </table:table-cell>
          <table:table-cell office:value-type="float" office:value="0.179513">
            <text:p>0.179513</text:p>
          </table:table-cell>
          <table:table-cell/>
        </table:table-row>
        <table:table-row table:style-name="ro1">
          <table:table-cell/>
          <table:table-cell office:value-type="float" office:value="817.38">
            <text:p>817.38</text:p>
          </table:table-cell>
          <table:table-cell office:value-type="string">
            <text:p>GC</text:p>
          </table:table-cell>
          <table:table-cell office:value-type="string">
            <text:p>1097664K</text:p>
          </table:table-cell>
          <table:table-cell office:value-type="float" office:value="0.114619">
            <text:p>0.114619</text:p>
          </table:table-cell>
          <table:table-cell/>
        </table:table-row>
        <table:table-row table:style-name="ro1">
          <table:table-cell/>
          <table:table-cell office:value-type="float" office:value="819.217">
            <text:p>819.217</text:p>
          </table:table-cell>
          <table:table-cell office:value-type="string">
            <text:p>GC</text:p>
          </table:table-cell>
          <table:table-cell office:value-type="string">
            <text:p>1098368K</text:p>
          </table:table-cell>
          <table:table-cell office:value-type="float" office:value="0.09017">
            <text:p>0.09017</text:p>
          </table:table-cell>
          <table:table-cell/>
        </table:table-row>
        <table:table-row table:style-name="ro1">
          <table:table-cell/>
          <table:table-cell office:value-type="float" office:value="820.892">
            <text:p>820.892</text:p>
          </table:table-cell>
          <table:table-cell office:value-type="string">
            <text:p>GC</text:p>
          </table:table-cell>
          <table:table-cell office:value-type="string">
            <text:p>1100352K</text:p>
          </table:table-cell>
          <table:table-cell office:value-type="float" office:value="0.079903">
            <text:p>0.079903</text:p>
          </table:table-cell>
          <table:table-cell/>
        </table:table-row>
        <table:table-row table:style-name="ro1">
          <table:table-cell/>
          <table:table-cell office:value-type="float" office:value="822.383">
            <text:p>822.383</text:p>
          </table:table-cell>
          <table:table-cell office:value-type="string">
            <text:p>GC</text:p>
          </table:table-cell>
          <table:table-cell office:value-type="string">
            <text:p>1101248K</text:p>
          </table:table-cell>
          <table:table-cell office:value-type="float" office:value="0.082636">
            <text:p>0.082636</text:p>
          </table:table-cell>
          <table:table-cell/>
        </table:table-row>
        <table:table-row table:style-name="ro1">
          <table:table-cell/>
          <table:table-cell office:value-type="float" office:value="824.32">
            <text:p>824.32</text:p>
          </table:table-cell>
          <table:table-cell office:value-type="string">
            <text:p>GC</text:p>
          </table:table-cell>
          <table:table-cell office:value-type="string">
            <text:p>1104192K</text:p>
          </table:table-cell>
          <table:table-cell office:value-type="float" office:value="0.070163">
            <text:p>0.070163</text:p>
          </table:table-cell>
          <table:table-cell/>
        </table:table-row>
        <table:table-row table:style-name="ro1">
          <table:table-cell/>
          <table:table-cell office:value-type="float" office:value="825.917">
            <text:p>825.917</text:p>
          </table:table-cell>
          <table:table-cell office:value-type="string">
            <text:p>GC</text:p>
          </table:table-cell>
          <table:table-cell office:value-type="string">
            <text:p>1105152K</text:p>
          </table:table-cell>
          <table:table-cell office:value-type="float" office:value="0.166211">
            <text:p>0.166211</text:p>
          </table:table-cell>
          <table:table-cell/>
        </table:table-row>
        <table:table-row table:style-name="ro1">
          <table:table-cell/>
          <table:table-cell office:value-type="float" office:value="827.999">
            <text:p>827.999</text:p>
          </table:table-cell>
          <table:table-cell office:value-type="string">
            <text:p>GC</text:p>
          </table:table-cell>
          <table:table-cell office:value-type="string">
            <text:p>1108416K</text:p>
          </table:table-cell>
          <table:table-cell office:value-type="float" office:value="0.058108">
            <text:p>0.058108</text:p>
          </table:table-cell>
          <table:table-cell/>
        </table:table-row>
        <table:table-row table:style-name="ro1">
          <table:table-cell/>
          <table:table-cell office:value-type="float" office:value="829.737">
            <text:p>829.737</text:p>
          </table:table-cell>
          <table:table-cell office:value-type="string">
            <text:p>GC</text:p>
          </table:table-cell>
          <table:table-cell office:value-type="string">
            <text:p>1109440K</text:p>
          </table:table-cell>
          <table:table-cell office:value-type="float" office:value="0.127743">
            <text:p>0.127743</text:p>
          </table:table-cell>
          <table:table-cell/>
        </table:table-row>
        <table:table-row table:style-name="ro1">
          <table:table-cell/>
          <table:table-cell office:value-type="float" office:value="831.338">
            <text:p>831.338</text:p>
          </table:table-cell>
          <table:table-cell office:value-type="string">
            <text:p>GC</text:p>
          </table:table-cell>
          <table:table-cell office:value-type="string">
            <text:p>1113088K</text:p>
          </table:table-cell>
          <table:table-cell office:value-type="float" office:value="0.133136">
            <text:p>0.133136</text:p>
          </table:table-cell>
          <table:table-cell/>
        </table:table-row>
        <table:table-row table:style-name="ro1">
          <table:table-cell/>
          <table:table-cell office:value-type="float" office:value="833.083">
            <text:p>833.083</text:p>
          </table:table-cell>
          <table:table-cell office:value-type="string">
            <text:p>GC</text:p>
          </table:table-cell>
          <table:table-cell office:value-type="string">
            <text:p>1114176K</text:p>
          </table:table-cell>
          <table:table-cell office:value-type="float" office:value="0.132395">
            <text:p>0.132395</text:p>
          </table:table-cell>
          <table:table-cell/>
        </table:table-row>
        <table:table-row table:style-name="ro1">
          <table:table-cell/>
          <table:table-cell office:value-type="float" office:value="835.061">
            <text:p>835.061</text:p>
          </table:table-cell>
          <table:table-cell office:value-type="string">
            <text:p>GC</text:p>
          </table:table-cell>
          <table:table-cell office:value-type="string">
            <text:p>1117760K</text:p>
          </table:table-cell>
          <table:table-cell office:value-type="float" office:value="0.081525">
            <text:p>0.081525</text:p>
          </table:table-cell>
          <table:table-cell/>
        </table:table-row>
        <table:table-row table:style-name="ro1">
          <table:table-cell/>
          <table:table-cell office:value-type="float" office:value="836.879">
            <text:p>836.879</text:p>
          </table:table-cell>
          <table:table-cell office:value-type="string">
            <text:p>GC</text:p>
          </table:table-cell>
          <table:table-cell office:value-type="string">
            <text:p>1118848K</text:p>
          </table:table-cell>
          <table:table-cell office:value-type="float" office:value="0.099239">
            <text:p>0.099239</text:p>
          </table:table-cell>
          <table:table-cell/>
        </table:table-row>
        <table:table-row table:style-name="ro1">
          <table:table-cell/>
          <table:table-cell office:value-type="float" office:value="841.677">
            <text:p>841.677</text:p>
          </table:table-cell>
          <table:table-cell office:value-type="string">
            <text:p>GC</text:p>
          </table:table-cell>
          <table:table-cell office:value-type="string">
            <text:p>1122496K</text:p>
          </table:table-cell>
          <table:table-cell office:value-type="float" office:value="0.303206">
            <text:p>0.303206</text:p>
          </table:table-cell>
          <table:table-cell/>
        </table:table-row>
        <table:table-row table:style-name="ro1">
          <table:table-cell/>
          <table:table-cell office:value-type="float" office:value="844.866">
            <text:p>844.866</text:p>
          </table:table-cell>
          <table:table-cell office:value-type="string">
            <text:p>GC</text:p>
          </table:table-cell>
          <table:table-cell office:value-type="string">
            <text:p>1123456K</text:p>
          </table:table-cell>
          <table:table-cell office:value-type="float" office:value="0.229164">
            <text:p>0.229164</text:p>
          </table:table-cell>
          <table:table-cell/>
        </table:table-row>
        <table:table-row table:style-name="ro1">
          <table:table-cell/>
          <table:table-cell office:value-type="float" office:value="846.902">
            <text:p>846.902</text:p>
          </table:table-cell>
          <table:table-cell office:value-type="string">
            <text:p>GC</text:p>
          </table:table-cell>
          <table:table-cell office:value-type="string">
            <text:p>1124416K</text:p>
          </table:table-cell>
          <table:table-cell office:value-type="float" office:value="0.263387">
            <text:p>0.263387</text:p>
          </table:table-cell>
          <table:table-cell/>
        </table:table-row>
        <table:table-row table:style-name="ro1">
          <table:table-cell/>
          <table:table-cell office:value-type="float" office:value="849.003">
            <text:p>849.003</text:p>
          </table:table-cell>
          <table:table-cell office:value-type="string">
            <text:p>GC</text:p>
          </table:table-cell>
          <table:table-cell office:value-type="string">
            <text:p>1118144K</text:p>
          </table:table-cell>
          <table:table-cell office:value-type="float" office:value="0.383278">
            <text:p>0.383278</text:p>
          </table:table-cell>
          <table:table-cell/>
        </table:table-row>
        <table:table-row table:style-name="ro1">
          <table:table-cell/>
          <table:table-cell office:value-type="float" office:value="851.038">
            <text:p>851.038</text:p>
          </table:table-cell>
          <table:table-cell office:value-type="string">
            <text:p>GC</text:p>
          </table:table-cell>
          <table:table-cell office:value-type="string">
            <text:p>1113024K</text:p>
          </table:table-cell>
          <table:table-cell office:value-type="float" office:value="0.362424">
            <text:p>0.362424</text:p>
          </table:table-cell>
          <table:table-cell/>
        </table:table-row>
        <table:table-row table:style-name="ro1">
          <table:table-cell/>
          <table:table-cell office:value-type="float" office:value="853.052">
            <text:p>853.052</text:p>
          </table:table-cell>
          <table:table-cell office:value-type="string">
            <text:p>GC</text:p>
          </table:table-cell>
          <table:table-cell office:value-type="string">
            <text:p>1111616K</text:p>
          </table:table-cell>
          <table:table-cell office:value-type="float" office:value="0.347491">
            <text:p>0.347491</text:p>
          </table:table-cell>
          <table:table-cell/>
        </table:table-row>
        <table:table-row table:style-name="ro1">
          <table:table-cell/>
          <table:table-cell office:value-type="float" office:value="855.008">
            <text:p>855.008</text:p>
          </table:table-cell>
          <table:table-cell office:value-type="string">
            <text:p>GC</text:p>
          </table:table-cell>
          <table:table-cell office:value-type="string">
            <text:p>1098880K</text:p>
          </table:table-cell>
          <table:table-cell office:value-type="float" office:value="0.437599">
            <text:p>0.437599</text:p>
          </table:table-cell>
          <table:table-cell/>
        </table:table-row>
        <table:table-row table:style-name="ro1">
          <table:table-cell/>
          <table:table-cell office:value-type="float" office:value="856.958">
            <text:p>856.958</text:p>
          </table:table-cell>
          <table:table-cell office:value-type="string">
            <text:p>GC</text:p>
          </table:table-cell>
          <table:table-cell office:value-type="string">
            <text:p>1097024K</text:p>
          </table:table-cell>
          <table:table-cell office:value-type="float" office:value="0.485128">
            <text:p>0.485128</text:p>
          </table:table-cell>
          <table:table-cell/>
        </table:table-row>
        <table:table-row table:style-name="ro1">
          <table:table-cell/>
          <table:table-cell office:value-type="float" office:value="858.994">
            <text:p>858.994</text:p>
          </table:table-cell>
          <table:table-cell office:value-type="string">
            <text:p>GC</text:p>
          </table:table-cell>
          <table:table-cell office:value-type="string">
            <text:p>1083648K</text:p>
          </table:table-cell>
          <table:table-cell office:value-type="float" office:value="0.553084">
            <text:p>0.553084</text:p>
          </table:table-cell>
          <table:table-cell/>
        </table:table-row>
        <table:table-row table:style-name="ro1">
          <table:table-cell/>
          <table:table-cell office:value-type="float" office:value="861.006">
            <text:p>861.006</text:p>
          </table:table-cell>
          <table:table-cell office:value-type="string">
            <text:p>GC</text:p>
          </table:table-cell>
          <table:table-cell office:value-type="string">
            <text:p>1077824K</text:p>
          </table:table-cell>
          <table:table-cell office:value-type="float" office:value="0.591389">
            <text:p>0.591389</text:p>
          </table:table-cell>
          <table:table-cell/>
        </table:table-row>
        <table:table-row table:style-name="ro1">
          <table:table-cell/>
          <table:table-cell office:value-type="float" office:value="862.99">
            <text:p>862.99</text:p>
          </table:table-cell>
          <table:table-cell office:value-type="string">
            <text:p>GC</text:p>
          </table:table-cell>
          <table:table-cell office:value-type="string">
            <text:p>1068032K</text:p>
          </table:table-cell>
          <table:table-cell office:value-type="float" office:value="0.522534">
            <text:p>0.522534</text:p>
          </table:table-cell>
          <table:table-cell/>
        </table:table-row>
        <table:table-row table:style-name="ro1">
          <table:table-cell/>
          <table:table-cell office:value-type="float" office:value="864.8">
            <text:p>864.8</text:p>
          </table:table-cell>
          <table:table-cell office:value-type="string">
            <text:p>GC</text:p>
          </table:table-cell>
          <table:table-cell office:value-type="string">
            <text:p>1043968K</text:p>
          </table:table-cell>
          <table:table-cell office:value-type="float" office:value="0.558356">
            <text:p>0.558356</text:p>
          </table:table-cell>
          <table:table-cell/>
        </table:table-row>
        <table:table-row table:style-name="ro1">
          <table:table-cell/>
          <table:table-cell office:value-type="float" office:value="866.706">
            <text:p>866.706</text:p>
          </table:table-cell>
          <table:table-cell office:value-type="string">
            <text:p>GC</text:p>
          </table:table-cell>
          <table:table-cell office:value-type="string">
            <text:p>1073088K</text:p>
          </table:table-cell>
          <table:table-cell office:value-type="float" office:value="0.612725">
            <text:p>0.612725</text:p>
          </table:table-cell>
          <table:table-cell/>
        </table:table-row>
        <table:table-row table:style-name="ro1">
          <table:table-cell/>
          <table:table-cell office:value-type="float" office:value="868.825">
            <text:p>868.825</text:p>
          </table:table-cell>
          <table:table-cell office:value-type="string">
            <text:p>GC</text:p>
          </table:table-cell>
          <table:table-cell office:value-type="string">
            <text:p>1024832K</text:p>
          </table:table-cell>
          <table:table-cell office:value-type="float" office:value="0.527538">
            <text:p>0.527538</text:p>
          </table:table-cell>
          <table:table-cell/>
        </table:table-row>
        <table:table-row table:style-name="ro1">
          <table:table-cell/>
          <table:table-cell office:value-type="float" office:value="870.576">
            <text:p>870.576</text:p>
          </table:table-cell>
          <table:table-cell office:value-type="string">
            <text:p>GC</text:p>
          </table:table-cell>
          <table:table-cell office:value-type="string">
            <text:p>1074240K</text:p>
          </table:table-cell>
          <table:table-cell office:value-type="float" office:value="0.415164">
            <text:p>0.415164</text:p>
          </table:table-cell>
          <table:table-cell/>
        </table:table-row>
        <table:table-row table:style-name="ro1">
          <table:table-cell/>
          <table:table-cell office:value-type="float" office:value="872.652">
            <text:p>872.652</text:p>
          </table:table-cell>
          <table:table-cell office:value-type="string">
            <text:p>GC</text:p>
          </table:table-cell>
          <table:table-cell office:value-type="string">
            <text:p>1069440K</text:p>
          </table:table-cell>
          <table:table-cell office:value-type="float" office:value="0.530482">
            <text:p>0.530482</text:p>
          </table:table-cell>
          <table:table-cell/>
        </table:table-row>
        <table:table-row table:style-name="ro1">
          <table:table-cell/>
          <table:table-cell office:value-type="float" office:value="873.184">
            <text:p>873.184</text:p>
          </table:table-cell>
          <table:table-cell office:value-type="string">
            <text:p>Full</text:p>
          </table:table-cell>
          <table:table-cell office:value-type="string">
            <text:p>1134080K</text:p>
          </table:table-cell>
          <table:table-cell office:value-type="float" office:value="14.793231">
            <text:p>14.793231</text:p>
          </table:table-cell>
          <table:table-cell/>
        </table:table-row>
        <table:table-row table:style-name="ro1">
          <table:table-cell/>
          <table:table-cell office:value-type="float" office:value="889.943">
            <text:p>889.943</text:p>
          </table:table-cell>
          <table:table-cell office:value-type="string">
            <text:p>GC</text:p>
          </table:table-cell>
          <table:table-cell office:value-type="string">
            <text:p>1137088K</text:p>
          </table:table-cell>
          <table:table-cell office:value-type="float" office:value="0.205257">
            <text:p>0.205257</text:p>
          </table:table-cell>
          <table:table-cell/>
        </table:table-row>
        <table:table-row table:style-name="ro1">
          <table:table-cell/>
          <table:table-cell office:value-type="float" office:value="892.078">
            <text:p>892.078</text:p>
          </table:table-cell>
          <table:table-cell office:value-type="string">
            <text:p>GC</text:p>
          </table:table-cell>
          <table:table-cell office:value-type="string">
            <text:p>1137536K</text:p>
          </table:table-cell>
          <table:table-cell office:value-type="float" office:value="0.29007">
            <text:p>0.29007</text:p>
          </table:table-cell>
          <table:table-cell/>
        </table:table-row>
        <table:table-row table:style-name="ro1">
          <table:table-cell/>
          <table:table-cell office:value-type="float" office:value="894.335">
            <text:p>894.335</text:p>
          </table:table-cell>
          <table:table-cell office:value-type="string">
            <text:p>GC</text:p>
          </table:table-cell>
          <table:table-cell office:value-type="string">
            <text:p>1144832K</text:p>
          </table:table-cell>
          <table:table-cell office:value-type="float" office:value="0.338129">
            <text:p>0.338129</text:p>
          </table:table-cell>
          <table:table-cell/>
        </table:table-row>
        <table:table-row table:style-name="ro1">
          <table:table-cell/>
          <table:table-cell office:value-type="float" office:value="896.595">
            <text:p>896.595</text:p>
          </table:table-cell>
          <table:table-cell office:value-type="string">
            <text:p>GC</text:p>
          </table:table-cell>
          <table:table-cell office:value-type="string">
            <text:p>1146496K</text:p>
          </table:table-cell>
          <table:table-cell office:value-type="float" office:value="0.272911">
            <text:p>0.272911</text:p>
          </table:table-cell>
          <table:table-cell/>
        </table:table-row>
        <table:table-row table:style-name="ro1">
          <table:table-cell/>
          <table:table-cell office:value-type="float" office:value="898.459">
            <text:p>898.459</text:p>
          </table:table-cell>
          <table:table-cell office:value-type="string">
            <text:p>GC</text:p>
          </table:table-cell>
          <table:table-cell office:value-type="string">
            <text:p>1149632K</text:p>
          </table:table-cell>
          <table:table-cell office:value-type="float" office:value="0.188169">
            <text:p>0.188169</text:p>
          </table:table-cell>
          <table:table-cell/>
        </table:table-row>
        <table:table-row table:style-name="ro1">
          <table:table-cell/>
          <table:table-cell office:value-type="float" office:value="900.262">
            <text:p>900.262</text:p>
          </table:table-cell>
          <table:table-cell office:value-type="string">
            <text:p>GC</text:p>
          </table:table-cell>
          <table:table-cell office:value-type="string">
            <text:p>1150912K</text:p>
          </table:table-cell>
          <table:table-cell office:value-type="float" office:value="0.20514">
            <text:p>0.20514</text:p>
          </table:table-cell>
          <table:table-cell/>
        </table:table-row>
        <table:table-row table:style-name="ro1">
          <table:table-cell/>
          <table:table-cell office:value-type="float" office:value="902.118">
            <text:p>902.118</text:p>
          </table:table-cell>
          <table:table-cell office:value-type="string">
            <text:p>GC</text:p>
          </table:table-cell>
          <table:table-cell office:value-type="string">
            <text:p>1151552K</text:p>
          </table:table-cell>
          <table:table-cell office:value-type="float" office:value="0.262762">
            <text:p>0.262762</text:p>
          </table:table-cell>
          <table:table-cell/>
        </table:table-row>
        <table:table-row table:style-name="ro1">
          <table:table-cell/>
          <table:table-cell office:value-type="float" office:value="904.347">
            <text:p>904.347</text:p>
          </table:table-cell>
          <table:table-cell office:value-type="string">
            <text:p>GC</text:p>
          </table:table-cell>
          <table:table-cell office:value-type="string">
            <text:p>1153152K</text:p>
          </table:table-cell>
          <table:table-cell office:value-type="float" office:value="0.163981">
            <text:p>0.163981</text:p>
          </table:table-cell>
          <table:table-cell/>
        </table:table-row>
        <table:table-row table:style-name="ro1">
          <table:table-cell/>
          <table:table-cell office:value-type="float" office:value="906.239">
            <text:p>906.239</text:p>
          </table:table-cell>
          <table:table-cell office:value-type="string">
            <text:p>GC</text:p>
          </table:table-cell>
          <table:table-cell office:value-type="string">
            <text:p>1154688K</text:p>
          </table:table-cell>
          <table:table-cell office:value-type="float" office:value="0.259892">
            <text:p>0.259892</text:p>
          </table:table-cell>
          <table:table-cell/>
        </table:table-row>
        <table:table-row table:style-name="ro1">
          <table:table-cell/>
          <table:table-cell office:value-type="float" office:value="908.904">
            <text:p>908.904</text:p>
          </table:table-cell>
          <table:table-cell office:value-type="string">
            <text:p>GC</text:p>
          </table:table-cell>
          <table:table-cell office:value-type="string">
            <text:p>1156416K</text:p>
          </table:table-cell>
          <table:table-cell office:value-type="float" office:value="0.156014">
            <text:p>0.156014</text:p>
          </table:table-cell>
          <table:table-cell/>
        </table:table-row>
        <table:table-row table:style-name="ro1">
          <table:table-cell/>
          <table:table-cell office:value-type="float" office:value="910.628">
            <text:p>910.628</text:p>
          </table:table-cell>
          <table:table-cell office:value-type="string">
            <text:p>GC</text:p>
          </table:table-cell>
          <table:table-cell office:value-type="string">
            <text:p>1160064K</text:p>
          </table:table-cell>
          <table:table-cell office:value-type="float" office:value="0.073812">
            <text:p>0.073812</text:p>
          </table:table-cell>
          <table:table-cell/>
        </table:table-row>
        <table:table-row table:style-name="ro1">
          <table:table-cell/>
          <table:table-cell office:value-type="float" office:value="912.4">
            <text:p>912.4</text:p>
          </table:table-cell>
          <table:table-cell office:value-type="string">
            <text:p>GC</text:p>
          </table:table-cell>
          <table:table-cell office:value-type="string">
            <text:p>1161600K</text:p>
          </table:table-cell>
          <table:table-cell office:value-type="float" office:value="0.050399">
            <text:p>0.050399</text:p>
          </table:table-cell>
          <table:table-cell/>
        </table:table-row>
        <table:table-row table:style-name="ro1">
          <table:table-cell/>
          <table:table-cell office:value-type="float" office:value="914.623">
            <text:p>914.623</text:p>
          </table:table-cell>
          <table:table-cell office:value-type="string">
            <text:p>GC</text:p>
          </table:table-cell>
          <table:table-cell office:value-type="string">
            <text:p>1163392K</text:p>
          </table:table-cell>
          <table:table-cell office:value-type="float" office:value="0.055172">
            <text:p>0.055172</text:p>
          </table:table-cell>
          <table:table-cell/>
        </table:table-row>
        <table:table-row table:style-name="ro1">
          <table:table-cell/>
          <table:table-cell office:value-type="float" office:value="916.245">
            <text:p>916.245</text:p>
          </table:table-cell>
          <table:table-cell office:value-type="string">
            <text:p>GC</text:p>
          </table:table-cell>
          <table:table-cell office:value-type="string">
            <text:p>1164992K</text:p>
          </table:table-cell>
          <table:table-cell office:value-type="float" office:value="0.092595">
            <text:p>0.092595</text:p>
          </table:table-cell>
          <table:table-cell/>
        </table:table-row>
        <table:table-row table:style-name="ro1">
          <table:table-cell/>
          <table:table-cell office:value-type="float" office:value="917.946">
            <text:p>917.946</text:p>
          </table:table-cell>
          <table:table-cell office:value-type="string">
            <text:p>GC</text:p>
          </table:table-cell>
          <table:table-cell office:value-type="string">
            <text:p>1167424K</text:p>
          </table:table-cell>
          <table:table-cell office:value-type="float" office:value="0.056309">
            <text:p>0.056309</text:p>
          </table:table-cell>
          <table:table-cell/>
        </table:table-row>
        <table:table-row table:style-name="ro1">
          <table:table-cell/>
          <table:table-cell office:value-type="float" office:value="919.659">
            <text:p>919.659</text:p>
          </table:table-cell>
          <table:table-cell office:value-type="string">
            <text:p>GC</text:p>
          </table:table-cell>
          <table:table-cell office:value-type="string">
            <text:p>1169088K</text:p>
          </table:table-cell>
          <table:table-cell office:value-type="float" office:value="0.057123">
            <text:p>0.057123</text:p>
          </table:table-cell>
          <table:table-cell/>
        </table:table-row>
        <table:table-row table:style-name="ro1">
          <table:table-cell/>
          <table:table-cell office:value-type="float" office:value="921.508">
            <text:p>921.508</text:p>
          </table:table-cell>
          <table:table-cell office:value-type="string">
            <text:p>GC</text:p>
          </table:table-cell>
          <table:table-cell office:value-type="string">
            <text:p>1172096K</text:p>
          </table:table-cell>
          <table:table-cell office:value-type="float" office:value="0.058466">
            <text:p>0.058466</text:p>
          </table:table-cell>
          <table:table-cell/>
        </table:table-row>
        <table:table-row table:style-name="ro1">
          <table:table-cell/>
          <table:table-cell office:value-type="float" office:value="923.057">
            <text:p>923.057</text:p>
          </table:table-cell>
          <table:table-cell office:value-type="string">
            <text:p>GC</text:p>
          </table:table-cell>
          <table:table-cell office:value-type="string">
            <text:p>1173760K</text:p>
          </table:table-cell>
          <table:table-cell office:value-type="float" office:value="0.083956">
            <text:p>0.083956</text:p>
          </table:table-cell>
          <table:table-cell/>
        </table:table-row>
        <table:table-row table:style-name="ro1">
          <table:table-cell/>
          <table:table-cell office:value-type="float" office:value="925">
            <text:p>925</text:p>
          </table:table-cell>
          <table:table-cell office:value-type="string">
            <text:p>GC</text:p>
          </table:table-cell>
          <table:table-cell office:value-type="string">
            <text:p>1176960K</text:p>
          </table:table-cell>
          <table:table-cell office:value-type="float" office:value="0.062277">
            <text:p>0.062277</text:p>
          </table:table-cell>
          <table:table-cell/>
        </table:table-row>
        <table:table-row table:style-name="ro1">
          <table:table-cell/>
          <table:table-cell office:value-type="float" office:value="926.871">
            <text:p>926.871</text:p>
          </table:table-cell>
          <table:table-cell office:value-type="string">
            <text:p>GC</text:p>
          </table:table-cell>
          <table:table-cell office:value-type="string">
            <text:p>1178560K</text:p>
          </table:table-cell>
          <table:table-cell office:value-type="float" office:value="0.087255">
            <text:p>0.087255</text:p>
          </table:table-cell>
          <table:table-cell/>
        </table:table-row>
        <table:table-row table:style-name="ro1">
          <table:table-cell/>
          <table:table-cell office:value-type="float" office:value="928.648">
            <text:p>928.648</text:p>
          </table:table-cell>
          <table:table-cell office:value-type="string">
            <text:p>GC</text:p>
          </table:table-cell>
          <table:table-cell office:value-type="string">
            <text:p>1181824K</text:p>
          </table:table-cell>
          <table:table-cell office:value-type="float" office:value="0.051412">
            <text:p>0.051412</text:p>
          </table:table-cell>
          <table:table-cell/>
        </table:table-row>
        <table:table-row table:style-name="ro1">
          <table:table-cell/>
          <table:table-cell office:value-type="float" office:value="930.688">
            <text:p>930.688</text:p>
          </table:table-cell>
          <table:table-cell office:value-type="string">
            <text:p>GC</text:p>
          </table:table-cell>
          <table:table-cell office:value-type="string">
            <text:p>1183360K</text:p>
          </table:table-cell>
          <table:table-cell office:value-type="float" office:value="0.067915">
            <text:p>0.067915</text:p>
          </table:table-cell>
          <table:table-cell/>
        </table:table-row>
        <table:table-row table:style-name="ro1">
          <table:table-cell/>
          <table:table-cell office:value-type="float" office:value="932.868">
            <text:p>932.868</text:p>
          </table:table-cell>
          <table:table-cell office:value-type="string">
            <text:p>GC</text:p>
          </table:table-cell>
          <table:table-cell office:value-type="string">
            <text:p>1186560K</text:p>
          </table:table-cell>
          <table:table-cell office:value-type="float" office:value="0.062966">
            <text:p>0.062966</text:p>
          </table:table-cell>
          <table:table-cell/>
        </table:table-row>
        <table:table-row table:style-name="ro1">
          <table:table-cell/>
          <table:table-cell office:value-type="float" office:value="934.794">
            <text:p>934.794</text:p>
          </table:table-cell>
          <table:table-cell office:value-type="string">
            <text:p>GC</text:p>
          </table:table-cell>
          <table:table-cell office:value-type="string">
            <text:p>1187968K</text:p>
          </table:table-cell>
          <table:table-cell office:value-type="float" office:value="0.083982">
            <text:p>0.083982</text:p>
          </table:table-cell>
          <table:table-cell/>
        </table:table-row>
        <table:table-row table:style-name="ro1">
          <table:table-cell/>
          <table:table-cell office:value-type="float" office:value="936.776">
            <text:p>936.776</text:p>
          </table:table-cell>
          <table:table-cell office:value-type="string">
            <text:p>GC</text:p>
          </table:table-cell>
          <table:table-cell office:value-type="string">
            <text:p>1190848K</text:p>
          </table:table-cell>
          <table:table-cell office:value-type="float" office:value="0.074453">
            <text:p>0.074453</text:p>
          </table:table-cell>
          <table:table-cell/>
        </table:table-row>
        <table:table-row table:style-name="ro1">
          <table:table-cell/>
          <table:table-cell office:value-type="float" office:value="939.801">
            <text:p>939.801</text:p>
          </table:table-cell>
          <table:table-cell office:value-type="string">
            <text:p>GC</text:p>
          </table:table-cell>
          <table:table-cell office:value-type="string">
            <text:p>1192192K</text:p>
          </table:table-cell>
          <table:table-cell office:value-type="float" office:value="0.167273">
            <text:p>0.167273</text:p>
          </table:table-cell>
          <table:table-cell/>
        </table:table-row>
        <table:table-row table:style-name="ro1">
          <table:table-cell/>
          <table:table-cell office:value-type="float" office:value="946.749">
            <text:p>946.749</text:p>
          </table:table-cell>
          <table:table-cell office:value-type="string">
            <text:p>GC</text:p>
          </table:table-cell>
          <table:table-cell office:value-type="string">
            <text:p>1194304K</text:p>
          </table:table-cell>
          <table:table-cell office:value-type="float" office:value="0.302387">
            <text:p>0.302387</text:p>
          </table:table-cell>
          <table:table-cell/>
        </table:table-row>
        <table:table-row table:style-name="ro1">
          <table:table-cell/>
          <table:table-cell office:value-type="float" office:value="948.964">
            <text:p>948.964</text:p>
          </table:table-cell>
          <table:table-cell office:value-type="string">
            <text:p>GC</text:p>
          </table:table-cell>
          <table:table-cell office:value-type="string">
            <text:p>1192896K</text:p>
          </table:table-cell>
          <table:table-cell office:value-type="float" office:value="0.262916">
            <text:p>0.262916</text:p>
          </table:table-cell>
          <table:table-cell/>
        </table:table-row>
        <table:table-row table:style-name="ro1">
          <table:table-cell/>
          <table:table-cell office:value-type="float" office:value="951.424">
            <text:p>951.424</text:p>
          </table:table-cell>
          <table:table-cell office:value-type="string">
            <text:p>GC</text:p>
          </table:table-cell>
          <table:table-cell office:value-type="string">
            <text:p>1181888K</text:p>
          </table:table-cell>
          <table:table-cell office:value-type="float" office:value="0.39353">
            <text:p>0.39353</text:p>
          </table:table-cell>
          <table:table-cell/>
        </table:table-row>
        <table:table-row table:style-name="ro1">
          <table:table-cell/>
          <table:table-cell office:value-type="float" office:value="953.675">
            <text:p>953.675</text:p>
          </table:table-cell>
          <table:table-cell office:value-type="string">
            <text:p>GC</text:p>
          </table:table-cell>
          <table:table-cell office:value-type="string">
            <text:p>1184704K</text:p>
          </table:table-cell>
          <table:table-cell office:value-type="float" office:value="0.370521">
            <text:p>0.370521</text:p>
          </table:table-cell>
          <table:table-cell/>
        </table:table-row>
        <table:table-row table:style-name="ro1">
          <table:table-cell/>
          <table:table-cell office:value-type="float" office:value="956.06">
            <text:p>956.06</text:p>
          </table:table-cell>
          <table:table-cell office:value-type="string">
            <text:p>GC</text:p>
          </table:table-cell>
          <table:table-cell office:value-type="string">
            <text:p>1163072K</text:p>
          </table:table-cell>
          <table:table-cell office:value-type="float" office:value="0.520456">
            <text:p>0.520456</text:p>
          </table:table-cell>
          <table:table-cell/>
        </table:table-row>
        <table:table-row table:style-name="ro1">
          <table:table-cell/>
          <table:table-cell office:value-type="float" office:value="958.412">
            <text:p>958.412</text:p>
          </table:table-cell>
          <table:table-cell office:value-type="string">
            <text:p>GC</text:p>
          </table:table-cell>
          <table:table-cell office:value-type="string">
            <text:p>1168192K</text:p>
          </table:table-cell>
          <table:table-cell office:value-type="float" office:value="0.436673">
            <text:p>0.436673</text:p>
          </table:table-cell>
          <table:table-cell/>
        </table:table-row>
        <table:table-row table:style-name="ro1">
          <table:table-cell/>
          <table:table-cell office:value-type="float" office:value="960.675">
            <text:p>960.675</text:p>
          </table:table-cell>
          <table:table-cell office:value-type="string">
            <text:p>GC</text:p>
          </table:table-cell>
          <table:table-cell office:value-type="string">
            <text:p>1148608K</text:p>
          </table:table-cell>
          <table:table-cell office:value-type="float" office:value="0.576418">
            <text:p>0.576418</text:p>
          </table:table-cell>
          <table:table-cell/>
        </table:table-row>
        <table:table-row table:style-name="ro1">
          <table:table-cell/>
          <table:table-cell office:value-type="float" office:value="963.084">
            <text:p>963.084</text:p>
          </table:table-cell>
          <table:table-cell office:value-type="string">
            <text:p>GC</text:p>
          </table:table-cell>
          <table:table-cell office:value-type="string">
            <text:p>1147072K</text:p>
          </table:table-cell>
          <table:table-cell office:value-type="float" office:value="1.21203">
            <text:p>1.21203</text:p>
          </table:table-cell>
          <table:table-cell/>
        </table:table-row>
        <table:table-row table:style-name="ro1">
          <table:table-cell/>
          <table:table-cell office:value-type="float" office:value="967.687">
            <text:p>967.687</text:p>
          </table:table-cell>
          <table:table-cell office:value-type="string">
            <text:p>GC</text:p>
          </table:table-cell>
          <table:table-cell office:value-type="string">
            <text:p>1134272K</text:p>
          </table:table-cell>
          <table:table-cell office:value-type="float" office:value="0.946917">
            <text:p>0.946917</text:p>
          </table:table-cell>
          <table:table-cell/>
        </table:table-row>
        <table:table-row table:style-name="ro1">
          <table:table-cell/>
          <table:table-cell office:value-type="float" office:value="971.946">
            <text:p>971.946</text:p>
          </table:table-cell>
          <table:table-cell office:value-type="string">
            <text:p>GC</text:p>
          </table:table-cell>
          <table:table-cell office:value-type="string">
            <text:p>1120960K</text:p>
          </table:table-cell>
          <table:table-cell office:value-type="float" office:value="1.309845">
            <text:p>1.309845</text:p>
          </table:table-cell>
          <table:table-cell/>
        </table:table-row>
        <table:table-row table:style-name="ro1">
          <table:table-cell/>
          <table:table-cell office:value-type="float" office:value="976.388">
            <text:p>976.388</text:p>
          </table:table-cell>
          <table:table-cell office:value-type="string">
            <text:p>GC</text:p>
          </table:table-cell>
          <table:table-cell office:value-type="string">
            <text:p>1135808K</text:p>
          </table:table-cell>
          <table:table-cell office:value-type="float" office:value="0.931131">
            <text:p>0.931131</text:p>
          </table:table-cell>
          <table:table-cell/>
        </table:table-row>
        <table:table-row table:style-name="ro1">
          <table:table-cell/>
          <table:table-cell office:value-type="float" office:value="979.163">
            <text:p>979.163</text:p>
          </table:table-cell>
          <table:table-cell office:value-type="string">
            <text:p>GC</text:p>
          </table:table-cell>
          <table:table-cell office:value-type="string">
            <text:p>1086144K</text:p>
          </table:table-cell>
          <table:table-cell office:value-type="float" office:value="0.444907">
            <text:p>0.444907</text:p>
          </table:table-cell>
          <table:table-cell/>
        </table:table-row>
        <table:table-row table:style-name="ro1">
          <table:table-cell/>
          <table:table-cell office:value-type="float" office:value="981.168">
            <text:p>981.168</text:p>
          </table:table-cell>
          <table:table-cell office:value-type="string">
            <text:p>GC</text:p>
          </table:table-cell>
          <table:table-cell office:value-type="string">
            <text:p>1137536K</text:p>
          </table:table-cell>
          <table:table-cell office:value-type="float" office:value="0.418488">
            <text:p>0.418488</text:p>
          </table:table-cell>
          <table:table-cell/>
        </table:table-row>
        <table:table-row table:style-name="ro1">
          <table:table-cell/>
          <table:table-cell office:value-type="float" office:value="983.256">
            <text:p>983.256</text:p>
          </table:table-cell>
          <table:table-cell office:value-type="string">
            <text:p>GC</text:p>
          </table:table-cell>
          <table:table-cell office:value-type="string">
            <text:p>1132416K</text:p>
          </table:table-cell>
          <table:table-cell office:value-type="float" office:value="0.40571">
            <text:p>0.40571</text:p>
          </table:table-cell>
          <table:table-cell/>
        </table:table-row>
        <table:table-row table:style-name="ro1">
          <table:table-cell/>
          <table:table-cell office:value-type="float" office:value="985.351">
            <text:p>985.351</text:p>
          </table:table-cell>
          <table:table-cell office:value-type="string">
            <text:p>GC</text:p>
          </table:table-cell>
          <table:table-cell office:value-type="string">
            <text:p>1138048K</text:p>
          </table:table-cell>
          <table:table-cell office:value-type="float" office:value="0.416245">
            <text:p>0.416245</text:p>
          </table:table-cell>
          <table:table-cell/>
        </table:table-row>
        <table:table-row table:style-name="ro1">
          <table:table-cell/>
          <table:table-cell office:value-type="float" office:value="987.396">
            <text:p>987.396</text:p>
          </table:table-cell>
          <table:table-cell office:value-type="string">
            <text:p>GC</text:p>
          </table:table-cell>
          <table:table-cell office:value-type="string">
            <text:p>1135360K</text:p>
          </table:table-cell>
          <table:table-cell office:value-type="float" office:value="0.504307">
            <text:p>0.504307</text:p>
          </table:table-cell>
          <table:table-cell/>
        </table:table-row>
        <table:table-row table:style-name="ro1">
          <table:table-cell/>
          <table:table-cell office:value-type="float" office:value="989.512">
            <text:p>989.512</text:p>
          </table:table-cell>
          <table:table-cell office:value-type="string">
            <text:p>GC</text:p>
          </table:table-cell>
          <table:table-cell office:value-type="string">
            <text:p>1147264K</text:p>
          </table:table-cell>
          <table:table-cell office:value-type="float" office:value="0.488646">
            <text:p>0.488646</text:p>
          </table:table-cell>
          <table:table-cell/>
        </table:table-row>
        <table:table-row table:style-name="ro1">
          <table:table-cell/>
          <table:table-cell office:value-type="float" office:value="991.752">
            <text:p>991.752</text:p>
          </table:table-cell>
          <table:table-cell office:value-type="string">
            <text:p>GC</text:p>
          </table:table-cell>
          <table:table-cell office:value-type="string">
            <text:p>1145856K</text:p>
          </table:table-cell>
          <table:table-cell office:value-type="float" office:value="0.284403">
            <text:p>0.284403</text:p>
          </table:table-cell>
          <table:table-cell/>
        </table:table-row>
        <table:table-row table:style-name="ro1">
          <table:table-cell/>
          <table:table-cell office:value-type="float" office:value="993.549">
            <text:p>993.549</text:p>
          </table:table-cell>
          <table:table-cell office:value-type="string">
            <text:p>GC</text:p>
          </table:table-cell>
          <table:table-cell office:value-type="string">
            <text:p>1152000K</text:p>
          </table:table-cell>
          <table:table-cell office:value-type="float" office:value="0.230837">
            <text:p>0.230837</text:p>
          </table:table-cell>
          <table:table-cell/>
        </table:table-row>
        <table:table-row table:style-name="ro1">
          <table:table-cell/>
          <table:table-cell office:value-type="float" office:value="995.199">
            <text:p>995.199</text:p>
          </table:table-cell>
          <table:table-cell office:value-type="string">
            <text:p>GC</text:p>
          </table:table-cell>
          <table:table-cell office:value-type="string">
            <text:p>1151296K</text:p>
          </table:table-cell>
          <table:table-cell office:value-type="float" office:value="0.195824">
            <text:p>0.195824</text:p>
          </table:table-cell>
          <table:table-cell/>
        </table:table-row>
        <table:table-row table:style-name="ro1">
          <table:table-cell/>
          <table:table-cell office:value-type="float" office:value="996.775">
            <text:p>996.775</text:p>
          </table:table-cell>
          <table:table-cell office:value-type="string">
            <text:p>GC</text:p>
          </table:table-cell>
          <table:table-cell office:value-type="string">
            <text:p>1153984K</text:p>
          </table:table-cell>
          <table:table-cell office:value-type="float" office:value="0.184786">
            <text:p>0.184786</text:p>
          </table:table-cell>
          <table:table-cell/>
        </table:table-row>
        <table:table-row table:style-name="ro1">
          <table:table-cell/>
          <table:table-cell office:value-type="float" office:value="998.8">
            <text:p>998.8</text:p>
          </table:table-cell>
          <table:table-cell office:value-type="string">
            <text:p>GC</text:p>
          </table:table-cell>
          <table:table-cell office:value-type="string">
            <text:p>1153664K</text:p>
          </table:table-cell>
          <table:table-cell office:value-type="float" office:value="0.284131">
            <text:p>0.284131</text:p>
          </table:table-cell>
          <table:table-cell/>
        </table:table-row>
        <table:table-row table:style-name="ro1">
          <table:table-cell/>
          <table:table-cell office:value-type="float" office:value="1000.866">
            <text:p>1000.866</text:p>
          </table:table-cell>
          <table:table-cell office:value-type="string">
            <text:p>GC</text:p>
          </table:table-cell>
          <table:table-cell office:value-type="string">
            <text:p>1156224K</text:p>
          </table:table-cell>
          <table:table-cell office:value-type="float" office:value="0.239824">
            <text:p>0.239824</text:p>
          </table:table-cell>
          <table:table-cell/>
        </table:table-row>
        <table:table-row table:style-name="ro1">
          <table:table-cell/>
          <table:table-cell office:value-type="float" office:value="1003.087">
            <text:p>1003.087</text:p>
          </table:table-cell>
          <table:table-cell office:value-type="string">
            <text:p>GC</text:p>
          </table:table-cell>
          <table:table-cell office:value-type="string">
            <text:p>1156160K</text:p>
          </table:table-cell>
          <table:table-cell office:value-type="float" office:value="0.213073">
            <text:p>0.213073</text:p>
          </table:table-cell>
          <table:table-cell/>
        </table:table-row>
        <table:table-row table:style-name="ro1">
          <table:table-cell/>
          <table:table-cell office:value-type="float" office:value="1006.198">
            <text:p>1006.198</text:p>
          </table:table-cell>
          <table:table-cell office:value-type="string">
            <text:p>GC</text:p>
          </table:table-cell>
          <table:table-cell office:value-type="string">
            <text:p>1159744K</text:p>
          </table:table-cell>
          <table:table-cell office:value-type="float" office:value="0.24228">
            <text:p>0.24228</text:p>
          </table:table-cell>
          <table:table-cell/>
        </table:table-row>
        <table:table-row table:style-name="ro1">
          <table:table-cell/>
          <table:table-cell office:value-type="float" office:value="1008.515">
            <text:p>1008.515</text:p>
          </table:table-cell>
          <table:table-cell office:value-type="string">
            <text:p>GC</text:p>
          </table:table-cell>
          <table:table-cell office:value-type="string">
            <text:p>1159936K</text:p>
          </table:table-cell>
          <table:table-cell office:value-type="float" office:value="0.158629">
            <text:p>0.158629</text:p>
          </table:table-cell>
          <table:table-cell/>
        </table:table-row>
        <table:table-row table:style-name="ro1">
          <table:table-cell/>
          <table:table-cell office:value-type="float" office:value="1010.044">
            <text:p>1010.044</text:p>
          </table:table-cell>
          <table:table-cell office:value-type="string">
            <text:p>GC</text:p>
          </table:table-cell>
          <table:table-cell office:value-type="string">
            <text:p>1165056K</text:p>
          </table:table-cell>
          <table:table-cell office:value-type="float" office:value="0.066707">
            <text:p>0.066707</text:p>
          </table:table-cell>
          <table:table-cell/>
        </table:table-row>
        <table:table-row table:style-name="ro1">
          <table:table-cell/>
          <table:table-cell office:value-type="float" office:value="1011.509">
            <text:p>1011.509</text:p>
          </table:table-cell>
          <table:table-cell office:value-type="string">
            <text:p>GC</text:p>
          </table:table-cell>
          <table:table-cell office:value-type="string">
            <text:p>1165504K</text:p>
          </table:table-cell>
          <table:table-cell office:value-type="float" office:value="0.088535">
            <text:p>0.088535</text:p>
          </table:table-cell>
          <table:table-cell/>
        </table:table-row>
        <table:table-row table:style-name="ro1">
          <table:table-cell/>
          <table:table-cell office:value-type="float" office:value="1013.536">
            <text:p>1013.536</text:p>
          </table:table-cell>
          <table:table-cell office:value-type="string">
            <text:p>GC</text:p>
          </table:table-cell>
          <table:table-cell office:value-type="string">
            <text:p>1168128K</text:p>
          </table:table-cell>
          <table:table-cell office:value-type="float" office:value="0.092567">
            <text:p>0.092567</text:p>
          </table:table-cell>
          <table:table-cell/>
        </table:table-row>
        <table:table-row table:style-name="ro1">
          <table:table-cell/>
          <table:table-cell office:value-type="float" office:value="1015.393">
            <text:p>1015.393</text:p>
          </table:table-cell>
          <table:table-cell office:value-type="string">
            <text:p>GC</text:p>
          </table:table-cell>
          <table:table-cell office:value-type="string">
            <text:p>1168704K</text:p>
          </table:table-cell>
          <table:table-cell office:value-type="float" office:value="0.076783">
            <text:p>0.076783</text:p>
          </table:table-cell>
          <table:table-cell/>
        </table:table-row>
        <table:table-row table:style-name="ro1">
          <table:table-cell/>
          <table:table-cell office:value-type="float" office:value="1017.349">
            <text:p>1017.349</text:p>
          </table:table-cell>
          <table:table-cell office:value-type="string">
            <text:p>GC</text:p>
          </table:table-cell>
          <table:table-cell office:value-type="string">
            <text:p>1171904K</text:p>
          </table:table-cell>
          <table:table-cell office:value-type="float" office:value="0.073491">
            <text:p>0.073491</text:p>
          </table:table-cell>
          <table:table-cell/>
        </table:table-row>
        <table:table-row table:style-name="ro1">
          <table:table-cell/>
          <table:table-cell office:value-type="float" office:value="1019.315">
            <text:p>1019.315</text:p>
          </table:table-cell>
          <table:table-cell office:value-type="string">
            <text:p>GC</text:p>
          </table:table-cell>
          <table:table-cell office:value-type="string">
            <text:p>1172608K</text:p>
          </table:table-cell>
          <table:table-cell office:value-type="float" office:value="0.065531">
            <text:p>0.065531</text:p>
          </table:table-cell>
          <table:table-cell/>
        </table:table-row>
        <table:table-row table:style-name="ro1">
          <table:table-cell/>
          <table:table-cell office:value-type="float" office:value="1020.854">
            <text:p>1020.854</text:p>
          </table:table-cell>
          <table:table-cell office:value-type="string">
            <text:p>GC</text:p>
          </table:table-cell>
          <table:table-cell office:value-type="string">
            <text:p>1176448K</text:p>
          </table:table-cell>
          <table:table-cell office:value-type="float" office:value="0.103801">
            <text:p>0.103801</text:p>
          </table:table-cell>
          <table:table-cell/>
        </table:table-row>
        <table:table-row table:style-name="ro1">
          <table:table-cell/>
          <table:table-cell office:value-type="float" office:value="1022.846">
            <text:p>1022.846</text:p>
          </table:table-cell>
          <table:table-cell office:value-type="string">
            <text:p>GC</text:p>
          </table:table-cell>
          <table:table-cell office:value-type="string">
            <text:p>1177152K</text:p>
          </table:table-cell>
          <table:table-cell office:value-type="float" office:value="0.099135">
            <text:p>0.099135</text:p>
          </table:table-cell>
          <table:table-cell/>
        </table:table-row>
        <table:table-row table:style-name="ro1">
          <table:table-cell/>
          <table:table-cell office:value-type="float" office:value="1024.448">
            <text:p>1024.448</text:p>
          </table:table-cell>
          <table:table-cell office:value-type="string">
            <text:p>GC</text:p>
          </table:table-cell>
          <table:table-cell office:value-type="string">
            <text:p>1180992K</text:p>
          </table:table-cell>
          <table:table-cell office:value-type="float" office:value="0.064202">
            <text:p>0.064202</text:p>
          </table:table-cell>
          <table:table-cell/>
        </table:table-row>
        <table:table-row table:style-name="ro1">
          <table:table-cell/>
          <table:table-cell office:value-type="float" office:value="1026.523">
            <text:p>1026.523</text:p>
          </table:table-cell>
          <table:table-cell office:value-type="string">
            <text:p>GC</text:p>
          </table:table-cell>
          <table:table-cell office:value-type="string">
            <text:p>1181696K</text:p>
          </table:table-cell>
          <table:table-cell office:value-type="float" office:value="0.066589">
            <text:p>0.066589</text:p>
          </table:table-cell>
          <table:table-cell/>
        </table:table-row>
        <table:table-row table:style-name="ro1">
          <table:table-cell/>
          <table:table-cell office:value-type="float" office:value="1028.434">
            <text:p>1028.434</text:p>
          </table:table-cell>
          <table:table-cell office:value-type="string">
            <text:p>GC</text:p>
          </table:table-cell>
          <table:table-cell office:value-type="string">
            <text:p>1185536K</text:p>
          </table:table-cell>
          <table:table-cell office:value-type="float" office:value="0.073593">
            <text:p>0.073593</text:p>
          </table:table-cell>
          <table:table-cell/>
        </table:table-row>
        <table:table-row table:style-name="ro1">
          <table:table-cell/>
          <table:table-cell office:value-type="float" office:value="1030.73">
            <text:p>1030.73</text:p>
          </table:table-cell>
          <table:table-cell office:value-type="string">
            <text:p>GC</text:p>
          </table:table-cell>
          <table:table-cell office:value-type="string">
            <text:p>1186176K</text:p>
          </table:table-cell>
          <table:table-cell office:value-type="float" office:value="0.136261">
            <text:p>0.136261</text:p>
          </table:table-cell>
          <table:table-cell/>
        </table:table-row>
        <table:table-row table:style-name="ro1">
          <table:table-cell/>
          <table:table-cell office:value-type="float" office:value="1038.845">
            <text:p>1038.845</text:p>
          </table:table-cell>
          <table:table-cell office:value-type="string">
            <text:p>GC</text:p>
          </table:table-cell>
          <table:table-cell office:value-type="string">
            <text:p>1190272K</text:p>
          </table:table-cell>
          <table:table-cell office:value-type="float" office:value="0.253038">
            <text:p>0.253038</text:p>
          </table:table-cell>
          <table:table-cell/>
        </table:table-row>
        <table:table-row table:style-name="ro1">
          <table:table-cell/>
          <table:table-cell office:value-type="float" office:value="1040.903">
            <text:p>1040.903</text:p>
          </table:table-cell>
          <table:table-cell office:value-type="string">
            <text:p>GC</text:p>
          </table:table-cell>
          <table:table-cell office:value-type="string">
            <text:p>1190976K</text:p>
          </table:table-cell>
          <table:table-cell office:value-type="float" office:value="0.280399">
            <text:p>0.280399</text:p>
          </table:table-cell>
          <table:table-cell/>
        </table:table-row>
        <table:table-row table:style-name="ro1">
          <table:table-cell/>
          <table:table-cell office:value-type="float" office:value="1042.99">
            <text:p>1042.99</text:p>
          </table:table-cell>
          <table:table-cell office:value-type="string">
            <text:p>GC</text:p>
          </table:table-cell>
          <table:table-cell office:value-type="string">
            <text:p>1183424K</text:p>
          </table:table-cell>
          <table:table-cell office:value-type="float" office:value="0.31467">
            <text:p>0.31467</text:p>
          </table:table-cell>
          <table:table-cell/>
        </table:table-row>
        <table:table-row table:style-name="ro1">
          <table:table-cell/>
          <table:table-cell office:value-type="float" office:value="1044.883">
            <text:p>1044.883</text:p>
          </table:table-cell>
          <table:table-cell office:value-type="string">
            <text:p>GC</text:p>
          </table:table-cell>
          <table:table-cell office:value-type="string">
            <text:p>1180608K</text:p>
          </table:table-cell>
          <table:table-cell office:value-type="float" office:value="0.332936">
            <text:p>0.332936</text:p>
          </table:table-cell>
          <table:table-cell/>
        </table:table-row>
        <table:table-row table:style-name="ro1">
          <table:table-cell/>
          <table:table-cell office:value-type="float" office:value="1047.057">
            <text:p>1047.057</text:p>
          </table:table-cell>
          <table:table-cell office:value-type="string">
            <text:p>GC</text:p>
          </table:table-cell>
          <table:table-cell office:value-type="string">
            <text:p>1170048K</text:p>
          </table:table-cell>
          <table:table-cell office:value-type="float" office:value="0.388177">
            <text:p>0.388177</text:p>
          </table:table-cell>
          <table:table-cell/>
        </table:table-row>
        <table:table-row table:style-name="ro1">
          <table:table-cell/>
          <table:table-cell office:value-type="float" office:value="1049.056">
            <text:p>1049.056</text:p>
          </table:table-cell>
          <table:table-cell office:value-type="string">
            <text:p>GC</text:p>
          </table:table-cell>
          <table:table-cell office:value-type="string">
            <text:p>1168832K</text:p>
          </table:table-cell>
          <table:table-cell office:value-type="float" office:value="0.402403">
            <text:p>0.402403</text:p>
          </table:table-cell>
          <table:table-cell/>
        </table:table-row>
        <table:table-row table:style-name="ro1">
          <table:table-cell/>
          <table:table-cell office:value-type="float" office:value="1051.129">
            <text:p>1051.129</text:p>
          </table:table-cell>
          <table:table-cell office:value-type="string">
            <text:p>GC</text:p>
          </table:table-cell>
          <table:table-cell office:value-type="string">
            <text:p>1155008K</text:p>
          </table:table-cell>
          <table:table-cell office:value-type="float" office:value="0.510658">
            <text:p>0.510658</text:p>
          </table:table-cell>
          <table:table-cell/>
        </table:table-row>
        <table:table-row table:style-name="ro1">
          <table:table-cell/>
          <table:table-cell office:value-type="float" office:value="1053.079">
            <text:p>1053.079</text:p>
          </table:table-cell>
          <table:table-cell office:value-type="string">
            <text:p>GC</text:p>
          </table:table-cell>
          <table:table-cell office:value-type="string">
            <text:p>1151104K</text:p>
          </table:table-cell>
          <table:table-cell office:value-type="float" office:value="0.509102">
            <text:p>0.509102</text:p>
          </table:table-cell>
          <table:table-cell/>
        </table:table-row>
        <table:table-row table:style-name="ro1">
          <table:table-cell/>
          <table:table-cell office:value-type="float" office:value="1055.074">
            <text:p>1055.074</text:p>
          </table:table-cell>
          <table:table-cell office:value-type="string">
            <text:p>GC</text:p>
          </table:table-cell>
          <table:table-cell office:value-type="string">
            <text:p>1139584K</text:p>
          </table:table-cell>
          <table:table-cell office:value-type="float" office:value="0.511213">
            <text:p>0.511213</text:p>
          </table:table-cell>
          <table:table-cell/>
        </table:table-row>
        <table:table-row table:style-name="ro1">
          <table:table-cell/>
          <table:table-cell office:value-type="float" office:value="1056.937">
            <text:p>1056.937</text:p>
          </table:table-cell>
          <table:table-cell office:value-type="string">
            <text:p>GC</text:p>
          </table:table-cell>
          <table:table-cell office:value-type="string">
            <text:p>1130240K</text:p>
          </table:table-cell>
          <table:table-cell office:value-type="float" office:value="0.507593">
            <text:p>0.507593</text:p>
          </table:table-cell>
          <table:table-cell/>
        </table:table-row>
        <table:table-row table:style-name="ro1">
          <table:table-cell/>
          <table:table-cell office:value-type="float" office:value="1058.966">
            <text:p>1058.966</text:p>
          </table:table-cell>
          <table:table-cell office:value-type="string">
            <text:p>GC</text:p>
          </table:table-cell>
          <table:table-cell office:value-type="string">
            <text:p>1133568K</text:p>
          </table:table-cell>
          <table:table-cell office:value-type="float" office:value="0.572201">
            <text:p>0.572201</text:p>
          </table:table-cell>
          <table:table-cell/>
        </table:table-row>
        <table:table-row table:style-name="ro1">
          <table:table-cell/>
          <table:table-cell office:value-type="float" office:value="1060.84">
            <text:p>1060.84</text:p>
          </table:table-cell>
          <table:table-cell office:value-type="string">
            <text:p>GC</text:p>
          </table:table-cell>
          <table:table-cell office:value-type="string">
            <text:p>1136576K</text:p>
          </table:table-cell>
          <table:table-cell office:value-type="float" office:value="0.504101">
            <text:p>0.504101</text:p>
          </table:table-cell>
          <table:table-cell/>
        </table:table-row>
        <table:table-row table:style-name="ro1">
          <table:table-cell/>
          <table:table-cell office:value-type="float" office:value="1062.573">
            <text:p>1062.573</text:p>
          </table:table-cell>
          <table:table-cell office:value-type="string">
            <text:p>GC</text:p>
          </table:table-cell>
          <table:table-cell office:value-type="string">
            <text:p>1129088K</text:p>
          </table:table-cell>
          <table:table-cell office:value-type="float" office:value="0.47872">
            <text:p>0.47872</text:p>
          </table:table-cell>
          <table:table-cell/>
        </table:table-row>
        <table:table-row table:style-name="ro1">
          <table:table-cell/>
          <table:table-cell office:value-type="float" office:value="1064.262">
            <text:p>1064.262</text:p>
          </table:table-cell>
          <table:table-cell office:value-type="string">
            <text:p>GC</text:p>
          </table:table-cell>
          <table:table-cell office:value-type="string">
            <text:p>1133120K</text:p>
          </table:table-cell>
          <table:table-cell office:value-type="float" office:value="0.539065">
            <text:p>0.539065</text:p>
          </table:table-cell>
          <table:table-cell/>
        </table:table-row>
        <table:table-row table:style-name="ro1">
          <table:table-cell/>
          <table:table-cell office:value-type="float" office:value="1064.801">
            <text:p>1064.801</text:p>
          </table:table-cell>
          <table:table-cell office:value-type="string">
            <text:p>Full</text:p>
          </table:table-cell>
          <table:table-cell office:value-type="string">
            <text:p>1196032K</text:p>
          </table:table-cell>
          <table:table-cell office:value-type="float" office:value="10.434768">
            <text:p>10.434768</text:p>
          </table:table-cell>
          <table:table-cell/>
        </table:table-row>
        <table:table-row table:style-name="ro1">
          <table:table-cell/>
          <table:table-cell office:value-type="float" office:value="1076.537">
            <text:p>1076.537</text:p>
          </table:table-cell>
          <table:table-cell office:value-type="string">
            <text:p>GC</text:p>
          </table:table-cell>
          <table:table-cell office:value-type="string">
            <text:p>1202560K</text:p>
          </table:table-cell>
          <table:table-cell office:value-type="float" office:value="0.151208">
            <text:p>0.151208</text:p>
          </table:table-cell>
          <table:table-cell/>
        </table:table-row>
        <table:table-row table:style-name="ro1">
          <table:table-cell/>
          <table:table-cell office:value-type="float" office:value="1078.047">
            <text:p>1078.047</text:p>
          </table:table-cell>
          <table:table-cell office:value-type="string">
            <text:p>GC</text:p>
          </table:table-cell>
          <table:table-cell office:value-type="string">
            <text:p>1202752K</text:p>
          </table:table-cell>
          <table:table-cell office:value-type="float" office:value="0.184552">
            <text:p>0.184552</text:p>
          </table:table-cell>
          <table:table-cell/>
        </table:table-row>
        <table:table-row table:style-name="ro1">
          <table:table-cell/>
          <table:table-cell office:value-type="float" office:value="1079.565">
            <text:p>1079.565</text:p>
          </table:table-cell>
          <table:table-cell office:value-type="string">
            <text:p>GC</text:p>
          </table:table-cell>
          <table:table-cell office:value-type="string">
            <text:p>1204416K</text:p>
          </table:table-cell>
          <table:table-cell office:value-type="float" office:value="0.196206">
            <text:p>0.196206</text:p>
          </table:table-cell>
          <table:table-cell/>
        </table:table-row>
        <table:table-row table:style-name="ro1">
          <table:table-cell/>
          <table:table-cell office:value-type="float" office:value="1081.574">
            <text:p>1081.574</text:p>
          </table:table-cell>
          <table:table-cell office:value-type="string">
            <text:p>GC</text:p>
          </table:table-cell>
          <table:table-cell office:value-type="string">
            <text:p>1205696K</text:p>
          </table:table-cell>
          <table:table-cell office:value-type="float" office:value="0.221017">
            <text:p>0.221017</text:p>
          </table:table-cell>
          <table:table-cell/>
        </table:table-row>
        <table:table-row table:style-name="ro1">
          <table:table-cell/>
          <table:table-cell office:value-type="float" office:value="1083.242">
            <text:p>1083.242</text:p>
          </table:table-cell>
          <table:table-cell office:value-type="string">
            <text:p>GC</text:p>
          </table:table-cell>
          <table:table-cell office:value-type="string">
            <text:p>1209216K</text:p>
          </table:table-cell>
          <table:table-cell office:value-type="float" office:value="0.217981">
            <text:p>0.217981</text:p>
          </table:table-cell>
          <table:table-cell/>
        </table:table-row>
        <table:table-row table:style-name="ro1">
          <table:table-cell/>
          <table:table-cell office:value-type="float" office:value="1084.9">
            <text:p>1084.9</text:p>
          </table:table-cell>
          <table:table-cell office:value-type="string">
            <text:p>GC</text:p>
          </table:table-cell>
          <table:table-cell office:value-type="string">
            <text:p>1209856K</text:p>
          </table:table-cell>
          <table:table-cell office:value-type="float" office:value="0.191709">
            <text:p>0.191709</text:p>
          </table:table-cell>
          <table:table-cell/>
        </table:table-row>
        <table:table-row table:style-name="ro1">
          <table:table-cell/>
          <table:table-cell office:value-type="float" office:value="1086.498">
            <text:p>1086.498</text:p>
          </table:table-cell>
          <table:table-cell office:value-type="string">
            <text:p>GC</text:p>
          </table:table-cell>
          <table:table-cell office:value-type="string">
            <text:p>1213952K</text:p>
          </table:table-cell>
          <table:table-cell office:value-type="float" office:value="0.186119">
            <text:p>0.186119</text:p>
          </table:table-cell>
          <table:table-cell/>
        </table:table-row>
        <table:table-row table:style-name="ro1">
          <table:table-cell/>
          <table:table-cell office:value-type="float" office:value="1088.24">
            <text:p>1088.24</text:p>
          </table:table-cell>
          <table:table-cell office:value-type="string">
            <text:p>GC</text:p>
          </table:table-cell>
          <table:table-cell office:value-type="string">
            <text:p>1214848K</text:p>
          </table:table-cell>
          <table:table-cell office:value-type="float" office:value="0.174617">
            <text:p>0.174617</text:p>
          </table:table-cell>
          <table:table-cell/>
        </table:table-row>
        <table:table-row table:style-name="ro1">
          <table:table-cell/>
          <table:table-cell office:value-type="float" office:value="1089.737">
            <text:p>1089.737</text:p>
          </table:table-cell>
          <table:table-cell office:value-type="string">
            <text:p>GC</text:p>
          </table:table-cell>
          <table:table-cell office:value-type="string">
            <text:p>1216704K</text:p>
          </table:table-cell>
          <table:table-cell office:value-type="float" office:value="0.157529">
            <text:p>0.157529</text:p>
          </table:table-cell>
          <table:table-cell/>
        </table:table-row>
        <table:table-row table:style-name="ro1">
          <table:table-cell/>
          <table:table-cell office:value-type="float" office:value="1091.356">
            <text:p>1091.356</text:p>
          </table:table-cell>
          <table:table-cell office:value-type="string">
            <text:p>GC</text:p>
          </table:table-cell>
          <table:table-cell office:value-type="string">
            <text:p>1217664K</text:p>
          </table:table-cell>
          <table:table-cell office:value-type="float" office:value="0.15928">
            <text:p>0.15928</text:p>
          </table:table-cell>
          <table:table-cell/>
        </table:table-row>
        <table:table-row table:style-name="ro1">
          <table:table-cell/>
          <table:table-cell office:value-type="float" office:value="1093.82">
            <text:p>1093.82</text:p>
          </table:table-cell>
          <table:table-cell office:value-type="string">
            <text:p>GC</text:p>
          </table:table-cell>
          <table:table-cell office:value-type="string">
            <text:p>1220224K</text:p>
          </table:table-cell>
          <table:table-cell office:value-type="float" office:value="0.284339">
            <text:p>0.284339</text:p>
          </table:table-cell>
          <table:table-cell/>
        </table:table-row>
        <table:table-row table:style-name="ro1">
          <table:table-cell/>
          <table:table-cell office:value-type="float" office:value="1096.066">
            <text:p>1096.066</text:p>
          </table:table-cell>
          <table:table-cell office:value-type="string">
            <text:p>GC</text:p>
          </table:table-cell>
          <table:table-cell office:value-type="string">
            <text:p>1221632K</text:p>
          </table:table-cell>
          <table:table-cell office:value-type="float" office:value="0.11281">
            <text:p>0.11281</text:p>
          </table:table-cell>
          <table:table-cell/>
        </table:table-row>
        <table:table-row table:style-name="ro1">
          <table:table-cell/>
          <table:table-cell office:value-type="float" office:value="1098.012">
            <text:p>1098.012</text:p>
          </table:table-cell>
          <table:table-cell office:value-type="string">
            <text:p>GC</text:p>
          </table:table-cell>
          <table:table-cell office:value-type="string">
            <text:p>1226432K</text:p>
          </table:table-cell>
          <table:table-cell office:value-type="float" office:value="0.094737">
            <text:p>0.094737</text:p>
          </table:table-cell>
          <table:table-cell/>
        </table:table-row>
        <table:table-row table:style-name="ro1">
          <table:table-cell/>
          <table:table-cell office:value-type="float" office:value="1099.979">
            <text:p>1099.979</text:p>
          </table:table-cell>
          <table:table-cell office:value-type="string">
            <text:p>GC</text:p>
          </table:table-cell>
          <table:table-cell office:value-type="string">
            <text:p>1227968K</text:p>
          </table:table-cell>
          <table:table-cell office:value-type="float" office:value="0.079137">
            <text:p>0.079137</text:p>
          </table:table-cell>
          <table:table-cell/>
        </table:table-row>
        <table:table-row table:style-name="ro1">
          <table:table-cell/>
          <table:table-cell office:value-type="float" office:value="1102.12">
            <text:p>1102.12</text:p>
          </table:table-cell>
          <table:table-cell office:value-type="string">
            <text:p>GC</text:p>
          </table:table-cell>
          <table:table-cell office:value-type="string">
            <text:p>1229632K</text:p>
          </table:table-cell>
          <table:table-cell office:value-type="float" office:value="0.05078">
            <text:p>0.05078</text:p>
          </table:table-cell>
          <table:table-cell/>
        </table:table-row>
        <table:table-row table:style-name="ro1">
          <table:table-cell/>
          <table:table-cell office:value-type="float" office:value="1103.602">
            <text:p>1103.602</text:p>
          </table:table-cell>
          <table:table-cell office:value-type="string">
            <text:p>GC</text:p>
          </table:table-cell>
          <table:table-cell office:value-type="string">
            <text:p>1231232K</text:p>
          </table:table-cell>
          <table:table-cell office:value-type="float" office:value="0.076566">
            <text:p>0.076566</text:p>
          </table:table-cell>
          <table:table-cell/>
        </table:table-row>
        <table:table-row table:style-name="ro1">
          <table:table-cell/>
          <table:table-cell office:value-type="float" office:value="1105.151">
            <text:p>1105.151</text:p>
          </table:table-cell>
          <table:table-cell office:value-type="string">
            <text:p>GC</text:p>
          </table:table-cell>
          <table:table-cell office:value-type="string">
            <text:p>1233728K</text:p>
          </table:table-cell>
          <table:table-cell office:value-type="float" office:value="0.078051">
            <text:p>0.078051</text:p>
          </table:table-cell>
          <table:table-cell/>
        </table:table-row>
        <table:table-row table:style-name="ro1">
          <table:table-cell/>
          <table:table-cell office:value-type="float" office:value="1106.828">
            <text:p>1106.828</text:p>
          </table:table-cell>
          <table:table-cell office:value-type="string">
            <text:p>GC</text:p>
          </table:table-cell>
          <table:table-cell office:value-type="string">
            <text:p>1235392K</text:p>
          </table:table-cell>
          <table:table-cell office:value-type="float" office:value="0.087508">
            <text:p>0.087508</text:p>
          </table:table-cell>
          <table:table-cell/>
        </table:table-row>
        <table:table-row table:style-name="ro1">
          <table:table-cell/>
          <table:table-cell office:value-type="float" office:value="1108.292">
            <text:p>1108.292</text:p>
          </table:table-cell>
          <table:table-cell office:value-type="string">
            <text:p>GC</text:p>
          </table:table-cell>
          <table:table-cell office:value-type="string">
            <text:p>1238400K</text:p>
          </table:table-cell>
          <table:table-cell office:value-type="float" office:value="0.058936">
            <text:p>0.058936</text:p>
          </table:table-cell>
          <table:table-cell/>
        </table:table-row>
        <table:table-row table:style-name="ro1">
          <table:table-cell/>
          <table:table-cell office:value-type="float" office:value="1110.113">
            <text:p>1110.113</text:p>
          </table:table-cell>
          <table:table-cell office:value-type="string">
            <text:p>GC</text:p>
          </table:table-cell>
          <table:table-cell office:value-type="string">
            <text:p>1240000K</text:p>
          </table:table-cell>
          <table:table-cell office:value-type="float" office:value="0.057587">
            <text:p>0.057587</text:p>
          </table:table-cell>
          <table:table-cell/>
        </table:table-row>
        <table:table-row table:style-name="ro1">
          <table:table-cell/>
          <table:table-cell office:value-type="float" office:value="1112.121">
            <text:p>1112.121</text:p>
          </table:table-cell>
          <table:table-cell office:value-type="string">
            <text:p>GC</text:p>
          </table:table-cell>
          <table:table-cell office:value-type="string">
            <text:p>1243072K</text:p>
          </table:table-cell>
          <table:table-cell office:value-type="float" office:value="0.07009">
            <text:p>0.07009</text:p>
          </table:table-cell>
          <table:table-cell/>
        </table:table-row>
        <table:table-row table:style-name="ro1">
          <table:table-cell/>
          <table:table-cell office:value-type="float" office:value="1114.173">
            <text:p>1114.173</text:p>
          </table:table-cell>
          <table:table-cell office:value-type="string">
            <text:p>GC</text:p>
          </table:table-cell>
          <table:table-cell office:value-type="string">
            <text:p>1244608K</text:p>
          </table:table-cell>
          <table:table-cell office:value-type="float" office:value="0.057542">
            <text:p>0.057542</text:p>
          </table:table-cell>
          <table:table-cell/>
        </table:table-row>
        <table:table-row table:style-name="ro1">
          <table:table-cell/>
          <table:table-cell office:value-type="float" office:value="1116.45">
            <text:p>1116.45</text:p>
          </table:table-cell>
          <table:table-cell office:value-type="string">
            <text:p>GC</text:p>
          </table:table-cell>
          <table:table-cell office:value-type="string">
            <text:p>1247680K</text:p>
          </table:table-cell>
          <table:table-cell office:value-type="float" office:value="0.055917">
            <text:p>0.055917</text:p>
          </table:table-cell>
          <table:table-cell/>
        </table:table-row>
        <table:table-row table:style-name="ro1">
          <table:table-cell/>
          <table:table-cell office:value-type="float" office:value="1118.354">
            <text:p>1118.354</text:p>
          </table:table-cell>
          <table:table-cell office:value-type="string">
            <text:p>GC</text:p>
          </table:table-cell>
          <table:table-cell office:value-type="string">
            <text:p>1249152K</text:p>
          </table:table-cell>
          <table:table-cell office:value-type="float" office:value="0.060272">
            <text:p>0.060272</text:p>
          </table:table-cell>
          <table:table-cell/>
        </table:table-row>
        <table:table-row table:style-name="ro1">
          <table:table-cell/>
          <table:table-cell office:value-type="float" office:value="1120.223">
            <text:p>1120.223</text:p>
          </table:table-cell>
          <table:table-cell office:value-type="string">
            <text:p>GC</text:p>
          </table:table-cell>
          <table:table-cell office:value-type="string">
            <text:p>1252160K</text:p>
          </table:table-cell>
          <table:table-cell office:value-type="float" office:value="0.160017">
            <text:p>0.160017</text:p>
          </table:table-cell>
          <table:table-cell/>
        </table:table-row>
        <table:table-row table:style-name="ro1">
          <table:table-cell/>
          <table:table-cell office:value-type="float" office:value="1122.099">
            <text:p>1122.099</text:p>
          </table:table-cell>
          <table:table-cell office:value-type="string">
            <text:p>GC</text:p>
          </table:table-cell>
          <table:table-cell office:value-type="string">
            <text:p>1253504K</text:p>
          </table:table-cell>
          <table:table-cell office:value-type="float" office:value="0.080918">
            <text:p>0.080918</text:p>
          </table:table-cell>
          <table:table-cell/>
        </table:table-row>
        <table:table-row table:style-name="ro1">
          <table:table-cell/>
          <table:table-cell office:value-type="float" office:value="1123.887">
            <text:p>1123.887</text:p>
          </table:table-cell>
          <table:table-cell office:value-type="string">
            <text:p>GC</text:p>
          </table:table-cell>
          <table:table-cell office:value-type="string">
            <text:p>1256192K</text:p>
          </table:table-cell>
          <table:table-cell office:value-type="float" office:value="0.053084">
            <text:p>0.053084</text:p>
          </table:table-cell>
          <table:table-cell/>
        </table:table-row>
        <table:table-row table:style-name="ro1">
          <table:table-cell/>
          <table:table-cell office:value-type="float" office:value="1128.525">
            <text:p>1128.525</text:p>
          </table:table-cell>
          <table:table-cell office:value-type="string">
            <text:p>GC</text:p>
          </table:table-cell>
          <table:table-cell office:value-type="string">
            <text:p>1257472K</text:p>
          </table:table-cell>
          <table:table-cell office:value-type="float" office:value="0.211408">
            <text:p>0.211408</text:p>
          </table:table-cell>
          <table:table-cell/>
        </table:table-row>
        <table:table-row table:style-name="ro1">
          <table:table-cell/>
          <table:table-cell office:value-type="float" office:value="1130.895">
            <text:p>1130.895</text:p>
          </table:table-cell>
          <table:table-cell office:value-type="string">
            <text:p>GC</text:p>
          </table:table-cell>
          <table:table-cell office:value-type="string">
            <text:p>1257856K</text:p>
          </table:table-cell>
          <table:table-cell office:value-type="float" office:value="0.33069">
            <text:p>0.33069</text:p>
          </table:table-cell>
          <table:table-cell/>
        </table:table-row>
        <table:table-row table:style-name="ro1">
          <table:table-cell/>
          <table:table-cell office:value-type="float" office:value="1132.912">
            <text:p>1132.912</text:p>
          </table:table-cell>
          <table:table-cell office:value-type="string">
            <text:p>GC</text:p>
          </table:table-cell>
          <table:table-cell office:value-type="string">
            <text:p>1255168K</text:p>
          </table:table-cell>
          <table:table-cell office:value-type="float" office:value="0.285094">
            <text:p>0.285094</text:p>
          </table:table-cell>
          <table:table-cell/>
        </table:table-row>
        <table:table-row table:style-name="ro1">
          <table:table-cell/>
          <table:table-cell office:value-type="float" office:value="1134.82">
            <text:p>1134.82</text:p>
          </table:table-cell>
          <table:table-cell office:value-type="string">
            <text:p>GC</text:p>
          </table:table-cell>
          <table:table-cell office:value-type="string">
            <text:p>1245824K</text:p>
          </table:table-cell>
          <table:table-cell office:value-type="float" office:value="0.344433">
            <text:p>0.344433</text:p>
          </table:table-cell>
          <table:table-cell/>
        </table:table-row>
        <table:table-row table:style-name="ro1">
          <table:table-cell/>
          <table:table-cell office:value-type="float" office:value="1137.05">
            <text:p>1137.05</text:p>
          </table:table-cell>
          <table:table-cell office:value-type="string">
            <text:p>GC</text:p>
          </table:table-cell>
          <table:table-cell office:value-type="string">
            <text:p>1248064K</text:p>
          </table:table-cell>
          <table:table-cell office:value-type="float" office:value="0.356948">
            <text:p>0.356948</text:p>
          </table:table-cell>
          <table:table-cell/>
        </table:table-row>
        <table:table-row table:style-name="ro1">
          <table:table-cell/>
          <table:table-cell office:value-type="float" office:value="1139.139">
            <text:p>1139.139</text:p>
          </table:table-cell>
          <table:table-cell office:value-type="string">
            <text:p>GC</text:p>
          </table:table-cell>
          <table:table-cell office:value-type="string">
            <text:p>1227712K</text:p>
          </table:table-cell>
          <table:table-cell office:value-type="float" office:value="0.408355">
            <text:p>0.408355</text:p>
          </table:table-cell>
          <table:table-cell/>
        </table:table-row>
        <table:table-row table:style-name="ro1">
          <table:table-cell/>
          <table:table-cell office:value-type="float" office:value="1141.029">
            <text:p>1141.029</text:p>
          </table:table-cell>
          <table:table-cell office:value-type="string">
            <text:p>GC</text:p>
          </table:table-cell>
          <table:table-cell office:value-type="string">
            <text:p>1232448K</text:p>
          </table:table-cell>
          <table:table-cell office:value-type="float" office:value="0.423358">
            <text:p>0.423358</text:p>
          </table:table-cell>
          <table:table-cell/>
        </table:table-row>
        <table:table-row table:style-name="ro1">
          <table:table-cell/>
          <table:table-cell office:value-type="float" office:value="1142.897">
            <text:p>1142.897</text:p>
          </table:table-cell>
          <table:table-cell office:value-type="string">
            <text:p>GC</text:p>
          </table:table-cell>
          <table:table-cell office:value-type="string">
            <text:p>1212992K</text:p>
          </table:table-cell>
          <table:table-cell office:value-type="float" office:value="0.462143">
            <text:p>0.462143</text:p>
          </table:table-cell>
          <table:table-cell/>
        </table:table-row>
        <table:table-row table:style-name="ro1">
          <table:table-cell/>
          <table:table-cell office:value-type="float" office:value="1144.946">
            <text:p>1144.946</text:p>
          </table:table-cell>
          <table:table-cell office:value-type="string">
            <text:p>GC</text:p>
          </table:table-cell>
          <table:table-cell office:value-type="string">
            <text:p>1211968K</text:p>
          </table:table-cell>
          <table:table-cell office:value-type="float" office:value="0.548356">
            <text:p>0.548356</text:p>
          </table:table-cell>
          <table:table-cell/>
        </table:table-row>
        <table:table-row table:style-name="ro1">
          <table:table-cell/>
          <table:table-cell office:value-type="float" office:value="1146.911">
            <text:p>1146.911</text:p>
          </table:table-cell>
          <table:table-cell office:value-type="string">
            <text:p>GC</text:p>
          </table:table-cell>
          <table:table-cell office:value-type="string">
            <text:p>1198912K</text:p>
          </table:table-cell>
          <table:table-cell office:value-type="float" office:value="0.544773">
            <text:p>0.544773</text:p>
          </table:table-cell>
          <table:table-cell/>
        </table:table-row>
        <table:table-row table:style-name="ro1">
          <table:table-cell/>
          <table:table-cell office:value-type="float" office:value="1148.786">
            <text:p>1148.786</text:p>
          </table:table-cell>
          <table:table-cell office:value-type="string">
            <text:p>GC</text:p>
          </table:table-cell>
          <table:table-cell office:value-type="string">
            <text:p>1174144K</text:p>
          </table:table-cell>
          <table:table-cell office:value-type="float" office:value="0.611581">
            <text:p>0.611581</text:p>
          </table:table-cell>
          <table:table-cell/>
        </table:table-row>
        <table:table-row table:style-name="ro1">
          <table:table-cell/>
          <table:table-cell office:value-type="float" office:value="1150.611">
            <text:p>1150.611</text:p>
          </table:table-cell>
          <table:table-cell office:value-type="string">
            <text:p>GC</text:p>
          </table:table-cell>
          <table:table-cell office:value-type="string">
            <text:p>1205760K</text:p>
          </table:table-cell>
          <table:table-cell office:value-type="float" office:value="0.463925">
            <text:p>0.463925</text:p>
          </table:table-cell>
          <table:table-cell/>
        </table:table-row>
        <table:table-row table:style-name="ro1">
          <table:table-cell/>
          <table:table-cell office:value-type="float" office:value="1152.379">
            <text:p>1152.379</text:p>
          </table:table-cell>
          <table:table-cell office:value-type="string">
            <text:p>GC</text:p>
          </table:table-cell>
          <table:table-cell office:value-type="string">
            <text:p>1157056K</text:p>
          </table:table-cell>
          <table:table-cell office:value-type="float" office:value="0.431082">
            <text:p>0.431082</text:p>
          </table:table-cell>
          <table:table-cell/>
        </table:table-row>
        <table:table-row table:style-name="ro1">
          <table:table-cell/>
          <table:table-cell office:value-type="float" office:value="1154.06">
            <text:p>1154.06</text:p>
          </table:table-cell>
          <table:table-cell office:value-type="string">
            <text:p>GC</text:p>
          </table:table-cell>
          <table:table-cell office:value-type="string">
            <text:p>1204992K</text:p>
          </table:table-cell>
          <table:table-cell office:value-type="float" office:value="0.400172">
            <text:p>0.400172</text:p>
          </table:table-cell>
          <table:table-cell/>
        </table:table-row>
        <table:table-row table:style-name="ro1">
          <table:table-cell/>
          <table:table-cell office:value-type="float" office:value="1155.764">
            <text:p>1155.764</text:p>
          </table:table-cell>
          <table:table-cell office:value-type="string">
            <text:p>GC</text:p>
          </table:table-cell>
          <table:table-cell office:value-type="string">
            <text:p>1200768K</text:p>
          </table:table-cell>
          <table:table-cell office:value-type="float" office:value="0.311123">
            <text:p>0.311123</text:p>
          </table:table-cell>
          <table:table-cell/>
        </table:table-row>
        <table:table-row table:style-name="ro1">
          <table:table-cell/>
          <table:table-cell office:value-type="float" office:value="1157.419">
            <text:p>1157.419</text:p>
          </table:table-cell>
          <table:table-cell office:value-type="string">
            <text:p>GC</text:p>
          </table:table-cell>
          <table:table-cell office:value-type="string">
            <text:p>1208768K</text:p>
          </table:table-cell>
          <table:table-cell office:value-type="float" office:value="0.319149">
            <text:p>0.319149</text:p>
          </table:table-cell>
          <table:table-cell/>
        </table:table-row>
        <table:table-row table:style-name="ro1">
          <table:table-cell/>
          <table:table-cell office:value-type="float" office:value="1159.109">
            <text:p>1159.109</text:p>
          </table:table-cell>
          <table:table-cell office:value-type="string">
            <text:p>GC</text:p>
          </table:table-cell>
          <table:table-cell office:value-type="string">
            <text:p>1206656K</text:p>
          </table:table-cell>
          <table:table-cell office:value-type="float" office:value="0.286406">
            <text:p>0.286406</text:p>
          </table:table-cell>
          <table:table-cell/>
        </table:table-row>
        <table:table-row table:style-name="ro1">
          <table:table-cell/>
          <table:table-cell office:value-type="float" office:value="1160.731">
            <text:p>1160.731</text:p>
          </table:table-cell>
          <table:table-cell office:value-type="string">
            <text:p>GC</text:p>
          </table:table-cell>
          <table:table-cell office:value-type="string">
            <text:p>1216320K</text:p>
          </table:table-cell>
          <table:table-cell office:value-type="float" office:value="0.259311">
            <text:p>0.259311</text:p>
          </table:table-cell>
          <table:table-cell/>
        </table:table-row>
        <table:table-row table:style-name="ro1">
          <table:table-cell/>
          <table:table-cell office:value-type="float" office:value="1162.336">
            <text:p>1162.336</text:p>
          </table:table-cell>
          <table:table-cell office:value-type="string">
            <text:p>GC</text:p>
          </table:table-cell>
          <table:table-cell office:value-type="string">
            <text:p>1215232K</text:p>
          </table:table-cell>
          <table:table-cell office:value-type="float" office:value="0.223757">
            <text:p>0.223757</text:p>
          </table:table-cell>
          <table:table-cell/>
        </table:table-row>
        <table:table-row table:style-name="ro1">
          <table:table-cell/>
          <table:table-cell office:value-type="float" office:value="1163.862">
            <text:p>1163.862</text:p>
          </table:table-cell>
          <table:table-cell office:value-type="string">
            <text:p>GC</text:p>
          </table:table-cell>
          <table:table-cell office:value-type="string">
            <text:p>1220352K</text:p>
          </table:table-cell>
          <table:table-cell office:value-type="float" office:value="0.179373">
            <text:p>0.179373</text:p>
          </table:table-cell>
          <table:table-cell/>
        </table:table-row>
        <table:table-row table:style-name="ro1">
          <table:table-cell/>
          <table:table-cell office:value-type="float" office:value="1165.682">
            <text:p>1165.682</text:p>
          </table:table-cell>
          <table:table-cell office:value-type="string">
            <text:p>GC</text:p>
          </table:table-cell>
          <table:table-cell office:value-type="string">
            <text:p>1219776K</text:p>
          </table:table-cell>
          <table:table-cell office:value-type="float" office:value="0.177914">
            <text:p>0.177914</text:p>
          </table:table-cell>
          <table:table-cell/>
        </table:table-row>
        <table:table-row table:style-name="ro1">
          <table:table-cell/>
          <table:table-cell office:value-type="float" office:value="1167.244">
            <text:p>1167.244</text:p>
          </table:table-cell>
          <table:table-cell office:value-type="string">
            <text:p>GC</text:p>
          </table:table-cell>
          <table:table-cell office:value-type="string">
            <text:p>1221504K</text:p>
          </table:table-cell>
          <table:table-cell office:value-type="float" office:value="0.189394">
            <text:p>0.189394</text:p>
          </table:table-cell>
          <table:table-cell/>
        </table:table-row>
        <table:table-row table:style-name="ro1">
          <table:table-cell/>
          <table:table-cell office:value-type="float" office:value="1168.937">
            <text:p>1168.937</text:p>
          </table:table-cell>
          <table:table-cell office:value-type="string">
            <text:p>GC</text:p>
          </table:table-cell>
          <table:table-cell office:value-type="string">
            <text:p>1221184K</text:p>
          </table:table-cell>
          <table:table-cell office:value-type="float" office:value="0.156291">
            <text:p>0.156291</text:p>
          </table:table-cell>
          <table:table-cell/>
        </table:table-row>
        <table:table-row table:style-name="ro1">
          <table:table-cell/>
          <table:table-cell office:value-type="float" office:value="1170.501">
            <text:p>1170.501</text:p>
          </table:table-cell>
          <table:table-cell office:value-type="string">
            <text:p>GC</text:p>
          </table:table-cell>
          <table:table-cell office:value-type="string">
            <text:p>1224448K</text:p>
          </table:table-cell>
          <table:table-cell office:value-type="float" office:value="0.195157">
            <text:p>0.195157</text:p>
          </table:table-cell>
          <table:table-cell/>
        </table:table-row>
        <table:table-row table:style-name="ro1">
          <table:table-cell/>
          <table:table-cell office:value-type="float" office:value="1173.69">
            <text:p>1173.69</text:p>
          </table:table-cell>
          <table:table-cell office:value-type="string">
            <text:p>GC</text:p>
          </table:table-cell>
          <table:table-cell office:value-type="string">
            <text:p>1224256K</text:p>
          </table:table-cell>
          <table:table-cell office:value-type="float" office:value="0.243602">
            <text:p>0.243602</text:p>
          </table:table-cell>
          <table:table-cell/>
        </table:table-row>
        <table:table-row table:style-name="ro1">
          <table:table-cell/>
          <table:table-cell office:value-type="float" office:value="1175.736">
            <text:p>1175.736</text:p>
          </table:table-cell>
          <table:table-cell office:value-type="string">
            <text:p>GC</text:p>
          </table:table-cell>
          <table:table-cell office:value-type="string">
            <text:p>1229440K</text:p>
          </table:table-cell>
          <table:table-cell office:value-type="float" office:value="0.189444">
            <text:p>0.189444</text:p>
          </table:table-cell>
          <table:table-cell/>
        </table:table-row>
        <table:table-row table:style-name="ro1">
          <table:table-cell/>
          <table:table-cell office:value-type="float" office:value="1177.563">
            <text:p>1177.563</text:p>
          </table:table-cell>
          <table:table-cell office:value-type="string">
            <text:p>GC</text:p>
          </table:table-cell>
          <table:table-cell office:value-type="string">
            <text:p>1228224K</text:p>
          </table:table-cell>
          <table:table-cell office:value-type="float" office:value="0.098896">
            <text:p>0.098896</text:p>
          </table:table-cell>
          <table:table-cell/>
        </table:table-row>
        <table:table-row table:style-name="ro1">
          <table:table-cell/>
          <table:table-cell office:value-type="float" office:value="1179.306">
            <text:p>1179.306</text:p>
          </table:table-cell>
          <table:table-cell office:value-type="string">
            <text:p>GC</text:p>
          </table:table-cell>
          <table:table-cell office:value-type="string">
            <text:p>1232832K</text:p>
          </table:table-cell>
          <table:table-cell office:value-type="float" office:value="0.11162">
            <text:p>0.11162</text:p>
          </table:table-cell>
          <table:table-cell/>
        </table:table-row>
        <table:table-row table:style-name="ro1">
          <table:table-cell/>
          <table:table-cell office:value-type="float" office:value="1181.193">
            <text:p>1181.193</text:p>
          </table:table-cell>
          <table:table-cell office:value-type="string">
            <text:p>GC</text:p>
          </table:table-cell>
          <table:table-cell office:value-type="string">
            <text:p>1231808K</text:p>
          </table:table-cell>
          <table:table-cell office:value-type="float" office:value="0.06209">
            <text:p>0.06209</text:p>
          </table:table-cell>
          <table:table-cell/>
        </table:table-row>
        <table:table-row table:style-name="ro1">
          <table:table-cell/>
          <table:table-cell office:value-type="float" office:value="1182.941">
            <text:p>1182.941</text:p>
          </table:table-cell>
          <table:table-cell office:value-type="string">
            <text:p>GC</text:p>
          </table:table-cell>
          <table:table-cell office:value-type="string">
            <text:p>1236160K</text:p>
          </table:table-cell>
          <table:table-cell office:value-type="float" office:value="0.058379">
            <text:p>0.058379</text:p>
          </table:table-cell>
          <table:table-cell/>
        </table:table-row>
        <table:table-row table:style-name="ro1">
          <table:table-cell/>
          <table:table-cell office:value-type="float" office:value="1184.462">
            <text:p>1184.462</text:p>
          </table:table-cell>
          <table:table-cell office:value-type="string">
            <text:p>GC</text:p>
          </table:table-cell>
          <table:table-cell office:value-type="string">
            <text:p>1235200K</text:p>
          </table:table-cell>
          <table:table-cell office:value-type="float" office:value="0.095407">
            <text:p>0.095407</text:p>
          </table:table-cell>
          <table:table-cell/>
        </table:table-row>
        <table:table-row table:style-name="ro1">
          <table:table-cell/>
          <table:table-cell office:value-type="float" office:value="1186.134">
            <text:p>1186.134</text:p>
          </table:table-cell>
          <table:table-cell office:value-type="string">
            <text:p>GC</text:p>
          </table:table-cell>
          <table:table-cell office:value-type="string">
            <text:p>1240128K</text:p>
          </table:table-cell>
          <table:table-cell office:value-type="float" office:value="0.082751">
            <text:p>0.082751</text:p>
          </table:table-cell>
          <table:table-cell/>
        </table:table-row>
        <table:table-row table:style-name="ro1">
          <table:table-cell/>
          <table:table-cell office:value-type="float" office:value="1188.062">
            <text:p>1188.062</text:p>
          </table:table-cell>
          <table:table-cell office:value-type="string">
            <text:p>GC</text:p>
          </table:table-cell>
          <table:table-cell office:value-type="string">
            <text:p>1239168K</text:p>
          </table:table-cell>
          <table:table-cell office:value-type="float" office:value="0.062816">
            <text:p>0.062816</text:p>
          </table:table-cell>
          <table:table-cell/>
        </table:table-row>
        <table:table-row table:style-name="ro1">
          <table:table-cell/>
          <table:table-cell office:value-type="float" office:value="1189.778">
            <text:p>1189.778</text:p>
          </table:table-cell>
          <table:table-cell office:value-type="string">
            <text:p>GC</text:p>
          </table:table-cell>
          <table:table-cell office:value-type="string">
            <text:p>1244416K</text:p>
          </table:table-cell>
          <table:table-cell office:value-type="float" office:value="0.085781">
            <text:p>0.085781</text:p>
          </table:table-cell>
          <table:table-cell/>
        </table:table-row>
        <table:table-row table:style-name="ro1">
          <table:table-cell/>
          <table:table-cell office:value-type="float" office:value="1191.423">
            <text:p>1191.423</text:p>
          </table:table-cell>
          <table:table-cell office:value-type="string">
            <text:p>GC</text:p>
          </table:table-cell>
          <table:table-cell office:value-type="string">
            <text:p>1243328K</text:p>
          </table:table-cell>
          <table:table-cell office:value-type="float" office:value="0.106954">
            <text:p>0.106954</text:p>
          </table:table-cell>
          <table:table-cell/>
        </table:table-row>
        <table:table-row table:style-name="ro1">
          <table:table-cell/>
          <table:table-cell office:value-type="float" office:value="1193.421">
            <text:p>1193.421</text:p>
          </table:table-cell>
          <table:table-cell office:value-type="string">
            <text:p>GC</text:p>
          </table:table-cell>
          <table:table-cell office:value-type="string">
            <text:p>1248704K</text:p>
          </table:table-cell>
          <table:table-cell office:value-type="float" office:value="0.103809">
            <text:p>0.103809</text:p>
          </table:table-cell>
          <table:table-cell/>
        </table:table-row>
        <table:table-row table:style-name="ro1">
          <table:table-cell/>
          <table:table-cell office:value-type="float" office:value="1195.655">
            <text:p>1195.655</text:p>
          </table:table-cell>
          <table:table-cell office:value-type="string">
            <text:p>GC</text:p>
          </table:table-cell>
          <table:table-cell office:value-type="string">
            <text:p>1247552K</text:p>
          </table:table-cell>
          <table:table-cell office:value-type="float" office:value="0.063235">
            <text:p>0.063235</text:p>
          </table:table-cell>
          <table:table-cell/>
        </table:table-row>
        <table:table-row table:style-name="ro1">
          <table:table-cell/>
          <table:table-cell office:value-type="float" office:value="1199.285">
            <text:p>1199.285</text:p>
          </table:table-cell>
          <table:table-cell office:value-type="string">
            <text:p>GC</text:p>
          </table:table-cell>
          <table:table-cell office:value-type="string">
            <text:p>1252288K</text:p>
          </table:table-cell>
          <table:table-cell office:value-type="float" office:value="0.182855">
            <text:p>0.182855</text:p>
          </table:table-cell>
          <table:table-cell/>
        </table:table-row>
        <table:table-row table:style-name="ro1">
          <table:table-cell/>
          <table:table-cell office:value-type="float" office:value="1204.107">
            <text:p>1204.107</text:p>
          </table:table-cell>
          <table:table-cell office:value-type="string">
            <text:p>GC</text:p>
          </table:table-cell>
          <table:table-cell office:value-type="string">
            <text:p>1251648K</text:p>
          </table:table-cell>
          <table:table-cell office:value-type="float" office:value="0.2642">
            <text:p>0.2642</text:p>
          </table:table-cell>
          <table:table-cell/>
        </table:table-row>
        <table:table-row table:style-name="ro1">
          <table:table-cell/>
          <table:table-cell office:value-type="float" office:value="1206.26">
            <text:p>1206.26</text:p>
          </table:table-cell>
          <table:table-cell office:value-type="string">
            <text:p>GC</text:p>
          </table:table-cell>
          <table:table-cell office:value-type="string">
            <text:p>1252672K</text:p>
          </table:table-cell>
          <table:table-cell office:value-type="float" office:value="0.25667">
            <text:p>0.25667</text:p>
          </table:table-cell>
          <table:table-cell/>
        </table:table-row>
        <table:table-row table:style-name="ro1">
          <table:table-cell/>
          <table:table-cell office:value-type="float" office:value="1208.719">
            <text:p>1208.719</text:p>
          </table:table-cell>
          <table:table-cell office:value-type="string">
            <text:p>GC</text:p>
          </table:table-cell>
          <table:table-cell office:value-type="string">
            <text:p>1248704K</text:p>
          </table:table-cell>
          <table:table-cell office:value-type="float" office:value="0.29781">
            <text:p>0.29781</text:p>
          </table:table-cell>
          <table:table-cell/>
        </table:table-row>
        <table:table-row table:style-name="ro1">
          <table:table-cell/>
          <table:table-cell office:value-type="float" office:value="1211.005">
            <text:p>1211.005</text:p>
          </table:table-cell>
          <table:table-cell office:value-type="string">
            <text:p>GC</text:p>
          </table:table-cell>
          <table:table-cell office:value-type="string">
            <text:p>1240640K</text:p>
          </table:table-cell>
          <table:table-cell office:value-type="float" office:value="0.37114">
            <text:p>0.37114</text:p>
          </table:table-cell>
          <table:table-cell/>
        </table:table-row>
        <table:table-row table:style-name="ro1">
          <table:table-cell/>
          <table:table-cell office:value-type="float" office:value="1213.212">
            <text:p>1213.212</text:p>
          </table:table-cell>
          <table:table-cell office:value-type="string">
            <text:p>GC</text:p>
          </table:table-cell>
          <table:table-cell office:value-type="string">
            <text:p>1240640K</text:p>
          </table:table-cell>
          <table:table-cell office:value-type="float" office:value="0.422234">
            <text:p>0.422234</text:p>
          </table:table-cell>
          <table:table-cell/>
        </table:table-row>
        <table:table-row table:style-name="ro1">
          <table:table-cell/>
          <table:table-cell office:value-type="float" office:value="1215.644">
            <text:p>1215.644</text:p>
          </table:table-cell>
          <table:table-cell office:value-type="string">
            <text:p>GC</text:p>
          </table:table-cell>
          <table:table-cell office:value-type="string">
            <text:p>1225408K</text:p>
          </table:table-cell>
          <table:table-cell office:value-type="float" office:value="0.41945">
            <text:p>0.41945</text:p>
          </table:table-cell>
          <table:table-cell/>
        </table:table-row>
        <table:table-row table:style-name="ro1">
          <table:table-cell/>
          <table:table-cell office:value-type="float" office:value="1217.791">
            <text:p>1217.791</text:p>
          </table:table-cell>
          <table:table-cell office:value-type="string">
            <text:p>GC</text:p>
          </table:table-cell>
          <table:table-cell office:value-type="string">
            <text:p>1225152K</text:p>
          </table:table-cell>
          <table:table-cell office:value-type="float" office:value="0.425634">
            <text:p>0.425634</text:p>
          </table:table-cell>
          <table:table-cell/>
        </table:table-row>
        <table:table-row table:style-name="ro1">
          <table:table-cell/>
          <table:table-cell office:value-type="float" office:value="1219.973">
            <text:p>1219.973</text:p>
          </table:table-cell>
          <table:table-cell office:value-type="string">
            <text:p>GC</text:p>
          </table:table-cell>
          <table:table-cell office:value-type="string">
            <text:p>1210560K</text:p>
          </table:table-cell>
          <table:table-cell office:value-type="float" office:value="0.488587">
            <text:p>0.488587</text:p>
          </table:table-cell>
          <table:table-cell/>
        </table:table-row>
        <table:table-row table:style-name="ro1">
          <table:table-cell/>
          <table:table-cell office:value-type="float" office:value="1222.207">
            <text:p>1222.207</text:p>
          </table:table-cell>
          <table:table-cell office:value-type="string">
            <text:p>GC</text:p>
          </table:table-cell>
          <table:table-cell office:value-type="string">
            <text:p>1205056K</text:p>
          </table:table-cell>
          <table:table-cell office:value-type="float" office:value="0.502537">
            <text:p>0.502537</text:p>
          </table:table-cell>
          <table:table-cell/>
        </table:table-row>
        <table:table-row table:style-name="ro1">
          <table:table-cell/>
          <table:table-cell office:value-type="float" office:value="1224.467">
            <text:p>1224.467</text:p>
          </table:table-cell>
          <table:table-cell office:value-type="string">
            <text:p>GC</text:p>
          </table:table-cell>
          <table:table-cell office:value-type="string">
            <text:p>1198400K</text:p>
          </table:table-cell>
          <table:table-cell office:value-type="float" office:value="0.611846">
            <text:p>0.611846</text:p>
          </table:table-cell>
          <table:table-cell/>
        </table:table-row>
        <table:table-row table:style-name="ro1">
          <table:table-cell/>
          <table:table-cell office:value-type="float" office:value="1226.723">
            <text:p>1226.723</text:p>
          </table:table-cell>
          <table:table-cell office:value-type="string">
            <text:p>GC</text:p>
          </table:table-cell>
          <table:table-cell office:value-type="string">
            <text:p>1168128K</text:p>
          </table:table-cell>
          <table:table-cell office:value-type="float" office:value="0.582303">
            <text:p>0.582303</text:p>
          </table:table-cell>
          <table:table-cell/>
        </table:table-row>
        <table:table-row table:style-name="ro1">
          <table:table-cell/>
          <table:table-cell office:value-type="float" office:value="1229.808">
            <text:p>1229.808</text:p>
          </table:table-cell>
          <table:table-cell office:value-type="string">
            <text:p>GC</text:p>
          </table:table-cell>
          <table:table-cell office:value-type="string">
            <text:p>1205248K</text:p>
          </table:table-cell>
          <table:table-cell office:value-type="float" office:value="0.469564">
            <text:p>0.469564</text:p>
          </table:table-cell>
          <table:table-cell/>
        </table:table-row>
        <table:table-row table:style-name="ro1">
          <table:table-cell/>
          <table:table-cell office:value-type="float" office:value="1232.574">
            <text:p>1232.574</text:p>
          </table:table-cell>
          <table:table-cell office:value-type="string">
            <text:p>GC</text:p>
          </table:table-cell>
          <table:table-cell office:value-type="string">
            <text:p>1156416K</text:p>
          </table:table-cell>
          <table:table-cell office:value-type="float" office:value="0.461033">
            <text:p>0.461033</text:p>
          </table:table-cell>
          <table:table-cell/>
        </table:table-row>
        <table:table-row table:style-name="ro1">
          <table:table-cell/>
          <table:table-cell office:value-type="float" office:value="1235.352">
            <text:p>1235.352</text:p>
          </table:table-cell>
          <table:table-cell office:value-type="string">
            <text:p>GC</text:p>
          </table:table-cell>
          <table:table-cell office:value-type="string">
            <text:p>1203904K</text:p>
          </table:table-cell>
          <table:table-cell office:value-type="float" office:value="0.511727">
            <text:p>0.511727</text:p>
          </table:table-cell>
          <table:table-cell/>
        </table:table-row>
        <table:table-row table:style-name="ro1">
          <table:table-cell/>
          <table:table-cell office:value-type="float" office:value="1235.864">
            <text:p>1235.864</text:p>
          </table:table-cell>
          <table:table-cell office:value-type="string">
            <text:p>Full</text:p>
          </table:table-cell>
          <table:table-cell office:value-type="string">
            <text:p>1282112K</text:p>
          </table:table-cell>
          <table:table-cell office:value-type="float" office:value="11.576181">
            <text:p>11.576181</text:p>
          </table:table-cell>
          <table:table-cell/>
        </table:table-row>
        <table:table-row table:style-name="ro1">
          <table:table-cell/>
          <table:table-cell office:value-type="float" office:value="1249.951">
            <text:p>1249.951</text:p>
          </table:table-cell>
          <table:table-cell office:value-type="string">
            <text:p>GC</text:p>
          </table:table-cell>
          <table:table-cell office:value-type="string">
            <text:p>1277824K</text:p>
          </table:table-cell>
          <table:table-cell office:value-type="float" office:value="0.132625">
            <text:p>0.132625</text:p>
          </table:table-cell>
          <table:table-cell/>
        </table:table-row>
        <table:table-row table:style-name="ro1">
          <table:table-cell/>
          <table:table-cell office:value-type="float" office:value="1252.97">
            <text:p>1252.97</text:p>
          </table:table-cell>
          <table:table-cell office:value-type="string">
            <text:p>GC</text:p>
          </table:table-cell>
          <table:table-cell office:value-type="string">
            <text:p>1288896K</text:p>
          </table:table-cell>
          <table:table-cell office:value-type="float" office:value="0.241783">
            <text:p>0.241783</text:p>
          </table:table-cell>
          <table:table-cell/>
        </table:table-row>
        <table:table-row table:style-name="ro1">
          <table:table-cell/>
          <table:table-cell office:value-type="float" office:value="1255.857">
            <text:p>1255.857</text:p>
          </table:table-cell>
          <table:table-cell office:value-type="string">
            <text:p>GC</text:p>
          </table:table-cell>
          <table:table-cell office:value-type="string">
            <text:p>1287424K</text:p>
          </table:table-cell>
          <table:table-cell office:value-type="float" office:value="0.411035">
            <text:p>0.411035</text:p>
          </table:table-cell>
          <table:table-cell/>
        </table:table-row>
        <table:table-row table:style-name="ro1">
          <table:table-cell/>
          <table:table-cell office:value-type="float" office:value="1259.006">
            <text:p>1259.006</text:p>
          </table:table-cell>
          <table:table-cell office:value-type="string">
            <text:p>GC</text:p>
          </table:table-cell>
          <table:table-cell office:value-type="string">
            <text:p>1290496K</text:p>
          </table:table-cell>
          <table:table-cell office:value-type="float" office:value="0.346811">
            <text:p>0.346811</text:p>
          </table:table-cell>
          <table:table-cell/>
        </table:table-row>
        <table:table-row table:style-name="ro1">
          <table:table-cell/>
          <table:table-cell office:value-type="float" office:value="1262.121">
            <text:p>1262.121</text:p>
          </table:table-cell>
          <table:table-cell office:value-type="string">
            <text:p>GC</text:p>
          </table:table-cell>
          <table:table-cell office:value-type="string">
            <text:p>1288640K</text:p>
          </table:table-cell>
          <table:table-cell office:value-type="float" office:value="0.258054">
            <text:p>0.25805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table:formula="of:=[.B561]" office:value-type="float" office:value="1262.121">
            <text:p>1262.121</text:p>
          </table:table-cell>
          <table:table-cell table:number-columns-repeated="4"/>
        </table:table-row>
        <table:table-row table:style-name="ro1">
          <table:table-cell office:value-type="string">
            <text:p>sum</text:p>
          </table:table-cell>
          <table:table-cell table:formula="of:=SUM([.E3:.E561])" office:value-type="float" office:value="271.296947">
            <text:p>271.296947</text:p>
          </table:table-cell>
          <table:table-cell table:number-columns-repeated="4"/>
        </table:table-row>
        <table:table-row table:style-name="ro1">
          <table:table-cell office:value-type="string">
            <text:p>avg</text:p>
          </table:table-cell>
          <table:table-cell table:formula="of:=AVERAGE([.E3:.E561])" office:value-type="float" office:value="0.485325486583184">
            <text:p>0.4853254866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table:formula="of:=COUNT([.E3:.E561])" office:value-type="float" office:value="559">
            <text:p>559</text:p>
          </table:table-cell>
          <table:table-cell table:number-columns-repeated="4"/>
        </table:table-row>
        <table:table-row table:style-name="ro2">
          <table:table-cell office:value-type="string">
            <text:p>full gc</text:p>
          </table:table-cell>
          <table:table-cell table:formula="of:=COUNTA([.C17];[.C22];[.C31];[.C55];[.C99];[.C148];[.C192];[.C269];[.C324];[.C397];[.C476];[.C556])" office:value-type="float" office:value="12">
            <text:p>12</text:p>
          </table:table-cell>
          <table:table-cell table:number-columns-repeated="4"/>
        </table:table-row>
        <table:table-row table:style-name="ro1" table:number-rows-repeated="10480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S" table:style-name="ta1"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Mark swee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.756">
            <text:p>1.756</text:p>
          </table:table-cell>
          <table:table-cell office:value-type="string">
            <text:p>GC</text:p>
          </table:table-cell>
          <table:table-cell office:value-type="string">
            <text:p>91520K</text:p>
          </table:table-cell>
          <table:table-cell office:value-type="float" office:value="0.031157">
            <text:p>0.031157</text:p>
          </table:table-cell>
          <table:table-cell/>
        </table:table-row>
        <table:table-row table:style-name="ro1">
          <table:table-cell/>
          <table:table-cell office:value-type="float" office:value="2.312">
            <text:p>2.312</text:p>
          </table:table-cell>
          <table:table-cell office:value-type="string">
            <text:p>GC</text:p>
          </table:table-cell>
          <table:table-cell office:value-type="string">
            <text:p>115392K</text:p>
          </table:table-cell>
          <table:table-cell office:value-type="float" office:value="0.012507">
            <text:p>0.012507</text:p>
          </table:table-cell>
          <table:table-cell/>
        </table:table-row>
        <table:table-row table:style-name="ro1">
          <table:table-cell/>
          <table:table-cell office:value-type="float" office:value="2.911">
            <text:p>2.911</text:p>
          </table:table-cell>
          <table:table-cell office:value-type="string">
            <text:p>GC</text:p>
          </table:table-cell>
          <table:table-cell office:value-type="string">
            <text:p>115392K</text:p>
          </table:table-cell>
          <table:table-cell office:value-type="float" office:value="0.035085">
            <text:p>0.035085</text:p>
          </table:table-cell>
          <table:table-cell/>
        </table:table-row>
        <table:table-row table:style-name="ro1">
          <table:table-cell/>
          <table:table-cell office:value-type="float" office:value="3.437">
            <text:p>3.437</text:p>
          </table:table-cell>
          <table:table-cell office:value-type="string">
            <text:p>GC</text:p>
          </table:table-cell>
          <table:table-cell office:value-type="string">
            <text:p>163136K</text:p>
          </table:table-cell>
          <table:table-cell office:value-type="float" office:value="0.041607">
            <text:p>0.041607</text:p>
          </table:table-cell>
          <table:table-cell/>
        </table:table-row>
        <table:table-row table:style-name="ro1">
          <table:table-cell/>
          <table:table-cell office:value-type="float" office:value="4.214">
            <text:p>4.214</text:p>
          </table:table-cell>
          <table:table-cell office:value-type="string">
            <text:p>GC</text:p>
          </table:table-cell>
          <table:table-cell office:value-type="string">
            <text:p>163136K</text:p>
          </table:table-cell>
          <table:table-cell office:value-type="float" office:value="0.036227">
            <text:p>0.036227</text:p>
          </table:table-cell>
          <table:table-cell/>
        </table:table-row>
        <table:table-row table:style-name="ro1">
          <table:table-cell/>
          <table:table-cell office:value-type="float" office:value="4.61">
            <text:p>4.61</text:p>
          </table:table-cell>
          <table:table-cell office:value-type="string">
            <text:p>GC</text:p>
          </table:table-cell>
          <table:table-cell office:value-type="string">
            <text:p>259712K</text:p>
          </table:table-cell>
          <table:table-cell office:value-type="float" office:value="0.041871">
            <text:p>0.041871</text:p>
          </table:table-cell>
          <table:table-cell/>
        </table:table-row>
        <table:table-row table:style-name="ro1">
          <table:table-cell/>
          <table:table-cell office:value-type="float" office:value="5.257">
            <text:p>5.257</text:p>
          </table:table-cell>
          <table:table-cell office:value-type="string">
            <text:p>GC</text:p>
          </table:table-cell>
          <table:table-cell office:value-type="string">
            <text:p>261056K</text:p>
          </table:table-cell>
          <table:table-cell office:value-type="float" office:value="0.060285">
            <text:p>0.060285</text:p>
          </table:table-cell>
          <table:table-cell/>
        </table:table-row>
        <table:table-row table:style-name="ro1">
          <table:table-cell/>
          <table:table-cell office:value-type="float" office:value="6.015">
            <text:p>6.015</text:p>
          </table:table-cell>
          <table:table-cell office:value-type="string">
            <text:p>GC</text:p>
          </table:table-cell>
          <table:table-cell office:value-type="string">
            <text:p>451584K</text:p>
          </table:table-cell>
          <table:table-cell office:value-type="float" office:value="0.067551">
            <text:p>0.067551</text:p>
          </table:table-cell>
          <table:table-cell/>
        </table:table-row>
        <table:table-row table:style-name="ro1">
          <table:table-cell/>
          <table:table-cell office:value-type="float" office:value="7.708">
            <text:p>7.708</text:p>
          </table:table-cell>
          <table:table-cell office:value-type="string">
            <text:p>GC</text:p>
          </table:table-cell>
          <table:table-cell office:value-type="string">
            <text:p>453824K</text:p>
          </table:table-cell>
          <table:table-cell office:value-type="float" office:value="0.124369">
            <text:p>0.124369</text:p>
          </table:table-cell>
          <table:table-cell/>
        </table:table-row>
        <table:table-row table:style-name="ro1">
          <table:table-cell/>
          <table:table-cell office:value-type="float" office:value="9.621">
            <text:p>9.621</text:p>
          </table:table-cell>
          <table:table-cell office:value-type="string">
            <text:p>GC</text:p>
          </table:table-cell>
          <table:table-cell office:value-type="string">
            <text:p>549248K</text:p>
          </table:table-cell>
          <table:table-cell office:value-type="float" office:value="0.140778">
            <text:p>0.140778</text:p>
          </table:table-cell>
          <table:table-cell/>
        </table:table-row>
        <table:table-row table:style-name="ro1">
          <table:table-cell/>
          <table:table-cell office:value-type="float" office:value="11.491">
            <text:p>11.491</text:p>
          </table:table-cell>
          <table:table-cell office:value-type="string">
            <text:p>GC</text:p>
          </table:table-cell>
          <table:table-cell office:value-type="string">
            <text:p>552000K</text:p>
          </table:table-cell>
          <table:table-cell office:value-type="float" office:value="0.176194">
            <text:p>0.176194</text:p>
          </table:table-cell>
          <table:table-cell/>
        </table:table-row>
        <table:table-row table:style-name="ro1">
          <table:table-cell/>
          <table:table-cell office:value-type="float" office:value="11.668">
            <text:p>11.668</text:p>
          </table:table-cell>
          <table:table-cell office:value-type="string">
            <text:p>Full</text:p>
          </table:table-cell>
          <table:table-cell office:value-type="string">
            <text:p>593856K</text:p>
          </table:table-cell>
          <table:table-cell office:value-type="float" office:value="1.544014">
            <text:p>1.544014</text:p>
          </table:table-cell>
          <table:table-cell/>
        </table:table-row>
        <table:table-row table:style-name="ro1">
          <table:table-cell/>
          <table:table-cell office:value-type="float" office:value="15.115">
            <text:p>15.115</text:p>
          </table:table-cell>
          <table:table-cell office:value-type="string">
            <text:p>GC</text:p>
          </table:table-cell>
          <table:table-cell office:value-type="string">
            <text:p>592768K</text:p>
          </table:table-cell>
          <table:table-cell office:value-type="float" office:value="0.118264">
            <text:p>0.118264</text:p>
          </table:table-cell>
          <table:table-cell/>
        </table:table-row>
        <table:table-row table:style-name="ro1">
          <table:table-cell/>
          <table:table-cell office:value-type="float" office:value="17.223">
            <text:p>17.223</text:p>
          </table:table-cell>
          <table:table-cell office:value-type="string">
            <text:p>GC</text:p>
          </table:table-cell>
          <table:table-cell office:value-type="string">
            <text:p>593472K</text:p>
          </table:table-cell>
          <table:table-cell office:value-type="float" office:value="0.314011">
            <text:p>0.314011</text:p>
          </table:table-cell>
          <table:table-cell/>
        </table:table-row>
        <table:table-row table:style-name="ro1">
          <table:table-cell/>
          <table:table-cell office:value-type="float" office:value="19.588">
            <text:p>19.588</text:p>
          </table:table-cell>
          <table:table-cell office:value-type="string">
            <text:p>GC</text:p>
          </table:table-cell>
          <table:table-cell office:value-type="string">
            <text:p>586688K</text:p>
          </table:table-cell>
          <table:table-cell office:value-type="float" office:value="0.242147">
            <text:p>0.242147</text:p>
          </table:table-cell>
          <table:table-cell/>
        </table:table-row>
        <table:table-row table:style-name="ro1">
          <table:table-cell/>
          <table:table-cell office:value-type="float" office:value="21.334">
            <text:p>21.334</text:p>
          </table:table-cell>
          <table:table-cell office:value-type="string">
            <text:p>GC</text:p>
          </table:table-cell>
          <table:table-cell office:value-type="string">
            <text:p>587584K</text:p>
          </table:table-cell>
          <table:table-cell office:value-type="float" office:value="0.213026">
            <text:p>0.213026</text:p>
          </table:table-cell>
          <table:table-cell/>
        </table:table-row>
        <table:table-row table:style-name="ro1">
          <table:table-cell/>
          <table:table-cell office:value-type="float" office:value="23.269">
            <text:p>23.269</text:p>
          </table:table-cell>
          <table:table-cell office:value-type="string">
            <text:p>GC</text:p>
          </table:table-cell>
          <table:table-cell office:value-type="string">
            <text:p>575552K</text:p>
          </table:table-cell>
          <table:table-cell office:value-type="float" office:value="0.274193">
            <text:p>0.274193</text:p>
          </table:table-cell>
          <table:table-cell/>
        </table:table-row>
        <table:table-row table:style-name="ro1">
          <table:table-cell/>
          <table:table-cell office:value-type="float" office:value="24.905">
            <text:p>24.905</text:p>
          </table:table-cell>
          <table:table-cell office:value-type="string">
            <text:p>GC</text:p>
          </table:table-cell>
          <table:table-cell office:value-type="string">
            <text:p>581568K</text:p>
          </table:table-cell>
          <table:table-cell office:value-type="float" office:value="0.237608">
            <text:p>0.237608</text:p>
          </table:table-cell>
          <table:table-cell/>
        </table:table-row>
        <table:table-row table:style-name="ro1">
          <table:table-cell/>
          <table:table-cell office:value-type="float" office:value="25.143">
            <text:p>25.143</text:p>
          </table:table-cell>
          <table:table-cell office:value-type="string">
            <text:p>Full</text:p>
          </table:table-cell>
          <table:table-cell office:value-type="string">
            <text:p>663424K</text:p>
          </table:table-cell>
          <table:table-cell office:value-type="float" office:value="3.041697">
            <text:p>3.041697</text:p>
          </table:table-cell>
          <table:table-cell/>
        </table:table-row>
        <table:table-row table:style-name="ro1">
          <table:table-cell/>
          <table:table-cell office:value-type="float" office:value="29.714">
            <text:p>29.714</text:p>
          </table:table-cell>
          <table:table-cell office:value-type="string">
            <text:p>GC</text:p>
          </table:table-cell>
          <table:table-cell office:value-type="string">
            <text:p>662208K</text:p>
          </table:table-cell>
          <table:table-cell office:value-type="float" office:value="0.271042">
            <text:p>0.271042</text:p>
          </table:table-cell>
          <table:table-cell/>
        </table:table-row>
        <table:table-row table:style-name="ro1">
          <table:table-cell/>
          <table:table-cell office:value-type="float" office:value="31.672">
            <text:p>31.672</text:p>
          </table:table-cell>
          <table:table-cell office:value-type="string">
            <text:p>GC</text:p>
          </table:table-cell>
          <table:table-cell office:value-type="string">
            <text:p>662848K</text:p>
          </table:table-cell>
          <table:table-cell office:value-type="float" office:value="0.266907">
            <text:p>0.266907</text:p>
          </table:table-cell>
          <table:table-cell/>
        </table:table-row>
        <table:table-row table:style-name="ro1">
          <table:table-cell/>
          <table:table-cell office:value-type="float" office:value="33.593">
            <text:p>33.593</text:p>
          </table:table-cell>
          <table:table-cell office:value-type="string">
            <text:p>GC</text:p>
          </table:table-cell>
          <table:table-cell office:value-type="string">
            <text:p>648512K</text:p>
          </table:table-cell>
          <table:table-cell office:value-type="float" office:value="0.321723">
            <text:p>0.321723</text:p>
          </table:table-cell>
          <table:table-cell/>
        </table:table-row>
        <table:table-row table:style-name="ro1">
          <table:table-cell/>
          <table:table-cell office:value-type="float" office:value="35.405">
            <text:p>35.405</text:p>
          </table:table-cell>
          <table:table-cell office:value-type="string">
            <text:p>GC</text:p>
          </table:table-cell>
          <table:table-cell office:value-type="string">
            <text:p>649344K</text:p>
          </table:table-cell>
          <table:table-cell office:value-type="float" office:value="0.249991">
            <text:p>0.249991</text:p>
          </table:table-cell>
          <table:table-cell/>
        </table:table-row>
        <table:table-row table:style-name="ro1">
          <table:table-cell/>
          <table:table-cell office:value-type="float" office:value="37.031">
            <text:p>37.031</text:p>
          </table:table-cell>
          <table:table-cell office:value-type="string">
            <text:p>GC</text:p>
          </table:table-cell>
          <table:table-cell office:value-type="string">
            <text:p>638400K</text:p>
          </table:table-cell>
          <table:table-cell office:value-type="float" office:value="0.270078">
            <text:p>0.270078</text:p>
          </table:table-cell>
          <table:table-cell/>
        </table:table-row>
        <table:table-row table:style-name="ro1">
          <table:table-cell/>
          <table:table-cell office:value-type="float" office:value="39.151">
            <text:p>39.151</text:p>
          </table:table-cell>
          <table:table-cell office:value-type="string">
            <text:p>GC</text:p>
          </table:table-cell>
          <table:table-cell office:value-type="string">
            <text:p>645184K</text:p>
          </table:table-cell>
          <table:table-cell office:value-type="float" office:value="0.39768">
            <text:p>0.39768</text:p>
          </table:table-cell>
          <table:table-cell/>
        </table:table-row>
        <table:table-row table:style-name="ro1">
          <table:table-cell/>
          <table:table-cell office:value-type="float" office:value="39.549">
            <text:p>39.549</text:p>
          </table:table-cell>
          <table:table-cell office:value-type="string">
            <text:p>Full</text:p>
          </table:table-cell>
          <table:table-cell office:value-type="string">
            <text:p>749120K</text:p>
          </table:table-cell>
          <table:table-cell office:value-type="float" office:value="7.378639">
            <text:p>7.378639</text:p>
          </table:table-cell>
          <table:table-cell/>
        </table:table-row>
        <table:table-row table:style-name="ro1">
          <table:table-cell/>
          <table:table-cell office:value-type="float" office:value="48.123">
            <text:p>48.123</text:p>
          </table:table-cell>
          <table:table-cell office:value-type="string">
            <text:p>GC</text:p>
          </table:table-cell>
          <table:table-cell office:value-type="string">
            <text:p>748096K</text:p>
          </table:table-cell>
          <table:table-cell office:value-type="float" office:value="0.100865">
            <text:p>0.100865</text:p>
          </table:table-cell>
          <table:table-cell/>
        </table:table-row>
        <table:table-row table:style-name="ro1">
          <table:table-cell/>
          <table:table-cell office:value-type="float" office:value="49.547">
            <text:p>49.547</text:p>
          </table:table-cell>
          <table:table-cell office:value-type="string">
            <text:p>GC</text:p>
          </table:table-cell>
          <table:table-cell office:value-type="string">
            <text:p>716928K</text:p>
          </table:table-cell>
          <table:table-cell office:value-type="float" office:value="0.151058">
            <text:p>0.151058</text:p>
          </table:table-cell>
          <table:table-cell/>
        </table:table-row>
        <table:table-row table:style-name="ro1">
          <table:table-cell/>
          <table:table-cell office:value-type="float" office:value="51.017">
            <text:p>51.017</text:p>
          </table:table-cell>
          <table:table-cell office:value-type="string">
            <text:p>GC</text:p>
          </table:table-cell>
          <table:table-cell office:value-type="string">
            <text:p>747840K</text:p>
          </table:table-cell>
          <table:table-cell office:value-type="float" office:value="0.189143">
            <text:p>0.189143</text:p>
          </table:table-cell>
          <table:table-cell/>
        </table:table-row>
        <table:table-row table:style-name="ro1">
          <table:table-cell/>
          <table:table-cell office:value-type="float" office:value="52.512">
            <text:p>52.512</text:p>
          </table:table-cell>
          <table:table-cell office:value-type="string">
            <text:p>GC</text:p>
          </table:table-cell>
          <table:table-cell office:value-type="string">
            <text:p>747968K</text:p>
          </table:table-cell>
          <table:table-cell office:value-type="float" office:value="0.224517">
            <text:p>0.224517</text:p>
          </table:table-cell>
          <table:table-cell/>
        </table:table-row>
        <table:table-row table:style-name="ro1">
          <table:table-cell/>
          <table:table-cell office:value-type="float" office:value="53.971">
            <text:p>53.971</text:p>
          </table:table-cell>
          <table:table-cell office:value-type="string">
            <text:p>GC</text:p>
          </table:table-cell>
          <table:table-cell office:value-type="string">
            <text:p>736640K</text:p>
          </table:table-cell>
          <table:table-cell office:value-type="float" office:value="0.270332">
            <text:p>0.270332</text:p>
          </table:table-cell>
          <table:table-cell/>
        </table:table-row>
        <table:table-row table:style-name="ro1">
          <table:table-cell/>
          <table:table-cell office:value-type="float" office:value="55.39">
            <text:p>55.39</text:p>
          </table:table-cell>
          <table:table-cell office:value-type="string">
            <text:p>GC</text:p>
          </table:table-cell>
          <table:table-cell office:value-type="string">
            <text:p>742720K</text:p>
          </table:table-cell>
          <table:table-cell office:value-type="float" office:value="0.314085">
            <text:p>0.314085</text:p>
          </table:table-cell>
          <table:table-cell/>
        </table:table-row>
        <table:table-row table:style-name="ro1">
          <table:table-cell/>
          <table:table-cell office:value-type="float" office:value="56.914">
            <text:p>56.914</text:p>
          </table:table-cell>
          <table:table-cell office:value-type="string">
            <text:p>GC</text:p>
          </table:table-cell>
          <table:table-cell office:value-type="string">
            <text:p>705984K</text:p>
          </table:table-cell>
          <table:table-cell office:value-type="float" office:value="0.431146">
            <text:p>0.431146</text:p>
          </table:table-cell>
          <table:table-cell/>
        </table:table-row>
        <table:table-row table:style-name="ro1">
          <table:table-cell/>
          <table:table-cell office:value-type="float" office:value="58.738">
            <text:p>58.738</text:p>
          </table:table-cell>
          <table:table-cell office:value-type="string">
            <text:p>GC</text:p>
          </table:table-cell>
          <table:table-cell office:value-type="string">
            <text:p>719616K</text:p>
          </table:table-cell>
          <table:table-cell office:value-type="float" office:value="0.769579">
            <text:p>0.769579</text:p>
          </table:table-cell>
          <table:table-cell/>
        </table:table-row>
        <table:table-row table:style-name="ro1">
          <table:table-cell/>
          <table:table-cell office:value-type="float" office:value="61.643">
            <text:p>61.643</text:p>
          </table:table-cell>
          <table:table-cell office:value-type="string">
            <text:p>GC</text:p>
          </table:table-cell>
          <table:table-cell office:value-type="string">
            <text:p>673280K</text:p>
          </table:table-cell>
          <table:table-cell office:value-type="float" office:value="0.731184">
            <text:p>0.731184</text:p>
          </table:table-cell>
          <table:table-cell/>
        </table:table-row>
        <table:table-row table:style-name="ro1">
          <table:table-cell/>
          <table:table-cell office:value-type="float" office:value="64.532">
            <text:p>64.532</text:p>
          </table:table-cell>
          <table:table-cell office:value-type="string">
            <text:p>GC</text:p>
          </table:table-cell>
          <table:table-cell office:value-type="string">
            <text:p>662528K</text:p>
          </table:table-cell>
          <table:table-cell office:value-type="float" office:value="0.745436">
            <text:p>0.745436</text:p>
          </table:table-cell>
          <table:table-cell/>
        </table:table-row>
        <table:table-row table:style-name="ro1">
          <table:table-cell/>
          <table:table-cell office:value-type="float" office:value="66.379">
            <text:p>66.379</text:p>
          </table:table-cell>
          <table:table-cell office:value-type="string">
            <text:p>GC</text:p>
          </table:table-cell>
          <table:table-cell office:value-type="string">
            <text:p>687552K</text:p>
          </table:table-cell>
          <table:table-cell office:value-type="float" office:value="0.715166">
            <text:p>0.715166</text:p>
          </table:table-cell>
          <table:table-cell/>
        </table:table-row>
        <table:table-row table:style-name="ro1">
          <table:table-cell/>
          <table:table-cell office:value-type="float" office:value="68.608">
            <text:p>68.608</text:p>
          </table:table-cell>
          <table:table-cell office:value-type="string">
            <text:p>GC</text:p>
          </table:table-cell>
          <table:table-cell office:value-type="string">
            <text:p>690048K</text:p>
          </table:table-cell>
          <table:table-cell office:value-type="float" office:value="0.559655">
            <text:p>0.559655</text:p>
          </table:table-cell>
          <table:table-cell/>
        </table:table-row>
        <table:table-row table:style-name="ro1">
          <table:table-cell/>
          <table:table-cell office:value-type="float" office:value="70.487">
            <text:p>70.487</text:p>
          </table:table-cell>
          <table:table-cell office:value-type="string">
            <text:p>GC</text:p>
          </table:table-cell>
          <table:table-cell office:value-type="string">
            <text:p>678336K</text:p>
          </table:table-cell>
          <table:table-cell office:value-type="float" office:value="0.475615">
            <text:p>0.475615</text:p>
          </table:table-cell>
          <table:table-cell/>
        </table:table-row>
        <table:table-row table:style-name="ro1">
          <table:table-cell/>
          <table:table-cell office:value-type="float" office:value="70.963">
            <text:p>70.963</text:p>
          </table:table-cell>
          <table:table-cell office:value-type="string">
            <text:p>Full</text:p>
          </table:table-cell>
          <table:table-cell office:value-type="string">
            <text:p>815104K</text:p>
          </table:table-cell>
          <table:table-cell office:value-type="float" office:value="11.793032">
            <text:p>11.793032</text:p>
          </table:table-cell>
          <table:table-cell/>
        </table:table-row>
        <table:table-row table:style-name="ro1">
          <table:table-cell/>
          <table:table-cell office:value-type="float" office:value="84.3">
            <text:p>84.3</text:p>
          </table:table-cell>
          <table:table-cell office:value-type="string">
            <text:p>GC</text:p>
          </table:table-cell>
          <table:table-cell office:value-type="string">
            <text:p>821248K</text:p>
          </table:table-cell>
          <table:table-cell office:value-type="float" office:value="0.633327">
            <text:p>0.633327</text:p>
          </table:table-cell>
          <table:table-cell/>
        </table:table-row>
        <table:table-row table:style-name="ro1">
          <table:table-cell/>
          <table:table-cell office:value-type="float" office:value="86.467">
            <text:p>86.467</text:p>
          </table:table-cell>
          <table:table-cell office:value-type="string">
            <text:p>GC</text:p>
          </table:table-cell>
          <table:table-cell office:value-type="string">
            <text:p>833280K</text:p>
          </table:table-cell>
          <table:table-cell office:value-type="float" office:value="0.215908">
            <text:p>0.215908</text:p>
          </table:table-cell>
          <table:table-cell/>
        </table:table-row>
        <table:table-row table:style-name="ro1">
          <table:table-cell/>
          <table:table-cell office:value-type="float" office:value="87.883">
            <text:p>87.883</text:p>
          </table:table-cell>
          <table:table-cell office:value-type="string">
            <text:p>GC</text:p>
          </table:table-cell>
          <table:table-cell office:value-type="string">
            <text:p>752896K</text:p>
          </table:table-cell>
          <table:table-cell office:value-type="float" office:value="0.235037">
            <text:p>0.235037</text:p>
          </table:table-cell>
          <table:table-cell/>
        </table:table-row>
        <table:table-row table:style-name="ro1">
          <table:table-cell/>
          <table:table-cell office:value-type="float" office:value="89.389">
            <text:p>89.389</text:p>
          </table:table-cell>
          <table:table-cell office:value-type="string">
            <text:p>GC</text:p>
          </table:table-cell>
          <table:table-cell office:value-type="string">
            <text:p>835264K</text:p>
          </table:table-cell>
          <table:table-cell office:value-type="float" office:value="0.278685">
            <text:p>0.278685</text:p>
          </table:table-cell>
          <table:table-cell/>
        </table:table-row>
        <table:table-row table:style-name="ro1">
          <table:table-cell/>
          <table:table-cell office:value-type="float" office:value="90.845">
            <text:p>90.845</text:p>
          </table:table-cell>
          <table:table-cell office:value-type="string">
            <text:p>GC</text:p>
          </table:table-cell>
          <table:table-cell office:value-type="string">
            <text:p>830784K</text:p>
          </table:table-cell>
          <table:table-cell office:value-type="float" office:value="0.324506">
            <text:p>0.324506</text:p>
          </table:table-cell>
          <table:table-cell/>
        </table:table-row>
        <table:table-row table:style-name="ro1">
          <table:table-cell/>
          <table:table-cell office:value-type="float" office:value="92.407">
            <text:p>92.407</text:p>
          </table:table-cell>
          <table:table-cell office:value-type="string">
            <text:p>GC</text:p>
          </table:table-cell>
          <table:table-cell office:value-type="string">
            <text:p>834368K</text:p>
          </table:table-cell>
          <table:table-cell office:value-type="float" office:value="0.367922">
            <text:p>0.367922</text:p>
          </table:table-cell>
          <table:table-cell/>
        </table:table-row>
        <table:table-row table:style-name="ro1">
          <table:table-cell/>
          <table:table-cell office:value-type="float" office:value="93.998">
            <text:p>93.998</text:p>
          </table:table-cell>
          <table:table-cell office:value-type="string">
            <text:p>GC</text:p>
          </table:table-cell>
          <table:table-cell office:value-type="string">
            <text:p>831424K</text:p>
          </table:table-cell>
          <table:table-cell office:value-type="float" office:value="0.423878">
            <text:p>0.423878</text:p>
          </table:table-cell>
          <table:table-cell/>
        </table:table-row>
        <table:table-row table:style-name="ro1">
          <table:table-cell/>
          <table:table-cell office:value-type="float" office:value="95.636">
            <text:p>95.636</text:p>
          </table:table-cell>
          <table:table-cell office:value-type="string">
            <text:p>GC</text:p>
          </table:table-cell>
          <table:table-cell office:value-type="string">
            <text:p>844096K</text:p>
          </table:table-cell>
          <table:table-cell office:value-type="float" office:value="0.478157">
            <text:p>0.478157</text:p>
          </table:table-cell>
          <table:table-cell/>
        </table:table-row>
        <table:table-row table:style-name="ro1">
          <table:table-cell/>
          <table:table-cell office:value-type="float" office:value="97.49">
            <text:p>97.49</text:p>
          </table:table-cell>
          <table:table-cell office:value-type="string">
            <text:p>GC</text:p>
          </table:table-cell>
          <table:table-cell office:value-type="string">
            <text:p>824768K</text:p>
          </table:table-cell>
          <table:table-cell office:value-type="float" office:value="0.558047">
            <text:p>0.558047</text:p>
          </table:table-cell>
          <table:table-cell/>
        </table:table-row>
        <table:table-row table:style-name="ro1">
          <table:table-cell/>
          <table:table-cell office:value-type="float" office:value="99.412">
            <text:p>99.412</text:p>
          </table:table-cell>
          <table:table-cell office:value-type="string">
            <text:p>GC</text:p>
          </table:table-cell>
          <table:table-cell office:value-type="string">
            <text:p>831168K</text:p>
          </table:table-cell>
          <table:table-cell office:value-type="float" office:value="0.642103">
            <text:p>0.642103</text:p>
          </table:table-cell>
          <table:table-cell/>
        </table:table-row>
        <table:table-row table:style-name="ro1">
          <table:table-cell/>
          <table:table-cell office:value-type="float" office:value="101.393">
            <text:p>101.393</text:p>
          </table:table-cell>
          <table:table-cell office:value-type="string">
            <text:p>GC</text:p>
          </table:table-cell>
          <table:table-cell office:value-type="string">
            <text:p>818240K</text:p>
          </table:table-cell>
          <table:table-cell office:value-type="float" office:value="0.611909">
            <text:p>0.611909</text:p>
          </table:table-cell>
          <table:table-cell/>
        </table:table-row>
        <table:table-row table:style-name="ro1">
          <table:table-cell/>
          <table:table-cell office:value-type="float" office:value="103.219">
            <text:p>103.219</text:p>
          </table:table-cell>
          <table:table-cell office:value-type="string">
            <text:p>GC</text:p>
          </table:table-cell>
          <table:table-cell office:value-type="string">
            <text:p>814336K</text:p>
          </table:table-cell>
          <table:table-cell office:value-type="float" office:value="0.628006">
            <text:p>0.628006</text:p>
          </table:table-cell>
          <table:table-cell/>
        </table:table-row>
        <table:table-row table:style-name="ro1">
          <table:table-cell/>
          <table:table-cell office:value-type="float" office:value="105.001">
            <text:p>105.001</text:p>
          </table:table-cell>
          <table:table-cell office:value-type="string">
            <text:p>GC</text:p>
          </table:table-cell>
          <table:table-cell office:value-type="string">
            <text:p>787776K</text:p>
          </table:table-cell>
          <table:table-cell office:value-type="float" office:value="0.682624">
            <text:p>0.682624</text:p>
          </table:table-cell>
          <table:table-cell/>
        </table:table-row>
        <table:table-row table:style-name="ro1">
          <table:table-cell/>
          <table:table-cell office:value-type="float" office:value="106.874">
            <text:p>106.874</text:p>
          </table:table-cell>
          <table:table-cell office:value-type="string">
            <text:p>GC</text:p>
          </table:table-cell>
          <table:table-cell office:value-type="string">
            <text:p>819328K</text:p>
          </table:table-cell>
          <table:table-cell office:value-type="float" office:value="0.645911">
            <text:p>0.645911</text:p>
          </table:table-cell>
          <table:table-cell/>
        </table:table-row>
        <table:table-row table:style-name="ro1">
          <table:table-cell/>
          <table:table-cell office:value-type="float" office:value="108.71">
            <text:p>108.71</text:p>
          </table:table-cell>
          <table:table-cell office:value-type="string">
            <text:p>GC</text:p>
          </table:table-cell>
          <table:table-cell office:value-type="string">
            <text:p>765504K</text:p>
          </table:table-cell>
          <table:table-cell office:value-type="float" office:value="0.576247">
            <text:p>0.576247</text:p>
          </table:table-cell>
          <table:table-cell/>
        </table:table-row>
        <table:table-row table:style-name="ro1">
          <table:table-cell/>
          <table:table-cell office:value-type="float" office:value="110.382">
            <text:p>110.382</text:p>
          </table:table-cell>
          <table:table-cell office:value-type="string">
            <text:p>GC</text:p>
          </table:table-cell>
          <table:table-cell office:value-type="string">
            <text:p>819456K</text:p>
          </table:table-cell>
          <table:table-cell office:value-type="float" office:value="0.522482">
            <text:p>0.522482</text:p>
          </table:table-cell>
          <table:table-cell/>
        </table:table-row>
        <table:table-row table:style-name="ro1">
          <table:table-cell/>
          <table:table-cell office:value-type="float" office:value="112.039">
            <text:p>112.039</text:p>
          </table:table-cell>
          <table:table-cell office:value-type="string">
            <text:p>GC</text:p>
          </table:table-cell>
          <table:table-cell office:value-type="string">
            <text:p>814784K</text:p>
          </table:table-cell>
          <table:table-cell office:value-type="float" office:value="0.497237">
            <text:p>0.497237</text:p>
          </table:table-cell>
          <table:table-cell/>
        </table:table-row>
        <table:table-row table:style-name="ro1">
          <table:table-cell/>
          <table:table-cell office:value-type="float" office:value="113.673">
            <text:p>113.673</text:p>
          </table:table-cell>
          <table:table-cell office:value-type="string">
            <text:p>GC</text:p>
          </table:table-cell>
          <table:table-cell office:value-type="string">
            <text:p>821888K</text:p>
          </table:table-cell>
          <table:table-cell office:value-type="float" office:value="0.44025">
            <text:p>0.44025</text:p>
          </table:table-cell>
          <table:table-cell/>
        </table:table-row>
        <table:table-row table:style-name="ro1">
          <table:table-cell/>
          <table:table-cell office:value-type="float" office:value="115.211">
            <text:p>115.211</text:p>
          </table:table-cell>
          <table:table-cell office:value-type="string">
            <text:p>GC</text:p>
          </table:table-cell>
          <table:table-cell office:value-type="string">
            <text:p>820224K</text:p>
          </table:table-cell>
          <table:table-cell office:value-type="float" office:value="0.377609">
            <text:p>0.377609</text:p>
          </table:table-cell>
          <table:table-cell/>
        </table:table-row>
        <table:table-row table:style-name="ro1">
          <table:table-cell/>
          <table:table-cell office:value-type="float" office:value="116.87">
            <text:p>116.87</text:p>
          </table:table-cell>
          <table:table-cell office:value-type="string">
            <text:p>GC</text:p>
          </table:table-cell>
          <table:table-cell office:value-type="string">
            <text:p>830272K</text:p>
          </table:table-cell>
          <table:table-cell office:value-type="float" office:value="0.377859">
            <text:p>0.377859</text:p>
          </table:table-cell>
          <table:table-cell/>
        </table:table-row>
        <table:table-row table:style-name="ro1">
          <table:table-cell/>
          <table:table-cell office:value-type="float" office:value="117.248">
            <text:p>117.248</text:p>
          </table:table-cell>
          <table:table-cell office:value-type="string">
            <text:p>Full</text:p>
          </table:table-cell>
          <table:table-cell office:value-type="string">
            <text:p>984192K</text:p>
          </table:table-cell>
          <table:table-cell office:value-type="float" office:value="6.608607">
            <text:p>6.608607</text:p>
          </table:table-cell>
          <table:table-cell/>
        </table:table-row>
        <table:table-row table:style-name="ro1">
          <table:table-cell/>
          <table:table-cell office:value-type="float" office:value="125.046">
            <text:p>125.046</text:p>
          </table:table-cell>
          <table:table-cell office:value-type="string">
            <text:p>GC</text:p>
          </table:table-cell>
          <table:table-cell office:value-type="string">
            <text:p>983808K</text:p>
          </table:table-cell>
          <table:table-cell office:value-type="float" office:value="0.701552">
            <text:p>0.701552</text:p>
          </table:table-cell>
          <table:table-cell/>
        </table:table-row>
        <table:table-row table:style-name="ro1">
          <table:table-cell/>
          <table:table-cell office:value-type="float" office:value="126.96">
            <text:p>126.96</text:p>
          </table:table-cell>
          <table:table-cell office:value-type="string">
            <text:p>GC</text:p>
          </table:table-cell>
          <table:table-cell office:value-type="string">
            <text:p>986816K</text:p>
          </table:table-cell>
          <table:table-cell office:value-type="float" office:value="0.200556">
            <text:p>0.200556</text:p>
          </table:table-cell>
          <table:table-cell/>
        </table:table-row>
        <table:table-row table:style-name="ro1">
          <table:table-cell/>
          <table:table-cell office:value-type="float" office:value="128.417">
            <text:p>128.417</text:p>
          </table:table-cell>
          <table:table-cell office:value-type="string">
            <text:p>GC</text:p>
          </table:table-cell>
          <table:table-cell office:value-type="string">
            <text:p>905408K</text:p>
          </table:table-cell>
          <table:table-cell office:value-type="float" office:value="0.264447">
            <text:p>0.264447</text:p>
          </table:table-cell>
          <table:table-cell/>
        </table:table-row>
        <table:table-row table:style-name="ro1">
          <table:table-cell/>
          <table:table-cell office:value-type="float" office:value="129.891">
            <text:p>129.891</text:p>
          </table:table-cell>
          <table:table-cell office:value-type="string">
            <text:p>GC</text:p>
          </table:table-cell>
          <table:table-cell office:value-type="string">
            <text:p>988032K</text:p>
          </table:table-cell>
          <table:table-cell office:value-type="float" office:value="0.305663">
            <text:p>0.305663</text:p>
          </table:table-cell>
          <table:table-cell/>
        </table:table-row>
        <table:table-row table:style-name="ro1">
          <table:table-cell/>
          <table:table-cell office:value-type="float" office:value="131.462">
            <text:p>131.462</text:p>
          </table:table-cell>
          <table:table-cell office:value-type="string">
            <text:p>GC</text:p>
          </table:table-cell>
          <table:table-cell office:value-type="string">
            <text:p>983936K</text:p>
          </table:table-cell>
          <table:table-cell office:value-type="float" office:value="0.331532">
            <text:p>0.331532</text:p>
          </table:table-cell>
          <table:table-cell/>
        </table:table-row>
        <table:table-row table:style-name="ro1">
          <table:table-cell/>
          <table:table-cell office:value-type="float" office:value="133.078">
            <text:p>133.078</text:p>
          </table:table-cell>
          <table:table-cell office:value-type="string">
            <text:p>GC</text:p>
          </table:table-cell>
          <table:table-cell office:value-type="string">
            <text:p>987712K</text:p>
          </table:table-cell>
          <table:table-cell office:value-type="float" office:value="0.355772">
            <text:p>0.355772</text:p>
          </table:table-cell>
          <table:table-cell/>
        </table:table-row>
        <table:table-row table:style-name="ro1">
          <table:table-cell/>
          <table:table-cell office:value-type="float" office:value="134.648">
            <text:p>134.648</text:p>
          </table:table-cell>
          <table:table-cell office:value-type="string">
            <text:p>GC</text:p>
          </table:table-cell>
          <table:table-cell office:value-type="string">
            <text:p>984128K</text:p>
          </table:table-cell>
          <table:table-cell office:value-type="float" office:value="0.414572">
            <text:p>0.414572</text:p>
          </table:table-cell>
          <table:table-cell/>
        </table:table-row>
        <table:table-row table:style-name="ro1">
          <table:table-cell/>
          <table:table-cell office:value-type="float" office:value="136.25">
            <text:p>136.25</text:p>
          </table:table-cell>
          <table:table-cell office:value-type="string">
            <text:p>GC</text:p>
          </table:table-cell>
          <table:table-cell office:value-type="string">
            <text:p>996160K</text:p>
          </table:table-cell>
          <table:table-cell office:value-type="float" office:value="0.439971">
            <text:p>0.439971</text:p>
          </table:table-cell>
          <table:table-cell/>
        </table:table-row>
        <table:table-row table:style-name="ro1">
          <table:table-cell/>
          <table:table-cell office:value-type="float" office:value="138.104">
            <text:p>138.104</text:p>
          </table:table-cell>
          <table:table-cell office:value-type="string">
            <text:p>GC</text:p>
          </table:table-cell>
          <table:table-cell office:value-type="string">
            <text:p>979008K</text:p>
          </table:table-cell>
          <table:table-cell office:value-type="float" office:value="0.531138">
            <text:p>0.531138</text:p>
          </table:table-cell>
          <table:table-cell/>
        </table:table-row>
        <table:table-row table:style-name="ro1">
          <table:table-cell/>
          <table:table-cell office:value-type="float" office:value="140.258">
            <text:p>140.258</text:p>
          </table:table-cell>
          <table:table-cell office:value-type="string">
            <text:p>GC</text:p>
          </table:table-cell>
          <table:table-cell office:value-type="string">
            <text:p>971648K</text:p>
          </table:table-cell>
          <table:table-cell office:value-type="float" office:value="0.753807">
            <text:p>0.753807</text:p>
          </table:table-cell>
          <table:table-cell/>
        </table:table-row>
        <table:table-row table:style-name="ro1">
          <table:table-cell/>
          <table:table-cell office:value-type="float" office:value="142.541">
            <text:p>142.541</text:p>
          </table:table-cell>
          <table:table-cell office:value-type="string">
            <text:p>GC</text:p>
          </table:table-cell>
          <table:table-cell office:value-type="string">
            <text:p>983168K</text:p>
          </table:table-cell>
          <table:table-cell office:value-type="float" office:value="0.848991">
            <text:p>0.848991</text:p>
          </table:table-cell>
          <table:table-cell/>
        </table:table-row>
        <table:table-row table:style-name="ro1">
          <table:table-cell/>
          <table:table-cell office:value-type="float" office:value="144.604">
            <text:p>144.604</text:p>
          </table:table-cell>
          <table:table-cell office:value-type="string">
            <text:p>GC</text:p>
          </table:table-cell>
          <table:table-cell office:value-type="string">
            <text:p>935936K</text:p>
          </table:table-cell>
          <table:table-cell office:value-type="float" office:value="0.717231">
            <text:p>0.717231</text:p>
          </table:table-cell>
          <table:table-cell/>
        </table:table-row>
        <table:table-row table:style-name="ro1">
          <table:table-cell/>
          <table:table-cell office:value-type="float" office:value="146.285">
            <text:p>146.285</text:p>
          </table:table-cell>
          <table:table-cell office:value-type="string">
            <text:p>GC</text:p>
          </table:table-cell>
          <table:table-cell office:value-type="string">
            <text:p>919552K</text:p>
          </table:table-cell>
          <table:table-cell office:value-type="float" office:value="0.667084">
            <text:p>0.667084</text:p>
          </table:table-cell>
          <table:table-cell/>
        </table:table-row>
        <table:table-row table:style-name="ro1">
          <table:table-cell/>
          <table:table-cell office:value-type="float" office:value="147.919">
            <text:p>147.919</text:p>
          </table:table-cell>
          <table:table-cell office:value-type="string">
            <text:p>GC</text:p>
          </table:table-cell>
          <table:table-cell office:value-type="string">
            <text:p>958272K</text:p>
          </table:table-cell>
          <table:table-cell office:value-type="float" office:value="0.603021">
            <text:p>0.603021</text:p>
          </table:table-cell>
          <table:table-cell/>
        </table:table-row>
        <table:table-row table:style-name="ro1">
          <table:table-cell/>
          <table:table-cell office:value-type="float" office:value="149.462">
            <text:p>149.462</text:p>
          </table:table-cell>
          <table:table-cell office:value-type="string">
            <text:p>GC</text:p>
          </table:table-cell>
          <table:table-cell office:value-type="string">
            <text:p>955328K</text:p>
          </table:table-cell>
          <table:table-cell office:value-type="float" office:value="0.585889">
            <text:p>0.585889</text:p>
          </table:table-cell>
          <table:table-cell/>
        </table:table-row>
        <table:table-row table:style-name="ro1">
          <table:table-cell/>
          <table:table-cell office:value-type="float" office:value="150.048">
            <text:p>150.048</text:p>
          </table:table-cell>
          <table:table-cell office:value-type="string">
            <text:p>Full</text:p>
          </table:table-cell>
          <table:table-cell office:value-type="string">
            <text:p>1120896K</text:p>
          </table:table-cell>
          <table:table-cell office:value-type="float" office:value="20.02028">
            <text:p>20.02028</text:p>
          </table:table-cell>
          <table:table-cell/>
        </table:table-row>
        <table:table-row table:style-name="ro1">
          <table:table-cell/>
          <table:table-cell office:value-type="float" office:value="171.08">
            <text:p>171.08</text:p>
          </table:table-cell>
          <table:table-cell office:value-type="string">
            <text:p>GC</text:p>
          </table:table-cell>
          <table:table-cell office:value-type="string">
            <text:p>1118400K</text:p>
          </table:table-cell>
          <table:table-cell office:value-type="float" office:value="0.133485">
            <text:p>0.133485</text:p>
          </table:table-cell>
          <table:table-cell/>
        </table:table-row>
        <table:table-row table:style-name="ro1">
          <table:table-cell/>
          <table:table-cell office:value-type="float" office:value="172.161">
            <text:p>172.161</text:p>
          </table:table-cell>
          <table:table-cell office:value-type="string">
            <text:p>GC</text:p>
          </table:table-cell>
          <table:table-cell office:value-type="string">
            <text:p>1120960K</text:p>
          </table:table-cell>
          <table:table-cell office:value-type="float" office:value="0.169388">
            <text:p>0.169388</text:p>
          </table:table-cell>
          <table:table-cell/>
        </table:table-row>
        <table:table-row table:style-name="ro1">
          <table:table-cell/>
          <table:table-cell office:value-type="float" office:value="173.281">
            <text:p>173.281</text:p>
          </table:table-cell>
          <table:table-cell office:value-type="string">
            <text:p>GC</text:p>
          </table:table-cell>
          <table:table-cell office:value-type="string">
            <text:p>1116096K</text:p>
          </table:table-cell>
          <table:table-cell office:value-type="float" office:value="0.213405">
            <text:p>0.213405</text:p>
          </table:table-cell>
          <table:table-cell/>
        </table:table-row>
        <table:table-row table:style-name="ro1">
          <table:table-cell/>
          <table:table-cell office:value-type="float" office:value="174.456">
            <text:p>174.456</text:p>
          </table:table-cell>
          <table:table-cell office:value-type="string">
            <text:p>GC</text:p>
          </table:table-cell>
          <table:table-cell office:value-type="string">
            <text:p>1118784K</text:p>
          </table:table-cell>
          <table:table-cell office:value-type="float" office:value="0.266161">
            <text:p>0.266161</text:p>
          </table:table-cell>
          <table:table-cell/>
        </table:table-row>
        <table:table-row table:style-name="ro1">
          <table:table-cell/>
          <table:table-cell office:value-type="float" office:value="175.661">
            <text:p>175.661</text:p>
          </table:table-cell>
          <table:table-cell office:value-type="string">
            <text:p>GC</text:p>
          </table:table-cell>
          <table:table-cell office:value-type="string">
            <text:p>1114496K</text:p>
          </table:table-cell>
          <table:table-cell office:value-type="float" office:value="0.276967">
            <text:p>0.276967</text:p>
          </table:table-cell>
          <table:table-cell/>
        </table:table-row>
        <table:table-row table:style-name="ro1">
          <table:table-cell/>
          <table:table-cell office:value-type="float" office:value="176.871">
            <text:p>176.871</text:p>
          </table:table-cell>
          <table:table-cell office:value-type="string">
            <text:p>GC</text:p>
          </table:table-cell>
          <table:table-cell office:value-type="string">
            <text:p>1118528K</text:p>
          </table:table-cell>
          <table:table-cell office:value-type="float" office:value="0.294487">
            <text:p>0.294487</text:p>
          </table:table-cell>
          <table:table-cell/>
        </table:table-row>
        <table:table-row table:style-name="ro1">
          <table:table-cell/>
          <table:table-cell office:value-type="float" office:value="178.127">
            <text:p>178.127</text:p>
          </table:table-cell>
          <table:table-cell office:value-type="string">
            <text:p>GC</text:p>
          </table:table-cell>
          <table:table-cell office:value-type="string">
            <text:p>1121728K</text:p>
          </table:table-cell>
          <table:table-cell office:value-type="float" office:value="0.316827">
            <text:p>0.316827</text:p>
          </table:table-cell>
          <table:table-cell/>
        </table:table-row>
        <table:table-row table:style-name="ro1">
          <table:table-cell/>
          <table:table-cell office:value-type="float" office:value="179.483">
            <text:p>179.483</text:p>
          </table:table-cell>
          <table:table-cell office:value-type="string">
            <text:p>GC</text:p>
          </table:table-cell>
          <table:table-cell office:value-type="string">
            <text:p>1126400K</text:p>
          </table:table-cell>
          <table:table-cell office:value-type="float" office:value="0.412401">
            <text:p>0.412401</text:p>
          </table:table-cell>
          <table:table-cell/>
        </table:table-row>
        <table:table-row table:style-name="ro1">
          <table:table-cell/>
          <table:table-cell office:value-type="float" office:value="180.926">
            <text:p>180.926</text:p>
          </table:table-cell>
          <table:table-cell office:value-type="string">
            <text:p>GC</text:p>
          </table:table-cell>
          <table:table-cell office:value-type="string">
            <text:p>1142208K</text:p>
          </table:table-cell>
          <table:table-cell office:value-type="float" office:value="0.434529">
            <text:p>0.434529</text:p>
          </table:table-cell>
          <table:table-cell/>
        </table:table-row>
        <table:table-row table:style-name="ro1">
          <table:table-cell/>
          <table:table-cell office:value-type="float" office:value="182.723">
            <text:p>182.723</text:p>
          </table:table-cell>
          <table:table-cell office:value-type="string">
            <text:p>GC</text:p>
          </table:table-cell>
          <table:table-cell office:value-type="string">
            <text:p>1143872K</text:p>
          </table:table-cell>
          <table:table-cell office:value-type="float" office:value="0.485756">
            <text:p>0.485756</text:p>
          </table:table-cell>
          <table:table-cell/>
        </table:table-row>
        <table:table-row table:style-name="ro1">
          <table:table-cell/>
          <table:table-cell office:value-type="float" office:value="184.355">
            <text:p>184.355</text:p>
          </table:table-cell>
          <table:table-cell office:value-type="string">
            <text:p>GC</text:p>
          </table:table-cell>
          <table:table-cell office:value-type="string">
            <text:p>1150400K</text:p>
          </table:table-cell>
          <table:table-cell office:value-type="float" office:value="0.518188">
            <text:p>0.518188</text:p>
          </table:table-cell>
          <table:table-cell/>
        </table:table-row>
        <table:table-row table:style-name="ro1">
          <table:table-cell/>
          <table:table-cell office:value-type="float" office:value="186.05">
            <text:p>186.05</text:p>
          </table:table-cell>
          <table:table-cell office:value-type="string">
            <text:p>GC</text:p>
          </table:table-cell>
          <table:table-cell office:value-type="string">
            <text:p>1116480K</text:p>
          </table:table-cell>
          <table:table-cell office:value-type="float" office:value="0.684275">
            <text:p>0.684275</text:p>
          </table:table-cell>
          <table:table-cell/>
        </table:table-row>
        <table:table-row table:style-name="ro1">
          <table:table-cell/>
          <table:table-cell office:value-type="float" office:value="188.159">
            <text:p>188.159</text:p>
          </table:table-cell>
          <table:table-cell office:value-type="string">
            <text:p>GC</text:p>
          </table:table-cell>
          <table:table-cell office:value-type="string">
            <text:p>1146560K</text:p>
          </table:table-cell>
          <table:table-cell office:value-type="float" office:value="0.559262">
            <text:p>0.559262</text:p>
          </table:table-cell>
          <table:table-cell/>
        </table:table-row>
        <table:table-row table:style-name="ro1">
          <table:table-cell/>
          <table:table-cell office:value-type="float" office:value="189.88">
            <text:p>189.88</text:p>
          </table:table-cell>
          <table:table-cell office:value-type="string">
            <text:p>GC</text:p>
          </table:table-cell>
          <table:table-cell office:value-type="string">
            <text:p>1111744K</text:p>
          </table:table-cell>
          <table:table-cell office:value-type="float" office:value="0.684854">
            <text:p>0.684854</text:p>
          </table:table-cell>
          <table:table-cell/>
        </table:table-row>
        <table:table-row table:style-name="ro1">
          <table:table-cell/>
          <table:table-cell office:value-type="float" office:value="191.781">
            <text:p>191.781</text:p>
          </table:table-cell>
          <table:table-cell office:value-type="string">
            <text:p>GC</text:p>
          </table:table-cell>
          <table:table-cell office:value-type="string">
            <text:p>1143488K</text:p>
          </table:table-cell>
          <table:table-cell office:value-type="float" office:value="0.758164">
            <text:p>0.758164</text:p>
          </table:table-cell>
          <table:table-cell/>
        </table:table-row>
        <table:table-row table:style-name="ro1">
          <table:table-cell/>
          <table:table-cell office:value-type="float" office:value="193.751">
            <text:p>193.751</text:p>
          </table:table-cell>
          <table:table-cell office:value-type="string">
            <text:p>GC</text:p>
          </table:table-cell>
          <table:table-cell office:value-type="string">
            <text:p>1145024K</text:p>
          </table:table-cell>
          <table:table-cell office:value-type="float" office:value="0.629428">
            <text:p>0.629428</text:p>
          </table:table-cell>
          <table:table-cell/>
        </table:table-row>
        <table:table-row table:style-name="ro1">
          <table:table-cell/>
          <table:table-cell office:value-type="float" office:value="195.669">
            <text:p>195.669</text:p>
          </table:table-cell>
          <table:table-cell office:value-type="string">
            <text:p>GC</text:p>
          </table:table-cell>
          <table:table-cell office:value-type="string">
            <text:p>1137984K</text:p>
          </table:table-cell>
          <table:table-cell office:value-type="float" office:value="0.722533">
            <text:p>0.722533</text:p>
          </table:table-cell>
          <table:table-cell/>
        </table:table-row>
        <table:table-row table:style-name="ro1">
          <table:table-cell/>
          <table:table-cell office:value-type="float" office:value="197.528">
            <text:p>197.528</text:p>
          </table:table-cell>
          <table:table-cell office:value-type="string">
            <text:p>GC</text:p>
          </table:table-cell>
          <table:table-cell office:value-type="string">
            <text:p>1141760K</text:p>
          </table:table-cell>
          <table:table-cell office:value-type="float" office:value="0.51143">
            <text:p>0.51143</text:p>
          </table:table-cell>
          <table:table-cell/>
        </table:table-row>
        <table:table-row table:style-name="ro1">
          <table:table-cell/>
          <table:table-cell office:value-type="float" office:value="199.175">
            <text:p>199.175</text:p>
          </table:table-cell>
          <table:table-cell office:value-type="string">
            <text:p>GC</text:p>
          </table:table-cell>
          <table:table-cell office:value-type="string">
            <text:p>1144064K</text:p>
          </table:table-cell>
          <table:table-cell office:value-type="float" office:value="0.515753">
            <text:p>0.515753</text:p>
          </table:table-cell>
          <table:table-cell/>
        </table:table-row>
        <table:table-row table:style-name="ro1">
          <table:table-cell/>
          <table:table-cell office:value-type="float" office:value="200.842">
            <text:p>200.842</text:p>
          </table:table-cell>
          <table:table-cell office:value-type="string">
            <text:p>GC</text:p>
          </table:table-cell>
          <table:table-cell office:value-type="string">
            <text:p>1146240K</text:p>
          </table:table-cell>
          <table:table-cell office:value-type="float" office:value="0.469995">
            <text:p>0.469995</text:p>
          </table:table-cell>
          <table:table-cell/>
        </table:table-row>
        <table:table-row table:style-name="ro1">
          <table:table-cell/>
          <table:table-cell office:value-type="float" office:value="202.526">
            <text:p>202.526</text:p>
          </table:table-cell>
          <table:table-cell office:value-type="string">
            <text:p>GC</text:p>
          </table:table-cell>
          <table:table-cell office:value-type="string">
            <text:p>1154816K</text:p>
          </table:table-cell>
          <table:table-cell office:value-type="float" office:value="0.616836">
            <text:p>0.616836</text:p>
          </table:table-cell>
          <table:table-cell/>
        </table:table-row>
        <table:table-row table:style-name="ro1">
          <table:table-cell/>
          <table:table-cell office:value-type="float" office:value="204.6">
            <text:p>204.6</text:p>
          </table:table-cell>
          <table:table-cell office:value-type="string">
            <text:p>GC</text:p>
          </table:table-cell>
          <table:table-cell office:value-type="string">
            <text:p>1156096K</text:p>
          </table:table-cell>
          <table:table-cell office:value-type="float" office:value="0.393513">
            <text:p>0.393513</text:p>
          </table:table-cell>
          <table:table-cell/>
        </table:table-row>
        <table:table-row table:style-name="ro1">
          <table:table-cell/>
          <table:table-cell office:value-type="float" office:value="206.279">
            <text:p>206.279</text:p>
          </table:table-cell>
          <table:table-cell office:value-type="string">
            <text:p>GC</text:p>
          </table:table-cell>
          <table:table-cell office:value-type="string">
            <text:p>1157440K</text:p>
          </table:table-cell>
          <table:table-cell office:value-type="float" office:value="0.366492">
            <text:p>0.366492</text:p>
          </table:table-cell>
          <table:table-cell/>
        </table:table-row>
        <table:table-row table:style-name="ro1">
          <table:table-cell/>
          <table:table-cell office:value-type="float" office:value="208.036">
            <text:p>208.036</text:p>
          </table:table-cell>
          <table:table-cell office:value-type="string">
            <text:p>GC</text:p>
          </table:table-cell>
          <table:table-cell office:value-type="string">
            <text:p>1158848K</text:p>
          </table:table-cell>
          <table:table-cell office:value-type="float" office:value="0.355653">
            <text:p>0.355653</text:p>
          </table:table-cell>
          <table:table-cell/>
        </table:table-row>
        <table:table-row table:style-name="ro1">
          <table:table-cell/>
          <table:table-cell office:value-type="float" office:value="209.791">
            <text:p>209.791</text:p>
          </table:table-cell>
          <table:table-cell office:value-type="string">
            <text:p>GC</text:p>
          </table:table-cell>
          <table:table-cell office:value-type="string">
            <text:p>1155200K</text:p>
          </table:table-cell>
          <table:table-cell office:value-type="float" office:value="0.336346">
            <text:p>0.336346</text:p>
          </table:table-cell>
          <table:table-cell/>
        </table:table-row>
        <table:table-row table:style-name="ro1">
          <table:table-cell/>
          <table:table-cell office:value-type="float" office:value="211.34">
            <text:p>211.34</text:p>
          </table:table-cell>
          <table:table-cell office:value-type="string">
            <text:p>GC</text:p>
          </table:table-cell>
          <table:table-cell office:value-type="string">
            <text:p>1158144K</text:p>
          </table:table-cell>
          <table:table-cell office:value-type="float" office:value="0.783033">
            <text:p>0.783033</text:p>
          </table:table-cell>
          <table:table-cell/>
        </table:table-row>
        <table:table-row table:style-name="ro1">
          <table:table-cell/>
          <table:table-cell office:value-type="float" office:value="213.885">
            <text:p>213.885</text:p>
          </table:table-cell>
          <table:table-cell office:value-type="string">
            <text:p>GC</text:p>
          </table:table-cell>
          <table:table-cell office:value-type="string">
            <text:p>1159168K</text:p>
          </table:table-cell>
          <table:table-cell office:value-type="float" office:value="0.450925">
            <text:p>0.450925</text:p>
          </table:table-cell>
          <table:table-cell/>
        </table:table-row>
        <table:table-row table:style-name="ro1">
          <table:table-cell/>
          <table:table-cell office:value-type="float" office:value="215.954">
            <text:p>215.954</text:p>
          </table:table-cell>
          <table:table-cell office:value-type="string">
            <text:p>GC</text:p>
          </table:table-cell>
          <table:table-cell office:value-type="string">
            <text:p>1161920K</text:p>
          </table:table-cell>
          <table:table-cell office:value-type="float" office:value="0.642627">
            <text:p>0.642627</text:p>
          </table:table-cell>
          <table:table-cell/>
        </table:table-row>
        <table:table-row table:style-name="ro1">
          <table:table-cell/>
          <table:table-cell office:value-type="float" office:value="218.232">
            <text:p>218.232</text:p>
          </table:table-cell>
          <table:table-cell office:value-type="string">
            <text:p>GC</text:p>
          </table:table-cell>
          <table:table-cell office:value-type="string">
            <text:p>1169152K</text:p>
          </table:table-cell>
          <table:table-cell office:value-type="float" office:value="0.480548">
            <text:p>0.480548</text:p>
          </table:table-cell>
          <table:table-cell/>
        </table:table-row>
        <table:table-row table:style-name="ro1">
          <table:table-cell/>
          <table:table-cell office:value-type="float" office:value="220.311">
            <text:p>220.311</text:p>
          </table:table-cell>
          <table:table-cell office:value-type="string">
            <text:p>GC</text:p>
          </table:table-cell>
          <table:table-cell office:value-type="string">
            <text:p>1171392K</text:p>
          </table:table-cell>
          <table:table-cell office:value-type="float" office:value="0.555415">
            <text:p>0.555415</text:p>
          </table:table-cell>
          <table:table-cell/>
        </table:table-row>
        <table:table-row table:style-name="ro1">
          <table:table-cell/>
          <table:table-cell office:value-type="float" office:value="222.479">
            <text:p>222.479</text:p>
          </table:table-cell>
          <table:table-cell office:value-type="string">
            <text:p>GC</text:p>
          </table:table-cell>
          <table:table-cell office:value-type="string">
            <text:p>1174080K</text:p>
          </table:table-cell>
          <table:table-cell office:value-type="float" office:value="0.651336">
            <text:p>0.651336</text:p>
          </table:table-cell>
          <table:table-cell/>
        </table:table-row>
        <table:table-row table:style-name="ro1">
          <table:table-cell/>
          <table:table-cell office:value-type="float" office:value="224.673">
            <text:p>224.673</text:p>
          </table:table-cell>
          <table:table-cell office:value-type="string">
            <text:p>GC</text:p>
          </table:table-cell>
          <table:table-cell office:value-type="string">
            <text:p>1159872K</text:p>
          </table:table-cell>
          <table:table-cell office:value-type="float" office:value="0.5242">
            <text:p>0.5242</text:p>
          </table:table-cell>
          <table:table-cell/>
        </table:table-row>
        <table:table-row table:style-name="ro1">
          <table:table-cell/>
          <table:table-cell office:value-type="float" office:value="226.624">
            <text:p>226.624</text:p>
          </table:table-cell>
          <table:table-cell office:value-type="string">
            <text:p>GC</text:p>
          </table:table-cell>
          <table:table-cell office:value-type="string">
            <text:p>1170432K</text:p>
          </table:table-cell>
          <table:table-cell office:value-type="float" office:value="0.452867">
            <text:p>0.452867</text:p>
          </table:table-cell>
          <table:table-cell/>
        </table:table-row>
        <table:table-row table:style-name="ro1">
          <table:table-cell/>
          <table:table-cell office:value-type="float" office:value="228.466">
            <text:p>228.466</text:p>
          </table:table-cell>
          <table:table-cell office:value-type="string">
            <text:p>GC</text:p>
          </table:table-cell>
          <table:table-cell office:value-type="string">
            <text:p>1160640K</text:p>
          </table:table-cell>
          <table:table-cell office:value-type="float" office:value="0.441652">
            <text:p>0.441652</text:p>
          </table:table-cell>
          <table:table-cell/>
        </table:table-row>
        <table:table-row table:style-name="ro1">
          <table:table-cell/>
          <table:table-cell office:value-type="float" office:value="230.198">
            <text:p>230.198</text:p>
          </table:table-cell>
          <table:table-cell office:value-type="string">
            <text:p>GC</text:p>
          </table:table-cell>
          <table:table-cell office:value-type="string">
            <text:p>1154752K</text:p>
          </table:table-cell>
          <table:table-cell office:value-type="float" office:value="0.563717">
            <text:p>0.563717</text:p>
          </table:table-cell>
          <table:table-cell/>
        </table:table-row>
        <table:table-row table:style-name="ro1">
          <table:table-cell/>
          <table:table-cell office:value-type="float" office:value="231.923">
            <text:p>231.923</text:p>
          </table:table-cell>
          <table:table-cell office:value-type="string">
            <text:p>GC</text:p>
          </table:table-cell>
          <table:table-cell office:value-type="string">
            <text:p>1146880K</text:p>
          </table:table-cell>
          <table:table-cell office:value-type="float" office:value="0.508041">
            <text:p>0.508041</text:p>
          </table:table-cell>
          <table:table-cell/>
        </table:table-row>
        <table:table-row table:style-name="ro1">
          <table:table-cell/>
          <table:table-cell office:value-type="float" office:value="233.732">
            <text:p>233.732</text:p>
          </table:table-cell>
          <table:table-cell office:value-type="string">
            <text:p>GC</text:p>
          </table:table-cell>
          <table:table-cell office:value-type="string">
            <text:p>1148864K</text:p>
          </table:table-cell>
          <table:table-cell office:value-type="float" office:value="0.527791">
            <text:p>0.527791</text:p>
          </table:table-cell>
          <table:table-cell/>
        </table:table-row>
        <table:table-row table:style-name="ro1">
          <table:table-cell/>
          <table:table-cell office:value-type="float" office:value="234.26">
            <text:p>234.26</text:p>
          </table:table-cell>
          <table:table-cell office:value-type="string">
            <text:p>Full</text:p>
          </table:table-cell>
          <table:table-cell office:value-type="string">
            <text:p>1334720K</text:p>
          </table:table-cell>
          <table:table-cell office:value-type="float" office:value="11.766111">
            <text:p>11.766111</text:p>
          </table:table-cell>
          <table:table-cell/>
        </table:table-row>
        <table:table-row table:style-name="ro1">
          <table:table-cell/>
          <table:table-cell office:value-type="float" office:value="247.234">
            <text:p>247.234</text:p>
          </table:table-cell>
          <table:table-cell office:value-type="string">
            <text:p>GC</text:p>
          </table:table-cell>
          <table:table-cell office:value-type="string">
            <text:p>1338368K</text:p>
          </table:table-cell>
          <table:table-cell office:value-type="float" office:value="1.150762">
            <text:p>1.150762</text:p>
          </table:table-cell>
          <table:table-cell/>
        </table:table-row>
        <table:table-row table:style-name="ro1">
          <table:table-cell/>
          <table:table-cell office:value-type="float" office:value="249.544">
            <text:p>249.544</text:p>
          </table:table-cell>
          <table:table-cell office:value-type="string">
            <text:p>GC</text:p>
          </table:table-cell>
          <table:table-cell office:value-type="string">
            <text:p>1338048K</text:p>
          </table:table-cell>
          <table:table-cell office:value-type="float" office:value="0.465041">
            <text:p>0.465041</text:p>
          </table:table-cell>
          <table:table-cell/>
        </table:table-row>
        <table:table-row table:style-name="ro1">
          <table:table-cell/>
          <table:table-cell office:value-type="float" office:value="251.111">
            <text:p>251.111</text:p>
          </table:table-cell>
          <table:table-cell office:value-type="string">
            <text:p>GC</text:p>
          </table:table-cell>
          <table:table-cell office:value-type="string">
            <text:p>1338496K</text:p>
          </table:table-cell>
          <table:table-cell office:value-type="float" office:value="0.556769">
            <text:p>0.556769</text:p>
          </table:table-cell>
          <table:table-cell/>
        </table:table-row>
        <table:table-row table:style-name="ro1">
          <table:table-cell/>
          <table:table-cell office:value-type="float" office:value="252.774">
            <text:p>252.774</text:p>
          </table:table-cell>
          <table:table-cell office:value-type="string">
            <text:p>GC</text:p>
          </table:table-cell>
          <table:table-cell office:value-type="string">
            <text:p>1339968K</text:p>
          </table:table-cell>
          <table:table-cell office:value-type="float" office:value="0.507621">
            <text:p>0.507621</text:p>
          </table:table-cell>
          <table:table-cell/>
        </table:table-row>
        <table:table-row table:style-name="ro1">
          <table:table-cell/>
          <table:table-cell office:value-type="float" office:value="254.596">
            <text:p>254.596</text:p>
          </table:table-cell>
          <table:table-cell office:value-type="string">
            <text:p>GC</text:p>
          </table:table-cell>
          <table:table-cell office:value-type="string">
            <text:p>1308992K</text:p>
          </table:table-cell>
          <table:table-cell office:value-type="float" office:value="0.637826">
            <text:p>0.637826</text:p>
          </table:table-cell>
          <table:table-cell/>
        </table:table-row>
        <table:table-row table:style-name="ro1">
          <table:table-cell/>
          <table:table-cell office:value-type="float" office:value="256.612">
            <text:p>256.612</text:p>
          </table:table-cell>
          <table:table-cell office:value-type="string">
            <text:p>GC</text:p>
          </table:table-cell>
          <table:table-cell office:value-type="string">
            <text:p>1343040K</text:p>
          </table:table-cell>
          <table:table-cell office:value-type="float" office:value="0.504975">
            <text:p>0.504975</text:p>
          </table:table-cell>
          <table:table-cell/>
        </table:table-row>
        <table:table-row table:style-name="ro1">
          <table:table-cell/>
          <table:table-cell office:value-type="float" office:value="258.681">
            <text:p>258.681</text:p>
          </table:table-cell>
          <table:table-cell office:value-type="string">
            <text:p>GC</text:p>
          </table:table-cell>
          <table:table-cell office:value-type="string">
            <text:p>1339584K</text:p>
          </table:table-cell>
          <table:table-cell office:value-type="float" office:value="0.95472">
            <text:p>0.95472</text:p>
          </table:table-cell>
          <table:table-cell/>
        </table:table-row>
        <table:table-row table:style-name="ro1">
          <table:table-cell/>
          <table:table-cell office:value-type="float" office:value="261.047">
            <text:p>261.047</text:p>
          </table:table-cell>
          <table:table-cell office:value-type="string">
            <text:p>GC</text:p>
          </table:table-cell>
          <table:table-cell office:value-type="string">
            <text:p>1340800K</text:p>
          </table:table-cell>
          <table:table-cell office:value-type="float" office:value="0.589422">
            <text:p>0.589422</text:p>
          </table:table-cell>
          <table:table-cell/>
        </table:table-row>
        <table:table-row table:style-name="ro1">
          <table:table-cell/>
          <table:table-cell office:value-type="float" office:value="262.738">
            <text:p>262.738</text:p>
          </table:table-cell>
          <table:table-cell office:value-type="string">
            <text:p>GC</text:p>
          </table:table-cell>
          <table:table-cell office:value-type="string">
            <text:p>1339904K</text:p>
          </table:table-cell>
          <table:table-cell office:value-type="float" office:value="0.405578">
            <text:p>0.405578</text:p>
          </table:table-cell>
          <table:table-cell/>
        </table:table-row>
        <table:table-row table:style-name="ro1">
          <table:table-cell/>
          <table:table-cell office:value-type="float" office:value="264.388">
            <text:p>264.388</text:p>
          </table:table-cell>
          <table:table-cell office:value-type="string">
            <text:p>GC</text:p>
          </table:table-cell>
          <table:table-cell office:value-type="string">
            <text:p>1346880K</text:p>
          </table:table-cell>
          <table:table-cell office:value-type="float" office:value="0.404304">
            <text:p>0.404304</text:p>
          </table:table-cell>
          <table:table-cell/>
        </table:table-row>
        <table:table-row table:style-name="ro1">
          <table:table-cell/>
          <table:table-cell office:value-type="float" office:value="266.039">
            <text:p>266.039</text:p>
          </table:table-cell>
          <table:table-cell office:value-type="string">
            <text:p>GC</text:p>
          </table:table-cell>
          <table:table-cell office:value-type="string">
            <text:p>1281920K</text:p>
          </table:table-cell>
          <table:table-cell office:value-type="float" office:value="0.377748">
            <text:p>0.377748</text:p>
          </table:table-cell>
          <table:table-cell/>
        </table:table-row>
        <table:table-row table:style-name="ro1">
          <table:table-cell/>
          <table:table-cell office:value-type="float" office:value="267.939">
            <text:p>267.939</text:p>
          </table:table-cell>
          <table:table-cell office:value-type="string">
            <text:p>GC</text:p>
          </table:table-cell>
          <table:table-cell office:value-type="string">
            <text:p>1345792K</text:p>
          </table:table-cell>
          <table:table-cell office:value-type="float" office:value="0.431289">
            <text:p>0.431289</text:p>
          </table:table-cell>
          <table:table-cell/>
        </table:table-row>
        <table:table-row table:style-name="ro1">
          <table:table-cell/>
          <table:table-cell office:value-type="float" office:value="269.681">
            <text:p>269.681</text:p>
          </table:table-cell>
          <table:table-cell office:value-type="string">
            <text:p>GC</text:p>
          </table:table-cell>
          <table:table-cell office:value-type="string">
            <text:p>1280448K</text:p>
          </table:table-cell>
          <table:table-cell office:value-type="float" office:value="0.298676">
            <text:p>0.298676</text:p>
          </table:table-cell>
          <table:table-cell/>
        </table:table-row>
        <table:table-row table:style-name="ro1">
          <table:table-cell/>
          <table:table-cell office:value-type="float" office:value="271.095">
            <text:p>271.095</text:p>
          </table:table-cell>
          <table:table-cell office:value-type="string">
            <text:p>GC</text:p>
          </table:table-cell>
          <table:table-cell office:value-type="string">
            <text:p>1346624K</text:p>
          </table:table-cell>
          <table:table-cell office:value-type="float" office:value="0.373711">
            <text:p>0.373711</text:p>
          </table:table-cell>
          <table:table-cell/>
        </table:table-row>
        <table:table-row table:style-name="ro1">
          <table:table-cell/>
          <table:table-cell office:value-type="float" office:value="272.566">
            <text:p>272.566</text:p>
          </table:table-cell>
          <table:table-cell office:value-type="string">
            <text:p>GC</text:p>
          </table:table-cell>
          <table:table-cell office:value-type="string">
            <text:p>1280576K</text:p>
          </table:table-cell>
          <table:table-cell office:value-type="float" office:value="0.310054">
            <text:p>0.310054</text:p>
          </table:table-cell>
          <table:table-cell/>
        </table:table-row>
        <table:table-row table:style-name="ro1">
          <table:table-cell/>
          <table:table-cell office:value-type="float" office:value="274.016">
            <text:p>274.016</text:p>
          </table:table-cell>
          <table:table-cell office:value-type="string">
            <text:p>GC</text:p>
          </table:table-cell>
          <table:table-cell office:value-type="string">
            <text:p>1347008K</text:p>
          </table:table-cell>
          <table:table-cell office:value-type="float" office:value="0.308045">
            <text:p>0.308045</text:p>
          </table:table-cell>
          <table:table-cell/>
        </table:table-row>
        <table:table-row table:style-name="ro1">
          <table:table-cell/>
          <table:table-cell office:value-type="float" office:value="275.571">
            <text:p>275.571</text:p>
          </table:table-cell>
          <table:table-cell office:value-type="string">
            <text:p>GC</text:p>
          </table:table-cell>
          <table:table-cell office:value-type="string">
            <text:p>1345216K</text:p>
          </table:table-cell>
          <table:table-cell office:value-type="float" office:value="0.30107">
            <text:p>0.30107</text:p>
          </table:table-cell>
          <table:table-cell/>
        </table:table-row>
        <table:table-row table:style-name="ro1">
          <table:table-cell/>
          <table:table-cell office:value-type="float" office:value="277.007">
            <text:p>277.007</text:p>
          </table:table-cell>
          <table:table-cell office:value-type="string">
            <text:p>GC</text:p>
          </table:table-cell>
          <table:table-cell office:value-type="string">
            <text:p>1347392K</text:p>
          </table:table-cell>
          <table:table-cell office:value-type="float" office:value="0.30511">
            <text:p>0.30511</text:p>
          </table:table-cell>
          <table:table-cell/>
        </table:table-row>
        <table:table-row table:style-name="ro1">
          <table:table-cell/>
          <table:table-cell office:value-type="float" office:value="278.576">
            <text:p>278.576</text:p>
          </table:table-cell>
          <table:table-cell office:value-type="string">
            <text:p>GC</text:p>
          </table:table-cell>
          <table:table-cell office:value-type="string">
            <text:p>1347008K</text:p>
          </table:table-cell>
          <table:table-cell office:value-type="float" office:value="0.348327">
            <text:p>0.348327</text:p>
          </table:table-cell>
          <table:table-cell/>
        </table:table-row>
        <table:table-row table:style-name="ro1">
          <table:table-cell/>
          <table:table-cell office:value-type="float" office:value="280.1">
            <text:p>280.1</text:p>
          </table:table-cell>
          <table:table-cell office:value-type="string">
            <text:p>GC</text:p>
          </table:table-cell>
          <table:table-cell office:value-type="string">
            <text:p>1352640K</text:p>
          </table:table-cell>
          <table:table-cell office:value-type="float" office:value="0.439277">
            <text:p>0.439277</text:p>
          </table:table-cell>
          <table:table-cell/>
        </table:table-row>
        <table:table-row table:style-name="ro1">
          <table:table-cell/>
          <table:table-cell office:value-type="float" office:value="281.791">
            <text:p>281.791</text:p>
          </table:table-cell>
          <table:table-cell office:value-type="string">
            <text:p>GC</text:p>
          </table:table-cell>
          <table:table-cell office:value-type="string">
            <text:p>1352448K</text:p>
          </table:table-cell>
          <table:table-cell office:value-type="float" office:value="0.416726">
            <text:p>0.416726</text:p>
          </table:table-cell>
          <table:table-cell/>
        </table:table-row>
        <table:table-row table:style-name="ro1">
          <table:table-cell/>
          <table:table-cell office:value-type="float" office:value="283.46">
            <text:p>283.46</text:p>
          </table:table-cell>
          <table:table-cell office:value-type="string">
            <text:p>GC</text:p>
          </table:table-cell>
          <table:table-cell office:value-type="string">
            <text:p>1360000K</text:p>
          </table:table-cell>
          <table:table-cell office:value-type="float" office:value="0.416204">
            <text:p>0.416204</text:p>
          </table:table-cell>
          <table:table-cell/>
        </table:table-row>
        <table:table-row table:style-name="ro1">
          <table:table-cell/>
          <table:table-cell office:value-type="float" office:value="285.123">
            <text:p>285.123</text:p>
          </table:table-cell>
          <table:table-cell office:value-type="string">
            <text:p>GC</text:p>
          </table:table-cell>
          <table:table-cell office:value-type="string">
            <text:p>1359936K</text:p>
          </table:table-cell>
          <table:table-cell office:value-type="float" office:value="0.480943">
            <text:p>0.480943</text:p>
          </table:table-cell>
          <table:table-cell/>
        </table:table-row>
        <table:table-row table:style-name="ro1">
          <table:table-cell/>
          <table:table-cell office:value-type="float" office:value="285.604">
            <text:p>285.604</text:p>
          </table:table-cell>
          <table:table-cell office:value-type="string">
            <text:p>Full</text:p>
          </table:table-cell>
          <table:table-cell office:value-type="string">
            <text:p>1445056K</text:p>
          </table:table-cell>
          <table:table-cell office:value-type="float" office:value="13.498196">
            <text:p>13.498196</text:p>
          </table:table-cell>
          <table:table-cell/>
        </table:table-row>
        <table:table-row table:style-name="ro1">
          <table:table-cell/>
          <table:table-cell office:value-type="float" office:value="300.757">
            <text:p>300.757</text:p>
          </table:table-cell>
          <table:table-cell office:value-type="string">
            <text:p>GC</text:p>
          </table:table-cell>
          <table:table-cell office:value-type="string">
            <text:p>1439616K</text:p>
          </table:table-cell>
          <table:table-cell office:value-type="float" office:value="1.358346">
            <text:p>1.358346</text:p>
          </table:table-cell>
          <table:table-cell/>
        </table:table-row>
        <table:table-row table:style-name="ro1">
          <table:table-cell/>
          <table:table-cell office:value-type="float" office:value="304.032">
            <text:p>304.032</text:p>
          </table:table-cell>
          <table:table-cell office:value-type="string">
            <text:p>GC</text:p>
          </table:table-cell>
          <table:table-cell office:value-type="string">
            <text:p>1442944K</text:p>
          </table:table-cell>
          <table:table-cell office:value-type="float" office:value="0.592787">
            <text:p>0.592787</text:p>
          </table:table-cell>
          <table:table-cell/>
        </table:table-row>
        <table:table-row table:style-name="ro1">
          <table:table-cell/>
          <table:table-cell office:value-type="float" office:value="306.678">
            <text:p>306.678</text:p>
          </table:table-cell>
          <table:table-cell office:value-type="string">
            <text:p>GC</text:p>
          </table:table-cell>
          <table:table-cell office:value-type="string">
            <text:p>1422912K</text:p>
          </table:table-cell>
          <table:table-cell office:value-type="float" office:value="0.854493">
            <text:p>0.854493</text:p>
          </table:table-cell>
          <table:table-cell/>
        </table:table-row>
        <table:table-row table:style-name="ro1">
          <table:table-cell/>
          <table:table-cell office:value-type="float" office:value="309.537">
            <text:p>309.537</text:p>
          </table:table-cell>
          <table:table-cell office:value-type="string">
            <text:p>GC</text:p>
          </table:table-cell>
          <table:table-cell office:value-type="string">
            <text:p>1436288K</text:p>
          </table:table-cell>
          <table:table-cell office:value-type="float" office:value="1.078428">
            <text:p>1.078428</text:p>
          </table:table-cell>
          <table:table-cell/>
        </table:table-row>
        <table:table-row table:style-name="ro1">
          <table:table-cell/>
          <table:table-cell office:value-type="float" office:value="312.545">
            <text:p>312.545</text:p>
          </table:table-cell>
          <table:table-cell office:value-type="string">
            <text:p>GC--</text:p>
          </table:table-cell>
          <table:table-cell office:value-type="string">
            <text:p>1436288K</text:p>
          </table:table-cell>
          <table:table-cell office:value-type="float" office:value="1.652568">
            <text:p>1.652568</text:p>
          </table:table-cell>
          <table:table-cell/>
        </table:table-row>
        <table:table-row table:style-name="ro1">
          <table:table-cell/>
          <table:table-cell office:value-type="float" office:value="314.198">
            <text:p>314.198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48.459092">
            <text:p>48.459092</text:p>
          </table:table-cell>
          <table:table-cell/>
        </table:table-row>
        <table:table-row table:style-name="ro1">
          <table:table-cell/>
          <table:table-cell office:value-type="float" office:value="364.245">
            <text:p>364.245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5.256368">
            <text:p>15.256368</text:p>
          </table:table-cell>
          <table:table-cell/>
        </table:table-row>
        <table:table-row table:style-name="ro1">
          <table:table-cell/>
          <table:table-cell office:value-type="float" office:value="380.724">
            <text:p>380.724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084187">
            <text:p>12.084187</text:p>
          </table:table-cell>
          <table:table-cell/>
        </table:table-row>
        <table:table-row table:style-name="ro1">
          <table:table-cell/>
          <table:table-cell office:value-type="float" office:value="394.222">
            <text:p>394.222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4.961682">
            <text:p>4.961682</text:p>
          </table:table-cell>
          <table:table-cell/>
        </table:table-row>
        <table:table-row table:style-name="ro1">
          <table:table-cell/>
          <table:table-cell office:value-type="float" office:value="399.666">
            <text:p>399.666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3.820608">
            <text:p>3.820608</text:p>
          </table:table-cell>
          <table:table-cell/>
        </table:table-row>
        <table:table-row table:style-name="ro1">
          <table:table-cell/>
          <table:table-cell office:value-type="float" office:value="403.923">
            <text:p>403.923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0.765509">
            <text:p>10.765509</text:p>
          </table:table-cell>
          <table:table-cell/>
        </table:table-row>
        <table:table-row table:style-name="ro1">
          <table:table-cell/>
          <table:table-cell office:value-type="float" office:value="415.938">
            <text:p>415.938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1.96349">
            <text:p>11.96349</text:p>
          </table:table-cell>
          <table:table-cell/>
        </table:table-row>
        <table:table-row table:style-name="ro1">
          <table:table-cell/>
          <table:table-cell office:value-type="float" office:value="429.009">
            <text:p>429.009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8.439237">
            <text:p>8.439237</text:p>
          </table:table-cell>
          <table:table-cell/>
        </table:table-row>
        <table:table-row table:style-name="ro1">
          <table:table-cell/>
          <table:table-cell office:value-type="float" office:value="438.521">
            <text:p>438.521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9.702021">
            <text:p>9.702021</text:p>
          </table:table-cell>
          <table:table-cell/>
        </table:table-row>
        <table:table-row table:style-name="ro1">
          <table:table-cell/>
          <table:table-cell office:value-type="float" office:value="449.227">
            <text:p>449.227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0.853484">
            <text:p>10.853484</text:p>
          </table:table-cell>
          <table:table-cell/>
        </table:table-row>
        <table:table-row table:style-name="ro1">
          <table:table-cell/>
          <table:table-cell office:value-type="float" office:value="461.089">
            <text:p>461.089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1.734779">
            <text:p>11.734779</text:p>
          </table:table-cell>
          <table:table-cell/>
        </table:table-row>
        <table:table-row table:style-name="ro1">
          <table:table-cell/>
          <table:table-cell office:value-type="float" office:value="473.833">
            <text:p>473.833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8.569328">
            <text:p>8.569328</text:p>
          </table:table-cell>
          <table:table-cell/>
        </table:table-row>
        <table:table-row table:style-name="ro1">
          <table:table-cell/>
          <table:table-cell office:value-type="float" office:value="483.369">
            <text:p>483.369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0.689773">
            <text:p>10.689773</text:p>
          </table:table-cell>
          <table:table-cell/>
        </table:table-row>
        <table:table-row table:style-name="ro1">
          <table:table-cell/>
          <table:table-cell office:value-type="float" office:value="494.995">
            <text:p>494.995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9.5589">
            <text:p>9.5589</text:p>
          </table:table-cell>
          <table:table-cell/>
        </table:table-row>
        <table:table-row table:style-name="ro1">
          <table:table-cell/>
          <table:table-cell office:value-type="float" office:value="505.718">
            <text:p>505.718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3.058165">
            <text:p>13.058165</text:p>
          </table:table-cell>
          <table:table-cell/>
        </table:table-row>
        <table:table-row table:style-name="ro1">
          <table:table-cell/>
          <table:table-cell office:value-type="float" office:value="519.834">
            <text:p>519.834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632077">
            <text:p>12.632077</text:p>
          </table:table-cell>
          <table:table-cell/>
        </table:table-row>
        <table:table-row table:style-name="ro1">
          <table:table-cell/>
          <table:table-cell office:value-type="float" office:value="533.517">
            <text:p>533.517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4.409768">
            <text:p>14.409768</text:p>
          </table:table-cell>
          <table:table-cell/>
        </table:table-row>
        <table:table-row table:style-name="ro1">
          <table:table-cell/>
          <table:table-cell office:value-type="float" office:value="548.989">
            <text:p>548.989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1.705188">
            <text:p>11.705188</text:p>
          </table:table-cell>
          <table:table-cell/>
        </table:table-row>
        <table:table-row table:style-name="ro1">
          <table:table-cell/>
          <table:table-cell office:value-type="float" office:value="561.565">
            <text:p>561.565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1.702659">
            <text:p>11.702659</text:p>
          </table:table-cell>
          <table:table-cell/>
        </table:table-row>
        <table:table-row table:style-name="ro1">
          <table:table-cell/>
          <table:table-cell office:value-type="float" office:value="574.161">
            <text:p>574.161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1.879214">
            <text:p>11.879214</text:p>
          </table:table-cell>
          <table:table-cell/>
        </table:table-row>
        <table:table-row table:style-name="ro1">
          <table:table-cell/>
          <table:table-cell office:value-type="float" office:value="586.966">
            <text:p>586.966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3.859591">
            <text:p>13.859591</text:p>
          </table:table-cell>
          <table:table-cell/>
        </table:table-row>
        <table:table-row table:style-name="ro1">
          <table:table-cell/>
          <table:table-cell office:value-type="float" office:value="601.784">
            <text:p>601.784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0.441383">
            <text:p>10.441383</text:p>
          </table:table-cell>
          <table:table-cell/>
        </table:table-row>
        <table:table-row table:style-name="ro1">
          <table:table-cell/>
          <table:table-cell office:value-type="float" office:value="612.274">
            <text:p>612.274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808965">
            <text:p>12.808965</text:p>
          </table:table-cell>
          <table:table-cell/>
        </table:table-row>
        <table:table-row table:style-name="ro1">
          <table:table-cell/>
          <table:table-cell office:value-type="float" office:value="626.013">
            <text:p>626.013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4.048328">
            <text:p>14.048328</text:p>
          </table:table-cell>
          <table:table-cell/>
        </table:table-row>
        <table:table-row table:style-name="ro1">
          <table:table-cell/>
          <table:table-cell office:value-type="float" office:value="640.84">
            <text:p>640.84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9.91583">
            <text:p>9.91583</text:p>
          </table:table-cell>
          <table:table-cell/>
        </table:table-row>
        <table:table-row table:style-name="ro1">
          <table:table-cell/>
          <table:table-cell office:value-type="float" office:value="651.546">
            <text:p>651.546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0.09334">
            <text:p>10.09334</text:p>
          </table:table-cell>
          <table:table-cell/>
        </table:table-row>
        <table:table-row table:style-name="ro1">
          <table:table-cell/>
          <table:table-cell office:value-type="float" office:value="662.398">
            <text:p>662.398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819296">
            <text:p>12.819296</text:p>
          </table:table-cell>
          <table:table-cell/>
        </table:table-row>
        <table:table-row table:style-name="ro1">
          <table:table-cell/>
          <table:table-cell office:value-type="float" office:value="676.251">
            <text:p>676.251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1.395237">
            <text:p>11.395237</text:p>
          </table:table-cell>
          <table:table-cell/>
        </table:table-row>
        <table:table-row table:style-name="ro1">
          <table:table-cell/>
          <table:table-cell office:value-type="float" office:value="688.325">
            <text:p>688.325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3.429232">
            <text:p>13.429232</text:p>
          </table:table-cell>
          <table:table-cell/>
        </table:table-row>
        <table:table-row table:style-name="ro1">
          <table:table-cell/>
          <table:table-cell office:value-type="float" office:value="702.441">
            <text:p>702.441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792413">
            <text:p>12.792413</text:p>
          </table:table-cell>
          <table:table-cell/>
        </table:table-row>
        <table:table-row table:style-name="ro1">
          <table:table-cell/>
          <table:table-cell office:value-type="float" office:value="715.987">
            <text:p>715.987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3.953074">
            <text:p>13.953074</text:p>
          </table:table-cell>
          <table:table-cell/>
        </table:table-row>
        <table:table-row table:style-name="ro1">
          <table:table-cell/>
          <table:table-cell office:value-type="float" office:value="730.666">
            <text:p>730.666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1.992616">
            <text:p>11.992616</text:p>
          </table:table-cell>
          <table:table-cell/>
        </table:table-row>
        <table:table-row table:style-name="ro1">
          <table:table-cell/>
          <table:table-cell office:value-type="float" office:value="743.306">
            <text:p>743.306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280886">
            <text:p>12.280886</text:p>
          </table:table-cell>
          <table:table-cell/>
        </table:table-row>
        <table:table-row table:style-name="ro1">
          <table:table-cell/>
          <table:table-cell office:value-type="float" office:value="756.256">
            <text:p>756.256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1.80316">
            <text:p>11.80316</text:p>
          </table:table-cell>
          <table:table-cell/>
        </table:table-row>
        <table:table-row table:style-name="ro1">
          <table:table-cell/>
          <table:table-cell office:value-type="float" office:value="768.778">
            <text:p>768.778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681585">
            <text:p>12.681585</text:p>
          </table:table-cell>
          <table:table-cell/>
        </table:table-row>
        <table:table-row table:style-name="ro1">
          <table:table-cell/>
          <table:table-cell office:value-type="float" office:value="782.31">
            <text:p>782.31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494882">
            <text:p>12.494882</text:p>
          </table:table-cell>
          <table:table-cell/>
        </table:table-row>
        <table:table-row table:style-name="ro1">
          <table:table-cell/>
          <table:table-cell office:value-type="float" office:value="795.408">
            <text:p>795.408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685896">
            <text:p>12.685896</text:p>
          </table:table-cell>
          <table:table-cell/>
        </table:table-row>
        <table:table-row table:style-name="ro1">
          <table:table-cell/>
          <table:table-cell office:value-type="float" office:value="808.7">
            <text:p>808.7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125906">
            <text:p>12.125906</text:p>
          </table:table-cell>
          <table:table-cell/>
        </table:table-row>
        <table:table-row table:style-name="ro1">
          <table:table-cell/>
          <table:table-cell office:value-type="float" office:value="821.412">
            <text:p>821.412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4.347658">
            <text:p>14.347658</text:p>
          </table:table-cell>
          <table:table-cell/>
        </table:table-row>
        <table:table-row table:style-name="ro1">
          <table:table-cell/>
          <table:table-cell office:value-type="float" office:value="836.336">
            <text:p>836.336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547249">
            <text:p>12.547249</text:p>
          </table:table-cell>
          <table:table-cell/>
        </table:table-row>
        <table:table-row table:style-name="ro1">
          <table:table-cell/>
          <table:table-cell office:value-type="float" office:value="849.42">
            <text:p>849.42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1.876366">
            <text:p>11.876366</text:p>
          </table:table-cell>
          <table:table-cell/>
        </table:table-row>
        <table:table-row table:style-name="ro1">
          <table:table-cell/>
          <table:table-cell office:value-type="float" office:value="862.087">
            <text:p>862.087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4.731941">
            <text:p>14.731941</text:p>
          </table:table-cell>
          <table:table-cell/>
        </table:table-row>
        <table:table-row table:style-name="ro1">
          <table:table-cell/>
          <table:table-cell office:value-type="float" office:value="877.447">
            <text:p>877.447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3.886175">
            <text:p>13.886175</text:p>
          </table:table-cell>
          <table:table-cell/>
        </table:table-row>
        <table:table-row table:style-name="ro1">
          <table:table-cell/>
          <table:table-cell office:value-type="float" office:value="891.883">
            <text:p>891.883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6.249717">
            <text:p>16.249717</text:p>
          </table:table-cell>
          <table:table-cell/>
        </table:table-row>
        <table:table-row table:style-name="ro1">
          <table:table-cell/>
          <table:table-cell office:value-type="float" office:value="908.891">
            <text:p>908.891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7.08534">
            <text:p>17.08534</text:p>
          </table:table-cell>
          <table:table-cell/>
        </table:table-row>
        <table:table-row table:style-name="ro1">
          <table:table-cell/>
          <table:table-cell office:value-type="float" office:value="926.373">
            <text:p>926.373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3.933145">
            <text:p>13.933145</text:p>
          </table:table-cell>
          <table:table-cell/>
        </table:table-row>
        <table:table-row table:style-name="ro1">
          <table:table-cell/>
          <table:table-cell office:value-type="float" office:value="940.699">
            <text:p>940.699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1.683451">
            <text:p>11.683451</text:p>
          </table:table-cell>
          <table:table-cell/>
        </table:table-row>
        <table:table-row table:style-name="ro1">
          <table:table-cell/>
          <table:table-cell office:value-type="float" office:value="952.966">
            <text:p>952.966</text:p>
          </table:table-cell>
          <table:table-cell office:value-type="string">
            <text:p>Full</text:p>
          </table:table-cell>
          <table:table-cell office:value-type="string">
            <text:p>1436288K</text:p>
          </table:table-cell>
          <table:table-cell office:value-type="float" office:value="12.709639">
            <text:p>12.70963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table:formula="of:=[.B194]" office:value-type="float" office:value="952.966">
            <text:p>952.966</text:p>
          </table:table-cell>
          <table:table-cell table:number-columns-repeated="4"/>
        </table:table-row>
        <table:table-row table:style-name="ro1">
          <table:table-cell office:value-type="string">
            <text:p>sum</text:p>
          </table:table-cell>
          <table:table-cell table:formula="of:=SUM([.E3:.E194])" office:value-type="float" office:value="749.658518">
            <text:p>749.658518</text:p>
          </table:table-cell>
          <table:table-cell table:number-columns-repeated="4"/>
        </table:table-row>
        <table:table-row table:style-name="ro1">
          <table:table-cell office:value-type="string">
            <text:p>avg</text:p>
          </table:table-cell>
          <table:table-cell table:formula="of:=AVERAGE([.E3:.E194])" office:value-type="float" office:value="3.90447144791667">
            <text:p>3.9044714479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table:formula="of:=COUNT([.E3:.E194])" office:value-type="float" office:value="192">
            <text:p>192</text:p>
          </table:table-cell>
          <table:table-cell table:number-columns-repeated="4"/>
        </table:table-row>
        <table:table-row table:style-name="ro3">
          <table:table-cell office:value-type="string">
            <text:p>full gc</text:p>
          </table:table-cell>
          <table:table-cell table:formula="of:=COUNTA([.C14];[.C21];[.C28];[.C42];[.C63];[.C79];[.C117];[.C141];[.C147];[.C148];[.C149];[.C150];[.C151];[.C152];[.C153];[.C154];[.C155];[.C156];[.C157];[.C158];[.C159];[.C160];[.C161];[.C162];[.C163];[.C165];[.C164];[.C166];[.C167];[.C168];[.C169];[.C170];[.C171];[.C172];[.C173];[.C174];[.C175];[.C176];[.C177];[.C178];[.C179];[.C180];[.C181];[.C182];[.C183];[.C184];[.C185];[.C186];[.C187];[.C188];[.C189];[.C190];[.C191];[.C192];[.C193];[.C194])" office:value-type="float" office:value="56">
            <text:p>56</text:p>
          </table:table-cell>
          <table:table-cell table:number-columns-repeated="4"/>
        </table:table-row>
        <table:table-row table:style-name="ro1" table:number-rows-repeated="104837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C" table:style-name="ta1"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Mark compac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.769">
            <text:p>0.769</text:p>
          </table:table-cell>
          <table:table-cell office:value-type="string">
            <text:p>GC</text:p>
          </table:table-cell>
          <table:table-cell office:value-type="string">
            <text:p>91520K</text:p>
          </table:table-cell>
          <table:table-cell office:value-type="float" office:value="0.013758">
            <text:p>0.013758</text:p>
          </table:table-cell>
          <table:table-cell/>
        </table:table-row>
        <table:table-row table:style-name="ro1">
          <table:table-cell/>
          <table:table-cell office:value-type="float" office:value="1.063">
            <text:p>1.063</text:p>
          </table:table-cell>
          <table:table-cell office:value-type="string">
            <text:p>GC</text:p>
          </table:table-cell>
          <table:table-cell office:value-type="string">
            <text:p>115392K</text:p>
          </table:table-cell>
          <table:table-cell office:value-type="float" office:value="0.008208">
            <text:p>0.008208</text:p>
          </table:table-cell>
          <table:table-cell/>
        </table:table-row>
        <table:table-row table:style-name="ro1">
          <table:table-cell/>
          <table:table-cell office:value-type="float" office:value="1.347">
            <text:p>1.347</text:p>
          </table:table-cell>
          <table:table-cell office:value-type="string">
            <text:p>GC</text:p>
          </table:table-cell>
          <table:table-cell office:value-type="string">
            <text:p>115392K</text:p>
          </table:table-cell>
          <table:table-cell office:value-type="float" office:value="0.009638">
            <text:p>0.009638</text:p>
          </table:table-cell>
          <table:table-cell/>
        </table:table-row>
        <table:table-row table:style-name="ro1">
          <table:table-cell/>
          <table:table-cell office:value-type="float" office:value="1.602">
            <text:p>1.602</text:p>
          </table:table-cell>
          <table:table-cell office:value-type="string">
            <text:p>GC</text:p>
          </table:table-cell>
          <table:table-cell office:value-type="string">
            <text:p>163136K</text:p>
          </table:table-cell>
          <table:table-cell office:value-type="float" office:value="0.011943">
            <text:p>0.011943</text:p>
          </table:table-cell>
          <table:table-cell/>
        </table:table-row>
        <table:table-row table:style-name="ro1">
          <table:table-cell/>
          <table:table-cell office:value-type="float" office:value="1.894">
            <text:p>1.894</text:p>
          </table:table-cell>
          <table:table-cell office:value-type="string">
            <text:p>GC</text:p>
          </table:table-cell>
          <table:table-cell office:value-type="string">
            <text:p>163136K</text:p>
          </table:table-cell>
          <table:table-cell office:value-type="float" office:value="0.014948">
            <text:p>0.014948</text:p>
          </table:table-cell>
          <table:table-cell/>
        </table:table-row>
        <table:table-row table:style-name="ro1">
          <table:table-cell/>
          <table:table-cell office:value-type="float" office:value="2.046">
            <text:p>2.046</text:p>
          </table:table-cell>
          <table:table-cell office:value-type="string">
            <text:p>GC</text:p>
          </table:table-cell>
          <table:table-cell office:value-type="string">
            <text:p>263104K</text:p>
          </table:table-cell>
          <table:table-cell office:value-type="float" office:value="0.013964">
            <text:p>0.013964</text:p>
          </table:table-cell>
          <table:table-cell/>
        </table:table-row>
        <table:table-row table:style-name="ro1">
          <table:table-cell/>
          <table:table-cell office:value-type="float" office:value="2.405">
            <text:p>2.405</text:p>
          </table:table-cell>
          <table:table-cell office:value-type="string">
            <text:p>GC</text:p>
          </table:table-cell>
          <table:table-cell office:value-type="string">
            <text:p>263296K</text:p>
          </table:table-cell>
          <table:table-cell office:value-type="float" office:value="0.054597">
            <text:p>0.054597</text:p>
          </table:table-cell>
          <table:table-cell/>
        </table:table-row>
        <table:table-row table:style-name="ro1">
          <table:table-cell/>
          <table:table-cell office:value-type="float" office:value="2.734">
            <text:p>2.734</text:p>
          </table:table-cell>
          <table:table-cell office:value-type="string">
            <text:p>GC</text:p>
          </table:table-cell>
          <table:table-cell office:value-type="string">
            <text:p>453120K</text:p>
          </table:table-cell>
          <table:table-cell office:value-type="float" office:value="0.039808">
            <text:p>0.039808</text:p>
          </table:table-cell>
          <table:table-cell/>
        </table:table-row>
        <table:table-row table:style-name="ro1">
          <table:table-cell/>
          <table:table-cell office:value-type="float" office:value="3.366">
            <text:p>3.366</text:p>
          </table:table-cell>
          <table:table-cell office:value-type="string">
            <text:p>GC</text:p>
          </table:table-cell>
          <table:table-cell office:value-type="string">
            <text:p>456192K</text:p>
          </table:table-cell>
          <table:table-cell office:value-type="float" office:value="0.058476">
            <text:p>0.058476</text:p>
          </table:table-cell>
          <table:table-cell/>
        </table:table-row>
        <table:table-row table:style-name="ro1">
          <table:table-cell/>
          <table:table-cell office:value-type="float" office:value="4.223">
            <text:p>4.223</text:p>
          </table:table-cell>
          <table:table-cell office:value-type="string">
            <text:p>GC</text:p>
          </table:table-cell>
          <table:table-cell office:value-type="string">
            <text:p>543360K</text:p>
          </table:table-cell>
          <table:table-cell office:value-type="float" office:value="0.066072">
            <text:p>0.066072</text:p>
          </table:table-cell>
          <table:table-cell/>
        </table:table-row>
        <table:table-row table:style-name="ro1">
          <table:table-cell/>
          <table:table-cell office:value-type="float" office:value="5.12">
            <text:p>5.12</text:p>
          </table:table-cell>
          <table:table-cell office:value-type="string">
            <text:p>GC</text:p>
          </table:table-cell>
          <table:table-cell office:value-type="string">
            <text:p>548864K</text:p>
          </table:table-cell>
          <table:table-cell office:value-type="float" office:value="0.085995">
            <text:p>0.085995</text:p>
          </table:table-cell>
          <table:table-cell/>
        </table:table-row>
        <table:table-row table:style-name="ro1">
          <table:table-cell/>
          <table:table-cell office:value-type="float" office:value="5.206">
            <text:p>5.206</text:p>
          </table:table-cell>
          <table:table-cell office:value-type="string">
            <text:p>Full</text:p>
          </table:table-cell>
          <table:table-cell office:value-type="string">
            <text:p>597248K</text:p>
          </table:table-cell>
          <table:table-cell office:value-type="float" office:value="0.610757">
            <text:p>0.610757</text:p>
          </table:table-cell>
          <table:table-cell/>
        </table:table-row>
        <table:table-row table:style-name="ro1">
          <table:table-cell/>
          <table:table-cell office:value-type="float" office:value="6.501">
            <text:p>6.501</text:p>
          </table:table-cell>
          <table:table-cell office:value-type="string">
            <text:p>GC</text:p>
          </table:table-cell>
          <table:table-cell office:value-type="string">
            <text:p>594432K</text:p>
          </table:table-cell>
          <table:table-cell office:value-type="float" office:value="0.061502">
            <text:p>0.061502</text:p>
          </table:table-cell>
          <table:table-cell/>
        </table:table-row>
        <table:table-row table:style-name="ro1">
          <table:table-cell/>
          <table:table-cell office:value-type="float" office:value="7.276">
            <text:p>7.276</text:p>
          </table:table-cell>
          <table:table-cell office:value-type="string">
            <text:p>GC</text:p>
          </table:table-cell>
          <table:table-cell office:value-type="string">
            <text:p>595968K</text:p>
          </table:table-cell>
          <table:table-cell office:value-type="float" office:value="0.09331">
            <text:p>0.09331</text:p>
          </table:table-cell>
          <table:table-cell/>
        </table:table-row>
        <table:table-row table:style-name="ro1">
          <table:table-cell/>
          <table:table-cell office:value-type="float" office:value="7.965">
            <text:p>7.965</text:p>
          </table:table-cell>
          <table:table-cell office:value-type="string">
            <text:p>GC</text:p>
          </table:table-cell>
          <table:table-cell office:value-type="string">
            <text:p>586624K</text:p>
          </table:table-cell>
          <table:table-cell office:value-type="float" office:value="0.099288">
            <text:p>0.099288</text:p>
          </table:table-cell>
          <table:table-cell/>
        </table:table-row>
        <table:table-row table:style-name="ro1">
          <table:table-cell/>
          <table:table-cell office:value-type="float" office:value="8.064">
            <text:p>8.064</text:p>
          </table:table-cell>
          <table:table-cell office:value-type="string">
            <text:p>Full</text:p>
          </table:table-cell>
          <table:table-cell office:value-type="string">
            <text:p>658240K</text:p>
          </table:table-cell>
          <table:table-cell office:value-type="float" office:value="1.112788">
            <text:p>1.112788</text:p>
          </table:table-cell>
          <table:table-cell/>
        </table:table-row>
        <table:table-row table:style-name="ro1">
          <table:table-cell/>
          <table:table-cell office:value-type="float" office:value="9.862">
            <text:p>9.862</text:p>
          </table:table-cell>
          <table:table-cell office:value-type="string">
            <text:p>GC</text:p>
          </table:table-cell>
          <table:table-cell office:value-type="string">
            <text:p>662912K</text:p>
          </table:table-cell>
          <table:table-cell office:value-type="float" office:value="0.053562">
            <text:p>0.053562</text:p>
          </table:table-cell>
          <table:table-cell/>
        </table:table-row>
        <table:table-row table:style-name="ro1">
          <table:table-cell/>
          <table:table-cell office:value-type="float" office:value="10.546">
            <text:p>10.546</text:p>
          </table:table-cell>
          <table:table-cell office:value-type="string">
            <text:p>GC</text:p>
          </table:table-cell>
          <table:table-cell office:value-type="string">
            <text:p>658496K</text:p>
          </table:table-cell>
          <table:table-cell office:value-type="float" office:value="0.076527">
            <text:p>0.076527</text:p>
          </table:table-cell>
          <table:table-cell/>
        </table:table-row>
        <table:table-row table:style-name="ro1">
          <table:table-cell/>
          <table:table-cell office:value-type="float" office:value="11.338">
            <text:p>11.338</text:p>
          </table:table-cell>
          <table:table-cell office:value-type="string">
            <text:p>GC</text:p>
          </table:table-cell>
          <table:table-cell office:value-type="string">
            <text:p>661504K</text:p>
          </table:table-cell>
          <table:table-cell office:value-type="float" office:value="0.136735">
            <text:p>0.136735</text:p>
          </table:table-cell>
          <table:table-cell/>
        </table:table-row>
        <table:table-row table:style-name="ro1">
          <table:table-cell/>
          <table:table-cell office:value-type="float" office:value="12.095">
            <text:p>12.095</text:p>
          </table:table-cell>
          <table:table-cell office:value-type="string">
            <text:p>GC</text:p>
          </table:table-cell>
          <table:table-cell office:value-type="string">
            <text:p>638336K</text:p>
          </table:table-cell>
          <table:table-cell office:value-type="float" office:value="0.123347">
            <text:p>0.123347</text:p>
          </table:table-cell>
          <table:table-cell/>
        </table:table-row>
        <table:table-row table:style-name="ro1">
          <table:table-cell/>
          <table:table-cell office:value-type="float" office:value="12.926">
            <text:p>12.926</text:p>
          </table:table-cell>
          <table:table-cell office:value-type="string">
            <text:p>GC</text:p>
          </table:table-cell>
          <table:table-cell office:value-type="string">
            <text:p>644352K</text:p>
          </table:table-cell>
          <table:table-cell office:value-type="float" office:value="0.10782">
            <text:p>0.10782</text:p>
          </table:table-cell>
          <table:table-cell/>
        </table:table-row>
        <table:table-row table:style-name="ro1">
          <table:table-cell/>
          <table:table-cell office:value-type="float" office:value="13.688">
            <text:p>13.688</text:p>
          </table:table-cell>
          <table:table-cell office:value-type="string">
            <text:p>GC</text:p>
          </table:table-cell>
          <table:table-cell office:value-type="string">
            <text:p>629952K</text:p>
          </table:table-cell>
          <table:table-cell office:value-type="float" office:value="0.12528">
            <text:p>0.12528</text:p>
          </table:table-cell>
          <table:table-cell/>
        </table:table-row>
        <table:table-row table:style-name="ro1">
          <table:table-cell/>
          <table:table-cell office:value-type="float" office:value="14.473">
            <text:p>14.473</text:p>
          </table:table-cell>
          <table:table-cell office:value-type="string">
            <text:p>GC</text:p>
          </table:table-cell>
          <table:table-cell office:value-type="string">
            <text:p>617792K</text:p>
          </table:table-cell>
          <table:table-cell office:value-type="float" office:value="0.167175">
            <text:p>0.167175</text:p>
          </table:table-cell>
          <table:table-cell/>
        </table:table-row>
        <table:table-row table:style-name="ro1">
          <table:table-cell/>
          <table:table-cell office:value-type="float" office:value="14.641">
            <text:p>14.641</text:p>
          </table:table-cell>
          <table:table-cell office:value-type="string">
            <text:p>Full</text:p>
          </table:table-cell>
          <table:table-cell office:value-type="string">
            <text:p>732480K</text:p>
          </table:table-cell>
          <table:table-cell office:value-type="float" office:value="3.097104">
            <text:p>3.097104</text:p>
          </table:table-cell>
          <table:table-cell/>
        </table:table-row>
        <table:table-row table:style-name="ro1">
          <table:table-cell/>
          <table:table-cell office:value-type="float" office:value="19.629">
            <text:p>19.629</text:p>
          </table:table-cell>
          <table:table-cell office:value-type="string">
            <text:p>GC</text:p>
          </table:table-cell>
          <table:table-cell office:value-type="string">
            <text:p>753472K</text:p>
          </table:table-cell>
          <table:table-cell office:value-type="float" office:value="0.502602">
            <text:p>0.502602</text:p>
          </table:table-cell>
          <table:table-cell/>
        </table:table-row>
        <table:table-row table:style-name="ro1">
          <table:table-cell/>
          <table:table-cell office:value-type="float" office:value="21.975">
            <text:p>21.975</text:p>
          </table:table-cell>
          <table:table-cell office:value-type="string">
            <text:p>GC</text:p>
          </table:table-cell>
          <table:table-cell office:value-type="string">
            <text:p>727296K</text:p>
          </table:table-cell>
          <table:table-cell office:value-type="float" office:value="0.323223">
            <text:p>0.323223</text:p>
          </table:table-cell>
          <table:table-cell/>
        </table:table-row>
        <table:table-row table:style-name="ro1">
          <table:table-cell/>
          <table:table-cell office:value-type="float" office:value="24.267">
            <text:p>24.267</text:p>
          </table:table-cell>
          <table:table-cell office:value-type="string">
            <text:p>GC</text:p>
          </table:table-cell>
          <table:table-cell office:value-type="string">
            <text:p>747328K</text:p>
          </table:table-cell>
          <table:table-cell office:value-type="float" office:value="0.388033">
            <text:p>0.388033</text:p>
          </table:table-cell>
          <table:table-cell/>
        </table:table-row>
        <table:table-row table:style-name="ro1">
          <table:table-cell/>
          <table:table-cell office:value-type="float" office:value="26.533">
            <text:p>26.533</text:p>
          </table:table-cell>
          <table:table-cell office:value-type="string">
            <text:p>GC</text:p>
          </table:table-cell>
          <table:table-cell office:value-type="string">
            <text:p>746496K</text:p>
          </table:table-cell>
          <table:table-cell office:value-type="float" office:value="0.525033">
            <text:p>0.525033</text:p>
          </table:table-cell>
          <table:table-cell/>
        </table:table-row>
        <table:table-row table:style-name="ro1">
          <table:table-cell/>
          <table:table-cell office:value-type="float" office:value="28.926">
            <text:p>28.926</text:p>
          </table:table-cell>
          <table:table-cell office:value-type="string">
            <text:p>GC</text:p>
          </table:table-cell>
          <table:table-cell office:value-type="string">
            <text:p>723968K</text:p>
          </table:table-cell>
          <table:table-cell office:value-type="float" office:value="0.623538">
            <text:p>0.623538</text:p>
          </table:table-cell>
          <table:table-cell/>
        </table:table-row>
        <table:table-row table:style-name="ro1">
          <table:table-cell/>
          <table:table-cell office:value-type="float" office:value="31.204">
            <text:p>31.204</text:p>
          </table:table-cell>
          <table:table-cell office:value-type="string">
            <text:p>GC</text:p>
          </table:table-cell>
          <table:table-cell office:value-type="string">
            <text:p>730816K</text:p>
          </table:table-cell>
          <table:table-cell office:value-type="float" office:value="0.675126">
            <text:p>0.675126</text:p>
          </table:table-cell>
          <table:table-cell/>
        </table:table-row>
        <table:table-row table:style-name="ro1">
          <table:table-cell/>
          <table:table-cell office:value-type="float" office:value="34.028">
            <text:p>34.028</text:p>
          </table:table-cell>
          <table:table-cell office:value-type="string">
            <text:p>GC</text:p>
          </table:table-cell>
          <table:table-cell office:value-type="string">
            <text:p>682432K</text:p>
          </table:table-cell>
          <table:table-cell office:value-type="float" office:value="0.914124">
            <text:p>0.914124</text:p>
          </table:table-cell>
          <table:table-cell/>
        </table:table-row>
        <table:table-row table:style-name="ro1">
          <table:table-cell/>
          <table:table-cell office:value-type="float" office:value="36.229">
            <text:p>36.229</text:p>
          </table:table-cell>
          <table:table-cell office:value-type="string">
            <text:p>GC</text:p>
          </table:table-cell>
          <table:table-cell office:value-type="string">
            <text:p>680384K</text:p>
          </table:table-cell>
          <table:table-cell office:value-type="float" office:value="0.541855">
            <text:p>0.541855</text:p>
          </table:table-cell>
          <table:table-cell/>
        </table:table-row>
        <table:table-row table:style-name="ro1">
          <table:table-cell/>
          <table:table-cell office:value-type="float" office:value="37.974">
            <text:p>37.974</text:p>
          </table:table-cell>
          <table:table-cell office:value-type="string">
            <text:p>GC</text:p>
          </table:table-cell>
          <table:table-cell office:value-type="string">
            <text:p>691968K</text:p>
          </table:table-cell>
          <table:table-cell office:value-type="float" office:value="0.506132">
            <text:p>0.506132</text:p>
          </table:table-cell>
          <table:table-cell/>
        </table:table-row>
        <table:table-row table:style-name="ro1">
          <table:table-cell/>
          <table:table-cell office:value-type="float" office:value="39.56">
            <text:p>39.56</text:p>
          </table:table-cell>
          <table:table-cell office:value-type="string">
            <text:p>GC</text:p>
          </table:table-cell>
          <table:table-cell office:value-type="string">
            <text:p>656704K</text:p>
          </table:table-cell>
          <table:table-cell office:value-type="float" office:value="0.488452">
            <text:p>0.488452</text:p>
          </table:table-cell>
          <table:table-cell/>
        </table:table-row>
        <table:table-row table:style-name="ro1">
          <table:table-cell/>
          <table:table-cell office:value-type="float" office:value="41.141">
            <text:p>41.141</text:p>
          </table:table-cell>
          <table:table-cell office:value-type="string">
            <text:p>GC</text:p>
          </table:table-cell>
          <table:table-cell office:value-type="string">
            <text:p>691904K</text:p>
          </table:table-cell>
          <table:table-cell office:value-type="float" office:value="0.45867">
            <text:p>0.45867</text:p>
          </table:table-cell>
          <table:table-cell/>
        </table:table-row>
        <table:table-row table:style-name="ro1">
          <table:table-cell/>
          <table:table-cell office:value-type="float" office:value="42.598">
            <text:p>42.598</text:p>
          </table:table-cell>
          <table:table-cell office:value-type="string">
            <text:p>GC</text:p>
          </table:table-cell>
          <table:table-cell office:value-type="string">
            <text:p>692928K</text:p>
          </table:table-cell>
          <table:table-cell office:value-type="float" office:value="0.433606">
            <text:p>0.433606</text:p>
          </table:table-cell>
          <table:table-cell/>
        </table:table-row>
        <table:table-row table:style-name="ro1">
          <table:table-cell/>
          <table:table-cell office:value-type="float" office:value="44.115">
            <text:p>44.115</text:p>
          </table:table-cell>
          <table:table-cell office:value-type="string">
            <text:p>GC</text:p>
          </table:table-cell>
          <table:table-cell office:value-type="string">
            <text:p>689984K</text:p>
          </table:table-cell>
          <table:table-cell office:value-type="float" office:value="0.461742">
            <text:p>0.461742</text:p>
          </table:table-cell>
          <table:table-cell/>
        </table:table-row>
        <table:table-row table:style-name="ro1">
          <table:table-cell/>
          <table:table-cell office:value-type="float" office:value="45.559">
            <text:p>45.559</text:p>
          </table:table-cell>
          <table:table-cell office:value-type="string">
            <text:p>GC</text:p>
          </table:table-cell>
          <table:table-cell office:value-type="string">
            <text:p>691712K</text:p>
          </table:table-cell>
          <table:table-cell office:value-type="float" office:value="0.396916">
            <text:p>0.396916</text:p>
          </table:table-cell>
          <table:table-cell/>
        </table:table-row>
        <table:table-row table:style-name="ro1">
          <table:table-cell/>
          <table:table-cell office:value-type="float" office:value="45.956">
            <text:p>45.956</text:p>
          </table:table-cell>
          <table:table-cell office:value-type="string">
            <text:p>Full</text:p>
          </table:table-cell>
          <table:table-cell office:value-type="string">
            <text:p>826432K</text:p>
          </table:table-cell>
          <table:table-cell office:value-type="float" office:value="11.262196">
            <text:p>11.262196</text:p>
          </table:table-cell>
          <table:table-cell/>
        </table:table-row>
        <table:table-row table:style-name="ro1">
          <table:table-cell/>
          <table:table-cell office:value-type="float" office:value="58.422">
            <text:p>58.422</text:p>
          </table:table-cell>
          <table:table-cell office:value-type="string">
            <text:p>GC</text:p>
          </table:table-cell>
          <table:table-cell office:value-type="string">
            <text:p>827776K</text:p>
          </table:table-cell>
          <table:table-cell office:value-type="float" office:value="0.554616">
            <text:p>0.554616</text:p>
          </table:table-cell>
          <table:table-cell/>
        </table:table-row>
        <table:table-row table:style-name="ro1">
          <table:table-cell/>
          <table:table-cell office:value-type="float" office:value="60.007">
            <text:p>60.007</text:p>
          </table:table-cell>
          <table:table-cell office:value-type="string">
            <text:p>GC</text:p>
          </table:table-cell>
          <table:table-cell office:value-type="string">
            <text:p>826816K</text:p>
          </table:table-cell>
          <table:table-cell office:value-type="float" office:value="0.303893">
            <text:p>0.303893</text:p>
          </table:table-cell>
          <table:table-cell/>
        </table:table-row>
        <table:table-row table:style-name="ro1">
          <table:table-cell/>
          <table:table-cell office:value-type="float" office:value="61.321">
            <text:p>61.321</text:p>
          </table:table-cell>
          <table:table-cell office:value-type="string">
            <text:p>GC</text:p>
          </table:table-cell>
          <table:table-cell office:value-type="string">
            <text:p>830016K</text:p>
          </table:table-cell>
          <table:table-cell office:value-type="float" office:value="0.415286">
            <text:p>0.415286</text:p>
          </table:table-cell>
          <table:table-cell/>
        </table:table-row>
        <table:table-row table:style-name="ro1">
          <table:table-cell/>
          <table:table-cell office:value-type="float" office:value="62.829">
            <text:p>62.829</text:p>
          </table:table-cell>
          <table:table-cell office:value-type="string">
            <text:p>GC</text:p>
          </table:table-cell>
          <table:table-cell office:value-type="string">
            <text:p>830464K</text:p>
          </table:table-cell>
          <table:table-cell office:value-type="float" office:value="0.389564">
            <text:p>0.389564</text:p>
          </table:table-cell>
          <table:table-cell/>
        </table:table-row>
        <table:table-row table:style-name="ro1">
          <table:table-cell/>
          <table:table-cell office:value-type="float" office:value="64.223">
            <text:p>64.223</text:p>
          </table:table-cell>
          <table:table-cell office:value-type="string">
            <text:p>GC</text:p>
          </table:table-cell>
          <table:table-cell office:value-type="string">
            <text:p>842752K</text:p>
          </table:table-cell>
          <table:table-cell office:value-type="float" office:value="0.421527">
            <text:p>0.421527</text:p>
          </table:table-cell>
          <table:table-cell/>
        </table:table-row>
        <table:table-row table:style-name="ro1">
          <table:table-cell/>
          <table:table-cell office:value-type="float" office:value="65.835">
            <text:p>65.835</text:p>
          </table:table-cell>
          <table:table-cell office:value-type="string">
            <text:p>GC</text:p>
          </table:table-cell>
          <table:table-cell office:value-type="string">
            <text:p>842112K</text:p>
          </table:table-cell>
          <table:table-cell office:value-type="float" office:value="0.453783">
            <text:p>0.453783</text:p>
          </table:table-cell>
          <table:table-cell/>
        </table:table-row>
        <table:table-row table:style-name="ro1">
          <table:table-cell/>
          <table:table-cell office:value-type="float" office:value="67.429">
            <text:p>67.429</text:p>
          </table:table-cell>
          <table:table-cell office:value-type="string">
            <text:p>GC</text:p>
          </table:table-cell>
          <table:table-cell office:value-type="string">
            <text:p>840320K</text:p>
          </table:table-cell>
          <table:table-cell office:value-type="float" office:value="0.523158">
            <text:p>0.523158</text:p>
          </table:table-cell>
          <table:table-cell/>
        </table:table-row>
        <table:table-row table:style-name="ro1">
          <table:table-cell/>
          <table:table-cell office:value-type="float" office:value="69.084">
            <text:p>69.084</text:p>
          </table:table-cell>
          <table:table-cell office:value-type="string">
            <text:p>GC</text:p>
          </table:table-cell>
          <table:table-cell office:value-type="string">
            <text:p>820160K</text:p>
          </table:table-cell>
          <table:table-cell office:value-type="float" office:value="0.476459">
            <text:p>0.476459</text:p>
          </table:table-cell>
          <table:table-cell/>
        </table:table-row>
        <table:table-row table:style-name="ro1">
          <table:table-cell/>
          <table:table-cell office:value-type="float" office:value="70.743">
            <text:p>70.743</text:p>
          </table:table-cell>
          <table:table-cell office:value-type="string">
            <text:p>GC</text:p>
          </table:table-cell>
          <table:table-cell office:value-type="string">
            <text:p>831488K</text:p>
          </table:table-cell>
          <table:table-cell office:value-type="float" office:value="0.500425">
            <text:p>0.500425</text:p>
          </table:table-cell>
          <table:table-cell/>
        </table:table-row>
        <table:table-row table:style-name="ro1">
          <table:table-cell/>
          <table:table-cell office:value-type="float" office:value="72.307">
            <text:p>72.307</text:p>
          </table:table-cell>
          <table:table-cell office:value-type="string">
            <text:p>GC</text:p>
          </table:table-cell>
          <table:table-cell office:value-type="string">
            <text:p>815616K</text:p>
          </table:table-cell>
          <table:table-cell office:value-type="float" office:value="0.59449">
            <text:p>0.59449</text:p>
          </table:table-cell>
          <table:table-cell/>
        </table:table-row>
        <table:table-row table:style-name="ro1">
          <table:table-cell/>
          <table:table-cell office:value-type="float" office:value="73.963">
            <text:p>73.963</text:p>
          </table:table-cell>
          <table:table-cell office:value-type="string">
            <text:p>GC</text:p>
          </table:table-cell>
          <table:table-cell office:value-type="string">
            <text:p>829760K</text:p>
          </table:table-cell>
          <table:table-cell office:value-type="float" office:value="0.539957">
            <text:p>0.539957</text:p>
          </table:table-cell>
          <table:table-cell/>
        </table:table-row>
        <table:table-row table:style-name="ro1">
          <table:table-cell/>
          <table:table-cell office:value-type="float" office:value="75.587">
            <text:p>75.587</text:p>
          </table:table-cell>
          <table:table-cell office:value-type="string">
            <text:p>GC</text:p>
          </table:table-cell>
          <table:table-cell office:value-type="string">
            <text:p>787520K</text:p>
          </table:table-cell>
          <table:table-cell office:value-type="float" office:value="0.480973">
            <text:p>0.480973</text:p>
          </table:table-cell>
          <table:table-cell/>
        </table:table-row>
        <table:table-row table:style-name="ro1">
          <table:table-cell/>
          <table:table-cell office:value-type="float" office:value="77.063">
            <text:p>77.063</text:p>
          </table:table-cell>
          <table:table-cell office:value-type="string">
            <text:p>GC</text:p>
          </table:table-cell>
          <table:table-cell office:value-type="string">
            <text:p>830592K</text:p>
          </table:table-cell>
          <table:table-cell office:value-type="float" office:value="0.463784">
            <text:p>0.463784</text:p>
          </table:table-cell>
          <table:table-cell/>
        </table:table-row>
        <table:table-row table:style-name="ro1">
          <table:table-cell/>
          <table:table-cell office:value-type="float" office:value="78.754">
            <text:p>78.754</text:p>
          </table:table-cell>
          <table:table-cell office:value-type="string">
            <text:p>GC</text:p>
          </table:table-cell>
          <table:table-cell office:value-type="string">
            <text:p>827456K</text:p>
          </table:table-cell>
          <table:table-cell office:value-type="float" office:value="0.405814">
            <text:p>0.405814</text:p>
          </table:table-cell>
          <table:table-cell/>
        </table:table-row>
        <table:table-row table:style-name="ro1">
          <table:table-cell/>
          <table:table-cell office:value-type="float" office:value="80.18">
            <text:p>80.18</text:p>
          </table:table-cell>
          <table:table-cell office:value-type="string">
            <text:p>GC</text:p>
          </table:table-cell>
          <table:table-cell office:value-type="string">
            <text:p>833472K</text:p>
          </table:table-cell>
          <table:table-cell office:value-type="float" office:value="0.371966">
            <text:p>0.371966</text:p>
          </table:table-cell>
          <table:table-cell/>
        </table:table-row>
        <table:table-row table:style-name="ro1">
          <table:table-cell/>
          <table:table-cell office:value-type="float" office:value="81.676">
            <text:p>81.676</text:p>
          </table:table-cell>
          <table:table-cell office:value-type="string">
            <text:p>GC</text:p>
          </table:table-cell>
          <table:table-cell office:value-type="string">
            <text:p>832000K</text:p>
          </table:table-cell>
          <table:table-cell office:value-type="float" office:value="0.362282">
            <text:p>0.362282</text:p>
          </table:table-cell>
          <table:table-cell/>
        </table:table-row>
        <table:table-row table:style-name="ro1">
          <table:table-cell/>
          <table:table-cell office:value-type="float" office:value="82.038">
            <text:p>82.038</text:p>
          </table:table-cell>
          <table:table-cell office:value-type="string">
            <text:p>Full</text:p>
          </table:table-cell>
          <table:table-cell office:value-type="string">
            <text:p>986176K</text:p>
          </table:table-cell>
          <table:table-cell office:value-type="float" office:value="5.164709">
            <text:p>5.164709</text:p>
          </table:table-cell>
          <table:table-cell/>
        </table:table-row>
        <table:table-row table:style-name="ro1">
          <table:table-cell/>
          <table:table-cell office:value-type="float" office:value="88.471">
            <text:p>88.471</text:p>
          </table:table-cell>
          <table:table-cell office:value-type="string">
            <text:p>GC</text:p>
          </table:table-cell>
          <table:table-cell office:value-type="string">
            <text:p>990336K</text:p>
          </table:table-cell>
          <table:table-cell office:value-type="float" office:value="0.667237">
            <text:p>0.667237</text:p>
          </table:table-cell>
          <table:table-cell/>
        </table:table-row>
        <table:table-row table:style-name="ro1">
          <table:table-cell/>
          <table:table-cell office:value-type="float" office:value="90.186">
            <text:p>90.186</text:p>
          </table:table-cell>
          <table:table-cell office:value-type="string">
            <text:p>GC</text:p>
          </table:table-cell>
          <table:table-cell office:value-type="string">
            <text:p>990720K</text:p>
          </table:table-cell>
          <table:table-cell office:value-type="float" office:value="0.288202">
            <text:p>0.288202</text:p>
          </table:table-cell>
          <table:table-cell/>
        </table:table-row>
        <table:table-row table:style-name="ro1">
          <table:table-cell/>
          <table:table-cell office:value-type="float" office:value="91.631">
            <text:p>91.631</text:p>
          </table:table-cell>
          <table:table-cell office:value-type="string">
            <text:p>GC</text:p>
          </table:table-cell>
          <table:table-cell office:value-type="string">
            <text:p>991936K</text:p>
          </table:table-cell>
          <table:table-cell office:value-type="float" office:value="0.291346">
            <text:p>0.291346</text:p>
          </table:table-cell>
          <table:table-cell/>
        </table:table-row>
        <table:table-row table:style-name="ro1">
          <table:table-cell/>
          <table:table-cell office:value-type="float" office:value="93.009">
            <text:p>93.009</text:p>
          </table:table-cell>
          <table:table-cell office:value-type="string">
            <text:p>GC</text:p>
          </table:table-cell>
          <table:table-cell office:value-type="string">
            <text:p>993472K</text:p>
          </table:table-cell>
          <table:table-cell office:value-type="float" office:value="0.319497">
            <text:p>0.319497</text:p>
          </table:table-cell>
          <table:table-cell/>
        </table:table-row>
        <table:table-row table:style-name="ro1">
          <table:table-cell/>
          <table:table-cell office:value-type="float" office:value="94.532">
            <text:p>94.532</text:p>
          </table:table-cell>
          <table:table-cell office:value-type="string">
            <text:p>GC</text:p>
          </table:table-cell>
          <table:table-cell office:value-type="string">
            <text:p>995904K</text:p>
          </table:table-cell>
          <table:table-cell office:value-type="float" office:value="0.355497">
            <text:p>0.355497</text:p>
          </table:table-cell>
          <table:table-cell/>
        </table:table-row>
        <table:table-row table:style-name="ro1">
          <table:table-cell/>
          <table:table-cell office:value-type="float" office:value="96.102">
            <text:p>96.102</text:p>
          </table:table-cell>
          <table:table-cell office:value-type="string">
            <text:p>GC</text:p>
          </table:table-cell>
          <table:table-cell office:value-type="string">
            <text:p>995840K</text:p>
          </table:table-cell>
          <table:table-cell office:value-type="float" office:value="0.452269">
            <text:p>0.452269</text:p>
          </table:table-cell>
          <table:table-cell/>
        </table:table-row>
        <table:table-row table:style-name="ro1">
          <table:table-cell/>
          <table:table-cell office:value-type="float" office:value="98.202">
            <text:p>98.202</text:p>
          </table:table-cell>
          <table:table-cell office:value-type="string">
            <text:p>GC</text:p>
          </table:table-cell>
          <table:table-cell office:value-type="string">
            <text:p>966464K</text:p>
          </table:table-cell>
          <table:table-cell office:value-type="float" office:value="0.627113">
            <text:p>0.627113</text:p>
          </table:table-cell>
          <table:table-cell/>
        </table:table-row>
        <table:table-row table:style-name="ro1">
          <table:table-cell/>
          <table:table-cell office:value-type="float" office:value="100.013">
            <text:p>100.013</text:p>
          </table:table-cell>
          <table:table-cell office:value-type="string">
            <text:p>GC</text:p>
          </table:table-cell>
          <table:table-cell office:value-type="string">
            <text:p>965120K</text:p>
          </table:table-cell>
          <table:table-cell office:value-type="float" office:value="0.587283">
            <text:p>0.587283</text:p>
          </table:table-cell>
          <table:table-cell/>
        </table:table-row>
        <table:table-row table:style-name="ro1">
          <table:table-cell/>
          <table:table-cell office:value-type="float" office:value="101.744">
            <text:p>101.744</text:p>
          </table:table-cell>
          <table:table-cell office:value-type="string">
            <text:p>GC</text:p>
          </table:table-cell>
          <table:table-cell office:value-type="string">
            <text:p>967104K</text:p>
          </table:table-cell>
          <table:table-cell office:value-type="float" office:value="0.542619">
            <text:p>0.542619</text:p>
          </table:table-cell>
          <table:table-cell/>
        </table:table-row>
        <table:table-row table:style-name="ro1">
          <table:table-cell/>
          <table:table-cell office:value-type="float" office:value="103.188">
            <text:p>103.188</text:p>
          </table:table-cell>
          <table:table-cell office:value-type="string">
            <text:p>GC</text:p>
          </table:table-cell>
          <table:table-cell office:value-type="string">
            <text:p>972352K</text:p>
          </table:table-cell>
          <table:table-cell office:value-type="float" office:value="0.53978">
            <text:p>0.53978</text:p>
          </table:table-cell>
          <table:table-cell/>
        </table:table-row>
        <table:table-row table:style-name="ro1">
          <table:table-cell/>
          <table:table-cell office:value-type="float" office:value="104.761">
            <text:p>104.761</text:p>
          </table:table-cell>
          <table:table-cell office:value-type="string">
            <text:p>GC</text:p>
          </table:table-cell>
          <table:table-cell office:value-type="string">
            <text:p>963520K</text:p>
          </table:table-cell>
          <table:table-cell office:value-type="float" office:value="0.478243">
            <text:p>0.478243</text:p>
          </table:table-cell>
          <table:table-cell/>
        </table:table-row>
        <table:table-row table:style-name="ro1">
          <table:table-cell/>
          <table:table-cell office:value-type="float" office:value="106.119">
            <text:p>106.119</text:p>
          </table:table-cell>
          <table:table-cell office:value-type="string">
            <text:p>GC</text:p>
          </table:table-cell>
          <table:table-cell office:value-type="string">
            <text:p>968064K</text:p>
          </table:table-cell>
          <table:table-cell office:value-type="float" office:value="0.413578">
            <text:p>0.413578</text:p>
          </table:table-cell>
          <table:table-cell/>
        </table:table-row>
        <table:table-row table:style-name="ro1">
          <table:table-cell/>
          <table:table-cell office:value-type="float" office:value="106.532">
            <text:p>106.532</text:p>
          </table:table-cell>
          <table:table-cell office:value-type="string">
            <text:p>Full</text:p>
          </table:table-cell>
          <table:table-cell office:value-type="string">
            <text:p>1154304K</text:p>
          </table:table-cell>
          <table:table-cell office:value-type="float" office:value="16.123423">
            <text:p>16.123423</text:p>
          </table:table-cell>
          <table:table-cell/>
        </table:table-row>
        <table:table-row table:style-name="ro1">
          <table:table-cell/>
          <table:table-cell office:value-type="float" office:value="123.758">
            <text:p>123.758</text:p>
          </table:table-cell>
          <table:table-cell office:value-type="string">
            <text:p>GC</text:p>
          </table:table-cell>
          <table:table-cell office:value-type="string">
            <text:p>1152704K</text:p>
          </table:table-cell>
          <table:table-cell office:value-type="float" office:value="0.228921">
            <text:p>0.228921</text:p>
          </table:table-cell>
          <table:table-cell/>
        </table:table-row>
        <table:table-row table:style-name="ro1">
          <table:table-cell/>
          <table:table-cell office:value-type="float" office:value="124.908">
            <text:p>124.908</text:p>
          </table:table-cell>
          <table:table-cell office:value-type="string">
            <text:p>GC</text:p>
          </table:table-cell>
          <table:table-cell office:value-type="string">
            <text:p>1046592K</text:p>
          </table:table-cell>
          <table:table-cell office:value-type="float" office:value="0.173743">
            <text:p>0.173743</text:p>
          </table:table-cell>
          <table:table-cell/>
        </table:table-row>
        <table:table-row table:style-name="ro1">
          <table:table-cell/>
          <table:table-cell office:value-type="float" office:value="125.987">
            <text:p>125.987</text:p>
          </table:table-cell>
          <table:table-cell office:value-type="string">
            <text:p>GC</text:p>
          </table:table-cell>
          <table:table-cell office:value-type="string">
            <text:p>1157568K</text:p>
          </table:table-cell>
          <table:table-cell office:value-type="float" office:value="0.213067">
            <text:p>0.213067</text:p>
          </table:table-cell>
          <table:table-cell/>
        </table:table-row>
        <table:table-row table:style-name="ro1">
          <table:table-cell/>
          <table:table-cell office:value-type="float" office:value="127.134">
            <text:p>127.134</text:p>
          </table:table-cell>
          <table:table-cell office:value-type="string">
            <text:p>GC</text:p>
          </table:table-cell>
          <table:table-cell office:value-type="string">
            <text:p>1059840K</text:p>
          </table:table-cell>
          <table:table-cell office:value-type="float" office:value="0.254642">
            <text:p>0.254642</text:p>
          </table:table-cell>
          <table:table-cell/>
        </table:table-row>
        <table:table-row table:style-name="ro1">
          <table:table-cell/>
          <table:table-cell office:value-type="float" office:value="128.311">
            <text:p>128.311</text:p>
          </table:table-cell>
          <table:table-cell office:value-type="string">
            <text:p>GC</text:p>
          </table:table-cell>
          <table:table-cell office:value-type="string">
            <text:p>1157824K</text:p>
          </table:table-cell>
          <table:table-cell office:value-type="float" office:value="0.273583">
            <text:p>0.273583</text:p>
          </table:table-cell>
          <table:table-cell/>
        </table:table-row>
        <table:table-row table:style-name="ro1">
          <table:table-cell/>
          <table:table-cell office:value-type="float" office:value="129.528">
            <text:p>129.528</text:p>
          </table:table-cell>
          <table:table-cell office:value-type="string">
            <text:p>GC</text:p>
          </table:table-cell>
          <table:table-cell office:value-type="string">
            <text:p>1152704K</text:p>
          </table:table-cell>
          <table:table-cell office:value-type="float" office:value="0.318431">
            <text:p>0.318431</text:p>
          </table:table-cell>
          <table:table-cell/>
        </table:table-row>
        <table:table-row table:style-name="ro1">
          <table:table-cell/>
          <table:table-cell office:value-type="float" office:value="130.824">
            <text:p>130.824</text:p>
          </table:table-cell>
          <table:table-cell office:value-type="string">
            <text:p>GC</text:p>
          </table:table-cell>
          <table:table-cell office:value-type="string">
            <text:p>1159552K</text:p>
          </table:table-cell>
          <table:table-cell office:value-type="float" office:value="0.386542">
            <text:p>0.386542</text:p>
          </table:table-cell>
          <table:table-cell/>
        </table:table-row>
        <table:table-row table:style-name="ro1">
          <table:table-cell/>
          <table:table-cell office:value-type="float" office:value="132.239">
            <text:p>132.239</text:p>
          </table:table-cell>
          <table:table-cell office:value-type="string">
            <text:p>GC</text:p>
          </table:table-cell>
          <table:table-cell office:value-type="string">
            <text:p>1154880K</text:p>
          </table:table-cell>
          <table:table-cell office:value-type="float" office:value="0.401632">
            <text:p>0.401632</text:p>
          </table:table-cell>
          <table:table-cell/>
        </table:table-row>
        <table:table-row table:style-name="ro1">
          <table:table-cell/>
          <table:table-cell office:value-type="float" office:value="133.61">
            <text:p>133.61</text:p>
          </table:table-cell>
          <table:table-cell office:value-type="string">
            <text:p>GC</text:p>
          </table:table-cell>
          <table:table-cell office:value-type="string">
            <text:p>1169216K</text:p>
          </table:table-cell>
          <table:table-cell office:value-type="float" office:value="0.410332">
            <text:p>0.410332</text:p>
          </table:table-cell>
          <table:table-cell/>
        </table:table-row>
        <table:table-row table:style-name="ro1">
          <table:table-cell/>
          <table:table-cell office:value-type="float" office:value="135.153">
            <text:p>135.153</text:p>
          </table:table-cell>
          <table:table-cell office:value-type="string">
            <text:p>GC</text:p>
          </table:table-cell>
          <table:table-cell office:value-type="string">
            <text:p>1170560K</text:p>
          </table:table-cell>
          <table:table-cell office:value-type="float" office:value="0.482965">
            <text:p>0.482965</text:p>
          </table:table-cell>
          <table:table-cell/>
        </table:table-row>
        <table:table-row table:style-name="ro1">
          <table:table-cell/>
          <table:table-cell office:value-type="float" office:value="136.924">
            <text:p>136.924</text:p>
          </table:table-cell>
          <table:table-cell office:value-type="string">
            <text:p>GC</text:p>
          </table:table-cell>
          <table:table-cell office:value-type="string">
            <text:p>1161728K</text:p>
          </table:table-cell>
          <table:table-cell office:value-type="float" office:value="0.797893">
            <text:p>0.797893</text:p>
          </table:table-cell>
          <table:table-cell/>
        </table:table-row>
        <table:table-row table:style-name="ro1">
          <table:table-cell/>
          <table:table-cell office:value-type="float" office:value="139.069">
            <text:p>139.069</text:p>
          </table:table-cell>
          <table:table-cell office:value-type="string">
            <text:p>GC</text:p>
          </table:table-cell>
          <table:table-cell office:value-type="string">
            <text:p>1144448K</text:p>
          </table:table-cell>
          <table:table-cell office:value-type="float" office:value="0.864418">
            <text:p>0.864418</text:p>
          </table:table-cell>
          <table:table-cell/>
        </table:table-row>
        <table:table-row table:style-name="ro1">
          <table:table-cell/>
          <table:table-cell office:value-type="float" office:value="141.298">
            <text:p>141.298</text:p>
          </table:table-cell>
          <table:table-cell office:value-type="string">
            <text:p>GC</text:p>
          </table:table-cell>
          <table:table-cell office:value-type="string">
            <text:p>1143104K</text:p>
          </table:table-cell>
          <table:table-cell office:value-type="float" office:value="0.951287">
            <text:p>0.951287</text:p>
          </table:table-cell>
          <table:table-cell/>
        </table:table-row>
        <table:table-row table:style-name="ro1">
          <table:table-cell/>
          <table:table-cell office:value-type="float" office:value="143.609">
            <text:p>143.609</text:p>
          </table:table-cell>
          <table:table-cell office:value-type="string">
            <text:p>GC</text:p>
          </table:table-cell>
          <table:table-cell office:value-type="string">
            <text:p>1113024K</text:p>
          </table:table-cell>
          <table:table-cell office:value-type="float" office:value="0.886555">
            <text:p>0.886555</text:p>
          </table:table-cell>
          <table:table-cell/>
        </table:table-row>
        <table:table-row table:style-name="ro1">
          <table:table-cell/>
          <table:table-cell office:value-type="float" office:value="145.809">
            <text:p>145.809</text:p>
          </table:table-cell>
          <table:table-cell office:value-type="string">
            <text:p>GC</text:p>
          </table:table-cell>
          <table:table-cell office:value-type="string">
            <text:p>1147584K</text:p>
          </table:table-cell>
          <table:table-cell office:value-type="float" office:value="0.912127">
            <text:p>0.912127</text:p>
          </table:table-cell>
          <table:table-cell/>
        </table:table-row>
        <table:table-row table:style-name="ro1">
          <table:table-cell/>
          <table:table-cell office:value-type="float" office:value="148.025">
            <text:p>148.025</text:p>
          </table:table-cell>
          <table:table-cell office:value-type="string">
            <text:p>GC</text:p>
          </table:table-cell>
          <table:table-cell office:value-type="string">
            <text:p>1090624K</text:p>
          </table:table-cell>
          <table:table-cell office:value-type="float" office:value="0.82993">
            <text:p>0.82993</text:p>
          </table:table-cell>
          <table:table-cell/>
        </table:table-row>
        <table:table-row table:style-name="ro1">
          <table:table-cell/>
          <table:table-cell office:value-type="float" office:value="150.007">
            <text:p>150.007</text:p>
          </table:table-cell>
          <table:table-cell office:value-type="string">
            <text:p>GC</text:p>
          </table:table-cell>
          <table:table-cell office:value-type="string">
            <text:p>1150720K</text:p>
          </table:table-cell>
          <table:table-cell office:value-type="float" office:value="0.801844">
            <text:p>0.801844</text:p>
          </table:table-cell>
          <table:table-cell/>
        </table:table-row>
        <table:table-row table:style-name="ro1">
          <table:table-cell/>
          <table:table-cell office:value-type="float" office:value="151.865">
            <text:p>151.865</text:p>
          </table:table-cell>
          <table:table-cell office:value-type="string">
            <text:p>GC</text:p>
          </table:table-cell>
          <table:table-cell office:value-type="string">
            <text:p>1144768K</text:p>
          </table:table-cell>
          <table:table-cell office:value-type="float" office:value="0.635244">
            <text:p>0.635244</text:p>
          </table:table-cell>
          <table:table-cell/>
        </table:table-row>
        <table:table-row table:style-name="ro1">
          <table:table-cell/>
          <table:table-cell office:value-type="float" office:value="153.629">
            <text:p>153.629</text:p>
          </table:table-cell>
          <table:table-cell office:value-type="string">
            <text:p>GC</text:p>
          </table:table-cell>
          <table:table-cell office:value-type="string">
            <text:p>1149568K</text:p>
          </table:table-cell>
          <table:table-cell office:value-type="float" office:value="0.683323">
            <text:p>0.683323</text:p>
          </table:table-cell>
          <table:table-cell/>
        </table:table-row>
        <table:table-row table:style-name="ro1">
          <table:table-cell/>
          <table:table-cell office:value-type="float" office:value="155.448">
            <text:p>155.448</text:p>
          </table:table-cell>
          <table:table-cell office:value-type="string">
            <text:p>GC</text:p>
          </table:table-cell>
          <table:table-cell office:value-type="string">
            <text:p>1147392K</text:p>
          </table:table-cell>
          <table:table-cell office:value-type="float" office:value="0.630156">
            <text:p>0.630156</text:p>
          </table:table-cell>
          <table:table-cell/>
        </table:table-row>
        <table:table-row table:style-name="ro1">
          <table:table-cell/>
          <table:table-cell office:value-type="float" office:value="157.348">
            <text:p>157.348</text:p>
          </table:table-cell>
          <table:table-cell office:value-type="string">
            <text:p>GC</text:p>
          </table:table-cell>
          <table:table-cell office:value-type="string">
            <text:p>1160704K</text:p>
          </table:table-cell>
          <table:table-cell office:value-type="float" office:value="0.462317">
            <text:p>0.462317</text:p>
          </table:table-cell>
          <table:table-cell/>
        </table:table-row>
        <table:table-row table:style-name="ro1">
          <table:table-cell/>
          <table:table-cell office:value-type="float" office:value="158.955">
            <text:p>158.955</text:p>
          </table:table-cell>
          <table:table-cell office:value-type="string">
            <text:p>GC</text:p>
          </table:table-cell>
          <table:table-cell office:value-type="string">
            <text:p>1160192K</text:p>
          </table:table-cell>
          <table:table-cell office:value-type="float" office:value="0.489167">
            <text:p>0.489167</text:p>
          </table:table-cell>
          <table:table-cell/>
        </table:table-row>
        <table:table-row table:style-name="ro1">
          <table:table-cell/>
          <table:table-cell office:value-type="float" office:value="160.587">
            <text:p>160.587</text:p>
          </table:table-cell>
          <table:table-cell office:value-type="string">
            <text:p>GC</text:p>
          </table:table-cell>
          <table:table-cell office:value-type="string">
            <text:p>1164480K</text:p>
          </table:table-cell>
          <table:table-cell office:value-type="float" office:value="0.437916">
            <text:p>0.437916</text:p>
          </table:table-cell>
          <table:table-cell/>
        </table:table-row>
        <table:table-row table:style-name="ro1">
          <table:table-cell/>
          <table:table-cell office:value-type="float" office:value="162.298">
            <text:p>162.298</text:p>
          </table:table-cell>
          <table:table-cell office:value-type="string">
            <text:p>GC</text:p>
          </table:table-cell>
          <table:table-cell office:value-type="string">
            <text:p>1069632K</text:p>
          </table:table-cell>
          <table:table-cell office:value-type="float" office:value="0.443703">
            <text:p>0.443703</text:p>
          </table:table-cell>
          <table:table-cell/>
        </table:table-row>
        <table:table-row table:style-name="ro1">
          <table:table-cell/>
          <table:table-cell office:value-type="float" office:value="164.11">
            <text:p>164.11</text:p>
          </table:table-cell>
          <table:table-cell office:value-type="string">
            <text:p>GC</text:p>
          </table:table-cell>
          <table:table-cell office:value-type="string">
            <text:p>1166016K</text:p>
          </table:table-cell>
          <table:table-cell office:value-type="float" office:value="0.420735">
            <text:p>0.420735</text:p>
          </table:table-cell>
          <table:table-cell/>
        </table:table-row>
        <table:table-row table:style-name="ro1">
          <table:table-cell/>
          <table:table-cell office:value-type="float" office:value="165.664">
            <text:p>165.664</text:p>
          </table:table-cell>
          <table:table-cell office:value-type="string">
            <text:p>GC</text:p>
          </table:table-cell>
          <table:table-cell office:value-type="string">
            <text:p>1072192K</text:p>
          </table:table-cell>
          <table:table-cell office:value-type="float" office:value="0.393139">
            <text:p>0.393139</text:p>
          </table:table-cell>
          <table:table-cell/>
        </table:table-row>
        <table:table-row table:style-name="ro1">
          <table:table-cell/>
          <table:table-cell office:value-type="float" office:value="166.058">
            <text:p>166.058</text:p>
          </table:table-cell>
          <table:table-cell office:value-type="string">
            <text:p>Full</text:p>
          </table:table-cell>
          <table:table-cell office:value-type="string">
            <text:p>1276160K</text:p>
          </table:table-cell>
          <table:table-cell office:value-type="float" office:value="13.483635">
            <text:p>13.483635</text:p>
          </table:table-cell>
          <table:table-cell/>
        </table:table-row>
        <table:table-row table:style-name="ro1">
          <table:table-cell/>
          <table:table-cell office:value-type="float" office:value="180.847">
            <text:p>180.847</text:p>
          </table:table-cell>
          <table:table-cell office:value-type="string">
            <text:p>GC</text:p>
          </table:table-cell>
          <table:table-cell office:value-type="string">
            <text:p>1367744K</text:p>
          </table:table-cell>
          <table:table-cell office:value-type="float" office:value="0.230157">
            <text:p>0.230157</text:p>
          </table:table-cell>
          <table:table-cell/>
        </table:table-row>
        <table:table-row table:style-name="ro1">
          <table:table-cell/>
          <table:table-cell office:value-type="float" office:value="182.373">
            <text:p>182.373</text:p>
          </table:table-cell>
          <table:table-cell office:value-type="string">
            <text:p>GC</text:p>
          </table:table-cell>
          <table:table-cell office:value-type="string">
            <text:p>1367552K</text:p>
          </table:table-cell>
          <table:table-cell office:value-type="float" office:value="0.265745">
            <text:p>0.265745</text:p>
          </table:table-cell>
          <table:table-cell/>
        </table:table-row>
        <table:table-row table:style-name="ro1">
          <table:table-cell/>
          <table:table-cell office:value-type="float" office:value="183.917">
            <text:p>183.917</text:p>
          </table:table-cell>
          <table:table-cell office:value-type="string">
            <text:p>GC</text:p>
          </table:table-cell>
          <table:table-cell office:value-type="string">
            <text:p>1367808K</text:p>
          </table:table-cell>
          <table:table-cell office:value-type="float" office:value="0.337632">
            <text:p>0.337632</text:p>
          </table:table-cell>
          <table:table-cell/>
        </table:table-row>
        <table:table-row table:style-name="ro1">
          <table:table-cell/>
          <table:table-cell office:value-type="float" office:value="185.628">
            <text:p>185.628</text:p>
          </table:table-cell>
          <table:table-cell office:value-type="string">
            <text:p>GC</text:p>
          </table:table-cell>
          <table:table-cell office:value-type="string">
            <text:p>1369600K</text:p>
          </table:table-cell>
          <table:table-cell office:value-type="float" office:value="0.449827">
            <text:p>0.449827</text:p>
          </table:table-cell>
          <table:table-cell/>
        </table:table-row>
        <table:table-row table:style-name="ro1">
          <table:table-cell/>
          <table:table-cell office:value-type="float" office:value="187.893">
            <text:p>187.893</text:p>
          </table:table-cell>
          <table:table-cell office:value-type="string">
            <text:p>GC</text:p>
          </table:table-cell>
          <table:table-cell office:value-type="string">
            <text:p>1374336K</text:p>
          </table:table-cell>
          <table:table-cell office:value-type="float" office:value="0.451556">
            <text:p>0.451556</text:p>
          </table:table-cell>
          <table:table-cell/>
        </table:table-row>
        <table:table-row table:style-name="ro1">
          <table:table-cell/>
          <table:table-cell office:value-type="float" office:value="189.676">
            <text:p>189.676</text:p>
          </table:table-cell>
          <table:table-cell office:value-type="string">
            <text:p>GC</text:p>
          </table:table-cell>
          <table:table-cell office:value-type="string">
            <text:p>1375680K</text:p>
          </table:table-cell>
          <table:table-cell office:value-type="float" office:value="0.486761">
            <text:p>0.486761</text:p>
          </table:table-cell>
          <table:table-cell/>
        </table:table-row>
        <table:table-row table:style-name="ro1">
          <table:table-cell/>
          <table:table-cell office:value-type="float" office:value="191.413">
            <text:p>191.413</text:p>
          </table:table-cell>
          <table:table-cell office:value-type="string">
            <text:p>GC</text:p>
          </table:table-cell>
          <table:table-cell office:value-type="string">
            <text:p>1389888K</text:p>
          </table:table-cell>
          <table:table-cell office:value-type="float" office:value="0.503886">
            <text:p>0.503886</text:p>
          </table:table-cell>
          <table:table-cell/>
        </table:table-row>
        <table:table-row table:style-name="ro1">
          <table:table-cell/>
          <table:table-cell office:value-type="float" office:value="193.256">
            <text:p>193.256</text:p>
          </table:table-cell>
          <table:table-cell office:value-type="string">
            <text:p>GC</text:p>
          </table:table-cell>
          <table:table-cell office:value-type="string">
            <text:p>1363776K</text:p>
          </table:table-cell>
          <table:table-cell office:value-type="float" office:value="0.562889">
            <text:p>0.562889</text:p>
          </table:table-cell>
          <table:table-cell/>
        </table:table-row>
        <table:table-row table:style-name="ro1">
          <table:table-cell/>
          <table:table-cell office:value-type="float" office:value="195.226">
            <text:p>195.226</text:p>
          </table:table-cell>
          <table:table-cell office:value-type="string">
            <text:p>GC</text:p>
          </table:table-cell>
          <table:table-cell office:value-type="string">
            <text:p>1374464K</text:p>
          </table:table-cell>
          <table:table-cell office:value-type="float" office:value="0.630294">
            <text:p>0.630294</text:p>
          </table:table-cell>
          <table:table-cell/>
        </table:table-row>
        <table:table-row table:style-name="ro1">
          <table:table-cell/>
          <table:table-cell office:value-type="float" office:value="197.143">
            <text:p>197.143</text:p>
          </table:table-cell>
          <table:table-cell office:value-type="string">
            <text:p>GC</text:p>
          </table:table-cell>
          <table:table-cell office:value-type="string">
            <text:p>1359872K</text:p>
          </table:table-cell>
          <table:table-cell office:value-type="float" office:value="0.701723">
            <text:p>0.701723</text:p>
          </table:table-cell>
          <table:table-cell/>
        </table:table-row>
        <table:table-row table:style-name="ro1">
          <table:table-cell/>
          <table:table-cell office:value-type="float" office:value="199.12">
            <text:p>199.12</text:p>
          </table:table-cell>
          <table:table-cell office:value-type="string">
            <text:p>GC</text:p>
          </table:table-cell>
          <table:table-cell office:value-type="string">
            <text:p>1354048K</text:p>
          </table:table-cell>
          <table:table-cell office:value-type="float" office:value="0.745186">
            <text:p>0.745186</text:p>
          </table:table-cell>
          <table:table-cell/>
        </table:table-row>
        <table:table-row table:style-name="ro1">
          <table:table-cell/>
          <table:table-cell office:value-type="float" office:value="200.965">
            <text:p>200.965</text:p>
          </table:table-cell>
          <table:table-cell office:value-type="string">
            <text:p>GC</text:p>
          </table:table-cell>
          <table:table-cell office:value-type="string">
            <text:p>1332288K</text:p>
          </table:table-cell>
          <table:table-cell office:value-type="float" office:value="0.817556">
            <text:p>0.817556</text:p>
          </table:table-cell>
          <table:table-cell/>
        </table:table-row>
        <table:table-row table:style-name="ro1">
          <table:table-cell/>
          <table:table-cell office:value-type="float" office:value="202.89">
            <text:p>202.89</text:p>
          </table:table-cell>
          <table:table-cell office:value-type="string">
            <text:p>GC</text:p>
          </table:table-cell>
          <table:table-cell office:value-type="string">
            <text:p>1352000K</text:p>
          </table:table-cell>
          <table:table-cell office:value-type="float" office:value="0.823157">
            <text:p>0.823157</text:p>
          </table:table-cell>
          <table:table-cell/>
        </table:table-row>
        <table:table-row table:style-name="ro1">
          <table:table-cell/>
          <table:table-cell office:value-type="float" office:value="204.731">
            <text:p>204.731</text:p>
          </table:table-cell>
          <table:table-cell office:value-type="string">
            <text:p>GC</text:p>
          </table:table-cell>
          <table:table-cell office:value-type="string">
            <text:p>1354368K</text:p>
          </table:table-cell>
          <table:table-cell office:value-type="float" office:value="0.74609">
            <text:p>0.74609</text:p>
          </table:table-cell>
          <table:table-cell/>
        </table:table-row>
        <table:table-row table:style-name="ro1">
          <table:table-cell/>
          <table:table-cell office:value-type="float" office:value="206.503">
            <text:p>206.503</text:p>
          </table:table-cell>
          <table:table-cell office:value-type="string">
            <text:p>GC</text:p>
          </table:table-cell>
          <table:table-cell office:value-type="string">
            <text:p>1342016K</text:p>
          </table:table-cell>
          <table:table-cell office:value-type="float" office:value="0.666429">
            <text:p>0.666429</text:p>
          </table:table-cell>
          <table:table-cell/>
        </table:table-row>
        <table:table-row table:style-name="ro1">
          <table:table-cell/>
          <table:table-cell office:value-type="float" office:value="208.213">
            <text:p>208.213</text:p>
          </table:table-cell>
          <table:table-cell office:value-type="string">
            <text:p>GC</text:p>
          </table:table-cell>
          <table:table-cell office:value-type="string">
            <text:p>1348288K</text:p>
          </table:table-cell>
          <table:table-cell office:value-type="float" office:value="0.651342">
            <text:p>0.651342</text:p>
          </table:table-cell>
          <table:table-cell/>
        </table:table-row>
        <table:table-row table:style-name="ro1">
          <table:table-cell/>
          <table:table-cell office:value-type="float" office:value="210.013">
            <text:p>210.013</text:p>
          </table:table-cell>
          <table:table-cell office:value-type="string">
            <text:p>GC</text:p>
          </table:table-cell>
          <table:table-cell office:value-type="string">
            <text:p>1355648K</text:p>
          </table:table-cell>
          <table:table-cell office:value-type="float" office:value="0.568016">
            <text:p>0.568016</text:p>
          </table:table-cell>
          <table:table-cell/>
        </table:table-row>
        <table:table-row table:style-name="ro1">
          <table:table-cell/>
          <table:table-cell office:value-type="float" office:value="211.933">
            <text:p>211.933</text:p>
          </table:table-cell>
          <table:table-cell office:value-type="string">
            <text:p>GC</text:p>
          </table:table-cell>
          <table:table-cell office:value-type="string">
            <text:p>1360000K</text:p>
          </table:table-cell>
          <table:table-cell office:value-type="float" office:value="0.605537">
            <text:p>0.605537</text:p>
          </table:table-cell>
          <table:table-cell/>
        </table:table-row>
        <table:table-row table:style-name="ro1">
          <table:table-cell/>
          <table:table-cell office:value-type="float" office:value="213.879">
            <text:p>213.879</text:p>
          </table:table-cell>
          <table:table-cell office:value-type="string">
            <text:p>GC</text:p>
          </table:table-cell>
          <table:table-cell office:value-type="string">
            <text:p>1366016K</text:p>
          </table:table-cell>
          <table:table-cell office:value-type="float" office:value="0.356114">
            <text:p>0.356114</text:p>
          </table:table-cell>
          <table:table-cell/>
        </table:table-row>
        <table:table-row table:style-name="ro1">
          <table:table-cell/>
          <table:table-cell office:value-type="float" office:value="215.293">
            <text:p>215.293</text:p>
          </table:table-cell>
          <table:table-cell office:value-type="string">
            <text:p>GC</text:p>
          </table:table-cell>
          <table:table-cell office:value-type="string">
            <text:p>1368640K</text:p>
          </table:table-cell>
          <table:table-cell office:value-type="float" office:value="0.308525">
            <text:p>0.308525</text:p>
          </table:table-cell>
          <table:table-cell/>
        </table:table-row>
        <table:table-row table:style-name="ro1">
          <table:table-cell/>
          <table:table-cell office:value-type="float" office:value="216.777">
            <text:p>216.777</text:p>
          </table:table-cell>
          <table:table-cell office:value-type="string">
            <text:p>GC</text:p>
          </table:table-cell>
          <table:table-cell office:value-type="string">
            <text:p>1368640K</text:p>
          </table:table-cell>
          <table:table-cell office:value-type="float" office:value="0.269352">
            <text:p>0.269352</text:p>
          </table:table-cell>
          <table:table-cell/>
        </table:table-row>
        <table:table-row table:style-name="ro1">
          <table:table-cell/>
          <table:table-cell office:value-type="float" office:value="218.237">
            <text:p>218.237</text:p>
          </table:table-cell>
          <table:table-cell office:value-type="string">
            <text:p>GC</text:p>
          </table:table-cell>
          <table:table-cell office:value-type="string">
            <text:p>1370816K</text:p>
          </table:table-cell>
          <table:table-cell office:value-type="float" office:value="0.409103">
            <text:p>0.409103</text:p>
          </table:table-cell>
          <table:table-cell/>
        </table:table-row>
        <table:table-row table:style-name="ro1">
          <table:table-cell/>
          <table:table-cell office:value-type="float" office:value="219.99">
            <text:p>219.99</text:p>
          </table:table-cell>
          <table:table-cell office:value-type="string">
            <text:p>GC</text:p>
          </table:table-cell>
          <table:table-cell office:value-type="string">
            <text:p>1369088K</text:p>
          </table:table-cell>
          <table:table-cell office:value-type="float" office:value="0.46905">
            <text:p>0.46905</text:p>
          </table:table-cell>
          <table:table-cell/>
        </table:table-row>
        <table:table-row table:style-name="ro1">
          <table:table-cell/>
          <table:table-cell office:value-type="float" office:value="221.775">
            <text:p>221.775</text:p>
          </table:table-cell>
          <table:table-cell office:value-type="string">
            <text:p>GC</text:p>
          </table:table-cell>
          <table:table-cell office:value-type="string">
            <text:p>1371904K</text:p>
          </table:table-cell>
          <table:table-cell office:value-type="float" office:value="0.405286">
            <text:p>0.405286</text:p>
          </table:table-cell>
          <table:table-cell/>
        </table:table-row>
        <table:table-row table:style-name="ro1">
          <table:table-cell/>
          <table:table-cell office:value-type="float" office:value="223.526">
            <text:p>223.526</text:p>
          </table:table-cell>
          <table:table-cell office:value-type="string">
            <text:p>GC</text:p>
          </table:table-cell>
          <table:table-cell office:value-type="string">
            <text:p>1370368K</text:p>
          </table:table-cell>
          <table:table-cell office:value-type="float" office:value="0.401472">
            <text:p>0.401472</text:p>
          </table:table-cell>
          <table:table-cell/>
        </table:table-row>
        <table:table-row table:style-name="ro1">
          <table:table-cell/>
          <table:table-cell office:value-type="float" office:value="225.354">
            <text:p>225.354</text:p>
          </table:table-cell>
          <table:table-cell office:value-type="string">
            <text:p>GC</text:p>
          </table:table-cell>
          <table:table-cell office:value-type="string">
            <text:p>1374720K</text:p>
          </table:table-cell>
          <table:table-cell office:value-type="float" office:value="0.476645">
            <text:p>0.476645</text:p>
          </table:table-cell>
          <table:table-cell/>
        </table:table-row>
        <table:table-row table:style-name="ro1">
          <table:table-cell/>
          <table:table-cell office:value-type="float" office:value="227.213">
            <text:p>227.213</text:p>
          </table:table-cell>
          <table:table-cell office:value-type="string">
            <text:p>GC</text:p>
          </table:table-cell>
          <table:table-cell office:value-type="string">
            <text:p>1383808K</text:p>
          </table:table-cell>
          <table:table-cell office:value-type="float" office:value="0.522223">
            <text:p>0.522223</text:p>
          </table:table-cell>
          <table:table-cell/>
        </table:table-row>
        <table:table-row table:style-name="ro1">
          <table:table-cell/>
          <table:table-cell office:value-type="float" office:value="229.2">
            <text:p>229.2</text:p>
          </table:table-cell>
          <table:table-cell office:value-type="string">
            <text:p>GC</text:p>
          </table:table-cell>
          <table:table-cell office:value-type="string">
            <text:p>1384704K</text:p>
          </table:table-cell>
          <table:table-cell office:value-type="float" office:value="0.645119">
            <text:p>0.645119</text:p>
          </table:table-cell>
          <table:table-cell/>
        </table:table-row>
        <table:table-row table:style-name="ro1">
          <table:table-cell/>
          <table:table-cell office:value-type="float" office:value="231.296">
            <text:p>231.296</text:p>
          </table:table-cell>
          <table:table-cell office:value-type="string">
            <text:p>GC</text:p>
          </table:table-cell>
          <table:table-cell office:value-type="string">
            <text:p>1391296K</text:p>
          </table:table-cell>
          <table:table-cell office:value-type="float" office:value="0.670863">
            <text:p>0.670863</text:p>
          </table:table-cell>
          <table:table-cell/>
        </table:table-row>
        <table:table-row table:style-name="ro1">
          <table:table-cell/>
          <table:table-cell office:value-type="float" office:value="233.492">
            <text:p>233.492</text:p>
          </table:table-cell>
          <table:table-cell office:value-type="string">
            <text:p>GC</text:p>
          </table:table-cell>
          <table:table-cell office:value-type="string">
            <text:p>1358656K</text:p>
          </table:table-cell>
          <table:table-cell office:value-type="float" office:value="0.686215">
            <text:p>0.686215</text:p>
          </table:table-cell>
          <table:table-cell/>
        </table:table-row>
        <table:table-row table:style-name="ro1">
          <table:table-cell/>
          <table:table-cell office:value-type="float" office:value="235.8">
            <text:p>235.8</text:p>
          </table:table-cell>
          <table:table-cell office:value-type="string">
            <text:p>GC</text:p>
          </table:table-cell>
          <table:table-cell office:value-type="string">
            <text:p>1386560K</text:p>
          </table:table-cell>
          <table:table-cell office:value-type="float" office:value="0.720363">
            <text:p>0.720363</text:p>
          </table:table-cell>
          <table:table-cell/>
        </table:table-row>
        <table:table-row table:style-name="ro1">
          <table:table-cell/>
          <table:table-cell office:value-type="float" office:value="238.232">
            <text:p>238.232</text:p>
          </table:table-cell>
          <table:table-cell office:value-type="string">
            <text:p>GC</text:p>
          </table:table-cell>
          <table:table-cell office:value-type="string">
            <text:p>1384576K</text:p>
          </table:table-cell>
          <table:table-cell office:value-type="float" office:value="0.833446">
            <text:p>0.833446</text:p>
          </table:table-cell>
          <table:table-cell/>
        </table:table-row>
        <table:table-row table:style-name="ro1">
          <table:table-cell/>
          <table:table-cell office:value-type="float" office:value="239.066">
            <text:p>239.066</text:p>
          </table:table-cell>
          <table:table-cell office:value-type="string">
            <text:p>Full</text:p>
          </table:table-cell>
          <table:table-cell office:value-type="string">
            <text:p>1425664K</text:p>
          </table:table-cell>
          <table:table-cell office:value-type="float" office:value="25.296843">
            <text:p>25.296843</text:p>
          </table:table-cell>
          <table:table-cell/>
        </table:table-row>
        <table:table-row table:style-name="ro1">
          <table:table-cell/>
          <table:table-cell office:value-type="float" office:value="266.125">
            <text:p>266.125</text:p>
          </table:table-cell>
          <table:table-cell office:value-type="string">
            <text:p>GC</text:p>
          </table:table-cell>
          <table:table-cell office:value-type="string">
            <text:p>1398656K</text:p>
          </table:table-cell>
          <table:table-cell office:value-type="float" office:value="1.784653">
            <text:p>1.784653</text:p>
          </table:table-cell>
          <table:table-cell/>
        </table:table-row>
        <table:table-row table:style-name="ro1">
          <table:table-cell/>
          <table:table-cell office:value-type="float" office:value="269.568">
            <text:p>269.568</text:p>
          </table:table-cell>
          <table:table-cell office:value-type="string">
            <text:p>GC</text:p>
          </table:table-cell>
          <table:table-cell office:value-type="string">
            <text:p>1412160K</text:p>
          </table:table-cell>
          <table:table-cell office:value-type="float" office:value="0.814817">
            <text:p>0.814817</text:p>
          </table:table-cell>
          <table:table-cell/>
        </table:table-row>
        <table:table-row table:style-name="ro1">
          <table:table-cell/>
          <table:table-cell office:value-type="float" office:value="271.838">
            <text:p>271.838</text:p>
          </table:table-cell>
          <table:table-cell office:value-type="string">
            <text:p>GC</text:p>
          </table:table-cell>
          <table:table-cell office:value-type="string">
            <text:p>1338688K</text:p>
          </table:table-cell>
          <table:table-cell office:value-type="float" office:value="0.956696">
            <text:p>0.956696</text:p>
          </table:table-cell>
          <table:table-cell/>
        </table:table-row>
        <table:table-row table:style-name="ro1">
          <table:table-cell/>
          <table:table-cell office:value-type="float" office:value="272.795">
            <text:p>272.795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32.007136">
            <text:p>32.007136</text:p>
          </table:table-cell>
          <table:table-cell/>
        </table:table-row>
        <table:table-row table:style-name="ro1">
          <table:table-cell/>
          <table:table-cell office:value-type="float" office:value="305.854">
            <text:p>305.854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6.805862">
            <text:p>16.805862</text:p>
          </table:table-cell>
          <table:table-cell/>
        </table:table-row>
        <table:table-row table:style-name="ro1">
          <table:table-cell/>
          <table:table-cell office:value-type="float" office:value="323.312">
            <text:p>323.312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1.697663">
            <text:p>11.697663</text:p>
          </table:table-cell>
          <table:table-cell/>
        </table:table-row>
        <table:table-row table:style-name="ro1">
          <table:table-cell/>
          <table:table-cell office:value-type="float" office:value="335.682">
            <text:p>335.682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8.156619">
            <text:p>8.156619</text:p>
          </table:table-cell>
          <table:table-cell/>
        </table:table-row>
        <table:table-row table:style-name="ro1">
          <table:table-cell/>
          <table:table-cell office:value-type="float" office:value="344.47">
            <text:p>344.47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7.608113">
            <text:p>7.608113</text:p>
          </table:table-cell>
          <table:table-cell/>
        </table:table-row>
        <table:table-row table:style-name="ro1">
          <table:table-cell/>
          <table:table-cell office:value-type="float" office:value="352.653">
            <text:p>352.653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9.552805">
            <text:p>9.552805</text:p>
          </table:table-cell>
          <table:table-cell/>
        </table:table-row>
        <table:table-row table:style-name="ro1">
          <table:table-cell/>
          <table:table-cell office:value-type="float" office:value="362.766">
            <text:p>362.766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9.606935">
            <text:p>9.606935</text:p>
          </table:table-cell>
          <table:table-cell/>
        </table:table-row>
        <table:table-row table:style-name="ro1">
          <table:table-cell/>
          <table:table-cell office:value-type="float" office:value="372.966">
            <text:p>372.966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0.577124">
            <text:p>10.577124</text:p>
          </table:table-cell>
          <table:table-cell/>
        </table:table-row>
        <table:table-row table:style-name="ro1">
          <table:table-cell/>
          <table:table-cell office:value-type="float" office:value="384.116">
            <text:p>384.116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0.972956">
            <text:p>10.972956</text:p>
          </table:table-cell>
          <table:table-cell/>
        </table:table-row>
        <table:table-row table:style-name="ro1">
          <table:table-cell/>
          <table:table-cell office:value-type="float" office:value="395.65">
            <text:p>395.65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1.16637">
            <text:p>11.16637</text:p>
          </table:table-cell>
          <table:table-cell/>
        </table:table-row>
        <table:table-row table:style-name="ro1">
          <table:table-cell/>
          <table:table-cell office:value-type="float" office:value="407.436">
            <text:p>407.436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7.719362">
            <text:p>17.719362</text:p>
          </table:table-cell>
          <table:table-cell/>
        </table:table-row>
        <table:table-row table:style-name="ro1">
          <table:table-cell/>
          <table:table-cell office:value-type="float" office:value="425.663">
            <text:p>425.663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2.985159">
            <text:p>12.985159</text:p>
          </table:table-cell>
          <table:table-cell/>
        </table:table-row>
        <table:table-row table:style-name="ro1">
          <table:table-cell/>
          <table:table-cell office:value-type="float" office:value="439.095">
            <text:p>439.095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4.069158">
            <text:p>14.069158</text:p>
          </table:table-cell>
          <table:table-cell/>
        </table:table-row>
        <table:table-row table:style-name="ro1">
          <table:table-cell/>
          <table:table-cell office:value-type="float" office:value="453.629">
            <text:p>453.629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1.505386">
            <text:p>11.505386</text:p>
          </table:table-cell>
          <table:table-cell/>
        </table:table-row>
        <table:table-row table:style-name="ro1">
          <table:table-cell/>
          <table:table-cell office:value-type="float" office:value="465.621">
            <text:p>465.621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2.12734">
            <text:p>12.12734</text:p>
          </table:table-cell>
          <table:table-cell/>
        </table:table-row>
        <table:table-row table:style-name="ro1">
          <table:table-cell/>
          <table:table-cell office:value-type="float" office:value="478.198">
            <text:p>478.198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1.484857">
            <text:p>11.484857</text:p>
          </table:table-cell>
          <table:table-cell/>
        </table:table-row>
        <table:table-row table:style-name="ro1">
          <table:table-cell/>
          <table:table-cell office:value-type="float" office:value="490.13">
            <text:p>490.13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1.329804">
            <text:p>11.329804</text:p>
          </table:table-cell>
          <table:table-cell/>
        </table:table-row>
        <table:table-row table:style-name="ro1">
          <table:table-cell/>
          <table:table-cell office:value-type="float" office:value="501.873">
            <text:p>501.873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1.627504">
            <text:p>11.627504</text:p>
          </table:table-cell>
          <table:table-cell/>
        </table:table-row>
        <table:table-row table:style-name="ro1">
          <table:table-cell/>
          <table:table-cell office:value-type="float" office:value="513.963">
            <text:p>513.963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1.694894">
            <text:p>11.694894</text:p>
          </table:table-cell>
          <table:table-cell/>
        </table:table-row>
        <table:table-row table:style-name="ro1">
          <table:table-cell/>
          <table:table-cell office:value-type="float" office:value="526.134">
            <text:p>526.134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9.081008">
            <text:p>9.081008</text:p>
          </table:table-cell>
          <table:table-cell/>
        </table:table-row>
        <table:table-row table:style-name="ro1">
          <table:table-cell/>
          <table:table-cell office:value-type="float" office:value="535.681">
            <text:p>535.681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8.324141">
            <text:p>8.324141</text:p>
          </table:table-cell>
          <table:table-cell/>
        </table:table-row>
        <table:table-row table:style-name="ro1">
          <table:table-cell/>
          <table:table-cell office:value-type="float" office:value="544.447">
            <text:p>544.447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8.222674">
            <text:p>8.222674</text:p>
          </table:table-cell>
          <table:table-cell/>
        </table:table-row>
        <table:table-row table:style-name="ro1">
          <table:table-cell/>
          <table:table-cell office:value-type="float" office:value="553.056">
            <text:p>553.056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8.756045">
            <text:p>8.756045</text:p>
          </table:table-cell>
          <table:table-cell/>
        </table:table-row>
        <table:table-row table:style-name="ro1">
          <table:table-cell/>
          <table:table-cell office:value-type="float" office:value="562.251">
            <text:p>562.251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8.515289">
            <text:p>8.515289</text:p>
          </table:table-cell>
          <table:table-cell/>
        </table:table-row>
        <table:table-row table:style-name="ro1">
          <table:table-cell/>
          <table:table-cell office:value-type="float" office:value="571.202">
            <text:p>571.202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8.752806">
            <text:p>8.752806</text:p>
          </table:table-cell>
          <table:table-cell/>
        </table:table-row>
        <table:table-row table:style-name="ro1">
          <table:table-cell/>
          <table:table-cell office:value-type="float" office:value="580.396">
            <text:p>580.396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8.764828">
            <text:p>8.764828</text:p>
          </table:table-cell>
          <table:table-cell/>
        </table:table-row>
        <table:table-row table:style-name="ro1">
          <table:table-cell/>
          <table:table-cell office:value-type="float" office:value="589.582">
            <text:p>589.582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8.377871">
            <text:p>8.377871</text:p>
          </table:table-cell>
          <table:table-cell/>
        </table:table-row>
        <table:table-row table:style-name="ro1">
          <table:table-cell/>
          <table:table-cell office:value-type="float" office:value="598.366">
            <text:p>598.366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9.697641">
            <text:p>9.697641</text:p>
          </table:table-cell>
          <table:table-cell/>
        </table:table-row>
        <table:table-row table:style-name="ro1">
          <table:table-cell/>
          <table:table-cell office:value-type="float" office:value="608.455">
            <text:p>608.455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11.527228">
            <text:p>11.527228</text:p>
          </table:table-cell>
          <table:table-cell/>
        </table:table-row>
        <table:table-row table:style-name="ro1">
          <table:table-cell/>
          <table:table-cell office:value-type="float" office:value="620.39">
            <text:p>620.39</text:p>
          </table:table-cell>
          <table:table-cell office:value-type="string">
            <text:p>Full</text:p>
          </table:table-cell>
          <table:table-cell office:value-type="string">
            <text:p>1338688K</text:p>
          </table:table-cell>
          <table:table-cell office:value-type="float" office:value="6.95418">
            <text:p>6.9541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table:formula="of:=[.B164]" office:value-type="float" office:value="620.39">
            <text:p>620.39</text:p>
          </table:table-cell>
          <table:table-cell table:number-columns-repeated="4"/>
        </table:table-row>
        <table:table-row table:style-name="ro1">
          <table:table-cell office:value-type="string">
            <text:p>sum</text:p>
          </table:table-cell>
          <table:table-cell table:formula="of:=SUM([.E3:.E164])" office:value-type="float" office:value="472.059196">
            <text:p>472.059196</text:p>
          </table:table-cell>
          <table:table-cell table:number-columns-repeated="4"/>
        </table:table-row>
        <table:table-row table:style-name="ro1">
          <table:table-cell office:value-type="string">
            <text:p>avg</text:p>
          </table:table-cell>
          <table:table-cell table:formula="of:=AVERAGE([.E3:.E164])" office:value-type="float" office:value="2.91394565432099">
            <text:p>2.9139456543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table:formula="of:=COUNT([.E3:.E164])" office:value-type="float" office:value="162">
            <text:p>162</text:p>
          </table:table-cell>
          <table:table-cell table:number-columns-repeated="4"/>
        </table:table-row>
        <table:table-row table:style-name="ro3">
          <table:table-cell office:value-type="string">
            <text:p>full gc</text:p>
          </table:table-cell>
          <table:table-cell table:formula="of:=COUNTA([.C14];[.C18];[.C26];[.C41];[.C58];[.C71];[.C98];[.C131];[.C135];[.C136];[.C137];[.C138];[.C139];[.C140];[.C141];[.C142];[.C143];[.C144];[.C145];[.C146];[.C147];[.C148];[.C149];[.C150];[.C151];[.C152];[.C153];[.C154];[.C155];[.C156];[.C157];[.C158];[.C159];[.C160];[.C161];[.C162];[.C163];[.C164])" office:value-type="float" office:value="38">
            <text:p>38</text:p>
          </table:table-cell>
          <table:table-cell table:number-columns-repeated="4"/>
        </table:table-row>
        <table:table-row table:style-name="ro1" table:number-rows-repeated="104840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en M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Generational Mark-swee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.624">
            <text:p>1.624</text:p>
          </table:table-cell>
          <table:table-cell office:value-type="string">
            <text:p>GC</text:p>
          </table:table-cell>
          <table:table-cell office:value-type="string">
            <text:p>91520K</text:p>
          </table:table-cell>
          <table:table-cell office:value-type="float" office:value="0.039896">
            <text:p>0.039896</text:p>
          </table:table-cell>
          <table:table-cell/>
        </table:table-row>
        <table:table-row table:style-name="ro1">
          <table:table-cell/>
          <table:table-cell office:value-type="float" office:value="2.193">
            <text:p>2.193</text:p>
          </table:table-cell>
          <table:table-cell office:value-type="string">
            <text:p>GC</text:p>
          </table:table-cell>
          <table:table-cell office:value-type="string">
            <text:p>115392K</text:p>
          </table:table-cell>
          <table:table-cell office:value-type="float" office:value="0.03708">
            <text:p>0.03708</text:p>
          </table:table-cell>
          <table:table-cell/>
        </table:table-row>
        <table:table-row table:style-name="ro1">
          <table:table-cell/>
          <table:table-cell office:value-type="float" office:value="2.832">
            <text:p>2.832</text:p>
          </table:table-cell>
          <table:table-cell office:value-type="string">
            <text:p>GC</text:p>
          </table:table-cell>
          <table:table-cell office:value-type="string">
            <text:p>115392K</text:p>
          </table:table-cell>
          <table:table-cell office:value-type="float" office:value="0.04513">
            <text:p>0.04513</text:p>
          </table:table-cell>
          <table:table-cell/>
        </table:table-row>
        <table:table-row table:style-name="ro1">
          <table:table-cell/>
          <table:table-cell office:value-type="float" office:value="3.289">
            <text:p>3.289</text:p>
          </table:table-cell>
          <table:table-cell office:value-type="string">
            <text:p>GC</text:p>
          </table:table-cell>
          <table:table-cell office:value-type="string">
            <text:p>163136K</text:p>
          </table:table-cell>
          <table:table-cell office:value-type="float" office:value="0.018061">
            <text:p>0.018061</text:p>
          </table:table-cell>
          <table:table-cell/>
        </table:table-row>
        <table:table-row table:style-name="ro1">
          <table:table-cell/>
          <table:table-cell office:value-type="float" office:value="3.843">
            <text:p>3.843</text:p>
          </table:table-cell>
          <table:table-cell office:value-type="string">
            <text:p>GC</text:p>
          </table:table-cell>
          <table:table-cell office:value-type="string">
            <text:p>163136K</text:p>
          </table:table-cell>
          <table:table-cell office:value-type="float" office:value="0.027759">
            <text:p>0.027759</text:p>
          </table:table-cell>
          <table:table-cell/>
        </table:table-row>
        <table:table-row table:style-name="ro1">
          <table:table-cell/>
          <table:table-cell office:value-type="float" office:value="4.182">
            <text:p>4.182</text:p>
          </table:table-cell>
          <table:table-cell office:value-type="string">
            <text:p>GC</text:p>
          </table:table-cell>
          <table:table-cell office:value-type="string">
            <text:p>268352K</text:p>
          </table:table-cell>
          <table:table-cell office:value-type="float" office:value="0.036354">
            <text:p>0.036354</text:p>
          </table:table-cell>
          <table:table-cell/>
        </table:table-row>
        <table:table-row table:style-name="ro1">
          <table:table-cell/>
          <table:table-cell office:value-type="float" office:value="4.868">
            <text:p>4.868</text:p>
          </table:table-cell>
          <table:table-cell office:value-type="string">
            <text:p>GC</text:p>
          </table:table-cell>
          <table:table-cell office:value-type="string">
            <text:p>269440K</text:p>
          </table:table-cell>
          <table:table-cell office:value-type="float" office:value="0.064865">
            <text:p>0.064865</text:p>
          </table:table-cell>
          <table:table-cell/>
        </table:table-row>
        <table:table-row table:style-name="ro1">
          <table:table-cell/>
          <table:table-cell office:value-type="float" office:value="5.668">
            <text:p>5.668</text:p>
          </table:table-cell>
          <table:table-cell office:value-type="string">
            <text:p>GC</text:p>
          </table:table-cell>
          <table:table-cell office:value-type="string">
            <text:p>459520K</text:p>
          </table:table-cell>
          <table:table-cell office:value-type="float" office:value="0.081647">
            <text:p>0.081647</text:p>
          </table:table-cell>
          <table:table-cell/>
        </table:table-row>
        <table:table-row table:style-name="ro1">
          <table:table-cell/>
          <table:table-cell office:value-type="float" office:value="7.124">
            <text:p>7.124</text:p>
          </table:table-cell>
          <table:table-cell office:value-type="string">
            <text:p>GC</text:p>
          </table:table-cell>
          <table:table-cell office:value-type="string">
            <text:p>461440K</text:p>
          </table:table-cell>
          <table:table-cell office:value-type="float" office:value="0.150044">
            <text:p>0.150044</text:p>
          </table:table-cell>
          <table:table-cell/>
        </table:table-row>
        <table:table-row table:style-name="ro1">
          <table:table-cell/>
          <table:table-cell office:value-type="float" office:value="8.52">
            <text:p>8.52</text:p>
          </table:table-cell>
          <table:table-cell office:value-type="string">
            <text:p>GC</text:p>
          </table:table-cell>
          <table:table-cell office:value-type="string">
            <text:p>544704K</text:p>
          </table:table-cell>
          <table:table-cell office:value-type="float" office:value="0.170067">
            <text:p>0.170067</text:p>
          </table:table-cell>
          <table:table-cell/>
        </table:table-row>
        <table:table-row table:style-name="ro1">
          <table:table-cell/>
          <table:table-cell office:value-type="float" office:value="11.042">
            <text:p>11.042</text:p>
          </table:table-cell>
          <table:table-cell office:value-type="string">
            <text:p>GC</text:p>
          </table:table-cell>
          <table:table-cell office:value-type="string">
            <text:p>547328K</text:p>
          </table:table-cell>
          <table:table-cell office:value-type="float" office:value="0.241141">
            <text:p>0.241141</text:p>
          </table:table-cell>
          <table:table-cell/>
        </table:table-row>
        <table:table-row table:style-name="ro1">
          <table:table-cell/>
          <table:table-cell office:value-type="float" office:value="11.284">
            <text:p>11.284</text:p>
          </table:table-cell>
          <table:table-cell office:value-type="string">
            <text:p>Full</text:p>
          </table:table-cell>
          <table:table-cell office:value-type="string">
            <text:p>586112K</text:p>
          </table:table-cell>
          <table:table-cell office:value-type="float" office:value="1.08729">
            <text:p>1.08729</text:p>
          </table:table-cell>
          <table:table-cell/>
        </table:table-row>
        <table:table-row table:style-name="ro1">
          <table:table-cell/>
          <table:table-cell office:value-type="float" office:value="13.939">
            <text:p>13.939</text:p>
          </table:table-cell>
          <table:table-cell office:value-type="string">
            <text:p>GC</text:p>
          </table:table-cell>
          <table:table-cell office:value-type="string">
            <text:p>582336K</text:p>
          </table:table-cell>
          <table:table-cell office:value-type="float" office:value="0.103413">
            <text:p>0.103413</text:p>
          </table:table-cell>
          <table:table-cell/>
        </table:table-row>
        <table:table-row table:style-name="ro1">
          <table:table-cell/>
          <table:table-cell office:value-type="float" office:value="15.716">
            <text:p>15.716</text:p>
          </table:table-cell>
          <table:table-cell office:value-type="string">
            <text:p>GC</text:p>
          </table:table-cell>
          <table:table-cell office:value-type="string">
            <text:p>584832K</text:p>
          </table:table-cell>
          <table:table-cell office:value-type="float" office:value="0.182379">
            <text:p>0.182379</text:p>
          </table:table-cell>
          <table:table-cell/>
        </table:table-row>
        <table:table-row table:style-name="ro1">
          <table:table-cell/>
          <table:table-cell office:value-type="float" office:value="17.362">
            <text:p>17.362</text:p>
          </table:table-cell>
          <table:table-cell office:value-type="string">
            <text:p>GC</text:p>
          </table:table-cell>
          <table:table-cell office:value-type="string">
            <text:p>584832K</text:p>
          </table:table-cell>
          <table:table-cell office:value-type="float" office:value="0.215243">
            <text:p>0.215243</text:p>
          </table:table-cell>
          <table:table-cell/>
        </table:table-row>
        <table:table-row table:style-name="ro1">
          <table:table-cell/>
          <table:table-cell office:value-type="float" office:value="18.935">
            <text:p>18.935</text:p>
          </table:table-cell>
          <table:table-cell office:value-type="string">
            <text:p>GC</text:p>
          </table:table-cell>
          <table:table-cell office:value-type="string">
            <text:p>569152K</text:p>
          </table:table-cell>
          <table:table-cell office:value-type="float" office:value="0.153921">
            <text:p>0.153921</text:p>
          </table:table-cell>
          <table:table-cell/>
        </table:table-row>
        <table:table-row table:style-name="ro1">
          <table:table-cell/>
          <table:table-cell office:value-type="float" office:value="19.089">
            <text:p>19.089</text:p>
          </table:table-cell>
          <table:table-cell office:value-type="string">
            <text:p>Full</text:p>
          </table:table-cell>
          <table:table-cell office:value-type="string">
            <text:p>642944K</text:p>
          </table:table-cell>
          <table:table-cell office:value-type="float" office:value="2.498614">
            <text:p>2.498614</text:p>
          </table:table-cell>
          <table:table-cell/>
        </table:table-row>
        <table:table-row table:style-name="ro1">
          <table:table-cell/>
          <table:table-cell office:value-type="float" office:value="23.058">
            <text:p>23.058</text:p>
          </table:table-cell>
          <table:table-cell office:value-type="string">
            <text:p>GC</text:p>
          </table:table-cell>
          <table:table-cell office:value-type="string">
            <text:p>658624K</text:p>
          </table:table-cell>
          <table:table-cell office:value-type="float" office:value="0.09828">
            <text:p>0.09828</text:p>
          </table:table-cell>
          <table:table-cell/>
        </table:table-row>
        <table:table-row table:style-name="ro1">
          <table:table-cell/>
          <table:table-cell office:value-type="float" office:value="24.538">
            <text:p>24.538</text:p>
          </table:table-cell>
          <table:table-cell office:value-type="string">
            <text:p>GC</text:p>
          </table:table-cell>
          <table:table-cell office:value-type="string">
            <text:p>657536K</text:p>
          </table:table-cell>
          <table:table-cell office:value-type="float" office:value="0.152724">
            <text:p>0.152724</text:p>
          </table:table-cell>
          <table:table-cell/>
        </table:table-row>
        <table:table-row table:style-name="ro1">
          <table:table-cell/>
          <table:table-cell office:value-type="float" office:value="26.119">
            <text:p>26.119</text:p>
          </table:table-cell>
          <table:table-cell office:value-type="string">
            <text:p>GC</text:p>
          </table:table-cell>
          <table:table-cell office:value-type="string">
            <text:p>644352K</text:p>
          </table:table-cell>
          <table:table-cell office:value-type="float" office:value="0.225757">
            <text:p>0.225757</text:p>
          </table:table-cell>
          <table:table-cell/>
        </table:table-row>
        <table:table-row table:style-name="ro1">
          <table:table-cell/>
          <table:table-cell office:value-type="float" office:value="27.75">
            <text:p>27.75</text:p>
          </table:table-cell>
          <table:table-cell office:value-type="string">
            <text:p>GC</text:p>
          </table:table-cell>
          <table:table-cell office:value-type="string">
            <text:p>646016K</text:p>
          </table:table-cell>
          <table:table-cell office:value-type="float" office:value="0.259729">
            <text:p>0.259729</text:p>
          </table:table-cell>
          <table:table-cell/>
        </table:table-row>
        <table:table-row table:style-name="ro1">
          <table:table-cell/>
          <table:table-cell office:value-type="float" office:value="29.39">
            <text:p>29.39</text:p>
          </table:table-cell>
          <table:table-cell office:value-type="string">
            <text:p>GC</text:p>
          </table:table-cell>
          <table:table-cell office:value-type="string">
            <text:p>635648K</text:p>
          </table:table-cell>
          <table:table-cell office:value-type="float" office:value="0.219395">
            <text:p>0.219395</text:p>
          </table:table-cell>
          <table:table-cell/>
        </table:table-row>
        <table:table-row table:style-name="ro1">
          <table:table-cell/>
          <table:table-cell office:value-type="float" office:value="30.923">
            <text:p>30.923</text:p>
          </table:table-cell>
          <table:table-cell office:value-type="string">
            <text:p>GC</text:p>
          </table:table-cell>
          <table:table-cell office:value-type="string">
            <text:p>641984K</text:p>
          </table:table-cell>
          <table:table-cell office:value-type="float" office:value="0.258381">
            <text:p>0.258381</text:p>
          </table:table-cell>
          <table:table-cell/>
        </table:table-row>
        <table:table-row table:style-name="ro1">
          <table:table-cell/>
          <table:table-cell office:value-type="float" office:value="31.181">
            <text:p>31.181</text:p>
          </table:table-cell>
          <table:table-cell office:value-type="string">
            <text:p>Full</text:p>
          </table:table-cell>
          <table:table-cell office:value-type="string">
            <text:p>739264K</text:p>
          </table:table-cell>
          <table:table-cell office:value-type="float" office:value="5.33907">
            <text:p>5.33907</text:p>
          </table:table-cell>
          <table:table-cell/>
        </table:table-row>
        <table:table-row table:style-name="ro1">
          <table:table-cell/>
          <table:table-cell office:value-type="float" office:value="38.126">
            <text:p>38.126</text:p>
          </table:table-cell>
          <table:table-cell office:value-type="string">
            <text:p>GC</text:p>
          </table:table-cell>
          <table:table-cell office:value-type="string">
            <text:p>735936K</text:p>
          </table:table-cell>
          <table:table-cell office:value-type="float" office:value="0.125831">
            <text:p>0.125831</text:p>
          </table:table-cell>
          <table:table-cell/>
        </table:table-row>
        <table:table-row table:style-name="ro1">
          <table:table-cell/>
          <table:table-cell office:value-type="float" office:value="39.717">
            <text:p>39.717</text:p>
          </table:table-cell>
          <table:table-cell office:value-type="string">
            <text:p>GC</text:p>
          </table:table-cell>
          <table:table-cell office:value-type="string">
            <text:p>738624K</text:p>
          </table:table-cell>
          <table:table-cell office:value-type="float" office:value="0.221843">
            <text:p>0.221843</text:p>
          </table:table-cell>
          <table:table-cell/>
        </table:table-row>
        <table:table-row table:style-name="ro1">
          <table:table-cell/>
          <table:table-cell office:value-type="float" office:value="41.912">
            <text:p>41.912</text:p>
          </table:table-cell>
          <table:table-cell office:value-type="string">
            <text:p>GC</text:p>
          </table:table-cell>
          <table:table-cell office:value-type="string">
            <text:p>738944K</text:p>
          </table:table-cell>
          <table:table-cell office:value-type="float" office:value="0.346803">
            <text:p>0.346803</text:p>
          </table:table-cell>
          <table:table-cell/>
        </table:table-row>
        <table:table-row table:style-name="ro1">
          <table:table-cell/>
          <table:table-cell office:value-type="float" office:value="61.636">
            <text:p>61.636</text:p>
          </table:table-cell>
          <table:table-cell office:value-type="string">
            <text:p>GC</text:p>
          </table:table-cell>
          <table:table-cell office:value-type="string">
            <text:p>741312K</text:p>
          </table:table-cell>
          <table:table-cell office:value-type="float" office:value="0.756028">
            <text:p>0.756028</text:p>
          </table:table-cell>
          <table:table-cell/>
        </table:table-row>
        <table:table-row table:style-name="ro1">
          <table:table-cell/>
          <table:table-cell office:value-type="float" office:value="67.014">
            <text:p>67.014</text:p>
          </table:table-cell>
          <table:table-cell office:value-type="string">
            <text:p>GC</text:p>
          </table:table-cell>
          <table:table-cell office:value-type="string">
            <text:p>713792K</text:p>
          </table:table-cell>
          <table:table-cell office:value-type="float" office:value="0.6626">
            <text:p>0.6626</text:p>
          </table:table-cell>
          <table:table-cell/>
        </table:table-row>
        <table:table-row table:style-name="ro1">
          <table:table-cell/>
          <table:table-cell office:value-type="float" office:value="70.15">
            <text:p>70.15</text:p>
          </table:table-cell>
          <table:table-cell office:value-type="string">
            <text:p>GC</text:p>
          </table:table-cell>
          <table:table-cell office:value-type="string">
            <text:p>727552K</text:p>
          </table:table-cell>
          <table:table-cell office:value-type="float" office:value="0.529854">
            <text:p>0.529854</text:p>
          </table:table-cell>
          <table:table-cell/>
        </table:table-row>
        <table:table-row table:style-name="ro1">
          <table:table-cell/>
          <table:table-cell office:value-type="float" office:value="72.805">
            <text:p>72.805</text:p>
          </table:table-cell>
          <table:table-cell office:value-type="string">
            <text:p>GC</text:p>
          </table:table-cell>
          <table:table-cell office:value-type="string">
            <text:p>724096K</text:p>
          </table:table-cell>
          <table:table-cell office:value-type="float" office:value="0.49223">
            <text:p>0.49223</text:p>
          </table:table-cell>
          <table:table-cell/>
        </table:table-row>
        <table:table-row table:style-name="ro1">
          <table:table-cell/>
          <table:table-cell office:value-type="float" office:value="75.536">
            <text:p>75.536</text:p>
          </table:table-cell>
          <table:table-cell office:value-type="string">
            <text:p>GC</text:p>
          </table:table-cell>
          <table:table-cell office:value-type="string">
            <text:p>713280K</text:p>
          </table:table-cell>
          <table:table-cell office:value-type="float" office:value="0.521423">
            <text:p>0.521423</text:p>
          </table:table-cell>
          <table:table-cell/>
        </table:table-row>
        <table:table-row table:style-name="ro1">
          <table:table-cell/>
          <table:table-cell office:value-type="float" office:value="78.165">
            <text:p>78.165</text:p>
          </table:table-cell>
          <table:table-cell office:value-type="string">
            <text:p>GC</text:p>
          </table:table-cell>
          <table:table-cell office:value-type="string">
            <text:p>712256K</text:p>
          </table:table-cell>
          <table:table-cell office:value-type="float" office:value="0.598184">
            <text:p>0.598184</text:p>
          </table:table-cell>
          <table:table-cell/>
        </table:table-row>
        <table:table-row table:style-name="ro1">
          <table:table-cell/>
          <table:table-cell office:value-type="float" office:value="80.765">
            <text:p>80.765</text:p>
          </table:table-cell>
          <table:table-cell office:value-type="string">
            <text:p>GC</text:p>
          </table:table-cell>
          <table:table-cell office:value-type="string">
            <text:p>708800K</text:p>
          </table:table-cell>
          <table:table-cell office:value-type="float" office:value="0.592178">
            <text:p>0.592178</text:p>
          </table:table-cell>
          <table:table-cell/>
        </table:table-row>
        <table:table-row table:style-name="ro1">
          <table:table-cell/>
          <table:table-cell office:value-type="float" office:value="83.439">
            <text:p>83.439</text:p>
          </table:table-cell>
          <table:table-cell office:value-type="string">
            <text:p>GC</text:p>
          </table:table-cell>
          <table:table-cell office:value-type="string">
            <text:p>697536K</text:p>
          </table:table-cell>
          <table:table-cell office:value-type="float" office:value="0.662884">
            <text:p>0.662884</text:p>
          </table:table-cell>
          <table:table-cell/>
        </table:table-row>
        <table:table-row table:style-name="ro1">
          <table:table-cell/>
          <table:table-cell office:value-type="float" office:value="85.98">
            <text:p>85.98</text:p>
          </table:table-cell>
          <table:table-cell office:value-type="string">
            <text:p>GC</text:p>
          </table:table-cell>
          <table:table-cell office:value-type="string">
            <text:p>693376K</text:p>
          </table:table-cell>
          <table:table-cell office:value-type="float" office:value="0.731156">
            <text:p>0.731156</text:p>
          </table:table-cell>
          <table:table-cell/>
        </table:table-row>
        <table:table-row table:style-name="ro1">
          <table:table-cell/>
          <table:table-cell office:value-type="float" office:value="88.438">
            <text:p>88.438</text:p>
          </table:table-cell>
          <table:table-cell office:value-type="string">
            <text:p>GC</text:p>
          </table:table-cell>
          <table:table-cell office:value-type="string">
            <text:p>687808K</text:p>
          </table:table-cell>
          <table:table-cell office:value-type="float" office:value="0.772133">
            <text:p>0.772133</text:p>
          </table:table-cell>
          <table:table-cell/>
        </table:table-row>
        <table:table-row table:style-name="ro1">
          <table:table-cell/>
          <table:table-cell office:value-type="float" office:value="90.937">
            <text:p>90.937</text:p>
          </table:table-cell>
          <table:table-cell office:value-type="string">
            <text:p>GC</text:p>
          </table:table-cell>
          <table:table-cell office:value-type="string">
            <text:p>660096K</text:p>
          </table:table-cell>
          <table:table-cell office:value-type="float" office:value="0.829795">
            <text:p>0.829795</text:p>
          </table:table-cell>
          <table:table-cell/>
        </table:table-row>
        <table:table-row table:style-name="ro1">
          <table:table-cell/>
          <table:table-cell office:value-type="float" office:value="93.601">
            <text:p>93.601</text:p>
          </table:table-cell>
          <table:table-cell office:value-type="string">
            <text:p>GC</text:p>
          </table:table-cell>
          <table:table-cell office:value-type="string">
            <text:p>691072K</text:p>
          </table:table-cell>
          <table:table-cell office:value-type="float" office:value="0.689559">
            <text:p>0.689559</text:p>
          </table:table-cell>
          <table:table-cell/>
        </table:table-row>
        <table:table-row table:style-name="ro1">
          <table:table-cell/>
          <table:table-cell office:value-type="float" office:value="95.644">
            <text:p>95.644</text:p>
          </table:table-cell>
          <table:table-cell office:value-type="string">
            <text:p>GC</text:p>
          </table:table-cell>
          <table:table-cell office:value-type="string">
            <text:p>649792K</text:p>
          </table:table-cell>
          <table:table-cell office:value-type="float" office:value="0.528356">
            <text:p>0.528356</text:p>
          </table:table-cell>
          <table:table-cell/>
        </table:table-row>
        <table:table-row table:style-name="ro1">
          <table:table-cell/>
          <table:table-cell office:value-type="float" office:value="97.298">
            <text:p>97.298</text:p>
          </table:table-cell>
          <table:table-cell office:value-type="string">
            <text:p>GC</text:p>
          </table:table-cell>
          <table:table-cell office:value-type="string">
            <text:p>692480K</text:p>
          </table:table-cell>
          <table:table-cell office:value-type="float" office:value="0.404856">
            <text:p>0.404856</text:p>
          </table:table-cell>
          <table:table-cell/>
        </table:table-row>
        <table:table-row table:style-name="ro1">
          <table:table-cell/>
          <table:table-cell office:value-type="float" office:value="99.004">
            <text:p>99.004</text:p>
          </table:table-cell>
          <table:table-cell office:value-type="string">
            <text:p>GC</text:p>
          </table:table-cell>
          <table:table-cell office:value-type="string">
            <text:p>688704K</text:p>
          </table:table-cell>
          <table:table-cell office:value-type="float" office:value="0.439993">
            <text:p>0.439993</text:p>
          </table:table-cell>
          <table:table-cell/>
        </table:table-row>
        <table:table-row table:style-name="ro1">
          <table:table-cell/>
          <table:table-cell office:value-type="float" office:value="100.563">
            <text:p>100.563</text:p>
          </table:table-cell>
          <table:table-cell office:value-type="string">
            <text:p>GC</text:p>
          </table:table-cell>
          <table:table-cell office:value-type="string">
            <text:p>693312K</text:p>
          </table:table-cell>
          <table:table-cell office:value-type="float" office:value="0.303238">
            <text:p>0.303238</text:p>
          </table:table-cell>
          <table:table-cell/>
        </table:table-row>
        <table:table-row table:style-name="ro1">
          <table:table-cell/>
          <table:table-cell office:value-type="float" office:value="100.866">
            <text:p>100.866</text:p>
          </table:table-cell>
          <table:table-cell office:value-type="string">
            <text:p>Full</text:p>
          </table:table-cell>
          <table:table-cell office:value-type="string">
            <text:p>794752K</text:p>
          </table:table-cell>
          <table:table-cell office:value-type="float" office:value="6.869815">
            <text:p>6.869815</text:p>
          </table:table-cell>
          <table:table-cell/>
        </table:table-row>
        <table:table-row table:style-name="ro1">
          <table:table-cell/>
          <table:table-cell office:value-type="float" office:value="109.012">
            <text:p>109.012</text:p>
          </table:table-cell>
          <table:table-cell office:value-type="string">
            <text:p>GC</text:p>
          </table:table-cell>
          <table:table-cell office:value-type="string">
            <text:p>793024K</text:p>
          </table:table-cell>
          <table:table-cell office:value-type="float" office:value="0.076909">
            <text:p>0.076909</text:p>
          </table:table-cell>
          <table:table-cell/>
        </table:table-row>
        <table:table-row table:style-name="ro1">
          <table:table-cell/>
          <table:table-cell office:value-type="float" office:value="110.273">
            <text:p>110.273</text:p>
          </table:table-cell>
          <table:table-cell office:value-type="string">
            <text:p>GC</text:p>
          </table:table-cell>
          <table:table-cell office:value-type="string">
            <text:p>799680K</text:p>
          </table:table-cell>
          <table:table-cell office:value-type="float" office:value="0.114741">
            <text:p>0.114741</text:p>
          </table:table-cell>
          <table:table-cell/>
        </table:table-row>
        <table:table-row table:style-name="ro1">
          <table:table-cell/>
          <table:table-cell office:value-type="float" office:value="111.553">
            <text:p>111.553</text:p>
          </table:table-cell>
          <table:table-cell office:value-type="string">
            <text:p>GC</text:p>
          </table:table-cell>
          <table:table-cell office:value-type="string">
            <text:p>731520K</text:p>
          </table:table-cell>
          <table:table-cell office:value-type="float" office:value="0.139117">
            <text:p>0.139117</text:p>
          </table:table-cell>
          <table:table-cell/>
        </table:table-row>
        <table:table-row table:style-name="ro1">
          <table:table-cell/>
          <table:table-cell office:value-type="float" office:value="112.852">
            <text:p>112.852</text:p>
          </table:table-cell>
          <table:table-cell office:value-type="string">
            <text:p>GC</text:p>
          </table:table-cell>
          <table:table-cell office:value-type="string">
            <text:p>802112K</text:p>
          </table:table-cell>
          <table:table-cell office:value-type="float" office:value="0.226884">
            <text:p>0.226884</text:p>
          </table:table-cell>
          <table:table-cell/>
        </table:table-row>
        <table:table-row table:style-name="ro1">
          <table:table-cell/>
          <table:table-cell office:value-type="float" office:value="114.264">
            <text:p>114.264</text:p>
          </table:table-cell>
          <table:table-cell office:value-type="string">
            <text:p>GC</text:p>
          </table:table-cell>
          <table:table-cell office:value-type="string">
            <text:p>746752K</text:p>
          </table:table-cell>
          <table:table-cell office:value-type="float" office:value="0.22238">
            <text:p>0.22238</text:p>
          </table:table-cell>
          <table:table-cell/>
        </table:table-row>
        <table:table-row table:style-name="ro1">
          <table:table-cell/>
          <table:table-cell office:value-type="float" office:value="115.683">
            <text:p>115.683</text:p>
          </table:table-cell>
          <table:table-cell office:value-type="string">
            <text:p>GC</text:p>
          </table:table-cell>
          <table:table-cell office:value-type="string">
            <text:p>801856K</text:p>
          </table:table-cell>
          <table:table-cell office:value-type="float" office:value="0.248648">
            <text:p>0.248648</text:p>
          </table:table-cell>
          <table:table-cell/>
        </table:table-row>
        <table:table-row table:style-name="ro1">
          <table:table-cell/>
          <table:table-cell office:value-type="float" office:value="117.183">
            <text:p>117.183</text:p>
          </table:table-cell>
          <table:table-cell office:value-type="string">
            <text:p>GC</text:p>
          </table:table-cell>
          <table:table-cell office:value-type="string">
            <text:p>797568K</text:p>
          </table:table-cell>
          <table:table-cell office:value-type="float" office:value="0.273801">
            <text:p>0.273801</text:p>
          </table:table-cell>
          <table:table-cell/>
        </table:table-row>
        <table:table-row table:style-name="ro1">
          <table:table-cell/>
          <table:table-cell office:value-type="float" office:value="119.927">
            <text:p>119.927</text:p>
          </table:table-cell>
          <table:table-cell office:value-type="string">
            <text:p>GC</text:p>
          </table:table-cell>
          <table:table-cell office:value-type="string">
            <text:p>805248K</text:p>
          </table:table-cell>
          <table:table-cell office:value-type="float" office:value="0.419854">
            <text:p>0.419854</text:p>
          </table:table-cell>
          <table:table-cell/>
        </table:table-row>
        <table:table-row table:style-name="ro1">
          <table:table-cell/>
          <table:table-cell office:value-type="float" office:value="122.749">
            <text:p>122.749</text:p>
          </table:table-cell>
          <table:table-cell office:value-type="string">
            <text:p>GC</text:p>
          </table:table-cell>
          <table:table-cell office:value-type="string">
            <text:p>805952K</text:p>
          </table:table-cell>
          <table:table-cell office:value-type="float" office:value="0.285995">
            <text:p>0.285995</text:p>
          </table:table-cell>
          <table:table-cell/>
        </table:table-row>
        <table:table-row table:style-name="ro1">
          <table:table-cell/>
          <table:table-cell office:value-type="float" office:value="124.688">
            <text:p>124.688</text:p>
          </table:table-cell>
          <table:table-cell office:value-type="string">
            <text:p>GC</text:p>
          </table:table-cell>
          <table:table-cell office:value-type="string">
            <text:p>812736K</text:p>
          </table:table-cell>
          <table:table-cell office:value-type="float" office:value="0.298591">
            <text:p>0.298591</text:p>
          </table:table-cell>
          <table:table-cell/>
        </table:table-row>
        <table:table-row table:style-name="ro1">
          <table:table-cell/>
          <table:table-cell office:value-type="float" office:value="127.002">
            <text:p>127.002</text:p>
          </table:table-cell>
          <table:table-cell office:value-type="string">
            <text:p>GC</text:p>
          </table:table-cell>
          <table:table-cell office:value-type="string">
            <text:p>786688K</text:p>
          </table:table-cell>
          <table:table-cell office:value-type="float" office:value="0.311787">
            <text:p>0.311787</text:p>
          </table:table-cell>
          <table:table-cell/>
        </table:table-row>
        <table:table-row table:style-name="ro1">
          <table:table-cell/>
          <table:table-cell office:value-type="float" office:value="129.186">
            <text:p>129.186</text:p>
          </table:table-cell>
          <table:table-cell office:value-type="string">
            <text:p>GC</text:p>
          </table:table-cell>
          <table:table-cell office:value-type="string">
            <text:p>813120K</text:p>
          </table:table-cell>
          <table:table-cell office:value-type="float" office:value="0.288557">
            <text:p>0.288557</text:p>
          </table:table-cell>
          <table:table-cell/>
        </table:table-row>
        <table:table-row table:style-name="ro1">
          <table:table-cell/>
          <table:table-cell office:value-type="float" office:value="130.66">
            <text:p>130.66</text:p>
          </table:table-cell>
          <table:table-cell office:value-type="string">
            <text:p>GC</text:p>
          </table:table-cell>
          <table:table-cell office:value-type="string">
            <text:p>787200K</text:p>
          </table:table-cell>
          <table:table-cell office:value-type="float" office:value="0.294209">
            <text:p>0.294209</text:p>
          </table:table-cell>
          <table:table-cell/>
        </table:table-row>
        <table:table-row table:style-name="ro1">
          <table:table-cell/>
          <table:table-cell office:value-type="float" office:value="132.146">
            <text:p>132.146</text:p>
          </table:table-cell>
          <table:table-cell office:value-type="string">
            <text:p>GC</text:p>
          </table:table-cell>
          <table:table-cell office:value-type="string">
            <text:p>813056K</text:p>
          </table:table-cell>
          <table:table-cell office:value-type="float" office:value="0.295436">
            <text:p>0.295436</text:p>
          </table:table-cell>
          <table:table-cell/>
        </table:table-row>
        <table:table-row table:style-name="ro1">
          <table:table-cell/>
          <table:table-cell office:value-type="float" office:value="134.908">
            <text:p>134.908</text:p>
          </table:table-cell>
          <table:table-cell office:value-type="string">
            <text:p>GC</text:p>
          </table:table-cell>
          <table:table-cell office:value-type="string">
            <text:p>812352K</text:p>
          </table:table-cell>
          <table:table-cell office:value-type="float" office:value="0.296833">
            <text:p>0.296833</text:p>
          </table:table-cell>
          <table:table-cell/>
        </table:table-row>
        <table:table-row table:style-name="ro1">
          <table:table-cell/>
          <table:table-cell office:value-type="float" office:value="136.397">
            <text:p>136.397</text:p>
          </table:table-cell>
          <table:table-cell office:value-type="string">
            <text:p>GC</text:p>
          </table:table-cell>
          <table:table-cell office:value-type="string">
            <text:p>810624K</text:p>
          </table:table-cell>
          <table:table-cell office:value-type="float" office:value="0.287875">
            <text:p>0.287875</text:p>
          </table:table-cell>
          <table:table-cell/>
        </table:table-row>
        <table:table-row table:style-name="ro1">
          <table:table-cell/>
          <table:table-cell office:value-type="float" office:value="137.9">
            <text:p>137.9</text:p>
          </table:table-cell>
          <table:table-cell office:value-type="string">
            <text:p>GC</text:p>
          </table:table-cell>
          <table:table-cell office:value-type="string">
            <text:p>811840K</text:p>
          </table:table-cell>
          <table:table-cell office:value-type="float" office:value="0.25862">
            <text:p>0.25862</text:p>
          </table:table-cell>
          <table:table-cell/>
        </table:table-row>
        <table:table-row table:style-name="ro1">
          <table:table-cell/>
          <table:table-cell office:value-type="float" office:value="140.72">
            <text:p>140.72</text:p>
          </table:table-cell>
          <table:table-cell office:value-type="string">
            <text:p>GC</text:p>
          </table:table-cell>
          <table:table-cell office:value-type="string">
            <text:p>816960K</text:p>
          </table:table-cell>
          <table:table-cell office:value-type="float" office:value="0.234106">
            <text:p>0.234106</text:p>
          </table:table-cell>
          <table:table-cell/>
        </table:table-row>
        <table:table-row table:style-name="ro1">
          <table:table-cell/>
          <table:table-cell office:value-type="float" office:value="142.211">
            <text:p>142.211</text:p>
          </table:table-cell>
          <table:table-cell office:value-type="string">
            <text:p>GC</text:p>
          </table:table-cell>
          <table:table-cell office:value-type="string">
            <text:p>817280K</text:p>
          </table:table-cell>
          <table:table-cell office:value-type="float" office:value="0.212647">
            <text:p>0.212647</text:p>
          </table:table-cell>
          <table:table-cell/>
        </table:table-row>
        <table:table-row table:style-name="ro1">
          <table:table-cell/>
          <table:table-cell office:value-type="float" office:value="143.674">
            <text:p>143.674</text:p>
          </table:table-cell>
          <table:table-cell office:value-type="string">
            <text:p>GC</text:p>
          </table:table-cell>
          <table:table-cell office:value-type="string">
            <text:p>819648K</text:p>
          </table:table-cell>
          <table:table-cell office:value-type="float" office:value="0.162669">
            <text:p>0.162669</text:p>
          </table:table-cell>
          <table:table-cell/>
        </table:table-row>
        <table:table-row table:style-name="ro1">
          <table:table-cell/>
          <table:table-cell office:value-type="float" office:value="145.072">
            <text:p>145.072</text:p>
          </table:table-cell>
          <table:table-cell office:value-type="string">
            <text:p>GC</text:p>
          </table:table-cell>
          <table:table-cell office:value-type="string">
            <text:p>769088K</text:p>
          </table:table-cell>
          <table:table-cell office:value-type="float" office:value="0.133613">
            <text:p>0.133613</text:p>
          </table:table-cell>
          <table:table-cell/>
        </table:table-row>
        <table:table-row table:style-name="ro1">
          <table:table-cell/>
          <table:table-cell office:value-type="float" office:value="146.627">
            <text:p>146.627</text:p>
          </table:table-cell>
          <table:table-cell office:value-type="string">
            <text:p>GC</text:p>
          </table:table-cell>
          <table:table-cell office:value-type="string">
            <text:p>817024K</text:p>
          </table:table-cell>
          <table:table-cell office:value-type="float" office:value="0.099391">
            <text:p>0.099391</text:p>
          </table:table-cell>
          <table:table-cell/>
        </table:table-row>
        <table:table-row table:style-name="ro1">
          <table:table-cell/>
          <table:table-cell office:value-type="float" office:value="148.95">
            <text:p>148.95</text:p>
          </table:table-cell>
          <table:table-cell office:value-type="string">
            <text:p>GC</text:p>
          </table:table-cell>
          <table:table-cell office:value-type="string">
            <text:p>752640K</text:p>
          </table:table-cell>
          <table:table-cell office:value-type="float" office:value="0.079511">
            <text:p>0.079511</text:p>
          </table:table-cell>
          <table:table-cell/>
        </table:table-row>
        <table:table-row table:style-name="ro1">
          <table:table-cell/>
          <table:table-cell office:value-type="float" office:value="151.829">
            <text:p>151.829</text:p>
          </table:table-cell>
          <table:table-cell office:value-type="string">
            <text:p>GC</text:p>
          </table:table-cell>
          <table:table-cell office:value-type="string">
            <text:p>815488K</text:p>
          </table:table-cell>
          <table:table-cell office:value-type="float" office:value="0.041819">
            <text:p>0.041819</text:p>
          </table:table-cell>
          <table:table-cell/>
        </table:table-row>
        <table:table-row table:style-name="ro1">
          <table:table-cell/>
          <table:table-cell office:value-type="float" office:value="153.115">
            <text:p>153.115</text:p>
          </table:table-cell>
          <table:table-cell office:value-type="string">
            <text:p>GC</text:p>
          </table:table-cell>
          <table:table-cell office:value-type="string">
            <text:p>816064K</text:p>
          </table:table-cell>
          <table:table-cell office:value-type="float" office:value="0.022134">
            <text:p>0.022134</text:p>
          </table:table-cell>
          <table:table-cell/>
        </table:table-row>
        <table:table-row table:style-name="ro1">
          <table:table-cell/>
          <table:table-cell office:value-type="float" office:value="154.338">
            <text:p>154.338</text:p>
          </table:table-cell>
          <table:table-cell office:value-type="string">
            <text:p>GC</text:p>
          </table:table-cell>
          <table:table-cell office:value-type="string">
            <text:p>814272K</text:p>
          </table:table-cell>
          <table:table-cell office:value-type="float" office:value="0.022356">
            <text:p>0.022356</text:p>
          </table:table-cell>
          <table:table-cell/>
        </table:table-row>
        <table:table-row table:style-name="ro1">
          <table:table-cell/>
          <table:table-cell office:value-type="float" office:value="158.082">
            <text:p>158.082</text:p>
          </table:table-cell>
          <table:table-cell office:value-type="string">
            <text:p>GC</text:p>
          </table:table-cell>
          <table:table-cell office:value-type="string">
            <text:p>757440K</text:p>
          </table:table-cell>
          <table:table-cell office:value-type="float" office:value="0.158537">
            <text:p>0.158537</text:p>
          </table:table-cell>
          <table:table-cell/>
        </table:table-row>
        <table:table-row table:style-name="ro1">
          <table:table-cell/>
          <table:table-cell office:value-type="float" office:value="160.57">
            <text:p>160.57</text:p>
          </table:table-cell>
          <table:table-cell office:value-type="string">
            <text:p>GC</text:p>
          </table:table-cell>
          <table:table-cell office:value-type="string">
            <text:p>819392K</text:p>
          </table:table-cell>
          <table:table-cell office:value-type="float" office:value="0.179983">
            <text:p>0.179983</text:p>
          </table:table-cell>
          <table:table-cell/>
        </table:table-row>
        <table:table-row table:style-name="ro1">
          <table:table-cell/>
          <table:table-cell office:value-type="float" office:value="162.112">
            <text:p>162.112</text:p>
          </table:table-cell>
          <table:table-cell office:value-type="string">
            <text:p>GC</text:p>
          </table:table-cell>
          <table:table-cell office:value-type="string">
            <text:p>815104K</text:p>
          </table:table-cell>
          <table:table-cell office:value-type="float" office:value="0.191733">
            <text:p>0.191733</text:p>
          </table:table-cell>
          <table:table-cell/>
        </table:table-row>
        <table:table-row table:style-name="ro1">
          <table:table-cell/>
          <table:table-cell office:value-type="float" office:value="163.609">
            <text:p>163.609</text:p>
          </table:table-cell>
          <table:table-cell office:value-type="string">
            <text:p>GC</text:p>
          </table:table-cell>
          <table:table-cell office:value-type="string">
            <text:p>817664K</text:p>
          </table:table-cell>
          <table:table-cell office:value-type="float" office:value="0.228653">
            <text:p>0.228653</text:p>
          </table:table-cell>
          <table:table-cell/>
        </table:table-row>
        <table:table-row table:style-name="ro1">
          <table:table-cell/>
          <table:table-cell office:value-type="float" office:value="165.209">
            <text:p>165.209</text:p>
          </table:table-cell>
          <table:table-cell office:value-type="string">
            <text:p>GC</text:p>
          </table:table-cell>
          <table:table-cell office:value-type="string">
            <text:p>817344K</text:p>
          </table:table-cell>
          <table:table-cell office:value-type="float" office:value="0.269529">
            <text:p>0.269529</text:p>
          </table:table-cell>
          <table:table-cell/>
        </table:table-row>
        <table:table-row table:style-name="ro1">
          <table:table-cell/>
          <table:table-cell office:value-type="float" office:value="166.801">
            <text:p>166.801</text:p>
          </table:table-cell>
          <table:table-cell office:value-type="string">
            <text:p>GC</text:p>
          </table:table-cell>
          <table:table-cell office:value-type="string">
            <text:p>819392K</text:p>
          </table:table-cell>
          <table:table-cell office:value-type="float" office:value="0.361298">
            <text:p>0.361298</text:p>
          </table:table-cell>
          <table:table-cell/>
        </table:table-row>
        <table:table-row table:style-name="ro1">
          <table:table-cell/>
          <table:table-cell office:value-type="float" office:value="168.424">
            <text:p>168.424</text:p>
          </table:table-cell>
          <table:table-cell office:value-type="string">
            <text:p>GC</text:p>
          </table:table-cell>
          <table:table-cell office:value-type="string">
            <text:p>806272K</text:p>
          </table:table-cell>
          <table:table-cell office:value-type="float" office:value="0.33266">
            <text:p>0.33266</text:p>
          </table:table-cell>
          <table:table-cell/>
        </table:table-row>
        <table:table-row table:style-name="ro1">
          <table:table-cell/>
          <table:table-cell office:value-type="float" office:value="170.124">
            <text:p>170.124</text:p>
          </table:table-cell>
          <table:table-cell office:value-type="string">
            <text:p>GC</text:p>
          </table:table-cell>
          <table:table-cell office:value-type="string">
            <text:p>807360K</text:p>
          </table:table-cell>
          <table:table-cell office:value-type="float" office:value="0.375578">
            <text:p>0.375578</text:p>
          </table:table-cell>
          <table:table-cell/>
        </table:table-row>
        <table:table-row table:style-name="ro1">
          <table:table-cell/>
          <table:table-cell office:value-type="float" office:value="171.796">
            <text:p>171.796</text:p>
          </table:table-cell>
          <table:table-cell office:value-type="string">
            <text:p>GC</text:p>
          </table:table-cell>
          <table:table-cell office:value-type="string">
            <text:p>797760K</text:p>
          </table:table-cell>
          <table:table-cell office:value-type="float" office:value="0.452092">
            <text:p>0.452092</text:p>
          </table:table-cell>
          <table:table-cell/>
        </table:table-row>
        <table:table-row table:style-name="ro1">
          <table:table-cell/>
          <table:table-cell office:value-type="float" office:value="173.5">
            <text:p>173.5</text:p>
          </table:table-cell>
          <table:table-cell office:value-type="string">
            <text:p>GC</text:p>
          </table:table-cell>
          <table:table-cell office:value-type="string">
            <text:p>793152K</text:p>
          </table:table-cell>
          <table:table-cell office:value-type="float" office:value="0.438722">
            <text:p>0.438722</text:p>
          </table:table-cell>
          <table:table-cell/>
        </table:table-row>
        <table:table-row table:style-name="ro1">
          <table:table-cell/>
          <table:table-cell office:value-type="float" office:value="175.202">
            <text:p>175.202</text:p>
          </table:table-cell>
          <table:table-cell office:value-type="string">
            <text:p>GC</text:p>
          </table:table-cell>
          <table:table-cell office:value-type="string">
            <text:p>782400K</text:p>
          </table:table-cell>
          <table:table-cell office:value-type="float" office:value="0.453774">
            <text:p>0.453774</text:p>
          </table:table-cell>
          <table:table-cell/>
        </table:table-row>
        <table:table-row table:style-name="ro1">
          <table:table-cell/>
          <table:table-cell office:value-type="float" office:value="176.89">
            <text:p>176.89</text:p>
          </table:table-cell>
          <table:table-cell office:value-type="string">
            <text:p>GC</text:p>
          </table:table-cell>
          <table:table-cell office:value-type="string">
            <text:p>778176K</text:p>
          </table:table-cell>
          <table:table-cell office:value-type="float" office:value="0.477487">
            <text:p>0.477487</text:p>
          </table:table-cell>
          <table:table-cell/>
        </table:table-row>
        <table:table-row table:style-name="ro1">
          <table:table-cell/>
          <table:table-cell office:value-type="float" office:value="178.62">
            <text:p>178.62</text:p>
          </table:table-cell>
          <table:table-cell office:value-type="string">
            <text:p>GC</text:p>
          </table:table-cell>
          <table:table-cell office:value-type="string">
            <text:p>762944K</text:p>
          </table:table-cell>
          <table:table-cell office:value-type="float" office:value="0.507337">
            <text:p>0.507337</text:p>
          </table:table-cell>
          <table:table-cell/>
        </table:table-row>
        <table:table-row table:style-name="ro1">
          <table:table-cell/>
          <table:table-cell office:value-type="float" office:value="180.286">
            <text:p>180.286</text:p>
          </table:table-cell>
          <table:table-cell office:value-type="string">
            <text:p>GC</text:p>
          </table:table-cell>
          <table:table-cell office:value-type="string">
            <text:p>770496K</text:p>
          </table:table-cell>
          <table:table-cell office:value-type="float" office:value="0.528247">
            <text:p>0.528247</text:p>
          </table:table-cell>
          <table:table-cell/>
        </table:table-row>
        <table:table-row table:style-name="ro1">
          <table:table-cell/>
          <table:table-cell office:value-type="float" office:value="181.848">
            <text:p>181.848</text:p>
          </table:table-cell>
          <table:table-cell office:value-type="string">
            <text:p>GC</text:p>
          </table:table-cell>
          <table:table-cell office:value-type="string">
            <text:p>774336K</text:p>
          </table:table-cell>
          <table:table-cell office:value-type="float" office:value="0.545681">
            <text:p>0.545681</text:p>
          </table:table-cell>
          <table:table-cell/>
        </table:table-row>
        <table:table-row table:style-name="ro1">
          <table:table-cell/>
          <table:table-cell office:value-type="float" office:value="183.386">
            <text:p>183.386</text:p>
          </table:table-cell>
          <table:table-cell office:value-type="string">
            <text:p>GC</text:p>
          </table:table-cell>
          <table:table-cell office:value-type="string">
            <text:p>766272K</text:p>
          </table:table-cell>
          <table:table-cell office:value-type="float" office:value="0.44888">
            <text:p>0.44888</text:p>
          </table:table-cell>
          <table:table-cell/>
        </table:table-row>
        <table:table-row table:style-name="ro1">
          <table:table-cell/>
          <table:table-cell office:value-type="float" office:value="184.834">
            <text:p>184.834</text:p>
          </table:table-cell>
          <table:table-cell office:value-type="string">
            <text:p>GC</text:p>
          </table:table-cell>
          <table:table-cell office:value-type="string">
            <text:p>770688K</text:p>
          </table:table-cell>
          <table:table-cell office:value-type="float" office:value="0.457805">
            <text:p>0.457805</text:p>
          </table:table-cell>
          <table:table-cell/>
        </table:table-row>
        <table:table-row table:style-name="ro1">
          <table:table-cell/>
          <table:table-cell office:value-type="float" office:value="186.49">
            <text:p>186.49</text:p>
          </table:table-cell>
          <table:table-cell office:value-type="string">
            <text:p>GC</text:p>
          </table:table-cell>
          <table:table-cell office:value-type="string">
            <text:p>772352K</text:p>
          </table:table-cell>
          <table:table-cell office:value-type="float" office:value="0.366169">
            <text:p>0.366169</text:p>
          </table:table-cell>
          <table:table-cell/>
        </table:table-row>
        <table:table-row table:style-name="ro1">
          <table:table-cell/>
          <table:table-cell office:value-type="float" office:value="187.905">
            <text:p>187.905</text:p>
          </table:table-cell>
          <table:table-cell office:value-type="string">
            <text:p>GC</text:p>
          </table:table-cell>
          <table:table-cell office:value-type="string">
            <text:p>775040K</text:p>
          </table:table-cell>
          <table:table-cell office:value-type="float" office:value="0.347627">
            <text:p>0.347627</text:p>
          </table:table-cell>
          <table:table-cell/>
        </table:table-row>
        <table:table-row table:style-name="ro1">
          <table:table-cell/>
          <table:table-cell office:value-type="float" office:value="188.255">
            <text:p>188.255</text:p>
          </table:table-cell>
          <table:table-cell office:value-type="string">
            <text:p>Full</text:p>
          </table:table-cell>
          <table:table-cell office:value-type="string">
            <text:p>845504K</text:p>
          </table:table-cell>
          <table:table-cell office:value-type="float" office:value="6.474445">
            <text:p>6.474445</text:p>
          </table:table-cell>
          <table:table-cell/>
        </table:table-row>
        <table:table-row table:style-name="ro1">
          <table:table-cell/>
          <table:table-cell office:value-type="float" office:value="195.945">
            <text:p>195.945</text:p>
          </table:table-cell>
          <table:table-cell office:value-type="string">
            <text:p>GC</text:p>
          </table:table-cell>
          <table:table-cell office:value-type="string">
            <text:p>856256K</text:p>
          </table:table-cell>
          <table:table-cell office:value-type="float" office:value="0.073795">
            <text:p>0.073795</text:p>
          </table:table-cell>
          <table:table-cell/>
        </table:table-row>
        <table:table-row table:style-name="ro1">
          <table:table-cell/>
          <table:table-cell office:value-type="float" office:value="197.172">
            <text:p>197.172</text:p>
          </table:table-cell>
          <table:table-cell office:value-type="string">
            <text:p>GC</text:p>
          </table:table-cell>
          <table:table-cell office:value-type="string">
            <text:p>858496K</text:p>
          </table:table-cell>
          <table:table-cell office:value-type="float" office:value="0.115286">
            <text:p>0.115286</text:p>
          </table:table-cell>
          <table:table-cell/>
        </table:table-row>
        <table:table-row table:style-name="ro1">
          <table:table-cell/>
          <table:table-cell office:value-type="float" office:value="198.427">
            <text:p>198.427</text:p>
          </table:table-cell>
          <table:table-cell office:value-type="string">
            <text:p>GC</text:p>
          </table:table-cell>
          <table:table-cell office:value-type="string">
            <text:p>853760K</text:p>
          </table:table-cell>
          <table:table-cell office:value-type="float" office:value="0.1698">
            <text:p>0.1698</text:p>
          </table:table-cell>
          <table:table-cell/>
        </table:table-row>
        <table:table-row table:style-name="ro1">
          <table:table-cell/>
          <table:table-cell office:value-type="float" office:value="199.73">
            <text:p>199.73</text:p>
          </table:table-cell>
          <table:table-cell office:value-type="string">
            <text:p>GC</text:p>
          </table:table-cell>
          <table:table-cell office:value-type="string">
            <text:p>856128K</text:p>
          </table:table-cell>
          <table:table-cell office:value-type="float" office:value="0.202615">
            <text:p>0.202615</text:p>
          </table:table-cell>
          <table:table-cell/>
        </table:table-row>
        <table:table-row table:style-name="ro1">
          <table:table-cell/>
          <table:table-cell office:value-type="float" office:value="201.118">
            <text:p>201.118</text:p>
          </table:table-cell>
          <table:table-cell office:value-type="string">
            <text:p>GC</text:p>
          </table:table-cell>
          <table:table-cell office:value-type="string">
            <text:p>857280K</text:p>
          </table:table-cell>
          <table:table-cell office:value-type="float" office:value="0.236148">
            <text:p>0.236148</text:p>
          </table:table-cell>
          <table:table-cell/>
        </table:table-row>
        <table:table-row table:style-name="ro1">
          <table:table-cell/>
          <table:table-cell office:value-type="float" office:value="202.533">
            <text:p>202.533</text:p>
          </table:table-cell>
          <table:table-cell office:value-type="string">
            <text:p>GC</text:p>
          </table:table-cell>
          <table:table-cell office:value-type="string">
            <text:p>857920K</text:p>
          </table:table-cell>
          <table:table-cell office:value-type="float" office:value="0.291402">
            <text:p>0.291402</text:p>
          </table:table-cell>
          <table:table-cell/>
        </table:table-row>
        <table:table-row table:style-name="ro1">
          <table:table-cell/>
          <table:table-cell office:value-type="float" office:value="204.316">
            <text:p>204.316</text:p>
          </table:table-cell>
          <table:table-cell office:value-type="string">
            <text:p>GC</text:p>
          </table:table-cell>
          <table:table-cell office:value-type="string">
            <text:p>867904K</text:p>
          </table:table-cell>
          <table:table-cell office:value-type="float" office:value="0.289362">
            <text:p>0.289362</text:p>
          </table:table-cell>
          <table:table-cell/>
        </table:table-row>
        <table:table-row table:style-name="ro1">
          <table:table-cell/>
          <table:table-cell office:value-type="float" office:value="205.701">
            <text:p>205.701</text:p>
          </table:table-cell>
          <table:table-cell office:value-type="string">
            <text:p>GC</text:p>
          </table:table-cell>
          <table:table-cell office:value-type="string">
            <text:p>827712K</text:p>
          </table:table-cell>
          <table:table-cell office:value-type="float" office:value="0.24817">
            <text:p>0.24817</text:p>
          </table:table-cell>
          <table:table-cell/>
        </table:table-row>
        <table:table-row table:style-name="ro1">
          <table:table-cell/>
          <table:table-cell office:value-type="float" office:value="207.055">
            <text:p>207.055</text:p>
          </table:table-cell>
          <table:table-cell office:value-type="string">
            <text:p>GC</text:p>
          </table:table-cell>
          <table:table-cell office:value-type="string">
            <text:p>869632K</text:p>
          </table:table-cell>
          <table:table-cell office:value-type="float" office:value="0.220609">
            <text:p>0.220609</text:p>
          </table:table-cell>
          <table:table-cell/>
        </table:table-row>
        <table:table-row table:style-name="ro1">
          <table:table-cell/>
          <table:table-cell office:value-type="float" office:value="208.388">
            <text:p>208.388</text:p>
          </table:table-cell>
          <table:table-cell office:value-type="string">
            <text:p>GC</text:p>
          </table:table-cell>
          <table:table-cell office:value-type="string">
            <text:p>866624K</text:p>
          </table:table-cell>
          <table:table-cell office:value-type="float" office:value="0.175897">
            <text:p>0.175897</text:p>
          </table:table-cell>
          <table:table-cell/>
        </table:table-row>
        <table:table-row table:style-name="ro1">
          <table:table-cell/>
          <table:table-cell office:value-type="float" office:value="210.146">
            <text:p>210.146</text:p>
          </table:table-cell>
          <table:table-cell office:value-type="string">
            <text:p>GC</text:p>
          </table:table-cell>
          <table:table-cell office:value-type="string">
            <text:p>870848K</text:p>
          </table:table-cell>
          <table:table-cell office:value-type="float" office:value="0.135357">
            <text:p>0.135357</text:p>
          </table:table-cell>
          <table:table-cell/>
        </table:table-row>
        <table:table-row table:style-name="ro1">
          <table:table-cell/>
          <table:table-cell office:value-type="float" office:value="211.405">
            <text:p>211.405</text:p>
          </table:table-cell>
          <table:table-cell office:value-type="string">
            <text:p>GC</text:p>
          </table:table-cell>
          <table:table-cell office:value-type="string">
            <text:p>871168K</text:p>
          </table:table-cell>
          <table:table-cell office:value-type="float" office:value="0.087794">
            <text:p>0.087794</text:p>
          </table:table-cell>
          <table:table-cell/>
        </table:table-row>
        <table:table-row table:style-name="ro1">
          <table:table-cell/>
          <table:table-cell office:value-type="float" office:value="212.641">
            <text:p>212.641</text:p>
          </table:table-cell>
          <table:table-cell office:value-type="string">
            <text:p>GC</text:p>
          </table:table-cell>
          <table:table-cell office:value-type="string">
            <text:p>873792K</text:p>
          </table:table-cell>
          <table:table-cell office:value-type="float" office:value="0.086095">
            <text:p>0.086095</text:p>
          </table:table-cell>
          <table:table-cell/>
        </table:table-row>
        <table:table-row table:style-name="ro1">
          <table:table-cell/>
          <table:table-cell office:value-type="float" office:value="213.888">
            <text:p>213.888</text:p>
          </table:table-cell>
          <table:table-cell office:value-type="string">
            <text:p>GC</text:p>
          </table:table-cell>
          <table:table-cell office:value-type="string">
            <text:p>874688K</text:p>
          </table:table-cell>
          <table:table-cell office:value-type="float" office:value="0.091518">
            <text:p>0.091518</text:p>
          </table:table-cell>
          <table:table-cell/>
        </table:table-row>
        <table:table-row table:style-name="ro1">
          <table:table-cell/>
          <table:table-cell office:value-type="float" office:value="215.115">
            <text:p>215.115</text:p>
          </table:table-cell>
          <table:table-cell office:value-type="string">
            <text:p>GC</text:p>
          </table:table-cell>
          <table:table-cell office:value-type="string">
            <text:p>873984K</text:p>
          </table:table-cell>
          <table:table-cell office:value-type="float" office:value="0.096834">
            <text:p>0.096834</text:p>
          </table:table-cell>
          <table:table-cell/>
        </table:table-row>
        <table:table-row table:style-name="ro1">
          <table:table-cell/>
          <table:table-cell office:value-type="float" office:value="216.619">
            <text:p>216.619</text:p>
          </table:table-cell>
          <table:table-cell office:value-type="string">
            <text:p>GC</text:p>
          </table:table-cell>
          <table:table-cell office:value-type="string">
            <text:p>875200K</text:p>
          </table:table-cell>
          <table:table-cell office:value-type="float" office:value="0.089696">
            <text:p>0.089696</text:p>
          </table:table-cell>
          <table:table-cell/>
        </table:table-row>
        <table:table-row table:style-name="ro1">
          <table:table-cell/>
          <table:table-cell office:value-type="float" office:value="218.724">
            <text:p>218.724</text:p>
          </table:table-cell>
          <table:table-cell office:value-type="string">
            <text:p>GC</text:p>
          </table:table-cell>
          <table:table-cell office:value-type="string">
            <text:p>876416K</text:p>
          </table:table-cell>
          <table:table-cell office:value-type="float" office:value="0.133474">
            <text:p>0.133474</text:p>
          </table:table-cell>
          <table:table-cell/>
        </table:table-row>
        <table:table-row table:style-name="ro1">
          <table:table-cell/>
          <table:table-cell office:value-type="float" office:value="221.381">
            <text:p>221.381</text:p>
          </table:table-cell>
          <table:table-cell office:value-type="string">
            <text:p>GC</text:p>
          </table:table-cell>
          <table:table-cell office:value-type="string">
            <text:p>877888K</text:p>
          </table:table-cell>
          <table:table-cell office:value-type="float" office:value="0.186044">
            <text:p>0.186044</text:p>
          </table:table-cell>
          <table:table-cell/>
        </table:table-row>
        <table:table-row table:style-name="ro1">
          <table:table-cell/>
          <table:table-cell office:value-type="float" office:value="222.835">
            <text:p>222.835</text:p>
          </table:table-cell>
          <table:table-cell office:value-type="string">
            <text:p>GC</text:p>
          </table:table-cell>
          <table:table-cell office:value-type="string">
            <text:p>879680K</text:p>
          </table:table-cell>
          <table:table-cell office:value-type="float" office:value="0.239176">
            <text:p>0.239176</text:p>
          </table:table-cell>
          <table:table-cell/>
        </table:table-row>
        <table:table-row table:style-name="ro1">
          <table:table-cell/>
          <table:table-cell office:value-type="float" office:value="224.35">
            <text:p>224.35</text:p>
          </table:table-cell>
          <table:table-cell office:value-type="string">
            <text:p>GC</text:p>
          </table:table-cell>
          <table:table-cell office:value-type="string">
            <text:p>881088K</text:p>
          </table:table-cell>
          <table:table-cell office:value-type="float" office:value="0.240833">
            <text:p>0.240833</text:p>
          </table:table-cell>
          <table:table-cell/>
        </table:table-row>
        <table:table-row table:style-name="ro1">
          <table:table-cell/>
          <table:table-cell office:value-type="float" office:value="225.938">
            <text:p>225.938</text:p>
          </table:table-cell>
          <table:table-cell office:value-type="string">
            <text:p>GC</text:p>
          </table:table-cell>
          <table:table-cell office:value-type="string">
            <text:p>886080K</text:p>
          </table:table-cell>
          <table:table-cell office:value-type="float" office:value="0.277519">
            <text:p>0.277519</text:p>
          </table:table-cell>
          <table:table-cell/>
        </table:table-row>
        <table:table-row table:style-name="ro1">
          <table:table-cell/>
          <table:table-cell office:value-type="float" office:value="227.528">
            <text:p>227.528</text:p>
          </table:table-cell>
          <table:table-cell office:value-type="string">
            <text:p>GC</text:p>
          </table:table-cell>
          <table:table-cell office:value-type="string">
            <text:p>889152K</text:p>
          </table:table-cell>
          <table:table-cell office:value-type="float" office:value="0.285565">
            <text:p>0.285565</text:p>
          </table:table-cell>
          <table:table-cell/>
        </table:table-row>
        <table:table-row table:style-name="ro1">
          <table:table-cell/>
          <table:table-cell office:value-type="float" office:value="229.139">
            <text:p>229.139</text:p>
          </table:table-cell>
          <table:table-cell office:value-type="string">
            <text:p>GC</text:p>
          </table:table-cell>
          <table:table-cell office:value-type="string">
            <text:p>895872K</text:p>
          </table:table-cell>
          <table:table-cell office:value-type="float" office:value="0.301976">
            <text:p>0.301976</text:p>
          </table:table-cell>
          <table:table-cell/>
        </table:table-row>
        <table:table-row table:style-name="ro1">
          <table:table-cell/>
          <table:table-cell office:value-type="float" office:value="230.734">
            <text:p>230.734</text:p>
          </table:table-cell>
          <table:table-cell office:value-type="string">
            <text:p>GC</text:p>
          </table:table-cell>
          <table:table-cell office:value-type="string">
            <text:p>880960K</text:p>
          </table:table-cell>
          <table:table-cell office:value-type="float" office:value="0.354921">
            <text:p>0.354921</text:p>
          </table:table-cell>
          <table:table-cell/>
        </table:table-row>
        <table:table-row table:style-name="ro1">
          <table:table-cell/>
          <table:table-cell office:value-type="float" office:value="232.481">
            <text:p>232.481</text:p>
          </table:table-cell>
          <table:table-cell office:value-type="string">
            <text:p>GC</text:p>
          </table:table-cell>
          <table:table-cell office:value-type="string">
            <text:p>887808K</text:p>
          </table:table-cell>
          <table:table-cell office:value-type="float" office:value="0.367953">
            <text:p>0.367953</text:p>
          </table:table-cell>
          <table:table-cell/>
        </table:table-row>
        <table:table-row table:style-name="ro1">
          <table:table-cell/>
          <table:table-cell office:value-type="float" office:value="234.192">
            <text:p>234.192</text:p>
          </table:table-cell>
          <table:table-cell office:value-type="string">
            <text:p>GC</text:p>
          </table:table-cell>
          <table:table-cell office:value-type="string">
            <text:p>881088K</text:p>
          </table:table-cell>
          <table:table-cell office:value-type="float" office:value="0.391649">
            <text:p>0.391649</text:p>
          </table:table-cell>
          <table:table-cell/>
        </table:table-row>
        <table:table-row table:style-name="ro1">
          <table:table-cell/>
          <table:table-cell office:value-type="float" office:value="235.983">
            <text:p>235.983</text:p>
          </table:table-cell>
          <table:table-cell office:value-type="string">
            <text:p>GC</text:p>
          </table:table-cell>
          <table:table-cell office:value-type="string">
            <text:p>874816K</text:p>
          </table:table-cell>
          <table:table-cell office:value-type="float" office:value="0.422747">
            <text:p>0.422747</text:p>
          </table:table-cell>
          <table:table-cell/>
        </table:table-row>
        <table:table-row table:style-name="ro1">
          <table:table-cell/>
          <table:table-cell office:value-type="float" office:value="237.623">
            <text:p>237.623</text:p>
          </table:table-cell>
          <table:table-cell office:value-type="string">
            <text:p>GC</text:p>
          </table:table-cell>
          <table:table-cell office:value-type="string">
            <text:p>869952K</text:p>
          </table:table-cell>
          <table:table-cell office:value-type="float" office:value="0.463538">
            <text:p>0.463538</text:p>
          </table:table-cell>
          <table:table-cell/>
        </table:table-row>
        <table:table-row table:style-name="ro1">
          <table:table-cell/>
          <table:table-cell office:value-type="float" office:value="239.372">
            <text:p>239.372</text:p>
          </table:table-cell>
          <table:table-cell office:value-type="string">
            <text:p>GC</text:p>
          </table:table-cell>
          <table:table-cell office:value-type="string">
            <text:p>860352K</text:p>
          </table:table-cell>
          <table:table-cell office:value-type="float" office:value="0.488294">
            <text:p>0.488294</text:p>
          </table:table-cell>
          <table:table-cell/>
        </table:table-row>
        <table:table-row table:style-name="ro1">
          <table:table-cell/>
          <table:table-cell office:value-type="float" office:value="241.068">
            <text:p>241.068</text:p>
          </table:table-cell>
          <table:table-cell office:value-type="string">
            <text:p>GC</text:p>
          </table:table-cell>
          <table:table-cell office:value-type="string">
            <text:p>839744K</text:p>
          </table:table-cell>
          <table:table-cell office:value-type="float" office:value="0.514615">
            <text:p>0.514615</text:p>
          </table:table-cell>
          <table:table-cell/>
        </table:table-row>
        <table:table-row table:style-name="ro1">
          <table:table-cell/>
          <table:table-cell office:value-type="float" office:value="242.711">
            <text:p>242.711</text:p>
          </table:table-cell>
          <table:table-cell office:value-type="string">
            <text:p>GC</text:p>
          </table:table-cell>
          <table:table-cell office:value-type="string">
            <text:p>865536K</text:p>
          </table:table-cell>
          <table:table-cell office:value-type="float" office:value="0.45791">
            <text:p>0.45791</text:p>
          </table:table-cell>
          <table:table-cell/>
        </table:table-row>
        <table:table-row table:style-name="ro1">
          <table:table-cell/>
          <table:table-cell office:value-type="float" office:value="244.378">
            <text:p>244.378</text:p>
          </table:table-cell>
          <table:table-cell office:value-type="string">
            <text:p>GC</text:p>
          </table:table-cell>
          <table:table-cell office:value-type="string">
            <text:p>823168K</text:p>
          </table:table-cell>
          <table:table-cell office:value-type="float" office:value="0.425386">
            <text:p>0.425386</text:p>
          </table:table-cell>
          <table:table-cell/>
        </table:table-row>
        <table:table-row table:style-name="ro1">
          <table:table-cell/>
          <table:table-cell office:value-type="float" office:value="245.985">
            <text:p>245.985</text:p>
          </table:table-cell>
          <table:table-cell office:value-type="string">
            <text:p>GC</text:p>
          </table:table-cell>
          <table:table-cell office:value-type="string">
            <text:p>865152K</text:p>
          </table:table-cell>
          <table:table-cell office:value-type="float" office:value="0.387683">
            <text:p>0.387683</text:p>
          </table:table-cell>
          <table:table-cell/>
        </table:table-row>
        <table:table-row table:style-name="ro1">
          <table:table-cell/>
          <table:table-cell office:value-type="float" office:value="247.499">
            <text:p>247.499</text:p>
          </table:table-cell>
          <table:table-cell office:value-type="string">
            <text:p>GC</text:p>
          </table:table-cell>
          <table:table-cell office:value-type="string">
            <text:p>861632K</text:p>
          </table:table-cell>
          <table:table-cell office:value-type="float" office:value="0.356071">
            <text:p>0.356071</text:p>
          </table:table-cell>
          <table:table-cell/>
        </table:table-row>
        <table:table-row table:style-name="ro1">
          <table:table-cell/>
          <table:table-cell office:value-type="float" office:value="249.088">
            <text:p>249.088</text:p>
          </table:table-cell>
          <table:table-cell office:value-type="string">
            <text:p>GC</text:p>
          </table:table-cell>
          <table:table-cell office:value-type="string">
            <text:p>867840K</text:p>
          </table:table-cell>
          <table:table-cell office:value-type="float" office:value="0.318091">
            <text:p>0.318091</text:p>
          </table:table-cell>
          <table:table-cell/>
        </table:table-row>
        <table:table-row table:style-name="ro1">
          <table:table-cell/>
          <table:table-cell office:value-type="float" office:value="249.406">
            <text:p>249.406</text:p>
          </table:table-cell>
          <table:table-cell office:value-type="string">
            <text:p>Full</text:p>
          </table:table-cell>
          <table:table-cell office:value-type="string">
            <text:p>926976K</text:p>
          </table:table-cell>
          <table:table-cell office:value-type="float" office:value="10.948648">
            <text:p>10.948648</text:p>
          </table:table-cell>
          <table:table-cell/>
        </table:table-row>
        <table:table-row table:style-name="ro1">
          <table:table-cell/>
          <table:table-cell office:value-type="float" office:value="261.679">
            <text:p>261.679</text:p>
          </table:table-cell>
          <table:table-cell office:value-type="string">
            <text:p>GC</text:p>
          </table:table-cell>
          <table:table-cell office:value-type="string">
            <text:p>925696K</text:p>
          </table:table-cell>
          <table:table-cell office:value-type="float" office:value="0.100609">
            <text:p>0.100609</text:p>
          </table:table-cell>
          <table:table-cell/>
        </table:table-row>
        <table:table-row table:style-name="ro1">
          <table:table-cell/>
          <table:table-cell office:value-type="float" office:value="263.009">
            <text:p>263.009</text:p>
          </table:table-cell>
          <table:table-cell office:value-type="string">
            <text:p>GC</text:p>
          </table:table-cell>
          <table:table-cell office:value-type="string">
            <text:p>931776K</text:p>
          </table:table-cell>
          <table:table-cell office:value-type="float" office:value="0.12839">
            <text:p>0.12839</text:p>
          </table:table-cell>
          <table:table-cell/>
        </table:table-row>
        <table:table-row table:style-name="ro1">
          <table:table-cell/>
          <table:table-cell office:value-type="float" office:value="264.336">
            <text:p>264.336</text:p>
          </table:table-cell>
          <table:table-cell office:value-type="string">
            <text:p>GC</text:p>
          </table:table-cell>
          <table:table-cell office:value-type="string">
            <text:p>865792K</text:p>
          </table:table-cell>
          <table:table-cell office:value-type="float" office:value="0.156888">
            <text:p>0.156888</text:p>
          </table:table-cell>
          <table:table-cell/>
        </table:table-row>
        <table:table-row table:style-name="ro1">
          <table:table-cell/>
          <table:table-cell office:value-type="float" office:value="265.729">
            <text:p>265.729</text:p>
          </table:table-cell>
          <table:table-cell office:value-type="string">
            <text:p>GC</text:p>
          </table:table-cell>
          <table:table-cell office:value-type="string">
            <text:p>933824K</text:p>
          </table:table-cell>
          <table:table-cell office:value-type="float" office:value="0.180671">
            <text:p>0.180671</text:p>
          </table:table-cell>
          <table:table-cell/>
        </table:table-row>
        <table:table-row table:style-name="ro1">
          <table:table-cell/>
          <table:table-cell office:value-type="float" office:value="267.713">
            <text:p>267.713</text:p>
          </table:table-cell>
          <table:table-cell office:value-type="string">
            <text:p>GC</text:p>
          </table:table-cell>
          <table:table-cell office:value-type="string">
            <text:p>880128K</text:p>
          </table:table-cell>
          <table:table-cell office:value-type="float" office:value="0.309254">
            <text:p>0.309254</text:p>
          </table:table-cell>
          <table:table-cell/>
        </table:table-row>
        <table:table-row table:style-name="ro1">
          <table:table-cell/>
          <table:table-cell office:value-type="float" office:value="269.216">
            <text:p>269.216</text:p>
          </table:table-cell>
          <table:table-cell office:value-type="string">
            <text:p>GC</text:p>
          </table:table-cell>
          <table:table-cell office:value-type="string">
            <text:p>933440K</text:p>
          </table:table-cell>
          <table:table-cell office:value-type="float" office:value="0.201457">
            <text:p>0.201457</text:p>
          </table:table-cell>
          <table:table-cell/>
        </table:table-row>
        <table:table-row table:style-name="ro1">
          <table:table-cell/>
          <table:table-cell office:value-type="float" office:value="270.985">
            <text:p>270.985</text:p>
          </table:table-cell>
          <table:table-cell office:value-type="string">
            <text:p>GC</text:p>
          </table:table-cell>
          <table:table-cell office:value-type="string">
            <text:p>929728K</text:p>
          </table:table-cell>
          <table:table-cell office:value-type="float" office:value="0.201178">
            <text:p>0.201178</text:p>
          </table:table-cell>
          <table:table-cell/>
        </table:table-row>
        <table:table-row table:style-name="ro1">
          <table:table-cell/>
          <table:table-cell office:value-type="float" office:value="272.735">
            <text:p>272.735</text:p>
          </table:table-cell>
          <table:table-cell office:value-type="string">
            <text:p>GC</text:p>
          </table:table-cell>
          <table:table-cell office:value-type="string">
            <text:p>939456K</text:p>
          </table:table-cell>
          <table:table-cell office:value-type="float" office:value="0.200388">
            <text:p>0.200388</text:p>
          </table:table-cell>
          <table:table-cell/>
        </table:table-row>
        <table:table-row table:style-name="ro1">
          <table:table-cell/>
          <table:table-cell office:value-type="float" office:value="274.129">
            <text:p>274.129</text:p>
          </table:table-cell>
          <table:table-cell office:value-type="string">
            <text:p>GC</text:p>
          </table:table-cell>
          <table:table-cell office:value-type="string">
            <text:p>936320K</text:p>
          </table:table-cell>
          <table:table-cell office:value-type="float" office:value="0.195658">
            <text:p>0.195658</text:p>
          </table:table-cell>
          <table:table-cell/>
        </table:table-row>
        <table:table-row table:style-name="ro1">
          <table:table-cell/>
          <table:table-cell office:value-type="float" office:value="275.52">
            <text:p>275.52</text:p>
          </table:table-cell>
          <table:table-cell office:value-type="string">
            <text:p>GC</text:p>
          </table:table-cell>
          <table:table-cell office:value-type="string">
            <text:p>946560K</text:p>
          </table:table-cell>
          <table:table-cell office:value-type="float" office:value="0.213406">
            <text:p>0.213406</text:p>
          </table:table-cell>
          <table:table-cell/>
        </table:table-row>
        <table:table-row table:style-name="ro1">
          <table:table-cell/>
          <table:table-cell office:value-type="float" office:value="276.962">
            <text:p>276.962</text:p>
          </table:table-cell>
          <table:table-cell office:value-type="string">
            <text:p>GC</text:p>
          </table:table-cell>
          <table:table-cell office:value-type="string">
            <text:p>943872K</text:p>
          </table:table-cell>
          <table:table-cell office:value-type="float" office:value="0.195406">
            <text:p>0.195406</text:p>
          </table:table-cell>
          <table:table-cell/>
        </table:table-row>
        <table:table-row table:style-name="ro1">
          <table:table-cell/>
          <table:table-cell office:value-type="float" office:value="278.472">
            <text:p>278.472</text:p>
          </table:table-cell>
          <table:table-cell office:value-type="string">
            <text:p>GC</text:p>
          </table:table-cell>
          <table:table-cell office:value-type="string">
            <text:p>952640K</text:p>
          </table:table-cell>
          <table:table-cell office:value-type="float" office:value="0.229465">
            <text:p>0.229465</text:p>
          </table:table-cell>
          <table:table-cell/>
        </table:table-row>
        <table:table-row table:style-name="ro1">
          <table:table-cell/>
          <table:table-cell office:value-type="float" office:value="279.961">
            <text:p>279.961</text:p>
          </table:table-cell>
          <table:table-cell office:value-type="string">
            <text:p>GC</text:p>
          </table:table-cell>
          <table:table-cell office:value-type="string">
            <text:p>950400K</text:p>
          </table:table-cell>
          <table:table-cell office:value-type="float" office:value="0.193486">
            <text:p>0.193486</text:p>
          </table:table-cell>
          <table:table-cell/>
        </table:table-row>
        <table:table-row table:style-name="ro1">
          <table:table-cell/>
          <table:table-cell office:value-type="float" office:value="281.478">
            <text:p>281.478</text:p>
          </table:table-cell>
          <table:table-cell office:value-type="string">
            <text:p>GC</text:p>
          </table:table-cell>
          <table:table-cell office:value-type="string">
            <text:p>957824K</text:p>
          </table:table-cell>
          <table:table-cell office:value-type="float" office:value="0.221831">
            <text:p>0.221831</text:p>
          </table:table-cell>
          <table:table-cell/>
        </table:table-row>
        <table:table-row table:style-name="ro1">
          <table:table-cell/>
          <table:table-cell office:value-type="float" office:value="282.994">
            <text:p>282.994</text:p>
          </table:table-cell>
          <table:table-cell office:value-type="string">
            <text:p>GC</text:p>
          </table:table-cell>
          <table:table-cell office:value-type="string">
            <text:p>955904K</text:p>
          </table:table-cell>
          <table:table-cell office:value-type="float" office:value="0.19199">
            <text:p>0.19199</text:p>
          </table:table-cell>
          <table:table-cell/>
        </table:table-row>
        <table:table-row table:style-name="ro1">
          <table:table-cell/>
          <table:table-cell office:value-type="float" office:value="284.722">
            <text:p>284.722</text:p>
          </table:table-cell>
          <table:table-cell office:value-type="string">
            <text:p>GC</text:p>
          </table:table-cell>
          <table:table-cell office:value-type="string">
            <text:p>961472K</text:p>
          </table:table-cell>
          <table:table-cell office:value-type="float" office:value="0.199308">
            <text:p>0.199308</text:p>
          </table:table-cell>
          <table:table-cell/>
        </table:table-row>
        <table:table-row table:style-name="ro1">
          <table:table-cell/>
          <table:table-cell office:value-type="float" office:value="286.377">
            <text:p>286.377</text:p>
          </table:table-cell>
          <table:table-cell office:value-type="string">
            <text:p>GC</text:p>
          </table:table-cell>
          <table:table-cell office:value-type="string">
            <text:p>960704K</text:p>
          </table:table-cell>
          <table:table-cell office:value-type="float" office:value="0.165688">
            <text:p>0.165688</text:p>
          </table:table-cell>
          <table:table-cell/>
        </table:table-row>
        <table:table-row table:style-name="ro1">
          <table:table-cell/>
          <table:table-cell office:value-type="float" office:value="289.196">
            <text:p>289.196</text:p>
          </table:table-cell>
          <table:table-cell office:value-type="string">
            <text:p>GC</text:p>
          </table:table-cell>
          <table:table-cell office:value-type="string">
            <text:p>965632K</text:p>
          </table:table-cell>
          <table:table-cell office:value-type="float" office:value="0.149401">
            <text:p>0.149401</text:p>
          </table:table-cell>
          <table:table-cell/>
        </table:table-row>
        <table:table-row table:style-name="ro1">
          <table:table-cell/>
          <table:table-cell office:value-type="float" office:value="291.176">
            <text:p>291.176</text:p>
          </table:table-cell>
          <table:table-cell office:value-type="string">
            <text:p>GC</text:p>
          </table:table-cell>
          <table:table-cell office:value-type="string">
            <text:p>926336K</text:p>
          </table:table-cell>
          <table:table-cell office:value-type="float" office:value="0.109962">
            <text:p>0.109962</text:p>
          </table:table-cell>
          <table:table-cell/>
        </table:table-row>
        <table:table-row table:style-name="ro1">
          <table:table-cell/>
          <table:table-cell office:value-type="float" office:value="292.779">
            <text:p>292.779</text:p>
          </table:table-cell>
          <table:table-cell office:value-type="string">
            <text:p>GC</text:p>
          </table:table-cell>
          <table:table-cell office:value-type="string">
            <text:p>962496K</text:p>
          </table:table-cell>
          <table:table-cell office:value-type="float" office:value="0.081921">
            <text:p>0.081921</text:p>
          </table:table-cell>
          <table:table-cell/>
        </table:table-row>
        <table:table-row table:style-name="ro1">
          <table:table-cell/>
          <table:table-cell office:value-type="float" office:value="294.2">
            <text:p>294.2</text:p>
          </table:table-cell>
          <table:table-cell office:value-type="string">
            <text:p>GC</text:p>
          </table:table-cell>
          <table:table-cell office:value-type="string">
            <text:p>914240K</text:p>
          </table:table-cell>
          <table:table-cell office:value-type="float" office:value="0.035412">
            <text:p>0.035412</text:p>
          </table:table-cell>
          <table:table-cell/>
        </table:table-row>
        <table:table-row table:style-name="ro1">
          <table:table-cell/>
          <table:table-cell office:value-type="float" office:value="295.758">
            <text:p>295.758</text:p>
          </table:table-cell>
          <table:table-cell office:value-type="string">
            <text:p>GC</text:p>
          </table:table-cell>
          <table:table-cell office:value-type="string">
            <text:p>962688K</text:p>
          </table:table-cell>
          <table:table-cell office:value-type="float" office:value="0.042037">
            <text:p>0.042037</text:p>
          </table:table-cell>
          <table:table-cell/>
        </table:table-row>
        <table:table-row table:style-name="ro1">
          <table:table-cell/>
          <table:table-cell office:value-type="float" office:value="299.565">
            <text:p>299.565</text:p>
          </table:table-cell>
          <table:table-cell office:value-type="string">
            <text:p>GC</text:p>
          </table:table-cell>
          <table:table-cell office:value-type="string">
            <text:p>919040K</text:p>
          </table:table-cell>
          <table:table-cell office:value-type="float" office:value="0.188951">
            <text:p>0.188951</text:p>
          </table:table-cell>
          <table:table-cell/>
        </table:table-row>
        <table:table-row table:style-name="ro1">
          <table:table-cell/>
          <table:table-cell office:value-type="float" office:value="303.233">
            <text:p>303.233</text:p>
          </table:table-cell>
          <table:table-cell office:value-type="string">
            <text:p>GC</text:p>
          </table:table-cell>
          <table:table-cell office:value-type="string">
            <text:p>964608K</text:p>
          </table:table-cell>
          <table:table-cell office:value-type="float" office:value="0.209381">
            <text:p>0.209381</text:p>
          </table:table-cell>
          <table:table-cell/>
        </table:table-row>
        <table:table-row table:style-name="ro1">
          <table:table-cell/>
          <table:table-cell office:value-type="float" office:value="304.974">
            <text:p>304.974</text:p>
          </table:table-cell>
          <table:table-cell office:value-type="string">
            <text:p>GC</text:p>
          </table:table-cell>
          <table:table-cell office:value-type="string">
            <text:p>961536K</text:p>
          </table:table-cell>
          <table:table-cell office:value-type="float" office:value="0.227214">
            <text:p>0.227214</text:p>
          </table:table-cell>
          <table:table-cell/>
        </table:table-row>
        <table:table-row table:style-name="ro1">
          <table:table-cell/>
          <table:table-cell office:value-type="float" office:value="306.683">
            <text:p>306.683</text:p>
          </table:table-cell>
          <table:table-cell office:value-type="string">
            <text:p>GC</text:p>
          </table:table-cell>
          <table:table-cell office:value-type="string">
            <text:p>962304K</text:p>
          </table:table-cell>
          <table:table-cell office:value-type="float" office:value="0.278845">
            <text:p>0.278845</text:p>
          </table:table-cell>
          <table:table-cell/>
        </table:table-row>
        <table:table-row table:style-name="ro1">
          <table:table-cell/>
          <table:table-cell office:value-type="float" office:value="308.332">
            <text:p>308.332</text:p>
          </table:table-cell>
          <table:table-cell office:value-type="string">
            <text:p>GC</text:p>
          </table:table-cell>
          <table:table-cell office:value-type="string">
            <text:p>951744K</text:p>
          </table:table-cell>
          <table:table-cell office:value-type="float" office:value="0.304677">
            <text:p>0.304677</text:p>
          </table:table-cell>
          <table:table-cell/>
        </table:table-row>
        <table:table-row table:style-name="ro1">
          <table:table-cell/>
          <table:table-cell office:value-type="float" office:value="310.096">
            <text:p>310.096</text:p>
          </table:table-cell>
          <table:table-cell office:value-type="string">
            <text:p>GC</text:p>
          </table:table-cell>
          <table:table-cell office:value-type="string">
            <text:p>953792K</text:p>
          </table:table-cell>
          <table:table-cell office:value-type="float" office:value="0.347331">
            <text:p>0.347331</text:p>
          </table:table-cell>
          <table:table-cell/>
        </table:table-row>
        <table:table-row table:style-name="ro1">
          <table:table-cell/>
          <table:table-cell office:value-type="float" office:value="311.848">
            <text:p>311.848</text:p>
          </table:table-cell>
          <table:table-cell office:value-type="string">
            <text:p>GC</text:p>
          </table:table-cell>
          <table:table-cell office:value-type="string">
            <text:p>950080K</text:p>
          </table:table-cell>
          <table:table-cell office:value-type="float" office:value="0.357906">
            <text:p>0.357906</text:p>
          </table:table-cell>
          <table:table-cell/>
        </table:table-row>
        <table:table-row table:style-name="ro1">
          <table:table-cell/>
          <table:table-cell office:value-type="float" office:value="313.633">
            <text:p>313.633</text:p>
          </table:table-cell>
          <table:table-cell office:value-type="string">
            <text:p>GC</text:p>
          </table:table-cell>
          <table:table-cell office:value-type="string">
            <text:p>939392K</text:p>
          </table:table-cell>
          <table:table-cell office:value-type="float" office:value="0.395219">
            <text:p>0.395219</text:p>
          </table:table-cell>
          <table:table-cell/>
        </table:table-row>
        <table:table-row table:style-name="ro1">
          <table:table-cell/>
          <table:table-cell office:value-type="float" office:value="315.271">
            <text:p>315.271</text:p>
          </table:table-cell>
          <table:table-cell office:value-type="string">
            <text:p>GC</text:p>
          </table:table-cell>
          <table:table-cell office:value-type="string">
            <text:p>936320K</text:p>
          </table:table-cell>
          <table:table-cell office:value-type="float" office:value="0.42872">
            <text:p>0.42872</text:p>
          </table:table-cell>
          <table:table-cell/>
        </table:table-row>
        <table:table-row table:style-name="ro1">
          <table:table-cell/>
          <table:table-cell office:value-type="float" office:value="317.131">
            <text:p>317.131</text:p>
          </table:table-cell>
          <table:table-cell office:value-type="string">
            <text:p>GC</text:p>
          </table:table-cell>
          <table:table-cell office:value-type="string">
            <text:p>923456K</text:p>
          </table:table-cell>
          <table:table-cell office:value-type="float" office:value="0.453879">
            <text:p>0.453879</text:p>
          </table:table-cell>
          <table:table-cell/>
        </table:table-row>
        <table:table-row table:style-name="ro1">
          <table:table-cell/>
          <table:table-cell office:value-type="float" office:value="318.849">
            <text:p>318.849</text:p>
          </table:table-cell>
          <table:table-cell office:value-type="string">
            <text:p>GC</text:p>
          </table:table-cell>
          <table:table-cell office:value-type="string">
            <text:p>916672K</text:p>
          </table:table-cell>
          <table:table-cell office:value-type="float" office:value="0.48271">
            <text:p>0.48271</text:p>
          </table:table-cell>
          <table:table-cell/>
        </table:table-row>
        <table:table-row table:style-name="ro1">
          <table:table-cell/>
          <table:table-cell office:value-type="float" office:value="320.574">
            <text:p>320.574</text:p>
          </table:table-cell>
          <table:table-cell office:value-type="string">
            <text:p>GC</text:p>
          </table:table-cell>
          <table:table-cell office:value-type="string">
            <text:p>907392K</text:p>
          </table:table-cell>
          <table:table-cell office:value-type="float" office:value="0.50978">
            <text:p>0.50978</text:p>
          </table:table-cell>
          <table:table-cell/>
        </table:table-row>
        <table:table-row table:style-name="ro1">
          <table:table-cell/>
          <table:table-cell office:value-type="float" office:value="322.135">
            <text:p>322.135</text:p>
          </table:table-cell>
          <table:table-cell office:value-type="string">
            <text:p>GC</text:p>
          </table:table-cell>
          <table:table-cell office:value-type="string">
            <text:p>877504K</text:p>
          </table:table-cell>
          <table:table-cell office:value-type="float" office:value="0.543792">
            <text:p>0.543792</text:p>
          </table:table-cell>
          <table:table-cell/>
        </table:table-row>
        <table:table-row table:style-name="ro1">
          <table:table-cell/>
          <table:table-cell office:value-type="float" office:value="323.84">
            <text:p>323.84</text:p>
          </table:table-cell>
          <table:table-cell office:value-type="string">
            <text:p>GC</text:p>
          </table:table-cell>
          <table:table-cell office:value-type="string">
            <text:p>915648K</text:p>
          </table:table-cell>
          <table:table-cell office:value-type="float" office:value="0.469863">
            <text:p>0.469863</text:p>
          </table:table-cell>
          <table:table-cell/>
        </table:table-row>
        <table:table-row table:style-name="ro1">
          <table:table-cell/>
          <table:table-cell office:value-type="float" office:value="325.358">
            <text:p>325.358</text:p>
          </table:table-cell>
          <table:table-cell office:value-type="string">
            <text:p>GC</text:p>
          </table:table-cell>
          <table:table-cell office:value-type="string">
            <text:p>861184K</text:p>
          </table:table-cell>
          <table:table-cell office:value-type="float" office:value="0.397451">
            <text:p>0.397451</text:p>
          </table:table-cell>
          <table:table-cell/>
        </table:table-row>
        <table:table-row table:style-name="ro1">
          <table:table-cell/>
          <table:table-cell office:value-type="float" office:value="326.875">
            <text:p>326.875</text:p>
          </table:table-cell>
          <table:table-cell office:value-type="string">
            <text:p>GC</text:p>
          </table:table-cell>
          <table:table-cell office:value-type="string">
            <text:p>913024K</text:p>
          </table:table-cell>
          <table:table-cell office:value-type="float" office:value="0.376449">
            <text:p>0.376449</text:p>
          </table:table-cell>
          <table:table-cell/>
        </table:table-row>
        <table:table-row table:style-name="ro1">
          <table:table-cell/>
          <table:table-cell office:value-type="float" office:value="328.319">
            <text:p>328.319</text:p>
          </table:table-cell>
          <table:table-cell office:value-type="string">
            <text:p>GC</text:p>
          </table:table-cell>
          <table:table-cell office:value-type="string">
            <text:p>908992K</text:p>
          </table:table-cell>
          <table:table-cell office:value-type="float" office:value="0.319956">
            <text:p>0.319956</text:p>
          </table:table-cell>
          <table:table-cell/>
        </table:table-row>
        <table:table-row table:style-name="ro1">
          <table:table-cell/>
          <table:table-cell office:value-type="float" office:value="329.82">
            <text:p>329.82</text:p>
          </table:table-cell>
          <table:table-cell office:value-type="string">
            <text:p>GC</text:p>
          </table:table-cell>
          <table:table-cell office:value-type="string">
            <text:p>919552K</text:p>
          </table:table-cell>
          <table:table-cell office:value-type="float" office:value="0.295659">
            <text:p>0.295659</text:p>
          </table:table-cell>
          <table:table-cell/>
        </table:table-row>
        <table:table-row table:style-name="ro1">
          <table:table-cell/>
          <table:table-cell office:value-type="float" office:value="331.224">
            <text:p>331.224</text:p>
          </table:table-cell>
          <table:table-cell office:value-type="string">
            <text:p>GC</text:p>
          </table:table-cell>
          <table:table-cell office:value-type="string">
            <text:p>917760K</text:p>
          </table:table-cell>
          <table:table-cell office:value-type="float" office:value="0.266826">
            <text:p>0.266826</text:p>
          </table:table-cell>
          <table:table-cell/>
        </table:table-row>
        <table:table-row table:style-name="ro1">
          <table:table-cell/>
          <table:table-cell office:value-type="float" office:value="332.731">
            <text:p>332.731</text:p>
          </table:table-cell>
          <table:table-cell office:value-type="string">
            <text:p>GC</text:p>
          </table:table-cell>
          <table:table-cell office:value-type="string">
            <text:p>926784K</text:p>
          </table:table-cell>
          <table:table-cell office:value-type="float" office:value="0.246763">
            <text:p>0.246763</text:p>
          </table:table-cell>
          <table:table-cell/>
        </table:table-row>
        <table:table-row table:style-name="ro1">
          <table:table-cell/>
          <table:table-cell office:value-type="float" office:value="334.105">
            <text:p>334.105</text:p>
          </table:table-cell>
          <table:table-cell office:value-type="string">
            <text:p>GC</text:p>
          </table:table-cell>
          <table:table-cell office:value-type="string">
            <text:p>925760K</text:p>
          </table:table-cell>
          <table:table-cell office:value-type="float" office:value="0.217353">
            <text:p>0.217353</text:p>
          </table:table-cell>
          <table:table-cell/>
        </table:table-row>
        <table:table-row table:style-name="ro1">
          <table:table-cell/>
          <table:table-cell office:value-type="float" office:value="335.524">
            <text:p>335.524</text:p>
          </table:table-cell>
          <table:table-cell office:value-type="string">
            <text:p>GC</text:p>
          </table:table-cell>
          <table:table-cell office:value-type="string">
            <text:p>929984K</text:p>
          </table:table-cell>
          <table:table-cell office:value-type="float" office:value="0.222516">
            <text:p>0.222516</text:p>
          </table:table-cell>
          <table:table-cell/>
        </table:table-row>
        <table:table-row table:style-name="ro1">
          <table:table-cell/>
          <table:table-cell office:value-type="float" office:value="336.908">
            <text:p>336.908</text:p>
          </table:table-cell>
          <table:table-cell office:value-type="string">
            <text:p>GC</text:p>
          </table:table-cell>
          <table:table-cell office:value-type="string">
            <text:p>929600K</text:p>
          </table:table-cell>
          <table:table-cell office:value-type="float" office:value="0.175354">
            <text:p>0.175354</text:p>
          </table:table-cell>
          <table:table-cell/>
        </table:table-row>
        <table:table-row table:style-name="ro1">
          <table:table-cell/>
          <table:table-cell office:value-type="float" office:value="337.084">
            <text:p>337.084</text:p>
          </table:table-cell>
          <table:table-cell office:value-type="string">
            <text:p>Full</text:p>
          </table:table-cell>
          <table:table-cell office:value-type="string">
            <text:p>987264K</text:p>
          </table:table-cell>
          <table:table-cell office:value-type="float" office:value="8.045251">
            <text:p>8.045251</text:p>
          </table:table-cell>
          <table:table-cell/>
        </table:table-row>
        <table:table-row table:style-name="ro1">
          <table:table-cell/>
          <table:table-cell office:value-type="float" office:value="346.474">
            <text:p>346.474</text:p>
          </table:table-cell>
          <table:table-cell office:value-type="string">
            <text:p>GC</text:p>
          </table:table-cell>
          <table:table-cell office:value-type="string">
            <text:p>988928K</text:p>
          </table:table-cell>
          <table:table-cell office:value-type="float" office:value="0.097606">
            <text:p>0.097606</text:p>
          </table:table-cell>
          <table:table-cell/>
        </table:table-row>
        <table:table-row table:style-name="ro1">
          <table:table-cell/>
          <table:table-cell office:value-type="float" office:value="348.551">
            <text:p>348.551</text:p>
          </table:table-cell>
          <table:table-cell office:value-type="string">
            <text:p>GC</text:p>
          </table:table-cell>
          <table:table-cell office:value-type="string">
            <text:p>989248K</text:p>
          </table:table-cell>
          <table:table-cell office:value-type="float" office:value="0.099353">
            <text:p>0.099353</text:p>
          </table:table-cell>
          <table:table-cell/>
        </table:table-row>
        <table:table-row table:style-name="ro1">
          <table:table-cell/>
          <table:table-cell office:value-type="float" office:value="349.795">
            <text:p>349.795</text:p>
          </table:table-cell>
          <table:table-cell office:value-type="string">
            <text:p>GC</text:p>
          </table:table-cell>
          <table:table-cell office:value-type="string">
            <text:p>988544K</text:p>
          </table:table-cell>
          <table:table-cell office:value-type="float" office:value="0.090059">
            <text:p>0.090059</text:p>
          </table:table-cell>
          <table:table-cell/>
        </table:table-row>
        <table:table-row table:style-name="ro1">
          <table:table-cell/>
          <table:table-cell office:value-type="float" office:value="351.953">
            <text:p>351.953</text:p>
          </table:table-cell>
          <table:table-cell office:value-type="string">
            <text:p>GC</text:p>
          </table:table-cell>
          <table:table-cell office:value-type="string">
            <text:p>989120K</text:p>
          </table:table-cell>
          <table:table-cell office:value-type="float" office:value="0.089515">
            <text:p>0.089515</text:p>
          </table:table-cell>
          <table:table-cell/>
        </table:table-row>
        <table:table-row table:style-name="ro1">
          <table:table-cell/>
          <table:table-cell office:value-type="float" office:value="353.522">
            <text:p>353.522</text:p>
          </table:table-cell>
          <table:table-cell office:value-type="string">
            <text:p>GC</text:p>
          </table:table-cell>
          <table:table-cell office:value-type="string">
            <text:p>992384K</text:p>
          </table:table-cell>
          <table:table-cell office:value-type="float" office:value="0.085041">
            <text:p>0.085041</text:p>
          </table:table-cell>
          <table:table-cell/>
        </table:table-row>
        <table:table-row table:style-name="ro1">
          <table:table-cell/>
          <table:table-cell office:value-type="float" office:value="355.972">
            <text:p>355.972</text:p>
          </table:table-cell>
          <table:table-cell office:value-type="string">
            <text:p>GC</text:p>
          </table:table-cell>
          <table:table-cell office:value-type="string">
            <text:p>993088K</text:p>
          </table:table-cell>
          <table:table-cell office:value-type="float" office:value="0.090296">
            <text:p>0.090296</text:p>
          </table:table-cell>
          <table:table-cell/>
        </table:table-row>
        <table:table-row table:style-name="ro1">
          <table:table-cell/>
          <table:table-cell office:value-type="float" office:value="358.179">
            <text:p>358.179</text:p>
          </table:table-cell>
          <table:table-cell office:value-type="string">
            <text:p>GC</text:p>
          </table:table-cell>
          <table:table-cell office:value-type="string">
            <text:p>997440K</text:p>
          </table:table-cell>
          <table:table-cell office:value-type="float" office:value="0.116901">
            <text:p>0.116901</text:p>
          </table:table-cell>
          <table:table-cell/>
        </table:table-row>
        <table:table-row table:style-name="ro1">
          <table:table-cell/>
          <table:table-cell office:value-type="float" office:value="359.505">
            <text:p>359.505</text:p>
          </table:table-cell>
          <table:table-cell office:value-type="string">
            <text:p>GC</text:p>
          </table:table-cell>
          <table:table-cell office:value-type="string">
            <text:p>998144K</text:p>
          </table:table-cell>
          <table:table-cell office:value-type="float" office:value="0.083808">
            <text:p>0.083808</text:p>
          </table:table-cell>
          <table:table-cell/>
        </table:table-row>
        <table:table-row table:style-name="ro1">
          <table:table-cell/>
          <table:table-cell office:value-type="float" office:value="361.574">
            <text:p>361.574</text:p>
          </table:table-cell>
          <table:table-cell office:value-type="string">
            <text:p>GC</text:p>
          </table:table-cell>
          <table:table-cell office:value-type="string">
            <text:p>1003072K</text:p>
          </table:table-cell>
          <table:table-cell office:value-type="float" office:value="0.087227">
            <text:p>0.087227</text:p>
          </table:table-cell>
          <table:table-cell/>
        </table:table-row>
        <table:table-row table:style-name="ro1">
          <table:table-cell/>
          <table:table-cell office:value-type="float" office:value="363.9">
            <text:p>363.9</text:p>
          </table:table-cell>
          <table:table-cell office:value-type="string">
            <text:p>GC</text:p>
          </table:table-cell>
          <table:table-cell office:value-type="string">
            <text:p>1003840K</text:p>
          </table:table-cell>
          <table:table-cell office:value-type="float" office:value="0.089997">
            <text:p>0.089997</text:p>
          </table:table-cell>
          <table:table-cell/>
        </table:table-row>
        <table:table-row table:style-name="ro1">
          <table:table-cell/>
          <table:table-cell office:value-type="float" office:value="366.08">
            <text:p>366.08</text:p>
          </table:table-cell>
          <table:table-cell office:value-type="string">
            <text:p>GC</text:p>
          </table:table-cell>
          <table:table-cell office:value-type="string">
            <text:p>1009024K</text:p>
          </table:table-cell>
          <table:table-cell office:value-type="float" office:value="0.091163">
            <text:p>0.091163</text:p>
          </table:table-cell>
          <table:table-cell/>
        </table:table-row>
        <table:table-row table:style-name="ro1">
          <table:table-cell/>
          <table:table-cell office:value-type="float" office:value="368.545">
            <text:p>368.545</text:p>
          </table:table-cell>
          <table:table-cell office:value-type="string">
            <text:p>GC</text:p>
          </table:table-cell>
          <table:table-cell office:value-type="string">
            <text:p>1009792K</text:p>
          </table:table-cell>
          <table:table-cell office:value-type="float" office:value="0.087808">
            <text:p>0.087808</text:p>
          </table:table-cell>
          <table:table-cell/>
        </table:table-row>
        <table:table-row table:style-name="ro1">
          <table:table-cell/>
          <table:table-cell office:value-type="float" office:value="371.058">
            <text:p>371.058</text:p>
          </table:table-cell>
          <table:table-cell office:value-type="string">
            <text:p>GC</text:p>
          </table:table-cell>
          <table:table-cell office:value-type="string">
            <text:p>1014976K</text:p>
          </table:table-cell>
          <table:table-cell office:value-type="float" office:value="0.092726">
            <text:p>0.092726</text:p>
          </table:table-cell>
          <table:table-cell/>
        </table:table-row>
        <table:table-row table:style-name="ro1">
          <table:table-cell/>
          <table:table-cell office:value-type="float" office:value="373.002">
            <text:p>373.002</text:p>
          </table:table-cell>
          <table:table-cell office:value-type="string">
            <text:p>GC</text:p>
          </table:table-cell>
          <table:table-cell office:value-type="string">
            <text:p>1015616K</text:p>
          </table:table-cell>
          <table:table-cell office:value-type="float" office:value="0.087733">
            <text:p>0.087733</text:p>
          </table:table-cell>
          <table:table-cell/>
        </table:table-row>
        <table:table-row table:style-name="ro1">
          <table:table-cell/>
          <table:table-cell office:value-type="float" office:value="375.468">
            <text:p>375.468</text:p>
          </table:table-cell>
          <table:table-cell office:value-type="string">
            <text:p>GC</text:p>
          </table:table-cell>
          <table:table-cell office:value-type="string">
            <text:p>1020608K</text:p>
          </table:table-cell>
          <table:table-cell office:value-type="float" office:value="0.080491">
            <text:p>0.080491</text:p>
          </table:table-cell>
          <table:table-cell/>
        </table:table-row>
        <table:table-row table:style-name="ro1">
          <table:table-cell/>
          <table:table-cell office:value-type="float" office:value="376.906">
            <text:p>376.906</text:p>
          </table:table-cell>
          <table:table-cell office:value-type="string">
            <text:p>GC</text:p>
          </table:table-cell>
          <table:table-cell office:value-type="string">
            <text:p>1021184K</text:p>
          </table:table-cell>
          <table:table-cell office:value-type="float" office:value="0.092069">
            <text:p>0.092069</text:p>
          </table:table-cell>
          <table:table-cell/>
        </table:table-row>
        <table:table-row table:style-name="ro1">
          <table:table-cell/>
          <table:table-cell office:value-type="float" office:value="378.335">
            <text:p>378.335</text:p>
          </table:table-cell>
          <table:table-cell office:value-type="string">
            <text:p>GC</text:p>
          </table:table-cell>
          <table:table-cell office:value-type="string">
            <text:p>1027264K</text:p>
          </table:table-cell>
          <table:table-cell office:value-type="float" office:value="0.051388">
            <text:p>0.051388</text:p>
          </table:table-cell>
          <table:table-cell/>
        </table:table-row>
        <table:table-row table:style-name="ro1">
          <table:table-cell/>
          <table:table-cell office:value-type="float" office:value="380.3">
            <text:p>380.3</text:p>
          </table:table-cell>
          <table:table-cell office:value-type="string">
            <text:p>GC</text:p>
          </table:table-cell>
          <table:table-cell office:value-type="string">
            <text:p>1027456K</text:p>
          </table:table-cell>
          <table:table-cell office:value-type="float" office:value="0.036139">
            <text:p>0.036139</text:p>
          </table:table-cell>
          <table:table-cell/>
        </table:table-row>
        <table:table-row table:style-name="ro1">
          <table:table-cell/>
          <table:table-cell office:value-type="float" office:value="382.221">
            <text:p>382.221</text:p>
          </table:table-cell>
          <table:table-cell office:value-type="string">
            <text:p>GC</text:p>
          </table:table-cell>
          <table:table-cell office:value-type="string">
            <text:p>1029248K</text:p>
          </table:table-cell>
          <table:table-cell office:value-type="float" office:value="0.03099">
            <text:p>0.03099</text:p>
          </table:table-cell>
          <table:table-cell/>
        </table:table-row>
        <table:table-row table:style-name="ro1">
          <table:table-cell/>
          <table:table-cell office:value-type="float" office:value="386.853">
            <text:p>386.853</text:p>
          </table:table-cell>
          <table:table-cell office:value-type="string">
            <text:p>GC</text:p>
          </table:table-cell>
          <table:table-cell office:value-type="string">
            <text:p>1029632K</text:p>
          </table:table-cell>
          <table:table-cell office:value-type="float" office:value="0.180635">
            <text:p>0.180635</text:p>
          </table:table-cell>
          <table:table-cell/>
        </table:table-row>
        <table:table-row table:style-name="ro1">
          <table:table-cell/>
          <table:table-cell office:value-type="float" office:value="388.541">
            <text:p>388.541</text:p>
          </table:table-cell>
          <table:table-cell office:value-type="string">
            <text:p>GC</text:p>
          </table:table-cell>
          <table:table-cell office:value-type="string">
            <text:p>1031744K</text:p>
          </table:table-cell>
          <table:table-cell office:value-type="float" office:value="0.181448">
            <text:p>0.181448</text:p>
          </table:table-cell>
          <table:table-cell/>
        </table:table-row>
        <table:table-row table:style-name="ro1">
          <table:table-cell/>
          <table:table-cell office:value-type="float" office:value="390.18">
            <text:p>390.18</text:p>
          </table:table-cell>
          <table:table-cell office:value-type="string">
            <text:p>GC</text:p>
          </table:table-cell>
          <table:table-cell office:value-type="string">
            <text:p>1020736K</text:p>
          </table:table-cell>
          <table:table-cell office:value-type="float" office:value="0.313851">
            <text:p>0.313851</text:p>
          </table:table-cell>
          <table:table-cell/>
        </table:table-row>
        <table:table-row table:style-name="ro1">
          <table:table-cell/>
          <table:table-cell office:value-type="float" office:value="391.912">
            <text:p>391.912</text:p>
          </table:table-cell>
          <table:table-cell office:value-type="string">
            <text:p>GC</text:p>
          </table:table-cell>
          <table:table-cell office:value-type="string">
            <text:p>1021888K</text:p>
          </table:table-cell>
          <table:table-cell office:value-type="float" office:value="0.278448">
            <text:p>0.278448</text:p>
          </table:table-cell>
          <table:table-cell/>
        </table:table-row>
        <table:table-row table:style-name="ro1">
          <table:table-cell/>
          <table:table-cell office:value-type="float" office:value="393.667">
            <text:p>393.667</text:p>
          </table:table-cell>
          <table:table-cell office:value-type="string">
            <text:p>GC</text:p>
          </table:table-cell>
          <table:table-cell office:value-type="string">
            <text:p>1019328K</text:p>
          </table:table-cell>
          <table:table-cell office:value-type="float" office:value="0.30578">
            <text:p>0.30578</text:p>
          </table:table-cell>
          <table:table-cell/>
        </table:table-row>
        <table:table-row table:style-name="ro1">
          <table:table-cell/>
          <table:table-cell office:value-type="float" office:value="395.441">
            <text:p>395.441</text:p>
          </table:table-cell>
          <table:table-cell office:value-type="string">
            <text:p>GC</text:p>
          </table:table-cell>
          <table:table-cell office:value-type="string">
            <text:p>1007104K</text:p>
          </table:table-cell>
          <table:table-cell office:value-type="float" office:value="0.336263">
            <text:p>0.336263</text:p>
          </table:table-cell>
          <table:table-cell/>
        </table:table-row>
        <table:table-row table:style-name="ro1">
          <table:table-cell/>
          <table:table-cell office:value-type="float" office:value="397.097">
            <text:p>397.097</text:p>
          </table:table-cell>
          <table:table-cell office:value-type="string">
            <text:p>GC</text:p>
          </table:table-cell>
          <table:table-cell office:value-type="string">
            <text:p>1005696K</text:p>
          </table:table-cell>
          <table:table-cell office:value-type="float" office:value="0.370758">
            <text:p>0.370758</text:p>
          </table:table-cell>
          <table:table-cell/>
        </table:table-row>
        <table:table-row table:style-name="ro1">
          <table:table-cell/>
          <table:table-cell office:value-type="float" office:value="398.926">
            <text:p>398.926</text:p>
          </table:table-cell>
          <table:table-cell office:value-type="string">
            <text:p>GC</text:p>
          </table:table-cell>
          <table:table-cell office:value-type="string">
            <text:p>990400K</text:p>
          </table:table-cell>
          <table:table-cell office:value-type="float" office:value="0.4093">
            <text:p>0.4093</text:p>
          </table:table-cell>
          <table:table-cell/>
        </table:table-row>
        <table:table-row table:style-name="ro1">
          <table:table-cell/>
          <table:table-cell office:value-type="float" office:value="400.645">
            <text:p>400.645</text:p>
          </table:table-cell>
          <table:table-cell office:value-type="string">
            <text:p>GC</text:p>
          </table:table-cell>
          <table:table-cell office:value-type="string">
            <text:p>985536K</text:p>
          </table:table-cell>
          <table:table-cell office:value-type="float" office:value="0.431938">
            <text:p>0.431938</text:p>
          </table:table-cell>
          <table:table-cell/>
        </table:table-row>
        <table:table-row table:style-name="ro1">
          <table:table-cell/>
          <table:table-cell office:value-type="float" office:value="402.339">
            <text:p>402.339</text:p>
          </table:table-cell>
          <table:table-cell office:value-type="string">
            <text:p>GC</text:p>
          </table:table-cell>
          <table:table-cell office:value-type="string">
            <text:p>973504K</text:p>
          </table:table-cell>
          <table:table-cell office:value-type="float" office:value="0.465663">
            <text:p>0.465663</text:p>
          </table:table-cell>
          <table:table-cell/>
        </table:table-row>
        <table:table-row table:style-name="ro1">
          <table:table-cell/>
          <table:table-cell office:value-type="float" office:value="403.905">
            <text:p>403.905</text:p>
          </table:table-cell>
          <table:table-cell office:value-type="string">
            <text:p>GC</text:p>
          </table:table-cell>
          <table:table-cell office:value-type="string">
            <text:p>962368K</text:p>
          </table:table-cell>
          <table:table-cell office:value-type="float" office:value="0.483801">
            <text:p>0.483801</text:p>
          </table:table-cell>
          <table:table-cell/>
        </table:table-row>
        <table:table-row table:style-name="ro1">
          <table:table-cell/>
          <table:table-cell office:value-type="float" office:value="405.605">
            <text:p>405.605</text:p>
          </table:table-cell>
          <table:table-cell office:value-type="string">
            <text:p>GC</text:p>
          </table:table-cell>
          <table:table-cell office:value-type="string">
            <text:p>966208K</text:p>
          </table:table-cell>
          <table:table-cell office:value-type="float" office:value="0.505209">
            <text:p>0.505209</text:p>
          </table:table-cell>
          <table:table-cell/>
        </table:table-row>
        <table:table-row table:style-name="ro1">
          <table:table-cell/>
          <table:table-cell office:value-type="float" office:value="407.181">
            <text:p>407.181</text:p>
          </table:table-cell>
          <table:table-cell office:value-type="string">
            <text:p>GC</text:p>
          </table:table-cell>
          <table:table-cell office:value-type="string">
            <text:p>969856K</text:p>
          </table:table-cell>
          <table:table-cell office:value-type="float" office:value="0.524507">
            <text:p>0.524507</text:p>
          </table:table-cell>
          <table:table-cell/>
        </table:table-row>
        <table:table-row table:style-name="ro1">
          <table:table-cell/>
          <table:table-cell office:value-type="float" office:value="408.773">
            <text:p>408.773</text:p>
          </table:table-cell>
          <table:table-cell office:value-type="string">
            <text:p>GC</text:p>
          </table:table-cell>
          <table:table-cell office:value-type="string">
            <text:p>961344K</text:p>
          </table:table-cell>
          <table:table-cell office:value-type="float" office:value="0.408394">
            <text:p>0.408394</text:p>
          </table:table-cell>
          <table:table-cell/>
        </table:table-row>
        <table:table-row table:style-name="ro1">
          <table:table-cell/>
          <table:table-cell office:value-type="float" office:value="410.238">
            <text:p>410.238</text:p>
          </table:table-cell>
          <table:table-cell office:value-type="string">
            <text:p>GC</text:p>
          </table:table-cell>
          <table:table-cell office:value-type="string">
            <text:p>965888K</text:p>
          </table:table-cell>
          <table:table-cell office:value-type="float" office:value="0.404559">
            <text:p>0.404559</text:p>
          </table:table-cell>
          <table:table-cell/>
        </table:table-row>
        <table:table-row table:style-name="ro1">
          <table:table-cell/>
          <table:table-cell office:value-type="float" office:value="411.661">
            <text:p>411.661</text:p>
          </table:table-cell>
          <table:table-cell office:value-type="string">
            <text:p>GC</text:p>
          </table:table-cell>
          <table:table-cell office:value-type="string">
            <text:p>967680K</text:p>
          </table:table-cell>
          <table:table-cell office:value-type="float" office:value="0.314202">
            <text:p>0.314202</text:p>
          </table:table-cell>
          <table:table-cell/>
        </table:table-row>
        <table:table-row table:style-name="ro1">
          <table:table-cell/>
          <table:table-cell office:value-type="float" office:value="413.046">
            <text:p>413.046</text:p>
          </table:table-cell>
          <table:table-cell office:value-type="string">
            <text:p>GC</text:p>
          </table:table-cell>
          <table:table-cell office:value-type="string">
            <text:p>970688K</text:p>
          </table:table-cell>
          <table:table-cell office:value-type="float" office:value="0.278002">
            <text:p>0.278002</text:p>
          </table:table-cell>
          <table:table-cell/>
        </table:table-row>
        <table:table-row table:style-name="ro1">
          <table:table-cell/>
          <table:table-cell office:value-type="float" office:value="414.482">
            <text:p>414.482</text:p>
          </table:table-cell>
          <table:table-cell office:value-type="string">
            <text:p>GC</text:p>
          </table:table-cell>
          <table:table-cell office:value-type="string">
            <text:p>979072K</text:p>
          </table:table-cell>
          <table:table-cell office:value-type="float" office:value="0.270437">
            <text:p>0.270437</text:p>
          </table:table-cell>
          <table:table-cell/>
        </table:table-row>
        <table:table-row table:style-name="ro1">
          <table:table-cell/>
          <table:table-cell office:value-type="float" office:value="415.929">
            <text:p>415.929</text:p>
          </table:table-cell>
          <table:table-cell office:value-type="string">
            <text:p>GC</text:p>
          </table:table-cell>
          <table:table-cell office:value-type="string">
            <text:p>981376K</text:p>
          </table:table-cell>
          <table:table-cell office:value-type="float" office:value="0.24084">
            <text:p>0.24084</text:p>
          </table:table-cell>
          <table:table-cell/>
        </table:table-row>
        <table:table-row table:style-name="ro1">
          <table:table-cell/>
          <table:table-cell office:value-type="float" office:value="417.42">
            <text:p>417.42</text:p>
          </table:table-cell>
          <table:table-cell office:value-type="string">
            <text:p>GC</text:p>
          </table:table-cell>
          <table:table-cell office:value-type="string">
            <text:p>984704K</text:p>
          </table:table-cell>
          <table:table-cell office:value-type="float" office:value="0.228687">
            <text:p>0.228687</text:p>
          </table:table-cell>
          <table:table-cell/>
        </table:table-row>
        <table:table-row table:style-name="ro1">
          <table:table-cell/>
          <table:table-cell office:value-type="float" office:value="418.821">
            <text:p>418.821</text:p>
          </table:table-cell>
          <table:table-cell office:value-type="string">
            <text:p>GC</text:p>
          </table:table-cell>
          <table:table-cell office:value-type="string">
            <text:p>986752K</text:p>
          </table:table-cell>
          <table:table-cell office:value-type="float" office:value="0.197362">
            <text:p>0.197362</text:p>
          </table:table-cell>
          <table:table-cell/>
        </table:table-row>
        <table:table-row table:style-name="ro1">
          <table:table-cell/>
          <table:table-cell office:value-type="float" office:value="420.165">
            <text:p>420.165</text:p>
          </table:table-cell>
          <table:table-cell office:value-type="string">
            <text:p>GC</text:p>
          </table:table-cell>
          <table:table-cell office:value-type="string">
            <text:p>988928K</text:p>
          </table:table-cell>
          <table:table-cell office:value-type="float" office:value="0.232961">
            <text:p>0.232961</text:p>
          </table:table-cell>
          <table:table-cell/>
        </table:table-row>
        <table:table-row table:style-name="ro1">
          <table:table-cell/>
          <table:table-cell office:value-type="float" office:value="421.354">
            <text:p>421.354</text:p>
          </table:table-cell>
          <table:table-cell office:value-type="string">
            <text:p>GC</text:p>
          </table:table-cell>
          <table:table-cell office:value-type="string">
            <text:p>990336K</text:p>
          </table:table-cell>
          <table:table-cell office:value-type="float" office:value="0.060376">
            <text:p>0.060376</text:p>
          </table:table-cell>
          <table:table-cell/>
        </table:table-row>
        <table:table-row table:style-name="ro1">
          <table:table-cell/>
          <table:table-cell office:value-type="float" office:value="422.333">
            <text:p>422.333</text:p>
          </table:table-cell>
          <table:table-cell office:value-type="string">
            <text:p>GC</text:p>
          </table:table-cell>
          <table:table-cell office:value-type="string">
            <text:p>988992K</text:p>
          </table:table-cell>
          <table:table-cell office:value-type="float" office:value="0.056527">
            <text:p>0.056527</text:p>
          </table:table-cell>
          <table:table-cell/>
        </table:table-row>
        <table:table-row table:style-name="ro1">
          <table:table-cell/>
          <table:table-cell office:value-type="float" office:value="423.336">
            <text:p>423.336</text:p>
          </table:table-cell>
          <table:table-cell office:value-type="string">
            <text:p>GC</text:p>
          </table:table-cell>
          <table:table-cell office:value-type="string">
            <text:p>990720K</text:p>
          </table:table-cell>
          <table:table-cell office:value-type="float" office:value="0.030871">
            <text:p>0.030871</text:p>
          </table:table-cell>
          <table:table-cell/>
        </table:table-row>
        <table:table-row table:style-name="ro1">
          <table:table-cell/>
          <table:table-cell office:value-type="float" office:value="424.32">
            <text:p>424.32</text:p>
          </table:table-cell>
          <table:table-cell office:value-type="string">
            <text:p>GC</text:p>
          </table:table-cell>
          <table:table-cell office:value-type="string">
            <text:p>990720K</text:p>
          </table:table-cell>
          <table:table-cell office:value-type="float" office:value="0.03787">
            <text:p>0.03787</text:p>
          </table:table-cell>
          <table:table-cell/>
        </table:table-row>
        <table:table-row table:style-name="ro1">
          <table:table-cell/>
          <table:table-cell office:value-type="float" office:value="425.459">
            <text:p>425.459</text:p>
          </table:table-cell>
          <table:table-cell office:value-type="string">
            <text:p>GC</text:p>
          </table:table-cell>
          <table:table-cell office:value-type="string">
            <text:p>992704K</text:p>
          </table:table-cell>
          <table:table-cell office:value-type="float" office:value="0.027169">
            <text:p>0.027169</text:p>
          </table:table-cell>
          <table:table-cell/>
        </table:table-row>
        <table:table-row table:style-name="ro1">
          <table:table-cell/>
          <table:table-cell office:value-type="float" office:value="426.544">
            <text:p>426.544</text:p>
          </table:table-cell>
          <table:table-cell office:value-type="string">
            <text:p>GC</text:p>
          </table:table-cell>
          <table:table-cell office:value-type="string">
            <text:p>994560K</text:p>
          </table:table-cell>
          <table:table-cell office:value-type="float" office:value="0.041488">
            <text:p>0.041488</text:p>
          </table:table-cell>
          <table:table-cell/>
        </table:table-row>
        <table:table-row table:style-name="ro1">
          <table:table-cell/>
          <table:table-cell office:value-type="float" office:value="427.107">
            <text:p>427.107</text:p>
          </table:table-cell>
          <table:table-cell office:value-type="string">
            <text:p>GC</text:p>
          </table:table-cell>
          <table:table-cell office:value-type="string">
            <text:p>996672K</text:p>
          </table:table-cell>
          <table:table-cell office:value-type="float" office:value="0.027746">
            <text:p>0.027746</text:p>
          </table:table-cell>
          <table:table-cell/>
        </table:table-row>
        <table:table-row table:style-name="ro1">
          <table:table-cell/>
          <table:table-cell office:value-type="float" office:value="428.211">
            <text:p>428.211</text:p>
          </table:table-cell>
          <table:table-cell office:value-type="string">
            <text:p>GC</text:p>
          </table:table-cell>
          <table:table-cell office:value-type="string">
            <text:p>999552K</text:p>
          </table:table-cell>
          <table:table-cell office:value-type="float" office:value="0.035577">
            <text:p>0.035577</text:p>
          </table:table-cell>
          <table:table-cell/>
        </table:table-row>
        <table:table-row table:style-name="ro1">
          <table:table-cell/>
          <table:table-cell office:value-type="float" office:value="428.821">
            <text:p>428.821</text:p>
          </table:table-cell>
          <table:table-cell office:value-type="string">
            <text:p>GC</text:p>
          </table:table-cell>
          <table:table-cell office:value-type="string">
            <text:p>1001728K</text:p>
          </table:table-cell>
          <table:table-cell office:value-type="float" office:value="0.027087">
            <text:p>0.027087</text:p>
          </table:table-cell>
          <table:table-cell/>
        </table:table-row>
        <table:table-row table:style-name="ro1">
          <table:table-cell/>
          <table:table-cell office:value-type="float" office:value="429.387">
            <text:p>429.387</text:p>
          </table:table-cell>
          <table:table-cell office:value-type="string">
            <text:p>GC</text:p>
          </table:table-cell>
          <table:table-cell office:value-type="string">
            <text:p>1005312K</text:p>
          </table:table-cell>
          <table:table-cell office:value-type="float" office:value="0.030493">
            <text:p>0.030493</text:p>
          </table:table-cell>
          <table:table-cell/>
        </table:table-row>
        <table:table-row table:style-name="ro1">
          <table:table-cell/>
          <table:table-cell office:value-type="float" office:value="430.005">
            <text:p>430.005</text:p>
          </table:table-cell>
          <table:table-cell office:value-type="string">
            <text:p>GC</text:p>
          </table:table-cell>
          <table:table-cell office:value-type="string">
            <text:p>1007424K</text:p>
          </table:table-cell>
          <table:table-cell office:value-type="float" office:value="0.027296">
            <text:p>0.027296</text:p>
          </table:table-cell>
          <table:table-cell/>
        </table:table-row>
        <table:table-row table:style-name="ro1">
          <table:table-cell/>
          <table:table-cell office:value-type="float" office:value="430.686">
            <text:p>430.686</text:p>
          </table:table-cell>
          <table:table-cell office:value-type="string">
            <text:p>GC</text:p>
          </table:table-cell>
          <table:table-cell office:value-type="string">
            <text:p>1011200K</text:p>
          </table:table-cell>
          <table:table-cell office:value-type="float" office:value="0.027061">
            <text:p>0.027061</text:p>
          </table:table-cell>
          <table:table-cell/>
        </table:table-row>
        <table:table-row table:style-name="ro1">
          <table:table-cell/>
          <table:table-cell office:value-type="float" office:value="431.46">
            <text:p>431.46</text:p>
          </table:table-cell>
          <table:table-cell office:value-type="string">
            <text:p>GC</text:p>
          </table:table-cell>
          <table:table-cell office:value-type="string">
            <text:p>1013312K</text:p>
          </table:table-cell>
          <table:table-cell office:value-type="float" office:value="0.027078">
            <text:p>0.027078</text:p>
          </table:table-cell>
          <table:table-cell/>
        </table:table-row>
        <table:table-row table:style-name="ro1">
          <table:table-cell/>
          <table:table-cell office:value-type="float" office:value="432.654">
            <text:p>432.654</text:p>
          </table:table-cell>
          <table:table-cell office:value-type="string">
            <text:p>GC</text:p>
          </table:table-cell>
          <table:table-cell office:value-type="string">
            <text:p>1017088K</text:p>
          </table:table-cell>
          <table:table-cell office:value-type="float" office:value="0.027833">
            <text:p>0.027833</text:p>
          </table:table-cell>
          <table:table-cell/>
        </table:table-row>
        <table:table-row table:style-name="ro1">
          <table:table-cell/>
          <table:table-cell office:value-type="float" office:value="433.568">
            <text:p>433.568</text:p>
          </table:table-cell>
          <table:table-cell office:value-type="string">
            <text:p>GC</text:p>
          </table:table-cell>
          <table:table-cell office:value-type="string">
            <text:p>1019136K</text:p>
          </table:table-cell>
          <table:table-cell office:value-type="float" office:value="0.030129">
            <text:p>0.030129</text:p>
          </table:table-cell>
          <table:table-cell/>
        </table:table-row>
        <table:table-row table:style-name="ro1">
          <table:table-cell/>
          <table:table-cell office:value-type="float" office:value="435.152">
            <text:p>435.152</text:p>
          </table:table-cell>
          <table:table-cell office:value-type="string">
            <text:p>GC</text:p>
          </table:table-cell>
          <table:table-cell office:value-type="string">
            <text:p>1022848K</text:p>
          </table:table-cell>
          <table:table-cell office:value-type="float" office:value="0.034822">
            <text:p>0.034822</text:p>
          </table:table-cell>
          <table:table-cell/>
        </table:table-row>
        <table:table-row table:style-name="ro1">
          <table:table-cell/>
          <table:table-cell office:value-type="float" office:value="435.82">
            <text:p>435.82</text:p>
          </table:table-cell>
          <table:table-cell office:value-type="string">
            <text:p>GC</text:p>
          </table:table-cell>
          <table:table-cell office:value-type="string">
            <text:p>1024704K</text:p>
          </table:table-cell>
          <table:table-cell office:value-type="float" office:value="0.030386">
            <text:p>0.030386</text:p>
          </table:table-cell>
          <table:table-cell/>
        </table:table-row>
        <table:table-row table:style-name="ro1">
          <table:table-cell/>
          <table:table-cell office:value-type="float" office:value="437.119">
            <text:p>437.119</text:p>
          </table:table-cell>
          <table:table-cell office:value-type="string">
            <text:p>GC</text:p>
          </table:table-cell>
          <table:table-cell office:value-type="string">
            <text:p>1028544K</text:p>
          </table:table-cell>
          <table:table-cell office:value-type="float" office:value="0.022707">
            <text:p>0.022707</text:p>
          </table:table-cell>
          <table:table-cell/>
        </table:table-row>
        <table:table-row table:style-name="ro1">
          <table:table-cell/>
          <table:table-cell office:value-type="float" office:value="437.804">
            <text:p>437.804</text:p>
          </table:table-cell>
          <table:table-cell office:value-type="string">
            <text:p>GC</text:p>
          </table:table-cell>
          <table:table-cell office:value-type="string">
            <text:p>1030400K</text:p>
          </table:table-cell>
          <table:table-cell office:value-type="float" office:value="0.017202">
            <text:p>0.017202</text:p>
          </table:table-cell>
          <table:table-cell/>
        </table:table-row>
        <table:table-row table:style-name="ro1">
          <table:table-cell/>
          <table:table-cell office:value-type="float" office:value="439.69">
            <text:p>439.69</text:p>
          </table:table-cell>
          <table:table-cell office:value-type="string">
            <text:p>GC</text:p>
          </table:table-cell>
          <table:table-cell office:value-type="string">
            <text:p>1033728K</text:p>
          </table:table-cell>
          <table:table-cell office:value-type="float" office:value="0.095496">
            <text:p>0.095496</text:p>
          </table:table-cell>
          <table:table-cell/>
        </table:table-row>
        <table:table-row table:style-name="ro1">
          <table:table-cell/>
          <table:table-cell office:value-type="float" office:value="440.435">
            <text:p>440.435</text:p>
          </table:table-cell>
          <table:table-cell office:value-type="string">
            <text:p>GC</text:p>
          </table:table-cell>
          <table:table-cell office:value-type="string">
            <text:p>1034560K</text:p>
          </table:table-cell>
          <table:table-cell office:value-type="float" office:value="0.088116">
            <text:p>0.088116</text:p>
          </table:table-cell>
          <table:table-cell/>
        </table:table-row>
        <table:table-row table:style-name="ro1">
          <table:table-cell/>
          <table:table-cell office:value-type="float" office:value="441.131">
            <text:p>441.131</text:p>
          </table:table-cell>
          <table:table-cell office:value-type="string">
            <text:p>GC</text:p>
          </table:table-cell>
          <table:table-cell office:value-type="string">
            <text:p>1028352K</text:p>
          </table:table-cell>
          <table:table-cell office:value-type="float" office:value="0.111685">
            <text:p>0.111685</text:p>
          </table:table-cell>
          <table:table-cell/>
        </table:table-row>
        <table:table-row table:style-name="ro1">
          <table:table-cell/>
          <table:table-cell office:value-type="float" office:value="441.87">
            <text:p>441.87</text:p>
          </table:table-cell>
          <table:table-cell office:value-type="string">
            <text:p>GC</text:p>
          </table:table-cell>
          <table:table-cell office:value-type="string">
            <text:p>1024512K</text:p>
          </table:table-cell>
          <table:table-cell office:value-type="float" office:value="0.120702">
            <text:p>0.120702</text:p>
          </table:table-cell>
          <table:table-cell/>
        </table:table-row>
        <table:table-row table:style-name="ro1">
          <table:table-cell/>
          <table:table-cell office:value-type="float" office:value="442.613">
            <text:p>442.613</text:p>
          </table:table-cell>
          <table:table-cell office:value-type="string">
            <text:p>GC</text:p>
          </table:table-cell>
          <table:table-cell office:value-type="string">
            <text:p>1013184K</text:p>
          </table:table-cell>
          <table:table-cell office:value-type="float" office:value="0.141139">
            <text:p>0.141139</text:p>
          </table:table-cell>
          <table:table-cell/>
        </table:table-row>
        <table:table-row table:style-name="ro1">
          <table:table-cell/>
          <table:table-cell office:value-type="float" office:value="443.34">
            <text:p>443.34</text:p>
          </table:table-cell>
          <table:table-cell office:value-type="string">
            <text:p>GC</text:p>
          </table:table-cell>
          <table:table-cell office:value-type="string">
            <text:p>1013952K</text:p>
          </table:table-cell>
          <table:table-cell office:value-type="float" office:value="0.162891">
            <text:p>0.162891</text:p>
          </table:table-cell>
          <table:table-cell/>
        </table:table-row>
        <table:table-row table:style-name="ro1">
          <table:table-cell/>
          <table:table-cell office:value-type="float" office:value="444.054">
            <text:p>444.054</text:p>
          </table:table-cell>
          <table:table-cell office:value-type="string">
            <text:p>GC</text:p>
          </table:table-cell>
          <table:table-cell office:value-type="string">
            <text:p>994624K</text:p>
          </table:table-cell>
          <table:table-cell office:value-type="float" office:value="0.16781">
            <text:p>0.16781</text:p>
          </table:table-cell>
          <table:table-cell/>
        </table:table-row>
        <table:table-row table:style-name="ro1">
          <table:table-cell/>
          <table:table-cell office:value-type="float" office:value="444.775">
            <text:p>444.775</text:p>
          </table:table-cell>
          <table:table-cell office:value-type="string">
            <text:p>GC</text:p>
          </table:table-cell>
          <table:table-cell office:value-type="string">
            <text:p>993920K</text:p>
          </table:table-cell>
          <table:table-cell office:value-type="float" office:value="0.181475">
            <text:p>0.181475</text:p>
          </table:table-cell>
          <table:table-cell/>
        </table:table-row>
        <table:table-row table:style-name="ro1">
          <table:table-cell/>
          <table:table-cell office:value-type="float" office:value="445.536">
            <text:p>445.536</text:p>
          </table:table-cell>
          <table:table-cell office:value-type="string">
            <text:p>GC</text:p>
          </table:table-cell>
          <table:table-cell office:value-type="string">
            <text:p>978304K</text:p>
          </table:table-cell>
          <table:table-cell office:value-type="float" office:value="0.21666">
            <text:p>0.21666</text:p>
          </table:table-cell>
          <table:table-cell/>
        </table:table-row>
        <table:table-row table:style-name="ro1">
          <table:table-cell/>
          <table:table-cell office:value-type="float" office:value="446.29">
            <text:p>446.29</text:p>
          </table:table-cell>
          <table:table-cell office:value-type="string">
            <text:p>GC</text:p>
          </table:table-cell>
          <table:table-cell office:value-type="string">
            <text:p>970752K</text:p>
          </table:table-cell>
          <table:table-cell office:value-type="float" office:value="0.207451">
            <text:p>0.207451</text:p>
          </table:table-cell>
          <table:table-cell/>
        </table:table-row>
        <table:table-row table:style-name="ro1">
          <table:table-cell/>
          <table:table-cell office:value-type="float" office:value="446.958">
            <text:p>446.958</text:p>
          </table:table-cell>
          <table:table-cell office:value-type="string">
            <text:p>GC</text:p>
          </table:table-cell>
          <table:table-cell office:value-type="string">
            <text:p>960128K</text:p>
          </table:table-cell>
          <table:table-cell office:value-type="float" office:value="0.222513">
            <text:p>0.222513</text:p>
          </table:table-cell>
          <table:table-cell/>
        </table:table-row>
        <table:table-row table:style-name="ro1">
          <table:table-cell/>
          <table:table-cell office:value-type="float" office:value="447.645">
            <text:p>447.645</text:p>
          </table:table-cell>
          <table:table-cell office:value-type="string">
            <text:p>GC</text:p>
          </table:table-cell>
          <table:table-cell office:value-type="string">
            <text:p>924736K</text:p>
          </table:table-cell>
          <table:table-cell office:value-type="float" office:value="0.229498">
            <text:p>0.229498</text:p>
          </table:table-cell>
          <table:table-cell/>
        </table:table-row>
        <table:table-row table:style-name="ro1">
          <table:table-cell/>
          <table:table-cell office:value-type="float" office:value="448.5">
            <text:p>448.5</text:p>
          </table:table-cell>
          <table:table-cell office:value-type="string">
            <text:p>GC</text:p>
          </table:table-cell>
          <table:table-cell office:value-type="string">
            <text:p>969984K</text:p>
          </table:table-cell>
          <table:table-cell office:value-type="float" office:value="0.437848">
            <text:p>0.437848</text:p>
          </table:table-cell>
          <table:table-cell/>
        </table:table-row>
        <table:table-row table:style-name="ro1">
          <table:table-cell/>
          <table:table-cell office:value-type="float" office:value="448.938">
            <text:p>448.938</text:p>
          </table:table-cell>
          <table:table-cell office:value-type="string">
            <text:p>Full</text:p>
          </table:table-cell>
          <table:table-cell office:value-type="string">
            <text:p>1040064K</text:p>
          </table:table-cell>
          <table:table-cell office:value-type="float" office:value="10.051947">
            <text:p>10.051947</text:p>
          </table:table-cell>
          <table:table-cell/>
        </table:table-row>
        <table:table-row table:style-name="ro1">
          <table:table-cell/>
          <table:table-cell office:value-type="float" office:value="460.223">
            <text:p>460.223</text:p>
          </table:table-cell>
          <table:table-cell office:value-type="string">
            <text:p>GC</text:p>
          </table:table-cell>
          <table:table-cell office:value-type="string">
            <text:p>940672K</text:p>
          </table:table-cell>
          <table:table-cell office:value-type="float" office:value="0.120827">
            <text:p>0.120827</text:p>
          </table:table-cell>
          <table:table-cell/>
        </table:table-row>
        <table:table-row table:style-name="ro1">
          <table:table-cell/>
          <table:table-cell office:value-type="float" office:value="461.456">
            <text:p>461.456</text:p>
          </table:table-cell>
          <table:table-cell office:value-type="string">
            <text:p>GC</text:p>
          </table:table-cell>
          <table:table-cell office:value-type="string">
            <text:p>1039424K</text:p>
          </table:table-cell>
          <table:table-cell office:value-type="float" office:value="0.131862">
            <text:p>0.131862</text:p>
          </table:table-cell>
          <table:table-cell/>
        </table:table-row>
        <table:table-row table:style-name="ro1">
          <table:table-cell/>
          <table:table-cell office:value-type="float" office:value="462.598">
            <text:p>462.598</text:p>
          </table:table-cell>
          <table:table-cell office:value-type="string">
            <text:p>GC</text:p>
          </table:table-cell>
          <table:table-cell office:value-type="string">
            <text:p>952320K</text:p>
          </table:table-cell>
          <table:table-cell office:value-type="float" office:value="0.174063">
            <text:p>0.174063</text:p>
          </table:table-cell>
          <table:table-cell/>
        </table:table-row>
        <table:table-row table:style-name="ro1">
          <table:table-cell/>
          <table:table-cell office:value-type="float" office:value="463.787">
            <text:p>463.787</text:p>
          </table:table-cell>
          <table:table-cell office:value-type="string">
            <text:p>GC</text:p>
          </table:table-cell>
          <table:table-cell office:value-type="string">
            <text:p>1041088K</text:p>
          </table:table-cell>
          <table:table-cell office:value-type="float" office:value="0.193567">
            <text:p>0.193567</text:p>
          </table:table-cell>
          <table:table-cell/>
        </table:table-row>
        <table:table-row table:style-name="ro1">
          <table:table-cell/>
          <table:table-cell office:value-type="float" office:value="465.032">
            <text:p>465.032</text:p>
          </table:table-cell>
          <table:table-cell office:value-type="string">
            <text:p>GC</text:p>
          </table:table-cell>
          <table:table-cell office:value-type="string">
            <text:p>1036864K</text:p>
          </table:table-cell>
          <table:table-cell office:value-type="float" office:value="0.266465">
            <text:p>0.266465</text:p>
          </table:table-cell>
          <table:table-cell/>
        </table:table-row>
        <table:table-row table:style-name="ro1">
          <table:table-cell/>
          <table:table-cell office:value-type="float" office:value="466.392">
            <text:p>466.392</text:p>
          </table:table-cell>
          <table:table-cell office:value-type="string">
            <text:p>GC</text:p>
          </table:table-cell>
          <table:table-cell office:value-type="string">
            <text:p>1044352K</text:p>
          </table:table-cell>
          <table:table-cell office:value-type="float" office:value="0.203244">
            <text:p>0.203244</text:p>
          </table:table-cell>
          <table:table-cell/>
        </table:table-row>
        <table:table-row table:style-name="ro1">
          <table:table-cell/>
          <table:table-cell office:value-type="float" office:value="467.695">
            <text:p>467.695</text:p>
          </table:table-cell>
          <table:table-cell office:value-type="string">
            <text:p>GC</text:p>
          </table:table-cell>
          <table:table-cell office:value-type="string">
            <text:p>1041152K</text:p>
          </table:table-cell>
          <table:table-cell office:value-type="float" office:value="0.193118">
            <text:p>0.193118</text:p>
          </table:table-cell>
          <table:table-cell/>
        </table:table-row>
        <table:table-row table:style-name="ro1">
          <table:table-cell/>
          <table:table-cell office:value-type="float" office:value="468.955">
            <text:p>468.955</text:p>
          </table:table-cell>
          <table:table-cell office:value-type="string">
            <text:p>GC</text:p>
          </table:table-cell>
          <table:table-cell office:value-type="string">
            <text:p>1053440K</text:p>
          </table:table-cell>
          <table:table-cell office:value-type="float" office:value="0.167844">
            <text:p>0.167844</text:p>
          </table:table-cell>
          <table:table-cell/>
        </table:table-row>
        <table:table-row table:style-name="ro1">
          <table:table-cell/>
          <table:table-cell office:value-type="float" office:value="470.347">
            <text:p>470.347</text:p>
          </table:table-cell>
          <table:table-cell office:value-type="string">
            <text:p>GC</text:p>
          </table:table-cell>
          <table:table-cell office:value-type="string">
            <text:p>1051136K</text:p>
          </table:table-cell>
          <table:table-cell office:value-type="float" office:value="0.143124">
            <text:p>0.143124</text:p>
          </table:table-cell>
          <table:table-cell/>
        </table:table-row>
        <table:table-row table:style-name="ro1">
          <table:table-cell/>
          <table:table-cell office:value-type="float" office:value="471.673">
            <text:p>471.673</text:p>
          </table:table-cell>
          <table:table-cell office:value-type="string">
            <text:p>GC</text:p>
          </table:table-cell>
          <table:table-cell office:value-type="string">
            <text:p>1059136K</text:p>
          </table:table-cell>
          <table:table-cell office:value-type="float" office:value="0.140342">
            <text:p>0.140342</text:p>
          </table:table-cell>
          <table:table-cell/>
        </table:table-row>
        <table:table-row table:style-name="ro1">
          <table:table-cell/>
          <table:table-cell office:value-type="float" office:value="473.54">
            <text:p>473.54</text:p>
          </table:table-cell>
          <table:table-cell office:value-type="string">
            <text:p>GC</text:p>
          </table:table-cell>
          <table:table-cell office:value-type="string">
            <text:p>1056960K</text:p>
          </table:table-cell>
          <table:table-cell office:value-type="float" office:value="0.182912">
            <text:p>0.182912</text:p>
          </table:table-cell>
          <table:table-cell/>
        </table:table-row>
        <table:table-row table:style-name="ro1">
          <table:table-cell/>
          <table:table-cell office:value-type="float" office:value="475.25">
            <text:p>475.25</text:p>
          </table:table-cell>
          <table:table-cell office:value-type="string">
            <text:p>GC</text:p>
          </table:table-cell>
          <table:table-cell office:value-type="string">
            <text:p>1063744K</text:p>
          </table:table-cell>
          <table:table-cell office:value-type="float" office:value="0.084568">
            <text:p>0.084568</text:p>
          </table:table-cell>
          <table:table-cell/>
        </table:table-row>
        <table:table-row table:style-name="ro1">
          <table:table-cell/>
          <table:table-cell office:value-type="float" office:value="476.513">
            <text:p>476.513</text:p>
          </table:table-cell>
          <table:table-cell office:value-type="string">
            <text:p>GC</text:p>
          </table:table-cell>
          <table:table-cell office:value-type="string">
            <text:p>1061696K</text:p>
          </table:table-cell>
          <table:table-cell office:value-type="float" office:value="0.03041">
            <text:p>0.03041</text:p>
          </table:table-cell>
          <table:table-cell/>
        </table:table-row>
        <table:table-row table:style-name="ro1">
          <table:table-cell/>
          <table:table-cell office:value-type="float" office:value="477.724">
            <text:p>477.724</text:p>
          </table:table-cell>
          <table:table-cell office:value-type="string">
            <text:p>GC</text:p>
          </table:table-cell>
          <table:table-cell office:value-type="string">
            <text:p>1069312K</text:p>
          </table:table-cell>
          <table:table-cell office:value-type="float" office:value="0.033771">
            <text:p>0.033771</text:p>
          </table:table-cell>
          <table:table-cell/>
        </table:table-row>
        <table:table-row table:style-name="ro1">
          <table:table-cell/>
          <table:table-cell office:value-type="float" office:value="479.048">
            <text:p>479.048</text:p>
          </table:table-cell>
          <table:table-cell office:value-type="string">
            <text:p>GC</text:p>
          </table:table-cell>
          <table:table-cell office:value-type="string">
            <text:p>1067456K</text:p>
          </table:table-cell>
          <table:table-cell office:value-type="float" office:value="0.075641">
            <text:p>0.075641</text:p>
          </table:table-cell>
          <table:table-cell/>
        </table:table-row>
        <table:table-row table:style-name="ro1">
          <table:table-cell/>
          <table:table-cell office:value-type="float" office:value="480.749">
            <text:p>480.749</text:p>
          </table:table-cell>
          <table:table-cell office:value-type="string">
            <text:p>GC</text:p>
          </table:table-cell>
          <table:table-cell office:value-type="string">
            <text:p>1074112K</text:p>
          </table:table-cell>
          <table:table-cell office:value-type="float" office:value="0.054283">
            <text:p>0.054283</text:p>
          </table:table-cell>
          <table:table-cell/>
        </table:table-row>
        <table:table-row table:style-name="ro1">
          <table:table-cell/>
          <table:table-cell office:value-type="float" office:value="482.419">
            <text:p>482.419</text:p>
          </table:table-cell>
          <table:table-cell office:value-type="string">
            <text:p>GC</text:p>
          </table:table-cell>
          <table:table-cell office:value-type="string">
            <text:p>1072384K</text:p>
          </table:table-cell>
          <table:table-cell office:value-type="float" office:value="0.043354">
            <text:p>0.043354</text:p>
          </table:table-cell>
          <table:table-cell/>
        </table:table-row>
        <table:table-row table:style-name="ro1">
          <table:table-cell/>
          <table:table-cell office:value-type="float" office:value="484.179">
            <text:p>484.179</text:p>
          </table:table-cell>
          <table:table-cell office:value-type="string">
            <text:p>GC</text:p>
          </table:table-cell>
          <table:table-cell office:value-type="string">
            <text:p>1079744K</text:p>
          </table:table-cell>
          <table:table-cell office:value-type="float" office:value="0.056003">
            <text:p>0.056003</text:p>
          </table:table-cell>
          <table:table-cell/>
        </table:table-row>
        <table:table-row table:style-name="ro1">
          <table:table-cell/>
          <table:table-cell office:value-type="float" office:value="485.526">
            <text:p>485.526</text:p>
          </table:table-cell>
          <table:table-cell office:value-type="string">
            <text:p>GC</text:p>
          </table:table-cell>
          <table:table-cell office:value-type="string">
            <text:p>1078016K</text:p>
          </table:table-cell>
          <table:table-cell office:value-type="float" office:value="0.050317">
            <text:p>0.050317</text:p>
          </table:table-cell>
          <table:table-cell/>
        </table:table-row>
        <table:table-row table:style-name="ro1">
          <table:table-cell/>
          <table:table-cell office:value-type="float" office:value="487.255">
            <text:p>487.255</text:p>
          </table:table-cell>
          <table:table-cell office:value-type="string">
            <text:p>GC</text:p>
          </table:table-cell>
          <table:table-cell office:value-type="string">
            <text:p>1085504K</text:p>
          </table:table-cell>
          <table:table-cell office:value-type="float" office:value="0.034045">
            <text:p>0.034045</text:p>
          </table:table-cell>
          <table:table-cell/>
        </table:table-row>
        <table:table-row table:style-name="ro1">
          <table:table-cell/>
          <table:table-cell office:value-type="float" office:value="488.643">
            <text:p>488.643</text:p>
          </table:table-cell>
          <table:table-cell office:value-type="string">
            <text:p>GC</text:p>
          </table:table-cell>
          <table:table-cell office:value-type="string">
            <text:p>1083776K</text:p>
          </table:table-cell>
          <table:table-cell office:value-type="float" office:value="0.034718">
            <text:p>0.034718</text:p>
          </table:table-cell>
          <table:table-cell/>
        </table:table-row>
        <table:table-row table:style-name="ro1">
          <table:table-cell/>
          <table:table-cell office:value-type="float" office:value="490.02">
            <text:p>490.02</text:p>
          </table:table-cell>
          <table:table-cell office:value-type="string">
            <text:p>GC</text:p>
          </table:table-cell>
          <table:table-cell office:value-type="string">
            <text:p>1091456K</text:p>
          </table:table-cell>
          <table:table-cell office:value-type="float" office:value="0.050793">
            <text:p>0.050793</text:p>
          </table:table-cell>
          <table:table-cell/>
        </table:table-row>
        <table:table-row table:style-name="ro1">
          <table:table-cell/>
          <table:table-cell office:value-type="float" office:value="491.453">
            <text:p>491.453</text:p>
          </table:table-cell>
          <table:table-cell office:value-type="string">
            <text:p>GC</text:p>
          </table:table-cell>
          <table:table-cell office:value-type="string">
            <text:p>1089664K</text:p>
          </table:table-cell>
          <table:table-cell office:value-type="float" office:value="0.038046">
            <text:p>0.038046</text:p>
          </table:table-cell>
          <table:table-cell/>
        </table:table-row>
        <table:table-row table:style-name="ro1">
          <table:table-cell/>
          <table:table-cell office:value-type="float" office:value="493.29">
            <text:p>493.29</text:p>
          </table:table-cell>
          <table:table-cell office:value-type="string">
            <text:p>GC</text:p>
          </table:table-cell>
          <table:table-cell office:value-type="string">
            <text:p>1097088K</text:p>
          </table:table-cell>
          <table:table-cell office:value-type="float" office:value="0.033066">
            <text:p>0.033066</text:p>
          </table:table-cell>
          <table:table-cell/>
        </table:table-row>
        <table:table-row table:style-name="ro1">
          <table:table-cell/>
          <table:table-cell office:value-type="float" office:value="496.204">
            <text:p>496.204</text:p>
          </table:table-cell>
          <table:table-cell office:value-type="string">
            <text:p>GC</text:p>
          </table:table-cell>
          <table:table-cell office:value-type="string">
            <text:p>1095168K</text:p>
          </table:table-cell>
          <table:table-cell office:value-type="float" office:value="0.140363">
            <text:p>0.140363</text:p>
          </table:table-cell>
          <table:table-cell/>
        </table:table-row>
        <table:table-row table:style-name="ro1">
          <table:table-cell/>
          <table:table-cell office:value-type="float" office:value="498.935">
            <text:p>498.935</text:p>
          </table:table-cell>
          <table:table-cell office:value-type="string">
            <text:p>GC</text:p>
          </table:table-cell>
          <table:table-cell office:value-type="string">
            <text:p>1100096K</text:p>
          </table:table-cell>
          <table:table-cell office:value-type="float" office:value="0.183228">
            <text:p>0.183228</text:p>
          </table:table-cell>
          <table:table-cell/>
        </table:table-row>
        <table:table-row table:style-name="ro1">
          <table:table-cell/>
          <table:table-cell office:value-type="float" office:value="500.644">
            <text:p>500.644</text:p>
          </table:table-cell>
          <table:table-cell office:value-type="string">
            <text:p>GC</text:p>
          </table:table-cell>
          <table:table-cell office:value-type="string">
            <text:p>1099712K</text:p>
          </table:table-cell>
          <table:table-cell office:value-type="float" office:value="0.223304">
            <text:p>0.223304</text:p>
          </table:table-cell>
          <table:table-cell/>
        </table:table-row>
        <table:table-row table:style-name="ro1">
          <table:table-cell/>
          <table:table-cell office:value-type="float" office:value="502.411">
            <text:p>502.411</text:p>
          </table:table-cell>
          <table:table-cell office:value-type="string">
            <text:p>GC</text:p>
          </table:table-cell>
          <table:table-cell office:value-type="string">
            <text:p>1099328K</text:p>
          </table:table-cell>
          <table:table-cell office:value-type="float" office:value="0.235742">
            <text:p>0.235742</text:p>
          </table:table-cell>
          <table:table-cell/>
        </table:table-row>
        <table:table-row table:style-name="ro1">
          <table:table-cell/>
          <table:table-cell office:value-type="float" office:value="504.239">
            <text:p>504.239</text:p>
          </table:table-cell>
          <table:table-cell office:value-type="string">
            <text:p>GC</text:p>
          </table:table-cell>
          <table:table-cell office:value-type="string">
            <text:p>1094208K</text:p>
          </table:table-cell>
          <table:table-cell office:value-type="float" office:value="0.272491">
            <text:p>0.272491</text:p>
          </table:table-cell>
          <table:table-cell/>
        </table:table-row>
        <table:table-row table:style-name="ro1">
          <table:table-cell/>
          <table:table-cell office:value-type="float" office:value="505.947">
            <text:p>505.947</text:p>
          </table:table-cell>
          <table:table-cell office:value-type="string">
            <text:p>GC</text:p>
          </table:table-cell>
          <table:table-cell office:value-type="string">
            <text:p>1084672K</text:p>
          </table:table-cell>
          <table:table-cell office:value-type="float" office:value="0.320208">
            <text:p>0.320208</text:p>
          </table:table-cell>
          <table:table-cell/>
        </table:table-row>
        <table:table-row table:style-name="ro1">
          <table:table-cell/>
          <table:table-cell office:value-type="float" office:value="507.696">
            <text:p>507.696</text:p>
          </table:table-cell>
          <table:table-cell office:value-type="string">
            <text:p>GC</text:p>
          </table:table-cell>
          <table:table-cell office:value-type="string">
            <text:p>1084160K</text:p>
          </table:table-cell>
          <table:table-cell office:value-type="float" office:value="0.351092">
            <text:p>0.351092</text:p>
          </table:table-cell>
          <table:table-cell/>
        </table:table-row>
        <table:table-row table:style-name="ro1">
          <table:table-cell/>
          <table:table-cell office:value-type="float" office:value="509.477">
            <text:p>509.477</text:p>
          </table:table-cell>
          <table:table-cell office:value-type="string">
            <text:p>GC</text:p>
          </table:table-cell>
          <table:table-cell office:value-type="string">
            <text:p>1067392K</text:p>
          </table:table-cell>
          <table:table-cell office:value-type="float" office:value="0.377852">
            <text:p>0.377852</text:p>
          </table:table-cell>
          <table:table-cell/>
        </table:table-row>
        <table:table-row table:style-name="ro1">
          <table:table-cell/>
          <table:table-cell office:value-type="float" office:value="511.156">
            <text:p>511.156</text:p>
          </table:table-cell>
          <table:table-cell office:value-type="string">
            <text:p>GC</text:p>
          </table:table-cell>
          <table:table-cell office:value-type="string">
            <text:p>1064704K</text:p>
          </table:table-cell>
          <table:table-cell office:value-type="float" office:value="0.463268">
            <text:p>0.463268</text:p>
          </table:table-cell>
          <table:table-cell/>
        </table:table-row>
        <table:table-row table:style-name="ro1">
          <table:table-cell/>
          <table:table-cell office:value-type="float" office:value="512.925">
            <text:p>512.925</text:p>
          </table:table-cell>
          <table:table-cell office:value-type="string">
            <text:p>GC</text:p>
          </table:table-cell>
          <table:table-cell office:value-type="string">
            <text:p>1049344K</text:p>
          </table:table-cell>
          <table:table-cell office:value-type="float" office:value="0.437352">
            <text:p>0.437352</text:p>
          </table:table-cell>
          <table:table-cell/>
        </table:table-row>
        <table:table-row table:style-name="ro1">
          <table:table-cell/>
          <table:table-cell office:value-type="float" office:value="514.578">
            <text:p>514.578</text:p>
          </table:table-cell>
          <table:table-cell office:value-type="string">
            <text:p>GC</text:p>
          </table:table-cell>
          <table:table-cell office:value-type="string">
            <text:p>1041344K</text:p>
          </table:table-cell>
          <table:table-cell office:value-type="float" office:value="0.488722">
            <text:p>0.488722</text:p>
          </table:table-cell>
          <table:table-cell/>
        </table:table-row>
        <table:table-row table:style-name="ro1">
          <table:table-cell/>
          <table:table-cell office:value-type="float" office:value="516.322">
            <text:p>516.322</text:p>
          </table:table-cell>
          <table:table-cell office:value-type="string">
            <text:p>GC</text:p>
          </table:table-cell>
          <table:table-cell office:value-type="string">
            <text:p>1034880K</text:p>
          </table:table-cell>
          <table:table-cell office:value-type="float" office:value="0.506474">
            <text:p>0.506474</text:p>
          </table:table-cell>
          <table:table-cell/>
        </table:table-row>
        <table:table-row table:style-name="ro1">
          <table:table-cell/>
          <table:table-cell office:value-type="float" office:value="517.975">
            <text:p>517.975</text:p>
          </table:table-cell>
          <table:table-cell office:value-type="string">
            <text:p>GC</text:p>
          </table:table-cell>
          <table:table-cell office:value-type="string">
            <text:p>1000512K</text:p>
          </table:table-cell>
          <table:table-cell office:value-type="float" office:value="0.477542">
            <text:p>0.477542</text:p>
          </table:table-cell>
          <table:table-cell/>
        </table:table-row>
        <table:table-row table:style-name="ro1">
          <table:table-cell/>
          <table:table-cell office:value-type="float" office:value="519.601">
            <text:p>519.601</text:p>
          </table:table-cell>
          <table:table-cell office:value-type="string">
            <text:p>GC</text:p>
          </table:table-cell>
          <table:table-cell office:value-type="string">
            <text:p>1041664K</text:p>
          </table:table-cell>
          <table:table-cell office:value-type="float" office:value="0.457432">
            <text:p>0.457432</text:p>
          </table:table-cell>
          <table:table-cell/>
        </table:table-row>
        <table:table-row table:style-name="ro1">
          <table:table-cell/>
          <table:table-cell office:value-type="float" office:value="521.18">
            <text:p>521.18</text:p>
          </table:table-cell>
          <table:table-cell office:value-type="string">
            <text:p>GC</text:p>
          </table:table-cell>
          <table:table-cell office:value-type="string">
            <text:p>981376K</text:p>
          </table:table-cell>
          <table:table-cell office:value-type="float" office:value="0.42444">
            <text:p>0.42444</text:p>
          </table:table-cell>
          <table:table-cell/>
        </table:table-row>
        <table:table-row table:style-name="ro1">
          <table:table-cell/>
          <table:table-cell office:value-type="float" office:value="522.677">
            <text:p>522.677</text:p>
          </table:table-cell>
          <table:table-cell office:value-type="string">
            <text:p>GC</text:p>
          </table:table-cell>
          <table:table-cell office:value-type="string">
            <text:p>1040128K</text:p>
          </table:table-cell>
          <table:table-cell office:value-type="float" office:value="0.332841">
            <text:p>0.332841</text:p>
          </table:table-cell>
          <table:table-cell/>
        </table:table-row>
        <table:table-row table:style-name="ro1">
          <table:table-cell/>
          <table:table-cell office:value-type="float" office:value="524.153">
            <text:p>524.153</text:p>
          </table:table-cell>
          <table:table-cell office:value-type="string">
            <text:p>GC</text:p>
          </table:table-cell>
          <table:table-cell office:value-type="string">
            <text:p>1035008K</text:p>
          </table:table-cell>
          <table:table-cell office:value-type="float" office:value="0.359356">
            <text:p>0.359356</text:p>
          </table:table-cell>
          <table:table-cell/>
        </table:table-row>
        <table:table-row table:style-name="ro1">
          <table:table-cell/>
          <table:table-cell office:value-type="float" office:value="525.579">
            <text:p>525.579</text:p>
          </table:table-cell>
          <table:table-cell office:value-type="string">
            <text:p>GC</text:p>
          </table:table-cell>
          <table:table-cell office:value-type="string">
            <text:p>1045888K</text:p>
          </table:table-cell>
          <table:table-cell office:value-type="float" office:value="0.32319">
            <text:p>0.32319</text:p>
          </table:table-cell>
          <table:table-cell/>
        </table:table-row>
        <table:table-row table:style-name="ro1">
          <table:table-cell/>
          <table:table-cell office:value-type="float" office:value="527.007">
            <text:p>527.007</text:p>
          </table:table-cell>
          <table:table-cell office:value-type="string">
            <text:p>GC</text:p>
          </table:table-cell>
          <table:table-cell office:value-type="string">
            <text:p>1043264K</text:p>
          </table:table-cell>
          <table:table-cell office:value-type="float" office:value="0.239652">
            <text:p>0.239652</text:p>
          </table:table-cell>
          <table:table-cell/>
        </table:table-row>
        <table:table-row table:style-name="ro1">
          <table:table-cell/>
          <table:table-cell office:value-type="float" office:value="528.399">
            <text:p>528.399</text:p>
          </table:table-cell>
          <table:table-cell office:value-type="string">
            <text:p>GC</text:p>
          </table:table-cell>
          <table:table-cell office:value-type="string">
            <text:p>1054656K</text:p>
          </table:table-cell>
          <table:table-cell office:value-type="float" office:value="0.239592">
            <text:p>0.239592</text:p>
          </table:table-cell>
          <table:table-cell/>
        </table:table-row>
        <table:table-row table:style-name="ro1">
          <table:table-cell/>
          <table:table-cell office:value-type="float" office:value="529.76">
            <text:p>529.76</text:p>
          </table:table-cell>
          <table:table-cell office:value-type="string">
            <text:p>GC</text:p>
          </table:table-cell>
          <table:table-cell office:value-type="string">
            <text:p>1053312K</text:p>
          </table:table-cell>
          <table:table-cell office:value-type="float" office:value="0.202083">
            <text:p>0.202083</text:p>
          </table:table-cell>
          <table:table-cell/>
        </table:table-row>
        <table:table-row table:style-name="ro1">
          <table:table-cell/>
          <table:table-cell office:value-type="float" office:value="531.155">
            <text:p>531.155</text:p>
          </table:table-cell>
          <table:table-cell office:value-type="string">
            <text:p>GC</text:p>
          </table:table-cell>
          <table:table-cell office:value-type="string">
            <text:p>1059328K</text:p>
          </table:table-cell>
          <table:table-cell office:value-type="float" office:value="0.191212">
            <text:p>0.191212</text:p>
          </table:table-cell>
          <table:table-cell/>
        </table:table-row>
        <table:table-row table:style-name="ro1">
          <table:table-cell/>
          <table:table-cell office:value-type="float" office:value="532.53">
            <text:p>532.53</text:p>
          </table:table-cell>
          <table:table-cell office:value-type="string">
            <text:p>GC</text:p>
          </table:table-cell>
          <table:table-cell office:value-type="string">
            <text:p>1058688K</text:p>
          </table:table-cell>
          <table:table-cell office:value-type="float" office:value="0.152391">
            <text:p>0.152391</text:p>
          </table:table-cell>
          <table:table-cell/>
        </table:table-row>
        <table:table-row table:style-name="ro1">
          <table:table-cell/>
          <table:table-cell office:value-type="float" office:value="532.683">
            <text:p>532.683</text:p>
          </table:table-cell>
          <table:table-cell office:value-type="string">
            <text:p>Full</text:p>
          </table:table-cell>
          <table:table-cell office:value-type="string">
            <text:p>1122240K</text:p>
          </table:table-cell>
          <table:table-cell office:value-type="float" office:value="7.477779">
            <text:p>7.477779</text:p>
          </table:table-cell>
          <table:table-cell/>
        </table:table-row>
        <table:table-row table:style-name="ro1">
          <table:table-cell/>
          <table:table-cell office:value-type="float" office:value="542.175">
            <text:p>542.175</text:p>
          </table:table-cell>
          <table:table-cell office:value-type="string">
            <text:p>GC</text:p>
          </table:table-cell>
          <table:table-cell office:value-type="string">
            <text:p>1125056K</text:p>
          </table:table-cell>
          <table:table-cell office:value-type="float" office:value="0.084193">
            <text:p>0.084193</text:p>
          </table:table-cell>
          <table:table-cell/>
        </table:table-row>
        <table:table-row table:style-name="ro1">
          <table:table-cell/>
          <table:table-cell office:value-type="float" office:value="543.427">
            <text:p>543.427</text:p>
          </table:table-cell>
          <table:table-cell office:value-type="string">
            <text:p>GC</text:p>
          </table:table-cell>
          <table:table-cell office:value-type="string">
            <text:p>1124672K</text:p>
          </table:table-cell>
          <table:table-cell office:value-type="float" office:value="0.085534">
            <text:p>0.085534</text:p>
          </table:table-cell>
          <table:table-cell/>
        </table:table-row>
        <table:table-row table:style-name="ro1">
          <table:table-cell/>
          <table:table-cell office:value-type="float" office:value="545.465">
            <text:p>545.465</text:p>
          </table:table-cell>
          <table:table-cell office:value-type="string">
            <text:p>GC</text:p>
          </table:table-cell>
          <table:table-cell office:value-type="string">
            <text:p>1127744K</text:p>
          </table:table-cell>
          <table:table-cell office:value-type="float" office:value="0.036433">
            <text:p>0.036433</text:p>
          </table:table-cell>
          <table:table-cell/>
        </table:table-row>
        <table:table-row table:style-name="ro1">
          <table:table-cell/>
          <table:table-cell office:value-type="float" office:value="547.827">
            <text:p>547.827</text:p>
          </table:table-cell>
          <table:table-cell office:value-type="string">
            <text:p>GC</text:p>
          </table:table-cell>
          <table:table-cell office:value-type="string">
            <text:p>1127808K</text:p>
          </table:table-cell>
          <table:table-cell office:value-type="float" office:value="0.022477">
            <text:p>0.022477</text:p>
          </table:table-cell>
          <table:table-cell/>
        </table:table-row>
        <table:table-row table:style-name="ro1">
          <table:table-cell/>
          <table:table-cell office:value-type="float" office:value="549.801">
            <text:p>549.801</text:p>
          </table:table-cell>
          <table:table-cell office:value-type="string">
            <text:p>GC</text:p>
          </table:table-cell>
          <table:table-cell office:value-type="string">
            <text:p>1129856K</text:p>
          </table:table-cell>
          <table:table-cell office:value-type="float" office:value="0.025143">
            <text:p>0.025143</text:p>
          </table:table-cell>
          <table:table-cell/>
        </table:table-row>
        <table:table-row table:style-name="ro1">
          <table:table-cell/>
          <table:table-cell office:value-type="float" office:value="551.693">
            <text:p>551.693</text:p>
          </table:table-cell>
          <table:table-cell office:value-type="string">
            <text:p>GC</text:p>
          </table:table-cell>
          <table:table-cell office:value-type="string">
            <text:p>1130240K</text:p>
          </table:table-cell>
          <table:table-cell office:value-type="float" office:value="0.040267">
            <text:p>0.040267</text:p>
          </table:table-cell>
          <table:table-cell/>
        </table:table-row>
        <table:table-row table:style-name="ro1">
          <table:table-cell/>
          <table:table-cell office:value-type="float" office:value="552.938">
            <text:p>552.938</text:p>
          </table:table-cell>
          <table:table-cell office:value-type="string">
            <text:p>GC</text:p>
          </table:table-cell>
          <table:table-cell office:value-type="string">
            <text:p>1134080K</text:p>
          </table:table-cell>
          <table:table-cell office:value-type="float" office:value="0.029559">
            <text:p>0.029559</text:p>
          </table:table-cell>
          <table:table-cell/>
        </table:table-row>
        <table:table-row table:style-name="ro1">
          <table:table-cell/>
          <table:table-cell office:value-type="float" office:value="554.174">
            <text:p>554.174</text:p>
          </table:table-cell>
          <table:table-cell office:value-type="string">
            <text:p>GC</text:p>
          </table:table-cell>
          <table:table-cell office:value-type="string">
            <text:p>1134592K</text:p>
          </table:table-cell>
          <table:table-cell office:value-type="float" office:value="0.03325">
            <text:p>0.03325</text:p>
          </table:table-cell>
          <table:table-cell/>
        </table:table-row>
        <table:table-row table:style-name="ro1">
          <table:table-cell/>
          <table:table-cell office:value-type="float" office:value="556.71">
            <text:p>556.71</text:p>
          </table:table-cell>
          <table:table-cell office:value-type="string">
            <text:p>GC</text:p>
          </table:table-cell>
          <table:table-cell office:value-type="string">
            <text:p>1139392K</text:p>
          </table:table-cell>
          <table:table-cell office:value-type="float" office:value="0.032838">
            <text:p>0.032838</text:p>
          </table:table-cell>
          <table:table-cell/>
        </table:table-row>
        <table:table-row table:style-name="ro1">
          <table:table-cell/>
          <table:table-cell office:value-type="float" office:value="558.697">
            <text:p>558.697</text:p>
          </table:table-cell>
          <table:table-cell office:value-type="string">
            <text:p>GC</text:p>
          </table:table-cell>
          <table:table-cell office:value-type="string">
            <text:p>1139968K</text:p>
          </table:table-cell>
          <table:table-cell office:value-type="float" office:value="0.023861">
            <text:p>0.023861</text:p>
          </table:table-cell>
          <table:table-cell/>
        </table:table-row>
        <table:table-row table:style-name="ro1">
          <table:table-cell/>
          <table:table-cell office:value-type="float" office:value="559.981">
            <text:p>559.981</text:p>
          </table:table-cell>
          <table:table-cell office:value-type="string">
            <text:p>GC</text:p>
          </table:table-cell>
          <table:table-cell office:value-type="string">
            <text:p>1145216K</text:p>
          </table:table-cell>
          <table:table-cell office:value-type="float" office:value="0.023614">
            <text:p>0.023614</text:p>
          </table:table-cell>
          <table:table-cell/>
        </table:table-row>
        <table:table-row table:style-name="ro1">
          <table:table-cell/>
          <table:table-cell office:value-type="float" office:value="561.75">
            <text:p>561.75</text:p>
          </table:table-cell>
          <table:table-cell office:value-type="string">
            <text:p>GC</text:p>
          </table:table-cell>
          <table:table-cell office:value-type="string">
            <text:p>1145792K</text:p>
          </table:table-cell>
          <table:table-cell office:value-type="float" office:value="0.02738">
            <text:p>0.02738</text:p>
          </table:table-cell>
          <table:table-cell/>
        </table:table-row>
        <table:table-row table:style-name="ro1">
          <table:table-cell/>
          <table:table-cell office:value-type="float" office:value="563.08">
            <text:p>563.08</text:p>
          </table:table-cell>
          <table:table-cell office:value-type="string">
            <text:p>GC</text:p>
          </table:table-cell>
          <table:table-cell office:value-type="string">
            <text:p>1151296K</text:p>
          </table:table-cell>
          <table:table-cell office:value-type="float" office:value="0.034823">
            <text:p>0.034823</text:p>
          </table:table-cell>
          <table:table-cell/>
        </table:table-row>
        <table:table-row table:style-name="ro1">
          <table:table-cell/>
          <table:table-cell office:value-type="float" office:value="564.452">
            <text:p>564.452</text:p>
          </table:table-cell>
          <table:table-cell office:value-type="string">
            <text:p>GC</text:p>
          </table:table-cell>
          <table:table-cell office:value-type="string">
            <text:p>1151808K</text:p>
          </table:table-cell>
          <table:table-cell office:value-type="float" office:value="0.029278">
            <text:p>0.029278</text:p>
          </table:table-cell>
          <table:table-cell/>
        </table:table-row>
        <table:table-row table:style-name="ro1">
          <table:table-cell/>
          <table:table-cell office:value-type="float" office:value="565.859">
            <text:p>565.859</text:p>
          </table:table-cell>
          <table:table-cell office:value-type="string">
            <text:p>GC</text:p>
          </table:table-cell>
          <table:table-cell office:value-type="string">
            <text:p>1157248K</text:p>
          </table:table-cell>
          <table:table-cell office:value-type="float" office:value="0.046374">
            <text:p>0.046374</text:p>
          </table:table-cell>
          <table:table-cell/>
        </table:table-row>
        <table:table-row table:style-name="ro1">
          <table:table-cell/>
          <table:table-cell office:value-type="float" office:value="567.273">
            <text:p>567.273</text:p>
          </table:table-cell>
          <table:table-cell office:value-type="string">
            <text:p>GC</text:p>
          </table:table-cell>
          <table:table-cell office:value-type="string">
            <text:p>1157696K</text:p>
          </table:table-cell>
          <table:table-cell office:value-type="float" office:value="0.041715">
            <text:p>0.041715</text:p>
          </table:table-cell>
          <table:table-cell/>
        </table:table-row>
        <table:table-row table:style-name="ro1">
          <table:table-cell/>
          <table:table-cell office:value-type="float" office:value="568.722">
            <text:p>568.722</text:p>
          </table:table-cell>
          <table:table-cell office:value-type="string">
            <text:p>GC</text:p>
          </table:table-cell>
          <table:table-cell office:value-type="string">
            <text:p>1162816K</text:p>
          </table:table-cell>
          <table:table-cell office:value-type="float" office:value="0.025254">
            <text:p>0.025254</text:p>
          </table:table-cell>
          <table:table-cell/>
        </table:table-row>
        <table:table-row table:style-name="ro1">
          <table:table-cell/>
          <table:table-cell office:value-type="float" office:value="570.864">
            <text:p>570.864</text:p>
          </table:table-cell>
          <table:table-cell office:value-type="string">
            <text:p>GC</text:p>
          </table:table-cell>
          <table:table-cell office:value-type="string">
            <text:p>1163200K</text:p>
          </table:table-cell>
          <table:table-cell office:value-type="float" office:value="0.032377">
            <text:p>0.032377</text:p>
          </table:table-cell>
          <table:table-cell/>
        </table:table-row>
        <table:table-row table:style-name="ro1">
          <table:table-cell/>
          <table:table-cell office:value-type="float" office:value="575.068">
            <text:p>575.068</text:p>
          </table:table-cell>
          <table:table-cell office:value-type="string">
            <text:p>GC</text:p>
          </table:table-cell>
          <table:table-cell office:value-type="string">
            <text:p>1169600K</text:p>
          </table:table-cell>
          <table:table-cell office:value-type="float" office:value="0.225187">
            <text:p>0.225187</text:p>
          </table:table-cell>
          <table:table-cell/>
        </table:table-row>
        <table:table-row table:style-name="ro1">
          <table:table-cell/>
          <table:table-cell office:value-type="float" office:value="576.949">
            <text:p>576.949</text:p>
          </table:table-cell>
          <table:table-cell office:value-type="string">
            <text:p>GC</text:p>
          </table:table-cell>
          <table:table-cell office:value-type="string">
            <text:p>1168640K</text:p>
          </table:table-cell>
          <table:table-cell office:value-type="float" office:value="0.179211">
            <text:p>0.179211</text:p>
          </table:table-cell>
          <table:table-cell/>
        </table:table-row>
        <table:table-row table:style-name="ro1">
          <table:table-cell/>
          <table:table-cell office:value-type="float" office:value="578.669">
            <text:p>578.669</text:p>
          </table:table-cell>
          <table:table-cell office:value-type="string">
            <text:p>GC</text:p>
          </table:table-cell>
          <table:table-cell office:value-type="string">
            <text:p>1165952K</text:p>
          </table:table-cell>
          <table:table-cell office:value-type="float" office:value="0.256932">
            <text:p>0.256932</text:p>
          </table:table-cell>
          <table:table-cell/>
        </table:table-row>
        <table:table-row table:style-name="ro1">
          <table:table-cell/>
          <table:table-cell office:value-type="float" office:value="580.465">
            <text:p>580.465</text:p>
          </table:table-cell>
          <table:table-cell office:value-type="string">
            <text:p>GC</text:p>
          </table:table-cell>
          <table:table-cell office:value-type="string">
            <text:p>1161152K</text:p>
          </table:table-cell>
          <table:table-cell office:value-type="float" office:value="0.257845">
            <text:p>0.257845</text:p>
          </table:table-cell>
          <table:table-cell/>
        </table:table-row>
        <table:table-row table:style-name="ro1">
          <table:table-cell/>
          <table:table-cell office:value-type="float" office:value="582.167">
            <text:p>582.167</text:p>
          </table:table-cell>
          <table:table-cell office:value-type="string">
            <text:p>GC</text:p>
          </table:table-cell>
          <table:table-cell office:value-type="string">
            <text:p>1152384K</text:p>
          </table:table-cell>
          <table:table-cell office:value-type="float" office:value="0.319415">
            <text:p>0.319415</text:p>
          </table:table-cell>
          <table:table-cell/>
        </table:table-row>
        <table:table-row table:style-name="ro1">
          <table:table-cell/>
          <table:table-cell office:value-type="float" office:value="583.993">
            <text:p>583.993</text:p>
          </table:table-cell>
          <table:table-cell office:value-type="string">
            <text:p>GC</text:p>
          </table:table-cell>
          <table:table-cell office:value-type="string">
            <text:p>1151808K</text:p>
          </table:table-cell>
          <table:table-cell office:value-type="float" office:value="0.329196">
            <text:p>0.329196</text:p>
          </table:table-cell>
          <table:table-cell/>
        </table:table-row>
        <table:table-row table:style-name="ro1">
          <table:table-cell/>
          <table:table-cell office:value-type="float" office:value="585.796">
            <text:p>585.796</text:p>
          </table:table-cell>
          <table:table-cell office:value-type="string">
            <text:p>GC</text:p>
          </table:table-cell>
          <table:table-cell office:value-type="string">
            <text:p>1135424K</text:p>
          </table:table-cell>
          <table:table-cell office:value-type="float" office:value="0.37401">
            <text:p>0.37401</text:p>
          </table:table-cell>
          <table:table-cell/>
        </table:table-row>
        <table:table-row table:style-name="ro1">
          <table:table-cell/>
          <table:table-cell office:value-type="float" office:value="587.49">
            <text:p>587.49</text:p>
          </table:table-cell>
          <table:table-cell office:value-type="string">
            <text:p>GC</text:p>
          </table:table-cell>
          <table:table-cell office:value-type="string">
            <text:p>1133760K</text:p>
          </table:table-cell>
          <table:table-cell office:value-type="float" office:value="0.413608">
            <text:p>0.413608</text:p>
          </table:table-cell>
          <table:table-cell/>
        </table:table-row>
        <table:table-row table:style-name="ro1">
          <table:table-cell/>
          <table:table-cell office:value-type="float" office:value="589.22">
            <text:p>589.22</text:p>
          </table:table-cell>
          <table:table-cell office:value-type="string">
            <text:p>GC</text:p>
          </table:table-cell>
          <table:table-cell office:value-type="string">
            <text:p>1118400K</text:p>
          </table:table-cell>
          <table:table-cell office:value-type="float" office:value="0.516246">
            <text:p>0.516246</text:p>
          </table:table-cell>
          <table:table-cell/>
        </table:table-row>
        <table:table-row table:style-name="ro1">
          <table:table-cell/>
          <table:table-cell office:value-type="float" office:value="590.909">
            <text:p>590.909</text:p>
          </table:table-cell>
          <table:table-cell office:value-type="string">
            <text:p>GC</text:p>
          </table:table-cell>
          <table:table-cell office:value-type="string">
            <text:p>1111040K</text:p>
          </table:table-cell>
          <table:table-cell office:value-type="float" office:value="0.471885">
            <text:p>0.471885</text:p>
          </table:table-cell>
          <table:table-cell/>
        </table:table-row>
        <table:table-row table:style-name="ro1">
          <table:table-cell/>
          <table:table-cell office:value-type="float" office:value="592.725">
            <text:p>592.725</text:p>
          </table:table-cell>
          <table:table-cell office:value-type="string">
            <text:p>GC</text:p>
          </table:table-cell>
          <table:table-cell office:value-type="string">
            <text:p>1101184K</text:p>
          </table:table-cell>
          <table:table-cell office:value-type="float" office:value="0.502849">
            <text:p>0.502849</text:p>
          </table:table-cell>
          <table:table-cell/>
        </table:table-row>
        <table:table-row table:style-name="ro1">
          <table:table-cell/>
          <table:table-cell office:value-type="float" office:value="594.376">
            <text:p>594.376</text:p>
          </table:table-cell>
          <table:table-cell office:value-type="string">
            <text:p>GC</text:p>
          </table:table-cell>
          <table:table-cell office:value-type="string">
            <text:p>1071104K</text:p>
          </table:table-cell>
          <table:table-cell office:value-type="float" office:value="0.525635">
            <text:p>0.525635</text:p>
          </table:table-cell>
          <table:table-cell/>
        </table:table-row>
        <table:table-row table:style-name="ro1">
          <table:table-cell/>
          <table:table-cell office:value-type="float" office:value="595.993">
            <text:p>595.993</text:p>
          </table:table-cell>
          <table:table-cell office:value-type="string">
            <text:p>GC</text:p>
          </table:table-cell>
          <table:table-cell office:value-type="string">
            <text:p>1108224K</text:p>
          </table:table-cell>
          <table:table-cell office:value-type="float" office:value="0.472856">
            <text:p>0.472856</text:p>
          </table:table-cell>
          <table:table-cell/>
        </table:table-row>
        <table:table-row table:style-name="ro1">
          <table:table-cell/>
          <table:table-cell office:value-type="float" office:value="597.678">
            <text:p>597.678</text:p>
          </table:table-cell>
          <table:table-cell office:value-type="string">
            <text:p>GC</text:p>
          </table:table-cell>
          <table:table-cell office:value-type="string">
            <text:p>1051136K</text:p>
          </table:table-cell>
          <table:table-cell office:value-type="float" office:value="0.380245">
            <text:p>0.380245</text:p>
          </table:table-cell>
          <table:table-cell/>
        </table:table-row>
        <table:table-row table:style-name="ro1">
          <table:table-cell/>
          <table:table-cell office:value-type="float" office:value="599.14">
            <text:p>599.14</text:p>
          </table:table-cell>
          <table:table-cell office:value-type="string">
            <text:p>GC</text:p>
          </table:table-cell>
          <table:table-cell office:value-type="string">
            <text:p>1107968K</text:p>
          </table:table-cell>
          <table:table-cell office:value-type="float" office:value="0.343189">
            <text:p>0.343189</text:p>
          </table:table-cell>
          <table:table-cell/>
        </table:table-row>
        <table:table-row table:style-name="ro1">
          <table:table-cell/>
          <table:table-cell office:value-type="float" office:value="600.663">
            <text:p>600.663</text:p>
          </table:table-cell>
          <table:table-cell office:value-type="string">
            <text:p>GC</text:p>
          </table:table-cell>
          <table:table-cell office:value-type="string">
            <text:p>1102784K</text:p>
          </table:table-cell>
          <table:table-cell office:value-type="float" office:value="0.286341">
            <text:p>0.286341</text:p>
          </table:table-cell>
          <table:table-cell/>
        </table:table-row>
        <table:table-row table:style-name="ro1">
          <table:table-cell/>
          <table:table-cell office:value-type="float" office:value="602.021">
            <text:p>602.021</text:p>
          </table:table-cell>
          <table:table-cell office:value-type="string">
            <text:p>GC</text:p>
          </table:table-cell>
          <table:table-cell office:value-type="string">
            <text:p>1111616K</text:p>
          </table:table-cell>
          <table:table-cell office:value-type="float" office:value="0.263557">
            <text:p>0.263557</text:p>
          </table:table-cell>
          <table:table-cell/>
        </table:table-row>
        <table:table-row table:style-name="ro1">
          <table:table-cell/>
          <table:table-cell office:value-type="float" office:value="603.479">
            <text:p>603.479</text:p>
          </table:table-cell>
          <table:table-cell office:value-type="string">
            <text:p>GC</text:p>
          </table:table-cell>
          <table:table-cell office:value-type="string">
            <text:p>1108928K</text:p>
          </table:table-cell>
          <table:table-cell office:value-type="float" office:value="0.239792">
            <text:p>0.239792</text:p>
          </table:table-cell>
          <table:table-cell/>
        </table:table-row>
        <table:table-row table:style-name="ro1">
          <table:table-cell/>
          <table:table-cell office:value-type="float" office:value="604.857">
            <text:p>604.857</text:p>
          </table:table-cell>
          <table:table-cell office:value-type="string">
            <text:p>GC</text:p>
          </table:table-cell>
          <table:table-cell office:value-type="string">
            <text:p>1120896K</text:p>
          </table:table-cell>
          <table:table-cell office:value-type="float" office:value="0.222256">
            <text:p>0.222256</text:p>
          </table:table-cell>
          <table:table-cell/>
        </table:table-row>
        <table:table-row table:style-name="ro1">
          <table:table-cell/>
          <table:table-cell office:value-type="float" office:value="606.296">
            <text:p>606.296</text:p>
          </table:table-cell>
          <table:table-cell office:value-type="string">
            <text:p>GC</text:p>
          </table:table-cell>
          <table:table-cell office:value-type="string">
            <text:p>1119360K</text:p>
          </table:table-cell>
          <table:table-cell office:value-type="float" office:value="0.232087">
            <text:p>0.232087</text:p>
          </table:table-cell>
          <table:table-cell/>
        </table:table-row>
        <table:table-row table:style-name="ro1">
          <table:table-cell/>
          <table:table-cell office:value-type="float" office:value="607.67">
            <text:p>607.67</text:p>
          </table:table-cell>
          <table:table-cell office:value-type="string">
            <text:p>GC</text:p>
          </table:table-cell>
          <table:table-cell office:value-type="string">
            <text:p>1125440K</text:p>
          </table:table-cell>
          <table:table-cell office:value-type="float" office:value="0.161292">
            <text:p>0.161292</text:p>
          </table:table-cell>
          <table:table-cell/>
        </table:table-row>
        <table:table-row table:style-name="ro1">
          <table:table-cell/>
          <table:table-cell office:value-type="float" office:value="609.079">
            <text:p>609.079</text:p>
          </table:table-cell>
          <table:table-cell office:value-type="string">
            <text:p>GC</text:p>
          </table:table-cell>
          <table:table-cell office:value-type="string">
            <text:p>1124672K</text:p>
          </table:table-cell>
          <table:table-cell office:value-type="float" office:value="0.130119">
            <text:p>0.130119</text:p>
          </table:table-cell>
          <table:table-cell/>
        </table:table-row>
        <table:table-row table:style-name="ro1">
          <table:table-cell/>
          <table:table-cell office:value-type="float" office:value="610.52">
            <text:p>610.52</text:p>
          </table:table-cell>
          <table:table-cell office:value-type="string">
            <text:p>GC</text:p>
          </table:table-cell>
          <table:table-cell office:value-type="string">
            <text:p>1127552K</text:p>
          </table:table-cell>
          <table:table-cell office:value-type="float" office:value="0.149743">
            <text:p>0.149743</text:p>
          </table:table-cell>
          <table:table-cell/>
        </table:table-row>
        <table:table-row table:style-name="ro1">
          <table:table-cell/>
          <table:table-cell office:value-type="float" office:value="613.326">
            <text:p>613.326</text:p>
          </table:table-cell>
          <table:table-cell office:value-type="string">
            <text:p>GC</text:p>
          </table:table-cell>
          <table:table-cell office:value-type="string">
            <text:p>1127360K</text:p>
          </table:table-cell>
          <table:table-cell office:value-type="float" office:value="0.13031">
            <text:p>0.13031</text:p>
          </table:table-cell>
          <table:table-cell/>
        </table:table-row>
        <table:table-row table:style-name="ro1">
          <table:table-cell/>
          <table:table-cell office:value-type="float" office:value="614.627">
            <text:p>614.627</text:p>
          </table:table-cell>
          <table:table-cell office:value-type="string">
            <text:p>GC</text:p>
          </table:table-cell>
          <table:table-cell office:value-type="string">
            <text:p>1130944K</text:p>
          </table:table-cell>
          <table:table-cell office:value-type="float" office:value="0.064751">
            <text:p>0.064751</text:p>
          </table:table-cell>
          <table:table-cell/>
        </table:table-row>
        <table:table-row table:style-name="ro1">
          <table:table-cell/>
          <table:table-cell office:value-type="float" office:value="615.877">
            <text:p>615.877</text:p>
          </table:table-cell>
          <table:table-cell office:value-type="string">
            <text:p>GC</text:p>
          </table:table-cell>
          <table:table-cell office:value-type="string">
            <text:p>1130816K</text:p>
          </table:table-cell>
          <table:table-cell office:value-type="float" office:value="0.05986">
            <text:p>0.05986</text:p>
          </table:table-cell>
          <table:table-cell/>
        </table:table-row>
        <table:table-row table:style-name="ro1">
          <table:table-cell/>
          <table:table-cell office:value-type="float" office:value="617.616">
            <text:p>617.616</text:p>
          </table:table-cell>
          <table:table-cell office:value-type="string">
            <text:p>GC</text:p>
          </table:table-cell>
          <table:table-cell office:value-type="string">
            <text:p>1133248K</text:p>
          </table:table-cell>
          <table:table-cell office:value-type="float" office:value="0.04087">
            <text:p>0.04087</text:p>
          </table:table-cell>
          <table:table-cell/>
        </table:table-row>
        <table:table-row table:style-name="ro1">
          <table:table-cell/>
          <table:table-cell office:value-type="float" office:value="618.867">
            <text:p>618.867</text:p>
          </table:table-cell>
          <table:table-cell office:value-type="string">
            <text:p>GC</text:p>
          </table:table-cell>
          <table:table-cell office:value-type="string">
            <text:p>1133376K</text:p>
          </table:table-cell>
          <table:table-cell office:value-type="float" office:value="0.057899">
            <text:p>0.057899</text:p>
          </table:table-cell>
          <table:table-cell/>
        </table:table-row>
        <table:table-row table:style-name="ro1">
          <table:table-cell/>
          <table:table-cell office:value-type="float" office:value="621.34">
            <text:p>621.34</text:p>
          </table:table-cell>
          <table:table-cell office:value-type="string">
            <text:p>GC</text:p>
          </table:table-cell>
          <table:table-cell office:value-type="string">
            <text:p>1137024K</text:p>
          </table:table-cell>
          <table:table-cell office:value-type="float" office:value="0.066513">
            <text:p>0.066513</text:p>
          </table:table-cell>
          <table:table-cell/>
        </table:table-row>
        <table:table-row table:style-name="ro1">
          <table:table-cell/>
          <table:table-cell office:value-type="float" office:value="623.137">
            <text:p>623.137</text:p>
          </table:table-cell>
          <table:table-cell office:value-type="string">
            <text:p>GC</text:p>
          </table:table-cell>
          <table:table-cell office:value-type="string">
            <text:p>1137344K</text:p>
          </table:table-cell>
          <table:table-cell office:value-type="float" office:value="0.040984">
            <text:p>0.040984</text:p>
          </table:table-cell>
          <table:table-cell/>
        </table:table-row>
        <table:table-row table:style-name="ro1">
          <table:table-cell/>
          <table:table-cell office:value-type="float" office:value="624.647">
            <text:p>624.647</text:p>
          </table:table-cell>
          <table:table-cell office:value-type="string">
            <text:p>GC</text:p>
          </table:table-cell>
          <table:table-cell office:value-type="string">
            <text:p>1142144K</text:p>
          </table:table-cell>
          <table:table-cell office:value-type="float" office:value="0.046834">
            <text:p>0.046834</text:p>
          </table:table-cell>
          <table:table-cell/>
        </table:table-row>
        <table:table-row table:style-name="ro1">
          <table:table-cell/>
          <table:table-cell office:value-type="float" office:value="625.971">
            <text:p>625.971</text:p>
          </table:table-cell>
          <table:table-cell office:value-type="string">
            <text:p>GC</text:p>
          </table:table-cell>
          <table:table-cell office:value-type="string">
            <text:p>1142464K</text:p>
          </table:table-cell>
          <table:table-cell office:value-type="float" office:value="0.047113">
            <text:p>0.047113</text:p>
          </table:table-cell>
          <table:table-cell/>
        </table:table-row>
        <table:table-row table:style-name="ro1">
          <table:table-cell/>
          <table:table-cell office:value-type="float" office:value="627.435">
            <text:p>627.435</text:p>
          </table:table-cell>
          <table:table-cell office:value-type="string">
            <text:p>GC</text:p>
          </table:table-cell>
          <table:table-cell office:value-type="string">
            <text:p>1147584K</text:p>
          </table:table-cell>
          <table:table-cell office:value-type="float" office:value="0.058056">
            <text:p>0.058056</text:p>
          </table:table-cell>
          <table:table-cell/>
        </table:table-row>
        <table:table-row table:style-name="ro1">
          <table:table-cell/>
          <table:table-cell office:value-type="float" office:value="629.275">
            <text:p>629.275</text:p>
          </table:table-cell>
          <table:table-cell office:value-type="string">
            <text:p>GC</text:p>
          </table:table-cell>
          <table:table-cell office:value-type="string">
            <text:p>1147904K</text:p>
          </table:table-cell>
          <table:table-cell office:value-type="float" office:value="0.083898">
            <text:p>0.083898</text:p>
          </table:table-cell>
          <table:table-cell/>
        </table:table-row>
        <table:table-row table:style-name="ro1">
          <table:table-cell/>
          <table:table-cell office:value-type="float" office:value="631.64">
            <text:p>631.64</text:p>
          </table:table-cell>
          <table:table-cell office:value-type="string">
            <text:p>GC</text:p>
          </table:table-cell>
          <table:table-cell office:value-type="string">
            <text:p>1153408K</text:p>
          </table:table-cell>
          <table:table-cell office:value-type="float" office:value="0.038727">
            <text:p>0.038727</text:p>
          </table:table-cell>
          <table:table-cell/>
        </table:table-row>
        <table:table-row table:style-name="ro1">
          <table:table-cell/>
          <table:table-cell office:value-type="float" office:value="633.016">
            <text:p>633.016</text:p>
          </table:table-cell>
          <table:table-cell office:value-type="string">
            <text:p>GC</text:p>
          </table:table-cell>
          <table:table-cell office:value-type="string">
            <text:p>1153664K</text:p>
          </table:table-cell>
          <table:table-cell office:value-type="float" office:value="0.0384">
            <text:p>0.0384</text:p>
          </table:table-cell>
          <table:table-cell/>
        </table:table-row>
        <table:table-row table:style-name="ro1">
          <table:table-cell/>
          <table:table-cell office:value-type="float" office:value="634.921">
            <text:p>634.921</text:p>
          </table:table-cell>
          <table:table-cell office:value-type="string">
            <text:p>GC</text:p>
          </table:table-cell>
          <table:table-cell office:value-type="string">
            <text:p>1159168K</text:p>
          </table:table-cell>
          <table:table-cell office:value-type="float" office:value="0.050045">
            <text:p>0.050045</text:p>
          </table:table-cell>
          <table:table-cell/>
        </table:table-row>
        <table:table-row table:style-name="ro1">
          <table:table-cell/>
          <table:table-cell office:value-type="float" office:value="639.621">
            <text:p>639.621</text:p>
          </table:table-cell>
          <table:table-cell office:value-type="string">
            <text:p>GC</text:p>
          </table:table-cell>
          <table:table-cell office:value-type="string">
            <text:p>1159296K</text:p>
          </table:table-cell>
          <table:table-cell office:value-type="float" office:value="0.193951">
            <text:p>0.193951</text:p>
          </table:table-cell>
          <table:table-cell/>
        </table:table-row>
        <table:table-row table:style-name="ro1">
          <table:table-cell/>
          <table:table-cell office:value-type="float" office:value="641.212">
            <text:p>641.212</text:p>
          </table:table-cell>
          <table:table-cell office:value-type="string">
            <text:p>GC</text:p>
          </table:table-cell>
          <table:table-cell office:value-type="string">
            <text:p>1165504K</text:p>
          </table:table-cell>
          <table:table-cell office:value-type="float" office:value="0.287315">
            <text:p>0.287315</text:p>
          </table:table-cell>
          <table:table-cell/>
        </table:table-row>
        <table:table-row table:style-name="ro1">
          <table:table-cell/>
          <table:table-cell office:value-type="float" office:value="642.944">
            <text:p>642.944</text:p>
          </table:table-cell>
          <table:table-cell office:value-type="string">
            <text:p>GC</text:p>
          </table:table-cell>
          <table:table-cell office:value-type="string">
            <text:p>1150272K</text:p>
          </table:table-cell>
          <table:table-cell office:value-type="float" office:value="0.249847">
            <text:p>0.249847</text:p>
          </table:table-cell>
          <table:table-cell/>
        </table:table-row>
        <table:table-row table:style-name="ro1">
          <table:table-cell/>
          <table:table-cell office:value-type="float" office:value="644.773">
            <text:p>644.773</text:p>
          </table:table-cell>
          <table:table-cell office:value-type="string">
            <text:p>GC</text:p>
          </table:table-cell>
          <table:table-cell office:value-type="string">
            <text:p>1156544K</text:p>
          </table:table-cell>
          <table:table-cell office:value-type="float" office:value="0.293283">
            <text:p>0.293283</text:p>
          </table:table-cell>
          <table:table-cell/>
        </table:table-row>
        <table:table-row table:style-name="ro1">
          <table:table-cell/>
          <table:table-cell office:value-type="float" office:value="646.577">
            <text:p>646.577</text:p>
          </table:table-cell>
          <table:table-cell office:value-type="string">
            <text:p>GC</text:p>
          </table:table-cell>
          <table:table-cell office:value-type="string">
            <text:p>1150464K</text:p>
          </table:table-cell>
          <table:table-cell office:value-type="float" office:value="0.306517">
            <text:p>0.306517</text:p>
          </table:table-cell>
          <table:table-cell/>
        </table:table-row>
        <table:table-row table:style-name="ro1">
          <table:table-cell/>
          <table:table-cell office:value-type="float" office:value="648.33">
            <text:p>648.33</text:p>
          </table:table-cell>
          <table:table-cell office:value-type="string">
            <text:p>GC</text:p>
          </table:table-cell>
          <table:table-cell office:value-type="string">
            <text:p>1141632K</text:p>
          </table:table-cell>
          <table:table-cell office:value-type="float" office:value="0.356975">
            <text:p>0.356975</text:p>
          </table:table-cell>
          <table:table-cell/>
        </table:table-row>
        <table:table-row table:style-name="ro1">
          <table:table-cell/>
          <table:table-cell office:value-type="float" office:value="650.047">
            <text:p>650.047</text:p>
          </table:table-cell>
          <table:table-cell office:value-type="string">
            <text:p>GC</text:p>
          </table:table-cell>
          <table:table-cell office:value-type="string">
            <text:p>1138752K</text:p>
          </table:table-cell>
          <table:table-cell office:value-type="float" office:value="0.366432">
            <text:p>0.366432</text:p>
          </table:table-cell>
          <table:table-cell/>
        </table:table-row>
        <table:table-row table:style-name="ro1">
          <table:table-cell/>
          <table:table-cell office:value-type="float" office:value="651.834">
            <text:p>651.834</text:p>
          </table:table-cell>
          <table:table-cell office:value-type="string">
            <text:p>GC</text:p>
          </table:table-cell>
          <table:table-cell office:value-type="string">
            <text:p>1124992K</text:p>
          </table:table-cell>
          <table:table-cell office:value-type="float" office:value="0.417879">
            <text:p>0.417879</text:p>
          </table:table-cell>
          <table:table-cell/>
        </table:table-row>
        <table:table-row table:style-name="ro1">
          <table:table-cell/>
          <table:table-cell office:value-type="float" office:value="653.572">
            <text:p>653.572</text:p>
          </table:table-cell>
          <table:table-cell office:value-type="string">
            <text:p>GC</text:p>
          </table:table-cell>
          <table:table-cell office:value-type="string">
            <text:p>1118592K</text:p>
          </table:table-cell>
          <table:table-cell office:value-type="float" office:value="0.442023">
            <text:p>0.442023</text:p>
          </table:table-cell>
          <table:table-cell/>
        </table:table-row>
        <table:table-row table:style-name="ro1">
          <table:table-cell/>
          <table:table-cell office:value-type="float" office:value="655.263">
            <text:p>655.263</text:p>
          </table:table-cell>
          <table:table-cell office:value-type="string">
            <text:p>GC</text:p>
          </table:table-cell>
          <table:table-cell office:value-type="string">
            <text:p>1107264K</text:p>
          </table:table-cell>
          <table:table-cell office:value-type="float" office:value="0.511522">
            <text:p>0.511522</text:p>
          </table:table-cell>
          <table:table-cell/>
        </table:table-row>
        <table:table-row table:style-name="ro1">
          <table:table-cell/>
          <table:table-cell office:value-type="float" office:value="656.94">
            <text:p>656.94</text:p>
          </table:table-cell>
          <table:table-cell office:value-type="string">
            <text:p>GC</text:p>
          </table:table-cell>
          <table:table-cell office:value-type="string">
            <text:p>1086720K</text:p>
          </table:table-cell>
          <table:table-cell office:value-type="float" office:value="0.491927">
            <text:p>0.491927</text:p>
          </table:table-cell>
          <table:table-cell/>
        </table:table-row>
        <table:table-row table:style-name="ro1">
          <table:table-cell/>
          <table:table-cell office:value-type="float" office:value="658.66">
            <text:p>658.66</text:p>
          </table:table-cell>
          <table:table-cell office:value-type="string">
            <text:p>GC</text:p>
          </table:table-cell>
          <table:table-cell office:value-type="string">
            <text:p>1108864K</text:p>
          </table:table-cell>
          <table:table-cell office:value-type="float" office:value="0.458741">
            <text:p>0.458741</text:p>
          </table:table-cell>
          <table:table-cell/>
        </table:table-row>
        <table:table-row table:style-name="ro1">
          <table:table-cell/>
          <table:table-cell office:value-type="float" office:value="660.188">
            <text:p>660.188</text:p>
          </table:table-cell>
          <table:table-cell office:value-type="string">
            <text:p>GC</text:p>
          </table:table-cell>
          <table:table-cell office:value-type="string">
            <text:p>1058752K</text:p>
          </table:table-cell>
          <table:table-cell office:value-type="float" office:value="0.422466">
            <text:p>0.422466</text:p>
          </table:table-cell>
          <table:table-cell/>
        </table:table-row>
        <table:table-row table:style-name="ro1">
          <table:table-cell/>
          <table:table-cell office:value-type="float" office:value="661.862">
            <text:p>661.862</text:p>
          </table:table-cell>
          <table:table-cell office:value-type="string">
            <text:p>GC</text:p>
          </table:table-cell>
          <table:table-cell office:value-type="string">
            <text:p>1113920K</text:p>
          </table:table-cell>
          <table:table-cell office:value-type="float" office:value="0.377114">
            <text:p>0.377114</text:p>
          </table:table-cell>
          <table:table-cell/>
        </table:table-row>
        <table:table-row table:style-name="ro1">
          <table:table-cell/>
          <table:table-cell office:value-type="float" office:value="663.407">
            <text:p>663.407</text:p>
          </table:table-cell>
          <table:table-cell office:value-type="string">
            <text:p>GC</text:p>
          </table:table-cell>
          <table:table-cell office:value-type="string">
            <text:p>1051840K</text:p>
          </table:table-cell>
          <table:table-cell office:value-type="float" office:value="0.323273">
            <text:p>0.323273</text:p>
          </table:table-cell>
          <table:table-cell/>
        </table:table-row>
        <table:table-row table:style-name="ro1">
          <table:table-cell/>
          <table:table-cell office:value-type="float" office:value="664.831">
            <text:p>664.831</text:p>
          </table:table-cell>
          <table:table-cell office:value-type="string">
            <text:p>GC</text:p>
          </table:table-cell>
          <table:table-cell office:value-type="string">
            <text:p>1110784K</text:p>
          </table:table-cell>
          <table:table-cell office:value-type="float" office:value="0.279126">
            <text:p>0.279126</text:p>
          </table:table-cell>
          <table:table-cell/>
        </table:table-row>
        <table:table-row table:style-name="ro1">
          <table:table-cell/>
          <table:table-cell office:value-type="float" office:value="665.11">
            <text:p>665.11</text:p>
          </table:table-cell>
          <table:table-cell office:value-type="string">
            <text:p>Full</text:p>
          </table:table-cell>
          <table:table-cell office:value-type="string">
            <text:p>1162368K</text:p>
          </table:table-cell>
          <table:table-cell office:value-type="float" office:value="13.298406">
            <text:p>13.298406</text:p>
          </table:table-cell>
          <table:table-cell/>
        </table:table-row>
        <table:table-row table:style-name="ro1">
          <table:table-cell/>
          <table:table-cell office:value-type="float" office:value="679.724">
            <text:p>679.724</text:p>
          </table:table-cell>
          <table:table-cell office:value-type="string">
            <text:p>GC</text:p>
          </table:table-cell>
          <table:table-cell office:value-type="string">
            <text:p>1159424K</text:p>
          </table:table-cell>
          <table:table-cell office:value-type="float" office:value="0.111709">
            <text:p>0.111709</text:p>
          </table:table-cell>
          <table:table-cell/>
        </table:table-row>
        <table:table-row table:style-name="ro1">
          <table:table-cell/>
          <table:table-cell office:value-type="float" office:value="680.948">
            <text:p>680.948</text:p>
          </table:table-cell>
          <table:table-cell office:value-type="string">
            <text:p>GC</text:p>
          </table:table-cell>
          <table:table-cell office:value-type="string">
            <text:p>1175488K</text:p>
          </table:table-cell>
          <table:table-cell office:value-type="float" office:value="0.135957">
            <text:p>0.135957</text:p>
          </table:table-cell>
          <table:table-cell/>
        </table:table-row>
        <table:table-row table:style-name="ro1">
          <table:table-cell/>
          <table:table-cell office:value-type="float" office:value="682.23">
            <text:p>682.23</text:p>
          </table:table-cell>
          <table:table-cell office:value-type="string">
            <text:p>GC</text:p>
          </table:table-cell>
          <table:table-cell office:value-type="string">
            <text:p>1174208K</text:p>
          </table:table-cell>
          <table:table-cell office:value-type="float" office:value="0.172111">
            <text:p>0.172111</text:p>
          </table:table-cell>
          <table:table-cell/>
        </table:table-row>
        <table:table-row table:style-name="ro1">
          <table:table-cell/>
          <table:table-cell office:value-type="float" office:value="683.664">
            <text:p>683.664</text:p>
          </table:table-cell>
          <table:table-cell office:value-type="string">
            <text:p>GC</text:p>
          </table:table-cell>
          <table:table-cell office:value-type="string">
            <text:p>1175936K</text:p>
          </table:table-cell>
          <table:table-cell office:value-type="float" office:value="0.175099">
            <text:p>0.175099</text:p>
          </table:table-cell>
          <table:table-cell/>
        </table:table-row>
        <table:table-row table:style-name="ro1">
          <table:table-cell/>
          <table:table-cell office:value-type="float" office:value="685.011">
            <text:p>685.011</text:p>
          </table:table-cell>
          <table:table-cell office:value-type="string">
            <text:p>GC</text:p>
          </table:table-cell>
          <table:table-cell office:value-type="string">
            <text:p>1174592K</text:p>
          </table:table-cell>
          <table:table-cell office:value-type="float" office:value="0.136506">
            <text:p>0.136506</text:p>
          </table:table-cell>
          <table:table-cell/>
        </table:table-row>
        <table:table-row table:style-name="ro1">
          <table:table-cell/>
          <table:table-cell office:value-type="float" office:value="686.338">
            <text:p>686.338</text:p>
          </table:table-cell>
          <table:table-cell office:value-type="string">
            <text:p>GC</text:p>
          </table:table-cell>
          <table:table-cell office:value-type="string">
            <text:p>1178752K</text:p>
          </table:table-cell>
          <table:table-cell office:value-type="float" office:value="0.147627">
            <text:p>0.147627</text:p>
          </table:table-cell>
          <table:table-cell/>
        </table:table-row>
        <table:table-row table:style-name="ro1">
          <table:table-cell/>
          <table:table-cell office:value-type="float" office:value="688.022">
            <text:p>688.022</text:p>
          </table:table-cell>
          <table:table-cell office:value-type="string">
            <text:p>GC</text:p>
          </table:table-cell>
          <table:table-cell office:value-type="string">
            <text:p>1177472K</text:p>
          </table:table-cell>
          <table:table-cell office:value-type="float" office:value="0.210371">
            <text:p>0.210371</text:p>
          </table:table-cell>
          <table:table-cell/>
        </table:table-row>
        <table:table-row table:style-name="ro1">
          <table:table-cell/>
          <table:table-cell office:value-type="float" office:value="689.47">
            <text:p>689.47</text:p>
          </table:table-cell>
          <table:table-cell office:value-type="string">
            <text:p>GC</text:p>
          </table:table-cell>
          <table:table-cell office:value-type="string">
            <text:p>1182784K</text:p>
          </table:table-cell>
          <table:table-cell office:value-type="float" office:value="0.129978">
            <text:p>0.129978</text:p>
          </table:table-cell>
          <table:table-cell/>
        </table:table-row>
        <table:table-row table:style-name="ro1">
          <table:table-cell/>
          <table:table-cell office:value-type="float" office:value="691.863">
            <text:p>691.863</text:p>
          </table:table-cell>
          <table:table-cell office:value-type="string">
            <text:p>GC</text:p>
          </table:table-cell>
          <table:table-cell office:value-type="string">
            <text:p>1181120K</text:p>
          </table:table-cell>
          <table:table-cell office:value-type="float" office:value="0.037208">
            <text:p>0.037208</text:p>
          </table:table-cell>
          <table:table-cell/>
        </table:table-row>
        <table:table-row table:style-name="ro1">
          <table:table-cell/>
          <table:table-cell office:value-type="float" office:value="693.094">
            <text:p>693.094</text:p>
          </table:table-cell>
          <table:table-cell office:value-type="string">
            <text:p>GC</text:p>
          </table:table-cell>
          <table:table-cell office:value-type="string">
            <text:p>1186688K</text:p>
          </table:table-cell>
          <table:table-cell office:value-type="float" office:value="0.061873">
            <text:p>0.061873</text:p>
          </table:table-cell>
          <table:table-cell/>
        </table:table-row>
        <table:table-row table:style-name="ro1">
          <table:table-cell/>
          <table:table-cell office:value-type="float" office:value="694.861">
            <text:p>694.861</text:p>
          </table:table-cell>
          <table:table-cell office:value-type="string">
            <text:p>GC</text:p>
          </table:table-cell>
          <table:table-cell office:value-type="string">
            <text:p>1185216K</text:p>
          </table:table-cell>
          <table:table-cell office:value-type="float" office:value="0.036684">
            <text:p>0.036684</text:p>
          </table:table-cell>
          <table:table-cell/>
        </table:table-row>
        <table:table-row table:style-name="ro1">
          <table:table-cell/>
          <table:table-cell office:value-type="float" office:value="696.115">
            <text:p>696.115</text:p>
          </table:table-cell>
          <table:table-cell office:value-type="string">
            <text:p>GC</text:p>
          </table:table-cell>
          <table:table-cell office:value-type="string">
            <text:p>1190592K</text:p>
          </table:table-cell>
          <table:table-cell office:value-type="float" office:value="0.050268">
            <text:p>0.050268</text:p>
          </table:table-cell>
          <table:table-cell/>
        </table:table-row>
        <table:table-row table:style-name="ro1">
          <table:table-cell/>
          <table:table-cell office:value-type="float" office:value="697.528">
            <text:p>697.528</text:p>
          </table:table-cell>
          <table:table-cell office:value-type="string">
            <text:p>GC</text:p>
          </table:table-cell>
          <table:table-cell office:value-type="string">
            <text:p>1189248K</text:p>
          </table:table-cell>
          <table:table-cell office:value-type="float" office:value="0.058362">
            <text:p>0.058362</text:p>
          </table:table-cell>
          <table:table-cell/>
        </table:table-row>
        <table:table-row table:style-name="ro1">
          <table:table-cell/>
          <table:table-cell office:value-type="float" office:value="698.875">
            <text:p>698.875</text:p>
          </table:table-cell>
          <table:table-cell office:value-type="string">
            <text:p>GC</text:p>
          </table:table-cell>
          <table:table-cell office:value-type="string">
            <text:p>1195584K</text:p>
          </table:table-cell>
          <table:table-cell office:value-type="float" office:value="0.068695">
            <text:p>0.068695</text:p>
          </table:table-cell>
          <table:table-cell/>
        </table:table-row>
        <table:table-row table:style-name="ro1">
          <table:table-cell/>
          <table:table-cell office:value-type="float" office:value="700.32">
            <text:p>700.32</text:p>
          </table:table-cell>
          <table:table-cell office:value-type="string">
            <text:p>GC</text:p>
          </table:table-cell>
          <table:table-cell office:value-type="string">
            <text:p>1194240K</text:p>
          </table:table-cell>
          <table:table-cell office:value-type="float" office:value="0.047501">
            <text:p>0.047501</text:p>
          </table:table-cell>
          <table:table-cell/>
        </table:table-row>
        <table:table-row table:style-name="ro1">
          <table:table-cell/>
          <table:table-cell office:value-type="float" office:value="701.77">
            <text:p>701.77</text:p>
          </table:table-cell>
          <table:table-cell office:value-type="string">
            <text:p>GC</text:p>
          </table:table-cell>
          <table:table-cell office:value-type="string">
            <text:p>1201152K</text:p>
          </table:table-cell>
          <table:table-cell office:value-type="float" office:value="0.062025">
            <text:p>0.062025</text:p>
          </table:table-cell>
          <table:table-cell/>
        </table:table-row>
        <table:table-row table:style-name="ro1">
          <table:table-cell/>
          <table:table-cell office:value-type="float" office:value="703.323">
            <text:p>703.323</text:p>
          </table:table-cell>
          <table:table-cell office:value-type="string">
            <text:p>GC</text:p>
          </table:table-cell>
          <table:table-cell office:value-type="string">
            <text:p>1199744K</text:p>
          </table:table-cell>
          <table:table-cell office:value-type="float" office:value="0.042283">
            <text:p>0.042283</text:p>
          </table:table-cell>
          <table:table-cell/>
        </table:table-row>
        <table:table-row table:style-name="ro1">
          <table:table-cell/>
          <table:table-cell office:value-type="float" office:value="704.901">
            <text:p>704.901</text:p>
          </table:table-cell>
          <table:table-cell office:value-type="string">
            <text:p>GC</text:p>
          </table:table-cell>
          <table:table-cell office:value-type="string">
            <text:p>1206656K</text:p>
          </table:table-cell>
          <table:table-cell office:value-type="float" office:value="0.057928">
            <text:p>0.057928</text:p>
          </table:table-cell>
          <table:table-cell/>
        </table:table-row>
        <table:table-row table:style-name="ro1">
          <table:table-cell/>
          <table:table-cell office:value-type="float" office:value="706.613">
            <text:p>706.613</text:p>
          </table:table-cell>
          <table:table-cell office:value-type="string">
            <text:p>GC</text:p>
          </table:table-cell>
          <table:table-cell office:value-type="string">
            <text:p>1205184K</text:p>
          </table:table-cell>
          <table:table-cell office:value-type="float" office:value="0.060262">
            <text:p>0.060262</text:p>
          </table:table-cell>
          <table:table-cell/>
        </table:table-row>
        <table:table-row table:style-name="ro1">
          <table:table-cell/>
          <table:table-cell office:value-type="float" office:value="708.139">
            <text:p>708.139</text:p>
          </table:table-cell>
          <table:table-cell office:value-type="string">
            <text:p>GC</text:p>
          </table:table-cell>
          <table:table-cell office:value-type="string">
            <text:p>1212096K</text:p>
          </table:table-cell>
          <table:table-cell office:value-type="float" office:value="0.057518">
            <text:p>0.057518</text:p>
          </table:table-cell>
          <table:table-cell/>
        </table:table-row>
        <table:table-row table:style-name="ro1">
          <table:table-cell/>
          <table:table-cell office:value-type="float" office:value="710.225">
            <text:p>710.225</text:p>
          </table:table-cell>
          <table:table-cell office:value-type="string">
            <text:p>GC</text:p>
          </table:table-cell>
          <table:table-cell office:value-type="string">
            <text:p>1210560K</text:p>
          </table:table-cell>
          <table:table-cell office:value-type="float" office:value="0.079096">
            <text:p>0.079096</text:p>
          </table:table-cell>
          <table:table-cell/>
        </table:table-row>
        <table:table-row table:style-name="ro1">
          <table:table-cell/>
          <table:table-cell office:value-type="float" office:value="712.188">
            <text:p>712.188</text:p>
          </table:table-cell>
          <table:table-cell office:value-type="string">
            <text:p>GC</text:p>
          </table:table-cell>
          <table:table-cell office:value-type="string">
            <text:p>1217344K</text:p>
          </table:table-cell>
          <table:table-cell office:value-type="float" office:value="0.05791">
            <text:p>0.05791</text:p>
          </table:table-cell>
          <table:table-cell/>
        </table:table-row>
        <table:table-row table:style-name="ro1">
          <table:table-cell/>
          <table:table-cell office:value-type="float" office:value="713.939">
            <text:p>713.939</text:p>
          </table:table-cell>
          <table:table-cell office:value-type="string">
            <text:p>GC</text:p>
          </table:table-cell>
          <table:table-cell office:value-type="string">
            <text:p>1215808K</text:p>
          </table:table-cell>
          <table:table-cell office:value-type="float" office:value="0.061166">
            <text:p>0.061166</text:p>
          </table:table-cell>
          <table:table-cell/>
        </table:table-row>
        <table:table-row table:style-name="ro1">
          <table:table-cell/>
          <table:table-cell office:value-type="float" office:value="715.67">
            <text:p>715.67</text:p>
          </table:table-cell>
          <table:table-cell office:value-type="string">
            <text:p>GC</text:p>
          </table:table-cell>
          <table:table-cell office:value-type="string">
            <text:p>1222208K</text:p>
          </table:table-cell>
          <table:table-cell office:value-type="float" office:value="0.061366">
            <text:p>0.061366</text:p>
          </table:table-cell>
          <table:table-cell/>
        </table:table-row>
        <table:table-row table:style-name="ro1">
          <table:table-cell/>
          <table:table-cell office:value-type="float" office:value="724.873">
            <text:p>724.873</text:p>
          </table:table-cell>
          <table:table-cell office:value-type="string">
            <text:p>GC</text:p>
          </table:table-cell>
          <table:table-cell office:value-type="string">
            <text:p>1220608K</text:p>
          </table:table-cell>
          <table:table-cell office:value-type="float" office:value="0.630118">
            <text:p>0.630118</text:p>
          </table:table-cell>
          <table:table-cell/>
        </table:table-row>
        <table:table-row table:style-name="ro1">
          <table:table-cell/>
          <table:table-cell office:value-type="float" office:value="727.846">
            <text:p>727.846</text:p>
          </table:table-cell>
          <table:table-cell office:value-type="string">
            <text:p>GC</text:p>
          </table:table-cell>
          <table:table-cell office:value-type="string">
            <text:p>1223616K</text:p>
          </table:table-cell>
          <table:table-cell office:value-type="float" office:value="0.252572">
            <text:p>0.252572</text:p>
          </table:table-cell>
          <table:table-cell/>
        </table:table-row>
        <table:table-row table:style-name="ro1">
          <table:table-cell/>
          <table:table-cell office:value-type="float" office:value="729.824">
            <text:p>729.824</text:p>
          </table:table-cell>
          <table:table-cell office:value-type="string">
            <text:p>GC</text:p>
          </table:table-cell>
          <table:table-cell office:value-type="string">
            <text:p>1218752K</text:p>
          </table:table-cell>
          <table:table-cell office:value-type="float" office:value="0.24594">
            <text:p>0.24594</text:p>
          </table:table-cell>
          <table:table-cell/>
        </table:table-row>
        <table:table-row table:style-name="ro1">
          <table:table-cell/>
          <table:table-cell office:value-type="float" office:value="731.584">
            <text:p>731.584</text:p>
          </table:table-cell>
          <table:table-cell office:value-type="string">
            <text:p>GC</text:p>
          </table:table-cell>
          <table:table-cell office:value-type="string">
            <text:p>1210624K</text:p>
          </table:table-cell>
          <table:table-cell office:value-type="float" office:value="0.3354">
            <text:p>0.3354</text:p>
          </table:table-cell>
          <table:table-cell/>
        </table:table-row>
        <table:table-row table:style-name="ro1">
          <table:table-cell/>
          <table:table-cell office:value-type="float" office:value="733.345">
            <text:p>733.345</text:p>
          </table:table-cell>
          <table:table-cell office:value-type="string">
            <text:p>GC</text:p>
          </table:table-cell>
          <table:table-cell office:value-type="string">
            <text:p>1211776K</text:p>
          </table:table-cell>
          <table:table-cell office:value-type="float" office:value="0.319959">
            <text:p>0.319959</text:p>
          </table:table-cell>
          <table:table-cell/>
        </table:table-row>
        <table:table-row table:style-name="ro1">
          <table:table-cell/>
          <table:table-cell office:value-type="float" office:value="735.207">
            <text:p>735.207</text:p>
          </table:table-cell>
          <table:table-cell office:value-type="string">
            <text:p>GC</text:p>
          </table:table-cell>
          <table:table-cell office:value-type="string">
            <text:p>1191936K</text:p>
          </table:table-cell>
          <table:table-cell office:value-type="float" office:value="0.384878">
            <text:p>0.384878</text:p>
          </table:table-cell>
          <table:table-cell/>
        </table:table-row>
        <table:table-row table:style-name="ro1">
          <table:table-cell/>
          <table:table-cell office:value-type="float" office:value="737.079">
            <text:p>737.079</text:p>
          </table:table-cell>
          <table:table-cell office:value-type="string">
            <text:p>GC</text:p>
          </table:table-cell>
          <table:table-cell office:value-type="string">
            <text:p>1194880K</text:p>
          </table:table-cell>
          <table:table-cell office:value-type="float" office:value="0.37582">
            <text:p>0.37582</text:p>
          </table:table-cell>
          <table:table-cell/>
        </table:table-row>
        <table:table-row table:style-name="ro1">
          <table:table-cell/>
          <table:table-cell office:value-type="float" office:value="738.918">
            <text:p>738.918</text:p>
          </table:table-cell>
          <table:table-cell office:value-type="string">
            <text:p>GC</text:p>
          </table:table-cell>
          <table:table-cell office:value-type="string">
            <text:p>1175424K</text:p>
          </table:table-cell>
          <table:table-cell office:value-type="float" office:value="0.424077">
            <text:p>0.424077</text:p>
          </table:table-cell>
          <table:table-cell/>
        </table:table-row>
        <table:table-row table:style-name="ro1">
          <table:table-cell/>
          <table:table-cell office:value-type="float" office:value="740.682">
            <text:p>740.682</text:p>
          </table:table-cell>
          <table:table-cell office:value-type="string">
            <text:p>GC</text:p>
          </table:table-cell>
          <table:table-cell office:value-type="string">
            <text:p>1172352K</text:p>
          </table:table-cell>
          <table:table-cell office:value-type="float" office:value="0.440208">
            <text:p>0.440208</text:p>
          </table:table-cell>
          <table:table-cell/>
        </table:table-row>
        <table:table-row table:style-name="ro1">
          <table:table-cell/>
          <table:table-cell office:value-type="float" office:value="742.357">
            <text:p>742.357</text:p>
          </table:table-cell>
          <table:table-cell office:value-type="string">
            <text:p>GC</text:p>
          </table:table-cell>
          <table:table-cell office:value-type="string">
            <text:p>1159040K</text:p>
          </table:table-cell>
          <table:table-cell office:value-type="float" office:value="0.496445">
            <text:p>0.496445</text:p>
          </table:table-cell>
          <table:table-cell/>
        </table:table-row>
        <table:table-row table:style-name="ro1">
          <table:table-cell/>
          <table:table-cell office:value-type="float" office:value="744.096">
            <text:p>744.096</text:p>
          </table:table-cell>
          <table:table-cell office:value-type="string">
            <text:p>GC</text:p>
          </table:table-cell>
          <table:table-cell office:value-type="string">
            <text:p>1137216K</text:p>
          </table:table-cell>
          <table:table-cell office:value-type="float" office:value="0.506691">
            <text:p>0.506691</text:p>
          </table:table-cell>
          <table:table-cell/>
        </table:table-row>
        <table:table-row table:style-name="ro1">
          <table:table-cell/>
          <table:table-cell office:value-type="float" office:value="745.832">
            <text:p>745.832</text:p>
          </table:table-cell>
          <table:table-cell office:value-type="string">
            <text:p>GC</text:p>
          </table:table-cell>
          <table:table-cell office:value-type="string">
            <text:p>1162176K</text:p>
          </table:table-cell>
          <table:table-cell office:value-type="float" office:value="0.458863">
            <text:p>0.458863</text:p>
          </table:table-cell>
          <table:table-cell/>
        </table:table-row>
        <table:table-row table:style-name="ro1">
          <table:table-cell/>
          <table:table-cell office:value-type="float" office:value="747.395">
            <text:p>747.395</text:p>
          </table:table-cell>
          <table:table-cell office:value-type="string">
            <text:p>GC</text:p>
          </table:table-cell>
          <table:table-cell office:value-type="string">
            <text:p>1110208K</text:p>
          </table:table-cell>
          <table:table-cell office:value-type="float" office:value="0.413768">
            <text:p>0.413768</text:p>
          </table:table-cell>
          <table:table-cell/>
        </table:table-row>
        <table:table-row table:style-name="ro1">
          <table:table-cell/>
          <table:table-cell office:value-type="float" office:value="748.995">
            <text:p>748.995</text:p>
          </table:table-cell>
          <table:table-cell office:value-type="string">
            <text:p>GC</text:p>
          </table:table-cell>
          <table:table-cell office:value-type="string">
            <text:p>1165376K</text:p>
          </table:table-cell>
          <table:table-cell office:value-type="float" office:value="0.396088">
            <text:p>0.396088</text:p>
          </table:table-cell>
          <table:table-cell/>
        </table:table-row>
        <table:table-row table:style-name="ro1">
          <table:table-cell/>
          <table:table-cell office:value-type="float" office:value="750.484">
            <text:p>750.484</text:p>
          </table:table-cell>
          <table:table-cell office:value-type="string">
            <text:p>GC</text:p>
          </table:table-cell>
          <table:table-cell office:value-type="string">
            <text:p>1159808K</text:p>
          </table:table-cell>
          <table:table-cell office:value-type="float" office:value="0.409379">
            <text:p>0.409379</text:p>
          </table:table-cell>
          <table:table-cell/>
        </table:table-row>
        <table:table-row table:style-name="ro1">
          <table:table-cell/>
          <table:table-cell office:value-type="float" office:value="751.991">
            <text:p>751.991</text:p>
          </table:table-cell>
          <table:table-cell office:value-type="string">
            <text:p>GC</text:p>
          </table:table-cell>
          <table:table-cell office:value-type="string">
            <text:p>1164544K</text:p>
          </table:table-cell>
          <table:table-cell office:value-type="float" office:value="0.276481">
            <text:p>0.276481</text:p>
          </table:table-cell>
          <table:table-cell/>
        </table:table-row>
        <table:table-row table:style-name="ro1">
          <table:table-cell/>
          <table:table-cell office:value-type="float" office:value="753.459">
            <text:p>753.459</text:p>
          </table:table-cell>
          <table:table-cell office:value-type="string">
            <text:p>GC</text:p>
          </table:table-cell>
          <table:table-cell office:value-type="string">
            <text:p>1161728K</text:p>
          </table:table-cell>
          <table:table-cell office:value-type="float" office:value="0.255456">
            <text:p>0.255456</text:p>
          </table:table-cell>
          <table:table-cell/>
        </table:table-row>
        <table:table-row table:style-name="ro1">
          <table:table-cell/>
          <table:table-cell office:value-type="float" office:value="755.009">
            <text:p>755.009</text:p>
          </table:table-cell>
          <table:table-cell office:value-type="string">
            <text:p>GC</text:p>
          </table:table-cell>
          <table:table-cell office:value-type="string">
            <text:p>1174720K</text:p>
          </table:table-cell>
          <table:table-cell office:value-type="float" office:value="0.22546">
            <text:p>0.22546</text:p>
          </table:table-cell>
          <table:table-cell/>
        </table:table-row>
        <table:table-row table:style-name="ro1">
          <table:table-cell/>
          <table:table-cell office:value-type="float" office:value="756.419">
            <text:p>756.419</text:p>
          </table:table-cell>
          <table:table-cell office:value-type="string">
            <text:p>GC</text:p>
          </table:table-cell>
          <table:table-cell office:value-type="string">
            <text:p>1173120K</text:p>
          </table:table-cell>
          <table:table-cell office:value-type="float" office:value="0.200982">
            <text:p>0.200982</text:p>
          </table:table-cell>
          <table:table-cell/>
        </table:table-row>
        <table:table-row table:style-name="ro1">
          <table:table-cell/>
          <table:table-cell office:value-type="float" office:value="757.998">
            <text:p>757.998</text:p>
          </table:table-cell>
          <table:table-cell office:value-type="string">
            <text:p>GC</text:p>
          </table:table-cell>
          <table:table-cell office:value-type="string">
            <text:p>1179712K</text:p>
          </table:table-cell>
          <table:table-cell office:value-type="float" office:value="0.1753">
            <text:p>0.1753</text:p>
          </table:table-cell>
          <table:table-cell/>
        </table:table-row>
        <table:table-row table:style-name="ro1">
          <table:table-cell/>
          <table:table-cell office:value-type="float" office:value="759.381">
            <text:p>759.381</text:p>
          </table:table-cell>
          <table:table-cell office:value-type="string">
            <text:p>GC</text:p>
          </table:table-cell>
          <table:table-cell office:value-type="string">
            <text:p>1179008K</text:p>
          </table:table-cell>
          <table:table-cell office:value-type="float" office:value="0.137652">
            <text:p>0.137652</text:p>
          </table:table-cell>
          <table:table-cell/>
        </table:table-row>
        <table:table-row table:style-name="ro1">
          <table:table-cell/>
          <table:table-cell office:value-type="float" office:value="760.816">
            <text:p>760.816</text:p>
          </table:table-cell>
          <table:table-cell office:value-type="string">
            <text:p>GC</text:p>
          </table:table-cell>
          <table:table-cell office:value-type="string">
            <text:p>1181888K</text:p>
          </table:table-cell>
          <table:table-cell office:value-type="float" office:value="0.145525">
            <text:p>0.145525</text:p>
          </table:table-cell>
          <table:table-cell/>
        </table:table-row>
        <table:table-row table:style-name="ro1">
          <table:table-cell/>
          <table:table-cell office:value-type="float" office:value="762.546">
            <text:p>762.546</text:p>
          </table:table-cell>
          <table:table-cell office:value-type="string">
            <text:p>GC</text:p>
          </table:table-cell>
          <table:table-cell office:value-type="string">
            <text:p>1181632K</text:p>
          </table:table-cell>
          <table:table-cell office:value-type="float" office:value="0.188405">
            <text:p>0.188405</text:p>
          </table:table-cell>
          <table:table-cell/>
        </table:table-row>
        <table:table-row table:style-name="ro1">
          <table:table-cell/>
          <table:table-cell office:value-type="float" office:value="764.026">
            <text:p>764.026</text:p>
          </table:table-cell>
          <table:table-cell office:value-type="string">
            <text:p>GC</text:p>
          </table:table-cell>
          <table:table-cell office:value-type="string">
            <text:p>1185216K</text:p>
          </table:table-cell>
          <table:table-cell office:value-type="float" office:value="0.074599">
            <text:p>0.074599</text:p>
          </table:table-cell>
          <table:table-cell/>
        </table:table-row>
        <table:table-row table:style-name="ro1">
          <table:table-cell/>
          <table:table-cell office:value-type="float" office:value="765.338">
            <text:p>765.338</text:p>
          </table:table-cell>
          <table:table-cell office:value-type="string">
            <text:p>GC</text:p>
          </table:table-cell>
          <table:table-cell office:value-type="string">
            <text:p>1184576K</text:p>
          </table:table-cell>
          <table:table-cell office:value-type="float" office:value="0.044543">
            <text:p>0.044543</text:p>
          </table:table-cell>
          <table:table-cell/>
        </table:table-row>
        <table:table-row table:style-name="ro1">
          <table:table-cell/>
          <table:table-cell office:value-type="float" office:value="766.611">
            <text:p>766.611</text:p>
          </table:table-cell>
          <table:table-cell office:value-type="string">
            <text:p>GC</text:p>
          </table:table-cell>
          <table:table-cell office:value-type="string">
            <text:p>1187712K</text:p>
          </table:table-cell>
          <table:table-cell office:value-type="float" office:value="0.066377">
            <text:p>0.066377</text:p>
          </table:table-cell>
          <table:table-cell/>
        </table:table-row>
        <table:table-row table:style-name="ro1">
          <table:table-cell/>
          <table:table-cell office:value-type="float" office:value="768.619">
            <text:p>768.619</text:p>
          </table:table-cell>
          <table:table-cell office:value-type="string">
            <text:p>GC</text:p>
          </table:table-cell>
          <table:table-cell office:value-type="string">
            <text:p>1187328K</text:p>
          </table:table-cell>
          <table:table-cell office:value-type="float" office:value="0.061459">
            <text:p>0.061459</text:p>
          </table:table-cell>
          <table:table-cell/>
        </table:table-row>
        <table:table-row table:style-name="ro1">
          <table:table-cell/>
          <table:table-cell office:value-type="float" office:value="769.913">
            <text:p>769.913</text:p>
          </table:table-cell>
          <table:table-cell office:value-type="string">
            <text:p>GC</text:p>
          </table:table-cell>
          <table:table-cell office:value-type="string">
            <text:p>1191296K</text:p>
          </table:table-cell>
          <table:table-cell office:value-type="float" office:value="0.044803">
            <text:p>0.044803</text:p>
          </table:table-cell>
          <table:table-cell/>
        </table:table-row>
        <table:table-row table:style-name="ro1">
          <table:table-cell/>
          <table:table-cell office:value-type="float" office:value="771.251">
            <text:p>771.251</text:p>
          </table:table-cell>
          <table:table-cell office:value-type="string">
            <text:p>GC</text:p>
          </table:table-cell>
          <table:table-cell office:value-type="string">
            <text:p>1191040K</text:p>
          </table:table-cell>
          <table:table-cell office:value-type="float" office:value="0.076416">
            <text:p>0.076416</text:p>
          </table:table-cell>
          <table:table-cell/>
        </table:table-row>
        <table:table-row table:style-name="ro1">
          <table:table-cell/>
          <table:table-cell office:value-type="float" office:value="773.528">
            <text:p>773.528</text:p>
          </table:table-cell>
          <table:table-cell office:value-type="string">
            <text:p>GC</text:p>
          </table:table-cell>
          <table:table-cell office:value-type="string">
            <text:p>1195968K</text:p>
          </table:table-cell>
          <table:table-cell office:value-type="float" office:value="0.072131">
            <text:p>0.072131</text:p>
          </table:table-cell>
          <table:table-cell/>
        </table:table-row>
        <table:table-row table:style-name="ro1">
          <table:table-cell/>
          <table:table-cell office:value-type="float" office:value="775.797">
            <text:p>775.797</text:p>
          </table:table-cell>
          <table:table-cell office:value-type="string">
            <text:p>GC</text:p>
          </table:table-cell>
          <table:table-cell office:value-type="string">
            <text:p>1195776K</text:p>
          </table:table-cell>
          <table:table-cell office:value-type="float" office:value="0.084257">
            <text:p>0.084257</text:p>
          </table:table-cell>
          <table:table-cell/>
        </table:table-row>
        <table:table-row table:style-name="ro1">
          <table:table-cell/>
          <table:table-cell office:value-type="float" office:value="777.525">
            <text:p>777.525</text:p>
          </table:table-cell>
          <table:table-cell office:value-type="string">
            <text:p>GC</text:p>
          </table:table-cell>
          <table:table-cell office:value-type="string">
            <text:p>1201280K</text:p>
          </table:table-cell>
          <table:table-cell office:value-type="float" office:value="0.068772">
            <text:p>0.068772</text:p>
          </table:table-cell>
          <table:table-cell/>
        </table:table-row>
        <table:table-row table:style-name="ro1">
          <table:table-cell/>
          <table:table-cell office:value-type="float" office:value="778.954">
            <text:p>778.954</text:p>
          </table:table-cell>
          <table:table-cell office:value-type="string">
            <text:p>GC</text:p>
          </table:table-cell>
          <table:table-cell office:value-type="string">
            <text:p>1201088K</text:p>
          </table:table-cell>
          <table:table-cell office:value-type="float" office:value="0.044888">
            <text:p>0.044888</text:p>
          </table:table-cell>
          <table:table-cell/>
        </table:table-row>
        <table:table-row table:style-name="ro1">
          <table:table-cell/>
          <table:table-cell office:value-type="float" office:value="780.574">
            <text:p>780.574</text:p>
          </table:table-cell>
          <table:table-cell office:value-type="string">
            <text:p>GC</text:p>
          </table:table-cell>
          <table:table-cell office:value-type="string">
            <text:p>1206784K</text:p>
          </table:table-cell>
          <table:table-cell office:value-type="float" office:value="0.07098">
            <text:p>0.07098</text:p>
          </table:table-cell>
          <table:table-cell/>
        </table:table-row>
        <table:table-row table:style-name="ro1">
          <table:table-cell/>
          <table:table-cell office:value-type="float" office:value="782.516">
            <text:p>782.516</text:p>
          </table:table-cell>
          <table:table-cell office:value-type="string">
            <text:p>GC</text:p>
          </table:table-cell>
          <table:table-cell office:value-type="string">
            <text:p>1206528K</text:p>
          </table:table-cell>
          <table:table-cell office:value-type="float" office:value="0.071266">
            <text:p>0.071266</text:p>
          </table:table-cell>
          <table:table-cell/>
        </table:table-row>
        <table:table-row table:style-name="ro1">
          <table:table-cell/>
          <table:table-cell office:value-type="float" office:value="784.474">
            <text:p>784.474</text:p>
          </table:table-cell>
          <table:table-cell office:value-type="string">
            <text:p>GC</text:p>
          </table:table-cell>
          <table:table-cell office:value-type="string">
            <text:p>1212096K</text:p>
          </table:table-cell>
          <table:table-cell office:value-type="float" office:value="0.080168">
            <text:p>0.080168</text:p>
          </table:table-cell>
          <table:table-cell/>
        </table:table-row>
        <table:table-row table:style-name="ro1">
          <table:table-cell/>
          <table:table-cell office:value-type="float" office:value="789.497">
            <text:p>789.497</text:p>
          </table:table-cell>
          <table:table-cell office:value-type="string">
            <text:p>GC</text:p>
          </table:table-cell>
          <table:table-cell office:value-type="string">
            <text:p>1211712K</text:p>
          </table:table-cell>
          <table:table-cell office:value-type="float" office:value="0.269713">
            <text:p>0.269713</text:p>
          </table:table-cell>
          <table:table-cell/>
        </table:table-row>
        <table:table-row table:style-name="ro1">
          <table:table-cell/>
          <table:table-cell office:value-type="float" office:value="791.393">
            <text:p>791.393</text:p>
          </table:table-cell>
          <table:table-cell office:value-type="string">
            <text:p>GC</text:p>
          </table:table-cell>
          <table:table-cell office:value-type="string">
            <text:p>1216704K</text:p>
          </table:table-cell>
          <table:table-cell office:value-type="float" office:value="0.282123">
            <text:p>0.282123</text:p>
          </table:table-cell>
          <table:table-cell/>
        </table:table-row>
        <table:table-row table:style-name="ro1">
          <table:table-cell/>
          <table:table-cell office:value-type="float" office:value="793.279">
            <text:p>793.279</text:p>
          </table:table-cell>
          <table:table-cell office:value-type="string">
            <text:p>GC</text:p>
          </table:table-cell>
          <table:table-cell office:value-type="string">
            <text:p>1217536K</text:p>
          </table:table-cell>
          <table:table-cell office:value-type="float" office:value="0.240911">
            <text:p>0.240911</text:p>
          </table:table-cell>
          <table:table-cell/>
        </table:table-row>
        <table:table-row table:style-name="ro1">
          <table:table-cell/>
          <table:table-cell office:value-type="float" office:value="795.131">
            <text:p>795.131</text:p>
          </table:table-cell>
          <table:table-cell office:value-type="string">
            <text:p>GC</text:p>
          </table:table-cell>
          <table:table-cell office:value-type="string">
            <text:p>1208960K</text:p>
          </table:table-cell>
          <table:table-cell office:value-type="float" office:value="0.269429">
            <text:p>0.269429</text:p>
          </table:table-cell>
          <table:table-cell/>
        </table:table-row>
        <table:table-row table:style-name="ro1">
          <table:table-cell/>
          <table:table-cell office:value-type="float" office:value="796.93">
            <text:p>796.93</text:p>
          </table:table-cell>
          <table:table-cell office:value-type="string">
            <text:p>GC</text:p>
          </table:table-cell>
          <table:table-cell office:value-type="string">
            <text:p>1204160K</text:p>
          </table:table-cell>
          <table:table-cell office:value-type="float" office:value="0.302463">
            <text:p>0.302463</text:p>
          </table:table-cell>
          <table:table-cell/>
        </table:table-row>
        <table:table-row table:style-name="ro1">
          <table:table-cell/>
          <table:table-cell office:value-type="float" office:value="798.717">
            <text:p>798.717</text:p>
          </table:table-cell>
          <table:table-cell office:value-type="string">
            <text:p>GC</text:p>
          </table:table-cell>
          <table:table-cell office:value-type="string">
            <text:p>1194304K</text:p>
          </table:table-cell>
          <table:table-cell office:value-type="float" office:value="0.375684">
            <text:p>0.375684</text:p>
          </table:table-cell>
          <table:table-cell/>
        </table:table-row>
        <table:table-row table:style-name="ro1">
          <table:table-cell/>
          <table:table-cell office:value-type="float" office:value="800.476">
            <text:p>800.476</text:p>
          </table:table-cell>
          <table:table-cell office:value-type="string">
            <text:p>GC</text:p>
          </table:table-cell>
          <table:table-cell office:value-type="string">
            <text:p>1191424K</text:p>
          </table:table-cell>
          <table:table-cell office:value-type="float" office:value="0.370965">
            <text:p>0.370965</text:p>
          </table:table-cell>
          <table:table-cell/>
        </table:table-row>
        <table:table-row table:style-name="ro1">
          <table:table-cell/>
          <table:table-cell office:value-type="float" office:value="802.316">
            <text:p>802.316</text:p>
          </table:table-cell>
          <table:table-cell office:value-type="string">
            <text:p>GC</text:p>
          </table:table-cell>
          <table:table-cell office:value-type="string">
            <text:p>1177728K</text:p>
          </table:table-cell>
          <table:table-cell office:value-type="float" office:value="0.402297">
            <text:p>0.402297</text:p>
          </table:table-cell>
          <table:table-cell/>
        </table:table-row>
        <table:table-row table:style-name="ro1">
          <table:table-cell/>
          <table:table-cell office:value-type="float" office:value="804.057">
            <text:p>804.057</text:p>
          </table:table-cell>
          <table:table-cell office:value-type="string">
            <text:p>GC</text:p>
          </table:table-cell>
          <table:table-cell office:value-type="string">
            <text:p>1171904K</text:p>
          </table:table-cell>
          <table:table-cell office:value-type="float" office:value="0.427406">
            <text:p>0.427406</text:p>
          </table:table-cell>
          <table:table-cell/>
        </table:table-row>
        <table:table-row table:style-name="ro1">
          <table:table-cell/>
          <table:table-cell office:value-type="float" office:value="805.821">
            <text:p>805.821</text:p>
          </table:table-cell>
          <table:table-cell office:value-type="string">
            <text:p>GC</text:p>
          </table:table-cell>
          <table:table-cell office:value-type="string">
            <text:p>1160832K</text:p>
          </table:table-cell>
          <table:table-cell office:value-type="float" office:value="0.454625">
            <text:p>0.454625</text:p>
          </table:table-cell>
          <table:table-cell/>
        </table:table-row>
        <table:table-row table:style-name="ro1">
          <table:table-cell/>
          <table:table-cell office:value-type="float" office:value="807.428">
            <text:p>807.428</text:p>
          </table:table-cell>
          <table:table-cell office:value-type="string">
            <text:p>GC</text:p>
          </table:table-cell>
          <table:table-cell office:value-type="string">
            <text:p>1139264K</text:p>
          </table:table-cell>
          <table:table-cell office:value-type="float" office:value="0.505563">
            <text:p>0.505563</text:p>
          </table:table-cell>
          <table:table-cell/>
        </table:table-row>
        <table:table-row table:style-name="ro1">
          <table:table-cell/>
          <table:table-cell office:value-type="float" office:value="809.2">
            <text:p>809.2</text:p>
          </table:table-cell>
          <table:table-cell office:value-type="string">
            <text:p>GC</text:p>
          </table:table-cell>
          <table:table-cell office:value-type="string">
            <text:p>1163136K</text:p>
          </table:table-cell>
          <table:table-cell office:value-type="float" office:value="0.468208">
            <text:p>0.468208</text:p>
          </table:table-cell>
          <table:table-cell/>
        </table:table-row>
        <table:table-row table:style-name="ro1">
          <table:table-cell/>
          <table:table-cell office:value-type="float" office:value="810.9">
            <text:p>810.9</text:p>
          </table:table-cell>
          <table:table-cell office:value-type="string">
            <text:p>GC</text:p>
          </table:table-cell>
          <table:table-cell office:value-type="string">
            <text:p>1113024K</text:p>
          </table:table-cell>
          <table:table-cell office:value-type="float" office:value="0.418918">
            <text:p>0.418918</text:p>
          </table:table-cell>
          <table:table-cell/>
        </table:table-row>
        <table:table-row table:style-name="ro1">
          <table:table-cell/>
          <table:table-cell office:value-type="float" office:value="812.479">
            <text:p>812.479</text:p>
          </table:table-cell>
          <table:table-cell office:value-type="string">
            <text:p>GC</text:p>
          </table:table-cell>
          <table:table-cell office:value-type="string">
            <text:p>1167040K</text:p>
          </table:table-cell>
          <table:table-cell office:value-type="float" office:value="0.355978">
            <text:p>0.355978</text:p>
          </table:table-cell>
          <table:table-cell/>
        </table:table-row>
        <table:table-row table:style-name="ro1">
          <table:table-cell/>
          <table:table-cell office:value-type="float" office:value="814.123">
            <text:p>814.123</text:p>
          </table:table-cell>
          <table:table-cell office:value-type="string">
            <text:p>GC</text:p>
          </table:table-cell>
          <table:table-cell office:value-type="string">
            <text:p>1161600K</text:p>
          </table:table-cell>
          <table:table-cell office:value-type="float" office:value="0.32381">
            <text:p>0.32381</text:p>
          </table:table-cell>
          <table:table-cell/>
        </table:table-row>
        <table:table-row table:style-name="ro1">
          <table:table-cell/>
          <table:table-cell office:value-type="float" office:value="814.447">
            <text:p>814.447</text:p>
          </table:table-cell>
          <table:table-cell office:value-type="string">
            <text:p>Full</text:p>
          </table:table-cell>
          <table:table-cell office:value-type="string">
            <text:p>1230144K</text:p>
          </table:table-cell>
          <table:table-cell office:value-type="float" office:value="8.313206">
            <text:p>8.313206</text:p>
          </table:table-cell>
          <table:table-cell/>
        </table:table-row>
        <table:table-row table:style-name="ro1">
          <table:table-cell/>
          <table:table-cell office:value-type="float" office:value="824.141">
            <text:p>824.141</text:p>
          </table:table-cell>
          <table:table-cell office:value-type="string">
            <text:p>GC</text:p>
          </table:table-cell>
          <table:table-cell office:value-type="string">
            <text:p>1230848K</text:p>
          </table:table-cell>
          <table:table-cell office:value-type="float" office:value="0.105326">
            <text:p>0.105326</text:p>
          </table:table-cell>
          <table:table-cell/>
        </table:table-row>
        <table:table-row table:style-name="ro1">
          <table:table-cell/>
          <table:table-cell office:value-type="float" office:value="825.388">
            <text:p>825.388</text:p>
          </table:table-cell>
          <table:table-cell office:value-type="string">
            <text:p>GC</text:p>
          </table:table-cell>
          <table:table-cell office:value-type="string">
            <text:p>1231168K</text:p>
          </table:table-cell>
          <table:table-cell office:value-type="float" office:value="0.147382">
            <text:p>0.147382</text:p>
          </table:table-cell>
          <table:table-cell/>
        </table:table-row>
        <table:table-row table:style-name="ro1">
          <table:table-cell/>
          <table:table-cell office:value-type="float" office:value="826.695">
            <text:p>826.695</text:p>
          </table:table-cell>
          <table:table-cell office:value-type="string">
            <text:p>GC</text:p>
          </table:table-cell>
          <table:table-cell office:value-type="string">
            <text:p>1240064K</text:p>
          </table:table-cell>
          <table:table-cell office:value-type="float" office:value="0.171432">
            <text:p>0.171432</text:p>
          </table:table-cell>
          <table:table-cell/>
        </table:table-row>
        <table:table-row table:style-name="ro1">
          <table:table-cell/>
          <table:table-cell office:value-type="float" office:value="828.176">
            <text:p>828.176</text:p>
          </table:table-cell>
          <table:table-cell office:value-type="string">
            <text:p>GC</text:p>
          </table:table-cell>
          <table:table-cell office:value-type="string">
            <text:p>1241600K</text:p>
          </table:table-cell>
          <table:table-cell office:value-type="float" office:value="0.190952">
            <text:p>0.190952</text:p>
          </table:table-cell>
          <table:table-cell/>
        </table:table-row>
        <table:table-row table:style-name="ro1">
          <table:table-cell/>
          <table:table-cell office:value-type="float" office:value="829.557">
            <text:p>829.557</text:p>
          </table:table-cell>
          <table:table-cell office:value-type="string">
            <text:p>GC</text:p>
          </table:table-cell>
          <table:table-cell office:value-type="string">
            <text:p>1245696K</text:p>
          </table:table-cell>
          <table:table-cell office:value-type="float" office:value="0.17183">
            <text:p>0.17183</text:p>
          </table:table-cell>
          <table:table-cell/>
        </table:table-row>
        <table:table-row table:style-name="ro1">
          <table:table-cell/>
          <table:table-cell office:value-type="float" office:value="831.004">
            <text:p>831.004</text:p>
          </table:table-cell>
          <table:table-cell office:value-type="string">
            <text:p>GC</text:p>
          </table:table-cell>
          <table:table-cell office:value-type="string">
            <text:p>1246784K</text:p>
          </table:table-cell>
          <table:table-cell office:value-type="float" office:value="0.15858">
            <text:p>0.15858</text:p>
          </table:table-cell>
          <table:table-cell/>
        </table:table-row>
        <table:table-row table:style-name="ro1">
          <table:table-cell/>
          <table:table-cell office:value-type="float" office:value="832.366">
            <text:p>832.366</text:p>
          </table:table-cell>
          <table:table-cell office:value-type="string">
            <text:p>GC</text:p>
          </table:table-cell>
          <table:table-cell office:value-type="string">
            <text:p>1248192K</text:p>
          </table:table-cell>
          <table:table-cell office:value-type="float" office:value="0.154761">
            <text:p>0.154761</text:p>
          </table:table-cell>
          <table:table-cell/>
        </table:table-row>
        <table:table-row table:style-name="ro1">
          <table:table-cell/>
          <table:table-cell office:value-type="float" office:value="834.273">
            <text:p>834.273</text:p>
          </table:table-cell>
          <table:table-cell office:value-type="string">
            <text:p>GC</text:p>
          </table:table-cell>
          <table:table-cell office:value-type="string">
            <text:p>1249536K</text:p>
          </table:table-cell>
          <table:table-cell office:value-type="float" office:value="0.139105">
            <text:p>0.139105</text:p>
          </table:table-cell>
          <table:table-cell/>
        </table:table-row>
        <table:table-row table:style-name="ro1">
          <table:table-cell/>
          <table:table-cell office:value-type="float" office:value="835.768">
            <text:p>835.768</text:p>
          </table:table-cell>
          <table:table-cell office:value-type="string">
            <text:p>GC</text:p>
          </table:table-cell>
          <table:table-cell office:value-type="string">
            <text:p>1253504K</text:p>
          </table:table-cell>
          <table:table-cell office:value-type="float" office:value="0.088614">
            <text:p>0.088614</text:p>
          </table:table-cell>
          <table:table-cell/>
        </table:table-row>
        <table:table-row table:style-name="ro1">
          <table:table-cell/>
          <table:table-cell office:value-type="float" office:value="837.811">
            <text:p>837.811</text:p>
          </table:table-cell>
          <table:table-cell office:value-type="string">
            <text:p>GC</text:p>
          </table:table-cell>
          <table:table-cell office:value-type="string">
            <text:p>1253952K</text:p>
          </table:table-cell>
          <table:table-cell office:value-type="float" office:value="0.055438">
            <text:p>0.055438</text:p>
          </table:table-cell>
          <table:table-cell/>
        </table:table-row>
        <table:table-row table:style-name="ro1">
          <table:table-cell/>
          <table:table-cell office:value-type="float" office:value="839.366">
            <text:p>839.366</text:p>
          </table:table-cell>
          <table:table-cell office:value-type="string">
            <text:p>GC</text:p>
          </table:table-cell>
          <table:table-cell office:value-type="string">
            <text:p>1256896K</text:p>
          </table:table-cell>
          <table:table-cell office:value-type="float" office:value="0.038989">
            <text:p>0.038989</text:p>
          </table:table-cell>
          <table:table-cell/>
        </table:table-row>
        <table:table-row table:style-name="ro1">
          <table:table-cell/>
          <table:table-cell office:value-type="float" office:value="841.456">
            <text:p>841.456</text:p>
          </table:table-cell>
          <table:table-cell office:value-type="string">
            <text:p>GC</text:p>
          </table:table-cell>
          <table:table-cell office:value-type="string">
            <text:p>1257600K</text:p>
          </table:table-cell>
          <table:table-cell office:value-type="float" office:value="0.046519">
            <text:p>0.046519</text:p>
          </table:table-cell>
          <table:table-cell/>
        </table:table-row>
        <table:table-row table:style-name="ro1">
          <table:table-cell/>
          <table:table-cell office:value-type="float" office:value="842.818">
            <text:p>842.818</text:p>
          </table:table-cell>
          <table:table-cell office:value-type="string">
            <text:p>GC</text:p>
          </table:table-cell>
          <table:table-cell office:value-type="string">
            <text:p>1260672K</text:p>
          </table:table-cell>
          <table:table-cell office:value-type="float" office:value="0.056249">
            <text:p>0.056249</text:p>
          </table:table-cell>
          <table:table-cell/>
        </table:table-row>
        <table:table-row table:style-name="ro1">
          <table:table-cell/>
          <table:table-cell office:value-type="float" office:value="844.338">
            <text:p>844.338</text:p>
          </table:table-cell>
          <table:table-cell office:value-type="string">
            <text:p>GC</text:p>
          </table:table-cell>
          <table:table-cell office:value-type="string">
            <text:p>1261504K</text:p>
          </table:table-cell>
          <table:table-cell office:value-type="float" office:value="0.036318">
            <text:p>0.036318</text:p>
          </table:table-cell>
          <table:table-cell/>
        </table:table-row>
        <table:table-row table:style-name="ro1">
          <table:table-cell/>
          <table:table-cell office:value-type="float" office:value="846.129">
            <text:p>846.129</text:p>
          </table:table-cell>
          <table:table-cell office:value-type="string">
            <text:p>GC</text:p>
          </table:table-cell>
          <table:table-cell office:value-type="string">
            <text:p>1265472K</text:p>
          </table:table-cell>
          <table:table-cell office:value-type="float" office:value="0.042739">
            <text:p>0.042739</text:p>
          </table:table-cell>
          <table:table-cell/>
        </table:table-row>
        <table:table-row table:style-name="ro1">
          <table:table-cell/>
          <table:table-cell office:value-type="float" office:value="847.878">
            <text:p>847.878</text:p>
          </table:table-cell>
          <table:table-cell office:value-type="string">
            <text:p>GC</text:p>
          </table:table-cell>
          <table:table-cell office:value-type="string">
            <text:p>1266368K</text:p>
          </table:table-cell>
          <table:table-cell office:value-type="float" office:value="0.062354">
            <text:p>0.062354</text:p>
          </table:table-cell>
          <table:table-cell/>
        </table:table-row>
        <table:table-row table:style-name="ro1">
          <table:table-cell/>
          <table:table-cell office:value-type="float" office:value="849.765">
            <text:p>849.765</text:p>
          </table:table-cell>
          <table:table-cell office:value-type="string">
            <text:p>GC</text:p>
          </table:table-cell>
          <table:table-cell office:value-type="string">
            <text:p>1270912K</text:p>
          </table:table-cell>
          <table:table-cell office:value-type="float" office:value="0.042943">
            <text:p>0.042943</text:p>
          </table:table-cell>
          <table:table-cell/>
        </table:table-row>
        <table:table-row table:style-name="ro1">
          <table:table-cell/>
          <table:table-cell office:value-type="float" office:value="852.248">
            <text:p>852.248</text:p>
          </table:table-cell>
          <table:table-cell office:value-type="string">
            <text:p>GC</text:p>
          </table:table-cell>
          <table:table-cell office:value-type="string">
            <text:p>1271744K</text:p>
          </table:table-cell>
          <table:table-cell office:value-type="float" office:value="0.047102">
            <text:p>0.047102</text:p>
          </table:table-cell>
          <table:table-cell/>
        </table:table-row>
        <table:table-row table:style-name="ro1">
          <table:table-cell/>
          <table:table-cell office:value-type="float" office:value="854.765">
            <text:p>854.765</text:p>
          </table:table-cell>
          <table:table-cell office:value-type="string">
            <text:p>GC</text:p>
          </table:table-cell>
          <table:table-cell office:value-type="string">
            <text:p>1276288K</text:p>
          </table:table-cell>
          <table:table-cell office:value-type="float" office:value="0.037917">
            <text:p>0.037917</text:p>
          </table:table-cell>
          <table:table-cell/>
        </table:table-row>
        <table:table-row table:style-name="ro1">
          <table:table-cell/>
          <table:table-cell office:value-type="float" office:value="856.19">
            <text:p>856.19</text:p>
          </table:table-cell>
          <table:table-cell office:value-type="string">
            <text:p>GC</text:p>
          </table:table-cell>
          <table:table-cell office:value-type="string">
            <text:p>1277120K</text:p>
          </table:table-cell>
          <table:table-cell office:value-type="float" office:value="0.040783">
            <text:p>0.040783</text:p>
          </table:table-cell>
          <table:table-cell/>
        </table:table-row>
        <table:table-row table:style-name="ro1">
          <table:table-cell/>
          <table:table-cell office:value-type="float" office:value="858.59">
            <text:p>858.59</text:p>
          </table:table-cell>
          <table:table-cell office:value-type="string">
            <text:p>GC</text:p>
          </table:table-cell>
          <table:table-cell office:value-type="string">
            <text:p>1281664K</text:p>
          </table:table-cell>
          <table:table-cell office:value-type="float" office:value="0.037064">
            <text:p>0.037064</text:p>
          </table:table-cell>
          <table:table-cell/>
        </table:table-row>
        <table:table-row table:style-name="ro1">
          <table:table-cell/>
          <table:table-cell office:value-type="float" office:value="860.776">
            <text:p>860.776</text:p>
          </table:table-cell>
          <table:table-cell office:value-type="string">
            <text:p>GC</text:p>
          </table:table-cell>
          <table:table-cell office:value-type="string">
            <text:p>1282432K</text:p>
          </table:table-cell>
          <table:table-cell office:value-type="float" office:value="0.036903">
            <text:p>0.036903</text:p>
          </table:table-cell>
          <table:table-cell/>
        </table:table-row>
        <table:table-row table:style-name="ro1">
          <table:table-cell/>
          <table:table-cell office:value-type="float" office:value="862.236">
            <text:p>862.236</text:p>
          </table:table-cell>
          <table:table-cell office:value-type="string">
            <text:p>GC</text:p>
          </table:table-cell>
          <table:table-cell office:value-type="string">
            <text:p>1286784K</text:p>
          </table:table-cell>
          <table:table-cell office:value-type="float" office:value="0.039928">
            <text:p>0.039928</text:p>
          </table:table-cell>
          <table:table-cell/>
        </table:table-row>
        <table:table-row table:style-name="ro1">
          <table:table-cell/>
          <table:table-cell office:value-type="float" office:value="864.375">
            <text:p>864.375</text:p>
          </table:table-cell>
          <table:table-cell office:value-type="string">
            <text:p>GC</text:p>
          </table:table-cell>
          <table:table-cell office:value-type="string">
            <text:p>1287424K</text:p>
          </table:table-cell>
          <table:table-cell office:value-type="float" office:value="0.039073">
            <text:p>0.039073</text:p>
          </table:table-cell>
          <table:table-cell/>
        </table:table-row>
        <table:table-row table:style-name="ro1">
          <table:table-cell/>
          <table:table-cell office:value-type="float" office:value="867.733">
            <text:p>867.733</text:p>
          </table:table-cell>
          <table:table-cell office:value-type="string">
            <text:p>GC</text:p>
          </table:table-cell>
          <table:table-cell office:value-type="string">
            <text:p>1290496K</text:p>
          </table:table-cell>
          <table:table-cell office:value-type="float" office:value="0.132544">
            <text:p>0.132544</text:p>
          </table:table-cell>
          <table:table-cell/>
        </table:table-row>
        <table:table-row table:style-name="ro1">
          <table:table-cell/>
          <table:table-cell office:value-type="float" office:value="872.816">
            <text:p>872.816</text:p>
          </table:table-cell>
          <table:table-cell office:value-type="string">
            <text:p>GC</text:p>
          </table:table-cell>
          <table:table-cell office:value-type="string">
            <text:p>1291584K</text:p>
          </table:table-cell>
          <table:table-cell office:value-type="float" office:value="0.289882">
            <text:p>0.289882</text:p>
          </table:table-cell>
          <table:table-cell/>
        </table:table-row>
        <table:table-row table:style-name="ro1">
          <table:table-cell/>
          <table:table-cell office:value-type="float" office:value="874.626">
            <text:p>874.626</text:p>
          </table:table-cell>
          <table:table-cell office:value-type="string">
            <text:p>GC</text:p>
          </table:table-cell>
          <table:table-cell office:value-type="string">
            <text:p>1288576K</text:p>
          </table:table-cell>
          <table:table-cell office:value-type="float" office:value="0.238226">
            <text:p>0.238226</text:p>
          </table:table-cell>
          <table:table-cell/>
        </table:table-row>
        <table:table-row table:style-name="ro1">
          <table:table-cell/>
          <table:table-cell office:value-type="float" office:value="876.508">
            <text:p>876.508</text:p>
          </table:table-cell>
          <table:table-cell office:value-type="string">
            <text:p>GC</text:p>
          </table:table-cell>
          <table:table-cell office:value-type="string">
            <text:p>1288512K</text:p>
          </table:table-cell>
          <table:table-cell office:value-type="float" office:value="0.294432">
            <text:p>0.294432</text:p>
          </table:table-cell>
          <table:table-cell/>
        </table:table-row>
        <table:table-row table:style-name="ro1">
          <table:table-cell/>
          <table:table-cell office:value-type="float" office:value="878.455">
            <text:p>878.455</text:p>
          </table:table-cell>
          <table:table-cell office:value-type="string">
            <text:p>GC</text:p>
          </table:table-cell>
          <table:table-cell office:value-type="string">
            <text:p>1272000K</text:p>
          </table:table-cell>
          <table:table-cell office:value-type="float" office:value="0.336587">
            <text:p>0.336587</text:p>
          </table:table-cell>
          <table:table-cell/>
        </table:table-row>
        <table:table-row table:style-name="ro1">
          <table:table-cell/>
          <table:table-cell office:value-type="float" office:value="880.324">
            <text:p>880.324</text:p>
          </table:table-cell>
          <table:table-cell office:value-type="string">
            <text:p>GC</text:p>
          </table:table-cell>
          <table:table-cell office:value-type="string">
            <text:p>1276288K</text:p>
          </table:table-cell>
          <table:table-cell office:value-type="float" office:value="0.350445">
            <text:p>0.350445</text:p>
          </table:table-cell>
          <table:table-cell/>
        </table:table-row>
        <table:table-row table:style-name="ro1">
          <table:table-cell/>
          <table:table-cell office:value-type="float" office:value="882.223">
            <text:p>882.223</text:p>
          </table:table-cell>
          <table:table-cell office:value-type="string">
            <text:p>GC</text:p>
          </table:table-cell>
          <table:table-cell office:value-type="string">
            <text:p>1252352K</text:p>
          </table:table-cell>
          <table:table-cell office:value-type="float" office:value="0.414632">
            <text:p>0.414632</text:p>
          </table:table-cell>
          <table:table-cell/>
        </table:table-row>
        <table:table-row table:style-name="ro1">
          <table:table-cell/>
          <table:table-cell office:value-type="float" office:value="884.171">
            <text:p>884.171</text:p>
          </table:table-cell>
          <table:table-cell office:value-type="string">
            <text:p>GC</text:p>
          </table:table-cell>
          <table:table-cell office:value-type="string">
            <text:p>1255872K</text:p>
          </table:table-cell>
          <table:table-cell office:value-type="float" office:value="0.445786">
            <text:p>0.445786</text:p>
          </table:table-cell>
          <table:table-cell/>
        </table:table-row>
        <table:table-row table:style-name="ro1">
          <table:table-cell/>
          <table:table-cell office:value-type="float" office:value="886.123">
            <text:p>886.123</text:p>
          </table:table-cell>
          <table:table-cell office:value-type="string">
            <text:p>GC</text:p>
          </table:table-cell>
          <table:table-cell office:value-type="string">
            <text:p>1237824K</text:p>
          </table:table-cell>
          <table:table-cell office:value-type="float" office:value="0.463033">
            <text:p>0.463033</text:p>
          </table:table-cell>
          <table:table-cell/>
        </table:table-row>
        <table:table-row table:style-name="ro1">
          <table:table-cell/>
          <table:table-cell office:value-type="float" office:value="887.78">
            <text:p>887.78</text:p>
          </table:table-cell>
          <table:table-cell office:value-type="string">
            <text:p>GC</text:p>
          </table:table-cell>
          <table:table-cell office:value-type="string">
            <text:p>1231552K</text:p>
          </table:table-cell>
          <table:table-cell office:value-type="float" office:value="0.47793">
            <text:p>0.47793</text:p>
          </table:table-cell>
          <table:table-cell/>
        </table:table-row>
        <table:table-row table:style-name="ro1">
          <table:table-cell/>
          <table:table-cell office:value-type="float" office:value="889.58">
            <text:p>889.58</text:p>
          </table:table-cell>
          <table:table-cell office:value-type="string">
            <text:p>GC</text:p>
          </table:table-cell>
          <table:table-cell office:value-type="string">
            <text:p>1222528K</text:p>
          </table:table-cell>
          <table:table-cell office:value-type="float" office:value="0.509058">
            <text:p>0.509058</text:p>
          </table:table-cell>
          <table:table-cell/>
        </table:table-row>
        <table:table-row table:style-name="ro1">
          <table:table-cell/>
          <table:table-cell office:value-type="float" office:value="891.77">
            <text:p>891.77</text:p>
          </table:table-cell>
          <table:table-cell office:value-type="string">
            <text:p>GC</text:p>
          </table:table-cell>
          <table:table-cell office:value-type="string">
            <text:p>1186176K</text:p>
          </table:table-cell>
          <table:table-cell office:value-type="float" office:value="0.572876">
            <text:p>0.572876</text:p>
          </table:table-cell>
          <table:table-cell/>
        </table:table-row>
        <table:table-row table:style-name="ro1">
          <table:table-cell/>
          <table:table-cell office:value-type="float" office:value="893.775">
            <text:p>893.775</text:p>
          </table:table-cell>
          <table:table-cell office:value-type="string">
            <text:p>GC</text:p>
          </table:table-cell>
          <table:table-cell office:value-type="string">
            <text:p>1232768K</text:p>
          </table:table-cell>
          <table:table-cell office:value-type="float" office:value="0.43159">
            <text:p>0.43159</text:p>
          </table:table-cell>
          <table:table-cell/>
        </table:table-row>
        <table:table-row table:style-name="ro1">
          <table:table-cell/>
          <table:table-cell office:value-type="float" office:value="895.691">
            <text:p>895.691</text:p>
          </table:table-cell>
          <table:table-cell office:value-type="string">
            <text:p>GC</text:p>
          </table:table-cell>
          <table:table-cell office:value-type="string">
            <text:p>1171968K</text:p>
          </table:table-cell>
          <table:table-cell office:value-type="float" office:value="0.360332">
            <text:p>0.360332</text:p>
          </table:table-cell>
          <table:table-cell/>
        </table:table-row>
        <table:table-row table:style-name="ro1">
          <table:table-cell/>
          <table:table-cell office:value-type="float" office:value="897.28">
            <text:p>897.28</text:p>
          </table:table-cell>
          <table:table-cell office:value-type="string">
            <text:p>GC</text:p>
          </table:table-cell>
          <table:table-cell office:value-type="string">
            <text:p>1228096K</text:p>
          </table:table-cell>
          <table:table-cell office:value-type="float" office:value="0.348743">
            <text:p>0.348743</text:p>
          </table:table-cell>
          <table:table-cell/>
        </table:table-row>
        <table:table-row table:style-name="ro1">
          <table:table-cell/>
          <table:table-cell office:value-type="float" office:value="898.76">
            <text:p>898.76</text:p>
          </table:table-cell>
          <table:table-cell office:value-type="string">
            <text:p>GC</text:p>
          </table:table-cell>
          <table:table-cell office:value-type="string">
            <text:p>1224000K</text:p>
          </table:table-cell>
          <table:table-cell office:value-type="float" office:value="0.277319">
            <text:p>0.277319</text:p>
          </table:table-cell>
          <table:table-cell/>
        </table:table-row>
        <table:table-row table:style-name="ro1">
          <table:table-cell/>
          <table:table-cell office:value-type="float" office:value="900.536">
            <text:p>900.536</text:p>
          </table:table-cell>
          <table:table-cell office:value-type="string">
            <text:p>GC</text:p>
          </table:table-cell>
          <table:table-cell office:value-type="string">
            <text:p>1237696K</text:p>
          </table:table-cell>
          <table:table-cell office:value-type="float" office:value="0.252115">
            <text:p>0.252115</text:p>
          </table:table-cell>
          <table:table-cell/>
        </table:table-row>
        <table:table-row table:style-name="ro1">
          <table:table-cell/>
          <table:table-cell office:value-type="float" office:value="902.465">
            <text:p>902.465</text:p>
          </table:table-cell>
          <table:table-cell office:value-type="string">
            <text:p>GC</text:p>
          </table:table-cell>
          <table:table-cell office:value-type="string">
            <text:p>1235584K</text:p>
          </table:table-cell>
          <table:table-cell office:value-type="float" office:value="0.236825">
            <text:p>0.236825</text:p>
          </table:table-cell>
          <table:table-cell/>
        </table:table-row>
        <table:table-row table:style-name="ro1">
          <table:table-cell/>
          <table:table-cell office:value-type="float" office:value="904.227">
            <text:p>904.227</text:p>
          </table:table-cell>
          <table:table-cell office:value-type="string">
            <text:p>GC</text:p>
          </table:table-cell>
          <table:table-cell office:value-type="string">
            <text:p>1244992K</text:p>
          </table:table-cell>
          <table:table-cell office:value-type="float" office:value="0.21484">
            <text:p>0.21484</text:p>
          </table:table-cell>
          <table:table-cell/>
        </table:table-row>
        <table:table-row table:style-name="ro1">
          <table:table-cell/>
          <table:table-cell office:value-type="float" office:value="905.697">
            <text:p>905.697</text:p>
          </table:table-cell>
          <table:table-cell office:value-type="string">
            <text:p>GC</text:p>
          </table:table-cell>
          <table:table-cell office:value-type="string">
            <text:p>1243776K</text:p>
          </table:table-cell>
          <table:table-cell office:value-type="float" office:value="0.174329">
            <text:p>0.174329</text:p>
          </table:table-cell>
          <table:table-cell/>
        </table:table-row>
        <table:table-row table:style-name="ro1">
          <table:table-cell/>
          <table:table-cell office:value-type="float" office:value="907.181">
            <text:p>907.181</text:p>
          </table:table-cell>
          <table:table-cell office:value-type="string">
            <text:p>GC</text:p>
          </table:table-cell>
          <table:table-cell office:value-type="string">
            <text:p>1249024K</text:p>
          </table:table-cell>
          <table:table-cell office:value-type="float" office:value="0.141083">
            <text:p>0.141083</text:p>
          </table:table-cell>
          <table:table-cell/>
        </table:table-row>
        <table:table-row table:style-name="ro1">
          <table:table-cell/>
          <table:table-cell office:value-type="float" office:value="908.536">
            <text:p>908.536</text:p>
          </table:table-cell>
          <table:table-cell office:value-type="string">
            <text:p>GC</text:p>
          </table:table-cell>
          <table:table-cell office:value-type="string">
            <text:p>1248384K</text:p>
          </table:table-cell>
          <table:table-cell office:value-type="float" office:value="0.153335">
            <text:p>0.153335</text:p>
          </table:table-cell>
          <table:table-cell/>
        </table:table-row>
        <table:table-row table:style-name="ro1">
          <table:table-cell/>
          <table:table-cell office:value-type="float" office:value="909.999">
            <text:p>909.999</text:p>
          </table:table-cell>
          <table:table-cell office:value-type="string">
            <text:p>GC</text:p>
          </table:table-cell>
          <table:table-cell office:value-type="string">
            <text:p>1250560K</text:p>
          </table:table-cell>
          <table:table-cell office:value-type="float" office:value="0.163623">
            <text:p>0.163623</text:p>
          </table:table-cell>
          <table:table-cell/>
        </table:table-row>
        <table:table-row table:style-name="ro1">
          <table:table-cell/>
          <table:table-cell office:value-type="float" office:value="911.729">
            <text:p>911.729</text:p>
          </table:table-cell>
          <table:table-cell office:value-type="string">
            <text:p>GC</text:p>
          </table:table-cell>
          <table:table-cell office:value-type="string">
            <text:p>1250176K</text:p>
          </table:table-cell>
          <table:table-cell office:value-type="float" office:value="0.162492">
            <text:p>0.162492</text:p>
          </table:table-cell>
          <table:table-cell/>
        </table:table-row>
        <table:table-row table:style-name="ro1">
          <table:table-cell/>
          <table:table-cell office:value-type="float" office:value="913.116">
            <text:p>913.116</text:p>
          </table:table-cell>
          <table:table-cell office:value-type="string">
            <text:p>GC</text:p>
          </table:table-cell>
          <table:table-cell office:value-type="string">
            <text:p>1255040K</text:p>
          </table:table-cell>
          <table:table-cell office:value-type="float" office:value="0.087526">
            <text:p>0.087526</text:p>
          </table:table-cell>
          <table:table-cell/>
        </table:table-row>
        <table:table-row table:style-name="ro1">
          <table:table-cell/>
          <table:table-cell office:value-type="float" office:value="914.439">
            <text:p>914.439</text:p>
          </table:table-cell>
          <table:table-cell office:value-type="string">
            <text:p>GC</text:p>
          </table:table-cell>
          <table:table-cell office:value-type="string">
            <text:p>1253952K</text:p>
          </table:table-cell>
          <table:table-cell office:value-type="float" office:value="0.059658">
            <text:p>0.059658</text:p>
          </table:table-cell>
          <table:table-cell/>
        </table:table-row>
        <table:table-row table:style-name="ro1">
          <table:table-cell/>
          <table:table-cell office:value-type="float" office:value="916.74">
            <text:p>916.74</text:p>
          </table:table-cell>
          <table:table-cell office:value-type="string">
            <text:p>GC</text:p>
          </table:table-cell>
          <table:table-cell office:value-type="string">
            <text:p>1258368K</text:p>
          </table:table-cell>
          <table:table-cell office:value-type="float" office:value="0.051555">
            <text:p>0.051555</text:p>
          </table:table-cell>
          <table:table-cell/>
        </table:table-row>
        <table:table-row table:style-name="ro1">
          <table:table-cell/>
          <table:table-cell office:value-type="float" office:value="918.106">
            <text:p>918.106</text:p>
          </table:table-cell>
          <table:table-cell office:value-type="string">
            <text:p>GC</text:p>
          </table:table-cell>
          <table:table-cell office:value-type="string">
            <text:p>1257472K</text:p>
          </table:table-cell>
          <table:table-cell office:value-type="float" office:value="0.056283">
            <text:p>0.056283</text:p>
          </table:table-cell>
          <table:table-cell/>
        </table:table-row>
        <table:table-row table:style-name="ro1">
          <table:table-cell/>
          <table:table-cell office:value-type="float" office:value="919.393">
            <text:p>919.393</text:p>
          </table:table-cell>
          <table:table-cell office:value-type="string">
            <text:p>GC</text:p>
          </table:table-cell>
          <table:table-cell office:value-type="string">
            <text:p>1262208K</text:p>
          </table:table-cell>
          <table:table-cell office:value-type="float" office:value="0.056795">
            <text:p>0.056795</text:p>
          </table:table-cell>
          <table:table-cell/>
        </table:table-row>
        <table:table-row table:style-name="ro1">
          <table:table-cell/>
          <table:table-cell office:value-type="float" office:value="920.716">
            <text:p>920.716</text:p>
          </table:table-cell>
          <table:table-cell office:value-type="string">
            <text:p>GC</text:p>
          </table:table-cell>
          <table:table-cell office:value-type="string">
            <text:p>1261376K</text:p>
          </table:table-cell>
          <table:table-cell office:value-type="float" office:value="0.054035">
            <text:p>0.054035</text:p>
          </table:table-cell>
          <table:table-cell/>
        </table:table-row>
        <table:table-row table:style-name="ro1">
          <table:table-cell/>
          <table:table-cell office:value-type="float" office:value="922.055">
            <text:p>922.055</text:p>
          </table:table-cell>
          <table:table-cell office:value-type="string">
            <text:p>GC</text:p>
          </table:table-cell>
          <table:table-cell office:value-type="string">
            <text:p>1267008K</text:p>
          </table:table-cell>
          <table:table-cell office:value-type="float" office:value="0.049714">
            <text:p>0.049714</text:p>
          </table:table-cell>
          <table:table-cell/>
        </table:table-row>
        <table:table-row table:style-name="ro1">
          <table:table-cell/>
          <table:table-cell office:value-type="float" office:value="923.522">
            <text:p>923.522</text:p>
          </table:table-cell>
          <table:table-cell office:value-type="string">
            <text:p>GC</text:p>
          </table:table-cell>
          <table:table-cell office:value-type="string">
            <text:p>1266176K</text:p>
          </table:table-cell>
          <table:table-cell office:value-type="float" office:value="0.047051">
            <text:p>0.047051</text:p>
          </table:table-cell>
          <table:table-cell/>
        </table:table-row>
        <table:table-row table:style-name="ro1">
          <table:table-cell/>
          <table:table-cell office:value-type="float" office:value="925.983">
            <text:p>925.983</text:p>
          </table:table-cell>
          <table:table-cell office:value-type="string">
            <text:p>GC</text:p>
          </table:table-cell>
          <table:table-cell office:value-type="string">
            <text:p>1272256K</text:p>
          </table:table-cell>
          <table:table-cell office:value-type="float" office:value="0.056444">
            <text:p>0.056444</text:p>
          </table:table-cell>
          <table:table-cell/>
        </table:table-row>
        <table:table-row table:style-name="ro1">
          <table:table-cell/>
          <table:table-cell office:value-type="float" office:value="928.052">
            <text:p>928.052</text:p>
          </table:table-cell>
          <table:table-cell office:value-type="string">
            <text:p>GC</text:p>
          </table:table-cell>
          <table:table-cell office:value-type="string">
            <text:p>1271424K</text:p>
          </table:table-cell>
          <table:table-cell office:value-type="float" office:value="0.046444">
            <text:p>0.046444</text:p>
          </table:table-cell>
          <table:table-cell/>
        </table:table-row>
        <table:table-row table:style-name="ro1">
          <table:table-cell/>
          <table:table-cell office:value-type="float" office:value="929.941">
            <text:p>929.941</text:p>
          </table:table-cell>
          <table:table-cell office:value-type="string">
            <text:p>GC</text:p>
          </table:table-cell>
          <table:table-cell office:value-type="string">
            <text:p>1277632K</text:p>
          </table:table-cell>
          <table:table-cell office:value-type="float" office:value="0.062407">
            <text:p>0.062407</text:p>
          </table:table-cell>
          <table:table-cell/>
        </table:table-row>
        <table:table-row table:style-name="ro1">
          <table:table-cell/>
          <table:table-cell office:value-type="float" office:value="932.392">
            <text:p>932.392</text:p>
          </table:table-cell>
          <table:table-cell office:value-type="string">
            <text:p>GC</text:p>
          </table:table-cell>
          <table:table-cell office:value-type="string">
            <text:p>1276736K</text:p>
          </table:table-cell>
          <table:table-cell office:value-type="float" office:value="0.054769">
            <text:p>0.054769</text:p>
          </table:table-cell>
          <table:table-cell/>
        </table:table-row>
        <table:table-row table:style-name="ro1">
          <table:table-cell/>
          <table:table-cell office:value-type="float" office:value="934.222">
            <text:p>934.222</text:p>
          </table:table-cell>
          <table:table-cell office:value-type="string">
            <text:p>GC</text:p>
          </table:table-cell>
          <table:table-cell office:value-type="string">
            <text:p>1282816K</text:p>
          </table:table-cell>
          <table:table-cell office:value-type="float" office:value="0.060958">
            <text:p>0.060958</text:p>
          </table:table-cell>
          <table:table-cell/>
        </table:table-row>
        <table:table-row table:style-name="ro1">
          <table:table-cell/>
          <table:table-cell office:value-type="float" office:value="935.679">
            <text:p>935.679</text:p>
          </table:table-cell>
          <table:table-cell office:value-type="string">
            <text:p>GC</text:p>
          </table:table-cell>
          <table:table-cell office:value-type="string">
            <text:p>1281856K</text:p>
          </table:table-cell>
          <table:table-cell office:value-type="float" office:value="0.046605">
            <text:p>0.046605</text:p>
          </table:table-cell>
          <table:table-cell/>
        </table:table-row>
        <table:table-row table:style-name="ro1">
          <table:table-cell/>
          <table:table-cell office:value-type="float" office:value="937.128">
            <text:p>937.128</text:p>
          </table:table-cell>
          <table:table-cell office:value-type="string">
            <text:p>GC</text:p>
          </table:table-cell>
          <table:table-cell office:value-type="string">
            <text:p>1287808K</text:p>
          </table:table-cell>
          <table:table-cell office:value-type="float" office:value="0.050039">
            <text:p>0.050039</text:p>
          </table:table-cell>
          <table:table-cell/>
        </table:table-row>
        <table:table-row table:style-name="ro1">
          <table:table-cell/>
          <table:table-cell office:value-type="float" office:value="939.854">
            <text:p>939.854</text:p>
          </table:table-cell>
          <table:table-cell office:value-type="string">
            <text:p>GC</text:p>
          </table:table-cell>
          <table:table-cell office:value-type="string">
            <text:p>1286784K</text:p>
          </table:table-cell>
          <table:table-cell office:value-type="float" office:value="0.076923">
            <text:p>0.076923</text:p>
          </table:table-cell>
          <table:table-cell/>
        </table:table-row>
        <table:table-row table:style-name="ro1">
          <table:table-cell/>
          <table:table-cell office:value-type="float" office:value="942.813">
            <text:p>942.813</text:p>
          </table:table-cell>
          <table:table-cell office:value-type="string">
            <text:p>GC</text:p>
          </table:table-cell>
          <table:table-cell office:value-type="string">
            <text:p>1292096K</text:p>
          </table:table-cell>
          <table:table-cell office:value-type="float" office:value="0.227507">
            <text:p>0.227507</text:p>
          </table:table-cell>
          <table:table-cell/>
        </table:table-row>
        <table:table-row table:style-name="ro1">
          <table:table-cell/>
          <table:table-cell office:value-type="float" office:value="946.812">
            <text:p>946.812</text:p>
          </table:table-cell>
          <table:table-cell office:value-type="string">
            <text:p>GC</text:p>
          </table:table-cell>
          <table:table-cell office:value-type="string">
            <text:p>1291328K</text:p>
          </table:table-cell>
          <table:table-cell office:value-type="float" office:value="0.252228">
            <text:p>0.252228</text:p>
          </table:table-cell>
          <table:table-cell/>
        </table:table-row>
        <table:table-row table:style-name="ro1">
          <table:table-cell/>
          <table:table-cell office:value-type="float" office:value="948.676">
            <text:p>948.676</text:p>
          </table:table-cell>
          <table:table-cell office:value-type="string">
            <text:p>GC</text:p>
          </table:table-cell>
          <table:table-cell office:value-type="string">
            <text:p>1289728K</text:p>
          </table:table-cell>
          <table:table-cell office:value-type="float" office:value="0.23283">
            <text:p>0.23283</text:p>
          </table:table-cell>
          <table:table-cell/>
        </table:table-row>
        <table:table-row table:style-name="ro1">
          <table:table-cell/>
          <table:table-cell office:value-type="float" office:value="950.486">
            <text:p>950.486</text:p>
          </table:table-cell>
          <table:table-cell office:value-type="string">
            <text:p>GC</text:p>
          </table:table-cell>
          <table:table-cell office:value-type="string">
            <text:p>1288768K</text:p>
          </table:table-cell>
          <table:table-cell office:value-type="float" office:value="0.266464">
            <text:p>0.266464</text:p>
          </table:table-cell>
          <table:table-cell/>
        </table:table-row>
        <table:table-row table:style-name="ro1">
          <table:table-cell/>
          <table:table-cell office:value-type="float" office:value="952.34">
            <text:p>952.34</text:p>
          </table:table-cell>
          <table:table-cell office:value-type="string">
            <text:p>GC</text:p>
          </table:table-cell>
          <table:table-cell office:value-type="string">
            <text:p>1274688K</text:p>
          </table:table-cell>
          <table:table-cell office:value-type="float" office:value="0.299772">
            <text:p>0.299772</text:p>
          </table:table-cell>
          <table:table-cell/>
        </table:table-row>
        <table:table-row table:style-name="ro1">
          <table:table-cell/>
          <table:table-cell office:value-type="float" office:value="954.184">
            <text:p>954.184</text:p>
          </table:table-cell>
          <table:table-cell office:value-type="string">
            <text:p>GC</text:p>
          </table:table-cell>
          <table:table-cell office:value-type="string">
            <text:p>1277888K</text:p>
          </table:table-cell>
          <table:table-cell office:value-type="float" office:value="0.327931">
            <text:p>0.327931</text:p>
          </table:table-cell>
          <table:table-cell/>
        </table:table-row>
        <table:table-row table:style-name="ro1">
          <table:table-cell/>
          <table:table-cell office:value-type="float" office:value="956.099">
            <text:p>956.099</text:p>
          </table:table-cell>
          <table:table-cell office:value-type="string">
            <text:p>GC</text:p>
          </table:table-cell>
          <table:table-cell office:value-type="string">
            <text:p>1254592K</text:p>
          </table:table-cell>
          <table:table-cell office:value-type="float" office:value="0.374169">
            <text:p>0.374169</text:p>
          </table:table-cell>
          <table:table-cell/>
        </table:table-row>
        <table:table-row table:style-name="ro1">
          <table:table-cell/>
          <table:table-cell office:value-type="float" office:value="957.868">
            <text:p>957.868</text:p>
          </table:table-cell>
          <table:table-cell office:value-type="string">
            <text:p>GC</text:p>
          </table:table-cell>
          <table:table-cell office:value-type="string">
            <text:p>1258432K</text:p>
          </table:table-cell>
          <table:table-cell office:value-type="float" office:value="0.454092">
            <text:p>0.454092</text:p>
          </table:table-cell>
          <table:table-cell/>
        </table:table-row>
        <table:table-row table:style-name="ro1">
          <table:table-cell/>
          <table:table-cell office:value-type="float" office:value="959.599">
            <text:p>959.599</text:p>
          </table:table-cell>
          <table:table-cell office:value-type="string">
            <text:p>GC</text:p>
          </table:table-cell>
          <table:table-cell office:value-type="string">
            <text:p>1239488K</text:p>
          </table:table-cell>
          <table:table-cell office:value-type="float" office:value="0.433535">
            <text:p>0.433535</text:p>
          </table:table-cell>
          <table:table-cell/>
        </table:table-row>
        <table:table-row table:style-name="ro1">
          <table:table-cell/>
          <table:table-cell office:value-type="float" office:value="961.313">
            <text:p>961.313</text:p>
          </table:table-cell>
          <table:table-cell office:value-type="string">
            <text:p>GC</text:p>
          </table:table-cell>
          <table:table-cell office:value-type="string">
            <text:p>1234560K</text:p>
          </table:table-cell>
          <table:table-cell office:value-type="float" office:value="0.457328">
            <text:p>0.457328</text:p>
          </table:table-cell>
          <table:table-cell/>
        </table:table-row>
        <table:table-row table:style-name="ro1">
          <table:table-cell/>
          <table:table-cell office:value-type="float" office:value="963.121">
            <text:p>963.121</text:p>
          </table:table-cell>
          <table:table-cell office:value-type="string">
            <text:p>GC</text:p>
          </table:table-cell>
          <table:table-cell office:value-type="string">
            <text:p>1225600K</text:p>
          </table:table-cell>
          <table:table-cell office:value-type="float" office:value="0.485969">
            <text:p>0.485969</text:p>
          </table:table-cell>
          <table:table-cell/>
        </table:table-row>
        <table:table-row table:style-name="ro1">
          <table:table-cell/>
          <table:table-cell office:value-type="float" office:value="966.517">
            <text:p>966.517</text:p>
          </table:table-cell>
          <table:table-cell office:value-type="string">
            <text:p>GC</text:p>
          </table:table-cell>
          <table:table-cell office:value-type="string">
            <text:p>1192064K</text:p>
          </table:table-cell>
          <table:table-cell office:value-type="float" office:value="0.524006">
            <text:p>0.524006</text:p>
          </table:table-cell>
          <table:table-cell/>
        </table:table-row>
        <table:table-row table:style-name="ro1">
          <table:table-cell/>
          <table:table-cell office:value-type="float" office:value="969.627">
            <text:p>969.627</text:p>
          </table:table-cell>
          <table:table-cell office:value-type="string">
            <text:p>GC</text:p>
          </table:table-cell>
          <table:table-cell office:value-type="string">
            <text:p>1233472K</text:p>
          </table:table-cell>
          <table:table-cell office:value-type="float" office:value="0.438977">
            <text:p>0.438977</text:p>
          </table:table-cell>
          <table:table-cell/>
        </table:table-row>
        <table:table-row table:style-name="ro1">
          <table:table-cell/>
          <table:table-cell office:value-type="float" office:value="972.334">
            <text:p>972.334</text:p>
          </table:table-cell>
          <table:table-cell office:value-type="string">
            <text:p>GC</text:p>
          </table:table-cell>
          <table:table-cell office:value-type="string">
            <text:p>1177856K</text:p>
          </table:table-cell>
          <table:table-cell office:value-type="float" office:value="0.466256">
            <text:p>0.466256</text:p>
          </table:table-cell>
          <table:table-cell/>
        </table:table-row>
        <table:table-row table:style-name="ro1">
          <table:table-cell/>
          <table:table-cell office:value-type="float" office:value="975.091">
            <text:p>975.091</text:p>
          </table:table-cell>
          <table:table-cell office:value-type="string">
            <text:p>GC</text:p>
          </table:table-cell>
          <table:table-cell office:value-type="string">
            <text:p>1232000K</text:p>
          </table:table-cell>
          <table:table-cell office:value-type="float" office:value="0.698571">
            <text:p>0.698571</text:p>
          </table:table-cell>
          <table:table-cell/>
        </table:table-row>
        <table:table-row table:style-name="ro1">
          <table:table-cell/>
          <table:table-cell office:value-type="float" office:value="975.79">
            <text:p>975.79</text:p>
          </table:table-cell>
          <table:table-cell office:value-type="string">
            <text:p>Full</text:p>
          </table:table-cell>
          <table:table-cell office:value-type="string">
            <text:p>1313792K</text:p>
          </table:table-cell>
          <table:table-cell office:value-type="float" office:value="16.408583">
            <text:p>16.408583</text:p>
          </table:table-cell>
          <table:table-cell/>
        </table:table-row>
        <table:table-row table:style-name="ro1">
          <table:table-cell/>
          <table:table-cell office:value-type="float" office:value="994.526">
            <text:p>994.526</text:p>
          </table:table-cell>
          <table:table-cell office:value-type="string">
            <text:p>GC</text:p>
          </table:table-cell>
          <table:table-cell office:value-type="string">
            <text:p>1308928K</text:p>
          </table:table-cell>
          <table:table-cell office:value-type="float" office:value="0.135184">
            <text:p>0.135184</text:p>
          </table:table-cell>
          <table:table-cell/>
        </table:table-row>
        <table:table-row table:style-name="ro1">
          <table:table-cell/>
          <table:table-cell office:value-type="float" office:value="997.317">
            <text:p>997.317</text:p>
          </table:table-cell>
          <table:table-cell office:value-type="string">
            <text:p>GC</text:p>
          </table:table-cell>
          <table:table-cell office:value-type="string">
            <text:p>1321472K</text:p>
          </table:table-cell>
          <table:table-cell office:value-type="float" office:value="0.274609">
            <text:p>0.274609</text:p>
          </table:table-cell>
          <table:table-cell/>
        </table:table-row>
        <table:table-row table:style-name="ro1">
          <table:table-cell/>
          <table:table-cell office:value-type="float" office:value="1000.303">
            <text:p>1000.303</text:p>
          </table:table-cell>
          <table:table-cell office:value-type="string">
            <text:p>GC</text:p>
          </table:table-cell>
          <table:table-cell office:value-type="string">
            <text:p>1319808K</text:p>
          </table:table-cell>
          <table:table-cell office:value-type="float" office:value="0.343114">
            <text:p>0.3431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table:formula="of:=[.B527]" office:value-type="float" office:value="1000.303">
            <text:p>1000.303</text:p>
          </table:table-cell>
          <table:table-cell table:number-columns-repeated="4"/>
        </table:table-row>
        <table:table-row table:style-name="ro1">
          <table:table-cell office:value-type="string">
            <text:p>sum</text:p>
          </table:table-cell>
          <table:table-cell table:formula="of:=SUM([.E3:.E527])" office:value-type="float" office:value="212.514675">
            <text:p>212.514675</text:p>
          </table:table-cell>
          <table:table-cell table:number-columns-repeated="4"/>
        </table:table-row>
        <table:table-row table:style-name="ro1">
          <table:table-cell office:value-type="string">
            <text:p>avg</text:p>
          </table:table-cell>
          <table:table-cell table:formula="of:=AVERAGE([.E3:.E527])" office:value-type="float" office:value="0.404789857142857">
            <text:p>0.404789857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table:formula="of:=COUNT([.E3:.E527])" office:value-type="float" office:value="525">
            <text:p>525</text:p>
          </table:table-cell>
          <table:table-cell table:number-columns-repeated="4"/>
        </table:table-row>
        <table:table-row table:style-name="ro3">
          <table:table-cell office:value-type="string">
            <text:p>full gc</text:p>
          </table:table-cell>
          <table:table-cell table:formula="of:=COUNTA([.C14];[.C19];[.C26];[.C46];[.C92];[.C128];[.C174];[.C248];[.C296];[.C368];[.C444];[.C524])" office:value-type="float" office:value="12">
            <text:p>12</text:p>
          </table:table-cell>
          <table:table-cell table:number-columns-repeated="4"/>
        </table:table-row>
        <table:table-row table:style-name="ro1" table:number-rows-repeated="10480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MS" table:style-name="ta1">
        <table:table-column table:style-name="co6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Concurrent Mark-swee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.104">
            <text:p>2.104</text:p>
          </table:table-cell>
          <table:table-cell office:value-type="string">
            <text:p>GC</text:p>
          </table:table-cell>
          <table:table-cell office:value-type="string">
            <text:p>91520K</text:p>
          </table:table-cell>
          <table:table-cell office:value-type="float" office:value="0.019805">
            <text:p>0.019805</text:p>
          </table:table-cell>
          <table:table-cell/>
        </table:table-row>
        <table:table-row table:style-name="ro1">
          <table:table-cell/>
          <table:table-cell office:value-type="float" office:value="2.351">
            <text:p>2.351</text:p>
          </table:table-cell>
          <table:table-cell office:value-type="string">
            <text:p>GC</text:p>
          </table:table-cell>
          <table:table-cell office:value-type="string">
            <text:p>91520K</text:p>
          </table:table-cell>
          <table:table-cell office:value-type="float" office:value="0.005551">
            <text:p>0.005551</text:p>
          </table:table-cell>
          <table:table-cell/>
        </table:table-row>
        <table:table-row table:style-name="ro1">
          <table:table-cell/>
          <table:table-cell office:value-type="float" office:value="2.517">
            <text:p>2.517</text:p>
          </table:table-cell>
          <table:table-cell office:value-type="string">
            <text:p>GC</text:p>
          </table:table-cell>
          <table:table-cell office:value-type="string">
            <text:p>91520K</text:p>
          </table:table-cell>
          <table:table-cell office:value-type="float" office:value="0.011628">
            <text:p>0.011628</text:p>
          </table:table-cell>
          <table:table-cell/>
        </table:table-row>
        <table:table-row table:style-name="ro1">
          <table:table-cell/>
          <table:table-cell office:value-type="float" office:value="2.615">
            <text:p>2.615</text:p>
          </table:table-cell>
          <table:table-cell office:value-type="string">
            <text:p>GC</text:p>
          </table:table-cell>
          <table:table-cell office:value-type="string">
            <text:p>115392K</text:p>
          </table:table-cell>
          <table:table-cell office:value-type="float" office:value="0.006465">
            <text:p>0.006465</text:p>
          </table:table-cell>
          <table:table-cell/>
        </table:table-row>
        <table:table-row table:style-name="ro1">
          <table:table-cell/>
          <table:table-cell office:value-type="float" office:value="2.867">
            <text:p>2.867</text:p>
          </table:table-cell>
          <table:table-cell office:value-type="string">
            <text:p>GC</text:p>
          </table:table-cell>
          <table:table-cell office:value-type="string">
            <text:p>115392K</text:p>
          </table:table-cell>
          <table:table-cell office:value-type="float" office:value="0.008956">
            <text:p>0.008956</text:p>
          </table:table-cell>
          <table:table-cell/>
        </table:table-row>
        <table:table-row table:style-name="ro1">
          <table:table-cell/>
          <table:table-cell office:value-type="float" office:value="3.073">
            <text:p>3.073</text:p>
          </table:table-cell>
          <table:table-cell office:value-type="string">
            <text:p>GC</text:p>
          </table:table-cell>
          <table:table-cell office:value-type="string">
            <text:p>162816K</text:p>
          </table:table-cell>
          <table:table-cell office:value-type="float" office:value="0.02366">
            <text:p>0.02366</text:p>
          </table:table-cell>
          <table:table-cell/>
        </table:table-row>
        <table:table-row table:style-name="ro1">
          <table:table-cell/>
          <table:table-cell office:value-type="float" office:value="3.305">
            <text:p>3.305</text:p>
          </table:table-cell>
          <table:table-cell office:value-type="string">
            <text:p>GC</text:p>
          </table:table-cell>
          <table:table-cell office:value-type="string">
            <text:p>163520K</text:p>
          </table:table-cell>
          <table:table-cell office:value-type="float" office:value="0.014437">
            <text:p>0.014437</text:p>
          </table:table-cell>
          <table:table-cell/>
        </table:table-row>
        <table:table-row table:style-name="ro1">
          <table:table-cell/>
          <table:table-cell office:value-type="float" office:value="3.457">
            <text:p>3.457</text:p>
          </table:table-cell>
          <table:table-cell office:value-type="string">
            <text:p>GC</text:p>
          </table:table-cell>
          <table:table-cell office:value-type="string">
            <text:p>257152K</text:p>
          </table:table-cell>
          <table:table-cell office:value-type="float" office:value="0.013743">
            <text:p>0.013743</text:p>
          </table:table-cell>
          <table:table-cell/>
        </table:table-row>
        <table:table-row table:style-name="ro1">
          <table:table-cell/>
          <table:table-cell office:value-type="float" office:value="3.764">
            <text:p>3.764</text:p>
          </table:table-cell>
          <table:table-cell office:value-type="string">
            <text:p>GC</text:p>
          </table:table-cell>
          <table:table-cell office:value-type="string">
            <text:p>258112K</text:p>
          </table:table-cell>
          <table:table-cell office:value-type="float" office:value="0.033673">
            <text:p>0.033673</text:p>
          </table:table-cell>
          <table:table-cell/>
        </table:table-row>
        <table:table-row table:style-name="ro1">
          <table:table-cell/>
          <table:table-cell office:value-type="float" office:value="4.104">
            <text:p>4.104</text:p>
          </table:table-cell>
          <table:table-cell office:value-type="string">
            <text:p>GC</text:p>
          </table:table-cell>
          <table:table-cell office:value-type="string">
            <text:p>372160K</text:p>
          </table:table-cell>
          <table:table-cell office:value-type="float" office:value="0.036892">
            <text:p>0.036892</text:p>
          </table:table-cell>
          <table:table-cell/>
        </table:table-row>
        <table:table-row table:style-name="ro1">
          <table:table-cell/>
          <table:table-cell office:value-type="float" office:value="4.591">
            <text:p>4.591</text:p>
          </table:table-cell>
          <table:table-cell office:value-type="string">
            <text:p>GC</text:p>
          </table:table-cell>
          <table:table-cell office:value-type="string">
            <text:p>372800K</text:p>
          </table:table-cell>
          <table:table-cell office:value-type="float" office:value="0.040314">
            <text:p>0.040314</text:p>
          </table:table-cell>
          <table:table-cell/>
        </table:table-row>
        <table:table-row table:style-name="ro1">
          <table:table-cell/>
          <table:table-cell office:value-type="float" office:value="5.006">
            <text:p>5.006</text:p>
          </table:table-cell>
          <table:table-cell office:value-type="string">
            <text:p>GC</text:p>
          </table:table-cell>
          <table:table-cell office:value-type="string">
            <text:p>554176K</text:p>
          </table:table-cell>
          <table:table-cell office:value-type="float" office:value="0.034881">
            <text:p>0.034881</text:p>
          </table:table-cell>
          <table:table-cell/>
        </table:table-row>
        <table:table-row table:style-name="ro1">
          <table:table-cell/>
          <table:table-cell office:value-type="float" office:value="5.697">
            <text:p>5.697</text:p>
          </table:table-cell>
          <table:table-cell office:value-type="string">
            <text:p>GC</text:p>
          </table:table-cell>
          <table:table-cell office:value-type="string">
            <text:p>554176K</text:p>
          </table:table-cell>
          <table:table-cell office:value-type="float" office:value="0.058431">
            <text:p>0.058431</text:p>
          </table:table-cell>
          <table:table-cell/>
        </table:table-row>
        <table:table-row table:style-name="ro1">
          <table:table-cell/>
          <table:table-cell office:value-type="float" office:value="6.333">
            <text:p>6.333</text:p>
          </table:table-cell>
          <table:table-cell office:value-type="string">
            <text:p>GC</text:p>
          </table:table-cell>
          <table:table-cell office:value-type="string">
            <text:p>559168K</text:p>
          </table:table-cell>
          <table:table-cell office:value-type="float" office:value="0.061901">
            <text:p>0.061901</text:p>
          </table:table-cell>
          <table:table-cell/>
        </table:table-row>
        <table:table-row table:style-name="ro1">
          <table:table-cell/>
          <table:table-cell office:value-type="float" office:value="7.032">
            <text:p>7.032</text:p>
          </table:table-cell>
          <table:table-cell office:value-type="string">
            <text:p>GC</text:p>
          </table:table-cell>
          <table:table-cell office:value-type="string">
            <text:p>554880K</text:p>
          </table:table-cell>
          <table:table-cell office:value-type="float" office:value="0.074227">
            <text:p>0.074227</text:p>
          </table:table-cell>
          <table:table-cell/>
        </table:table-row>
        <table:table-row table:style-name="ro1">
          <table:table-cell/>
          <table:table-cell office:value-type="float" office:value="7.109">
            <text:p>7.109</text:p>
          </table:table-cell>
          <table:table-cell office:value-type="string">
            <text:p>Full</text:p>
          </table:table-cell>
          <table:table-cell office:value-type="string">
            <text:p>598272K</text:p>
          </table:table-cell>
          <table:table-cell office:value-type="float" office:value="0.797529">
            <text:p>0.797529</text:p>
          </table:table-cell>
          <table:table-cell/>
        </table:table-row>
        <table:table-row table:style-name="ro1">
          <table:table-cell/>
          <table:table-cell office:value-type="float" office:value="8.506">
            <text:p>8.506</text:p>
          </table:table-cell>
          <table:table-cell office:value-type="string">
            <text:p>GC</text:p>
          </table:table-cell>
          <table:table-cell office:value-type="string">
            <text:p>602176K</text:p>
          </table:table-cell>
          <table:table-cell office:value-type="float" office:value="0.033326">
            <text:p>0.033326</text:p>
          </table:table-cell>
          <table:table-cell/>
        </table:table-row>
        <table:table-row table:style-name="ro1">
          <table:table-cell/>
          <table:table-cell office:value-type="float" office:value="9.157">
            <text:p>9.157</text:p>
          </table:table-cell>
          <table:table-cell office:value-type="string">
            <text:p>GC</text:p>
          </table:table-cell>
          <table:table-cell office:value-type="string">
            <text:p>602624K</text:p>
          </table:table-cell>
          <table:table-cell office:value-type="float" office:value="0.076165">
            <text:p>0.076165</text:p>
          </table:table-cell>
          <table:table-cell/>
        </table:table-row>
        <table:table-row table:style-name="ro1">
          <table:table-cell/>
          <table:table-cell office:value-type="float" office:value="9.914">
            <text:p>9.914</text:p>
          </table:table-cell>
          <table:table-cell office:value-type="string">
            <text:p>GC</text:p>
          </table:table-cell>
          <table:table-cell office:value-type="string">
            <text:p>593152K</text:p>
          </table:table-cell>
          <table:table-cell office:value-type="float" office:value="0.095405">
            <text:p>0.095405</text:p>
          </table:table-cell>
          <table:table-cell/>
        </table:table-row>
        <table:table-row table:style-name="ro1">
          <table:table-cell/>
          <table:table-cell office:value-type="float" office:value="10.663">
            <text:p>10.663</text:p>
          </table:table-cell>
          <table:table-cell office:value-type="string">
            <text:p>GC</text:p>
          </table:table-cell>
          <table:table-cell office:value-type="string">
            <text:p>597888K</text:p>
          </table:table-cell>
          <table:table-cell office:value-type="float" office:value="0.068897">
            <text:p>0.068897</text:p>
          </table:table-cell>
          <table:table-cell/>
        </table:table-row>
        <table:table-row table:style-name="ro1">
          <table:table-cell/>
          <table:table-cell office:value-type="float" office:value="11.44">
            <text:p>11.44</text:p>
          </table:table-cell>
          <table:table-cell office:value-type="string">
            <text:p>GC</text:p>
          </table:table-cell>
          <table:table-cell office:value-type="string">
            <text:p>595712K</text:p>
          </table:table-cell>
          <table:table-cell office:value-type="float" office:value="0.073644">
            <text:p>0.073644</text:p>
          </table:table-cell>
          <table:table-cell/>
        </table:table-row>
        <table:table-row table:style-name="ro1">
          <table:table-cell/>
          <table:table-cell office:value-type="float" office:value="11.514">
            <text:p>11.514</text:p>
          </table:table-cell>
          <table:table-cell office:value-type="string">
            <text:p>Full</text:p>
          </table:table-cell>
          <table:table-cell office:value-type="string">
            <text:p>667904K</text:p>
          </table:table-cell>
          <table:table-cell office:value-type="float" office:value="1.166701">
            <text:p>1.166701</text:p>
          </table:table-cell>
          <table:table-cell/>
        </table:table-row>
        <table:table-row table:style-name="ro1">
          <table:table-cell/>
          <table:table-cell office:value-type="float" office:value="13.61">
            <text:p>13.61</text:p>
          </table:table-cell>
          <table:table-cell office:value-type="string">
            <text:p>GC</text:p>
          </table:table-cell>
          <table:table-cell office:value-type="string">
            <text:p>669440K</text:p>
          </table:table-cell>
          <table:table-cell office:value-type="float" office:value="0.095044">
            <text:p>0.095044</text:p>
          </table:table-cell>
          <table:table-cell/>
        </table:table-row>
        <table:table-row table:style-name="ro1">
          <table:table-cell/>
          <table:table-cell office:value-type="float" office:value="14.694">
            <text:p>14.694</text:p>
          </table:table-cell>
          <table:table-cell office:value-type="string">
            <text:p>GC</text:p>
          </table:table-cell>
          <table:table-cell office:value-type="string">
            <text:p>667072K</text:p>
          </table:table-cell>
          <table:table-cell office:value-type="float" office:value="0.174449">
            <text:p>0.174449</text:p>
          </table:table-cell>
          <table:table-cell/>
        </table:table-row>
        <table:table-row table:style-name="ro1">
          <table:table-cell/>
          <table:table-cell office:value-type="float" office:value="16.607">
            <text:p>16.607</text:p>
          </table:table-cell>
          <table:table-cell office:value-type="string">
            <text:p>GC</text:p>
          </table:table-cell>
          <table:table-cell office:value-type="string">
            <text:p>669760K</text:p>
          </table:table-cell>
          <table:table-cell office:value-type="float" office:value="0.22043">
            <text:p>0.22043</text:p>
          </table:table-cell>
          <table:table-cell/>
        </table:table-row>
        <table:table-row table:style-name="ro1">
          <table:table-cell/>
          <table:table-cell office:value-type="float" office:value="18.822">
            <text:p>18.822</text:p>
          </table:table-cell>
          <table:table-cell office:value-type="string">
            <text:p>GC</text:p>
          </table:table-cell>
          <table:table-cell office:value-type="string">
            <text:p>658176K</text:p>
          </table:table-cell>
          <table:table-cell office:value-type="float" office:value="0.22924">
            <text:p>0.22924</text:p>
          </table:table-cell>
          <table:table-cell/>
        </table:table-row>
        <table:table-row table:style-name="ro1">
          <table:table-cell/>
          <table:table-cell office:value-type="float" office:value="20.643">
            <text:p>20.643</text:p>
          </table:table-cell>
          <table:table-cell office:value-type="string">
            <text:p>GC</text:p>
          </table:table-cell>
          <table:table-cell office:value-type="string">
            <text:p>664320K</text:p>
          </table:table-cell>
          <table:table-cell office:value-type="float" office:value="0.205277">
            <text:p>0.205277</text:p>
          </table:table-cell>
          <table:table-cell/>
        </table:table-row>
        <table:table-row table:style-name="ro1">
          <table:table-cell/>
          <table:table-cell office:value-type="float" office:value="22.614">
            <text:p>22.614</text:p>
          </table:table-cell>
          <table:table-cell office:value-type="string">
            <text:p>GC</text:p>
          </table:table-cell>
          <table:table-cell office:value-type="string">
            <text:p>663232K</text:p>
          </table:table-cell>
          <table:table-cell office:value-type="float" office:value="0.252241">
            <text:p>0.252241</text:p>
          </table:table-cell>
          <table:table-cell/>
        </table:table-row>
        <table:table-row table:style-name="ro1">
          <table:table-cell/>
          <table:table-cell office:value-type="float" office:value="24.836">
            <text:p>24.836</text:p>
          </table:table-cell>
          <table:table-cell office:value-type="string">
            <text:p>GC</text:p>
          </table:table-cell>
          <table:table-cell office:value-type="string">
            <text:p>664256K</text:p>
          </table:table-cell>
          <table:table-cell office:value-type="float" office:value="0.241486">
            <text:p>0.241486</text:p>
          </table:table-cell>
          <table:table-cell/>
        </table:table-row>
        <table:table-row table:style-name="ro1">
          <table:table-cell/>
          <table:table-cell office:value-type="float" office:value="26.933">
            <text:p>26.933</text:p>
          </table:table-cell>
          <table:table-cell office:value-type="string">
            <text:p>GC</text:p>
          </table:table-cell>
          <table:table-cell office:value-type="string">
            <text:p>656704K</text:p>
          </table:table-cell>
          <table:table-cell office:value-type="float" office:value="0.563542">
            <text:p>0.563542</text:p>
          </table:table-cell>
          <table:table-cell/>
        </table:table-row>
        <table:table-row table:style-name="ro1">
          <table:table-cell/>
          <table:table-cell office:value-type="float" office:value="27.497">
            <text:p>27.497</text:p>
          </table:table-cell>
          <table:table-cell office:value-type="string">
            <text:p>Full</text:p>
          </table:table-cell>
          <table:table-cell office:value-type="string">
            <text:p>755328K</text:p>
          </table:table-cell>
          <table:table-cell office:value-type="float" office:value="7.951028">
            <text:p>7.951028</text:p>
          </table:table-cell>
          <table:table-cell/>
        </table:table-row>
        <table:table-row table:style-name="ro1">
          <table:table-cell/>
          <table:table-cell office:value-type="float" office:value="37.34">
            <text:p>37.34</text:p>
          </table:table-cell>
          <table:table-cell office:value-type="string">
            <text:p>GC</text:p>
          </table:table-cell>
          <table:table-cell office:value-type="string">
            <text:p>759104K</text:p>
          </table:table-cell>
          <table:table-cell office:value-type="float" office:value="0.126085">
            <text:p>0.126085</text:p>
          </table:table-cell>
          <table:table-cell/>
        </table:table-row>
        <table:table-row table:style-name="ro1">
          <table:table-cell/>
          <table:table-cell office:value-type="float" office:value="39.254">
            <text:p>39.254</text:p>
          </table:table-cell>
          <table:table-cell office:value-type="string">
            <text:p>GC</text:p>
          </table:table-cell>
          <table:table-cell office:value-type="string">
            <text:p>758400K</text:p>
          </table:table-cell>
          <table:table-cell office:value-type="float" office:value="0.248898">
            <text:p>0.248898</text:p>
          </table:table-cell>
          <table:table-cell/>
        </table:table-row>
        <table:table-row table:style-name="ro1">
          <table:table-cell/>
          <table:table-cell office:value-type="float" office:value="41.99">
            <text:p>41.99</text:p>
          </table:table-cell>
          <table:table-cell office:value-type="string">
            <text:p>GC</text:p>
          </table:table-cell>
          <table:table-cell office:value-type="string">
            <text:p>756352K</text:p>
          </table:table-cell>
          <table:table-cell office:value-type="float" office:value="0.370484">
            <text:p>0.370484</text:p>
          </table:table-cell>
          <table:table-cell/>
        </table:table-row>
        <table:table-row table:style-name="ro1">
          <table:table-cell/>
          <table:table-cell office:value-type="float" office:value="45.14">
            <text:p>45.14</text:p>
          </table:table-cell>
          <table:table-cell office:value-type="string">
            <text:p>GC</text:p>
          </table:table-cell>
          <table:table-cell office:value-type="string">
            <text:p>746048K</text:p>
          </table:table-cell>
          <table:table-cell office:value-type="float" office:value="0.244822">
            <text:p>0.244822</text:p>
          </table:table-cell>
          <table:table-cell/>
        </table:table-row>
        <table:table-row table:style-name="ro1">
          <table:table-cell/>
          <table:table-cell office:value-type="float" office:value="47.164">
            <text:p>47.164</text:p>
          </table:table-cell>
          <table:table-cell office:value-type="string">
            <text:p>GC</text:p>
          </table:table-cell>
          <table:table-cell office:value-type="string">
            <text:p>751552K</text:p>
          </table:table-cell>
          <table:table-cell office:value-type="float" office:value="0.278117">
            <text:p>0.278117</text:p>
          </table:table-cell>
          <table:table-cell/>
        </table:table-row>
        <table:table-row table:style-name="ro1">
          <table:table-cell/>
          <table:table-cell office:value-type="float" office:value="49.357">
            <text:p>49.357</text:p>
          </table:table-cell>
          <table:table-cell office:value-type="string">
            <text:p>GC</text:p>
          </table:table-cell>
          <table:table-cell office:value-type="string">
            <text:p>735808K</text:p>
          </table:table-cell>
          <table:table-cell office:value-type="float" office:value="0.530847">
            <text:p>0.530847</text:p>
          </table:table-cell>
          <table:table-cell/>
        </table:table-row>
        <table:table-row table:style-name="ro1">
          <table:table-cell/>
          <table:table-cell office:value-type="float" office:value="52.468">
            <text:p>52.468</text:p>
          </table:table-cell>
          <table:table-cell office:value-type="string">
            <text:p>GC</text:p>
          </table:table-cell>
          <table:table-cell office:value-type="string">
            <text:p>737664K</text:p>
          </table:table-cell>
          <table:table-cell office:value-type="float" office:value="0.449315">
            <text:p>0.449315</text:p>
          </table:table-cell>
          <table:table-cell/>
        </table:table-row>
        <table:table-row table:style-name="ro1">
          <table:table-cell/>
          <table:table-cell office:value-type="float" office:value="55.536">
            <text:p>55.536</text:p>
          </table:table-cell>
          <table:table-cell office:value-type="string">
            <text:p>GC</text:p>
          </table:table-cell>
          <table:table-cell office:value-type="string">
            <text:p>727552K</text:p>
          </table:table-cell>
          <table:table-cell office:value-type="float" office:value="0.488311">
            <text:p>0.488311</text:p>
          </table:table-cell>
          <table:table-cell/>
        </table:table-row>
        <table:table-row table:style-name="ro1">
          <table:table-cell/>
          <table:table-cell office:value-type="float" office:value="57.918">
            <text:p>57.918</text:p>
          </table:table-cell>
          <table:table-cell office:value-type="string">
            <text:p>GC</text:p>
          </table:table-cell>
          <table:table-cell office:value-type="string">
            <text:p>732864K</text:p>
          </table:table-cell>
          <table:table-cell office:value-type="float" office:value="0.412641">
            <text:p>0.412641</text:p>
          </table:table-cell>
          <table:table-cell/>
        </table:table-row>
        <table:table-row table:style-name="ro1">
          <table:table-cell/>
          <table:table-cell office:value-type="float" office:value="59.819">
            <text:p>59.819</text:p>
          </table:table-cell>
          <table:table-cell office:value-type="string">
            <text:p>GC</text:p>
          </table:table-cell>
          <table:table-cell office:value-type="string">
            <text:p>700864K</text:p>
          </table:table-cell>
          <table:table-cell office:value-type="float" office:value="0.54853">
            <text:p>0.54853</text:p>
          </table:table-cell>
          <table:table-cell/>
        </table:table-row>
        <table:table-row table:style-name="ro1">
          <table:table-cell/>
          <table:table-cell office:value-type="float" office:value="62.047">
            <text:p>62.047</text:p>
          </table:table-cell>
          <table:table-cell office:value-type="string">
            <text:p>GC</text:p>
          </table:table-cell>
          <table:table-cell office:value-type="string">
            <text:p>706944K</text:p>
          </table:table-cell>
          <table:table-cell office:value-type="float" office:value="0.697978">
            <text:p>0.697978</text:p>
          </table:table-cell>
          <table:table-cell/>
        </table:table-row>
        <table:table-row table:style-name="ro1">
          <table:table-cell/>
          <table:table-cell office:value-type="float" office:value="64.743">
            <text:p>64.743</text:p>
          </table:table-cell>
          <table:table-cell office:value-type="string">
            <text:p>GC</text:p>
          </table:table-cell>
          <table:table-cell office:value-type="string">
            <text:p>690304K</text:p>
          </table:table-cell>
          <table:table-cell office:value-type="float" office:value="0.788875">
            <text:p>0.788875</text:p>
          </table:table-cell>
          <table:table-cell/>
        </table:table-row>
        <table:table-row table:style-name="ro1">
          <table:table-cell/>
          <table:table-cell office:value-type="float" office:value="67.078">
            <text:p>67.078</text:p>
          </table:table-cell>
          <table:table-cell office:value-type="string">
            <text:p>GC</text:p>
          </table:table-cell>
          <table:table-cell office:value-type="string">
            <text:p>682304K</text:p>
          </table:table-cell>
          <table:table-cell office:value-type="float" office:value="0.647258">
            <text:p>0.647258</text:p>
          </table:table-cell>
          <table:table-cell/>
        </table:table-row>
        <table:table-row table:style-name="ro1">
          <table:table-cell/>
          <table:table-cell office:value-type="float" office:value="68.762">
            <text:p>68.762</text:p>
          </table:table-cell>
          <table:table-cell office:value-type="string">
            <text:p>GC</text:p>
          </table:table-cell>
          <table:table-cell office:value-type="string">
            <text:p>682304K</text:p>
          </table:table-cell>
          <table:table-cell office:value-type="float" office:value="0.440737">
            <text:p>0.440737</text:p>
          </table:table-cell>
          <table:table-cell/>
        </table:table-row>
        <table:table-row table:style-name="ro1">
          <table:table-cell/>
          <table:table-cell office:value-type="float" office:value="70.169">
            <text:p>70.169</text:p>
          </table:table-cell>
          <table:table-cell office:value-type="string">
            <text:p>GC</text:p>
          </table:table-cell>
          <table:table-cell office:value-type="string">
            <text:p>649472K</text:p>
          </table:table-cell>
          <table:table-cell office:value-type="float" office:value="0.46335">
            <text:p>0.46335</text:p>
          </table:table-cell>
          <table:table-cell/>
        </table:table-row>
        <table:table-row table:style-name="ro1">
          <table:table-cell/>
          <table:table-cell office:value-type="float" office:value="71.766">
            <text:p>71.766</text:p>
          </table:table-cell>
          <table:table-cell office:value-type="string">
            <text:p>GC</text:p>
          </table:table-cell>
          <table:table-cell office:value-type="string">
            <text:p>691328K</text:p>
          </table:table-cell>
          <table:table-cell office:value-type="float" office:value="0.379164">
            <text:p>0.379164</text:p>
          </table:table-cell>
          <table:table-cell/>
        </table:table-row>
        <table:table-row table:style-name="ro1">
          <table:table-cell/>
          <table:table-cell office:value-type="float" office:value="72.145">
            <text:p>72.145</text:p>
          </table:table-cell>
          <table:table-cell office:value-type="string">
            <text:p>Full</text:p>
          </table:table-cell>
          <table:table-cell office:value-type="string">
            <text:p>821824K</text:p>
          </table:table-cell>
          <table:table-cell office:value-type="float" office:value="10.774164">
            <text:p>10.774164</text:p>
          </table:table-cell>
          <table:table-cell/>
        </table:table-row>
        <table:table-row table:style-name="ro1">
          <table:table-cell/>
          <table:table-cell office:value-type="float" office:value="83.907">
            <text:p>83.907</text:p>
          </table:table-cell>
          <table:table-cell office:value-type="string">
            <text:p>GC</text:p>
          </table:table-cell>
          <table:table-cell office:value-type="string">
            <text:p>816960K</text:p>
          </table:table-cell>
          <table:table-cell office:value-type="float" office:value="0.473891">
            <text:p>0.473891</text:p>
          </table:table-cell>
          <table:table-cell/>
        </table:table-row>
        <table:table-row table:style-name="ro1">
          <table:table-cell/>
          <table:table-cell office:value-type="float" office:value="85.416">
            <text:p>85.416</text:p>
          </table:table-cell>
          <table:table-cell office:value-type="string">
            <text:p>GC</text:p>
          </table:table-cell>
          <table:table-cell office:value-type="string">
            <text:p>818304K</text:p>
          </table:table-cell>
          <table:table-cell office:value-type="float" office:value="0.206582">
            <text:p>0.206582</text:p>
          </table:table-cell>
          <table:table-cell/>
        </table:table-row>
        <table:table-row table:style-name="ro1">
          <table:table-cell/>
          <table:table-cell office:value-type="float" office:value="86.618">
            <text:p>86.618</text:p>
          </table:table-cell>
          <table:table-cell office:value-type="string">
            <text:p>GC</text:p>
          </table:table-cell>
          <table:table-cell office:value-type="string">
            <text:p>817152K</text:p>
          </table:table-cell>
          <table:table-cell office:value-type="float" office:value="0.188754">
            <text:p>0.188754</text:p>
          </table:table-cell>
          <table:table-cell/>
        </table:table-row>
        <table:table-row table:style-name="ro1">
          <table:table-cell/>
          <table:table-cell office:value-type="float" office:value="87.916">
            <text:p>87.916</text:p>
          </table:table-cell>
          <table:table-cell office:value-type="string">
            <text:p>GC</text:p>
          </table:table-cell>
          <table:table-cell office:value-type="string">
            <text:p>818880K</text:p>
          </table:table-cell>
          <table:table-cell office:value-type="float" office:value="0.252786">
            <text:p>0.252786</text:p>
          </table:table-cell>
          <table:table-cell/>
        </table:table-row>
        <table:table-row table:style-name="ro1">
          <table:table-cell/>
          <table:table-cell office:value-type="float" office:value="89.411">
            <text:p>89.411</text:p>
          </table:table-cell>
          <table:table-cell office:value-type="string">
            <text:p>GC</text:p>
          </table:table-cell>
          <table:table-cell office:value-type="string">
            <text:p>818880K</text:p>
          </table:table-cell>
          <table:table-cell office:value-type="float" office:value="0.25921">
            <text:p>0.25921</text:p>
          </table:table-cell>
          <table:table-cell/>
        </table:table-row>
        <table:table-row table:style-name="ro1">
          <table:table-cell/>
          <table:table-cell office:value-type="float" office:value="90.877">
            <text:p>90.877</text:p>
          </table:table-cell>
          <table:table-cell office:value-type="string">
            <text:p>GC</text:p>
          </table:table-cell>
          <table:table-cell office:value-type="string">
            <text:p>825984K</text:p>
          </table:table-cell>
          <table:table-cell office:value-type="float" office:value="0.297267">
            <text:p>0.297267</text:p>
          </table:table-cell>
          <table:table-cell/>
        </table:table-row>
        <table:table-row table:style-name="ro1">
          <table:table-cell/>
          <table:table-cell office:value-type="float" office:value="92.541">
            <text:p>92.541</text:p>
          </table:table-cell>
          <table:table-cell office:value-type="string">
            <text:p>GC</text:p>
          </table:table-cell>
          <table:table-cell office:value-type="string">
            <text:p>824704K</text:p>
          </table:table-cell>
          <table:table-cell office:value-type="float" office:value="0.312273">
            <text:p>0.312273</text:p>
          </table:table-cell>
          <table:table-cell/>
        </table:table-row>
        <table:table-row table:style-name="ro1">
          <table:table-cell/>
          <table:table-cell office:value-type="float" office:value="93.952">
            <text:p>93.952</text:p>
          </table:table-cell>
          <table:table-cell office:value-type="string">
            <text:p>GC</text:p>
          </table:table-cell>
          <table:table-cell office:value-type="string">
            <text:p>834240K</text:p>
          </table:table-cell>
          <table:table-cell office:value-type="float" office:value="0.504746">
            <text:p>0.504746</text:p>
          </table:table-cell>
          <table:table-cell/>
        </table:table-row>
        <table:table-row table:style-name="ro1">
          <table:table-cell/>
          <table:table-cell office:value-type="float" office:value="95.992">
            <text:p>95.992</text:p>
          </table:table-cell>
          <table:table-cell office:value-type="string">
            <text:p>GC</text:p>
          </table:table-cell>
          <table:table-cell office:value-type="string">
            <text:p>810688K</text:p>
          </table:table-cell>
          <table:table-cell office:value-type="float" office:value="0.649253">
            <text:p>0.649253</text:p>
          </table:table-cell>
          <table:table-cell/>
        </table:table-row>
        <table:table-row table:style-name="ro1">
          <table:table-cell/>
          <table:table-cell office:value-type="float" office:value="97.889">
            <text:p>97.889</text:p>
          </table:table-cell>
          <table:table-cell office:value-type="string">
            <text:p>GC</text:p>
          </table:table-cell>
          <table:table-cell office:value-type="string">
            <text:p>829568K</text:p>
          </table:table-cell>
          <table:table-cell office:value-type="float" office:value="0.523154">
            <text:p>0.523154</text:p>
          </table:table-cell>
          <table:table-cell/>
        </table:table-row>
        <table:table-row table:style-name="ro1">
          <table:table-cell/>
          <table:table-cell office:value-type="float" office:value="99.473">
            <text:p>99.473</text:p>
          </table:table-cell>
          <table:table-cell office:value-type="string">
            <text:p>GC</text:p>
          </table:table-cell>
          <table:table-cell office:value-type="string">
            <text:p>807104K</text:p>
          </table:table-cell>
          <table:table-cell office:value-type="float" office:value="0.423134">
            <text:p>0.423134</text:p>
          </table:table-cell>
          <table:table-cell/>
        </table:table-row>
        <table:table-row table:style-name="ro1">
          <table:table-cell/>
          <table:table-cell office:value-type="float" office:value="101.006">
            <text:p>101.006</text:p>
          </table:table-cell>
          <table:table-cell office:value-type="string">
            <text:p>GC</text:p>
          </table:table-cell>
          <table:table-cell office:value-type="string">
            <text:p>830656K</text:p>
          </table:table-cell>
          <table:table-cell office:value-type="float" office:value="0.483237">
            <text:p>0.483237</text:p>
          </table:table-cell>
          <table:table-cell/>
        </table:table-row>
        <table:table-row table:style-name="ro1">
          <table:table-cell/>
          <table:table-cell office:value-type="float" office:value="102.594">
            <text:p>102.594</text:p>
          </table:table-cell>
          <table:table-cell office:value-type="string">
            <text:p>GC</text:p>
          </table:table-cell>
          <table:table-cell office:value-type="string">
            <text:p>793344K</text:p>
          </table:table-cell>
          <table:table-cell office:value-type="float" office:value="0.419912">
            <text:p>0.419912</text:p>
          </table:table-cell>
          <table:table-cell/>
        </table:table-row>
        <table:table-row table:style-name="ro1">
          <table:table-cell/>
          <table:table-cell office:value-type="float" office:value="104.055">
            <text:p>104.055</text:p>
          </table:table-cell>
          <table:table-cell office:value-type="string">
            <text:p>GC</text:p>
          </table:table-cell>
          <table:table-cell office:value-type="string">
            <text:p>831616K</text:p>
          </table:table-cell>
          <table:table-cell office:value-type="float" office:value="0.447278">
            <text:p>0.447278</text:p>
          </table:table-cell>
          <table:table-cell/>
        </table:table-row>
        <table:table-row table:style-name="ro1">
          <table:table-cell/>
          <table:table-cell office:value-type="float" office:value="105.861">
            <text:p>105.861</text:p>
          </table:table-cell>
          <table:table-cell office:value-type="string">
            <text:p>GC</text:p>
          </table:table-cell>
          <table:table-cell office:value-type="string">
            <text:p>827904K</text:p>
          </table:table-cell>
          <table:table-cell office:value-type="float" office:value="0.540969">
            <text:p>0.540969</text:p>
          </table:table-cell>
          <table:table-cell/>
        </table:table-row>
        <table:table-row table:style-name="ro1">
          <table:table-cell/>
          <table:table-cell office:value-type="float" office:value="107.592">
            <text:p>107.592</text:p>
          </table:table-cell>
          <table:table-cell office:value-type="string">
            <text:p>GC</text:p>
          </table:table-cell>
          <table:table-cell office:value-type="string">
            <text:p>831872K</text:p>
          </table:table-cell>
          <table:table-cell office:value-type="float" office:value="0.319985">
            <text:p>0.319985</text:p>
          </table:table-cell>
          <table:table-cell/>
        </table:table-row>
        <table:table-row table:style-name="ro1">
          <table:table-cell/>
          <table:table-cell office:value-type="float" office:value="109.038">
            <text:p>109.038</text:p>
          </table:table-cell>
          <table:table-cell office:value-type="string">
            <text:p>GC</text:p>
          </table:table-cell>
          <table:table-cell office:value-type="string">
            <text:p>830656K</text:p>
          </table:table-cell>
          <table:table-cell office:value-type="float" office:value="0.282109">
            <text:p>0.282109</text:p>
          </table:table-cell>
          <table:table-cell/>
        </table:table-row>
        <table:table-row table:style-name="ro1">
          <table:table-cell/>
          <table:table-cell office:value-type="float" office:value="110.366">
            <text:p>110.366</text:p>
          </table:table-cell>
          <table:table-cell office:value-type="string">
            <text:p>GC</text:p>
          </table:table-cell>
          <table:table-cell office:value-type="string">
            <text:p>839424K</text:p>
          </table:table-cell>
          <table:table-cell office:value-type="float" office:value="0.266393">
            <text:p>0.266393</text:p>
          </table:table-cell>
          <table:table-cell/>
        </table:table-row>
        <table:table-row table:style-name="ro1">
          <table:table-cell/>
          <table:table-cell office:value-type="float" office:value="111.809">
            <text:p>111.809</text:p>
          </table:table-cell>
          <table:table-cell office:value-type="string">
            <text:p>GC</text:p>
          </table:table-cell>
          <table:table-cell office:value-type="string">
            <text:p>838720K</text:p>
          </table:table-cell>
          <table:table-cell office:value-type="float" office:value="0.249987">
            <text:p>0.249987</text:p>
          </table:table-cell>
          <table:table-cell/>
        </table:table-row>
        <table:table-row table:style-name="ro1">
          <table:table-cell/>
          <table:table-cell office:value-type="float" office:value="113.17">
            <text:p>113.17</text:p>
          </table:table-cell>
          <table:table-cell office:value-type="string">
            <text:p>GC</text:p>
          </table:table-cell>
          <table:table-cell office:value-type="string">
            <text:p>839680K</text:p>
          </table:table-cell>
          <table:table-cell office:value-type="float" office:value="0.279702">
            <text:p>0.279702</text:p>
          </table:table-cell>
          <table:table-cell/>
        </table:table-row>
        <table:table-row table:style-name="ro1">
          <table:table-cell/>
          <table:table-cell office:value-type="float" office:value="113.45">
            <text:p>113.45</text:p>
          </table:table-cell>
          <table:table-cell office:value-type="string">
            <text:p>Full</text:p>
          </table:table-cell>
          <table:table-cell office:value-type="string">
            <text:p>985408K</text:p>
          </table:table-cell>
          <table:table-cell office:value-type="float" office:value="6.259601">
            <text:p>6.259601</text:p>
          </table:table-cell>
          <table:table-cell/>
        </table:table-row>
        <table:table-row table:style-name="ro1">
          <table:table-cell/>
          <table:table-cell office:value-type="float" office:value="120.851">
            <text:p>120.851</text:p>
          </table:table-cell>
          <table:table-cell office:value-type="string">
            <text:p>GC</text:p>
          </table:table-cell>
          <table:table-cell office:value-type="string">
            <text:p>985024K</text:p>
          </table:table-cell>
          <table:table-cell office:value-type="float" office:value="0.610177">
            <text:p>0.610177</text:p>
          </table:table-cell>
          <table:table-cell/>
        </table:table-row>
        <table:table-row table:style-name="ro1">
          <table:table-cell/>
          <table:table-cell office:value-type="float" office:value="122.609">
            <text:p>122.609</text:p>
          </table:table-cell>
          <table:table-cell office:value-type="string">
            <text:p>GC</text:p>
          </table:table-cell>
          <table:table-cell office:value-type="string">
            <text:p>988288K</text:p>
          </table:table-cell>
          <table:table-cell office:value-type="float" office:value="0.182082">
            <text:p>0.182082</text:p>
          </table:table-cell>
          <table:table-cell/>
        </table:table-row>
        <table:table-row table:style-name="ro1">
          <table:table-cell/>
          <table:table-cell office:value-type="float" office:value="124.025">
            <text:p>124.025</text:p>
          </table:table-cell>
          <table:table-cell office:value-type="string">
            <text:p>GC</text:p>
          </table:table-cell>
          <table:table-cell office:value-type="string">
            <text:p>938048K</text:p>
          </table:table-cell>
          <table:table-cell office:value-type="float" office:value="0.258777">
            <text:p>0.258777</text:p>
          </table:table-cell>
          <table:table-cell/>
        </table:table-row>
        <table:table-row table:style-name="ro1">
          <table:table-cell/>
          <table:table-cell office:value-type="float" office:value="125.554">
            <text:p>125.554</text:p>
          </table:table-cell>
          <table:table-cell office:value-type="string">
            <text:p>GC</text:p>
          </table:table-cell>
          <table:table-cell office:value-type="string">
            <text:p>991168K</text:p>
          </table:table-cell>
          <table:table-cell office:value-type="float" office:value="0.263191">
            <text:p>0.263191</text:p>
          </table:table-cell>
          <table:table-cell/>
        </table:table-row>
        <table:table-row table:style-name="ro1">
          <table:table-cell/>
          <table:table-cell office:value-type="float" office:value="127.11">
            <text:p>127.11</text:p>
          </table:table-cell>
          <table:table-cell office:value-type="string">
            <text:p>GC</text:p>
          </table:table-cell>
          <table:table-cell office:value-type="string">
            <text:p>987392K</text:p>
          </table:table-cell>
          <table:table-cell office:value-type="float" office:value="0.364575">
            <text:p>0.364575</text:p>
          </table:table-cell>
          <table:table-cell/>
        </table:table-row>
        <table:table-row table:style-name="ro1">
          <table:table-cell/>
          <table:table-cell office:value-type="float" office:value="128.738">
            <text:p>128.738</text:p>
          </table:table-cell>
          <table:table-cell office:value-type="string">
            <text:p>GC</text:p>
          </table:table-cell>
          <table:table-cell office:value-type="string">
            <text:p>989760K</text:p>
          </table:table-cell>
          <table:table-cell office:value-type="float" office:value="0.31488">
            <text:p>0.31488</text:p>
          </table:table-cell>
          <table:table-cell/>
        </table:table-row>
        <table:table-row table:style-name="ro1">
          <table:table-cell/>
          <table:table-cell office:value-type="float" office:value="130.304">
            <text:p>130.304</text:p>
          </table:table-cell>
          <table:table-cell office:value-type="string">
            <text:p>GC</text:p>
          </table:table-cell>
          <table:table-cell office:value-type="string">
            <text:p>990720K</text:p>
          </table:table-cell>
          <table:table-cell office:value-type="float" office:value="0.390631">
            <text:p>0.390631</text:p>
          </table:table-cell>
          <table:table-cell/>
        </table:table-row>
        <table:table-row table:style-name="ro1">
          <table:table-cell/>
          <table:table-cell office:value-type="float" office:value="132.114">
            <text:p>132.114</text:p>
          </table:table-cell>
          <table:table-cell office:value-type="string">
            <text:p>GC</text:p>
          </table:table-cell>
          <table:table-cell office:value-type="string">
            <text:p>985152K</text:p>
          </table:table-cell>
          <table:table-cell office:value-type="float" office:value="0.513115">
            <text:p>0.513115</text:p>
          </table:table-cell>
          <table:table-cell/>
        </table:table-row>
        <table:table-row table:style-name="ro1">
          <table:table-cell/>
          <table:table-cell office:value-type="float" office:value="133.929">
            <text:p>133.929</text:p>
          </table:table-cell>
          <table:table-cell office:value-type="string">
            <text:p>GC</text:p>
          </table:table-cell>
          <table:table-cell office:value-type="string">
            <text:p>976192K</text:p>
          </table:table-cell>
          <table:table-cell office:value-type="float" office:value="0.590064">
            <text:p>0.590064</text:p>
          </table:table-cell>
          <table:table-cell/>
        </table:table-row>
        <table:table-row table:style-name="ro1">
          <table:table-cell/>
          <table:table-cell office:value-type="float" office:value="135.921">
            <text:p>135.921</text:p>
          </table:table-cell>
          <table:table-cell office:value-type="string">
            <text:p>GC</text:p>
          </table:table-cell>
          <table:table-cell office:value-type="string">
            <text:p>977280K</text:p>
          </table:table-cell>
          <table:table-cell office:value-type="float" office:value="0.520626">
            <text:p>0.520626</text:p>
          </table:table-cell>
          <table:table-cell/>
        </table:table-row>
        <table:table-row table:style-name="ro1">
          <table:table-cell/>
          <table:table-cell office:value-type="float" office:value="137.529">
            <text:p>137.529</text:p>
          </table:table-cell>
          <table:table-cell office:value-type="string">
            <text:p>GC</text:p>
          </table:table-cell>
          <table:table-cell office:value-type="string">
            <text:p>952256K</text:p>
          </table:table-cell>
          <table:table-cell office:value-type="float" office:value="0.446772">
            <text:p>0.446772</text:p>
          </table:table-cell>
          <table:table-cell/>
        </table:table-row>
        <table:table-row table:style-name="ro1">
          <table:table-cell/>
          <table:table-cell office:value-type="float" office:value="139.109">
            <text:p>139.109</text:p>
          </table:table-cell>
          <table:table-cell office:value-type="string">
            <text:p>GC</text:p>
          </table:table-cell>
          <table:table-cell office:value-type="string">
            <text:p>982912K</text:p>
          </table:table-cell>
          <table:table-cell office:value-type="float" office:value="0.507063">
            <text:p>0.507063</text:p>
          </table:table-cell>
          <table:table-cell/>
        </table:table-row>
        <table:table-row table:style-name="ro1">
          <table:table-cell/>
          <table:table-cell office:value-type="float" office:value="140.904">
            <text:p>140.904</text:p>
          </table:table-cell>
          <table:table-cell office:value-type="string">
            <text:p>GC</text:p>
          </table:table-cell>
          <table:table-cell office:value-type="string">
            <text:p>939072K</text:p>
          </table:table-cell>
          <table:table-cell office:value-type="float" office:value="0.424411">
            <text:p>0.424411</text:p>
          </table:table-cell>
          <table:table-cell/>
        </table:table-row>
        <table:table-row table:style-name="ro1">
          <table:table-cell/>
          <table:table-cell office:value-type="float" office:value="143.19">
            <text:p>143.19</text:p>
          </table:table-cell>
          <table:table-cell office:value-type="string">
            <text:p>GC</text:p>
          </table:table-cell>
          <table:table-cell office:value-type="string">
            <text:p>978752K</text:p>
          </table:table-cell>
          <table:table-cell office:value-type="float" office:value="0.878217">
            <text:p>0.878217</text:p>
          </table:table-cell>
          <table:table-cell/>
        </table:table-row>
        <table:table-row table:style-name="ro1">
          <table:table-cell/>
          <table:table-cell office:value-type="float" office:value="146.166">
            <text:p>146.166</text:p>
          </table:table-cell>
          <table:table-cell office:value-type="string">
            <text:p>GC</text:p>
          </table:table-cell>
          <table:table-cell office:value-type="string">
            <text:p>977088K</text:p>
          </table:table-cell>
          <table:table-cell office:value-type="float" office:value="0.712863">
            <text:p>0.712863</text:p>
          </table:table-cell>
          <table:table-cell/>
        </table:table-row>
        <table:table-row table:style-name="ro1">
          <table:table-cell/>
          <table:table-cell office:value-type="float" office:value="148.448">
            <text:p>148.448</text:p>
          </table:table-cell>
          <table:table-cell office:value-type="string">
            <text:p>GC</text:p>
          </table:table-cell>
          <table:table-cell office:value-type="string">
            <text:p>972416K</text:p>
          </table:table-cell>
          <table:table-cell office:value-type="float" office:value="0.609241">
            <text:p>0.609241</text:p>
          </table:table-cell>
          <table:table-cell/>
        </table:table-row>
        <table:table-row table:style-name="ro1">
          <table:table-cell/>
          <table:table-cell office:value-type="float" office:value="151.044">
            <text:p>151.044</text:p>
          </table:table-cell>
          <table:table-cell office:value-type="string">
            <text:p>GC--</text:p>
          </table:table-cell>
          <table:table-cell office:value-type="string">
            <text:p>975104K</text:p>
          </table:table-cell>
          <table:table-cell office:value-type="float" office:value="1.365158">
            <text:p>1.365158</text:p>
          </table:table-cell>
          <table:table-cell/>
        </table:table-row>
        <table:table-row table:style-name="ro1">
          <table:table-cell/>
          <table:table-cell office:value-type="float" office:value="152.411">
            <text:p>152.411</text:p>
          </table:table-cell>
          <table:table-cell office:value-type="string">
            <text:p>Full</text:p>
          </table:table-cell>
          <table:table-cell office:value-type="string">
            <text:p>1131072K</text:p>
          </table:table-cell>
          <table:table-cell office:value-type="float" office:value="29.473113">
            <text:p>29.473113</text:p>
          </table:table-cell>
          <table:table-cell/>
        </table:table-row>
        <table:table-row table:style-name="ro1">
          <table:table-cell/>
          <table:table-cell office:value-type="float" office:value="183.868">
            <text:p>183.868</text:p>
          </table:table-cell>
          <table:table-cell office:value-type="string">
            <text:p>GC</text:p>
          </table:table-cell>
          <table:table-cell office:value-type="string">
            <text:p>1054656K</text:p>
          </table:table-cell>
          <table:table-cell office:value-type="float" office:value="0.306665">
            <text:p>0.306665</text:p>
          </table:table-cell>
          <table:table-cell/>
        </table:table-row>
        <table:table-row table:style-name="ro1">
          <table:table-cell/>
          <table:table-cell office:value-type="float" office:value="186.125">
            <text:p>186.125</text:p>
          </table:table-cell>
          <table:table-cell office:value-type="string">
            <text:p>GC</text:p>
          </table:table-cell>
          <table:table-cell office:value-type="string">
            <text:p>1130496K</text:p>
          </table:table-cell>
          <table:table-cell office:value-type="float" office:value="0.32002">
            <text:p>0.32002</text:p>
          </table:table-cell>
          <table:table-cell/>
        </table:table-row>
        <table:table-row table:style-name="ro1">
          <table:table-cell/>
          <table:table-cell office:value-type="float" office:value="188.311">
            <text:p>188.311</text:p>
          </table:table-cell>
          <table:table-cell office:value-type="string">
            <text:p>GC</text:p>
          </table:table-cell>
          <table:table-cell office:value-type="string">
            <text:p>1058688K</text:p>
          </table:table-cell>
          <table:table-cell office:value-type="float" office:value="0.501387">
            <text:p>0.501387</text:p>
          </table:table-cell>
          <table:table-cell/>
        </table:table-row>
        <table:table-row table:style-name="ro1">
          <table:table-cell/>
          <table:table-cell office:value-type="float" office:value="190.847">
            <text:p>190.847</text:p>
          </table:table-cell>
          <table:table-cell office:value-type="string">
            <text:p>GC</text:p>
          </table:table-cell>
          <table:table-cell office:value-type="string">
            <text:p>1133568K</text:p>
          </table:table-cell>
          <table:table-cell office:value-type="float" office:value="0.426326">
            <text:p>0.426326</text:p>
          </table:table-cell>
          <table:table-cell/>
        </table:table-row>
        <table:table-row table:style-name="ro1">
          <table:table-cell/>
          <table:table-cell office:value-type="float" office:value="193.101">
            <text:p>193.101</text:p>
          </table:table-cell>
          <table:table-cell office:value-type="string">
            <text:p>GC</text:p>
          </table:table-cell>
          <table:table-cell office:value-type="string">
            <text:p>1074112K</text:p>
          </table:table-cell>
          <table:table-cell office:value-type="float" office:value="0.496331">
            <text:p>0.496331</text:p>
          </table:table-cell>
          <table:table-cell/>
        </table:table-row>
        <table:table-row table:style-name="ro1">
          <table:table-cell/>
          <table:table-cell office:value-type="float" office:value="195.741">
            <text:p>195.741</text:p>
          </table:table-cell>
          <table:table-cell office:value-type="string">
            <text:p>GC</text:p>
          </table:table-cell>
          <table:table-cell office:value-type="string">
            <text:p>1133184K</text:p>
          </table:table-cell>
          <table:table-cell office:value-type="float" office:value="0.664452">
            <text:p>0.664452</text:p>
          </table:table-cell>
          <table:table-cell/>
        </table:table-row>
        <table:table-row table:style-name="ro1">
          <table:table-cell/>
          <table:table-cell office:value-type="float" office:value="198.311">
            <text:p>198.311</text:p>
          </table:table-cell>
          <table:table-cell office:value-type="string">
            <text:p>GC</text:p>
          </table:table-cell>
          <table:table-cell office:value-type="string">
            <text:p>1128576K</text:p>
          </table:table-cell>
          <table:table-cell office:value-type="float" office:value="0.661338">
            <text:p>0.661338</text:p>
          </table:table-cell>
          <table:table-cell/>
        </table:table-row>
        <table:table-row table:style-name="ro1">
          <table:table-cell/>
          <table:table-cell office:value-type="float" office:value="200.904">
            <text:p>200.904</text:p>
          </table:table-cell>
          <table:table-cell office:value-type="string">
            <text:p>GC</text:p>
          </table:table-cell>
          <table:table-cell office:value-type="string">
            <text:p>1136576K</text:p>
          </table:table-cell>
          <table:table-cell office:value-type="float" office:value="0.704393">
            <text:p>0.704393</text:p>
          </table:table-cell>
          <table:table-cell/>
        </table:table-row>
        <table:table-row table:style-name="ro1">
          <table:table-cell/>
          <table:table-cell office:value-type="float" office:value="203.619">
            <text:p>203.619</text:p>
          </table:table-cell>
          <table:table-cell office:value-type="string">
            <text:p>GC</text:p>
          </table:table-cell>
          <table:table-cell office:value-type="string">
            <text:p>1136896K</text:p>
          </table:table-cell>
          <table:table-cell office:value-type="float" office:value="0.959582">
            <text:p>0.959582</text:p>
          </table:table-cell>
          <table:table-cell/>
        </table:table-row>
        <table:table-row table:style-name="ro1">
          <table:table-cell/>
          <table:table-cell office:value-type="float" office:value="206.237">
            <text:p>206.237</text:p>
          </table:table-cell>
          <table:table-cell office:value-type="string">
            <text:p>GC</text:p>
          </table:table-cell>
          <table:table-cell office:value-type="string">
            <text:p>1135232K</text:p>
          </table:table-cell>
          <table:table-cell office:value-type="float" office:value="0.625192">
            <text:p>0.625192</text:p>
          </table:table-cell>
          <table:table-cell/>
        </table:table-row>
        <table:table-row table:style-name="ro1">
          <table:table-cell/>
          <table:table-cell office:value-type="float" office:value="208.355">
            <text:p>208.355</text:p>
          </table:table-cell>
          <table:table-cell office:value-type="string">
            <text:p>GC</text:p>
          </table:table-cell>
          <table:table-cell office:value-type="string">
            <text:p>1117248K</text:p>
          </table:table-cell>
          <table:table-cell office:value-type="float" office:value="0.643183">
            <text:p>0.643183</text:p>
          </table:table-cell>
          <table:table-cell/>
        </table:table-row>
        <table:table-row table:style-name="ro1">
          <table:table-cell/>
          <table:table-cell office:value-type="float" office:value="210.569">
            <text:p>210.569</text:p>
          </table:table-cell>
          <table:table-cell office:value-type="string">
            <text:p>GC</text:p>
          </table:table-cell>
          <table:table-cell office:value-type="string">
            <text:p>1130880K</text:p>
          </table:table-cell>
          <table:table-cell office:value-type="float" office:value="0.72999">
            <text:p>0.72999</text:p>
          </table:table-cell>
          <table:table-cell/>
        </table:table-row>
        <table:table-row table:style-name="ro1">
          <table:table-cell/>
          <table:table-cell office:value-type="float" office:value="213.097">
            <text:p>213.097</text:p>
          </table:table-cell>
          <table:table-cell office:value-type="string">
            <text:p>GC</text:p>
          </table:table-cell>
          <table:table-cell office:value-type="string">
            <text:p>1107264K</text:p>
          </table:table-cell>
          <table:table-cell office:value-type="float" office:value="1.015956">
            <text:p>1.015956</text:p>
          </table:table-cell>
          <table:table-cell/>
        </table:table-row>
        <table:table-row table:style-name="ro1">
          <table:table-cell/>
          <table:table-cell office:value-type="float" office:value="216.442">
            <text:p>216.442</text:p>
          </table:table-cell>
          <table:table-cell office:value-type="string">
            <text:p>GC</text:p>
          </table:table-cell>
          <table:table-cell office:value-type="string">
            <text:p>1129088K</text:p>
          </table:table-cell>
          <table:table-cell office:value-type="float" office:value="1.017291">
            <text:p>1.017291</text:p>
          </table:table-cell>
          <table:table-cell/>
        </table:table-row>
        <table:table-row table:style-name="ro1">
          <table:table-cell/>
          <table:table-cell office:value-type="float" office:value="219.425">
            <text:p>219.425</text:p>
          </table:table-cell>
          <table:table-cell office:value-type="string">
            <text:p>GC</text:p>
          </table:table-cell>
          <table:table-cell office:value-type="string">
            <text:p>1100992K</text:p>
          </table:table-cell>
          <table:table-cell office:value-type="float" office:value="0.986429">
            <text:p>0.986429</text:p>
          </table:table-cell>
          <table:table-cell/>
        </table:table-row>
        <table:table-row table:style-name="ro1">
          <table:table-cell/>
          <table:table-cell office:value-type="float" office:value="222.375">
            <text:p>222.375</text:p>
          </table:table-cell>
          <table:table-cell office:value-type="string">
            <text:p>GC</text:p>
          </table:table-cell>
          <table:table-cell office:value-type="string">
            <text:p>1131648K</text:p>
          </table:table-cell>
          <table:table-cell office:value-type="float" office:value="0.976516">
            <text:p>0.976516</text:p>
          </table:table-cell>
          <table:table-cell/>
        </table:table-row>
        <table:table-row table:style-name="ro1">
          <table:table-cell/>
          <table:table-cell office:value-type="float" office:value="225.352">
            <text:p>225.352</text:p>
          </table:table-cell>
          <table:table-cell office:value-type="string">
            <text:p>GC</text:p>
          </table:table-cell>
          <table:table-cell office:value-type="string">
            <text:p>1088960K</text:p>
          </table:table-cell>
          <table:table-cell office:value-type="float" office:value="0.820489">
            <text:p>0.820489</text:p>
          </table:table-cell>
          <table:table-cell/>
        </table:table-row>
        <table:table-row table:style-name="ro1">
          <table:table-cell/>
          <table:table-cell office:value-type="float" office:value="228.104">
            <text:p>228.104</text:p>
          </table:table-cell>
          <table:table-cell office:value-type="string">
            <text:p>GC</text:p>
          </table:table-cell>
          <table:table-cell office:value-type="string">
            <text:p>1128192K</text:p>
          </table:table-cell>
          <table:table-cell office:value-type="float" office:value="0.842585">
            <text:p>0.842585</text:p>
          </table:table-cell>
          <table:table-cell/>
        </table:table-row>
        <table:table-row table:style-name="ro1">
          <table:table-cell/>
          <table:table-cell office:value-type="float" office:value="230.421">
            <text:p>230.421</text:p>
          </table:table-cell>
          <table:table-cell office:value-type="string">
            <text:p>GC</text:p>
          </table:table-cell>
          <table:table-cell office:value-type="string">
            <text:p>1125824K</text:p>
          </table:table-cell>
          <table:table-cell office:value-type="float" office:value="0.406898">
            <text:p>0.406898</text:p>
          </table:table-cell>
          <table:table-cell/>
        </table:table-row>
        <table:table-row table:style-name="ro1">
          <table:table-cell/>
          <table:table-cell office:value-type="float" office:value="231.961">
            <text:p>231.961</text:p>
          </table:table-cell>
          <table:table-cell office:value-type="string">
            <text:p>GC</text:p>
          </table:table-cell>
          <table:table-cell office:value-type="string">
            <text:p>1135744K</text:p>
          </table:table-cell>
          <table:table-cell office:value-type="float" office:value="0.341495">
            <text:p>0.341495</text:p>
          </table:table-cell>
          <table:table-cell/>
        </table:table-row>
        <table:table-row table:style-name="ro1">
          <table:table-cell/>
          <table:table-cell office:value-type="float" office:value="233.926">
            <text:p>233.926</text:p>
          </table:table-cell>
          <table:table-cell office:value-type="string">
            <text:p>GC</text:p>
          </table:table-cell>
          <table:table-cell office:value-type="string">
            <text:p>1134400K</text:p>
          </table:table-cell>
          <table:table-cell office:value-type="float" office:value="0.545283">
            <text:p>0.545283</text:p>
          </table:table-cell>
          <table:table-cell/>
        </table:table-row>
        <table:table-row table:style-name="ro1">
          <table:table-cell/>
          <table:table-cell office:value-type="float" office:value="235.868">
            <text:p>235.868</text:p>
          </table:table-cell>
          <table:table-cell office:value-type="string">
            <text:p>GC</text:p>
          </table:table-cell>
          <table:table-cell office:value-type="string">
            <text:p>1138432K</text:p>
          </table:table-cell>
          <table:table-cell office:value-type="float" office:value="0.611989">
            <text:p>0.611989</text:p>
          </table:table-cell>
          <table:table-cell/>
        </table:table-row>
        <table:table-row table:style-name="ro1">
          <table:table-cell/>
          <table:table-cell office:value-type="float" office:value="237.909">
            <text:p>237.909</text:p>
          </table:table-cell>
          <table:table-cell office:value-type="string">
            <text:p>GC</text:p>
          </table:table-cell>
          <table:table-cell office:value-type="string">
            <text:p>1137280K</text:p>
          </table:table-cell>
          <table:table-cell office:value-type="float" office:value="0.357192">
            <text:p>0.357192</text:p>
          </table:table-cell>
          <table:table-cell/>
        </table:table-row>
        <table:table-row table:style-name="ro1">
          <table:table-cell/>
          <table:table-cell office:value-type="float" office:value="239.804">
            <text:p>239.804</text:p>
          </table:table-cell>
          <table:table-cell office:value-type="string">
            <text:p>GC</text:p>
          </table:table-cell>
          <table:table-cell office:value-type="string">
            <text:p>1141504K</text:p>
          </table:table-cell>
          <table:table-cell office:value-type="float" office:value="0.723196">
            <text:p>0.723196</text:p>
          </table:table-cell>
          <table:table-cell/>
        </table:table-row>
        <table:table-row table:style-name="ro1">
          <table:table-cell/>
          <table:table-cell office:value-type="float" office:value="242.692">
            <text:p>242.692</text:p>
          </table:table-cell>
          <table:table-cell office:value-type="string">
            <text:p>GC</text:p>
          </table:table-cell>
          <table:table-cell office:value-type="string">
            <text:p>1140352K</text:p>
          </table:table-cell>
          <table:table-cell office:value-type="float" office:value="0.556612">
            <text:p>0.556612</text:p>
          </table:table-cell>
          <table:table-cell/>
        </table:table-row>
        <table:table-row table:style-name="ro1">
          <table:table-cell/>
          <table:table-cell office:value-type="float" office:value="244.939">
            <text:p>244.939</text:p>
          </table:table-cell>
          <table:table-cell office:value-type="string">
            <text:p>GC</text:p>
          </table:table-cell>
          <table:table-cell office:value-type="string">
            <text:p>1145216K</text:p>
          </table:table-cell>
          <table:table-cell office:value-type="float" office:value="0.433515">
            <text:p>0.433515</text:p>
          </table:table-cell>
          <table:table-cell/>
        </table:table-row>
        <table:table-row table:style-name="ro1">
          <table:table-cell/>
          <table:table-cell office:value-type="float" office:value="247.191">
            <text:p>247.191</text:p>
          </table:table-cell>
          <table:table-cell office:value-type="string">
            <text:p>GC</text:p>
          </table:table-cell>
          <table:table-cell office:value-type="string">
            <text:p>1144064K</text:p>
          </table:table-cell>
          <table:table-cell office:value-type="float" office:value="0.611941">
            <text:p>0.611941</text:p>
          </table:table-cell>
          <table:table-cell/>
        </table:table-row>
        <table:table-row table:style-name="ro1">
          <table:table-cell/>
          <table:table-cell office:value-type="float" office:value="249.888">
            <text:p>249.888</text:p>
          </table:table-cell>
          <table:table-cell office:value-type="string">
            <text:p>GC</text:p>
          </table:table-cell>
          <table:table-cell office:value-type="string">
            <text:p>1147200K</text:p>
          </table:table-cell>
          <table:table-cell office:value-type="float" office:value="0.658873">
            <text:p>0.658873</text:p>
          </table:table-cell>
          <table:table-cell/>
        </table:table-row>
        <table:table-row table:style-name="ro1">
          <table:table-cell/>
          <table:table-cell office:value-type="float" office:value="252.203">
            <text:p>252.203</text:p>
          </table:table-cell>
          <table:table-cell office:value-type="string">
            <text:p>GC</text:p>
          </table:table-cell>
          <table:table-cell office:value-type="string">
            <text:p>1147968K</text:p>
          </table:table-cell>
          <table:table-cell office:value-type="float" office:value="0.531988">
            <text:p>0.531988</text:p>
          </table:table-cell>
          <table:table-cell/>
        </table:table-row>
        <table:table-row table:style-name="ro1">
          <table:table-cell/>
          <table:table-cell office:value-type="float" office:value="253.976">
            <text:p>253.976</text:p>
          </table:table-cell>
          <table:table-cell office:value-type="string">
            <text:p>GC</text:p>
          </table:table-cell>
          <table:table-cell office:value-type="string">
            <text:p>1140800K</text:p>
          </table:table-cell>
          <table:table-cell office:value-type="float" office:value="0.535523">
            <text:p>0.535523</text:p>
          </table:table-cell>
          <table:table-cell/>
        </table:table-row>
        <table:table-row table:style-name="ro1">
          <table:table-cell/>
          <table:table-cell office:value-type="float" office:value="255.602">
            <text:p>255.602</text:p>
          </table:table-cell>
          <table:table-cell office:value-type="string">
            <text:p>GC</text:p>
          </table:table-cell>
          <table:table-cell office:value-type="string">
            <text:p>1133632K</text:p>
          </table:table-cell>
          <table:table-cell office:value-type="float" office:value="0.600276">
            <text:p>0.600276</text:p>
          </table:table-cell>
          <table:table-cell/>
        </table:table-row>
        <table:table-row table:style-name="ro1">
          <table:table-cell/>
          <table:table-cell office:value-type="float" office:value="257.373">
            <text:p>257.373</text:p>
          </table:table-cell>
          <table:table-cell office:value-type="string">
            <text:p>GC</text:p>
          </table:table-cell>
          <table:table-cell office:value-type="string">
            <text:p>1135936K</text:p>
          </table:table-cell>
          <table:table-cell office:value-type="float" office:value="0.540417">
            <text:p>0.540417</text:p>
          </table:table-cell>
          <table:table-cell/>
        </table:table-row>
        <table:table-row table:style-name="ro1">
          <table:table-cell/>
          <table:table-cell office:value-type="float" office:value="259.066">
            <text:p>259.066</text:p>
          </table:table-cell>
          <table:table-cell office:value-type="string">
            <text:p>GC</text:p>
          </table:table-cell>
          <table:table-cell office:value-type="string">
            <text:p>1120576K</text:p>
          </table:table-cell>
          <table:table-cell office:value-type="float" office:value="0.523808">
            <text:p>0.523808</text:p>
          </table:table-cell>
          <table:table-cell/>
        </table:table-row>
        <table:table-row table:style-name="ro1">
          <table:table-cell/>
          <table:table-cell office:value-type="float" office:value="260.703">
            <text:p>260.703</text:p>
          </table:table-cell>
          <table:table-cell office:value-type="string">
            <text:p>GC</text:p>
          </table:table-cell>
          <table:table-cell office:value-type="string">
            <text:p>1133696K</text:p>
          </table:table-cell>
          <table:table-cell office:value-type="float" office:value="0.478566">
            <text:p>0.478566</text:p>
          </table:table-cell>
          <table:table-cell/>
        </table:table-row>
        <table:table-row table:style-name="ro1">
          <table:table-cell/>
          <table:table-cell office:value-type="float" office:value="262.475">
            <text:p>262.475</text:p>
          </table:table-cell>
          <table:table-cell office:value-type="string">
            <text:p>GC</text:p>
          </table:table-cell>
          <table:table-cell office:value-type="string">
            <text:p>1112960K</text:p>
          </table:table-cell>
          <table:table-cell office:value-type="float" office:value="0.475747">
            <text:p>0.475747</text:p>
          </table:table-cell>
          <table:table-cell/>
        </table:table-row>
        <table:table-row table:style-name="ro1">
          <table:table-cell/>
          <table:table-cell office:value-type="float" office:value="264.184">
            <text:p>264.184</text:p>
          </table:table-cell>
          <table:table-cell office:value-type="string">
            <text:p>GC</text:p>
          </table:table-cell>
          <table:table-cell office:value-type="string">
            <text:p>1133504K</text:p>
          </table:table-cell>
          <table:table-cell office:value-type="float" office:value="0.754044">
            <text:p>0.754044</text:p>
          </table:table-cell>
          <table:table-cell/>
        </table:table-row>
        <table:table-row table:style-name="ro1">
          <table:table-cell/>
          <table:table-cell office:value-type="float" office:value="266.048">
            <text:p>266.048</text:p>
          </table:table-cell>
          <table:table-cell office:value-type="string">
            <text:p>GC</text:p>
          </table:table-cell>
          <table:table-cell office:value-type="string">
            <text:p>1102080K</text:p>
          </table:table-cell>
          <table:table-cell office:value-type="float" office:value="0.520931">
            <text:p>0.520931</text:p>
          </table:table-cell>
          <table:table-cell/>
        </table:table-row>
        <table:table-row table:style-name="ro1">
          <table:table-cell/>
          <table:table-cell office:value-type="float" office:value="266.569">
            <text:p>266.569</text:p>
          </table:table-cell>
          <table:table-cell office:value-type="string">
            <text:p>Full</text:p>
          </table:table-cell>
          <table:table-cell office:value-type="string">
            <text:p>1286976K</text:p>
          </table:table-cell>
          <table:table-cell office:value-type="float" office:value="17.482227">
            <text:p>17.482227</text:p>
          </table:table-cell>
          <table:table-cell/>
        </table:table-row>
        <table:table-row table:style-name="ro1">
          <table:table-cell/>
          <table:table-cell office:value-type="float" office:value="285.068">
            <text:p>285.068</text:p>
          </table:table-cell>
          <table:table-cell office:value-type="string">
            <text:p>GC</text:p>
          </table:table-cell>
          <table:table-cell office:value-type="string">
            <text:p>1317440K</text:p>
          </table:table-cell>
          <table:table-cell office:value-type="float" office:value="1.267009">
            <text:p>1.267009</text:p>
          </table:table-cell>
          <table:table-cell/>
        </table:table-row>
        <table:table-row table:style-name="ro1">
          <table:table-cell/>
          <table:table-cell office:value-type="float" office:value="287.63">
            <text:p>287.63</text:p>
          </table:table-cell>
          <table:table-cell office:value-type="string">
            <text:p>GC</text:p>
          </table:table-cell>
          <table:table-cell office:value-type="string">
            <text:p>1316288K</text:p>
          </table:table-cell>
          <table:table-cell office:value-type="float" office:value="0.431053">
            <text:p>0.431053</text:p>
          </table:table-cell>
          <table:table-cell/>
        </table:table-row>
        <table:table-row table:style-name="ro1">
          <table:table-cell/>
          <table:table-cell office:value-type="float" office:value="289.268">
            <text:p>289.268</text:p>
          </table:table-cell>
          <table:table-cell office:value-type="string">
            <text:p>GC</text:p>
          </table:table-cell>
          <table:table-cell office:value-type="string">
            <text:p>1321280K</text:p>
          </table:table-cell>
          <table:table-cell office:value-type="float" office:value="0.779471">
            <text:p>0.779471</text:p>
          </table:table-cell>
          <table:table-cell/>
        </table:table-row>
        <table:table-row table:style-name="ro1">
          <table:table-cell/>
          <table:table-cell office:value-type="float" office:value="291.365">
            <text:p>291.365</text:p>
          </table:table-cell>
          <table:table-cell office:value-type="string">
            <text:p>GC</text:p>
          </table:table-cell>
          <table:table-cell office:value-type="string">
            <text:p>1320128K</text:p>
          </table:table-cell>
          <table:table-cell office:value-type="float" office:value="0.483738">
            <text:p>0.483738</text:p>
          </table:table-cell>
          <table:table-cell/>
        </table:table-row>
        <table:table-row table:style-name="ro1">
          <table:table-cell/>
          <table:table-cell office:value-type="float" office:value="292.945">
            <text:p>292.945</text:p>
          </table:table-cell>
          <table:table-cell office:value-type="string">
            <text:p>GC</text:p>
          </table:table-cell>
          <table:table-cell office:value-type="string">
            <text:p>1324352K</text:p>
          </table:table-cell>
          <table:table-cell office:value-type="float" office:value="0.388539">
            <text:p>0.388539</text:p>
          </table:table-cell>
          <table:table-cell/>
        </table:table-row>
        <table:table-row table:style-name="ro1">
          <table:table-cell/>
          <table:table-cell office:value-type="float" office:value="294.481">
            <text:p>294.481</text:p>
          </table:table-cell>
          <table:table-cell office:value-type="string">
            <text:p>GC</text:p>
          </table:table-cell>
          <table:table-cell office:value-type="string">
            <text:p>1323968K</text:p>
          </table:table-cell>
          <table:table-cell office:value-type="float" office:value="0.354517">
            <text:p>0.354517</text:p>
          </table:table-cell>
          <table:table-cell/>
        </table:table-row>
        <table:table-row table:style-name="ro1">
          <table:table-cell/>
          <table:table-cell office:value-type="float" office:value="295.909">
            <text:p>295.909</text:p>
          </table:table-cell>
          <table:table-cell office:value-type="string">
            <text:p>GC</text:p>
          </table:table-cell>
          <table:table-cell office:value-type="string">
            <text:p>1325824K</text:p>
          </table:table-cell>
          <table:table-cell office:value-type="float" office:value="0.365679">
            <text:p>0.365679</text:p>
          </table:table-cell>
          <table:table-cell/>
        </table:table-row>
        <table:table-row table:style-name="ro1">
          <table:table-cell/>
          <table:table-cell office:value-type="float" office:value="297.406">
            <text:p>297.406</text:p>
          </table:table-cell>
          <table:table-cell office:value-type="string">
            <text:p>GC</text:p>
          </table:table-cell>
          <table:table-cell office:value-type="string">
            <text:p>1325632K</text:p>
          </table:table-cell>
          <table:table-cell office:value-type="float" office:value="0.432572">
            <text:p>0.432572</text:p>
          </table:table-cell>
          <table:table-cell/>
        </table:table-row>
        <table:table-row table:style-name="ro1">
          <table:table-cell/>
          <table:table-cell office:value-type="float" office:value="299.015">
            <text:p>299.015</text:p>
          </table:table-cell>
          <table:table-cell office:value-type="string">
            <text:p>GC</text:p>
          </table:table-cell>
          <table:table-cell office:value-type="string">
            <text:p>1327680K</text:p>
          </table:table-cell>
          <table:table-cell office:value-type="float" office:value="0.34661">
            <text:p>0.34661</text:p>
          </table:table-cell>
          <table:table-cell/>
        </table:table-row>
        <table:table-row table:style-name="ro1">
          <table:table-cell/>
          <table:table-cell office:value-type="float" office:value="300.624">
            <text:p>300.624</text:p>
          </table:table-cell>
          <table:table-cell office:value-type="string">
            <text:p>GC</text:p>
          </table:table-cell>
          <table:table-cell office:value-type="string">
            <text:p>1327680K</text:p>
          </table:table-cell>
          <table:table-cell office:value-type="float" office:value="0.481625">
            <text:p>0.481625</text:p>
          </table:table-cell>
          <table:table-cell/>
        </table:table-row>
        <table:table-row table:style-name="ro1">
          <table:table-cell/>
          <table:table-cell office:value-type="float" office:value="302.231">
            <text:p>302.231</text:p>
          </table:table-cell>
          <table:table-cell office:value-type="string">
            <text:p>GC</text:p>
          </table:table-cell>
          <table:table-cell office:value-type="string">
            <text:p>1330688K</text:p>
          </table:table-cell>
          <table:table-cell office:value-type="float" office:value="0.394101">
            <text:p>0.394101</text:p>
          </table:table-cell>
          <table:table-cell/>
        </table:table-row>
        <table:table-row table:style-name="ro1">
          <table:table-cell/>
          <table:table-cell office:value-type="float" office:value="303.83">
            <text:p>303.83</text:p>
          </table:table-cell>
          <table:table-cell office:value-type="string">
            <text:p>GC</text:p>
          </table:table-cell>
          <table:table-cell office:value-type="string">
            <text:p>1330752K</text:p>
          </table:table-cell>
          <table:table-cell office:value-type="float" office:value="0.452234">
            <text:p>0.452234</text:p>
          </table:table-cell>
          <table:table-cell/>
        </table:table-row>
        <table:table-row table:style-name="ro1">
          <table:table-cell/>
          <table:table-cell office:value-type="float" office:value="305.591">
            <text:p>305.591</text:p>
          </table:table-cell>
          <table:table-cell office:value-type="string">
            <text:p>GC</text:p>
          </table:table-cell>
          <table:table-cell office:value-type="string">
            <text:p>1333184K</text:p>
          </table:table-cell>
          <table:table-cell office:value-type="float" office:value="0.591186">
            <text:p>0.591186</text:p>
          </table:table-cell>
          <table:table-cell/>
        </table:table-row>
        <table:table-row table:style-name="ro1">
          <table:table-cell/>
          <table:table-cell office:value-type="float" office:value="308.322">
            <text:p>308.322</text:p>
          </table:table-cell>
          <table:table-cell office:value-type="string">
            <text:p>GC</text:p>
          </table:table-cell>
          <table:table-cell office:value-type="string">
            <text:p>1333440K</text:p>
          </table:table-cell>
          <table:table-cell office:value-type="float" office:value="0.594511">
            <text:p>0.594511</text:p>
          </table:table-cell>
          <table:table-cell/>
        </table:table-row>
        <table:table-row table:style-name="ro1">
          <table:table-cell/>
          <table:table-cell office:value-type="float" office:value="310.48">
            <text:p>310.48</text:p>
          </table:table-cell>
          <table:table-cell office:value-type="string">
            <text:p>GC</text:p>
          </table:table-cell>
          <table:table-cell office:value-type="string">
            <text:p>1336832K</text:p>
          </table:table-cell>
          <table:table-cell office:value-type="float" office:value="0.730564">
            <text:p>0.730564</text:p>
          </table:table-cell>
          <table:table-cell/>
        </table:table-row>
        <table:table-row table:style-name="ro1">
          <table:table-cell/>
          <table:table-cell office:value-type="float" office:value="313.777">
            <text:p>313.777</text:p>
          </table:table-cell>
          <table:table-cell office:value-type="string">
            <text:p>GC</text:p>
          </table:table-cell>
          <table:table-cell office:value-type="string">
            <text:p>1337024K</text:p>
          </table:table-cell>
          <table:table-cell office:value-type="float" office:value="0.686237">
            <text:p>0.686237</text:p>
          </table:table-cell>
          <table:table-cell/>
        </table:table-row>
        <table:table-row table:style-name="ro1">
          <table:table-cell/>
          <table:table-cell office:value-type="float" office:value="315.952">
            <text:p>315.952</text:p>
          </table:table-cell>
          <table:table-cell office:value-type="string">
            <text:p>GC</text:p>
          </table:table-cell>
          <table:table-cell office:value-type="string">
            <text:p>1340544K</text:p>
          </table:table-cell>
          <table:table-cell office:value-type="float" office:value="0.375861">
            <text:p>0.375861</text:p>
          </table:table-cell>
          <table:table-cell/>
        </table:table-row>
        <table:table-row table:style-name="ro1">
          <table:table-cell/>
          <table:table-cell office:value-type="float" office:value="317.803">
            <text:p>317.803</text:p>
          </table:table-cell>
          <table:table-cell office:value-type="string">
            <text:p>GC</text:p>
          </table:table-cell>
          <table:table-cell office:value-type="string">
            <text:p>1340736K</text:p>
          </table:table-cell>
          <table:table-cell office:value-type="float" office:value="0.426235">
            <text:p>0.426235</text:p>
          </table:table-cell>
          <table:table-cell/>
        </table:table-row>
        <table:table-row table:style-name="ro1">
          <table:table-cell/>
          <table:table-cell office:value-type="float" office:value="319.664">
            <text:p>319.664</text:p>
          </table:table-cell>
          <table:table-cell office:value-type="string">
            <text:p>GC</text:p>
          </table:table-cell>
          <table:table-cell office:value-type="string">
            <text:p>1344128K</text:p>
          </table:table-cell>
          <table:table-cell office:value-type="float" office:value="0.562606">
            <text:p>0.562606</text:p>
          </table:table-cell>
          <table:table-cell/>
        </table:table-row>
        <table:table-row table:style-name="ro1">
          <table:table-cell/>
          <table:table-cell office:value-type="float" office:value="321.799">
            <text:p>321.799</text:p>
          </table:table-cell>
          <table:table-cell office:value-type="string">
            <text:p>GC</text:p>
          </table:table-cell>
          <table:table-cell office:value-type="string">
            <text:p>1344320K</text:p>
          </table:table-cell>
          <table:table-cell office:value-type="float" office:value="0.420025">
            <text:p>0.420025</text:p>
          </table:table-cell>
          <table:table-cell/>
        </table:table-row>
        <table:table-row table:style-name="ro1">
          <table:table-cell/>
          <table:table-cell office:value-type="float" office:value="323.917">
            <text:p>323.917</text:p>
          </table:table-cell>
          <table:table-cell office:value-type="string">
            <text:p>GC</text:p>
          </table:table-cell>
          <table:table-cell office:value-type="string">
            <text:p>1347584K</text:p>
          </table:table-cell>
          <table:table-cell office:value-type="float" office:value="0.511084">
            <text:p>0.511084</text:p>
          </table:table-cell>
          <table:table-cell/>
        </table:table-row>
        <table:table-row table:style-name="ro1">
          <table:table-cell/>
          <table:table-cell office:value-type="float" office:value="326.273">
            <text:p>326.273</text:p>
          </table:table-cell>
          <table:table-cell office:value-type="string">
            <text:p>GC</text:p>
          </table:table-cell>
          <table:table-cell office:value-type="string">
            <text:p>1347712K</text:p>
          </table:table-cell>
          <table:table-cell office:value-type="float" office:value="0.436892">
            <text:p>0.436892</text:p>
          </table:table-cell>
          <table:table-cell/>
        </table:table-row>
        <table:table-row table:style-name="ro1">
          <table:table-cell/>
          <table:table-cell office:value-type="float" office:value="328.159">
            <text:p>328.159</text:p>
          </table:table-cell>
          <table:table-cell office:value-type="string">
            <text:p>GC</text:p>
          </table:table-cell>
          <table:table-cell office:value-type="string">
            <text:p>1349504K</text:p>
          </table:table-cell>
          <table:table-cell office:value-type="float" office:value="0.445821">
            <text:p>0.445821</text:p>
          </table:table-cell>
          <table:table-cell/>
        </table:table-row>
        <table:table-row table:style-name="ro1">
          <table:table-cell/>
          <table:table-cell office:value-type="float" office:value="330.983">
            <text:p>330.983</text:p>
          </table:table-cell>
          <table:table-cell office:value-type="string">
            <text:p>GC</text:p>
          </table:table-cell>
          <table:table-cell office:value-type="string">
            <text:p>1350912K</text:p>
          </table:table-cell>
          <table:table-cell office:value-type="float" office:value="0.857559">
            <text:p>0.857559</text:p>
          </table:table-cell>
          <table:table-cell/>
        </table:table-row>
        <table:table-row table:style-name="ro1">
          <table:table-cell/>
          <table:table-cell office:value-type="float" office:value="334.143">
            <text:p>334.143</text:p>
          </table:table-cell>
          <table:table-cell office:value-type="string">
            <text:p>GC</text:p>
          </table:table-cell>
          <table:table-cell office:value-type="string">
            <text:p>1344000K</text:p>
          </table:table-cell>
          <table:table-cell office:value-type="float" office:value="0.956333">
            <text:p>0.956333</text:p>
          </table:table-cell>
          <table:table-cell/>
        </table:table-row>
        <table:table-row table:style-name="ro1">
          <table:table-cell/>
          <table:table-cell office:value-type="float" office:value="337.396">
            <text:p>337.396</text:p>
          </table:table-cell>
          <table:table-cell office:value-type="string">
            <text:p>GC</text:p>
          </table:table-cell>
          <table:table-cell office:value-type="string">
            <text:p>1347456K</text:p>
          </table:table-cell>
          <table:table-cell office:value-type="float" office:value="0.928297">
            <text:p>0.928297</text:p>
          </table:table-cell>
          <table:table-cell/>
        </table:table-row>
        <table:table-row table:style-name="ro1">
          <table:table-cell/>
          <table:table-cell office:value-type="float" office:value="338.325">
            <text:p>338.325</text:p>
          </table:table-cell>
          <table:table-cell office:value-type="string">
            <text:p>Full</text:p>
          </table:table-cell>
          <table:table-cell office:value-type="string">
            <text:p>1468352K</text:p>
          </table:table-cell>
          <table:table-cell office:value-type="float" office:value="22.310867">
            <text:p>22.310867</text:p>
          </table:table-cell>
          <table:table-cell/>
        </table:table-row>
        <table:table-row table:style-name="ro1">
          <table:table-cell/>
          <table:table-cell office:value-type="float" office:value="362.688">
            <text:p>362.688</text:p>
          </table:table-cell>
          <table:table-cell office:value-type="string">
            <text:p>GC</text:p>
          </table:table-cell>
          <table:table-cell office:value-type="string">
            <text:p>1467200K</text:p>
          </table:table-cell>
          <table:table-cell office:value-type="float" office:value="2.902582">
            <text:p>2.902582</text:p>
          </table:table-cell>
          <table:table-cell/>
        </table:table-row>
        <table:table-row table:style-name="ro1">
          <table:table-cell/>
          <table:table-cell office:value-type="float" office:value="367.895">
            <text:p>367.895</text:p>
          </table:table-cell>
          <table:table-cell office:value-type="string">
            <text:p>GC</text:p>
          </table:table-cell>
          <table:table-cell office:value-type="string">
            <text:p>1467904K</text:p>
          </table:table-cell>
          <table:table-cell office:value-type="float" office:value="0.712559">
            <text:p>0.712559</text:p>
          </table:table-cell>
          <table:table-cell/>
        </table:table-row>
        <table:table-row table:style-name="ro1">
          <table:table-cell/>
          <table:table-cell office:value-type="float" office:value="371.058">
            <text:p>371.058</text:p>
          </table:table-cell>
          <table:table-cell office:value-type="string">
            <text:p>GC</text:p>
          </table:table-cell>
          <table:table-cell office:value-type="string">
            <text:p>1465088K</text:p>
          </table:table-cell>
          <table:table-cell office:value-type="float" office:value="0.961531">
            <text:p>0.961531</text:p>
          </table:table-cell>
          <table:table-cell/>
        </table:table-row>
        <table:table-row table:style-name="ro1">
          <table:table-cell/>
          <table:table-cell office:value-type="float" office:value="373.762">
            <text:p>373.762</text:p>
          </table:table-cell>
          <table:table-cell office:value-type="string">
            <text:p>GC</text:p>
          </table:table-cell>
          <table:table-cell office:value-type="string">
            <text:p>1462400K</text:p>
          </table:table-cell>
          <table:table-cell office:value-type="float" office:value="0.660022">
            <text:p>0.660022</text:p>
          </table:table-cell>
          <table:table-cell/>
        </table:table-row>
        <table:table-row table:style-name="ro1">
          <table:table-cell/>
          <table:table-cell office:value-type="float" office:value="376.121">
            <text:p>376.121</text:p>
          </table:table-cell>
          <table:table-cell office:value-type="string">
            <text:p>GC</text:p>
          </table:table-cell>
          <table:table-cell office:value-type="string">
            <text:p>1460416K</text:p>
          </table:table-cell>
          <table:table-cell office:value-type="float" office:value="0.71937">
            <text:p>0.71937</text:p>
          </table:table-cell>
          <table:table-cell/>
        </table:table-row>
        <table:table-row table:style-name="ro1">
          <table:table-cell/>
          <table:table-cell office:value-type="float" office:value="378.504">
            <text:p>378.504</text:p>
          </table:table-cell>
          <table:table-cell office:value-type="string">
            <text:p>GC</text:p>
          </table:table-cell>
          <table:table-cell office:value-type="string">
            <text:p>1456128K</text:p>
          </table:table-cell>
          <table:table-cell office:value-type="float" office:value="0.763018">
            <text:p>0.763018</text:p>
          </table:table-cell>
          <table:table-cell/>
        </table:table-row>
        <table:table-row table:style-name="ro1">
          <table:table-cell/>
          <table:table-cell office:value-type="float" office:value="381.222">
            <text:p>381.222</text:p>
          </table:table-cell>
          <table:table-cell office:value-type="string">
            <text:p>GC</text:p>
          </table:table-cell>
          <table:table-cell office:value-type="string">
            <text:p>1454976K</text:p>
          </table:table-cell>
          <table:table-cell office:value-type="float" office:value="0.734539">
            <text:p>0.734539</text:p>
          </table:table-cell>
          <table:table-cell/>
        </table:table-row>
        <table:table-row table:style-name="ro1">
          <table:table-cell/>
          <table:table-cell office:value-type="float" office:value="383.485">
            <text:p>383.485</text:p>
          </table:table-cell>
          <table:table-cell office:value-type="string">
            <text:p>GC</text:p>
          </table:table-cell>
          <table:table-cell office:value-type="string">
            <text:p>1449728K</text:p>
          </table:table-cell>
          <table:table-cell office:value-type="float" office:value="0.722058">
            <text:p>0.722058</text:p>
          </table:table-cell>
          <table:table-cell/>
        </table:table-row>
        <table:table-row table:style-name="ro1">
          <table:table-cell/>
          <table:table-cell office:value-type="float" office:value="385.914">
            <text:p>385.914</text:p>
          </table:table-cell>
          <table:table-cell office:value-type="string">
            <text:p>GC</text:p>
          </table:table-cell>
          <table:table-cell office:value-type="string">
            <text:p>1446080K</text:p>
          </table:table-cell>
          <table:table-cell office:value-type="float" office:value="0.818173">
            <text:p>0.818173</text:p>
          </table:table-cell>
          <table:table-cell/>
        </table:table-row>
        <table:table-row table:style-name="ro1">
          <table:table-cell/>
          <table:table-cell office:value-type="float" office:value="388.658">
            <text:p>388.658</text:p>
          </table:table-cell>
          <table:table-cell office:value-type="string">
            <text:p>GC</text:p>
          </table:table-cell>
          <table:table-cell office:value-type="string">
            <text:p>1450688K</text:p>
          </table:table-cell>
          <table:table-cell office:value-type="float" office:value="1.055028">
            <text:p>1.055028</text:p>
          </table:table-cell>
          <table:table-cell/>
        </table:table-row>
        <table:table-row table:style-name="ro1">
          <table:table-cell/>
          <table:table-cell office:value-type="float" office:value="392.515">
            <text:p>392.515</text:p>
          </table:table-cell>
          <table:table-cell office:value-type="string">
            <text:p>GC</text:p>
          </table:table-cell>
          <table:table-cell office:value-type="string">
            <text:p>1382080K</text:p>
          </table:table-cell>
          <table:table-cell office:value-type="float" office:value="1.60005">
            <text:p>1.60005</text:p>
          </table:table-cell>
          <table:table-cell/>
        </table:table-row>
        <table:table-row table:style-name="ro1">
          <table:table-cell/>
          <table:table-cell office:value-type="float" office:value="394.115">
            <text:p>394.115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49.394124">
            <text:p>49.394124</text:p>
          </table:table-cell>
          <table:table-cell/>
        </table:table-row>
        <table:table-row table:style-name="ro1">
          <table:table-cell/>
          <table:table-cell office:value-type="float" office:value="445.62">
            <text:p>445.62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21.774601">
            <text:p>21.774601</text:p>
          </table:table-cell>
          <table:table-cell/>
        </table:table-row>
        <table:table-row table:style-name="ro1">
          <table:table-cell/>
          <table:table-cell office:value-type="float" office:value="468.777">
            <text:p>468.777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20.296185">
            <text:p>20.296185</text:p>
          </table:table-cell>
          <table:table-cell/>
        </table:table-row>
        <table:table-row table:style-name="ro1">
          <table:table-cell/>
          <table:table-cell office:value-type="float" office:value="490.117">
            <text:p>490.117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3.908676">
            <text:p>13.908676</text:p>
          </table:table-cell>
          <table:table-cell/>
        </table:table-row>
        <table:table-row table:style-name="ro1">
          <table:table-cell/>
          <table:table-cell office:value-type="float" office:value="504.901">
            <text:p>504.901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4.327986">
            <text:p>14.327986</text:p>
          </table:table-cell>
          <table:table-cell/>
        </table:table-row>
        <table:table-row table:style-name="ro1">
          <table:table-cell/>
          <table:table-cell office:value-type="float" office:value="520.117">
            <text:p>520.117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2.293221">
            <text:p>12.293221</text:p>
          </table:table-cell>
          <table:table-cell/>
        </table:table-row>
        <table:table-row table:style-name="ro1">
          <table:table-cell/>
          <table:table-cell office:value-type="float" office:value="533.145">
            <text:p>533.145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1.253303">
            <text:p>11.253303</text:p>
          </table:table-cell>
          <table:table-cell/>
        </table:table-row>
        <table:table-row table:style-name="ro1">
          <table:table-cell/>
          <table:table-cell office:value-type="float" office:value="545.363">
            <text:p>545.363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3.064595">
            <text:p>13.064595</text:p>
          </table:table-cell>
          <table:table-cell/>
        </table:table-row>
        <table:table-row table:style-name="ro1">
          <table:table-cell/>
          <table:table-cell office:value-type="float" office:value="559.434">
            <text:p>559.434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3.21337">
            <text:p>13.21337</text:p>
          </table:table-cell>
          <table:table-cell/>
        </table:table-row>
        <table:table-row table:style-name="ro1">
          <table:table-cell/>
          <table:table-cell office:value-type="float" office:value="573.658">
            <text:p>573.658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2.885976">
            <text:p>12.885976</text:p>
          </table:table-cell>
          <table:table-cell/>
        </table:table-row>
        <table:table-row table:style-name="ro1">
          <table:table-cell/>
          <table:table-cell office:value-type="float" office:value="587.476">
            <text:p>587.476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1.980823">
            <text:p>11.980823</text:p>
          </table:table-cell>
          <table:table-cell/>
        </table:table-row>
        <table:table-row table:style-name="ro1">
          <table:table-cell/>
          <table:table-cell office:value-type="float" office:value="600.319">
            <text:p>600.319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9.281155">
            <text:p>9.281155</text:p>
          </table:table-cell>
          <table:table-cell/>
        </table:table-row>
        <table:table-row table:style-name="ro1">
          <table:table-cell/>
          <table:table-cell office:value-type="float" office:value="610.529">
            <text:p>610.529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5.611389">
            <text:p>15.611389</text:p>
          </table:table-cell>
          <table:table-cell/>
        </table:table-row>
        <table:table-row table:style-name="ro1">
          <table:table-cell/>
          <table:table-cell office:value-type="float" office:value="627.594">
            <text:p>627.594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7.393084">
            <text:p>17.393084</text:p>
          </table:table-cell>
          <table:table-cell/>
        </table:table-row>
        <table:table-row table:style-name="ro1">
          <table:table-cell/>
          <table:table-cell office:value-type="float" office:value="646.177">
            <text:p>646.177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6.839641">
            <text:p>16.839641</text:p>
          </table:table-cell>
          <table:table-cell/>
        </table:table-row>
        <table:table-row table:style-name="ro1">
          <table:table-cell/>
          <table:table-cell office:value-type="float" office:value="663.958">
            <text:p>663.958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1.234272">
            <text:p>11.234272</text:p>
          </table:table-cell>
          <table:table-cell/>
        </table:table-row>
        <table:table-row table:style-name="ro1">
          <table:table-cell/>
          <table:table-cell office:value-type="float" office:value="676.139">
            <text:p>676.139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4.374969">
            <text:p>14.374969</text:p>
          </table:table-cell>
          <table:table-cell/>
        </table:table-row>
        <table:table-row table:style-name="ro1">
          <table:table-cell/>
          <table:table-cell office:value-type="float" office:value="691.543">
            <text:p>691.543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0.363457">
            <text:p>10.363457</text:p>
          </table:table-cell>
          <table:table-cell/>
        </table:table-row>
        <table:table-row table:style-name="ro1">
          <table:table-cell/>
          <table:table-cell office:value-type="float" office:value="702.707">
            <text:p>702.707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0.017958">
            <text:p>10.017958</text:p>
          </table:table-cell>
          <table:table-cell/>
        </table:table-row>
        <table:table-row table:style-name="ro1">
          <table:table-cell/>
          <table:table-cell office:value-type="float" office:value="713.829">
            <text:p>713.829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3.613221">
            <text:p>13.613221</text:p>
          </table:table-cell>
          <table:table-cell/>
        </table:table-row>
        <table:table-row table:style-name="ro1">
          <table:table-cell/>
          <table:table-cell office:value-type="float" office:value="728.1">
            <text:p>728.1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3.155601">
            <text:p>13.155601</text:p>
          </table:table-cell>
          <table:table-cell/>
        </table:table-row>
        <table:table-row table:style-name="ro1">
          <table:table-cell/>
          <table:table-cell office:value-type="float" office:value="741.994">
            <text:p>741.994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0.214825">
            <text:p>10.214825</text:p>
          </table:table-cell>
          <table:table-cell/>
        </table:table-row>
        <table:table-row table:style-name="ro1">
          <table:table-cell/>
          <table:table-cell office:value-type="float" office:value="753.022">
            <text:p>753.022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0.147885">
            <text:p>10.147885</text:p>
          </table:table-cell>
          <table:table-cell/>
        </table:table-row>
        <table:table-row table:style-name="ro1">
          <table:table-cell/>
          <table:table-cell office:value-type="float" office:value="763.943">
            <text:p>763.943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0.081638">
            <text:p>10.081638</text:p>
          </table:table-cell>
          <table:table-cell/>
        </table:table-row>
        <table:table-row table:style-name="ro1">
          <table:table-cell/>
          <table:table-cell office:value-type="float" office:value="774.814">
            <text:p>774.814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1.578714">
            <text:p>11.578714</text:p>
          </table:table-cell>
          <table:table-cell/>
        </table:table-row>
        <table:table-row table:style-name="ro1">
          <table:table-cell/>
          <table:table-cell office:value-type="float" office:value="787.162">
            <text:p>787.162</text:p>
          </table:table-cell>
          <table:table-cell office:value-type="string">
            <text:p>Full</text:p>
          </table:table-cell>
          <table:table-cell office:value-type="string">
            <text:p>1382080K</text:p>
          </table:table-cell>
          <table:table-cell office:value-type="float" office:value="15.656049">
            <text:p>15.65604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table:number-columns-repeated="3"/>
          <table:table-cell table:formula="of:=[.B191]" office:value-type="float" office:value="787.162">
            <text:p>787.162</text:p>
          </table:table-cell>
          <table:table-cell/>
        </table:table-row>
        <table:table-row table:style-name="ro1">
          <table:table-cell office:value-type="string">
            <text:p>sum</text:p>
          </table:table-cell>
          <table:table-cell table:number-columns-repeated="3"/>
          <table:table-cell table:formula="of:=SUM([.E3:.E191])" office:value-type="float" office:value="555.649243">
            <text:p>555.649243</text:p>
          </table:table-cell>
          <table:table-cell/>
        </table:table-row>
        <table:table-row table:style-name="ro1">
          <table:table-cell office:value-type="string">
            <text:p>avg</text:p>
          </table:table-cell>
          <table:table-cell table:number-columns-repeated="3"/>
          <table:table-cell table:formula="of:=AVERAGE([.E3:.E191])" office:value-type="float" office:value="2.93994308465609">
            <text:p>2.9399430847</text:p>
          </table:table-cell>
          <table:table-cell/>
        </table:table-row>
        <table:table-row table:style-name="ro1">
          <table:table-cell office:value-type="string">
            <text:p>count</text:p>
          </table:table-cell>
          <table:table-cell table:number-columns-repeated="3"/>
          <table:table-cell table:formula="of:=COUNT([.E3:.E191])" office:value-type="float" office:value="189">
            <text:p>189</text:p>
          </table:table-cell>
          <table:table-cell/>
        </table:table-row>
        <table:table-row table:style-name="ro3">
          <table:table-cell office:value-type="string">
            <text:p>full gc</text:p>
          </table:table-cell>
          <table:table-cell table:number-columns-repeated="3"/>
          <table:table-cell table:formula="of:=COUNTA([.C18];[.C24];[.C33];[.C50];[.C71];[.C89];[.C127];[.C154];[.C166];[.C167];[.C168];[.C169];[.C170];[.C171];[.C172];[.C173];[.C174];[.C175];[.C176];[.C177];[.C178];[.C179];[.C180];[.C181];[.C182];[.C183];[.C184];[.C185];[.C186];[.C187];[.C188];[.C189];[.C190];[.C191])" office:value-type="float" office:value="34">
            <text:p>34</text:p>
          </table:table-cell>
          <table:table-cell/>
        </table:table-row>
        <table:table-row table:style-name="ro1" table:number-rows-repeated="104837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mpare" table:style-name="ta1"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Generational IMMX</text:p>
          </table:table-cell>
          <table:table-cell table:number-columns-repeated="2"/>
          <table:table-cell office:value-type="string">
            <text:p>Mark-sweep</text:p>
          </table:table-cell>
          <table:table-cell table:number-columns-repeated="2"/>
          <table:table-cell office:value-type="string">
            <text:p>Mark-compact</text:p>
          </table:table-cell>
          <table:table-cell table:number-columns-repeated="2"/>
          <table:table-cell office:value-type="string">
            <text:p>Generational Mark-sweep</text:p>
          </table:table-cell>
          <table:table-cell table:number-columns-repeated="2"/>
          <table:table-cell office:value-type="string">
            <text:p>Concurrent Mark-sweep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.097">
            <text:p>2.097</text:p>
          </table:table-cell>
          <table:table-cell office:value-type="float" office:value="0.014102">
            <text:p>0.014102</text:p>
          </table:table-cell>
          <table:table-cell/>
          <table:table-cell office:value-type="float" office:value="1.756">
            <text:p>1.756</text:p>
          </table:table-cell>
          <table:table-cell office:value-type="float" office:value="0.031157">
            <text:p>0.031157</text:p>
          </table:table-cell>
          <table:table-cell/>
          <table:table-cell office:value-type="float" office:value="0.769">
            <text:p>0.769</text:p>
          </table:table-cell>
          <table:table-cell office:value-type="float" office:value="0.013758">
            <text:p>0.013758</text:p>
          </table:table-cell>
          <table:table-cell/>
          <table:table-cell office:value-type="float" office:value="1.624">
            <text:p>1.624</text:p>
          </table:table-cell>
          <table:table-cell office:value-type="float" office:value="0.039896">
            <text:p>0.039896</text:p>
          </table:table-cell>
          <table:table-cell/>
          <table:table-cell office:value-type="float" office:value="2.104">
            <text:p>2.104</text:p>
          </table:table-cell>
          <table:table-cell office:value-type="float" office:value="0.019805">
            <text:p>0.019805</text:p>
          </table:table-cell>
        </table:table-row>
        <table:table-row table:style-name="ro1">
          <table:table-cell/>
          <table:table-cell office:value-type="float" office:value="2.526">
            <text:p>2.526</text:p>
          </table:table-cell>
          <table:table-cell office:value-type="float" office:value="0.026366">
            <text:p>0.026366</text:p>
          </table:table-cell>
          <table:table-cell/>
          <table:table-cell office:value-type="float" office:value="2.312">
            <text:p>2.312</text:p>
          </table:table-cell>
          <table:table-cell office:value-type="float" office:value="0.012507">
            <text:p>0.012507</text:p>
          </table:table-cell>
          <table:table-cell/>
          <table:table-cell office:value-type="float" office:value="1.063">
            <text:p>1.063</text:p>
          </table:table-cell>
          <table:table-cell office:value-type="float" office:value="0.008208">
            <text:p>0.008208</text:p>
          </table:table-cell>
          <table:table-cell/>
          <table:table-cell office:value-type="float" office:value="2.193">
            <text:p>2.193</text:p>
          </table:table-cell>
          <table:table-cell office:value-type="float" office:value="0.03708">
            <text:p>0.03708</text:p>
          </table:table-cell>
          <table:table-cell/>
          <table:table-cell office:value-type="float" office:value="2.351">
            <text:p>2.351</text:p>
          </table:table-cell>
          <table:table-cell office:value-type="float" office:value="0.005551">
            <text:p>0.005551</text:p>
          </table:table-cell>
        </table:table-row>
        <table:table-row table:style-name="ro1">
          <table:table-cell/>
          <table:table-cell office:value-type="float" office:value="2.914">
            <text:p>2.914</text:p>
          </table:table-cell>
          <table:table-cell office:value-type="float" office:value="0.026335">
            <text:p>0.026335</text:p>
          </table:table-cell>
          <table:table-cell/>
          <table:table-cell office:value-type="float" office:value="2.911">
            <text:p>2.911</text:p>
          </table:table-cell>
          <table:table-cell office:value-type="float" office:value="0.035085">
            <text:p>0.035085</text:p>
          </table:table-cell>
          <table:table-cell/>
          <table:table-cell office:value-type="float" office:value="1.347">
            <text:p>1.347</text:p>
          </table:table-cell>
          <table:table-cell office:value-type="float" office:value="0.009638">
            <text:p>0.009638</text:p>
          </table:table-cell>
          <table:table-cell/>
          <table:table-cell office:value-type="float" office:value="2.832">
            <text:p>2.832</text:p>
          </table:table-cell>
          <table:table-cell office:value-type="float" office:value="0.04513">
            <text:p>0.04513</text:p>
          </table:table-cell>
          <table:table-cell/>
          <table:table-cell office:value-type="float" office:value="2.517">
            <text:p>2.517</text:p>
          </table:table-cell>
          <table:table-cell office:value-type="float" office:value="0.011628">
            <text:p>0.011628</text:p>
          </table:table-cell>
        </table:table-row>
        <table:table-row table:style-name="ro1">
          <table:table-cell/>
          <table:table-cell office:value-type="float" office:value="3.156">
            <text:p>3.156</text:p>
          </table:table-cell>
          <table:table-cell office:value-type="float" office:value="0.006783">
            <text:p>0.006783</text:p>
          </table:table-cell>
          <table:table-cell/>
          <table:table-cell office:value-type="float" office:value="3.437">
            <text:p>3.437</text:p>
          </table:table-cell>
          <table:table-cell office:value-type="float" office:value="0.041607">
            <text:p>0.041607</text:p>
          </table:table-cell>
          <table:table-cell/>
          <table:table-cell office:value-type="float" office:value="1.602">
            <text:p>1.602</text:p>
          </table:table-cell>
          <table:table-cell office:value-type="float" office:value="0.011943">
            <text:p>0.011943</text:p>
          </table:table-cell>
          <table:table-cell/>
          <table:table-cell office:value-type="float" office:value="3.289">
            <text:p>3.289</text:p>
          </table:table-cell>
          <table:table-cell office:value-type="float" office:value="0.018061">
            <text:p>0.018061</text:p>
          </table:table-cell>
          <table:table-cell/>
          <table:table-cell office:value-type="float" office:value="2.615">
            <text:p>2.615</text:p>
          </table:table-cell>
          <table:table-cell office:value-type="float" office:value="0.006465">
            <text:p>0.006465</text:p>
          </table:table-cell>
        </table:table-row>
        <table:table-row table:style-name="ro1">
          <table:table-cell/>
          <table:table-cell office:value-type="float" office:value="3.372">
            <text:p>3.372</text:p>
          </table:table-cell>
          <table:table-cell office:value-type="float" office:value="0.011675">
            <text:p>0.011675</text:p>
          </table:table-cell>
          <table:table-cell/>
          <table:table-cell office:value-type="float" office:value="4.214">
            <text:p>4.214</text:p>
          </table:table-cell>
          <table:table-cell office:value-type="float" office:value="0.036227">
            <text:p>0.036227</text:p>
          </table:table-cell>
          <table:table-cell/>
          <table:table-cell office:value-type="float" office:value="1.894">
            <text:p>1.894</text:p>
          </table:table-cell>
          <table:table-cell office:value-type="float" office:value="0.014948">
            <text:p>0.014948</text:p>
          </table:table-cell>
          <table:table-cell/>
          <table:table-cell office:value-type="float" office:value="3.843">
            <text:p>3.843</text:p>
          </table:table-cell>
          <table:table-cell office:value-type="float" office:value="0.027759">
            <text:p>0.027759</text:p>
          </table:table-cell>
          <table:table-cell/>
          <table:table-cell office:value-type="float" office:value="2.867">
            <text:p>2.867</text:p>
          </table:table-cell>
          <table:table-cell office:value-type="float" office:value="0.008956">
            <text:p>0.008956</text:p>
          </table:table-cell>
        </table:table-row>
        <table:table-row table:style-name="ro1">
          <table:table-cell/>
          <table:table-cell office:value-type="float" office:value="3.67">
            <text:p>3.67</text:p>
          </table:table-cell>
          <table:table-cell office:value-type="float" office:value="0.018099">
            <text:p>0.018099</text:p>
          </table:table-cell>
          <table:table-cell/>
          <table:table-cell office:value-type="float" office:value="4.61">
            <text:p>4.61</text:p>
          </table:table-cell>
          <table:table-cell office:value-type="float" office:value="0.041871">
            <text:p>0.041871</text:p>
          </table:table-cell>
          <table:table-cell/>
          <table:table-cell office:value-type="float" office:value="2.046">
            <text:p>2.046</text:p>
          </table:table-cell>
          <table:table-cell office:value-type="float" office:value="0.013964">
            <text:p>0.013964</text:p>
          </table:table-cell>
          <table:table-cell/>
          <table:table-cell office:value-type="float" office:value="4.182">
            <text:p>4.182</text:p>
          </table:table-cell>
          <table:table-cell office:value-type="float" office:value="0.036354">
            <text:p>0.036354</text:p>
          </table:table-cell>
          <table:table-cell/>
          <table:table-cell office:value-type="float" office:value="3.073">
            <text:p>3.073</text:p>
          </table:table-cell>
          <table:table-cell office:value-type="float" office:value="0.02366">
            <text:p>0.02366</text:p>
          </table:table-cell>
        </table:table-row>
        <table:table-row table:style-name="ro1">
          <table:table-cell/>
          <table:table-cell office:value-type="float" office:value="4.179">
            <text:p>4.179</text:p>
          </table:table-cell>
          <table:table-cell office:value-type="float" office:value="0.031158">
            <text:p>0.031158</text:p>
          </table:table-cell>
          <table:table-cell/>
          <table:table-cell office:value-type="float" office:value="5.257">
            <text:p>5.257</text:p>
          </table:table-cell>
          <table:table-cell office:value-type="float" office:value="0.060285">
            <text:p>0.060285</text:p>
          </table:table-cell>
          <table:table-cell/>
          <table:table-cell office:value-type="float" office:value="2.405">
            <text:p>2.405</text:p>
          </table:table-cell>
          <table:table-cell office:value-type="float" office:value="0.054597">
            <text:p>0.054597</text:p>
          </table:table-cell>
          <table:table-cell/>
          <table:table-cell office:value-type="float" office:value="4.868">
            <text:p>4.868</text:p>
          </table:table-cell>
          <table:table-cell office:value-type="float" office:value="0.064865">
            <text:p>0.064865</text:p>
          </table:table-cell>
          <table:table-cell/>
          <table:table-cell office:value-type="float" office:value="3.305">
            <text:p>3.305</text:p>
          </table:table-cell>
          <table:table-cell office:value-type="float" office:value="0.014437">
            <text:p>0.014437</text:p>
          </table:table-cell>
        </table:table-row>
        <table:table-row table:style-name="ro1">
          <table:table-cell/>
          <table:table-cell office:value-type="float" office:value="4.437">
            <text:p>4.437</text:p>
          </table:table-cell>
          <table:table-cell office:value-type="float" office:value="0.032132">
            <text:p>0.032132</text:p>
          </table:table-cell>
          <table:table-cell/>
          <table:table-cell office:value-type="float" office:value="6.015">
            <text:p>6.015</text:p>
          </table:table-cell>
          <table:table-cell office:value-type="float" office:value="0.067551">
            <text:p>0.067551</text:p>
          </table:table-cell>
          <table:table-cell/>
          <table:table-cell office:value-type="float" office:value="2.734">
            <text:p>2.734</text:p>
          </table:table-cell>
          <table:table-cell office:value-type="float" office:value="0.039808">
            <text:p>0.039808</text:p>
          </table:table-cell>
          <table:table-cell/>
          <table:table-cell office:value-type="float" office:value="5.668">
            <text:p>5.668</text:p>
          </table:table-cell>
          <table:table-cell office:value-type="float" office:value="0.081647">
            <text:p>0.081647</text:p>
          </table:table-cell>
          <table:table-cell/>
          <table:table-cell office:value-type="float" office:value="3.457">
            <text:p>3.457</text:p>
          </table:table-cell>
          <table:table-cell office:value-type="float" office:value="0.013743">
            <text:p>0.013743</text:p>
          </table:table-cell>
        </table:table-row>
        <table:table-row table:style-name="ro1">
          <table:table-cell/>
          <table:table-cell office:value-type="float" office:value="4.943">
            <text:p>4.943</text:p>
          </table:table-cell>
          <table:table-cell office:value-type="float" office:value="0.04561">
            <text:p>0.04561</text:p>
          </table:table-cell>
          <table:table-cell/>
          <table:table-cell office:value-type="float" office:value="7.708">
            <text:p>7.708</text:p>
          </table:table-cell>
          <table:table-cell office:value-type="float" office:value="0.124369">
            <text:p>0.124369</text:p>
          </table:table-cell>
          <table:table-cell/>
          <table:table-cell office:value-type="float" office:value="3.366">
            <text:p>3.366</text:p>
          </table:table-cell>
          <table:table-cell office:value-type="float" office:value="0.058476">
            <text:p>0.058476</text:p>
          </table:table-cell>
          <table:table-cell/>
          <table:table-cell office:value-type="float" office:value="7.124">
            <text:p>7.124</text:p>
          </table:table-cell>
          <table:table-cell office:value-type="float" office:value="0.150044">
            <text:p>0.150044</text:p>
          </table:table-cell>
          <table:table-cell/>
          <table:table-cell office:value-type="float" office:value="3.764">
            <text:p>3.764</text:p>
          </table:table-cell>
          <table:table-cell office:value-type="float" office:value="0.033673">
            <text:p>0.033673</text:p>
          </table:table-cell>
        </table:table-row>
        <table:table-row table:style-name="ro1">
          <table:table-cell/>
          <table:table-cell office:value-type="float" office:value="5.583">
            <text:p>5.583</text:p>
          </table:table-cell>
          <table:table-cell office:value-type="float" office:value="0.127691">
            <text:p>0.127691</text:p>
          </table:table-cell>
          <table:table-cell/>
          <table:table-cell office:value-type="float" office:value="9.621">
            <text:p>9.621</text:p>
          </table:table-cell>
          <table:table-cell office:value-type="float" office:value="0.140778">
            <text:p>0.140778</text:p>
          </table:table-cell>
          <table:table-cell/>
          <table:table-cell office:value-type="float" office:value="4.223">
            <text:p>4.223</text:p>
          </table:table-cell>
          <table:table-cell office:value-type="float" office:value="0.066072">
            <text:p>0.066072</text:p>
          </table:table-cell>
          <table:table-cell/>
          <table:table-cell office:value-type="float" office:value="8.52">
            <text:p>8.52</text:p>
          </table:table-cell>
          <table:table-cell office:value-type="float" office:value="0.170067">
            <text:p>0.170067</text:p>
          </table:table-cell>
          <table:table-cell/>
          <table:table-cell office:value-type="float" office:value="4.104">
            <text:p>4.104</text:p>
          </table:table-cell>
          <table:table-cell office:value-type="float" office:value="0.036892">
            <text:p>0.036892</text:p>
          </table:table-cell>
        </table:table-row>
        <table:table-row table:style-name="ro1">
          <table:table-cell/>
          <table:table-cell office:value-type="float" office:value="6.47">
            <text:p>6.47</text:p>
          </table:table-cell>
          <table:table-cell office:value-type="float" office:value="0.038965">
            <text:p>0.038965</text:p>
          </table:table-cell>
          <table:table-cell/>
          <table:table-cell office:value-type="float" office:value="11.491">
            <text:p>11.491</text:p>
          </table:table-cell>
          <table:table-cell office:value-type="float" office:value="0.176194">
            <text:p>0.176194</text:p>
          </table:table-cell>
          <table:table-cell/>
          <table:table-cell office:value-type="float" office:value="5.12">
            <text:p>5.12</text:p>
          </table:table-cell>
          <table:table-cell office:value-type="float" office:value="0.085995">
            <text:p>0.085995</text:p>
          </table:table-cell>
          <table:table-cell/>
          <table:table-cell office:value-type="float" office:value="11.042">
            <text:p>11.042</text:p>
          </table:table-cell>
          <table:table-cell office:value-type="float" office:value="0.241141">
            <text:p>0.241141</text:p>
          </table:table-cell>
          <table:table-cell/>
          <table:table-cell office:value-type="float" office:value="4.591">
            <text:p>4.591</text:p>
          </table:table-cell>
          <table:table-cell office:value-type="float" office:value="0.040314">
            <text:p>0.040314</text:p>
          </table:table-cell>
        </table:table-row>
        <table:table-row table:style-name="ro1">
          <table:table-cell/>
          <table:table-cell office:value-type="float" office:value="6.984">
            <text:p>6.984</text:p>
          </table:table-cell>
          <table:table-cell office:value-type="float" office:value="0.045903">
            <text:p>0.045903</text:p>
          </table:table-cell>
          <table:table-cell/>
          <table:table-cell office:value-type="float" office:value="11.668">
            <text:p>11.668</text:p>
          </table:table-cell>
          <table:table-cell office:value-type="float" office:value="1.544014">
            <text:p>1.544014</text:p>
          </table:table-cell>
          <table:table-cell/>
          <table:table-cell office:value-type="float" office:value="5.206">
            <text:p>5.206</text:p>
          </table:table-cell>
          <table:table-cell office:value-type="float" office:value="0.610757">
            <text:p>0.610757</text:p>
          </table:table-cell>
          <table:table-cell/>
          <table:table-cell office:value-type="float" office:value="11.284">
            <text:p>11.284</text:p>
          </table:table-cell>
          <table:table-cell office:value-type="float" office:value="1.08729">
            <text:p>1.08729</text:p>
          </table:table-cell>
          <table:table-cell/>
          <table:table-cell office:value-type="float" office:value="5.006">
            <text:p>5.006</text:p>
          </table:table-cell>
          <table:table-cell office:value-type="float" office:value="0.034881">
            <text:p>0.034881</text:p>
          </table:table-cell>
        </table:table-row>
        <table:table-row table:style-name="ro1">
          <table:table-cell/>
          <table:table-cell office:value-type="float" office:value="8.17">
            <text:p>8.17</text:p>
          </table:table-cell>
          <table:table-cell office:value-type="float" office:value="0.114104">
            <text:p>0.114104</text:p>
          </table:table-cell>
          <table:table-cell/>
          <table:table-cell office:value-type="float" office:value="15.115">
            <text:p>15.115</text:p>
          </table:table-cell>
          <table:table-cell office:value-type="float" office:value="0.118264">
            <text:p>0.118264</text:p>
          </table:table-cell>
          <table:table-cell/>
          <table:table-cell office:value-type="float" office:value="6.501">
            <text:p>6.501</text:p>
          </table:table-cell>
          <table:table-cell office:value-type="float" office:value="0.061502">
            <text:p>0.061502</text:p>
          </table:table-cell>
          <table:table-cell/>
          <table:table-cell office:value-type="float" office:value="13.939">
            <text:p>13.939</text:p>
          </table:table-cell>
          <table:table-cell office:value-type="float" office:value="0.103413">
            <text:p>0.103413</text:p>
          </table:table-cell>
          <table:table-cell/>
          <table:table-cell office:value-type="float" office:value="5.697">
            <text:p>5.697</text:p>
          </table:table-cell>
          <table:table-cell office:value-type="float" office:value="0.058431">
            <text:p>0.058431</text:p>
          </table:table-cell>
        </table:table-row>
        <table:table-row table:style-name="ro1">
          <table:table-cell/>
          <table:table-cell office:value-type="float" office:value="9.032">
            <text:p>9.032</text:p>
          </table:table-cell>
          <table:table-cell office:value-type="float" office:value="0.112072">
            <text:p>0.112072</text:p>
          </table:table-cell>
          <table:table-cell/>
          <table:table-cell office:value-type="float" office:value="17.223">
            <text:p>17.223</text:p>
          </table:table-cell>
          <table:table-cell office:value-type="float" office:value="0.314011">
            <text:p>0.314011</text:p>
          </table:table-cell>
          <table:table-cell/>
          <table:table-cell office:value-type="float" office:value="7.276">
            <text:p>7.276</text:p>
          </table:table-cell>
          <table:table-cell office:value-type="float" office:value="0.09331">
            <text:p>0.09331</text:p>
          </table:table-cell>
          <table:table-cell/>
          <table:table-cell office:value-type="float" office:value="15.716">
            <text:p>15.716</text:p>
          </table:table-cell>
          <table:table-cell office:value-type="float" office:value="0.182379">
            <text:p>0.182379</text:p>
          </table:table-cell>
          <table:table-cell/>
          <table:table-cell office:value-type="float" office:value="6.333">
            <text:p>6.333</text:p>
          </table:table-cell>
          <table:table-cell office:value-type="float" office:value="0.061901">
            <text:p>0.061901</text:p>
          </table:table-cell>
        </table:table-row>
        <table:table-row table:style-name="ro1">
          <table:table-cell/>
          <table:table-cell office:value-type="float" office:value="9.144">
            <text:p>9.144</text:p>
          </table:table-cell>
          <table:table-cell office:value-type="float" office:value="0.839237">
            <text:p>0.839237</text:p>
          </table:table-cell>
          <table:table-cell/>
          <table:table-cell office:value-type="float" office:value="19.588">
            <text:p>19.588</text:p>
          </table:table-cell>
          <table:table-cell office:value-type="float" office:value="0.242147">
            <text:p>0.242147</text:p>
          </table:table-cell>
          <table:table-cell/>
          <table:table-cell office:value-type="float" office:value="7.965">
            <text:p>7.965</text:p>
          </table:table-cell>
          <table:table-cell office:value-type="float" office:value="0.099288">
            <text:p>0.099288</text:p>
          </table:table-cell>
          <table:table-cell/>
          <table:table-cell office:value-type="float" office:value="17.362">
            <text:p>17.362</text:p>
          </table:table-cell>
          <table:table-cell office:value-type="float" office:value="0.215243">
            <text:p>0.215243</text:p>
          </table:table-cell>
          <table:table-cell/>
          <table:table-cell office:value-type="float" office:value="7.032">
            <text:p>7.032</text:p>
          </table:table-cell>
          <table:table-cell office:value-type="float" office:value="0.074227">
            <text:p>0.074227</text:p>
          </table:table-cell>
        </table:table-row>
        <table:table-row table:style-name="ro1">
          <table:table-cell/>
          <table:table-cell office:value-type="float" office:value="11.016">
            <text:p>11.016</text:p>
          </table:table-cell>
          <table:table-cell office:value-type="float" office:value="0.083306">
            <text:p>0.083306</text:p>
          </table:table-cell>
          <table:table-cell/>
          <table:table-cell office:value-type="float" office:value="21.334">
            <text:p>21.334</text:p>
          </table:table-cell>
          <table:table-cell office:value-type="float" office:value="0.213026">
            <text:p>0.213026</text:p>
          </table:table-cell>
          <table:table-cell/>
          <table:table-cell office:value-type="float" office:value="8.064">
            <text:p>8.064</text:p>
          </table:table-cell>
          <table:table-cell office:value-type="float" office:value="1.112788">
            <text:p>1.112788</text:p>
          </table:table-cell>
          <table:table-cell/>
          <table:table-cell office:value-type="float" office:value="18.935">
            <text:p>18.935</text:p>
          </table:table-cell>
          <table:table-cell office:value-type="float" office:value="0.153921">
            <text:p>0.153921</text:p>
          </table:table-cell>
          <table:table-cell/>
          <table:table-cell office:value-type="float" office:value="7.109">
            <text:p>7.109</text:p>
          </table:table-cell>
          <table:table-cell office:value-type="float" office:value="0.797529">
            <text:p>0.797529</text:p>
          </table:table-cell>
        </table:table-row>
        <table:table-row table:style-name="ro1">
          <table:table-cell/>
          <table:table-cell office:value-type="float" office:value="11.997">
            <text:p>11.997</text:p>
          </table:table-cell>
          <table:table-cell office:value-type="float" office:value="0.115753">
            <text:p>0.115753</text:p>
          </table:table-cell>
          <table:table-cell/>
          <table:table-cell office:value-type="float" office:value="23.269">
            <text:p>23.269</text:p>
          </table:table-cell>
          <table:table-cell office:value-type="float" office:value="0.274193">
            <text:p>0.274193</text:p>
          </table:table-cell>
          <table:table-cell/>
          <table:table-cell office:value-type="float" office:value="9.862">
            <text:p>9.862</text:p>
          </table:table-cell>
          <table:table-cell office:value-type="float" office:value="0.053562">
            <text:p>0.053562</text:p>
          </table:table-cell>
          <table:table-cell/>
          <table:table-cell office:value-type="float" office:value="19.089">
            <text:p>19.089</text:p>
          </table:table-cell>
          <table:table-cell office:value-type="float" office:value="2.498614">
            <text:p>2.498614</text:p>
          </table:table-cell>
          <table:table-cell/>
          <table:table-cell office:value-type="float" office:value="8.506">
            <text:p>8.506</text:p>
          </table:table-cell>
          <table:table-cell office:value-type="float" office:value="0.033326">
            <text:p>0.033326</text:p>
          </table:table-cell>
        </table:table-row>
        <table:table-row table:style-name="ro1">
          <table:table-cell/>
          <table:table-cell office:value-type="float" office:value="12.915">
            <text:p>12.915</text:p>
          </table:table-cell>
          <table:table-cell office:value-type="float" office:value="0.081494">
            <text:p>0.081494</text:p>
          </table:table-cell>
          <table:table-cell/>
          <table:table-cell office:value-type="float" office:value="24.905">
            <text:p>24.905</text:p>
          </table:table-cell>
          <table:table-cell office:value-type="float" office:value="0.237608">
            <text:p>0.237608</text:p>
          </table:table-cell>
          <table:table-cell/>
          <table:table-cell office:value-type="float" office:value="10.546">
            <text:p>10.546</text:p>
          </table:table-cell>
          <table:table-cell office:value-type="float" office:value="0.076527">
            <text:p>0.076527</text:p>
          </table:table-cell>
          <table:table-cell/>
          <table:table-cell office:value-type="float" office:value="23.058">
            <text:p>23.058</text:p>
          </table:table-cell>
          <table:table-cell office:value-type="float" office:value="0.09828">
            <text:p>0.09828</text:p>
          </table:table-cell>
          <table:table-cell/>
          <table:table-cell office:value-type="float" office:value="9.157">
            <text:p>9.157</text:p>
          </table:table-cell>
          <table:table-cell office:value-type="float" office:value="0.076165">
            <text:p>0.076165</text:p>
          </table:table-cell>
        </table:table-row>
        <table:table-row table:style-name="ro1">
          <table:table-cell/>
          <table:table-cell office:value-type="float" office:value="13.96">
            <text:p>13.96</text:p>
          </table:table-cell>
          <table:table-cell office:value-type="float" office:value="0.077172">
            <text:p>0.077172</text:p>
          </table:table-cell>
          <table:table-cell/>
          <table:table-cell office:value-type="float" office:value="25.143">
            <text:p>25.143</text:p>
          </table:table-cell>
          <table:table-cell office:value-type="float" office:value="3.041697">
            <text:p>3.041697</text:p>
          </table:table-cell>
          <table:table-cell/>
          <table:table-cell office:value-type="float" office:value="11.338">
            <text:p>11.338</text:p>
          </table:table-cell>
          <table:table-cell office:value-type="float" office:value="0.136735">
            <text:p>0.136735</text:p>
          </table:table-cell>
          <table:table-cell/>
          <table:table-cell office:value-type="float" office:value="24.538">
            <text:p>24.538</text:p>
          </table:table-cell>
          <table:table-cell office:value-type="float" office:value="0.152724">
            <text:p>0.152724</text:p>
          </table:table-cell>
          <table:table-cell/>
          <table:table-cell office:value-type="float" office:value="9.914">
            <text:p>9.914</text:p>
          </table:table-cell>
          <table:table-cell office:value-type="float" office:value="0.095405">
            <text:p>0.095405</text:p>
          </table:table-cell>
        </table:table-row>
        <table:table-row table:style-name="ro1">
          <table:table-cell/>
          <table:table-cell office:value-type="float" office:value="14.038">
            <text:p>14.038</text:p>
          </table:table-cell>
          <table:table-cell office:value-type="float" office:value="1.423616">
            <text:p>1.423616</text:p>
          </table:table-cell>
          <table:table-cell/>
          <table:table-cell office:value-type="float" office:value="29.714">
            <text:p>29.714</text:p>
          </table:table-cell>
          <table:table-cell office:value-type="float" office:value="0.271042">
            <text:p>0.271042</text:p>
          </table:table-cell>
          <table:table-cell/>
          <table:table-cell office:value-type="float" office:value="12.095">
            <text:p>12.095</text:p>
          </table:table-cell>
          <table:table-cell office:value-type="float" office:value="0.123347">
            <text:p>0.123347</text:p>
          </table:table-cell>
          <table:table-cell/>
          <table:table-cell office:value-type="float" office:value="26.119">
            <text:p>26.119</text:p>
          </table:table-cell>
          <table:table-cell office:value-type="float" office:value="0.225757">
            <text:p>0.225757</text:p>
          </table:table-cell>
          <table:table-cell/>
          <table:table-cell office:value-type="float" office:value="10.663">
            <text:p>10.663</text:p>
          </table:table-cell>
          <table:table-cell office:value-type="float" office:value="0.068897">
            <text:p>0.068897</text:p>
          </table:table-cell>
        </table:table-row>
        <table:table-row table:style-name="ro1">
          <table:table-cell/>
          <table:table-cell office:value-type="float" office:value="16.36">
            <text:p>16.36</text:p>
          </table:table-cell>
          <table:table-cell office:value-type="float" office:value="0.038925">
            <text:p>0.038925</text:p>
          </table:table-cell>
          <table:table-cell/>
          <table:table-cell office:value-type="float" office:value="31.672">
            <text:p>31.672</text:p>
          </table:table-cell>
          <table:table-cell office:value-type="float" office:value="0.266907">
            <text:p>0.266907</text:p>
          </table:table-cell>
          <table:table-cell/>
          <table:table-cell office:value-type="float" office:value="12.926">
            <text:p>12.926</text:p>
          </table:table-cell>
          <table:table-cell office:value-type="float" office:value="0.10782">
            <text:p>0.10782</text:p>
          </table:table-cell>
          <table:table-cell/>
          <table:table-cell office:value-type="float" office:value="27.75">
            <text:p>27.75</text:p>
          </table:table-cell>
          <table:table-cell office:value-type="float" office:value="0.259729">
            <text:p>0.259729</text:p>
          </table:table-cell>
          <table:table-cell/>
          <table:table-cell office:value-type="float" office:value="11.44">
            <text:p>11.44</text:p>
          </table:table-cell>
          <table:table-cell office:value-type="float" office:value="0.073644">
            <text:p>0.073644</text:p>
          </table:table-cell>
        </table:table-row>
        <table:table-row table:style-name="ro1">
          <table:table-cell/>
          <table:table-cell office:value-type="float" office:value="17.168">
            <text:p>17.168</text:p>
          </table:table-cell>
          <table:table-cell office:value-type="float" office:value="0.075916">
            <text:p>0.075916</text:p>
          </table:table-cell>
          <table:table-cell/>
          <table:table-cell office:value-type="float" office:value="33.593">
            <text:p>33.593</text:p>
          </table:table-cell>
          <table:table-cell office:value-type="float" office:value="0.321723">
            <text:p>0.321723</text:p>
          </table:table-cell>
          <table:table-cell/>
          <table:table-cell office:value-type="float" office:value="13.688">
            <text:p>13.688</text:p>
          </table:table-cell>
          <table:table-cell office:value-type="float" office:value="0.12528">
            <text:p>0.12528</text:p>
          </table:table-cell>
          <table:table-cell/>
          <table:table-cell office:value-type="float" office:value="29.39">
            <text:p>29.39</text:p>
          </table:table-cell>
          <table:table-cell office:value-type="float" office:value="0.219395">
            <text:p>0.219395</text:p>
          </table:table-cell>
          <table:table-cell/>
          <table:table-cell office:value-type="float" office:value="11.514">
            <text:p>11.514</text:p>
          </table:table-cell>
          <table:table-cell office:value-type="float" office:value="1.166701">
            <text:p>1.166701</text:p>
          </table:table-cell>
        </table:table-row>
        <table:table-row table:style-name="ro1">
          <table:table-cell/>
          <table:table-cell office:value-type="float" office:value="17.914">
            <text:p>17.914</text:p>
          </table:table-cell>
          <table:table-cell office:value-type="float" office:value="0.082769">
            <text:p>0.082769</text:p>
          </table:table-cell>
          <table:table-cell/>
          <table:table-cell office:value-type="float" office:value="35.405">
            <text:p>35.405</text:p>
          </table:table-cell>
          <table:table-cell office:value-type="float" office:value="0.249991">
            <text:p>0.249991</text:p>
          </table:table-cell>
          <table:table-cell/>
          <table:table-cell office:value-type="float" office:value="14.473">
            <text:p>14.473</text:p>
          </table:table-cell>
          <table:table-cell office:value-type="float" office:value="0.167175">
            <text:p>0.167175</text:p>
          </table:table-cell>
          <table:table-cell/>
          <table:table-cell office:value-type="float" office:value="30.923">
            <text:p>30.923</text:p>
          </table:table-cell>
          <table:table-cell office:value-type="float" office:value="0.258381">
            <text:p>0.258381</text:p>
          </table:table-cell>
          <table:table-cell/>
          <table:table-cell office:value-type="float" office:value="13.61">
            <text:p>13.61</text:p>
          </table:table-cell>
          <table:table-cell office:value-type="float" office:value="0.095044">
            <text:p>0.095044</text:p>
          </table:table-cell>
        </table:table-row>
        <table:table-row table:style-name="ro1">
          <table:table-cell/>
          <table:table-cell office:value-type="float" office:value="18.759">
            <text:p>18.759</text:p>
          </table:table-cell>
          <table:table-cell office:value-type="float" office:value="0.095602">
            <text:p>0.095602</text:p>
          </table:table-cell>
          <table:table-cell/>
          <table:table-cell office:value-type="float" office:value="37.031">
            <text:p>37.031</text:p>
          </table:table-cell>
          <table:table-cell office:value-type="float" office:value="0.270078">
            <text:p>0.270078</text:p>
          </table:table-cell>
          <table:table-cell/>
          <table:table-cell office:value-type="float" office:value="14.641">
            <text:p>14.641</text:p>
          </table:table-cell>
          <table:table-cell office:value-type="float" office:value="3.097104">
            <text:p>3.097104</text:p>
          </table:table-cell>
          <table:table-cell/>
          <table:table-cell office:value-type="float" office:value="31.181">
            <text:p>31.181</text:p>
          </table:table-cell>
          <table:table-cell office:value-type="float" office:value="5.33907">
            <text:p>5.33907</text:p>
          </table:table-cell>
          <table:table-cell/>
          <table:table-cell office:value-type="float" office:value="14.694">
            <text:p>14.694</text:p>
          </table:table-cell>
          <table:table-cell office:value-type="float" office:value="0.174449">
            <text:p>0.174449</text:p>
          </table:table-cell>
        </table:table-row>
        <table:table-row table:style-name="ro1">
          <table:table-cell/>
          <table:table-cell office:value-type="float" office:value="19.492">
            <text:p>19.492</text:p>
          </table:table-cell>
          <table:table-cell office:value-type="float" office:value="0.154833">
            <text:p>0.154833</text:p>
          </table:table-cell>
          <table:table-cell/>
          <table:table-cell office:value-type="float" office:value="39.151">
            <text:p>39.151</text:p>
          </table:table-cell>
          <table:table-cell office:value-type="float" office:value="0.39768">
            <text:p>0.39768</text:p>
          </table:table-cell>
          <table:table-cell/>
          <table:table-cell office:value-type="float" office:value="19.629">
            <text:p>19.629</text:p>
          </table:table-cell>
          <table:table-cell office:value-type="float" office:value="0.502602">
            <text:p>0.502602</text:p>
          </table:table-cell>
          <table:table-cell/>
          <table:table-cell office:value-type="float" office:value="38.126">
            <text:p>38.126</text:p>
          </table:table-cell>
          <table:table-cell office:value-type="float" office:value="0.125831">
            <text:p>0.125831</text:p>
          </table:table-cell>
          <table:table-cell/>
          <table:table-cell office:value-type="float" office:value="16.607">
            <text:p>16.607</text:p>
          </table:table-cell>
          <table:table-cell office:value-type="float" office:value="0.22043">
            <text:p>0.22043</text:p>
          </table:table-cell>
        </table:table-row>
        <table:table-row table:style-name="ro1">
          <table:table-cell/>
          <table:table-cell office:value-type="float" office:value="20.318">
            <text:p>20.318</text:p>
          </table:table-cell>
          <table:table-cell office:value-type="float" office:value="0.067476">
            <text:p>0.067476</text:p>
          </table:table-cell>
          <table:table-cell/>
          <table:table-cell office:value-type="float" office:value="39.549">
            <text:p>39.549</text:p>
          </table:table-cell>
          <table:table-cell office:value-type="float" office:value="7.378639">
            <text:p>7.378639</text:p>
          </table:table-cell>
          <table:table-cell/>
          <table:table-cell office:value-type="float" office:value="21.975">
            <text:p>21.975</text:p>
          </table:table-cell>
          <table:table-cell office:value-type="float" office:value="0.323223">
            <text:p>0.323223</text:p>
          </table:table-cell>
          <table:table-cell/>
          <table:table-cell office:value-type="float" office:value="39.717">
            <text:p>39.717</text:p>
          </table:table-cell>
          <table:table-cell office:value-type="float" office:value="0.221843">
            <text:p>0.221843</text:p>
          </table:table-cell>
          <table:table-cell/>
          <table:table-cell office:value-type="float" office:value="18.822">
            <text:p>18.822</text:p>
          </table:table-cell>
          <table:table-cell office:value-type="float" office:value="0.22924">
            <text:p>0.22924</text:p>
          </table:table-cell>
        </table:table-row>
        <table:table-row table:style-name="ro1">
          <table:table-cell/>
          <table:table-cell office:value-type="float" office:value="21.821">
            <text:p>21.821</text:p>
          </table:table-cell>
          <table:table-cell office:value-type="float" office:value="0.23232">
            <text:p>0.23232</text:p>
          </table:table-cell>
          <table:table-cell/>
          <table:table-cell office:value-type="float" office:value="48.123">
            <text:p>48.123</text:p>
          </table:table-cell>
          <table:table-cell office:value-type="float" office:value="0.100865">
            <text:p>0.100865</text:p>
          </table:table-cell>
          <table:table-cell/>
          <table:table-cell office:value-type="float" office:value="24.267">
            <text:p>24.267</text:p>
          </table:table-cell>
          <table:table-cell office:value-type="float" office:value="0.388033">
            <text:p>0.388033</text:p>
          </table:table-cell>
          <table:table-cell/>
          <table:table-cell office:value-type="float" office:value="41.912">
            <text:p>41.912</text:p>
          </table:table-cell>
          <table:table-cell office:value-type="float" office:value="0.346803">
            <text:p>0.346803</text:p>
          </table:table-cell>
          <table:table-cell/>
          <table:table-cell office:value-type="float" office:value="20.643">
            <text:p>20.643</text:p>
          </table:table-cell>
          <table:table-cell office:value-type="float" office:value="0.205277">
            <text:p>0.205277</text:p>
          </table:table-cell>
        </table:table-row>
        <table:table-row table:style-name="ro1">
          <table:table-cell/>
          <table:table-cell office:value-type="float" office:value="23.908">
            <text:p>23.908</text:p>
          </table:table-cell>
          <table:table-cell office:value-type="float" office:value="0.628321">
            <text:p>0.628321</text:p>
          </table:table-cell>
          <table:table-cell/>
          <table:table-cell office:value-type="float" office:value="49.547">
            <text:p>49.547</text:p>
          </table:table-cell>
          <table:table-cell office:value-type="float" office:value="0.151058">
            <text:p>0.151058</text:p>
          </table:table-cell>
          <table:table-cell/>
          <table:table-cell office:value-type="float" office:value="26.533">
            <text:p>26.533</text:p>
          </table:table-cell>
          <table:table-cell office:value-type="float" office:value="0.525033">
            <text:p>0.525033</text:p>
          </table:table-cell>
          <table:table-cell/>
          <table:table-cell office:value-type="float" office:value="61.636">
            <text:p>61.636</text:p>
          </table:table-cell>
          <table:table-cell office:value-type="float" office:value="0.756028">
            <text:p>0.756028</text:p>
          </table:table-cell>
          <table:table-cell/>
          <table:table-cell office:value-type="float" office:value="22.614">
            <text:p>22.614</text:p>
          </table:table-cell>
          <table:table-cell office:value-type="float" office:value="0.252241">
            <text:p>0.252241</text:p>
          </table:table-cell>
        </table:table-row>
        <table:table-row table:style-name="ro1">
          <table:table-cell/>
          <table:table-cell office:value-type="float" office:value="24.537">
            <text:p>24.537</text:p>
          </table:table-cell>
          <table:table-cell office:value-type="float" office:value="6.036688">
            <text:p>6.036688</text:p>
          </table:table-cell>
          <table:table-cell/>
          <table:table-cell office:value-type="float" office:value="51.017">
            <text:p>51.017</text:p>
          </table:table-cell>
          <table:table-cell office:value-type="float" office:value="0.189143">
            <text:p>0.189143</text:p>
          </table:table-cell>
          <table:table-cell/>
          <table:table-cell office:value-type="float" office:value="28.926">
            <text:p>28.926</text:p>
          </table:table-cell>
          <table:table-cell office:value-type="float" office:value="0.623538">
            <text:p>0.623538</text:p>
          </table:table-cell>
          <table:table-cell/>
          <table:table-cell office:value-type="float" office:value="67.014">
            <text:p>67.014</text:p>
          </table:table-cell>
          <table:table-cell office:value-type="float" office:value="0.6626">
            <text:p>0.6626</text:p>
          </table:table-cell>
          <table:table-cell/>
          <table:table-cell office:value-type="float" office:value="24.836">
            <text:p>24.836</text:p>
          </table:table-cell>
          <table:table-cell office:value-type="float" office:value="0.241486">
            <text:p>0.241486</text:p>
          </table:table-cell>
        </table:table-row>
        <table:table-row table:style-name="ro1">
          <table:table-cell/>
          <table:table-cell office:value-type="float" office:value="32.479">
            <text:p>32.479</text:p>
          </table:table-cell>
          <table:table-cell office:value-type="float" office:value="0.379588">
            <text:p>0.379588</text:p>
          </table:table-cell>
          <table:table-cell/>
          <table:table-cell office:value-type="float" office:value="52.512">
            <text:p>52.512</text:p>
          </table:table-cell>
          <table:table-cell office:value-type="float" office:value="0.224517">
            <text:p>0.224517</text:p>
          </table:table-cell>
          <table:table-cell/>
          <table:table-cell office:value-type="float" office:value="31.204">
            <text:p>31.204</text:p>
          </table:table-cell>
          <table:table-cell office:value-type="float" office:value="0.675126">
            <text:p>0.675126</text:p>
          </table:table-cell>
          <table:table-cell/>
          <table:table-cell office:value-type="float" office:value="70.15">
            <text:p>70.15</text:p>
          </table:table-cell>
          <table:table-cell office:value-type="float" office:value="0.529854">
            <text:p>0.529854</text:p>
          </table:table-cell>
          <table:table-cell/>
          <table:table-cell office:value-type="float" office:value="26.933">
            <text:p>26.933</text:p>
          </table:table-cell>
          <table:table-cell office:value-type="float" office:value="0.563542">
            <text:p>0.563542</text:p>
          </table:table-cell>
        </table:table-row>
        <table:table-row table:style-name="ro1">
          <table:table-cell/>
          <table:table-cell office:value-type="float" office:value="34.802">
            <text:p>34.802</text:p>
          </table:table-cell>
          <table:table-cell office:value-type="float" office:value="0.269179">
            <text:p>0.269179</text:p>
          </table:table-cell>
          <table:table-cell/>
          <table:table-cell office:value-type="float" office:value="53.971">
            <text:p>53.971</text:p>
          </table:table-cell>
          <table:table-cell office:value-type="float" office:value="0.270332">
            <text:p>0.270332</text:p>
          </table:table-cell>
          <table:table-cell/>
          <table:table-cell office:value-type="float" office:value="34.028">
            <text:p>34.028</text:p>
          </table:table-cell>
          <table:table-cell office:value-type="float" office:value="0.914124">
            <text:p>0.914124</text:p>
          </table:table-cell>
          <table:table-cell/>
          <table:table-cell office:value-type="float" office:value="72.805">
            <text:p>72.805</text:p>
          </table:table-cell>
          <table:table-cell office:value-type="float" office:value="0.49223">
            <text:p>0.49223</text:p>
          </table:table-cell>
          <table:table-cell/>
          <table:table-cell office:value-type="float" office:value="27.497">
            <text:p>27.497</text:p>
          </table:table-cell>
          <table:table-cell office:value-type="float" office:value="7.951028">
            <text:p>7.951028</text:p>
          </table:table-cell>
        </table:table-row>
        <table:table-row table:style-name="ro1">
          <table:table-cell/>
          <table:table-cell office:value-type="float" office:value="59.16">
            <text:p>59.16</text:p>
          </table:table-cell>
          <table:table-cell office:value-type="float" office:value="0.530625">
            <text:p>0.530625</text:p>
          </table:table-cell>
          <table:table-cell/>
          <table:table-cell office:value-type="float" office:value="55.39">
            <text:p>55.39</text:p>
          </table:table-cell>
          <table:table-cell office:value-type="float" office:value="0.314085">
            <text:p>0.314085</text:p>
          </table:table-cell>
          <table:table-cell/>
          <table:table-cell office:value-type="float" office:value="36.229">
            <text:p>36.229</text:p>
          </table:table-cell>
          <table:table-cell office:value-type="float" office:value="0.541855">
            <text:p>0.541855</text:p>
          </table:table-cell>
          <table:table-cell/>
          <table:table-cell office:value-type="float" office:value="75.536">
            <text:p>75.536</text:p>
          </table:table-cell>
          <table:table-cell office:value-type="float" office:value="0.521423">
            <text:p>0.521423</text:p>
          </table:table-cell>
          <table:table-cell/>
          <table:table-cell office:value-type="float" office:value="37.34">
            <text:p>37.34</text:p>
          </table:table-cell>
          <table:table-cell office:value-type="float" office:value="0.126085">
            <text:p>0.126085</text:p>
          </table:table-cell>
        </table:table-row>
        <table:table-row table:style-name="ro1">
          <table:table-cell/>
          <table:table-cell office:value-type="float" office:value="62.311">
            <text:p>62.311</text:p>
          </table:table-cell>
          <table:table-cell office:value-type="float" office:value="0.418052">
            <text:p>0.418052</text:p>
          </table:table-cell>
          <table:table-cell/>
          <table:table-cell office:value-type="float" office:value="56.914">
            <text:p>56.914</text:p>
          </table:table-cell>
          <table:table-cell office:value-type="float" office:value="0.431146">
            <text:p>0.431146</text:p>
          </table:table-cell>
          <table:table-cell/>
          <table:table-cell office:value-type="float" office:value="37.974">
            <text:p>37.974</text:p>
          </table:table-cell>
          <table:table-cell office:value-type="float" office:value="0.506132">
            <text:p>0.506132</text:p>
          </table:table-cell>
          <table:table-cell/>
          <table:table-cell office:value-type="float" office:value="78.165">
            <text:p>78.165</text:p>
          </table:table-cell>
          <table:table-cell office:value-type="float" office:value="0.598184">
            <text:p>0.598184</text:p>
          </table:table-cell>
          <table:table-cell/>
          <table:table-cell office:value-type="float" office:value="39.254">
            <text:p>39.254</text:p>
          </table:table-cell>
          <table:table-cell office:value-type="float" office:value="0.248898">
            <text:p>0.248898</text:p>
          </table:table-cell>
        </table:table-row>
        <table:table-row table:style-name="ro1">
          <table:table-cell/>
          <table:table-cell office:value-type="float" office:value="65.997">
            <text:p>65.997</text:p>
          </table:table-cell>
          <table:table-cell office:value-type="float" office:value="0.861164">
            <text:p>0.861164</text:p>
          </table:table-cell>
          <table:table-cell/>
          <table:table-cell office:value-type="float" office:value="58.738">
            <text:p>58.738</text:p>
          </table:table-cell>
          <table:table-cell office:value-type="float" office:value="0.769579">
            <text:p>0.769579</text:p>
          </table:table-cell>
          <table:table-cell/>
          <table:table-cell office:value-type="float" office:value="39.56">
            <text:p>39.56</text:p>
          </table:table-cell>
          <table:table-cell office:value-type="float" office:value="0.488452">
            <text:p>0.488452</text:p>
          </table:table-cell>
          <table:table-cell/>
          <table:table-cell office:value-type="float" office:value="80.765">
            <text:p>80.765</text:p>
          </table:table-cell>
          <table:table-cell office:value-type="float" office:value="0.592178">
            <text:p>0.592178</text:p>
          </table:table-cell>
          <table:table-cell/>
          <table:table-cell office:value-type="float" office:value="41.99">
            <text:p>41.99</text:p>
          </table:table-cell>
          <table:table-cell office:value-type="float" office:value="0.370484">
            <text:p>0.370484</text:p>
          </table:table-cell>
        </table:table-row>
        <table:table-row table:style-name="ro1">
          <table:table-cell/>
          <table:table-cell office:value-type="float" office:value="70.754">
            <text:p>70.754</text:p>
          </table:table-cell>
          <table:table-cell office:value-type="float" office:value="0.591121">
            <text:p>0.591121</text:p>
          </table:table-cell>
          <table:table-cell/>
          <table:table-cell office:value-type="float" office:value="61.643">
            <text:p>61.643</text:p>
          </table:table-cell>
          <table:table-cell office:value-type="float" office:value="0.731184">
            <text:p>0.731184</text:p>
          </table:table-cell>
          <table:table-cell/>
          <table:table-cell office:value-type="float" office:value="41.141">
            <text:p>41.141</text:p>
          </table:table-cell>
          <table:table-cell office:value-type="float" office:value="0.45867">
            <text:p>0.45867</text:p>
          </table:table-cell>
          <table:table-cell/>
          <table:table-cell office:value-type="float" office:value="83.439">
            <text:p>83.439</text:p>
          </table:table-cell>
          <table:table-cell office:value-type="float" office:value="0.662884">
            <text:p>0.662884</text:p>
          </table:table-cell>
          <table:table-cell/>
          <table:table-cell office:value-type="float" office:value="45.14">
            <text:p>45.14</text:p>
          </table:table-cell>
          <table:table-cell office:value-type="float" office:value="0.244822">
            <text:p>0.244822</text:p>
          </table:table-cell>
        </table:table-row>
        <table:table-row table:style-name="ro1">
          <table:table-cell/>
          <table:table-cell office:value-type="float" office:value="75.469">
            <text:p>75.469</text:p>
          </table:table-cell>
          <table:table-cell office:value-type="float" office:value="0.924761">
            <text:p>0.924761</text:p>
          </table:table-cell>
          <table:table-cell/>
          <table:table-cell office:value-type="float" office:value="64.532">
            <text:p>64.532</text:p>
          </table:table-cell>
          <table:table-cell office:value-type="float" office:value="0.745436">
            <text:p>0.745436</text:p>
          </table:table-cell>
          <table:table-cell/>
          <table:table-cell office:value-type="float" office:value="42.598">
            <text:p>42.598</text:p>
          </table:table-cell>
          <table:table-cell office:value-type="float" office:value="0.433606">
            <text:p>0.433606</text:p>
          </table:table-cell>
          <table:table-cell/>
          <table:table-cell office:value-type="float" office:value="85.98">
            <text:p>85.98</text:p>
          </table:table-cell>
          <table:table-cell office:value-type="float" office:value="0.731156">
            <text:p>0.731156</text:p>
          </table:table-cell>
          <table:table-cell/>
          <table:table-cell office:value-type="float" office:value="47.164">
            <text:p>47.164</text:p>
          </table:table-cell>
          <table:table-cell office:value-type="float" office:value="0.278117">
            <text:p>0.278117</text:p>
          </table:table-cell>
        </table:table-row>
        <table:table-row table:style-name="ro1">
          <table:table-cell/>
          <table:table-cell office:value-type="float" office:value="79.394">
            <text:p>79.394</text:p>
          </table:table-cell>
          <table:table-cell office:value-type="float" office:value="0.487401">
            <text:p>0.487401</text:p>
          </table:table-cell>
          <table:table-cell/>
          <table:table-cell office:value-type="float" office:value="66.379">
            <text:p>66.379</text:p>
          </table:table-cell>
          <table:table-cell office:value-type="float" office:value="0.715166">
            <text:p>0.715166</text:p>
          </table:table-cell>
          <table:table-cell/>
          <table:table-cell office:value-type="float" office:value="44.115">
            <text:p>44.115</text:p>
          </table:table-cell>
          <table:table-cell office:value-type="float" office:value="0.461742">
            <text:p>0.461742</text:p>
          </table:table-cell>
          <table:table-cell/>
          <table:table-cell office:value-type="float" office:value="88.438">
            <text:p>88.438</text:p>
          </table:table-cell>
          <table:table-cell office:value-type="float" office:value="0.772133">
            <text:p>0.772133</text:p>
          </table:table-cell>
          <table:table-cell/>
          <table:table-cell office:value-type="float" office:value="49.357">
            <text:p>49.357</text:p>
          </table:table-cell>
          <table:table-cell office:value-type="float" office:value="0.530847">
            <text:p>0.530847</text:p>
          </table:table-cell>
        </table:table-row>
        <table:table-row table:style-name="ro1">
          <table:table-cell/>
          <table:table-cell office:value-type="float" office:value="82.064">
            <text:p>82.064</text:p>
          </table:table-cell>
          <table:table-cell office:value-type="float" office:value="0.650826">
            <text:p>0.650826</text:p>
          </table:table-cell>
          <table:table-cell/>
          <table:table-cell office:value-type="float" office:value="68.608">
            <text:p>68.608</text:p>
          </table:table-cell>
          <table:table-cell office:value-type="float" office:value="0.559655">
            <text:p>0.559655</text:p>
          </table:table-cell>
          <table:table-cell/>
          <table:table-cell office:value-type="float" office:value="45.559">
            <text:p>45.559</text:p>
          </table:table-cell>
          <table:table-cell office:value-type="float" office:value="0.396916">
            <text:p>0.396916</text:p>
          </table:table-cell>
          <table:table-cell/>
          <table:table-cell office:value-type="float" office:value="90.937">
            <text:p>90.937</text:p>
          </table:table-cell>
          <table:table-cell office:value-type="float" office:value="0.829795">
            <text:p>0.829795</text:p>
          </table:table-cell>
          <table:table-cell/>
          <table:table-cell office:value-type="float" office:value="52.468">
            <text:p>52.468</text:p>
          </table:table-cell>
          <table:table-cell office:value-type="float" office:value="0.449315">
            <text:p>0.449315</text:p>
          </table:table-cell>
        </table:table-row>
        <table:table-row table:style-name="ro1">
          <table:table-cell/>
          <table:table-cell office:value-type="float" office:value="84.986">
            <text:p>84.986</text:p>
          </table:table-cell>
          <table:table-cell office:value-type="float" office:value="0.687118">
            <text:p>0.687118</text:p>
          </table:table-cell>
          <table:table-cell/>
          <table:table-cell office:value-type="float" office:value="70.487">
            <text:p>70.487</text:p>
          </table:table-cell>
          <table:table-cell office:value-type="float" office:value="0.475615">
            <text:p>0.475615</text:p>
          </table:table-cell>
          <table:table-cell/>
          <table:table-cell office:value-type="float" office:value="45.956">
            <text:p>45.956</text:p>
          </table:table-cell>
          <table:table-cell office:value-type="float" office:value="11.262196">
            <text:p>11.262196</text:p>
          </table:table-cell>
          <table:table-cell/>
          <table:table-cell office:value-type="float" office:value="93.601">
            <text:p>93.601</text:p>
          </table:table-cell>
          <table:table-cell office:value-type="float" office:value="0.689559">
            <text:p>0.689559</text:p>
          </table:table-cell>
          <table:table-cell/>
          <table:table-cell office:value-type="float" office:value="55.536">
            <text:p>55.536</text:p>
          </table:table-cell>
          <table:table-cell office:value-type="float" office:value="0.488311">
            <text:p>0.488311</text:p>
          </table:table-cell>
        </table:table-row>
        <table:table-row table:style-name="ro1">
          <table:table-cell/>
          <table:table-cell office:value-type="float" office:value="87.751">
            <text:p>87.751</text:p>
          </table:table-cell>
          <table:table-cell office:value-type="float" office:value="0.903477">
            <text:p>0.903477</text:p>
          </table:table-cell>
          <table:table-cell/>
          <table:table-cell office:value-type="float" office:value="70.963">
            <text:p>70.963</text:p>
          </table:table-cell>
          <table:table-cell office:value-type="float" office:value="11.793032">
            <text:p>11.793032</text:p>
          </table:table-cell>
          <table:table-cell/>
          <table:table-cell office:value-type="float" office:value="58.422">
            <text:p>58.422</text:p>
          </table:table-cell>
          <table:table-cell office:value-type="float" office:value="0.554616">
            <text:p>0.554616</text:p>
          </table:table-cell>
          <table:table-cell/>
          <table:table-cell office:value-type="float" office:value="95.644">
            <text:p>95.644</text:p>
          </table:table-cell>
          <table:table-cell office:value-type="float" office:value="0.528356">
            <text:p>0.528356</text:p>
          </table:table-cell>
          <table:table-cell/>
          <table:table-cell office:value-type="float" office:value="57.918">
            <text:p>57.918</text:p>
          </table:table-cell>
          <table:table-cell office:value-type="float" office:value="0.412641">
            <text:p>0.412641</text:p>
          </table:table-cell>
        </table:table-row>
        <table:table-row table:style-name="ro1">
          <table:table-cell/>
          <table:table-cell office:value-type="float" office:value="91.209">
            <text:p>91.209</text:p>
          </table:table-cell>
          <table:table-cell office:value-type="float" office:value="0.878069">
            <text:p>0.878069</text:p>
          </table:table-cell>
          <table:table-cell/>
          <table:table-cell office:value-type="float" office:value="84.3">
            <text:p>84.3</text:p>
          </table:table-cell>
          <table:table-cell office:value-type="float" office:value="0.633327">
            <text:p>0.633327</text:p>
          </table:table-cell>
          <table:table-cell/>
          <table:table-cell office:value-type="float" office:value="60.007">
            <text:p>60.007</text:p>
          </table:table-cell>
          <table:table-cell office:value-type="float" office:value="0.303893">
            <text:p>0.303893</text:p>
          </table:table-cell>
          <table:table-cell/>
          <table:table-cell office:value-type="float" office:value="97.298">
            <text:p>97.298</text:p>
          </table:table-cell>
          <table:table-cell office:value-type="float" office:value="0.404856">
            <text:p>0.404856</text:p>
          </table:table-cell>
          <table:table-cell/>
          <table:table-cell office:value-type="float" office:value="59.819">
            <text:p>59.819</text:p>
          </table:table-cell>
          <table:table-cell office:value-type="float" office:value="0.54853">
            <text:p>0.54853</text:p>
          </table:table-cell>
        </table:table-row>
        <table:table-row table:style-name="ro1">
          <table:table-cell/>
          <table:table-cell office:value-type="float" office:value="94.436">
            <text:p>94.436</text:p>
          </table:table-cell>
          <table:table-cell office:value-type="float" office:value="1.027009">
            <text:p>1.027009</text:p>
          </table:table-cell>
          <table:table-cell/>
          <table:table-cell office:value-type="float" office:value="86.467">
            <text:p>86.467</text:p>
          </table:table-cell>
          <table:table-cell office:value-type="float" office:value="0.215908">
            <text:p>0.215908</text:p>
          </table:table-cell>
          <table:table-cell/>
          <table:table-cell office:value-type="float" office:value="61.321">
            <text:p>61.321</text:p>
          </table:table-cell>
          <table:table-cell office:value-type="float" office:value="0.415286">
            <text:p>0.415286</text:p>
          </table:table-cell>
          <table:table-cell/>
          <table:table-cell office:value-type="float" office:value="99.004">
            <text:p>99.004</text:p>
          </table:table-cell>
          <table:table-cell office:value-type="float" office:value="0.439993">
            <text:p>0.439993</text:p>
          </table:table-cell>
          <table:table-cell/>
          <table:table-cell office:value-type="float" office:value="62.047">
            <text:p>62.047</text:p>
          </table:table-cell>
          <table:table-cell office:value-type="float" office:value="0.697978">
            <text:p>0.697978</text:p>
          </table:table-cell>
        </table:table-row>
        <table:table-row table:style-name="ro1">
          <table:table-cell/>
          <table:table-cell office:value-type="float" office:value="97.632">
            <text:p>97.632</text:p>
          </table:table-cell>
          <table:table-cell office:value-type="float" office:value="0.93872">
            <text:p>0.93872</text:p>
          </table:table-cell>
          <table:table-cell/>
          <table:table-cell office:value-type="float" office:value="87.883">
            <text:p>87.883</text:p>
          </table:table-cell>
          <table:table-cell office:value-type="float" office:value="0.235037">
            <text:p>0.235037</text:p>
          </table:table-cell>
          <table:table-cell/>
          <table:table-cell office:value-type="float" office:value="62.829">
            <text:p>62.829</text:p>
          </table:table-cell>
          <table:table-cell office:value-type="float" office:value="0.389564">
            <text:p>0.389564</text:p>
          </table:table-cell>
          <table:table-cell/>
          <table:table-cell office:value-type="float" office:value="100.563">
            <text:p>100.563</text:p>
          </table:table-cell>
          <table:table-cell office:value-type="float" office:value="0.303238">
            <text:p>0.303238</text:p>
          </table:table-cell>
          <table:table-cell/>
          <table:table-cell office:value-type="float" office:value="64.743">
            <text:p>64.743</text:p>
          </table:table-cell>
          <table:table-cell office:value-type="float" office:value="0.788875">
            <text:p>0.788875</text:p>
          </table:table-cell>
        </table:table-row>
        <table:table-row table:style-name="ro1">
          <table:table-cell/>
          <table:table-cell office:value-type="float" office:value="100.452">
            <text:p>100.452</text:p>
          </table:table-cell>
          <table:table-cell office:value-type="float" office:value="0.860818">
            <text:p>0.860818</text:p>
          </table:table-cell>
          <table:table-cell/>
          <table:table-cell office:value-type="float" office:value="89.389">
            <text:p>89.389</text:p>
          </table:table-cell>
          <table:table-cell office:value-type="float" office:value="0.278685">
            <text:p>0.278685</text:p>
          </table:table-cell>
          <table:table-cell/>
          <table:table-cell office:value-type="float" office:value="64.223">
            <text:p>64.223</text:p>
          </table:table-cell>
          <table:table-cell office:value-type="float" office:value="0.421527">
            <text:p>0.421527</text:p>
          </table:table-cell>
          <table:table-cell/>
          <table:table-cell office:value-type="float" office:value="100.866">
            <text:p>100.866</text:p>
          </table:table-cell>
          <table:table-cell office:value-type="float" office:value="6.869815">
            <text:p>6.869815</text:p>
          </table:table-cell>
          <table:table-cell/>
          <table:table-cell office:value-type="float" office:value="67.078">
            <text:p>67.078</text:p>
          </table:table-cell>
          <table:table-cell office:value-type="float" office:value="0.647258">
            <text:p>0.647258</text:p>
          </table:table-cell>
        </table:table-row>
        <table:table-row table:style-name="ro1">
          <table:table-cell/>
          <table:table-cell office:value-type="float" office:value="102.908">
            <text:p>102.908</text:p>
          </table:table-cell>
          <table:table-cell office:value-type="float" office:value="0.518398">
            <text:p>0.518398</text:p>
          </table:table-cell>
          <table:table-cell/>
          <table:table-cell office:value-type="float" office:value="90.845">
            <text:p>90.845</text:p>
          </table:table-cell>
          <table:table-cell office:value-type="float" office:value="0.324506">
            <text:p>0.324506</text:p>
          </table:table-cell>
          <table:table-cell/>
          <table:table-cell office:value-type="float" office:value="65.835">
            <text:p>65.835</text:p>
          </table:table-cell>
          <table:table-cell office:value-type="float" office:value="0.453783">
            <text:p>0.453783</text:p>
          </table:table-cell>
          <table:table-cell/>
          <table:table-cell office:value-type="float" office:value="109.012">
            <text:p>109.012</text:p>
          </table:table-cell>
          <table:table-cell office:value-type="float" office:value="0.076909">
            <text:p>0.076909</text:p>
          </table:table-cell>
          <table:table-cell/>
          <table:table-cell office:value-type="float" office:value="68.762">
            <text:p>68.762</text:p>
          </table:table-cell>
          <table:table-cell office:value-type="float" office:value="0.440737">
            <text:p>0.440737</text:p>
          </table:table-cell>
        </table:table-row>
        <table:table-row table:style-name="ro1">
          <table:table-cell/>
          <table:table-cell office:value-type="float" office:value="104.708">
            <text:p>104.708</text:p>
          </table:table-cell>
          <table:table-cell office:value-type="float" office:value="0.471856">
            <text:p>0.471856</text:p>
          </table:table-cell>
          <table:table-cell/>
          <table:table-cell office:value-type="float" office:value="92.407">
            <text:p>92.407</text:p>
          </table:table-cell>
          <table:table-cell office:value-type="float" office:value="0.367922">
            <text:p>0.367922</text:p>
          </table:table-cell>
          <table:table-cell/>
          <table:table-cell office:value-type="float" office:value="67.429">
            <text:p>67.429</text:p>
          </table:table-cell>
          <table:table-cell office:value-type="float" office:value="0.523158">
            <text:p>0.523158</text:p>
          </table:table-cell>
          <table:table-cell/>
          <table:table-cell office:value-type="float" office:value="110.273">
            <text:p>110.273</text:p>
          </table:table-cell>
          <table:table-cell office:value-type="float" office:value="0.114741">
            <text:p>0.114741</text:p>
          </table:table-cell>
          <table:table-cell/>
          <table:table-cell office:value-type="float" office:value="70.169">
            <text:p>70.169</text:p>
          </table:table-cell>
          <table:table-cell office:value-type="float" office:value="0.46335">
            <text:p>0.46335</text:p>
          </table:table-cell>
        </table:table-row>
        <table:table-row table:style-name="ro1">
          <table:table-cell/>
          <table:table-cell office:value-type="float" office:value="106.396">
            <text:p>106.396</text:p>
          </table:table-cell>
          <table:table-cell office:value-type="float" office:value="0.45061">
            <text:p>0.45061</text:p>
          </table:table-cell>
          <table:table-cell/>
          <table:table-cell office:value-type="float" office:value="93.998">
            <text:p>93.998</text:p>
          </table:table-cell>
          <table:table-cell office:value-type="float" office:value="0.423878">
            <text:p>0.423878</text:p>
          </table:table-cell>
          <table:table-cell/>
          <table:table-cell office:value-type="float" office:value="69.084">
            <text:p>69.084</text:p>
          </table:table-cell>
          <table:table-cell office:value-type="float" office:value="0.476459">
            <text:p>0.476459</text:p>
          </table:table-cell>
          <table:table-cell/>
          <table:table-cell office:value-type="float" office:value="111.553">
            <text:p>111.553</text:p>
          </table:table-cell>
          <table:table-cell office:value-type="float" office:value="0.139117">
            <text:p>0.139117</text:p>
          </table:table-cell>
          <table:table-cell/>
          <table:table-cell office:value-type="float" office:value="71.766">
            <text:p>71.766</text:p>
          </table:table-cell>
          <table:table-cell office:value-type="float" office:value="0.379164">
            <text:p>0.379164</text:p>
          </table:table-cell>
        </table:table-row>
        <table:table-row table:style-name="ro1">
          <table:table-cell/>
          <table:table-cell office:value-type="float" office:value="108.179">
            <text:p>108.179</text:p>
          </table:table-cell>
          <table:table-cell office:value-type="float" office:value="0.4689">
            <text:p>0.4689</text:p>
          </table:table-cell>
          <table:table-cell/>
          <table:table-cell office:value-type="float" office:value="95.636">
            <text:p>95.636</text:p>
          </table:table-cell>
          <table:table-cell office:value-type="float" office:value="0.478157">
            <text:p>0.478157</text:p>
          </table:table-cell>
          <table:table-cell/>
          <table:table-cell office:value-type="float" office:value="70.743">
            <text:p>70.743</text:p>
          </table:table-cell>
          <table:table-cell office:value-type="float" office:value="0.500425">
            <text:p>0.500425</text:p>
          </table:table-cell>
          <table:table-cell/>
          <table:table-cell office:value-type="float" office:value="112.852">
            <text:p>112.852</text:p>
          </table:table-cell>
          <table:table-cell office:value-type="float" office:value="0.226884">
            <text:p>0.226884</text:p>
          </table:table-cell>
          <table:table-cell/>
          <table:table-cell office:value-type="float" office:value="72.145">
            <text:p>72.145</text:p>
          </table:table-cell>
          <table:table-cell office:value-type="float" office:value="10.774164">
            <text:p>10.774164</text:p>
          </table:table-cell>
        </table:table-row>
        <table:table-row table:style-name="ro1">
          <table:table-cell/>
          <table:table-cell office:value-type="float" office:value="109.948">
            <text:p>109.948</text:p>
          </table:table-cell>
          <table:table-cell office:value-type="float" office:value="0.451559">
            <text:p>0.451559</text:p>
          </table:table-cell>
          <table:table-cell/>
          <table:table-cell office:value-type="float" office:value="97.49">
            <text:p>97.49</text:p>
          </table:table-cell>
          <table:table-cell office:value-type="float" office:value="0.558047">
            <text:p>0.558047</text:p>
          </table:table-cell>
          <table:table-cell/>
          <table:table-cell office:value-type="float" office:value="72.307">
            <text:p>72.307</text:p>
          </table:table-cell>
          <table:table-cell office:value-type="float" office:value="0.59449">
            <text:p>0.59449</text:p>
          </table:table-cell>
          <table:table-cell/>
          <table:table-cell office:value-type="float" office:value="114.264">
            <text:p>114.264</text:p>
          </table:table-cell>
          <table:table-cell office:value-type="float" office:value="0.22238">
            <text:p>0.22238</text:p>
          </table:table-cell>
          <table:table-cell/>
          <table:table-cell office:value-type="float" office:value="83.907">
            <text:p>83.907</text:p>
          </table:table-cell>
          <table:table-cell office:value-type="float" office:value="0.473891">
            <text:p>0.473891</text:p>
          </table:table-cell>
        </table:table-row>
        <table:table-row table:style-name="ro1">
          <table:table-cell/>
          <table:table-cell office:value-type="float" office:value="111.703">
            <text:p>111.703</text:p>
          </table:table-cell>
          <table:table-cell office:value-type="float" office:value="0.412355">
            <text:p>0.412355</text:p>
          </table:table-cell>
          <table:table-cell/>
          <table:table-cell office:value-type="float" office:value="99.412">
            <text:p>99.412</text:p>
          </table:table-cell>
          <table:table-cell office:value-type="float" office:value="0.642103">
            <text:p>0.642103</text:p>
          </table:table-cell>
          <table:table-cell/>
          <table:table-cell office:value-type="float" office:value="73.963">
            <text:p>73.963</text:p>
          </table:table-cell>
          <table:table-cell office:value-type="float" office:value="0.539957">
            <text:p>0.539957</text:p>
          </table:table-cell>
          <table:table-cell/>
          <table:table-cell office:value-type="float" office:value="115.683">
            <text:p>115.683</text:p>
          </table:table-cell>
          <table:table-cell office:value-type="float" office:value="0.248648">
            <text:p>0.248648</text:p>
          </table:table-cell>
          <table:table-cell/>
          <table:table-cell office:value-type="float" office:value="85.416">
            <text:p>85.416</text:p>
          </table:table-cell>
          <table:table-cell office:value-type="float" office:value="0.206582">
            <text:p>0.206582</text:p>
          </table:table-cell>
        </table:table-row>
        <table:table-row table:style-name="ro1">
          <table:table-cell/>
          <table:table-cell office:value-type="float" office:value="113.405">
            <text:p>113.405</text:p>
          </table:table-cell>
          <table:table-cell office:value-type="float" office:value="0.456724">
            <text:p>0.456724</text:p>
          </table:table-cell>
          <table:table-cell/>
          <table:table-cell office:value-type="float" office:value="101.393">
            <text:p>101.393</text:p>
          </table:table-cell>
          <table:table-cell office:value-type="float" office:value="0.611909">
            <text:p>0.611909</text:p>
          </table:table-cell>
          <table:table-cell/>
          <table:table-cell office:value-type="float" office:value="75.587">
            <text:p>75.587</text:p>
          </table:table-cell>
          <table:table-cell office:value-type="float" office:value="0.480973">
            <text:p>0.480973</text:p>
          </table:table-cell>
          <table:table-cell/>
          <table:table-cell office:value-type="float" office:value="117.183">
            <text:p>117.183</text:p>
          </table:table-cell>
          <table:table-cell office:value-type="float" office:value="0.273801">
            <text:p>0.273801</text:p>
          </table:table-cell>
          <table:table-cell/>
          <table:table-cell office:value-type="float" office:value="86.618">
            <text:p>86.618</text:p>
          </table:table-cell>
          <table:table-cell office:value-type="float" office:value="0.188754">
            <text:p>0.188754</text:p>
          </table:table-cell>
        </table:table-row>
        <table:table-row table:style-name="ro1">
          <table:table-cell/>
          <table:table-cell office:value-type="float" office:value="115.188">
            <text:p>115.188</text:p>
          </table:table-cell>
          <table:table-cell office:value-type="float" office:value="0.421508">
            <text:p>0.421508</text:p>
          </table:table-cell>
          <table:table-cell/>
          <table:table-cell office:value-type="float" office:value="103.219">
            <text:p>103.219</text:p>
          </table:table-cell>
          <table:table-cell office:value-type="float" office:value="0.628006">
            <text:p>0.628006</text:p>
          </table:table-cell>
          <table:table-cell/>
          <table:table-cell office:value-type="float" office:value="77.063">
            <text:p>77.063</text:p>
          </table:table-cell>
          <table:table-cell office:value-type="float" office:value="0.463784">
            <text:p>0.463784</text:p>
          </table:table-cell>
          <table:table-cell/>
          <table:table-cell office:value-type="float" office:value="119.927">
            <text:p>119.927</text:p>
          </table:table-cell>
          <table:table-cell office:value-type="float" office:value="0.419854">
            <text:p>0.419854</text:p>
          </table:table-cell>
          <table:table-cell/>
          <table:table-cell office:value-type="float" office:value="87.916">
            <text:p>87.916</text:p>
          </table:table-cell>
          <table:table-cell office:value-type="float" office:value="0.252786">
            <text:p>0.252786</text:p>
          </table:table-cell>
        </table:table-row>
        <table:table-row table:style-name="ro1">
          <table:table-cell/>
          <table:table-cell office:value-type="float" office:value="115.61">
            <text:p>115.61</text:p>
          </table:table-cell>
          <table:table-cell office:value-type="float" office:value="8.169685">
            <text:p>8.169685</text:p>
          </table:table-cell>
          <table:table-cell/>
          <table:table-cell office:value-type="float" office:value="105.001">
            <text:p>105.001</text:p>
          </table:table-cell>
          <table:table-cell office:value-type="float" office:value="0.682624">
            <text:p>0.682624</text:p>
          </table:table-cell>
          <table:table-cell/>
          <table:table-cell office:value-type="float" office:value="78.754">
            <text:p>78.754</text:p>
          </table:table-cell>
          <table:table-cell office:value-type="float" office:value="0.405814">
            <text:p>0.405814</text:p>
          </table:table-cell>
          <table:table-cell/>
          <table:table-cell office:value-type="float" office:value="122.749">
            <text:p>122.749</text:p>
          </table:table-cell>
          <table:table-cell office:value-type="float" office:value="0.285995">
            <text:p>0.285995</text:p>
          </table:table-cell>
          <table:table-cell/>
          <table:table-cell office:value-type="float" office:value="89.411">
            <text:p>89.411</text:p>
          </table:table-cell>
          <table:table-cell office:value-type="float" office:value="0.25921">
            <text:p>0.25921</text:p>
          </table:table-cell>
        </table:table-row>
        <table:table-row table:style-name="ro1">
          <table:table-cell/>
          <table:table-cell office:value-type="float" office:value="125.355">
            <text:p>125.355</text:p>
          </table:table-cell>
          <table:table-cell office:value-type="float" office:value="0.088069">
            <text:p>0.088069</text:p>
          </table:table-cell>
          <table:table-cell/>
          <table:table-cell office:value-type="float" office:value="106.874">
            <text:p>106.874</text:p>
          </table:table-cell>
          <table:table-cell office:value-type="float" office:value="0.645911">
            <text:p>0.645911</text:p>
          </table:table-cell>
          <table:table-cell/>
          <table:table-cell office:value-type="float" office:value="80.18">
            <text:p>80.18</text:p>
          </table:table-cell>
          <table:table-cell office:value-type="float" office:value="0.371966">
            <text:p>0.371966</text:p>
          </table:table-cell>
          <table:table-cell/>
          <table:table-cell office:value-type="float" office:value="124.688">
            <text:p>124.688</text:p>
          </table:table-cell>
          <table:table-cell office:value-type="float" office:value="0.298591">
            <text:p>0.298591</text:p>
          </table:table-cell>
          <table:table-cell/>
          <table:table-cell office:value-type="float" office:value="90.877">
            <text:p>90.877</text:p>
          </table:table-cell>
          <table:table-cell office:value-type="float" office:value="0.297267">
            <text:p>0.297267</text:p>
          </table:table-cell>
        </table:table-row>
        <table:table-row table:style-name="ro1">
          <table:table-cell/>
          <table:table-cell office:value-type="float" office:value="126.783">
            <text:p>126.783</text:p>
          </table:table-cell>
          <table:table-cell office:value-type="float" office:value="0.134277">
            <text:p>0.134277</text:p>
          </table:table-cell>
          <table:table-cell/>
          <table:table-cell office:value-type="float" office:value="108.71">
            <text:p>108.71</text:p>
          </table:table-cell>
          <table:table-cell office:value-type="float" office:value="0.576247">
            <text:p>0.576247</text:p>
          </table:table-cell>
          <table:table-cell/>
          <table:table-cell office:value-type="float" office:value="81.676">
            <text:p>81.676</text:p>
          </table:table-cell>
          <table:table-cell office:value-type="float" office:value="0.362282">
            <text:p>0.362282</text:p>
          </table:table-cell>
          <table:table-cell/>
          <table:table-cell office:value-type="float" office:value="127.002">
            <text:p>127.002</text:p>
          </table:table-cell>
          <table:table-cell office:value-type="float" office:value="0.311787">
            <text:p>0.311787</text:p>
          </table:table-cell>
          <table:table-cell/>
          <table:table-cell office:value-type="float" office:value="92.541">
            <text:p>92.541</text:p>
          </table:table-cell>
          <table:table-cell office:value-type="float" office:value="0.312273">
            <text:p>0.312273</text:p>
          </table:table-cell>
        </table:table-row>
        <table:table-row table:style-name="ro1">
          <table:table-cell/>
          <table:table-cell office:value-type="float" office:value="128.247">
            <text:p>128.247</text:p>
          </table:table-cell>
          <table:table-cell office:value-type="float" office:value="0.177216">
            <text:p>0.177216</text:p>
          </table:table-cell>
          <table:table-cell/>
          <table:table-cell office:value-type="float" office:value="110.382">
            <text:p>110.382</text:p>
          </table:table-cell>
          <table:table-cell office:value-type="float" office:value="0.522482">
            <text:p>0.522482</text:p>
          </table:table-cell>
          <table:table-cell/>
          <table:table-cell office:value-type="float" office:value="82.038">
            <text:p>82.038</text:p>
          </table:table-cell>
          <table:table-cell office:value-type="float" office:value="5.164709">
            <text:p>5.164709</text:p>
          </table:table-cell>
          <table:table-cell/>
          <table:table-cell office:value-type="float" office:value="129.186">
            <text:p>129.186</text:p>
          </table:table-cell>
          <table:table-cell office:value-type="float" office:value="0.288557">
            <text:p>0.288557</text:p>
          </table:table-cell>
          <table:table-cell/>
          <table:table-cell office:value-type="float" office:value="93.952">
            <text:p>93.952</text:p>
          </table:table-cell>
          <table:table-cell office:value-type="float" office:value="0.504746">
            <text:p>0.504746</text:p>
          </table:table-cell>
        </table:table-row>
        <table:table-row table:style-name="ro1">
          <table:table-cell/>
          <table:table-cell office:value-type="float" office:value="129.735">
            <text:p>129.735</text:p>
          </table:table-cell>
          <table:table-cell office:value-type="float" office:value="0.173638">
            <text:p>0.173638</text:p>
          </table:table-cell>
          <table:table-cell/>
          <table:table-cell office:value-type="float" office:value="112.039">
            <text:p>112.039</text:p>
          </table:table-cell>
          <table:table-cell office:value-type="float" office:value="0.497237">
            <text:p>0.497237</text:p>
          </table:table-cell>
          <table:table-cell/>
          <table:table-cell office:value-type="float" office:value="88.471">
            <text:p>88.471</text:p>
          </table:table-cell>
          <table:table-cell office:value-type="float" office:value="0.667237">
            <text:p>0.667237</text:p>
          </table:table-cell>
          <table:table-cell/>
          <table:table-cell office:value-type="float" office:value="130.66">
            <text:p>130.66</text:p>
          </table:table-cell>
          <table:table-cell office:value-type="float" office:value="0.294209">
            <text:p>0.294209</text:p>
          </table:table-cell>
          <table:table-cell/>
          <table:table-cell office:value-type="float" office:value="95.992">
            <text:p>95.992</text:p>
          </table:table-cell>
          <table:table-cell office:value-type="float" office:value="0.649253">
            <text:p>0.649253</text:p>
          </table:table-cell>
        </table:table-row>
        <table:table-row table:style-name="ro1">
          <table:table-cell/>
          <table:table-cell office:value-type="float" office:value="132.506">
            <text:p>132.506</text:p>
          </table:table-cell>
          <table:table-cell office:value-type="float" office:value="0.233737">
            <text:p>0.233737</text:p>
          </table:table-cell>
          <table:table-cell/>
          <table:table-cell office:value-type="float" office:value="113.673">
            <text:p>113.673</text:p>
          </table:table-cell>
          <table:table-cell office:value-type="float" office:value="0.44025">
            <text:p>0.44025</text:p>
          </table:table-cell>
          <table:table-cell/>
          <table:table-cell office:value-type="float" office:value="90.186">
            <text:p>90.186</text:p>
          </table:table-cell>
          <table:table-cell office:value-type="float" office:value="0.288202">
            <text:p>0.288202</text:p>
          </table:table-cell>
          <table:table-cell/>
          <table:table-cell office:value-type="float" office:value="132.146">
            <text:p>132.146</text:p>
          </table:table-cell>
          <table:table-cell office:value-type="float" office:value="0.295436">
            <text:p>0.295436</text:p>
          </table:table-cell>
          <table:table-cell/>
          <table:table-cell office:value-type="float" office:value="97.889">
            <text:p>97.889</text:p>
          </table:table-cell>
          <table:table-cell office:value-type="float" office:value="0.523154">
            <text:p>0.523154</text:p>
          </table:table-cell>
        </table:table-row>
        <table:table-row table:style-name="ro1">
          <table:table-cell/>
          <table:table-cell office:value-type="float" office:value="134.38">
            <text:p>134.38</text:p>
          </table:table-cell>
          <table:table-cell office:value-type="float" office:value="0.20141">
            <text:p>0.20141</text:p>
          </table:table-cell>
          <table:table-cell/>
          <table:table-cell office:value-type="float" office:value="115.211">
            <text:p>115.211</text:p>
          </table:table-cell>
          <table:table-cell office:value-type="float" office:value="0.377609">
            <text:p>0.377609</text:p>
          </table:table-cell>
          <table:table-cell/>
          <table:table-cell office:value-type="float" office:value="91.631">
            <text:p>91.631</text:p>
          </table:table-cell>
          <table:table-cell office:value-type="float" office:value="0.291346">
            <text:p>0.291346</text:p>
          </table:table-cell>
          <table:table-cell/>
          <table:table-cell office:value-type="float" office:value="134.908">
            <text:p>134.908</text:p>
          </table:table-cell>
          <table:table-cell office:value-type="float" office:value="0.296833">
            <text:p>0.296833</text:p>
          </table:table-cell>
          <table:table-cell/>
          <table:table-cell office:value-type="float" office:value="99.473">
            <text:p>99.473</text:p>
          </table:table-cell>
          <table:table-cell office:value-type="float" office:value="0.423134">
            <text:p>0.423134</text:p>
          </table:table-cell>
        </table:table-row>
        <table:table-row table:style-name="ro1">
          <table:table-cell/>
          <table:table-cell office:value-type="float" office:value="136.007">
            <text:p>136.007</text:p>
          </table:table-cell>
          <table:table-cell office:value-type="float" office:value="0.193198">
            <text:p>0.193198</text:p>
          </table:table-cell>
          <table:table-cell/>
          <table:table-cell office:value-type="float" office:value="116.87">
            <text:p>116.87</text:p>
          </table:table-cell>
          <table:table-cell office:value-type="float" office:value="0.377859">
            <text:p>0.377859</text:p>
          </table:table-cell>
          <table:table-cell/>
          <table:table-cell office:value-type="float" office:value="93.009">
            <text:p>93.009</text:p>
          </table:table-cell>
          <table:table-cell office:value-type="float" office:value="0.319497">
            <text:p>0.319497</text:p>
          </table:table-cell>
          <table:table-cell/>
          <table:table-cell office:value-type="float" office:value="136.397">
            <text:p>136.397</text:p>
          </table:table-cell>
          <table:table-cell office:value-type="float" office:value="0.287875">
            <text:p>0.287875</text:p>
          </table:table-cell>
          <table:table-cell/>
          <table:table-cell office:value-type="float" office:value="101.006">
            <text:p>101.006</text:p>
          </table:table-cell>
          <table:table-cell office:value-type="float" office:value="0.483237">
            <text:p>0.483237</text:p>
          </table:table-cell>
        </table:table-row>
        <table:table-row table:style-name="ro1">
          <table:table-cell/>
          <table:table-cell office:value-type="float" office:value="137.963">
            <text:p>137.963</text:p>
          </table:table-cell>
          <table:table-cell office:value-type="float" office:value="0.194089">
            <text:p>0.194089</text:p>
          </table:table-cell>
          <table:table-cell/>
          <table:table-cell office:value-type="float" office:value="117.248">
            <text:p>117.248</text:p>
          </table:table-cell>
          <table:table-cell office:value-type="float" office:value="6.608607">
            <text:p>6.608607</text:p>
          </table:table-cell>
          <table:table-cell/>
          <table:table-cell office:value-type="float" office:value="94.532">
            <text:p>94.532</text:p>
          </table:table-cell>
          <table:table-cell office:value-type="float" office:value="0.355497">
            <text:p>0.355497</text:p>
          </table:table-cell>
          <table:table-cell/>
          <table:table-cell office:value-type="float" office:value="137.9">
            <text:p>137.9</text:p>
          </table:table-cell>
          <table:table-cell office:value-type="float" office:value="0.25862">
            <text:p>0.25862</text:p>
          </table:table-cell>
          <table:table-cell/>
          <table:table-cell office:value-type="float" office:value="102.594">
            <text:p>102.594</text:p>
          </table:table-cell>
          <table:table-cell office:value-type="float" office:value="0.419912">
            <text:p>0.419912</text:p>
          </table:table-cell>
        </table:table-row>
        <table:table-row table:style-name="ro1">
          <table:table-cell/>
          <table:table-cell office:value-type="float" office:value="139.418">
            <text:p>139.418</text:p>
          </table:table-cell>
          <table:table-cell office:value-type="float" office:value="0.238656">
            <text:p>0.238656</text:p>
          </table:table-cell>
          <table:table-cell/>
          <table:table-cell office:value-type="float" office:value="125.046">
            <text:p>125.046</text:p>
          </table:table-cell>
          <table:table-cell office:value-type="float" office:value="0.701552">
            <text:p>0.701552</text:p>
          </table:table-cell>
          <table:table-cell/>
          <table:table-cell office:value-type="float" office:value="96.102">
            <text:p>96.102</text:p>
          </table:table-cell>
          <table:table-cell office:value-type="float" office:value="0.452269">
            <text:p>0.452269</text:p>
          </table:table-cell>
          <table:table-cell/>
          <table:table-cell office:value-type="float" office:value="140.72">
            <text:p>140.72</text:p>
          </table:table-cell>
          <table:table-cell office:value-type="float" office:value="0.234106">
            <text:p>0.234106</text:p>
          </table:table-cell>
          <table:table-cell/>
          <table:table-cell office:value-type="float" office:value="104.055">
            <text:p>104.055</text:p>
          </table:table-cell>
          <table:table-cell office:value-type="float" office:value="0.447278">
            <text:p>0.447278</text:p>
          </table:table-cell>
        </table:table-row>
        <table:table-row table:style-name="ro1">
          <table:table-cell/>
          <table:table-cell office:value-type="float" office:value="141.208">
            <text:p>141.208</text:p>
          </table:table-cell>
          <table:table-cell office:value-type="float" office:value="0.182358">
            <text:p>0.182358</text:p>
          </table:table-cell>
          <table:table-cell/>
          <table:table-cell office:value-type="float" office:value="126.96">
            <text:p>126.96</text:p>
          </table:table-cell>
          <table:table-cell office:value-type="float" office:value="0.200556">
            <text:p>0.200556</text:p>
          </table:table-cell>
          <table:table-cell/>
          <table:table-cell office:value-type="float" office:value="98.202">
            <text:p>98.202</text:p>
          </table:table-cell>
          <table:table-cell office:value-type="float" office:value="0.627113">
            <text:p>0.627113</text:p>
          </table:table-cell>
          <table:table-cell/>
          <table:table-cell office:value-type="float" office:value="142.211">
            <text:p>142.211</text:p>
          </table:table-cell>
          <table:table-cell office:value-type="float" office:value="0.212647">
            <text:p>0.212647</text:p>
          </table:table-cell>
          <table:table-cell/>
          <table:table-cell office:value-type="float" office:value="105.861">
            <text:p>105.861</text:p>
          </table:table-cell>
          <table:table-cell office:value-type="float" office:value="0.540969">
            <text:p>0.540969</text:p>
          </table:table-cell>
        </table:table-row>
        <table:table-row table:style-name="ro1">
          <table:table-cell/>
          <table:table-cell office:value-type="float" office:value="142.949">
            <text:p>142.949</text:p>
          </table:table-cell>
          <table:table-cell office:value-type="float" office:value="0.206355">
            <text:p>0.206355</text:p>
          </table:table-cell>
          <table:table-cell/>
          <table:table-cell office:value-type="float" office:value="128.417">
            <text:p>128.417</text:p>
          </table:table-cell>
          <table:table-cell office:value-type="float" office:value="0.264447">
            <text:p>0.264447</text:p>
          </table:table-cell>
          <table:table-cell/>
          <table:table-cell office:value-type="float" office:value="100.013">
            <text:p>100.013</text:p>
          </table:table-cell>
          <table:table-cell office:value-type="float" office:value="0.587283">
            <text:p>0.587283</text:p>
          </table:table-cell>
          <table:table-cell/>
          <table:table-cell office:value-type="float" office:value="143.674">
            <text:p>143.674</text:p>
          </table:table-cell>
          <table:table-cell office:value-type="float" office:value="0.162669">
            <text:p>0.162669</text:p>
          </table:table-cell>
          <table:table-cell/>
          <table:table-cell office:value-type="float" office:value="107.592">
            <text:p>107.592</text:p>
          </table:table-cell>
          <table:table-cell office:value-type="float" office:value="0.319985">
            <text:p>0.319985</text:p>
          </table:table-cell>
        </table:table-row>
        <table:table-row table:style-name="ro1">
          <table:table-cell/>
          <table:table-cell office:value-type="float" office:value="144.666">
            <text:p>144.666</text:p>
          </table:table-cell>
          <table:table-cell office:value-type="float" office:value="0.198781">
            <text:p>0.198781</text:p>
          </table:table-cell>
          <table:table-cell/>
          <table:table-cell office:value-type="float" office:value="129.891">
            <text:p>129.891</text:p>
          </table:table-cell>
          <table:table-cell office:value-type="float" office:value="0.305663">
            <text:p>0.305663</text:p>
          </table:table-cell>
          <table:table-cell/>
          <table:table-cell office:value-type="float" office:value="101.744">
            <text:p>101.744</text:p>
          </table:table-cell>
          <table:table-cell office:value-type="float" office:value="0.542619">
            <text:p>0.542619</text:p>
          </table:table-cell>
          <table:table-cell/>
          <table:table-cell office:value-type="float" office:value="145.072">
            <text:p>145.072</text:p>
          </table:table-cell>
          <table:table-cell office:value-type="float" office:value="0.133613">
            <text:p>0.133613</text:p>
          </table:table-cell>
          <table:table-cell/>
          <table:table-cell office:value-type="float" office:value="109.038">
            <text:p>109.038</text:p>
          </table:table-cell>
          <table:table-cell office:value-type="float" office:value="0.282109">
            <text:p>0.282109</text:p>
          </table:table-cell>
        </table:table-row>
        <table:table-row table:style-name="ro1">
          <table:table-cell/>
          <table:table-cell office:value-type="float" office:value="146.488">
            <text:p>146.488</text:p>
          </table:table-cell>
          <table:table-cell office:value-type="float" office:value="0.194922">
            <text:p>0.194922</text:p>
          </table:table-cell>
          <table:table-cell/>
          <table:table-cell office:value-type="float" office:value="131.462">
            <text:p>131.462</text:p>
          </table:table-cell>
          <table:table-cell office:value-type="float" office:value="0.331532">
            <text:p>0.331532</text:p>
          </table:table-cell>
          <table:table-cell/>
          <table:table-cell office:value-type="float" office:value="103.188">
            <text:p>103.188</text:p>
          </table:table-cell>
          <table:table-cell office:value-type="float" office:value="0.53978">
            <text:p>0.53978</text:p>
          </table:table-cell>
          <table:table-cell/>
          <table:table-cell office:value-type="float" office:value="146.627">
            <text:p>146.627</text:p>
          </table:table-cell>
          <table:table-cell office:value-type="float" office:value="0.099391">
            <text:p>0.099391</text:p>
          </table:table-cell>
          <table:table-cell/>
          <table:table-cell office:value-type="float" office:value="110.366">
            <text:p>110.366</text:p>
          </table:table-cell>
          <table:table-cell office:value-type="float" office:value="0.266393">
            <text:p>0.266393</text:p>
          </table:table-cell>
        </table:table-row>
        <table:table-row table:style-name="ro1">
          <table:table-cell/>
          <table:table-cell office:value-type="float" office:value="148.059">
            <text:p>148.059</text:p>
          </table:table-cell>
          <table:table-cell office:value-type="float" office:value="0.23363">
            <text:p>0.23363</text:p>
          </table:table-cell>
          <table:table-cell/>
          <table:table-cell office:value-type="float" office:value="133.078">
            <text:p>133.078</text:p>
          </table:table-cell>
          <table:table-cell office:value-type="float" office:value="0.355772">
            <text:p>0.355772</text:p>
          </table:table-cell>
          <table:table-cell/>
          <table:table-cell office:value-type="float" office:value="104.761">
            <text:p>104.761</text:p>
          </table:table-cell>
          <table:table-cell office:value-type="float" office:value="0.478243">
            <text:p>0.478243</text:p>
          </table:table-cell>
          <table:table-cell/>
          <table:table-cell office:value-type="float" office:value="148.95">
            <text:p>148.95</text:p>
          </table:table-cell>
          <table:table-cell office:value-type="float" office:value="0.079511">
            <text:p>0.079511</text:p>
          </table:table-cell>
          <table:table-cell/>
          <table:table-cell office:value-type="float" office:value="111.809">
            <text:p>111.809</text:p>
          </table:table-cell>
          <table:table-cell office:value-type="float" office:value="0.249987">
            <text:p>0.249987</text:p>
          </table:table-cell>
        </table:table-row>
        <table:table-row table:style-name="ro1">
          <table:table-cell/>
          <table:table-cell office:value-type="float" office:value="149.846">
            <text:p>149.846</text:p>
          </table:table-cell>
          <table:table-cell office:value-type="float" office:value="0.174693">
            <text:p>0.174693</text:p>
          </table:table-cell>
          <table:table-cell/>
          <table:table-cell office:value-type="float" office:value="134.648">
            <text:p>134.648</text:p>
          </table:table-cell>
          <table:table-cell office:value-type="float" office:value="0.414572">
            <text:p>0.414572</text:p>
          </table:table-cell>
          <table:table-cell/>
          <table:table-cell office:value-type="float" office:value="106.119">
            <text:p>106.119</text:p>
          </table:table-cell>
          <table:table-cell office:value-type="float" office:value="0.413578">
            <text:p>0.413578</text:p>
          </table:table-cell>
          <table:table-cell/>
          <table:table-cell office:value-type="float" office:value="151.829">
            <text:p>151.829</text:p>
          </table:table-cell>
          <table:table-cell office:value-type="float" office:value="0.041819">
            <text:p>0.041819</text:p>
          </table:table-cell>
          <table:table-cell/>
          <table:table-cell office:value-type="float" office:value="113.17">
            <text:p>113.17</text:p>
          </table:table-cell>
          <table:table-cell office:value-type="float" office:value="0.279702">
            <text:p>0.279702</text:p>
          </table:table-cell>
        </table:table-row>
        <table:table-row table:style-name="ro1">
          <table:table-cell/>
          <table:table-cell office:value-type="float" office:value="151.679">
            <text:p>151.679</text:p>
          </table:table-cell>
          <table:table-cell office:value-type="float" office:value="0.197565">
            <text:p>0.197565</text:p>
          </table:table-cell>
          <table:table-cell/>
          <table:table-cell office:value-type="float" office:value="136.25">
            <text:p>136.25</text:p>
          </table:table-cell>
          <table:table-cell office:value-type="float" office:value="0.439971">
            <text:p>0.439971</text:p>
          </table:table-cell>
          <table:table-cell/>
          <table:table-cell office:value-type="float" office:value="106.532">
            <text:p>106.532</text:p>
          </table:table-cell>
          <table:table-cell office:value-type="float" office:value="16.123423">
            <text:p>16.123423</text:p>
          </table:table-cell>
          <table:table-cell/>
          <table:table-cell office:value-type="float" office:value="153.115">
            <text:p>153.115</text:p>
          </table:table-cell>
          <table:table-cell office:value-type="float" office:value="0.022134">
            <text:p>0.022134</text:p>
          </table:table-cell>
          <table:table-cell/>
          <table:table-cell office:value-type="float" office:value="113.45">
            <text:p>113.45</text:p>
          </table:table-cell>
          <table:table-cell office:value-type="float" office:value="6.259601">
            <text:p>6.259601</text:p>
          </table:table-cell>
        </table:table-row>
        <table:table-row table:style-name="ro1">
          <table:table-cell/>
          <table:table-cell office:value-type="float" office:value="153.565">
            <text:p>153.565</text:p>
          </table:table-cell>
          <table:table-cell office:value-type="float" office:value="0.196144">
            <text:p>0.196144</text:p>
          </table:table-cell>
          <table:table-cell/>
          <table:table-cell office:value-type="float" office:value="138.104">
            <text:p>138.104</text:p>
          </table:table-cell>
          <table:table-cell office:value-type="float" office:value="0.531138">
            <text:p>0.531138</text:p>
          </table:table-cell>
          <table:table-cell/>
          <table:table-cell office:value-type="float" office:value="123.758">
            <text:p>123.758</text:p>
          </table:table-cell>
          <table:table-cell office:value-type="float" office:value="0.228921">
            <text:p>0.228921</text:p>
          </table:table-cell>
          <table:table-cell/>
          <table:table-cell office:value-type="float" office:value="154.338">
            <text:p>154.338</text:p>
          </table:table-cell>
          <table:table-cell office:value-type="float" office:value="0.022356">
            <text:p>0.022356</text:p>
          </table:table-cell>
          <table:table-cell/>
          <table:table-cell office:value-type="float" office:value="120.851">
            <text:p>120.851</text:p>
          </table:table-cell>
          <table:table-cell office:value-type="float" office:value="0.610177">
            <text:p>0.610177</text:p>
          </table:table-cell>
        </table:table-row>
        <table:table-row table:style-name="ro1">
          <table:table-cell/>
          <table:table-cell office:value-type="float" office:value="155.142">
            <text:p>155.142</text:p>
          </table:table-cell>
          <table:table-cell office:value-type="float" office:value="0.125002">
            <text:p>0.125002</text:p>
          </table:table-cell>
          <table:table-cell/>
          <table:table-cell office:value-type="float" office:value="140.258">
            <text:p>140.258</text:p>
          </table:table-cell>
          <table:table-cell office:value-type="float" office:value="0.753807">
            <text:p>0.753807</text:p>
          </table:table-cell>
          <table:table-cell/>
          <table:table-cell office:value-type="float" office:value="124.908">
            <text:p>124.908</text:p>
          </table:table-cell>
          <table:table-cell office:value-type="float" office:value="0.173743">
            <text:p>0.173743</text:p>
          </table:table-cell>
          <table:table-cell/>
          <table:table-cell office:value-type="float" office:value="158.082">
            <text:p>158.082</text:p>
          </table:table-cell>
          <table:table-cell office:value-type="float" office:value="0.158537">
            <text:p>0.158537</text:p>
          </table:table-cell>
          <table:table-cell/>
          <table:table-cell office:value-type="float" office:value="122.609">
            <text:p>122.609</text:p>
          </table:table-cell>
          <table:table-cell office:value-type="float" office:value="0.182082">
            <text:p>0.182082</text:p>
          </table:table-cell>
        </table:table-row>
        <table:table-row table:style-name="ro1">
          <table:table-cell/>
          <table:table-cell office:value-type="float" office:value="156.636">
            <text:p>156.636</text:p>
          </table:table-cell>
          <table:table-cell office:value-type="float" office:value="0.087341">
            <text:p>0.087341</text:p>
          </table:table-cell>
          <table:table-cell/>
          <table:table-cell office:value-type="float" office:value="142.541">
            <text:p>142.541</text:p>
          </table:table-cell>
          <table:table-cell office:value-type="float" office:value="0.848991">
            <text:p>0.848991</text:p>
          </table:table-cell>
          <table:table-cell/>
          <table:table-cell office:value-type="float" office:value="125.987">
            <text:p>125.987</text:p>
          </table:table-cell>
          <table:table-cell office:value-type="float" office:value="0.213067">
            <text:p>0.213067</text:p>
          </table:table-cell>
          <table:table-cell/>
          <table:table-cell office:value-type="float" office:value="160.57">
            <text:p>160.57</text:p>
          </table:table-cell>
          <table:table-cell office:value-type="float" office:value="0.179983">
            <text:p>0.179983</text:p>
          </table:table-cell>
          <table:table-cell/>
          <table:table-cell office:value-type="float" office:value="124.025">
            <text:p>124.025</text:p>
          </table:table-cell>
          <table:table-cell office:value-type="float" office:value="0.258777">
            <text:p>0.258777</text:p>
          </table:table-cell>
        </table:table-row>
        <table:table-row table:style-name="ro1">
          <table:table-cell/>
          <table:table-cell office:value-type="float" office:value="158.075">
            <text:p>158.075</text:p>
          </table:table-cell>
          <table:table-cell office:value-type="float" office:value="0.051609">
            <text:p>0.051609</text:p>
          </table:table-cell>
          <table:table-cell/>
          <table:table-cell office:value-type="float" office:value="144.604">
            <text:p>144.604</text:p>
          </table:table-cell>
          <table:table-cell office:value-type="float" office:value="0.717231">
            <text:p>0.717231</text:p>
          </table:table-cell>
          <table:table-cell/>
          <table:table-cell office:value-type="float" office:value="127.134">
            <text:p>127.134</text:p>
          </table:table-cell>
          <table:table-cell office:value-type="float" office:value="0.254642">
            <text:p>0.254642</text:p>
          </table:table-cell>
          <table:table-cell/>
          <table:table-cell office:value-type="float" office:value="162.112">
            <text:p>162.112</text:p>
          </table:table-cell>
          <table:table-cell office:value-type="float" office:value="0.191733">
            <text:p>0.191733</text:p>
          </table:table-cell>
          <table:table-cell/>
          <table:table-cell office:value-type="float" office:value="125.554">
            <text:p>125.554</text:p>
          </table:table-cell>
          <table:table-cell office:value-type="float" office:value="0.263191">
            <text:p>0.263191</text:p>
          </table:table-cell>
        </table:table-row>
        <table:table-row table:style-name="ro1">
          <table:table-cell/>
          <table:table-cell office:value-type="float" office:value="159.754">
            <text:p>159.754</text:p>
          </table:table-cell>
          <table:table-cell office:value-type="float" office:value="0.035537">
            <text:p>0.035537</text:p>
          </table:table-cell>
          <table:table-cell/>
          <table:table-cell office:value-type="float" office:value="146.285">
            <text:p>146.285</text:p>
          </table:table-cell>
          <table:table-cell office:value-type="float" office:value="0.667084">
            <text:p>0.667084</text:p>
          </table:table-cell>
          <table:table-cell/>
          <table:table-cell office:value-type="float" office:value="128.311">
            <text:p>128.311</text:p>
          </table:table-cell>
          <table:table-cell office:value-type="float" office:value="0.273583">
            <text:p>0.273583</text:p>
          </table:table-cell>
          <table:table-cell/>
          <table:table-cell office:value-type="float" office:value="163.609">
            <text:p>163.609</text:p>
          </table:table-cell>
          <table:table-cell office:value-type="float" office:value="0.228653">
            <text:p>0.228653</text:p>
          </table:table-cell>
          <table:table-cell/>
          <table:table-cell office:value-type="float" office:value="127.11">
            <text:p>127.11</text:p>
          </table:table-cell>
          <table:table-cell office:value-type="float" office:value="0.364575">
            <text:p>0.364575</text:p>
          </table:table-cell>
        </table:table-row>
        <table:table-row table:style-name="ro1">
          <table:table-cell/>
          <table:table-cell office:value-type="float" office:value="161.64">
            <text:p>161.64</text:p>
          </table:table-cell>
          <table:table-cell office:value-type="float" office:value="0.022747">
            <text:p>0.022747</text:p>
          </table:table-cell>
          <table:table-cell/>
          <table:table-cell office:value-type="float" office:value="147.919">
            <text:p>147.919</text:p>
          </table:table-cell>
          <table:table-cell office:value-type="float" office:value="0.603021">
            <text:p>0.603021</text:p>
          </table:table-cell>
          <table:table-cell/>
          <table:table-cell office:value-type="float" office:value="129.528">
            <text:p>129.528</text:p>
          </table:table-cell>
          <table:table-cell office:value-type="float" office:value="0.318431">
            <text:p>0.318431</text:p>
          </table:table-cell>
          <table:table-cell/>
          <table:table-cell office:value-type="float" office:value="165.209">
            <text:p>165.209</text:p>
          </table:table-cell>
          <table:table-cell office:value-type="float" office:value="0.269529">
            <text:p>0.269529</text:p>
          </table:table-cell>
          <table:table-cell/>
          <table:table-cell office:value-type="float" office:value="128.738">
            <text:p>128.738</text:p>
          </table:table-cell>
          <table:table-cell office:value-type="float" office:value="0.31488">
            <text:p>0.31488</text:p>
          </table:table-cell>
        </table:table-row>
        <table:table-row table:style-name="ro1">
          <table:table-cell/>
          <table:table-cell office:value-type="float" office:value="165.625">
            <text:p>165.625</text:p>
          </table:table-cell>
          <table:table-cell office:value-type="float" office:value="0.210997">
            <text:p>0.210997</text:p>
          </table:table-cell>
          <table:table-cell/>
          <table:table-cell office:value-type="float" office:value="149.462">
            <text:p>149.462</text:p>
          </table:table-cell>
          <table:table-cell office:value-type="float" office:value="0.585889">
            <text:p>0.585889</text:p>
          </table:table-cell>
          <table:table-cell/>
          <table:table-cell office:value-type="float" office:value="130.824">
            <text:p>130.824</text:p>
          </table:table-cell>
          <table:table-cell office:value-type="float" office:value="0.386542">
            <text:p>0.386542</text:p>
          </table:table-cell>
          <table:table-cell/>
          <table:table-cell office:value-type="float" office:value="166.801">
            <text:p>166.801</text:p>
          </table:table-cell>
          <table:table-cell office:value-type="float" office:value="0.361298">
            <text:p>0.361298</text:p>
          </table:table-cell>
          <table:table-cell/>
          <table:table-cell office:value-type="float" office:value="130.304">
            <text:p>130.304</text:p>
          </table:table-cell>
          <table:table-cell office:value-type="float" office:value="0.390631">
            <text:p>0.390631</text:p>
          </table:table-cell>
        </table:table-row>
        <table:table-row table:style-name="ro1">
          <table:table-cell/>
          <table:table-cell office:value-type="float" office:value="169.198">
            <text:p>169.198</text:p>
          </table:table-cell>
          <table:table-cell office:value-type="float" office:value="0.234761">
            <text:p>0.234761</text:p>
          </table:table-cell>
          <table:table-cell/>
          <table:table-cell office:value-type="float" office:value="150.048">
            <text:p>150.048</text:p>
          </table:table-cell>
          <table:table-cell office:value-type="float" office:value="20.02028">
            <text:p>20.02028</text:p>
          </table:table-cell>
          <table:table-cell/>
          <table:table-cell office:value-type="float" office:value="132.239">
            <text:p>132.239</text:p>
          </table:table-cell>
          <table:table-cell office:value-type="float" office:value="0.401632">
            <text:p>0.401632</text:p>
          </table:table-cell>
          <table:table-cell/>
          <table:table-cell office:value-type="float" office:value="168.424">
            <text:p>168.424</text:p>
          </table:table-cell>
          <table:table-cell office:value-type="float" office:value="0.33266">
            <text:p>0.33266</text:p>
          </table:table-cell>
          <table:table-cell/>
          <table:table-cell office:value-type="float" office:value="132.114">
            <text:p>132.114</text:p>
          </table:table-cell>
          <table:table-cell office:value-type="float" office:value="0.513115">
            <text:p>0.513115</text:p>
          </table:table-cell>
        </table:table-row>
        <table:table-row table:style-name="ro1">
          <table:table-cell/>
          <table:table-cell office:value-type="float" office:value="170.97">
            <text:p>170.97</text:p>
          </table:table-cell>
          <table:table-cell office:value-type="float" office:value="0.226834">
            <text:p>0.226834</text:p>
          </table:table-cell>
          <table:table-cell/>
          <table:table-cell office:value-type="float" office:value="171.08">
            <text:p>171.08</text:p>
          </table:table-cell>
          <table:table-cell office:value-type="float" office:value="0.133485">
            <text:p>0.133485</text:p>
          </table:table-cell>
          <table:table-cell/>
          <table:table-cell office:value-type="float" office:value="133.61">
            <text:p>133.61</text:p>
          </table:table-cell>
          <table:table-cell office:value-type="float" office:value="0.410332">
            <text:p>0.410332</text:p>
          </table:table-cell>
          <table:table-cell/>
          <table:table-cell office:value-type="float" office:value="170.124">
            <text:p>170.124</text:p>
          </table:table-cell>
          <table:table-cell office:value-type="float" office:value="0.375578">
            <text:p>0.375578</text:p>
          </table:table-cell>
          <table:table-cell/>
          <table:table-cell office:value-type="float" office:value="133.929">
            <text:p>133.929</text:p>
          </table:table-cell>
          <table:table-cell office:value-type="float" office:value="0.590064">
            <text:p>0.590064</text:p>
          </table:table-cell>
        </table:table-row>
        <table:table-row table:style-name="ro1">
          <table:table-cell/>
          <table:table-cell office:value-type="float" office:value="172.729">
            <text:p>172.729</text:p>
          </table:table-cell>
          <table:table-cell office:value-type="float" office:value="0.252937">
            <text:p>0.252937</text:p>
          </table:table-cell>
          <table:table-cell/>
          <table:table-cell office:value-type="float" office:value="172.161">
            <text:p>172.161</text:p>
          </table:table-cell>
          <table:table-cell office:value-type="float" office:value="0.169388">
            <text:p>0.169388</text:p>
          </table:table-cell>
          <table:table-cell/>
          <table:table-cell office:value-type="float" office:value="135.153">
            <text:p>135.153</text:p>
          </table:table-cell>
          <table:table-cell office:value-type="float" office:value="0.482965">
            <text:p>0.482965</text:p>
          </table:table-cell>
          <table:table-cell/>
          <table:table-cell office:value-type="float" office:value="171.796">
            <text:p>171.796</text:p>
          </table:table-cell>
          <table:table-cell office:value-type="float" office:value="0.452092">
            <text:p>0.452092</text:p>
          </table:table-cell>
          <table:table-cell/>
          <table:table-cell office:value-type="float" office:value="135.921">
            <text:p>135.921</text:p>
          </table:table-cell>
          <table:table-cell office:value-type="float" office:value="0.520626">
            <text:p>0.520626</text:p>
          </table:table-cell>
        </table:table-row>
        <table:table-row table:style-name="ro1">
          <table:table-cell/>
          <table:table-cell office:value-type="float" office:value="174.504">
            <text:p>174.504</text:p>
          </table:table-cell>
          <table:table-cell office:value-type="float" office:value="0.3321">
            <text:p>0.3321</text:p>
          </table:table-cell>
          <table:table-cell/>
          <table:table-cell office:value-type="float" office:value="173.281">
            <text:p>173.281</text:p>
          </table:table-cell>
          <table:table-cell office:value-type="float" office:value="0.213405">
            <text:p>0.213405</text:p>
          </table:table-cell>
          <table:table-cell/>
          <table:table-cell office:value-type="float" office:value="136.924">
            <text:p>136.924</text:p>
          </table:table-cell>
          <table:table-cell office:value-type="float" office:value="0.797893">
            <text:p>0.797893</text:p>
          </table:table-cell>
          <table:table-cell/>
          <table:table-cell office:value-type="float" office:value="173.5">
            <text:p>173.5</text:p>
          </table:table-cell>
          <table:table-cell office:value-type="float" office:value="0.438722">
            <text:p>0.438722</text:p>
          </table:table-cell>
          <table:table-cell/>
          <table:table-cell office:value-type="float" office:value="137.529">
            <text:p>137.529</text:p>
          </table:table-cell>
          <table:table-cell office:value-type="float" office:value="0.446772">
            <text:p>0.446772</text:p>
          </table:table-cell>
        </table:table-row>
        <table:table-row table:style-name="ro1">
          <table:table-cell/>
          <table:table-cell office:value-type="float" office:value="176.394">
            <text:p>176.394</text:p>
          </table:table-cell>
          <table:table-cell office:value-type="float" office:value="0.364513">
            <text:p>0.364513</text:p>
          </table:table-cell>
          <table:table-cell/>
          <table:table-cell office:value-type="float" office:value="174.456">
            <text:p>174.456</text:p>
          </table:table-cell>
          <table:table-cell office:value-type="float" office:value="0.266161">
            <text:p>0.266161</text:p>
          </table:table-cell>
          <table:table-cell/>
          <table:table-cell office:value-type="float" office:value="139.069">
            <text:p>139.069</text:p>
          </table:table-cell>
          <table:table-cell office:value-type="float" office:value="0.864418">
            <text:p>0.864418</text:p>
          </table:table-cell>
          <table:table-cell/>
          <table:table-cell office:value-type="float" office:value="175.202">
            <text:p>175.202</text:p>
          </table:table-cell>
          <table:table-cell office:value-type="float" office:value="0.453774">
            <text:p>0.453774</text:p>
          </table:table-cell>
          <table:table-cell/>
          <table:table-cell office:value-type="float" office:value="139.109">
            <text:p>139.109</text:p>
          </table:table-cell>
          <table:table-cell office:value-type="float" office:value="0.507063">
            <text:p>0.507063</text:p>
          </table:table-cell>
        </table:table-row>
        <table:table-row table:style-name="ro1">
          <table:table-cell/>
          <table:table-cell office:value-type="float" office:value="178.263">
            <text:p>178.263</text:p>
          </table:table-cell>
          <table:table-cell office:value-type="float" office:value="0.387319">
            <text:p>0.387319</text:p>
          </table:table-cell>
          <table:table-cell/>
          <table:table-cell office:value-type="float" office:value="175.661">
            <text:p>175.661</text:p>
          </table:table-cell>
          <table:table-cell office:value-type="float" office:value="0.276967">
            <text:p>0.276967</text:p>
          </table:table-cell>
          <table:table-cell/>
          <table:table-cell office:value-type="float" office:value="141.298">
            <text:p>141.298</text:p>
          </table:table-cell>
          <table:table-cell office:value-type="float" office:value="0.951287">
            <text:p>0.951287</text:p>
          </table:table-cell>
          <table:table-cell/>
          <table:table-cell office:value-type="float" office:value="176.89">
            <text:p>176.89</text:p>
          </table:table-cell>
          <table:table-cell office:value-type="float" office:value="0.477487">
            <text:p>0.477487</text:p>
          </table:table-cell>
          <table:table-cell/>
          <table:table-cell office:value-type="float" office:value="140.904">
            <text:p>140.904</text:p>
          </table:table-cell>
          <table:table-cell office:value-type="float" office:value="0.424411">
            <text:p>0.424411</text:p>
          </table:table-cell>
        </table:table-row>
        <table:table-row table:style-name="ro1">
          <table:table-cell/>
          <table:table-cell office:value-type="float" office:value="180.083">
            <text:p>180.083</text:p>
          </table:table-cell>
          <table:table-cell office:value-type="float" office:value="0.422329">
            <text:p>0.422329</text:p>
          </table:table-cell>
          <table:table-cell/>
          <table:table-cell office:value-type="float" office:value="176.871">
            <text:p>176.871</text:p>
          </table:table-cell>
          <table:table-cell office:value-type="float" office:value="0.294487">
            <text:p>0.294487</text:p>
          </table:table-cell>
          <table:table-cell/>
          <table:table-cell office:value-type="float" office:value="143.609">
            <text:p>143.609</text:p>
          </table:table-cell>
          <table:table-cell office:value-type="float" office:value="0.886555">
            <text:p>0.886555</text:p>
          </table:table-cell>
          <table:table-cell/>
          <table:table-cell office:value-type="float" office:value="178.62">
            <text:p>178.62</text:p>
          </table:table-cell>
          <table:table-cell office:value-type="float" office:value="0.507337">
            <text:p>0.507337</text:p>
          </table:table-cell>
          <table:table-cell/>
          <table:table-cell office:value-type="float" office:value="143.19">
            <text:p>143.19</text:p>
          </table:table-cell>
          <table:table-cell office:value-type="float" office:value="0.878217">
            <text:p>0.878217</text:p>
          </table:table-cell>
        </table:table-row>
        <table:table-row table:style-name="ro1">
          <table:table-cell/>
          <table:table-cell office:value-type="float" office:value="182.057">
            <text:p>182.057</text:p>
          </table:table-cell>
          <table:table-cell office:value-type="float" office:value="0.604504">
            <text:p>0.604504</text:p>
          </table:table-cell>
          <table:table-cell/>
          <table:table-cell office:value-type="float" office:value="178.127">
            <text:p>178.127</text:p>
          </table:table-cell>
          <table:table-cell office:value-type="float" office:value="0.316827">
            <text:p>0.316827</text:p>
          </table:table-cell>
          <table:table-cell/>
          <table:table-cell office:value-type="float" office:value="145.809">
            <text:p>145.809</text:p>
          </table:table-cell>
          <table:table-cell office:value-type="float" office:value="0.912127">
            <text:p>0.912127</text:p>
          </table:table-cell>
          <table:table-cell/>
          <table:table-cell office:value-type="float" office:value="180.286">
            <text:p>180.286</text:p>
          </table:table-cell>
          <table:table-cell office:value-type="float" office:value="0.528247">
            <text:p>0.528247</text:p>
          </table:table-cell>
          <table:table-cell/>
          <table:table-cell office:value-type="float" office:value="146.166">
            <text:p>146.166</text:p>
          </table:table-cell>
          <table:table-cell office:value-type="float" office:value="0.712863">
            <text:p>0.712863</text:p>
          </table:table-cell>
        </table:table-row>
        <table:table-row table:style-name="ro1">
          <table:table-cell/>
          <table:table-cell office:value-type="float" office:value="185.39">
            <text:p>185.39</text:p>
          </table:table-cell>
          <table:table-cell office:value-type="float" office:value="0.485995">
            <text:p>0.485995</text:p>
          </table:table-cell>
          <table:table-cell/>
          <table:table-cell office:value-type="float" office:value="179.483">
            <text:p>179.483</text:p>
          </table:table-cell>
          <table:table-cell office:value-type="float" office:value="0.412401">
            <text:p>0.412401</text:p>
          </table:table-cell>
          <table:table-cell/>
          <table:table-cell office:value-type="float" office:value="148.025">
            <text:p>148.025</text:p>
          </table:table-cell>
          <table:table-cell office:value-type="float" office:value="0.82993">
            <text:p>0.82993</text:p>
          </table:table-cell>
          <table:table-cell/>
          <table:table-cell office:value-type="float" office:value="181.848">
            <text:p>181.848</text:p>
          </table:table-cell>
          <table:table-cell office:value-type="float" office:value="0.545681">
            <text:p>0.545681</text:p>
          </table:table-cell>
          <table:table-cell/>
          <table:table-cell office:value-type="float" office:value="148.448">
            <text:p>148.448</text:p>
          </table:table-cell>
          <table:table-cell office:value-type="float" office:value="0.609241">
            <text:p>0.609241</text:p>
          </table:table-cell>
        </table:table-row>
        <table:table-row table:style-name="ro1">
          <table:table-cell/>
          <table:table-cell office:value-type="float" office:value="187.469">
            <text:p>187.469</text:p>
          </table:table-cell>
          <table:table-cell office:value-type="float" office:value="0.523254">
            <text:p>0.523254</text:p>
          </table:table-cell>
          <table:table-cell/>
          <table:table-cell office:value-type="float" office:value="180.926">
            <text:p>180.926</text:p>
          </table:table-cell>
          <table:table-cell office:value-type="float" office:value="0.434529">
            <text:p>0.434529</text:p>
          </table:table-cell>
          <table:table-cell/>
          <table:table-cell office:value-type="float" office:value="150.007">
            <text:p>150.007</text:p>
          </table:table-cell>
          <table:table-cell office:value-type="float" office:value="0.801844">
            <text:p>0.801844</text:p>
          </table:table-cell>
          <table:table-cell/>
          <table:table-cell office:value-type="float" office:value="183.386">
            <text:p>183.386</text:p>
          </table:table-cell>
          <table:table-cell office:value-type="float" office:value="0.44888">
            <text:p>0.44888</text:p>
          </table:table-cell>
          <table:table-cell/>
          <table:table-cell office:value-type="float" office:value="151.044">
            <text:p>151.044</text:p>
          </table:table-cell>
          <table:table-cell office:value-type="float" office:value="1.365158">
            <text:p>1.365158</text:p>
          </table:table-cell>
        </table:table-row>
        <table:table-row table:style-name="ro1">
          <table:table-cell/>
          <table:table-cell office:value-type="float" office:value="189.466">
            <text:p>189.466</text:p>
          </table:table-cell>
          <table:table-cell office:value-type="float" office:value="0.546059">
            <text:p>0.546059</text:p>
          </table:table-cell>
          <table:table-cell/>
          <table:table-cell office:value-type="float" office:value="182.723">
            <text:p>182.723</text:p>
          </table:table-cell>
          <table:table-cell office:value-type="float" office:value="0.485756">
            <text:p>0.485756</text:p>
          </table:table-cell>
          <table:table-cell/>
          <table:table-cell office:value-type="float" office:value="151.865">
            <text:p>151.865</text:p>
          </table:table-cell>
          <table:table-cell office:value-type="float" office:value="0.635244">
            <text:p>0.635244</text:p>
          </table:table-cell>
          <table:table-cell/>
          <table:table-cell office:value-type="float" office:value="184.834">
            <text:p>184.834</text:p>
          </table:table-cell>
          <table:table-cell office:value-type="float" office:value="0.457805">
            <text:p>0.457805</text:p>
          </table:table-cell>
          <table:table-cell/>
          <table:table-cell office:value-type="float" office:value="152.411">
            <text:p>152.411</text:p>
          </table:table-cell>
          <table:table-cell office:value-type="float" office:value="29.473113">
            <text:p>29.473113</text:p>
          </table:table-cell>
        </table:table-row>
        <table:table-row table:style-name="ro1">
          <table:table-cell/>
          <table:table-cell office:value-type="float" office:value="191.41">
            <text:p>191.41</text:p>
          </table:table-cell>
          <table:table-cell office:value-type="float" office:value="0.579567">
            <text:p>0.579567</text:p>
          </table:table-cell>
          <table:table-cell/>
          <table:table-cell office:value-type="float" office:value="184.355">
            <text:p>184.355</text:p>
          </table:table-cell>
          <table:table-cell office:value-type="float" office:value="0.518188">
            <text:p>0.518188</text:p>
          </table:table-cell>
          <table:table-cell/>
          <table:table-cell office:value-type="float" office:value="153.629">
            <text:p>153.629</text:p>
          </table:table-cell>
          <table:table-cell office:value-type="float" office:value="0.683323">
            <text:p>0.683323</text:p>
          </table:table-cell>
          <table:table-cell/>
          <table:table-cell office:value-type="float" office:value="186.49">
            <text:p>186.49</text:p>
          </table:table-cell>
          <table:table-cell office:value-type="float" office:value="0.366169">
            <text:p>0.366169</text:p>
          </table:table-cell>
          <table:table-cell/>
          <table:table-cell office:value-type="float" office:value="183.868">
            <text:p>183.868</text:p>
          </table:table-cell>
          <table:table-cell office:value-type="float" office:value="0.306665">
            <text:p>0.306665</text:p>
          </table:table-cell>
        </table:table-row>
        <table:table-row table:style-name="ro1">
          <table:table-cell/>
          <table:table-cell office:value-type="float" office:value="193.356">
            <text:p>193.356</text:p>
          </table:table-cell>
          <table:table-cell office:value-type="float" office:value="0.597097">
            <text:p>0.597097</text:p>
          </table:table-cell>
          <table:table-cell/>
          <table:table-cell office:value-type="float" office:value="186.05">
            <text:p>186.05</text:p>
          </table:table-cell>
          <table:table-cell office:value-type="float" office:value="0.684275">
            <text:p>0.684275</text:p>
          </table:table-cell>
          <table:table-cell/>
          <table:table-cell office:value-type="float" office:value="155.448">
            <text:p>155.448</text:p>
          </table:table-cell>
          <table:table-cell office:value-type="float" office:value="0.630156">
            <text:p>0.630156</text:p>
          </table:table-cell>
          <table:table-cell/>
          <table:table-cell office:value-type="float" office:value="187.905">
            <text:p>187.905</text:p>
          </table:table-cell>
          <table:table-cell office:value-type="float" office:value="0.347627">
            <text:p>0.347627</text:p>
          </table:table-cell>
          <table:table-cell/>
          <table:table-cell office:value-type="float" office:value="186.125">
            <text:p>186.125</text:p>
          </table:table-cell>
          <table:table-cell office:value-type="float" office:value="0.32002">
            <text:p>0.32002</text:p>
          </table:table-cell>
        </table:table-row>
        <table:table-row table:style-name="ro1">
          <table:table-cell/>
          <table:table-cell office:value-type="float" office:value="195.498">
            <text:p>195.498</text:p>
          </table:table-cell>
          <table:table-cell office:value-type="float" office:value="0.626581">
            <text:p>0.626581</text:p>
          </table:table-cell>
          <table:table-cell/>
          <table:table-cell office:value-type="float" office:value="188.159">
            <text:p>188.159</text:p>
          </table:table-cell>
          <table:table-cell office:value-type="float" office:value="0.559262">
            <text:p>0.559262</text:p>
          </table:table-cell>
          <table:table-cell/>
          <table:table-cell office:value-type="float" office:value="157.348">
            <text:p>157.348</text:p>
          </table:table-cell>
          <table:table-cell office:value-type="float" office:value="0.462317">
            <text:p>0.462317</text:p>
          </table:table-cell>
          <table:table-cell/>
          <table:table-cell office:value-type="float" office:value="188.255">
            <text:p>188.255</text:p>
          </table:table-cell>
          <table:table-cell office:value-type="float" office:value="6.474445">
            <text:p>6.474445</text:p>
          </table:table-cell>
          <table:table-cell/>
          <table:table-cell office:value-type="float" office:value="188.311">
            <text:p>188.311</text:p>
          </table:table-cell>
          <table:table-cell office:value-type="float" office:value="0.501387">
            <text:p>0.501387</text:p>
          </table:table-cell>
        </table:table-row>
        <table:table-row table:style-name="ro1">
          <table:table-cell/>
          <table:table-cell office:value-type="float" office:value="197.637">
            <text:p>197.637</text:p>
          </table:table-cell>
          <table:table-cell office:value-type="float" office:value="0.576287">
            <text:p>0.576287</text:p>
          </table:table-cell>
          <table:table-cell/>
          <table:table-cell office:value-type="float" office:value="189.88">
            <text:p>189.88</text:p>
          </table:table-cell>
          <table:table-cell office:value-type="float" office:value="0.684854">
            <text:p>0.684854</text:p>
          </table:table-cell>
          <table:table-cell/>
          <table:table-cell office:value-type="float" office:value="158.955">
            <text:p>158.955</text:p>
          </table:table-cell>
          <table:table-cell office:value-type="float" office:value="0.489167">
            <text:p>0.489167</text:p>
          </table:table-cell>
          <table:table-cell/>
          <table:table-cell office:value-type="float" office:value="195.945">
            <text:p>195.945</text:p>
          </table:table-cell>
          <table:table-cell office:value-type="float" office:value="0.073795">
            <text:p>0.073795</text:p>
          </table:table-cell>
          <table:table-cell/>
          <table:table-cell office:value-type="float" office:value="190.847">
            <text:p>190.847</text:p>
          </table:table-cell>
          <table:table-cell office:value-type="float" office:value="0.426326">
            <text:p>0.426326</text:p>
          </table:table-cell>
        </table:table-row>
        <table:table-row table:style-name="ro1">
          <table:table-cell/>
          <table:table-cell office:value-type="float" office:value="199.507">
            <text:p>199.507</text:p>
          </table:table-cell>
          <table:table-cell office:value-type="float" office:value="0.491528">
            <text:p>0.491528</text:p>
          </table:table-cell>
          <table:table-cell/>
          <table:table-cell office:value-type="float" office:value="191.781">
            <text:p>191.781</text:p>
          </table:table-cell>
          <table:table-cell office:value-type="float" office:value="0.758164">
            <text:p>0.758164</text:p>
          </table:table-cell>
          <table:table-cell/>
          <table:table-cell office:value-type="float" office:value="160.587">
            <text:p>160.587</text:p>
          </table:table-cell>
          <table:table-cell office:value-type="float" office:value="0.437916">
            <text:p>0.437916</text:p>
          </table:table-cell>
          <table:table-cell/>
          <table:table-cell office:value-type="float" office:value="197.172">
            <text:p>197.172</text:p>
          </table:table-cell>
          <table:table-cell office:value-type="float" office:value="0.115286">
            <text:p>0.115286</text:p>
          </table:table-cell>
          <table:table-cell/>
          <table:table-cell office:value-type="float" office:value="193.101">
            <text:p>193.101</text:p>
          </table:table-cell>
          <table:table-cell office:value-type="float" office:value="0.496331">
            <text:p>0.496331</text:p>
          </table:table-cell>
        </table:table-row>
        <table:table-row table:style-name="ro1">
          <table:table-cell/>
          <table:table-cell office:value-type="float" office:value="201.329">
            <text:p>201.329</text:p>
          </table:table-cell>
          <table:table-cell office:value-type="float" office:value="0.419596">
            <text:p>0.419596</text:p>
          </table:table-cell>
          <table:table-cell/>
          <table:table-cell office:value-type="float" office:value="193.751">
            <text:p>193.751</text:p>
          </table:table-cell>
          <table:table-cell office:value-type="float" office:value="0.629428">
            <text:p>0.629428</text:p>
          </table:table-cell>
          <table:table-cell/>
          <table:table-cell office:value-type="float" office:value="162.298">
            <text:p>162.298</text:p>
          </table:table-cell>
          <table:table-cell office:value-type="float" office:value="0.443703">
            <text:p>0.443703</text:p>
          </table:table-cell>
          <table:table-cell/>
          <table:table-cell office:value-type="float" office:value="198.427">
            <text:p>198.427</text:p>
          </table:table-cell>
          <table:table-cell office:value-type="float" office:value="0.1698">
            <text:p>0.1698</text:p>
          </table:table-cell>
          <table:table-cell/>
          <table:table-cell office:value-type="float" office:value="195.741">
            <text:p>195.741</text:p>
          </table:table-cell>
          <table:table-cell office:value-type="float" office:value="0.664452">
            <text:p>0.664452</text:p>
          </table:table-cell>
        </table:table-row>
        <table:table-row table:style-name="ro1">
          <table:table-cell/>
          <table:table-cell office:value-type="float" office:value="203.073">
            <text:p>203.073</text:p>
          </table:table-cell>
          <table:table-cell office:value-type="float" office:value="0.388632">
            <text:p>0.388632</text:p>
          </table:table-cell>
          <table:table-cell/>
          <table:table-cell office:value-type="float" office:value="195.669">
            <text:p>195.669</text:p>
          </table:table-cell>
          <table:table-cell office:value-type="float" office:value="0.722533">
            <text:p>0.722533</text:p>
          </table:table-cell>
          <table:table-cell/>
          <table:table-cell office:value-type="float" office:value="164.11">
            <text:p>164.11</text:p>
          </table:table-cell>
          <table:table-cell office:value-type="float" office:value="0.420735">
            <text:p>0.420735</text:p>
          </table:table-cell>
          <table:table-cell/>
          <table:table-cell office:value-type="float" office:value="199.73">
            <text:p>199.73</text:p>
          </table:table-cell>
          <table:table-cell office:value-type="float" office:value="0.202615">
            <text:p>0.202615</text:p>
          </table:table-cell>
          <table:table-cell/>
          <table:table-cell office:value-type="float" office:value="198.311">
            <text:p>198.311</text:p>
          </table:table-cell>
          <table:table-cell office:value-type="float" office:value="0.661338">
            <text:p>0.661338</text:p>
          </table:table-cell>
        </table:table-row>
        <table:table-row table:style-name="ro1">
          <table:table-cell/>
          <table:table-cell office:value-type="float" office:value="205.147">
            <text:p>205.147</text:p>
          </table:table-cell>
          <table:table-cell office:value-type="float" office:value="0.343034">
            <text:p>0.343034</text:p>
          </table:table-cell>
          <table:table-cell/>
          <table:table-cell office:value-type="float" office:value="197.528">
            <text:p>197.528</text:p>
          </table:table-cell>
          <table:table-cell office:value-type="float" office:value="0.51143">
            <text:p>0.51143</text:p>
          </table:table-cell>
          <table:table-cell/>
          <table:table-cell office:value-type="float" office:value="165.664">
            <text:p>165.664</text:p>
          </table:table-cell>
          <table:table-cell office:value-type="float" office:value="0.393139">
            <text:p>0.393139</text:p>
          </table:table-cell>
          <table:table-cell/>
          <table:table-cell office:value-type="float" office:value="201.118">
            <text:p>201.118</text:p>
          </table:table-cell>
          <table:table-cell office:value-type="float" office:value="0.236148">
            <text:p>0.236148</text:p>
          </table:table-cell>
          <table:table-cell/>
          <table:table-cell office:value-type="float" office:value="200.904">
            <text:p>200.904</text:p>
          </table:table-cell>
          <table:table-cell office:value-type="float" office:value="0.704393">
            <text:p>0.704393</text:p>
          </table:table-cell>
        </table:table-row>
        <table:table-row table:style-name="ro1">
          <table:table-cell/>
          <table:table-cell office:value-type="float" office:value="207.472">
            <text:p>207.472</text:p>
          </table:table-cell>
          <table:table-cell office:value-type="float" office:value="0.736056">
            <text:p>0.736056</text:p>
          </table:table-cell>
          <table:table-cell/>
          <table:table-cell office:value-type="float" office:value="199.175">
            <text:p>199.175</text:p>
          </table:table-cell>
          <table:table-cell office:value-type="float" office:value="0.515753">
            <text:p>0.515753</text:p>
          </table:table-cell>
          <table:table-cell/>
          <table:table-cell office:value-type="float" office:value="166.058">
            <text:p>166.058</text:p>
          </table:table-cell>
          <table:table-cell office:value-type="float" office:value="13.483635">
            <text:p>13.483635</text:p>
          </table:table-cell>
          <table:table-cell/>
          <table:table-cell office:value-type="float" office:value="202.533">
            <text:p>202.533</text:p>
          </table:table-cell>
          <table:table-cell office:value-type="float" office:value="0.291402">
            <text:p>0.291402</text:p>
          </table:table-cell>
          <table:table-cell/>
          <table:table-cell office:value-type="float" office:value="203.619">
            <text:p>203.619</text:p>
          </table:table-cell>
          <table:table-cell office:value-type="float" office:value="0.959582">
            <text:p>0.959582</text:p>
          </table:table-cell>
        </table:table-row>
        <table:table-row table:style-name="ro1">
          <table:table-cell/>
          <table:table-cell office:value-type="float" office:value="208.209">
            <text:p>208.209</text:p>
          </table:table-cell>
          <table:table-cell office:value-type="float" office:value="10.624228">
            <text:p>10.624228</text:p>
          </table:table-cell>
          <table:table-cell/>
          <table:table-cell office:value-type="float" office:value="200.842">
            <text:p>200.842</text:p>
          </table:table-cell>
          <table:table-cell office:value-type="float" office:value="0.469995">
            <text:p>0.469995</text:p>
          </table:table-cell>
          <table:table-cell/>
          <table:table-cell office:value-type="float" office:value="180.847">
            <text:p>180.847</text:p>
          </table:table-cell>
          <table:table-cell office:value-type="float" office:value="0.230157">
            <text:p>0.230157</text:p>
          </table:table-cell>
          <table:table-cell/>
          <table:table-cell office:value-type="float" office:value="204.316">
            <text:p>204.316</text:p>
          </table:table-cell>
          <table:table-cell office:value-type="float" office:value="0.289362">
            <text:p>0.289362</text:p>
          </table:table-cell>
          <table:table-cell/>
          <table:table-cell office:value-type="float" office:value="206.237">
            <text:p>206.237</text:p>
          </table:table-cell>
          <table:table-cell office:value-type="float" office:value="0.625192">
            <text:p>0.625192</text:p>
          </table:table-cell>
        </table:table-row>
        <table:table-row table:style-name="ro1">
          <table:table-cell/>
          <table:table-cell office:value-type="float" office:value="220.597">
            <text:p>220.597</text:p>
          </table:table-cell>
          <table:table-cell office:value-type="float" office:value="0.145779">
            <text:p>0.145779</text:p>
          </table:table-cell>
          <table:table-cell/>
          <table:table-cell office:value-type="float" office:value="202.526">
            <text:p>202.526</text:p>
          </table:table-cell>
          <table:table-cell office:value-type="float" office:value="0.616836">
            <text:p>0.616836</text:p>
          </table:table-cell>
          <table:table-cell/>
          <table:table-cell office:value-type="float" office:value="182.373">
            <text:p>182.373</text:p>
          </table:table-cell>
          <table:table-cell office:value-type="float" office:value="0.265745">
            <text:p>0.265745</text:p>
          </table:table-cell>
          <table:table-cell/>
          <table:table-cell office:value-type="float" office:value="205.701">
            <text:p>205.701</text:p>
          </table:table-cell>
          <table:table-cell office:value-type="float" office:value="0.24817">
            <text:p>0.24817</text:p>
          </table:table-cell>
          <table:table-cell/>
          <table:table-cell office:value-type="float" office:value="208.355">
            <text:p>208.355</text:p>
          </table:table-cell>
          <table:table-cell office:value-type="float" office:value="0.643183">
            <text:p>0.643183</text:p>
          </table:table-cell>
        </table:table-row>
        <table:table-row table:style-name="ro1">
          <table:table-cell/>
          <table:table-cell office:value-type="float" office:value="222.337">
            <text:p>222.337</text:p>
          </table:table-cell>
          <table:table-cell office:value-type="float" office:value="0.158327">
            <text:p>0.158327</text:p>
          </table:table-cell>
          <table:table-cell/>
          <table:table-cell office:value-type="float" office:value="204.6">
            <text:p>204.6</text:p>
          </table:table-cell>
          <table:table-cell office:value-type="float" office:value="0.393513">
            <text:p>0.393513</text:p>
          </table:table-cell>
          <table:table-cell/>
          <table:table-cell office:value-type="float" office:value="183.917">
            <text:p>183.917</text:p>
          </table:table-cell>
          <table:table-cell office:value-type="float" office:value="0.337632">
            <text:p>0.337632</text:p>
          </table:table-cell>
          <table:table-cell/>
          <table:table-cell office:value-type="float" office:value="207.055">
            <text:p>207.055</text:p>
          </table:table-cell>
          <table:table-cell office:value-type="float" office:value="0.220609">
            <text:p>0.220609</text:p>
          </table:table-cell>
          <table:table-cell/>
          <table:table-cell office:value-type="float" office:value="210.569">
            <text:p>210.569</text:p>
          </table:table-cell>
          <table:table-cell office:value-type="float" office:value="0.72999">
            <text:p>0.72999</text:p>
          </table:table-cell>
        </table:table-row>
        <table:table-row table:style-name="ro1">
          <table:table-cell/>
          <table:table-cell office:value-type="float" office:value="224.423">
            <text:p>224.423</text:p>
          </table:table-cell>
          <table:table-cell office:value-type="float" office:value="0.277772">
            <text:p>0.277772</text:p>
          </table:table-cell>
          <table:table-cell/>
          <table:table-cell office:value-type="float" office:value="206.279">
            <text:p>206.279</text:p>
          </table:table-cell>
          <table:table-cell office:value-type="float" office:value="0.366492">
            <text:p>0.366492</text:p>
          </table:table-cell>
          <table:table-cell/>
          <table:table-cell office:value-type="float" office:value="185.628">
            <text:p>185.628</text:p>
          </table:table-cell>
          <table:table-cell office:value-type="float" office:value="0.449827">
            <text:p>0.449827</text:p>
          </table:table-cell>
          <table:table-cell/>
          <table:table-cell office:value-type="float" office:value="208.388">
            <text:p>208.388</text:p>
          </table:table-cell>
          <table:table-cell office:value-type="float" office:value="0.175897">
            <text:p>0.175897</text:p>
          </table:table-cell>
          <table:table-cell/>
          <table:table-cell office:value-type="float" office:value="213.097">
            <text:p>213.097</text:p>
          </table:table-cell>
          <table:table-cell office:value-type="float" office:value="1.015956">
            <text:p>1.015956</text:p>
          </table:table-cell>
        </table:table-row>
        <table:table-row table:style-name="ro1">
          <table:table-cell/>
          <table:table-cell office:value-type="float" office:value="226.598">
            <text:p>226.598</text:p>
          </table:table-cell>
          <table:table-cell office:value-type="float" office:value="0.273509">
            <text:p>0.273509</text:p>
          </table:table-cell>
          <table:table-cell/>
          <table:table-cell office:value-type="float" office:value="208.036">
            <text:p>208.036</text:p>
          </table:table-cell>
          <table:table-cell office:value-type="float" office:value="0.355653">
            <text:p>0.355653</text:p>
          </table:table-cell>
          <table:table-cell/>
          <table:table-cell office:value-type="float" office:value="187.893">
            <text:p>187.893</text:p>
          </table:table-cell>
          <table:table-cell office:value-type="float" office:value="0.451556">
            <text:p>0.451556</text:p>
          </table:table-cell>
          <table:table-cell/>
          <table:table-cell office:value-type="float" office:value="210.146">
            <text:p>210.146</text:p>
          </table:table-cell>
          <table:table-cell office:value-type="float" office:value="0.135357">
            <text:p>0.135357</text:p>
          </table:table-cell>
          <table:table-cell/>
          <table:table-cell office:value-type="float" office:value="216.442">
            <text:p>216.442</text:p>
          </table:table-cell>
          <table:table-cell office:value-type="float" office:value="1.017291">
            <text:p>1.017291</text:p>
          </table:table-cell>
        </table:table-row>
        <table:table-row table:style-name="ro1">
          <table:table-cell/>
          <table:table-cell office:value-type="float" office:value="228.385">
            <text:p>228.385</text:p>
          </table:table-cell>
          <table:table-cell office:value-type="float" office:value="0.276172">
            <text:p>0.276172</text:p>
          </table:table-cell>
          <table:table-cell/>
          <table:table-cell office:value-type="float" office:value="209.791">
            <text:p>209.791</text:p>
          </table:table-cell>
          <table:table-cell office:value-type="float" office:value="0.336346">
            <text:p>0.336346</text:p>
          </table:table-cell>
          <table:table-cell/>
          <table:table-cell office:value-type="float" office:value="189.676">
            <text:p>189.676</text:p>
          </table:table-cell>
          <table:table-cell office:value-type="float" office:value="0.486761">
            <text:p>0.486761</text:p>
          </table:table-cell>
          <table:table-cell/>
          <table:table-cell office:value-type="float" office:value="211.405">
            <text:p>211.405</text:p>
          </table:table-cell>
          <table:table-cell office:value-type="float" office:value="0.087794">
            <text:p>0.087794</text:p>
          </table:table-cell>
          <table:table-cell/>
          <table:table-cell office:value-type="float" office:value="219.425">
            <text:p>219.425</text:p>
          </table:table-cell>
          <table:table-cell office:value-type="float" office:value="0.986429">
            <text:p>0.986429</text:p>
          </table:table-cell>
        </table:table-row>
        <table:table-row table:style-name="ro1">
          <table:table-cell/>
          <table:table-cell office:value-type="float" office:value="230.382">
            <text:p>230.382</text:p>
          </table:table-cell>
          <table:table-cell office:value-type="float" office:value="0.301718">
            <text:p>0.301718</text:p>
          </table:table-cell>
          <table:table-cell/>
          <table:table-cell office:value-type="float" office:value="211.34">
            <text:p>211.34</text:p>
          </table:table-cell>
          <table:table-cell office:value-type="float" office:value="0.783033">
            <text:p>0.783033</text:p>
          </table:table-cell>
          <table:table-cell/>
          <table:table-cell office:value-type="float" office:value="191.413">
            <text:p>191.413</text:p>
          </table:table-cell>
          <table:table-cell office:value-type="float" office:value="0.503886">
            <text:p>0.503886</text:p>
          </table:table-cell>
          <table:table-cell/>
          <table:table-cell office:value-type="float" office:value="212.641">
            <text:p>212.641</text:p>
          </table:table-cell>
          <table:table-cell office:value-type="float" office:value="0.086095">
            <text:p>0.086095</text:p>
          </table:table-cell>
          <table:table-cell/>
          <table:table-cell office:value-type="float" office:value="222.375">
            <text:p>222.375</text:p>
          </table:table-cell>
          <table:table-cell office:value-type="float" office:value="0.976516">
            <text:p>0.976516</text:p>
          </table:table-cell>
        </table:table-row>
        <table:table-row table:style-name="ro1">
          <table:table-cell/>
          <table:table-cell office:value-type="float" office:value="232.807">
            <text:p>232.807</text:p>
          </table:table-cell>
          <table:table-cell office:value-type="float" office:value="0.304047">
            <text:p>0.304047</text:p>
          </table:table-cell>
          <table:table-cell/>
          <table:table-cell office:value-type="float" office:value="213.885">
            <text:p>213.885</text:p>
          </table:table-cell>
          <table:table-cell office:value-type="float" office:value="0.450925">
            <text:p>0.450925</text:p>
          </table:table-cell>
          <table:table-cell/>
          <table:table-cell office:value-type="float" office:value="193.256">
            <text:p>193.256</text:p>
          </table:table-cell>
          <table:table-cell office:value-type="float" office:value="0.562889">
            <text:p>0.562889</text:p>
          </table:table-cell>
          <table:table-cell/>
          <table:table-cell office:value-type="float" office:value="213.888">
            <text:p>213.888</text:p>
          </table:table-cell>
          <table:table-cell office:value-type="float" office:value="0.091518">
            <text:p>0.091518</text:p>
          </table:table-cell>
          <table:table-cell/>
          <table:table-cell office:value-type="float" office:value="225.352">
            <text:p>225.352</text:p>
          </table:table-cell>
          <table:table-cell office:value-type="float" office:value="0.820489">
            <text:p>0.820489</text:p>
          </table:table-cell>
        </table:table-row>
        <table:table-row table:style-name="ro1">
          <table:table-cell/>
          <table:table-cell office:value-type="float" office:value="234.362">
            <text:p>234.362</text:p>
          </table:table-cell>
          <table:table-cell office:value-type="float" office:value="0.279548">
            <text:p>0.279548</text:p>
          </table:table-cell>
          <table:table-cell/>
          <table:table-cell office:value-type="float" office:value="215.954">
            <text:p>215.954</text:p>
          </table:table-cell>
          <table:table-cell office:value-type="float" office:value="0.642627">
            <text:p>0.642627</text:p>
          </table:table-cell>
          <table:table-cell/>
          <table:table-cell office:value-type="float" office:value="195.226">
            <text:p>195.226</text:p>
          </table:table-cell>
          <table:table-cell office:value-type="float" office:value="0.630294">
            <text:p>0.630294</text:p>
          </table:table-cell>
          <table:table-cell/>
          <table:table-cell office:value-type="float" office:value="215.115">
            <text:p>215.115</text:p>
          </table:table-cell>
          <table:table-cell office:value-type="float" office:value="0.096834">
            <text:p>0.096834</text:p>
          </table:table-cell>
          <table:table-cell/>
          <table:table-cell office:value-type="float" office:value="228.104">
            <text:p>228.104</text:p>
          </table:table-cell>
          <table:table-cell office:value-type="float" office:value="0.842585">
            <text:p>0.842585</text:p>
          </table:table-cell>
        </table:table-row>
        <table:table-row table:style-name="ro1">
          <table:table-cell/>
          <table:table-cell office:value-type="float" office:value="235.891">
            <text:p>235.891</text:p>
          </table:table-cell>
          <table:table-cell office:value-type="float" office:value="0.435446">
            <text:p>0.435446</text:p>
          </table:table-cell>
          <table:table-cell/>
          <table:table-cell office:value-type="float" office:value="218.232">
            <text:p>218.232</text:p>
          </table:table-cell>
          <table:table-cell office:value-type="float" office:value="0.480548">
            <text:p>0.480548</text:p>
          </table:table-cell>
          <table:table-cell/>
          <table:table-cell office:value-type="float" office:value="197.143">
            <text:p>197.143</text:p>
          </table:table-cell>
          <table:table-cell office:value-type="float" office:value="0.701723">
            <text:p>0.701723</text:p>
          </table:table-cell>
          <table:table-cell/>
          <table:table-cell office:value-type="float" office:value="216.619">
            <text:p>216.619</text:p>
          </table:table-cell>
          <table:table-cell office:value-type="float" office:value="0.089696">
            <text:p>0.089696</text:p>
          </table:table-cell>
          <table:table-cell/>
          <table:table-cell office:value-type="float" office:value="230.421">
            <text:p>230.421</text:p>
          </table:table-cell>
          <table:table-cell office:value-type="float" office:value="0.406898">
            <text:p>0.406898</text:p>
          </table:table-cell>
        </table:table-row>
        <table:table-row table:style-name="ro1">
          <table:table-cell/>
          <table:table-cell office:value-type="float" office:value="237.735">
            <text:p>237.735</text:p>
          </table:table-cell>
          <table:table-cell office:value-type="float" office:value="0.372141">
            <text:p>0.372141</text:p>
          </table:table-cell>
          <table:table-cell/>
          <table:table-cell office:value-type="float" office:value="220.311">
            <text:p>220.311</text:p>
          </table:table-cell>
          <table:table-cell office:value-type="float" office:value="0.555415">
            <text:p>0.555415</text:p>
          </table:table-cell>
          <table:table-cell/>
          <table:table-cell office:value-type="float" office:value="199.12">
            <text:p>199.12</text:p>
          </table:table-cell>
          <table:table-cell office:value-type="float" office:value="0.745186">
            <text:p>0.745186</text:p>
          </table:table-cell>
          <table:table-cell/>
          <table:table-cell office:value-type="float" office:value="218.724">
            <text:p>218.724</text:p>
          </table:table-cell>
          <table:table-cell office:value-type="float" office:value="0.133474">
            <text:p>0.133474</text:p>
          </table:table-cell>
          <table:table-cell/>
          <table:table-cell office:value-type="float" office:value="231.961">
            <text:p>231.961</text:p>
          </table:table-cell>
          <table:table-cell office:value-type="float" office:value="0.341495">
            <text:p>0.341495</text:p>
          </table:table-cell>
        </table:table-row>
        <table:table-row table:style-name="ro1">
          <table:table-cell/>
          <table:table-cell office:value-type="float" office:value="239.722">
            <text:p>239.722</text:p>
          </table:table-cell>
          <table:table-cell office:value-type="float" office:value="0.317738">
            <text:p>0.317738</text:p>
          </table:table-cell>
          <table:table-cell/>
          <table:table-cell office:value-type="float" office:value="222.479">
            <text:p>222.479</text:p>
          </table:table-cell>
          <table:table-cell office:value-type="float" office:value="0.651336">
            <text:p>0.651336</text:p>
          </table:table-cell>
          <table:table-cell/>
          <table:table-cell office:value-type="float" office:value="200.965">
            <text:p>200.965</text:p>
          </table:table-cell>
          <table:table-cell office:value-type="float" office:value="0.817556">
            <text:p>0.817556</text:p>
          </table:table-cell>
          <table:table-cell/>
          <table:table-cell office:value-type="float" office:value="221.381">
            <text:p>221.381</text:p>
          </table:table-cell>
          <table:table-cell office:value-type="float" office:value="0.186044">
            <text:p>0.186044</text:p>
          </table:table-cell>
          <table:table-cell/>
          <table:table-cell office:value-type="float" office:value="233.926">
            <text:p>233.926</text:p>
          </table:table-cell>
          <table:table-cell office:value-type="float" office:value="0.545283">
            <text:p>0.545283</text:p>
          </table:table-cell>
        </table:table-row>
        <table:table-row table:style-name="ro1">
          <table:table-cell/>
          <table:table-cell office:value-type="float" office:value="241.358">
            <text:p>241.358</text:p>
          </table:table-cell>
          <table:table-cell office:value-type="float" office:value="0.428688">
            <text:p>0.428688</text:p>
          </table:table-cell>
          <table:table-cell/>
          <table:table-cell office:value-type="float" office:value="224.673">
            <text:p>224.673</text:p>
          </table:table-cell>
          <table:table-cell office:value-type="float" office:value="0.5242">
            <text:p>0.5242</text:p>
          </table:table-cell>
          <table:table-cell/>
          <table:table-cell office:value-type="float" office:value="202.89">
            <text:p>202.89</text:p>
          </table:table-cell>
          <table:table-cell office:value-type="float" office:value="0.823157">
            <text:p>0.823157</text:p>
          </table:table-cell>
          <table:table-cell/>
          <table:table-cell office:value-type="float" office:value="222.835">
            <text:p>222.835</text:p>
          </table:table-cell>
          <table:table-cell office:value-type="float" office:value="0.239176">
            <text:p>0.239176</text:p>
          </table:table-cell>
          <table:table-cell/>
          <table:table-cell office:value-type="float" office:value="235.868">
            <text:p>235.868</text:p>
          </table:table-cell>
          <table:table-cell office:value-type="float" office:value="0.611989">
            <text:p>0.611989</text:p>
          </table:table-cell>
        </table:table-row>
        <table:table-row table:style-name="ro1">
          <table:table-cell/>
          <table:table-cell office:value-type="float" office:value="243.52">
            <text:p>243.52</text:p>
          </table:table-cell>
          <table:table-cell office:value-type="float" office:value="0.304212">
            <text:p>0.304212</text:p>
          </table:table-cell>
          <table:table-cell/>
          <table:table-cell office:value-type="float" office:value="226.624">
            <text:p>226.624</text:p>
          </table:table-cell>
          <table:table-cell office:value-type="float" office:value="0.452867">
            <text:p>0.452867</text:p>
          </table:table-cell>
          <table:table-cell/>
          <table:table-cell office:value-type="float" office:value="204.731">
            <text:p>204.731</text:p>
          </table:table-cell>
          <table:table-cell office:value-type="float" office:value="0.74609">
            <text:p>0.74609</text:p>
          </table:table-cell>
          <table:table-cell/>
          <table:table-cell office:value-type="float" office:value="224.35">
            <text:p>224.35</text:p>
          </table:table-cell>
          <table:table-cell office:value-type="float" office:value="0.240833">
            <text:p>0.240833</text:p>
          </table:table-cell>
          <table:table-cell/>
          <table:table-cell office:value-type="float" office:value="237.909">
            <text:p>237.909</text:p>
          </table:table-cell>
          <table:table-cell office:value-type="float" office:value="0.357192">
            <text:p>0.357192</text:p>
          </table:table-cell>
        </table:table-row>
        <table:table-row table:style-name="ro1">
          <table:table-cell/>
          <table:table-cell office:value-type="float" office:value="245.389">
            <text:p>245.389</text:p>
          </table:table-cell>
          <table:table-cell office:value-type="float" office:value="0.330914">
            <text:p>0.330914</text:p>
          </table:table-cell>
          <table:table-cell/>
          <table:table-cell office:value-type="float" office:value="228.466">
            <text:p>228.466</text:p>
          </table:table-cell>
          <table:table-cell office:value-type="float" office:value="0.441652">
            <text:p>0.441652</text:p>
          </table:table-cell>
          <table:table-cell/>
          <table:table-cell office:value-type="float" office:value="206.503">
            <text:p>206.503</text:p>
          </table:table-cell>
          <table:table-cell office:value-type="float" office:value="0.666429">
            <text:p>0.666429</text:p>
          </table:table-cell>
          <table:table-cell/>
          <table:table-cell office:value-type="float" office:value="225.938">
            <text:p>225.938</text:p>
          </table:table-cell>
          <table:table-cell office:value-type="float" office:value="0.277519">
            <text:p>0.277519</text:p>
          </table:table-cell>
          <table:table-cell/>
          <table:table-cell office:value-type="float" office:value="239.804">
            <text:p>239.804</text:p>
          </table:table-cell>
          <table:table-cell office:value-type="float" office:value="0.723196">
            <text:p>0.723196</text:p>
          </table:table-cell>
        </table:table-row>
        <table:table-row table:style-name="ro1">
          <table:table-cell/>
          <table:table-cell office:value-type="float" office:value="247.203">
            <text:p>247.203</text:p>
          </table:table-cell>
          <table:table-cell office:value-type="float" office:value="0.269901">
            <text:p>0.269901</text:p>
          </table:table-cell>
          <table:table-cell/>
          <table:table-cell office:value-type="float" office:value="230.198">
            <text:p>230.198</text:p>
          </table:table-cell>
          <table:table-cell office:value-type="float" office:value="0.563717">
            <text:p>0.563717</text:p>
          </table:table-cell>
          <table:table-cell/>
          <table:table-cell office:value-type="float" office:value="208.213">
            <text:p>208.213</text:p>
          </table:table-cell>
          <table:table-cell office:value-type="float" office:value="0.651342">
            <text:p>0.651342</text:p>
          </table:table-cell>
          <table:table-cell/>
          <table:table-cell office:value-type="float" office:value="227.528">
            <text:p>227.528</text:p>
          </table:table-cell>
          <table:table-cell office:value-type="float" office:value="0.285565">
            <text:p>0.285565</text:p>
          </table:table-cell>
          <table:table-cell/>
          <table:table-cell office:value-type="float" office:value="242.692">
            <text:p>242.692</text:p>
          </table:table-cell>
          <table:table-cell office:value-type="float" office:value="0.556612">
            <text:p>0.556612</text:p>
          </table:table-cell>
        </table:table-row>
        <table:table-row table:style-name="ro1">
          <table:table-cell/>
          <table:table-cell office:value-type="float" office:value="249.141">
            <text:p>249.141</text:p>
          </table:table-cell>
          <table:table-cell office:value-type="float" office:value="0.313935">
            <text:p>0.313935</text:p>
          </table:table-cell>
          <table:table-cell/>
          <table:table-cell office:value-type="float" office:value="231.923">
            <text:p>231.923</text:p>
          </table:table-cell>
          <table:table-cell office:value-type="float" office:value="0.508041">
            <text:p>0.508041</text:p>
          </table:table-cell>
          <table:table-cell/>
          <table:table-cell office:value-type="float" office:value="210.013">
            <text:p>210.013</text:p>
          </table:table-cell>
          <table:table-cell office:value-type="float" office:value="0.568016">
            <text:p>0.568016</text:p>
          </table:table-cell>
          <table:table-cell/>
          <table:table-cell office:value-type="float" office:value="229.139">
            <text:p>229.139</text:p>
          </table:table-cell>
          <table:table-cell office:value-type="float" office:value="0.301976">
            <text:p>0.301976</text:p>
          </table:table-cell>
          <table:table-cell/>
          <table:table-cell office:value-type="float" office:value="244.939">
            <text:p>244.939</text:p>
          </table:table-cell>
          <table:table-cell office:value-type="float" office:value="0.433515">
            <text:p>0.433515</text:p>
          </table:table-cell>
        </table:table-row>
        <table:table-row table:style-name="ro1">
          <table:table-cell/>
          <table:table-cell office:value-type="float" office:value="251.065">
            <text:p>251.065</text:p>
          </table:table-cell>
          <table:table-cell office:value-type="float" office:value="0.185357">
            <text:p>0.185357</text:p>
          </table:table-cell>
          <table:table-cell/>
          <table:table-cell office:value-type="float" office:value="233.732">
            <text:p>233.732</text:p>
          </table:table-cell>
          <table:table-cell office:value-type="float" office:value="0.527791">
            <text:p>0.527791</text:p>
          </table:table-cell>
          <table:table-cell/>
          <table:table-cell office:value-type="float" office:value="211.933">
            <text:p>211.933</text:p>
          </table:table-cell>
          <table:table-cell office:value-type="float" office:value="0.605537">
            <text:p>0.605537</text:p>
          </table:table-cell>
          <table:table-cell/>
          <table:table-cell office:value-type="float" office:value="230.734">
            <text:p>230.734</text:p>
          </table:table-cell>
          <table:table-cell office:value-type="float" office:value="0.354921">
            <text:p>0.354921</text:p>
          </table:table-cell>
          <table:table-cell/>
          <table:table-cell office:value-type="float" office:value="247.191">
            <text:p>247.191</text:p>
          </table:table-cell>
          <table:table-cell office:value-type="float" office:value="0.611941">
            <text:p>0.611941</text:p>
          </table:table-cell>
        </table:table-row>
        <table:table-row table:style-name="ro1">
          <table:table-cell/>
          <table:table-cell office:value-type="float" office:value="252.99">
            <text:p>252.99</text:p>
          </table:table-cell>
          <table:table-cell office:value-type="float" office:value="0.184848">
            <text:p>0.184848</text:p>
          </table:table-cell>
          <table:table-cell/>
          <table:table-cell office:value-type="float" office:value="234.26">
            <text:p>234.26</text:p>
          </table:table-cell>
          <table:table-cell office:value-type="float" office:value="11.766111">
            <text:p>11.766111</text:p>
          </table:table-cell>
          <table:table-cell/>
          <table:table-cell office:value-type="float" office:value="213.879">
            <text:p>213.879</text:p>
          </table:table-cell>
          <table:table-cell office:value-type="float" office:value="0.356114">
            <text:p>0.356114</text:p>
          </table:table-cell>
          <table:table-cell/>
          <table:table-cell office:value-type="float" office:value="232.481">
            <text:p>232.481</text:p>
          </table:table-cell>
          <table:table-cell office:value-type="float" office:value="0.367953">
            <text:p>0.367953</text:p>
          </table:table-cell>
          <table:table-cell/>
          <table:table-cell office:value-type="float" office:value="249.888">
            <text:p>249.888</text:p>
          </table:table-cell>
          <table:table-cell office:value-type="float" office:value="0.658873">
            <text:p>0.658873</text:p>
          </table:table-cell>
        </table:table-row>
        <table:table-row table:style-name="ro1">
          <table:table-cell/>
          <table:table-cell office:value-type="float" office:value="254.964">
            <text:p>254.964</text:p>
          </table:table-cell>
          <table:table-cell office:value-type="float" office:value="0.222289">
            <text:p>0.222289</text:p>
          </table:table-cell>
          <table:table-cell/>
          <table:table-cell office:value-type="float" office:value="247.234">
            <text:p>247.234</text:p>
          </table:table-cell>
          <table:table-cell office:value-type="float" office:value="1.150762">
            <text:p>1.150762</text:p>
          </table:table-cell>
          <table:table-cell/>
          <table:table-cell office:value-type="float" office:value="215.293">
            <text:p>215.293</text:p>
          </table:table-cell>
          <table:table-cell office:value-type="float" office:value="0.308525">
            <text:p>0.308525</text:p>
          </table:table-cell>
          <table:table-cell/>
          <table:table-cell office:value-type="float" office:value="234.192">
            <text:p>234.192</text:p>
          </table:table-cell>
          <table:table-cell office:value-type="float" office:value="0.391649">
            <text:p>0.391649</text:p>
          </table:table-cell>
          <table:table-cell/>
          <table:table-cell office:value-type="float" office:value="252.203">
            <text:p>252.203</text:p>
          </table:table-cell>
          <table:table-cell office:value-type="float" office:value="0.531988">
            <text:p>0.531988</text:p>
          </table:table-cell>
        </table:table-row>
        <table:table-row table:style-name="ro1">
          <table:table-cell/>
          <table:table-cell office:value-type="float" office:value="256.935">
            <text:p>256.935</text:p>
          </table:table-cell>
          <table:table-cell office:value-type="float" office:value="0.205466">
            <text:p>0.205466</text:p>
          </table:table-cell>
          <table:table-cell/>
          <table:table-cell office:value-type="float" office:value="249.544">
            <text:p>249.544</text:p>
          </table:table-cell>
          <table:table-cell office:value-type="float" office:value="0.465041">
            <text:p>0.465041</text:p>
          </table:table-cell>
          <table:table-cell/>
          <table:table-cell office:value-type="float" office:value="216.777">
            <text:p>216.777</text:p>
          </table:table-cell>
          <table:table-cell office:value-type="float" office:value="0.269352">
            <text:p>0.269352</text:p>
          </table:table-cell>
          <table:table-cell/>
          <table:table-cell office:value-type="float" office:value="235.983">
            <text:p>235.983</text:p>
          </table:table-cell>
          <table:table-cell office:value-type="float" office:value="0.422747">
            <text:p>0.422747</text:p>
          </table:table-cell>
          <table:table-cell/>
          <table:table-cell office:value-type="float" office:value="253.976">
            <text:p>253.976</text:p>
          </table:table-cell>
          <table:table-cell office:value-type="float" office:value="0.535523">
            <text:p>0.535523</text:p>
          </table:table-cell>
        </table:table-row>
        <table:table-row table:style-name="ro1">
          <table:table-cell/>
          <table:table-cell office:value-type="float" office:value="258.983">
            <text:p>258.983</text:p>
          </table:table-cell>
          <table:table-cell office:value-type="float" office:value="0.17695">
            <text:p>0.17695</text:p>
          </table:table-cell>
          <table:table-cell/>
          <table:table-cell office:value-type="float" office:value="251.111">
            <text:p>251.111</text:p>
          </table:table-cell>
          <table:table-cell office:value-type="float" office:value="0.556769">
            <text:p>0.556769</text:p>
          </table:table-cell>
          <table:table-cell/>
          <table:table-cell office:value-type="float" office:value="218.237">
            <text:p>218.237</text:p>
          </table:table-cell>
          <table:table-cell office:value-type="float" office:value="0.409103">
            <text:p>0.409103</text:p>
          </table:table-cell>
          <table:table-cell/>
          <table:table-cell office:value-type="float" office:value="237.623">
            <text:p>237.623</text:p>
          </table:table-cell>
          <table:table-cell office:value-type="float" office:value="0.463538">
            <text:p>0.463538</text:p>
          </table:table-cell>
          <table:table-cell/>
          <table:table-cell office:value-type="float" office:value="255.602">
            <text:p>255.602</text:p>
          </table:table-cell>
          <table:table-cell office:value-type="float" office:value="0.600276">
            <text:p>0.600276</text:p>
          </table:table-cell>
        </table:table-row>
        <table:table-row table:style-name="ro1">
          <table:table-cell/>
          <table:table-cell office:value-type="float" office:value="260.686">
            <text:p>260.686</text:p>
          </table:table-cell>
          <table:table-cell office:value-type="float" office:value="0.122286">
            <text:p>0.122286</text:p>
          </table:table-cell>
          <table:table-cell/>
          <table:table-cell office:value-type="float" office:value="252.774">
            <text:p>252.774</text:p>
          </table:table-cell>
          <table:table-cell office:value-type="float" office:value="0.507621">
            <text:p>0.507621</text:p>
          </table:table-cell>
          <table:table-cell/>
          <table:table-cell office:value-type="float" office:value="219.99">
            <text:p>219.99</text:p>
          </table:table-cell>
          <table:table-cell office:value-type="float" office:value="0.46905">
            <text:p>0.46905</text:p>
          </table:table-cell>
          <table:table-cell/>
          <table:table-cell office:value-type="float" office:value="239.372">
            <text:p>239.372</text:p>
          </table:table-cell>
          <table:table-cell office:value-type="float" office:value="0.488294">
            <text:p>0.488294</text:p>
          </table:table-cell>
          <table:table-cell/>
          <table:table-cell office:value-type="float" office:value="257.373">
            <text:p>257.373</text:p>
          </table:table-cell>
          <table:table-cell office:value-type="float" office:value="0.540417">
            <text:p>0.540417</text:p>
          </table:table-cell>
        </table:table-row>
        <table:table-row table:style-name="ro1">
          <table:table-cell/>
          <table:table-cell office:value-type="float" office:value="262.556">
            <text:p>262.556</text:p>
          </table:table-cell>
          <table:table-cell office:value-type="float" office:value="0.025571">
            <text:p>0.025571</text:p>
          </table:table-cell>
          <table:table-cell/>
          <table:table-cell office:value-type="float" office:value="254.596">
            <text:p>254.596</text:p>
          </table:table-cell>
          <table:table-cell office:value-type="float" office:value="0.637826">
            <text:p>0.637826</text:p>
          </table:table-cell>
          <table:table-cell/>
          <table:table-cell office:value-type="float" office:value="221.775">
            <text:p>221.775</text:p>
          </table:table-cell>
          <table:table-cell office:value-type="float" office:value="0.405286">
            <text:p>0.405286</text:p>
          </table:table-cell>
          <table:table-cell/>
          <table:table-cell office:value-type="float" office:value="241.068">
            <text:p>241.068</text:p>
          </table:table-cell>
          <table:table-cell office:value-type="float" office:value="0.514615">
            <text:p>0.514615</text:p>
          </table:table-cell>
          <table:table-cell/>
          <table:table-cell office:value-type="float" office:value="259.066">
            <text:p>259.066</text:p>
          </table:table-cell>
          <table:table-cell office:value-type="float" office:value="0.523808">
            <text:p>0.523808</text:p>
          </table:table-cell>
        </table:table-row>
        <table:table-row table:style-name="ro1">
          <table:table-cell/>
          <table:table-cell office:value-type="float" office:value="264.247">
            <text:p>264.247</text:p>
          </table:table-cell>
          <table:table-cell office:value-type="float" office:value="0.054565">
            <text:p>0.054565</text:p>
          </table:table-cell>
          <table:table-cell/>
          <table:table-cell office:value-type="float" office:value="256.612">
            <text:p>256.612</text:p>
          </table:table-cell>
          <table:table-cell office:value-type="float" office:value="0.504975">
            <text:p>0.504975</text:p>
          </table:table-cell>
          <table:table-cell/>
          <table:table-cell office:value-type="float" office:value="223.526">
            <text:p>223.526</text:p>
          </table:table-cell>
          <table:table-cell office:value-type="float" office:value="0.401472">
            <text:p>0.401472</text:p>
          </table:table-cell>
          <table:table-cell/>
          <table:table-cell office:value-type="float" office:value="242.711">
            <text:p>242.711</text:p>
          </table:table-cell>
          <table:table-cell office:value-type="float" office:value="0.45791">
            <text:p>0.45791</text:p>
          </table:table-cell>
          <table:table-cell/>
          <table:table-cell office:value-type="float" office:value="260.703">
            <text:p>260.703</text:p>
          </table:table-cell>
          <table:table-cell office:value-type="float" office:value="0.478566">
            <text:p>0.478566</text:p>
          </table:table-cell>
        </table:table-row>
        <table:table-row table:style-name="ro1">
          <table:table-cell/>
          <table:table-cell office:value-type="float" office:value="270.793">
            <text:p>270.793</text:p>
          </table:table-cell>
          <table:table-cell office:value-type="float" office:value="0.214494">
            <text:p>0.214494</text:p>
          </table:table-cell>
          <table:table-cell/>
          <table:table-cell office:value-type="float" office:value="258.681">
            <text:p>258.681</text:p>
          </table:table-cell>
          <table:table-cell office:value-type="float" office:value="0.95472">
            <text:p>0.95472</text:p>
          </table:table-cell>
          <table:table-cell/>
          <table:table-cell office:value-type="float" office:value="225.354">
            <text:p>225.354</text:p>
          </table:table-cell>
          <table:table-cell office:value-type="float" office:value="0.476645">
            <text:p>0.476645</text:p>
          </table:table-cell>
          <table:table-cell/>
          <table:table-cell office:value-type="float" office:value="244.378">
            <text:p>244.378</text:p>
          </table:table-cell>
          <table:table-cell office:value-type="float" office:value="0.425386">
            <text:p>0.425386</text:p>
          </table:table-cell>
          <table:table-cell/>
          <table:table-cell office:value-type="float" office:value="262.475">
            <text:p>262.475</text:p>
          </table:table-cell>
          <table:table-cell office:value-type="float" office:value="0.475747">
            <text:p>0.475747</text:p>
          </table:table-cell>
        </table:table-row>
        <table:table-row table:style-name="ro1">
          <table:table-cell/>
          <table:table-cell office:value-type="float" office:value="274.35">
            <text:p>274.35</text:p>
          </table:table-cell>
          <table:table-cell office:value-type="float" office:value="0.227724">
            <text:p>0.227724</text:p>
          </table:table-cell>
          <table:table-cell/>
          <table:table-cell office:value-type="float" office:value="261.047">
            <text:p>261.047</text:p>
          </table:table-cell>
          <table:table-cell office:value-type="float" office:value="0.589422">
            <text:p>0.589422</text:p>
          </table:table-cell>
          <table:table-cell/>
          <table:table-cell office:value-type="float" office:value="227.213">
            <text:p>227.213</text:p>
          </table:table-cell>
          <table:table-cell office:value-type="float" office:value="0.522223">
            <text:p>0.522223</text:p>
          </table:table-cell>
          <table:table-cell/>
          <table:table-cell office:value-type="float" office:value="245.985">
            <text:p>245.985</text:p>
          </table:table-cell>
          <table:table-cell office:value-type="float" office:value="0.387683">
            <text:p>0.387683</text:p>
          </table:table-cell>
          <table:table-cell/>
          <table:table-cell office:value-type="float" office:value="264.184">
            <text:p>264.184</text:p>
          </table:table-cell>
          <table:table-cell office:value-type="float" office:value="0.754044">
            <text:p>0.754044</text:p>
          </table:table-cell>
        </table:table-row>
        <table:table-row table:style-name="ro1">
          <table:table-cell/>
          <table:table-cell office:value-type="float" office:value="276.757">
            <text:p>276.757</text:p>
          </table:table-cell>
          <table:table-cell office:value-type="float" office:value="0.231352">
            <text:p>0.231352</text:p>
          </table:table-cell>
          <table:table-cell/>
          <table:table-cell office:value-type="float" office:value="262.738">
            <text:p>262.738</text:p>
          </table:table-cell>
          <table:table-cell office:value-type="float" office:value="0.405578">
            <text:p>0.405578</text:p>
          </table:table-cell>
          <table:table-cell/>
          <table:table-cell office:value-type="float" office:value="229.2">
            <text:p>229.2</text:p>
          </table:table-cell>
          <table:table-cell office:value-type="float" office:value="0.645119">
            <text:p>0.645119</text:p>
          </table:table-cell>
          <table:table-cell/>
          <table:table-cell office:value-type="float" office:value="247.499">
            <text:p>247.499</text:p>
          </table:table-cell>
          <table:table-cell office:value-type="float" office:value="0.356071">
            <text:p>0.356071</text:p>
          </table:table-cell>
          <table:table-cell/>
          <table:table-cell office:value-type="float" office:value="266.048">
            <text:p>266.048</text:p>
          </table:table-cell>
          <table:table-cell office:value-type="float" office:value="0.520931">
            <text:p>0.520931</text:p>
          </table:table-cell>
        </table:table-row>
        <table:table-row table:style-name="ro1">
          <table:table-cell/>
          <table:table-cell office:value-type="float" office:value="278.933">
            <text:p>278.933</text:p>
          </table:table-cell>
          <table:table-cell office:value-type="float" office:value="0.518751">
            <text:p>0.518751</text:p>
          </table:table-cell>
          <table:table-cell/>
          <table:table-cell office:value-type="float" office:value="264.388">
            <text:p>264.388</text:p>
          </table:table-cell>
          <table:table-cell office:value-type="float" office:value="0.404304">
            <text:p>0.404304</text:p>
          </table:table-cell>
          <table:table-cell/>
          <table:table-cell office:value-type="float" office:value="231.296">
            <text:p>231.296</text:p>
          </table:table-cell>
          <table:table-cell office:value-type="float" office:value="0.670863">
            <text:p>0.670863</text:p>
          </table:table-cell>
          <table:table-cell/>
          <table:table-cell office:value-type="float" office:value="249.088">
            <text:p>249.088</text:p>
          </table:table-cell>
          <table:table-cell office:value-type="float" office:value="0.318091">
            <text:p>0.318091</text:p>
          </table:table-cell>
          <table:table-cell/>
          <table:table-cell office:value-type="float" office:value="266.569">
            <text:p>266.569</text:p>
          </table:table-cell>
          <table:table-cell office:value-type="float" office:value="17.482227">
            <text:p>17.482227</text:p>
          </table:table-cell>
        </table:table-row>
        <table:table-row table:style-name="ro1">
          <table:table-cell/>
          <table:table-cell office:value-type="float" office:value="281.544">
            <text:p>281.544</text:p>
          </table:table-cell>
          <table:table-cell office:value-type="float" office:value="0.301068">
            <text:p>0.301068</text:p>
          </table:table-cell>
          <table:table-cell/>
          <table:table-cell office:value-type="float" office:value="266.039">
            <text:p>266.039</text:p>
          </table:table-cell>
          <table:table-cell office:value-type="float" office:value="0.377748">
            <text:p>0.377748</text:p>
          </table:table-cell>
          <table:table-cell/>
          <table:table-cell office:value-type="float" office:value="233.492">
            <text:p>233.492</text:p>
          </table:table-cell>
          <table:table-cell office:value-type="float" office:value="0.686215">
            <text:p>0.686215</text:p>
          </table:table-cell>
          <table:table-cell/>
          <table:table-cell office:value-type="float" office:value="249.406">
            <text:p>249.406</text:p>
          </table:table-cell>
          <table:table-cell office:value-type="float" office:value="10.948648">
            <text:p>10.948648</text:p>
          </table:table-cell>
          <table:table-cell/>
          <table:table-cell office:value-type="float" office:value="285.068">
            <text:p>285.068</text:p>
          </table:table-cell>
          <table:table-cell office:value-type="float" office:value="1.267009">
            <text:p>1.267009</text:p>
          </table:table-cell>
        </table:table-row>
        <table:table-row table:style-name="ro1">
          <table:table-cell/>
          <table:table-cell office:value-type="float" office:value="284.309">
            <text:p>284.309</text:p>
          </table:table-cell>
          <table:table-cell office:value-type="float" office:value="0.532668">
            <text:p>0.532668</text:p>
          </table:table-cell>
          <table:table-cell/>
          <table:table-cell office:value-type="float" office:value="267.939">
            <text:p>267.939</text:p>
          </table:table-cell>
          <table:table-cell office:value-type="float" office:value="0.431289">
            <text:p>0.431289</text:p>
          </table:table-cell>
          <table:table-cell/>
          <table:table-cell office:value-type="float" office:value="235.8">
            <text:p>235.8</text:p>
          </table:table-cell>
          <table:table-cell office:value-type="float" office:value="0.720363">
            <text:p>0.720363</text:p>
          </table:table-cell>
          <table:table-cell/>
          <table:table-cell office:value-type="float" office:value="261.679">
            <text:p>261.679</text:p>
          </table:table-cell>
          <table:table-cell office:value-type="float" office:value="0.100609">
            <text:p>0.100609</text:p>
          </table:table-cell>
          <table:table-cell/>
          <table:table-cell office:value-type="float" office:value="287.63">
            <text:p>287.63</text:p>
          </table:table-cell>
          <table:table-cell office:value-type="float" office:value="0.431053">
            <text:p>0.431053</text:p>
          </table:table-cell>
        </table:table-row>
        <table:table-row table:style-name="ro1">
          <table:table-cell/>
          <table:table-cell office:value-type="float" office:value="287.164">
            <text:p>287.164</text:p>
          </table:table-cell>
          <table:table-cell office:value-type="float" office:value="0.415686">
            <text:p>0.415686</text:p>
          </table:table-cell>
          <table:table-cell/>
          <table:table-cell office:value-type="float" office:value="269.681">
            <text:p>269.681</text:p>
          </table:table-cell>
          <table:table-cell office:value-type="float" office:value="0.298676">
            <text:p>0.298676</text:p>
          </table:table-cell>
          <table:table-cell/>
          <table:table-cell office:value-type="float" office:value="238.232">
            <text:p>238.232</text:p>
          </table:table-cell>
          <table:table-cell office:value-type="float" office:value="0.833446">
            <text:p>0.833446</text:p>
          </table:table-cell>
          <table:table-cell/>
          <table:table-cell office:value-type="float" office:value="263.009">
            <text:p>263.009</text:p>
          </table:table-cell>
          <table:table-cell office:value-type="float" office:value="0.12839">
            <text:p>0.12839</text:p>
          </table:table-cell>
          <table:table-cell/>
          <table:table-cell office:value-type="float" office:value="289.268">
            <text:p>289.268</text:p>
          </table:table-cell>
          <table:table-cell office:value-type="float" office:value="0.779471">
            <text:p>0.779471</text:p>
          </table:table-cell>
        </table:table-row>
        <table:table-row table:style-name="ro1">
          <table:table-cell/>
          <table:table-cell office:value-type="float" office:value="289.606">
            <text:p>289.606</text:p>
          </table:table-cell>
          <table:table-cell office:value-type="float" office:value="0.700737">
            <text:p>0.700737</text:p>
          </table:table-cell>
          <table:table-cell/>
          <table:table-cell office:value-type="float" office:value="271.095">
            <text:p>271.095</text:p>
          </table:table-cell>
          <table:table-cell office:value-type="float" office:value="0.373711">
            <text:p>0.373711</text:p>
          </table:table-cell>
          <table:table-cell/>
          <table:table-cell office:value-type="float" office:value="239.066">
            <text:p>239.066</text:p>
          </table:table-cell>
          <table:table-cell office:value-type="float" office:value="25.296843">
            <text:p>25.296843</text:p>
          </table:table-cell>
          <table:table-cell/>
          <table:table-cell office:value-type="float" office:value="264.336">
            <text:p>264.336</text:p>
          </table:table-cell>
          <table:table-cell office:value-type="float" office:value="0.156888">
            <text:p>0.156888</text:p>
          </table:table-cell>
          <table:table-cell/>
          <table:table-cell office:value-type="float" office:value="291.365">
            <text:p>291.365</text:p>
          </table:table-cell>
          <table:table-cell office:value-type="float" office:value="0.483738">
            <text:p>0.483738</text:p>
          </table:table-cell>
        </table:table-row>
        <table:table-row table:style-name="ro1">
          <table:table-cell/>
          <table:table-cell office:value-type="float" office:value="292.509">
            <text:p>292.509</text:p>
          </table:table-cell>
          <table:table-cell office:value-type="float" office:value="0.56062">
            <text:p>0.56062</text:p>
          </table:table-cell>
          <table:table-cell/>
          <table:table-cell office:value-type="float" office:value="272.566">
            <text:p>272.566</text:p>
          </table:table-cell>
          <table:table-cell office:value-type="float" office:value="0.310054">
            <text:p>0.310054</text:p>
          </table:table-cell>
          <table:table-cell/>
          <table:table-cell office:value-type="float" office:value="266.125">
            <text:p>266.125</text:p>
          </table:table-cell>
          <table:table-cell office:value-type="float" office:value="1.784653">
            <text:p>1.784653</text:p>
          </table:table-cell>
          <table:table-cell/>
          <table:table-cell office:value-type="float" office:value="265.729">
            <text:p>265.729</text:p>
          </table:table-cell>
          <table:table-cell office:value-type="float" office:value="0.180671">
            <text:p>0.180671</text:p>
          </table:table-cell>
          <table:table-cell/>
          <table:table-cell office:value-type="float" office:value="292.945">
            <text:p>292.945</text:p>
          </table:table-cell>
          <table:table-cell office:value-type="float" office:value="0.388539">
            <text:p>0.388539</text:p>
          </table:table-cell>
        </table:table-row>
        <table:table-row table:style-name="ro1">
          <table:table-cell/>
          <table:table-cell office:value-type="float" office:value="294.713">
            <text:p>294.713</text:p>
          </table:table-cell>
          <table:table-cell office:value-type="float" office:value="0.481899">
            <text:p>0.481899</text:p>
          </table:table-cell>
          <table:table-cell/>
          <table:table-cell office:value-type="float" office:value="274.016">
            <text:p>274.016</text:p>
          </table:table-cell>
          <table:table-cell office:value-type="float" office:value="0.308045">
            <text:p>0.308045</text:p>
          </table:table-cell>
          <table:table-cell/>
          <table:table-cell office:value-type="float" office:value="269.568">
            <text:p>269.568</text:p>
          </table:table-cell>
          <table:table-cell office:value-type="float" office:value="0.814817">
            <text:p>0.814817</text:p>
          </table:table-cell>
          <table:table-cell/>
          <table:table-cell office:value-type="float" office:value="267.713">
            <text:p>267.713</text:p>
          </table:table-cell>
          <table:table-cell office:value-type="float" office:value="0.309254">
            <text:p>0.309254</text:p>
          </table:table-cell>
          <table:table-cell/>
          <table:table-cell office:value-type="float" office:value="294.481">
            <text:p>294.481</text:p>
          </table:table-cell>
          <table:table-cell office:value-type="float" office:value="0.354517">
            <text:p>0.354517</text:p>
          </table:table-cell>
        </table:table-row>
        <table:table-row table:style-name="ro1">
          <table:table-cell/>
          <table:table-cell office:value-type="float" office:value="296.793">
            <text:p>296.793</text:p>
          </table:table-cell>
          <table:table-cell office:value-type="float" office:value="0.479184">
            <text:p>0.479184</text:p>
          </table:table-cell>
          <table:table-cell/>
          <table:table-cell office:value-type="float" office:value="275.571">
            <text:p>275.571</text:p>
          </table:table-cell>
          <table:table-cell office:value-type="float" office:value="0.30107">
            <text:p>0.30107</text:p>
          </table:table-cell>
          <table:table-cell/>
          <table:table-cell office:value-type="float" office:value="271.838">
            <text:p>271.838</text:p>
          </table:table-cell>
          <table:table-cell office:value-type="float" office:value="0.956696">
            <text:p>0.956696</text:p>
          </table:table-cell>
          <table:table-cell/>
          <table:table-cell office:value-type="float" office:value="269.216">
            <text:p>269.216</text:p>
          </table:table-cell>
          <table:table-cell office:value-type="float" office:value="0.201457">
            <text:p>0.201457</text:p>
          </table:table-cell>
          <table:table-cell/>
          <table:table-cell office:value-type="float" office:value="295.909">
            <text:p>295.909</text:p>
          </table:table-cell>
          <table:table-cell office:value-type="float" office:value="0.365679">
            <text:p>0.365679</text:p>
          </table:table-cell>
        </table:table-row>
        <table:table-row table:style-name="ro1">
          <table:table-cell/>
          <table:table-cell office:value-type="float" office:value="299.559">
            <text:p>299.559</text:p>
          </table:table-cell>
          <table:table-cell office:value-type="float" office:value="0.61071">
            <text:p>0.61071</text:p>
          </table:table-cell>
          <table:table-cell/>
          <table:table-cell office:value-type="float" office:value="277.007">
            <text:p>277.007</text:p>
          </table:table-cell>
          <table:table-cell office:value-type="float" office:value="0.30511">
            <text:p>0.30511</text:p>
          </table:table-cell>
          <table:table-cell/>
          <table:table-cell office:value-type="float" office:value="272.795">
            <text:p>272.795</text:p>
          </table:table-cell>
          <table:table-cell office:value-type="float" office:value="32.007136">
            <text:p>32.007136</text:p>
          </table:table-cell>
          <table:table-cell/>
          <table:table-cell office:value-type="float" office:value="270.985">
            <text:p>270.985</text:p>
          </table:table-cell>
          <table:table-cell office:value-type="float" office:value="0.201178">
            <text:p>0.201178</text:p>
          </table:table-cell>
          <table:table-cell/>
          <table:table-cell office:value-type="float" office:value="297.406">
            <text:p>297.406</text:p>
          </table:table-cell>
          <table:table-cell office:value-type="float" office:value="0.432572">
            <text:p>0.432572</text:p>
          </table:table-cell>
        </table:table-row>
        <table:table-row table:style-name="ro1">
          <table:table-cell/>
          <table:table-cell office:value-type="float" office:value="302.876">
            <text:p>302.876</text:p>
          </table:table-cell>
          <table:table-cell office:value-type="float" office:value="1.19525">
            <text:p>1.19525</text:p>
          </table:table-cell>
          <table:table-cell/>
          <table:table-cell office:value-type="float" office:value="278.576">
            <text:p>278.576</text:p>
          </table:table-cell>
          <table:table-cell office:value-type="float" office:value="0.348327">
            <text:p>0.348327</text:p>
          </table:table-cell>
          <table:table-cell/>
          <table:table-cell office:value-type="float" office:value="305.854">
            <text:p>305.854</text:p>
          </table:table-cell>
          <table:table-cell office:value-type="float" office:value="16.805862">
            <text:p>16.805862</text:p>
          </table:table-cell>
          <table:table-cell/>
          <table:table-cell office:value-type="float" office:value="272.735">
            <text:p>272.735</text:p>
          </table:table-cell>
          <table:table-cell office:value-type="float" office:value="0.200388">
            <text:p>0.200388</text:p>
          </table:table-cell>
          <table:table-cell/>
          <table:table-cell office:value-type="float" office:value="299.015">
            <text:p>299.015</text:p>
          </table:table-cell>
          <table:table-cell office:value-type="float" office:value="0.34661">
            <text:p>0.34661</text:p>
          </table:table-cell>
        </table:table-row>
        <table:table-row table:style-name="ro1">
          <table:table-cell/>
          <table:table-cell office:value-type="float" office:value="305.741">
            <text:p>305.741</text:p>
          </table:table-cell>
          <table:table-cell office:value-type="float" office:value="0.584085">
            <text:p>0.584085</text:p>
          </table:table-cell>
          <table:table-cell/>
          <table:table-cell office:value-type="float" office:value="280.1">
            <text:p>280.1</text:p>
          </table:table-cell>
          <table:table-cell office:value-type="float" office:value="0.439277">
            <text:p>0.439277</text:p>
          </table:table-cell>
          <table:table-cell/>
          <table:table-cell office:value-type="float" office:value="323.312">
            <text:p>323.312</text:p>
          </table:table-cell>
          <table:table-cell office:value-type="float" office:value="11.697663">
            <text:p>11.697663</text:p>
          </table:table-cell>
          <table:table-cell/>
          <table:table-cell office:value-type="float" office:value="274.129">
            <text:p>274.129</text:p>
          </table:table-cell>
          <table:table-cell office:value-type="float" office:value="0.195658">
            <text:p>0.195658</text:p>
          </table:table-cell>
          <table:table-cell/>
          <table:table-cell office:value-type="float" office:value="300.624">
            <text:p>300.624</text:p>
          </table:table-cell>
          <table:table-cell office:value-type="float" office:value="0.481625">
            <text:p>0.481625</text:p>
          </table:table-cell>
        </table:table-row>
        <table:table-row table:style-name="ro1">
          <table:table-cell/>
          <table:table-cell office:value-type="float" office:value="307.7">
            <text:p>307.7</text:p>
          </table:table-cell>
          <table:table-cell office:value-type="float" office:value="0.889792">
            <text:p>0.889792</text:p>
          </table:table-cell>
          <table:table-cell/>
          <table:table-cell office:value-type="float" office:value="281.791">
            <text:p>281.791</text:p>
          </table:table-cell>
          <table:table-cell office:value-type="float" office:value="0.416726">
            <text:p>0.416726</text:p>
          </table:table-cell>
          <table:table-cell/>
          <table:table-cell office:value-type="float" office:value="335.682">
            <text:p>335.682</text:p>
          </table:table-cell>
          <table:table-cell office:value-type="float" office:value="8.156619">
            <text:p>8.156619</text:p>
          </table:table-cell>
          <table:table-cell/>
          <table:table-cell office:value-type="float" office:value="275.52">
            <text:p>275.52</text:p>
          </table:table-cell>
          <table:table-cell office:value-type="float" office:value="0.213406">
            <text:p>0.213406</text:p>
          </table:table-cell>
          <table:table-cell/>
          <table:table-cell office:value-type="float" office:value="302.231">
            <text:p>302.231</text:p>
          </table:table-cell>
          <table:table-cell office:value-type="float" office:value="0.394101">
            <text:p>0.394101</text:p>
          </table:table-cell>
        </table:table-row>
        <table:table-row table:style-name="ro1">
          <table:table-cell/>
          <table:table-cell office:value-type="float" office:value="310.4">
            <text:p>310.4</text:p>
          </table:table-cell>
          <table:table-cell office:value-type="float" office:value="0.704404">
            <text:p>0.704404</text:p>
          </table:table-cell>
          <table:table-cell/>
          <table:table-cell office:value-type="float" office:value="283.46">
            <text:p>283.46</text:p>
          </table:table-cell>
          <table:table-cell office:value-type="float" office:value="0.416204">
            <text:p>0.416204</text:p>
          </table:table-cell>
          <table:table-cell/>
          <table:table-cell office:value-type="float" office:value="344.47">
            <text:p>344.47</text:p>
          </table:table-cell>
          <table:table-cell office:value-type="float" office:value="7.608113">
            <text:p>7.608113</text:p>
          </table:table-cell>
          <table:table-cell/>
          <table:table-cell office:value-type="float" office:value="276.962">
            <text:p>276.962</text:p>
          </table:table-cell>
          <table:table-cell office:value-type="float" office:value="0.195406">
            <text:p>0.195406</text:p>
          </table:table-cell>
          <table:table-cell/>
          <table:table-cell office:value-type="float" office:value="303.83">
            <text:p>303.83</text:p>
          </table:table-cell>
          <table:table-cell office:value-type="float" office:value="0.452234">
            <text:p>0.452234</text:p>
          </table:table-cell>
        </table:table-row>
        <table:table-row table:style-name="ro1">
          <table:table-cell/>
          <table:table-cell office:value-type="float" office:value="313.013">
            <text:p>313.013</text:p>
          </table:table-cell>
          <table:table-cell office:value-type="float" office:value="0.525613">
            <text:p>0.525613</text:p>
          </table:table-cell>
          <table:table-cell/>
          <table:table-cell office:value-type="float" office:value="285.123">
            <text:p>285.123</text:p>
          </table:table-cell>
          <table:table-cell office:value-type="float" office:value="0.480943">
            <text:p>0.480943</text:p>
          </table:table-cell>
          <table:table-cell/>
          <table:table-cell office:value-type="float" office:value="352.653">
            <text:p>352.653</text:p>
          </table:table-cell>
          <table:table-cell office:value-type="float" office:value="9.552805">
            <text:p>9.552805</text:p>
          </table:table-cell>
          <table:table-cell/>
          <table:table-cell office:value-type="float" office:value="278.472">
            <text:p>278.472</text:p>
          </table:table-cell>
          <table:table-cell office:value-type="float" office:value="0.229465">
            <text:p>0.229465</text:p>
          </table:table-cell>
          <table:table-cell/>
          <table:table-cell office:value-type="float" office:value="305.591">
            <text:p>305.591</text:p>
          </table:table-cell>
          <table:table-cell office:value-type="float" office:value="0.591186">
            <text:p>0.591186</text:p>
          </table:table-cell>
        </table:table-row>
        <table:table-row table:style-name="ro1">
          <table:table-cell/>
          <table:table-cell office:value-type="float" office:value="314.997">
            <text:p>314.997</text:p>
          </table:table-cell>
          <table:table-cell office:value-type="float" office:value="0.747326">
            <text:p>0.747326</text:p>
          </table:table-cell>
          <table:table-cell/>
          <table:table-cell office:value-type="float" office:value="285.604">
            <text:p>285.604</text:p>
          </table:table-cell>
          <table:table-cell office:value-type="float" office:value="13.498196">
            <text:p>13.498196</text:p>
          </table:table-cell>
          <table:table-cell/>
          <table:table-cell office:value-type="float" office:value="362.766">
            <text:p>362.766</text:p>
          </table:table-cell>
          <table:table-cell office:value-type="float" office:value="9.606935">
            <text:p>9.606935</text:p>
          </table:table-cell>
          <table:table-cell/>
          <table:table-cell office:value-type="float" office:value="279.961">
            <text:p>279.961</text:p>
          </table:table-cell>
          <table:table-cell office:value-type="float" office:value="0.193486">
            <text:p>0.193486</text:p>
          </table:table-cell>
          <table:table-cell/>
          <table:table-cell office:value-type="float" office:value="308.322">
            <text:p>308.322</text:p>
          </table:table-cell>
          <table:table-cell office:value-type="float" office:value="0.594511">
            <text:p>0.594511</text:p>
          </table:table-cell>
        </table:table-row>
        <table:table-row table:style-name="ro1">
          <table:table-cell/>
          <table:table-cell office:value-type="float" office:value="317.354">
            <text:p>317.354</text:p>
          </table:table-cell>
          <table:table-cell office:value-type="float" office:value="0.535234">
            <text:p>0.535234</text:p>
          </table:table-cell>
          <table:table-cell/>
          <table:table-cell office:value-type="float" office:value="300.757">
            <text:p>300.757</text:p>
          </table:table-cell>
          <table:table-cell office:value-type="float" office:value="1.358346">
            <text:p>1.358346</text:p>
          </table:table-cell>
          <table:table-cell/>
          <table:table-cell office:value-type="float" office:value="372.966">
            <text:p>372.966</text:p>
          </table:table-cell>
          <table:table-cell office:value-type="float" office:value="10.577124">
            <text:p>10.577124</text:p>
          </table:table-cell>
          <table:table-cell/>
          <table:table-cell office:value-type="float" office:value="281.478">
            <text:p>281.478</text:p>
          </table:table-cell>
          <table:table-cell office:value-type="float" office:value="0.221831">
            <text:p>0.221831</text:p>
          </table:table-cell>
          <table:table-cell/>
          <table:table-cell office:value-type="float" office:value="310.48">
            <text:p>310.48</text:p>
          </table:table-cell>
          <table:table-cell office:value-type="float" office:value="0.730564">
            <text:p>0.730564</text:p>
          </table:table-cell>
        </table:table-row>
        <table:table-row table:style-name="ro1">
          <table:table-cell/>
          <table:table-cell office:value-type="float" office:value="319.35">
            <text:p>319.35</text:p>
          </table:table-cell>
          <table:table-cell office:value-type="float" office:value="0.359777">
            <text:p>0.359777</text:p>
          </table:table-cell>
          <table:table-cell/>
          <table:table-cell office:value-type="float" office:value="304.032">
            <text:p>304.032</text:p>
          </table:table-cell>
          <table:table-cell office:value-type="float" office:value="0.592787">
            <text:p>0.592787</text:p>
          </table:table-cell>
          <table:table-cell/>
          <table:table-cell office:value-type="float" office:value="384.116">
            <text:p>384.116</text:p>
          </table:table-cell>
          <table:table-cell office:value-type="float" office:value="10.972956">
            <text:p>10.972956</text:p>
          </table:table-cell>
          <table:table-cell/>
          <table:table-cell office:value-type="float" office:value="282.994">
            <text:p>282.994</text:p>
          </table:table-cell>
          <table:table-cell office:value-type="float" office:value="0.19199">
            <text:p>0.19199</text:p>
          </table:table-cell>
          <table:table-cell/>
          <table:table-cell office:value-type="float" office:value="313.777">
            <text:p>313.777</text:p>
          </table:table-cell>
          <table:table-cell office:value-type="float" office:value="0.686237">
            <text:p>0.686237</text:p>
          </table:table-cell>
        </table:table-row>
        <table:table-row table:style-name="ro1">
          <table:table-cell/>
          <table:table-cell office:value-type="float" office:value="321.26">
            <text:p>321.26</text:p>
          </table:table-cell>
          <table:table-cell office:value-type="float" office:value="0.411304">
            <text:p>0.411304</text:p>
          </table:table-cell>
          <table:table-cell/>
          <table:table-cell office:value-type="float" office:value="306.678">
            <text:p>306.678</text:p>
          </table:table-cell>
          <table:table-cell office:value-type="float" office:value="0.854493">
            <text:p>0.854493</text:p>
          </table:table-cell>
          <table:table-cell/>
          <table:table-cell office:value-type="float" office:value="395.65">
            <text:p>395.65</text:p>
          </table:table-cell>
          <table:table-cell office:value-type="float" office:value="11.16637">
            <text:p>11.16637</text:p>
          </table:table-cell>
          <table:table-cell/>
          <table:table-cell office:value-type="float" office:value="284.722">
            <text:p>284.722</text:p>
          </table:table-cell>
          <table:table-cell office:value-type="float" office:value="0.199308">
            <text:p>0.199308</text:p>
          </table:table-cell>
          <table:table-cell/>
          <table:table-cell office:value-type="float" office:value="315.952">
            <text:p>315.952</text:p>
          </table:table-cell>
          <table:table-cell office:value-type="float" office:value="0.375861">
            <text:p>0.375861</text:p>
          </table:table-cell>
        </table:table-row>
        <table:table-row table:style-name="ro1">
          <table:table-cell/>
          <table:table-cell office:value-type="float" office:value="323.509">
            <text:p>323.509</text:p>
          </table:table-cell>
          <table:table-cell office:value-type="float" office:value="0.317876">
            <text:p>0.317876</text:p>
          </table:table-cell>
          <table:table-cell/>
          <table:table-cell office:value-type="float" office:value="309.537">
            <text:p>309.537</text:p>
          </table:table-cell>
          <table:table-cell office:value-type="float" office:value="1.078428">
            <text:p>1.078428</text:p>
          </table:table-cell>
          <table:table-cell/>
          <table:table-cell office:value-type="float" office:value="407.436">
            <text:p>407.436</text:p>
          </table:table-cell>
          <table:table-cell office:value-type="float" office:value="17.719362">
            <text:p>17.719362</text:p>
          </table:table-cell>
          <table:table-cell/>
          <table:table-cell office:value-type="float" office:value="286.377">
            <text:p>286.377</text:p>
          </table:table-cell>
          <table:table-cell office:value-type="float" office:value="0.165688">
            <text:p>0.165688</text:p>
          </table:table-cell>
          <table:table-cell/>
          <table:table-cell office:value-type="float" office:value="317.803">
            <text:p>317.803</text:p>
          </table:table-cell>
          <table:table-cell office:value-type="float" office:value="0.426235">
            <text:p>0.426235</text:p>
          </table:table-cell>
        </table:table-row>
        <table:table-row table:style-name="ro1">
          <table:table-cell/>
          <table:table-cell office:value-type="float" office:value="325.509">
            <text:p>325.509</text:p>
          </table:table-cell>
          <table:table-cell office:value-type="float" office:value="0.337894">
            <text:p>0.337894</text:p>
          </table:table-cell>
          <table:table-cell/>
          <table:table-cell office:value-type="float" office:value="312.545">
            <text:p>312.545</text:p>
          </table:table-cell>
          <table:table-cell office:value-type="float" office:value="1.652568">
            <text:p>1.652568</text:p>
          </table:table-cell>
          <table:table-cell/>
          <table:table-cell office:value-type="float" office:value="425.663">
            <text:p>425.663</text:p>
          </table:table-cell>
          <table:table-cell office:value-type="float" office:value="12.985159">
            <text:p>12.985159</text:p>
          </table:table-cell>
          <table:table-cell/>
          <table:table-cell office:value-type="float" office:value="289.196">
            <text:p>289.196</text:p>
          </table:table-cell>
          <table:table-cell office:value-type="float" office:value="0.149401">
            <text:p>0.149401</text:p>
          </table:table-cell>
          <table:table-cell/>
          <table:table-cell office:value-type="float" office:value="319.664">
            <text:p>319.664</text:p>
          </table:table-cell>
          <table:table-cell office:value-type="float" office:value="0.562606">
            <text:p>0.562606</text:p>
          </table:table-cell>
        </table:table-row>
        <table:table-row table:style-name="ro1">
          <table:table-cell/>
          <table:table-cell office:value-type="float" office:value="327.447">
            <text:p>327.447</text:p>
          </table:table-cell>
          <table:table-cell office:value-type="float" office:value="0.263267">
            <text:p>0.263267</text:p>
          </table:table-cell>
          <table:table-cell/>
          <table:table-cell office:value-type="float" office:value="314.198">
            <text:p>314.198</text:p>
          </table:table-cell>
          <table:table-cell office:value-type="float" office:value="48.459092">
            <text:p>48.459092</text:p>
          </table:table-cell>
          <table:table-cell/>
          <table:table-cell office:value-type="float" office:value="439.095">
            <text:p>439.095</text:p>
          </table:table-cell>
          <table:table-cell office:value-type="float" office:value="14.069158">
            <text:p>14.069158</text:p>
          </table:table-cell>
          <table:table-cell/>
          <table:table-cell office:value-type="float" office:value="291.176">
            <text:p>291.176</text:p>
          </table:table-cell>
          <table:table-cell office:value-type="float" office:value="0.109962">
            <text:p>0.109962</text:p>
          </table:table-cell>
          <table:table-cell/>
          <table:table-cell office:value-type="float" office:value="321.799">
            <text:p>321.799</text:p>
          </table:table-cell>
          <table:table-cell office:value-type="float" office:value="0.420025">
            <text:p>0.420025</text:p>
          </table:table-cell>
        </table:table-row>
        <table:table-row table:style-name="ro1">
          <table:table-cell/>
          <table:table-cell office:value-type="float" office:value="327.711">
            <text:p>327.711</text:p>
          </table:table-cell>
          <table:table-cell office:value-type="float" office:value="8.504683">
            <text:p>8.504683</text:p>
          </table:table-cell>
          <table:table-cell/>
          <table:table-cell office:value-type="float" office:value="364.245">
            <text:p>364.245</text:p>
          </table:table-cell>
          <table:table-cell office:value-type="float" office:value="15.256368">
            <text:p>15.256368</text:p>
          </table:table-cell>
          <table:table-cell/>
          <table:table-cell office:value-type="float" office:value="453.629">
            <text:p>453.629</text:p>
          </table:table-cell>
          <table:table-cell office:value-type="float" office:value="11.505386">
            <text:p>11.505386</text:p>
          </table:table-cell>
          <table:table-cell/>
          <table:table-cell office:value-type="float" office:value="292.779">
            <text:p>292.779</text:p>
          </table:table-cell>
          <table:table-cell office:value-type="float" office:value="0.081921">
            <text:p>0.081921</text:p>
          </table:table-cell>
          <table:table-cell/>
          <table:table-cell office:value-type="float" office:value="323.917">
            <text:p>323.917</text:p>
          </table:table-cell>
          <table:table-cell office:value-type="float" office:value="0.511084">
            <text:p>0.511084</text:p>
          </table:table-cell>
        </table:table-row>
        <table:table-row table:style-name="ro1">
          <table:table-cell/>
          <table:table-cell office:value-type="float" office:value="338.214">
            <text:p>338.214</text:p>
          </table:table-cell>
          <table:table-cell office:value-type="float" office:value="0.131326">
            <text:p>0.131326</text:p>
          </table:table-cell>
          <table:table-cell/>
          <table:table-cell office:value-type="float" office:value="380.724">
            <text:p>380.724</text:p>
          </table:table-cell>
          <table:table-cell office:value-type="float" office:value="12.084187">
            <text:p>12.084187</text:p>
          </table:table-cell>
          <table:table-cell/>
          <table:table-cell office:value-type="float" office:value="465.621">
            <text:p>465.621</text:p>
          </table:table-cell>
          <table:table-cell office:value-type="float" office:value="12.12734">
            <text:p>12.12734</text:p>
          </table:table-cell>
          <table:table-cell/>
          <table:table-cell office:value-type="float" office:value="294.2">
            <text:p>294.2</text:p>
          </table:table-cell>
          <table:table-cell office:value-type="float" office:value="0.035412">
            <text:p>0.035412</text:p>
          </table:table-cell>
          <table:table-cell/>
          <table:table-cell office:value-type="float" office:value="326.273">
            <text:p>326.273</text:p>
          </table:table-cell>
          <table:table-cell office:value-type="float" office:value="0.436892">
            <text:p>0.436892</text:p>
          </table:table-cell>
        </table:table-row>
        <table:table-row table:style-name="ro1">
          <table:table-cell/>
          <table:table-cell office:value-type="float" office:value="340.305">
            <text:p>340.305</text:p>
          </table:table-cell>
          <table:table-cell office:value-type="float" office:value="0.27125">
            <text:p>0.27125</text:p>
          </table:table-cell>
          <table:table-cell/>
          <table:table-cell office:value-type="float" office:value="394.222">
            <text:p>394.222</text:p>
          </table:table-cell>
          <table:table-cell office:value-type="float" office:value="4.961682">
            <text:p>4.961682</text:p>
          </table:table-cell>
          <table:table-cell/>
          <table:table-cell office:value-type="float" office:value="478.198">
            <text:p>478.198</text:p>
          </table:table-cell>
          <table:table-cell office:value-type="float" office:value="11.484857">
            <text:p>11.484857</text:p>
          </table:table-cell>
          <table:table-cell/>
          <table:table-cell office:value-type="float" office:value="295.758">
            <text:p>295.758</text:p>
          </table:table-cell>
          <table:table-cell office:value-type="float" office:value="0.042037">
            <text:p>0.042037</text:p>
          </table:table-cell>
          <table:table-cell/>
          <table:table-cell office:value-type="float" office:value="328.159">
            <text:p>328.159</text:p>
          </table:table-cell>
          <table:table-cell office:value-type="float" office:value="0.445821">
            <text:p>0.445821</text:p>
          </table:table-cell>
        </table:table-row>
        <table:table-row table:style-name="ro1">
          <table:table-cell/>
          <table:table-cell office:value-type="float" office:value="342.011">
            <text:p>342.011</text:p>
          </table:table-cell>
          <table:table-cell office:value-type="float" office:value="0.235404">
            <text:p>0.235404</text:p>
          </table:table-cell>
          <table:table-cell/>
          <table:table-cell office:value-type="float" office:value="399.666">
            <text:p>399.666</text:p>
          </table:table-cell>
          <table:table-cell office:value-type="float" office:value="3.820608">
            <text:p>3.820608</text:p>
          </table:table-cell>
          <table:table-cell/>
          <table:table-cell office:value-type="float" office:value="490.13">
            <text:p>490.13</text:p>
          </table:table-cell>
          <table:table-cell office:value-type="float" office:value="11.329804">
            <text:p>11.329804</text:p>
          </table:table-cell>
          <table:table-cell/>
          <table:table-cell office:value-type="float" office:value="299.565">
            <text:p>299.565</text:p>
          </table:table-cell>
          <table:table-cell office:value-type="float" office:value="0.188951">
            <text:p>0.188951</text:p>
          </table:table-cell>
          <table:table-cell/>
          <table:table-cell office:value-type="float" office:value="330.983">
            <text:p>330.983</text:p>
          </table:table-cell>
          <table:table-cell office:value-type="float" office:value="0.857559">
            <text:p>0.857559</text:p>
          </table:table-cell>
        </table:table-row>
        <table:table-row table:style-name="ro1">
          <table:table-cell/>
          <table:table-cell office:value-type="float" office:value="344.891">
            <text:p>344.891</text:p>
          </table:table-cell>
          <table:table-cell office:value-type="float" office:value="0.420883">
            <text:p>0.420883</text:p>
          </table:table-cell>
          <table:table-cell/>
          <table:table-cell office:value-type="float" office:value="403.923">
            <text:p>403.923</text:p>
          </table:table-cell>
          <table:table-cell office:value-type="float" office:value="10.765509">
            <text:p>10.765509</text:p>
          </table:table-cell>
          <table:table-cell/>
          <table:table-cell office:value-type="float" office:value="501.873">
            <text:p>501.873</text:p>
          </table:table-cell>
          <table:table-cell office:value-type="float" office:value="11.627504">
            <text:p>11.627504</text:p>
          </table:table-cell>
          <table:table-cell/>
          <table:table-cell office:value-type="float" office:value="303.233">
            <text:p>303.233</text:p>
          </table:table-cell>
          <table:table-cell office:value-type="float" office:value="0.209381">
            <text:p>0.209381</text:p>
          </table:table-cell>
          <table:table-cell/>
          <table:table-cell office:value-type="float" office:value="334.143">
            <text:p>334.143</text:p>
          </table:table-cell>
          <table:table-cell office:value-type="float" office:value="0.956333">
            <text:p>0.956333</text:p>
          </table:table-cell>
        </table:table-row>
        <table:table-row table:style-name="ro1">
          <table:table-cell/>
          <table:table-cell office:value-type="float" office:value="346.839">
            <text:p>346.839</text:p>
          </table:table-cell>
          <table:table-cell office:value-type="float" office:value="0.323313">
            <text:p>0.323313</text:p>
          </table:table-cell>
          <table:table-cell/>
          <table:table-cell office:value-type="float" office:value="415.938">
            <text:p>415.938</text:p>
          </table:table-cell>
          <table:table-cell office:value-type="float" office:value="11.96349">
            <text:p>11.96349</text:p>
          </table:table-cell>
          <table:table-cell/>
          <table:table-cell office:value-type="float" office:value="513.963">
            <text:p>513.963</text:p>
          </table:table-cell>
          <table:table-cell office:value-type="float" office:value="11.694894">
            <text:p>11.694894</text:p>
          </table:table-cell>
          <table:table-cell/>
          <table:table-cell office:value-type="float" office:value="304.974">
            <text:p>304.974</text:p>
          </table:table-cell>
          <table:table-cell office:value-type="float" office:value="0.227214">
            <text:p>0.227214</text:p>
          </table:table-cell>
          <table:table-cell/>
          <table:table-cell office:value-type="float" office:value="337.396">
            <text:p>337.396</text:p>
          </table:table-cell>
          <table:table-cell office:value-type="float" office:value="0.928297">
            <text:p>0.928297</text:p>
          </table:table-cell>
        </table:table-row>
        <table:table-row table:style-name="ro1">
          <table:table-cell/>
          <table:table-cell office:value-type="float" office:value="348.83">
            <text:p>348.83</text:p>
          </table:table-cell>
          <table:table-cell office:value-type="float" office:value="0.229365">
            <text:p>0.229365</text:p>
          </table:table-cell>
          <table:table-cell/>
          <table:table-cell office:value-type="float" office:value="429.009">
            <text:p>429.009</text:p>
          </table:table-cell>
          <table:table-cell office:value-type="float" office:value="8.439237">
            <text:p>8.439237</text:p>
          </table:table-cell>
          <table:table-cell/>
          <table:table-cell office:value-type="float" office:value="526.134">
            <text:p>526.134</text:p>
          </table:table-cell>
          <table:table-cell office:value-type="float" office:value="9.081008">
            <text:p>9.081008</text:p>
          </table:table-cell>
          <table:table-cell/>
          <table:table-cell office:value-type="float" office:value="306.683">
            <text:p>306.683</text:p>
          </table:table-cell>
          <table:table-cell office:value-type="float" office:value="0.278845">
            <text:p>0.278845</text:p>
          </table:table-cell>
          <table:table-cell/>
          <table:table-cell office:value-type="float" office:value="338.325">
            <text:p>338.325</text:p>
          </table:table-cell>
          <table:table-cell office:value-type="float" office:value="22.310867">
            <text:p>22.310867</text:p>
          </table:table-cell>
        </table:table-row>
        <table:table-row table:style-name="ro1">
          <table:table-cell/>
          <table:table-cell office:value-type="float" office:value="350.383">
            <text:p>350.383</text:p>
          </table:table-cell>
          <table:table-cell office:value-type="float" office:value="0.322213">
            <text:p>0.322213</text:p>
          </table:table-cell>
          <table:table-cell/>
          <table:table-cell office:value-type="float" office:value="438.521">
            <text:p>438.521</text:p>
          </table:table-cell>
          <table:table-cell office:value-type="float" office:value="9.702021">
            <text:p>9.702021</text:p>
          </table:table-cell>
          <table:table-cell/>
          <table:table-cell office:value-type="float" office:value="535.681">
            <text:p>535.681</text:p>
          </table:table-cell>
          <table:table-cell office:value-type="float" office:value="8.324141">
            <text:p>8.324141</text:p>
          </table:table-cell>
          <table:table-cell/>
          <table:table-cell office:value-type="float" office:value="308.332">
            <text:p>308.332</text:p>
          </table:table-cell>
          <table:table-cell office:value-type="float" office:value="0.304677">
            <text:p>0.304677</text:p>
          </table:table-cell>
          <table:table-cell/>
          <table:table-cell office:value-type="float" office:value="362.688">
            <text:p>362.688</text:p>
          </table:table-cell>
          <table:table-cell office:value-type="float" office:value="2.902582">
            <text:p>2.902582</text:p>
          </table:table-cell>
        </table:table-row>
        <table:table-row table:style-name="ro1">
          <table:table-cell/>
          <table:table-cell office:value-type="float" office:value="352.505">
            <text:p>352.505</text:p>
          </table:table-cell>
          <table:table-cell office:value-type="float" office:value="0.253045">
            <text:p>0.253045</text:p>
          </table:table-cell>
          <table:table-cell/>
          <table:table-cell office:value-type="float" office:value="449.227">
            <text:p>449.227</text:p>
          </table:table-cell>
          <table:table-cell office:value-type="float" office:value="10.853484">
            <text:p>10.853484</text:p>
          </table:table-cell>
          <table:table-cell/>
          <table:table-cell office:value-type="float" office:value="544.447">
            <text:p>544.447</text:p>
          </table:table-cell>
          <table:table-cell office:value-type="float" office:value="8.222674">
            <text:p>8.222674</text:p>
          </table:table-cell>
          <table:table-cell/>
          <table:table-cell office:value-type="float" office:value="310.096">
            <text:p>310.096</text:p>
          </table:table-cell>
          <table:table-cell office:value-type="float" office:value="0.347331">
            <text:p>0.347331</text:p>
          </table:table-cell>
          <table:table-cell/>
          <table:table-cell office:value-type="float" office:value="367.895">
            <text:p>367.895</text:p>
          </table:table-cell>
          <table:table-cell office:value-type="float" office:value="0.712559">
            <text:p>0.712559</text:p>
          </table:table-cell>
        </table:table-row>
        <table:table-row table:style-name="ro1">
          <table:table-cell/>
          <table:table-cell office:value-type="float" office:value="354.128">
            <text:p>354.128</text:p>
          </table:table-cell>
          <table:table-cell office:value-type="float" office:value="0.239854">
            <text:p>0.239854</text:p>
          </table:table-cell>
          <table:table-cell/>
          <table:table-cell office:value-type="float" office:value="461.089">
            <text:p>461.089</text:p>
          </table:table-cell>
          <table:table-cell office:value-type="float" office:value="11.734779">
            <text:p>11.734779</text:p>
          </table:table-cell>
          <table:table-cell/>
          <table:table-cell office:value-type="float" office:value="553.056">
            <text:p>553.056</text:p>
          </table:table-cell>
          <table:table-cell office:value-type="float" office:value="8.756045">
            <text:p>8.756045</text:p>
          </table:table-cell>
          <table:table-cell/>
          <table:table-cell office:value-type="float" office:value="311.848">
            <text:p>311.848</text:p>
          </table:table-cell>
          <table:table-cell office:value-type="float" office:value="0.357906">
            <text:p>0.357906</text:p>
          </table:table-cell>
          <table:table-cell/>
          <table:table-cell office:value-type="float" office:value="371.058">
            <text:p>371.058</text:p>
          </table:table-cell>
          <table:table-cell office:value-type="float" office:value="0.961531">
            <text:p>0.961531</text:p>
          </table:table-cell>
        </table:table-row>
        <table:table-row table:style-name="ro1">
          <table:table-cell/>
          <table:table-cell office:value-type="float" office:value="355.897">
            <text:p>355.897</text:p>
          </table:table-cell>
          <table:table-cell office:value-type="float" office:value="0.209164">
            <text:p>0.209164</text:p>
          </table:table-cell>
          <table:table-cell/>
          <table:table-cell office:value-type="float" office:value="473.833">
            <text:p>473.833</text:p>
          </table:table-cell>
          <table:table-cell office:value-type="float" office:value="8.569328">
            <text:p>8.569328</text:p>
          </table:table-cell>
          <table:table-cell/>
          <table:table-cell office:value-type="float" office:value="562.251">
            <text:p>562.251</text:p>
          </table:table-cell>
          <table:table-cell office:value-type="float" office:value="8.515289">
            <text:p>8.515289</text:p>
          </table:table-cell>
          <table:table-cell/>
          <table:table-cell office:value-type="float" office:value="313.633">
            <text:p>313.633</text:p>
          </table:table-cell>
          <table:table-cell office:value-type="float" office:value="0.395219">
            <text:p>0.395219</text:p>
          </table:table-cell>
          <table:table-cell/>
          <table:table-cell office:value-type="float" office:value="373.762">
            <text:p>373.762</text:p>
          </table:table-cell>
          <table:table-cell office:value-type="float" office:value="0.660022">
            <text:p>0.660022</text:p>
          </table:table-cell>
        </table:table-row>
        <table:table-row table:style-name="ro1">
          <table:table-cell/>
          <table:table-cell office:value-type="float" office:value="357.883">
            <text:p>357.883</text:p>
          </table:table-cell>
          <table:table-cell office:value-type="float" office:value="0.264479">
            <text:p>0.264479</text:p>
          </table:table-cell>
          <table:table-cell/>
          <table:table-cell office:value-type="float" office:value="483.369">
            <text:p>483.369</text:p>
          </table:table-cell>
          <table:table-cell office:value-type="float" office:value="10.689773">
            <text:p>10.689773</text:p>
          </table:table-cell>
          <table:table-cell/>
          <table:table-cell office:value-type="float" office:value="571.202">
            <text:p>571.202</text:p>
          </table:table-cell>
          <table:table-cell office:value-type="float" office:value="8.752806">
            <text:p>8.752806</text:p>
          </table:table-cell>
          <table:table-cell/>
          <table:table-cell office:value-type="float" office:value="315.271">
            <text:p>315.271</text:p>
          </table:table-cell>
          <table:table-cell office:value-type="float" office:value="0.42872">
            <text:p>0.42872</text:p>
          </table:table-cell>
          <table:table-cell/>
          <table:table-cell office:value-type="float" office:value="376.121">
            <text:p>376.121</text:p>
          </table:table-cell>
          <table:table-cell office:value-type="float" office:value="0.71937">
            <text:p>0.71937</text:p>
          </table:table-cell>
        </table:table-row>
        <table:table-row table:style-name="ro1">
          <table:table-cell/>
          <table:table-cell office:value-type="float" office:value="359.996">
            <text:p>359.996</text:p>
          </table:table-cell>
          <table:table-cell office:value-type="float" office:value="0.28191">
            <text:p>0.28191</text:p>
          </table:table-cell>
          <table:table-cell/>
          <table:table-cell office:value-type="float" office:value="494.995">
            <text:p>494.995</text:p>
          </table:table-cell>
          <table:table-cell office:value-type="float" office:value="9.5589">
            <text:p>9.5589</text:p>
          </table:table-cell>
          <table:table-cell/>
          <table:table-cell office:value-type="float" office:value="580.396">
            <text:p>580.396</text:p>
          </table:table-cell>
          <table:table-cell office:value-type="float" office:value="8.764828">
            <text:p>8.764828</text:p>
          </table:table-cell>
          <table:table-cell/>
          <table:table-cell office:value-type="float" office:value="317.131">
            <text:p>317.131</text:p>
          </table:table-cell>
          <table:table-cell office:value-type="float" office:value="0.453879">
            <text:p>0.453879</text:p>
          </table:table-cell>
          <table:table-cell/>
          <table:table-cell office:value-type="float" office:value="378.504">
            <text:p>378.504</text:p>
          </table:table-cell>
          <table:table-cell office:value-type="float" office:value="0.763018">
            <text:p>0.763018</text:p>
          </table:table-cell>
        </table:table-row>
        <table:table-row table:style-name="ro1">
          <table:table-cell/>
          <table:table-cell office:value-type="float" office:value="361.971">
            <text:p>361.971</text:p>
          </table:table-cell>
          <table:table-cell office:value-type="float" office:value="0.221325">
            <text:p>0.221325</text:p>
          </table:table-cell>
          <table:table-cell/>
          <table:table-cell office:value-type="float" office:value="505.718">
            <text:p>505.718</text:p>
          </table:table-cell>
          <table:table-cell office:value-type="float" office:value="13.058165">
            <text:p>13.058165</text:p>
          </table:table-cell>
          <table:table-cell/>
          <table:table-cell office:value-type="float" office:value="589.582">
            <text:p>589.582</text:p>
          </table:table-cell>
          <table:table-cell office:value-type="float" office:value="8.377871">
            <text:p>8.377871</text:p>
          </table:table-cell>
          <table:table-cell/>
          <table:table-cell office:value-type="float" office:value="318.849">
            <text:p>318.849</text:p>
          </table:table-cell>
          <table:table-cell office:value-type="float" office:value="0.48271">
            <text:p>0.48271</text:p>
          </table:table-cell>
          <table:table-cell/>
          <table:table-cell office:value-type="float" office:value="381.222">
            <text:p>381.222</text:p>
          </table:table-cell>
          <table:table-cell office:value-type="float" office:value="0.734539">
            <text:p>0.734539</text:p>
          </table:table-cell>
        </table:table-row>
        <table:table-row table:style-name="ro1">
          <table:table-cell/>
          <table:table-cell office:value-type="float" office:value="363.826">
            <text:p>363.826</text:p>
          </table:table-cell>
          <table:table-cell office:value-type="float" office:value="0.223894">
            <text:p>0.223894</text:p>
          </table:table-cell>
          <table:table-cell/>
          <table:table-cell office:value-type="float" office:value="519.834">
            <text:p>519.834</text:p>
          </table:table-cell>
          <table:table-cell office:value-type="float" office:value="12.632077">
            <text:p>12.632077</text:p>
          </table:table-cell>
          <table:table-cell/>
          <table:table-cell office:value-type="float" office:value="598.366">
            <text:p>598.366</text:p>
          </table:table-cell>
          <table:table-cell office:value-type="float" office:value="9.697641">
            <text:p>9.697641</text:p>
          </table:table-cell>
          <table:table-cell/>
          <table:table-cell office:value-type="float" office:value="320.574">
            <text:p>320.574</text:p>
          </table:table-cell>
          <table:table-cell office:value-type="float" office:value="0.50978">
            <text:p>0.50978</text:p>
          </table:table-cell>
          <table:table-cell/>
          <table:table-cell office:value-type="float" office:value="383.485">
            <text:p>383.485</text:p>
          </table:table-cell>
          <table:table-cell office:value-type="float" office:value="0.722058">
            <text:p>0.722058</text:p>
          </table:table-cell>
        </table:table-row>
        <table:table-row table:style-name="ro1">
          <table:table-cell/>
          <table:table-cell office:value-type="float" office:value="365.719">
            <text:p>365.719</text:p>
          </table:table-cell>
          <table:table-cell office:value-type="float" office:value="0.245029">
            <text:p>0.245029</text:p>
          </table:table-cell>
          <table:table-cell/>
          <table:table-cell office:value-type="float" office:value="533.517">
            <text:p>533.517</text:p>
          </table:table-cell>
          <table:table-cell office:value-type="float" office:value="14.409768">
            <text:p>14.409768</text:p>
          </table:table-cell>
          <table:table-cell/>
          <table:table-cell office:value-type="float" office:value="608.455">
            <text:p>608.455</text:p>
          </table:table-cell>
          <table:table-cell office:value-type="float" office:value="11.527228">
            <text:p>11.527228</text:p>
          </table:table-cell>
          <table:table-cell/>
          <table:table-cell office:value-type="float" office:value="322.135">
            <text:p>322.135</text:p>
          </table:table-cell>
          <table:table-cell office:value-type="float" office:value="0.543792">
            <text:p>0.543792</text:p>
          </table:table-cell>
          <table:table-cell/>
          <table:table-cell office:value-type="float" office:value="385.914">
            <text:p>385.914</text:p>
          </table:table-cell>
          <table:table-cell office:value-type="float" office:value="0.818173">
            <text:p>0.818173</text:p>
          </table:table-cell>
        </table:table-row>
        <table:table-row table:style-name="ro1">
          <table:table-cell/>
          <table:table-cell office:value-type="float" office:value="367.722">
            <text:p>367.722</text:p>
          </table:table-cell>
          <table:table-cell office:value-type="float" office:value="0.240967">
            <text:p>0.240967</text:p>
          </table:table-cell>
          <table:table-cell/>
          <table:table-cell office:value-type="float" office:value="548.989">
            <text:p>548.989</text:p>
          </table:table-cell>
          <table:table-cell office:value-type="float" office:value="11.705188">
            <text:p>11.705188</text:p>
          </table:table-cell>
          <table:table-cell/>
          <table:table-cell office:value-type="float" office:value="620.39">
            <text:p>620.39</text:p>
          </table:table-cell>
          <table:table-cell office:value-type="float" office:value="6.95418">
            <text:p>6.95418</text:p>
          </table:table-cell>
          <table:table-cell/>
          <table:table-cell office:value-type="float" office:value="323.84">
            <text:p>323.84</text:p>
          </table:table-cell>
          <table:table-cell office:value-type="float" office:value="0.469863">
            <text:p>0.469863</text:p>
          </table:table-cell>
          <table:table-cell/>
          <table:table-cell office:value-type="float" office:value="388.658">
            <text:p>388.658</text:p>
          </table:table-cell>
          <table:table-cell office:value-type="float" office:value="1.055028">
            <text:p>1.055028</text:p>
          </table:table-cell>
        </table:table-row>
        <table:table-row table:style-name="ro1">
          <table:table-cell/>
          <table:table-cell office:value-type="float" office:value="369.601">
            <text:p>369.601</text:p>
          </table:table-cell>
          <table:table-cell office:value-type="float" office:value="0.165298">
            <text:p>0.165298</text:p>
          </table:table-cell>
          <table:table-cell/>
          <table:table-cell office:value-type="float" office:value="561.565">
            <text:p>561.565</text:p>
          </table:table-cell>
          <table:table-cell office:value-type="float" office:value="11.702659">
            <text:p>11.702659</text:p>
          </table:table-cell>
          <table:table-cell table:number-columns-repeated="4"/>
          <table:table-cell office:value-type="float" office:value="325.358">
            <text:p>325.358</text:p>
          </table:table-cell>
          <table:table-cell office:value-type="float" office:value="0.397451">
            <text:p>0.397451</text:p>
          </table:table-cell>
          <table:table-cell/>
          <table:table-cell office:value-type="float" office:value="392.515">
            <text:p>392.515</text:p>
          </table:table-cell>
          <table:table-cell office:value-type="float" office:value="1.60005">
            <text:p>1.60005</text:p>
          </table:table-cell>
        </table:table-row>
        <table:table-row table:style-name="ro1">
          <table:table-cell/>
          <table:table-cell office:value-type="float" office:value="371.415">
            <text:p>371.415</text:p>
          </table:table-cell>
          <table:table-cell office:value-type="float" office:value="0.298286">
            <text:p>0.298286</text:p>
          </table:table-cell>
          <table:table-cell/>
          <table:table-cell office:value-type="float" office:value="574.161">
            <text:p>574.161</text:p>
          </table:table-cell>
          <table:table-cell office:value-type="float" office:value="11.879214">
            <text:p>11.879214</text:p>
          </table:table-cell>
          <table:table-cell/>
          <table:table-cell office:value-type="float" office:value="620.39">
            <text:p>620.39</text:p>
          </table:table-cell>
          <table:table-cell table:number-columns-repeated="2"/>
          <table:table-cell office:value-type="float" office:value="326.875">
            <text:p>326.875</text:p>
          </table:table-cell>
          <table:table-cell office:value-type="float" office:value="0.376449">
            <text:p>0.376449</text:p>
          </table:table-cell>
          <table:table-cell/>
          <table:table-cell office:value-type="float" office:value="394.115">
            <text:p>394.115</text:p>
          </table:table-cell>
          <table:table-cell office:value-type="float" office:value="49.394124">
            <text:p>49.394124</text:p>
          </table:table-cell>
        </table:table-row>
        <table:table-row table:style-name="ro1">
          <table:table-cell/>
          <table:table-cell office:value-type="float" office:value="373.56">
            <text:p>373.56</text:p>
          </table:table-cell>
          <table:table-cell office:value-type="float" office:value="0.164857">
            <text:p>0.164857</text:p>
          </table:table-cell>
          <table:table-cell/>
          <table:table-cell office:value-type="float" office:value="586.966">
            <text:p>586.966</text:p>
          </table:table-cell>
          <table:table-cell office:value-type="float" office:value="13.859591">
            <text:p>13.859591</text:p>
          </table:table-cell>
          <table:table-cell/>
          <table:table-cell office:value-type="float" office:value="472.059196">
            <text:p>472.059196</text:p>
          </table:table-cell>
          <table:table-cell table:number-columns-repeated="2"/>
          <table:table-cell office:value-type="float" office:value="328.319">
            <text:p>328.319</text:p>
          </table:table-cell>
          <table:table-cell office:value-type="float" office:value="0.319956">
            <text:p>0.319956</text:p>
          </table:table-cell>
          <table:table-cell/>
          <table:table-cell office:value-type="float" office:value="445.62">
            <text:p>445.62</text:p>
          </table:table-cell>
          <table:table-cell office:value-type="float" office:value="21.774601">
            <text:p>21.774601</text:p>
          </table:table-cell>
        </table:table-row>
        <table:table-row table:style-name="ro1">
          <table:table-cell/>
          <table:table-cell office:value-type="float" office:value="375.37">
            <text:p>375.37</text:p>
          </table:table-cell>
          <table:table-cell office:value-type="float" office:value="0.045321">
            <text:p>0.045321</text:p>
          </table:table-cell>
          <table:table-cell/>
          <table:table-cell office:value-type="float" office:value="601.784">
            <text:p>601.784</text:p>
          </table:table-cell>
          <table:table-cell office:value-type="float" office:value="10.441383">
            <text:p>10.441383</text:p>
          </table:table-cell>
          <table:table-cell/>
          <table:table-cell office:value-type="float" office:value="2.91394565432099">
            <text:p>2.9139456543</text:p>
          </table:table-cell>
          <table:table-cell table:number-columns-repeated="2"/>
          <table:table-cell office:value-type="float" office:value="329.82">
            <text:p>329.82</text:p>
          </table:table-cell>
          <table:table-cell office:value-type="float" office:value="0.295659">
            <text:p>0.295659</text:p>
          </table:table-cell>
          <table:table-cell/>
          <table:table-cell office:value-type="float" office:value="468.777">
            <text:p>468.777</text:p>
          </table:table-cell>
          <table:table-cell office:value-type="float" office:value="20.296185">
            <text:p>20.296185</text:p>
          </table:table-cell>
        </table:table-row>
        <table:table-row table:style-name="ro1">
          <table:table-cell/>
          <table:table-cell office:value-type="float" office:value="376.841">
            <text:p>376.841</text:p>
          </table:table-cell>
          <table:table-cell office:value-type="float" office:value="0.075234">
            <text:p>0.075234</text:p>
          </table:table-cell>
          <table:table-cell/>
          <table:table-cell office:value-type="float" office:value="612.274">
            <text:p>612.274</text:p>
          </table:table-cell>
          <table:table-cell office:value-type="float" office:value="12.808965">
            <text:p>12.808965</text:p>
          </table:table-cell>
          <table:table-cell/>
          <table:table-cell office:value-type="float" office:value="162">
            <text:p>162</text:p>
          </table:table-cell>
          <table:table-cell table:number-columns-repeated="2"/>
          <table:table-cell office:value-type="float" office:value="331.224">
            <text:p>331.224</text:p>
          </table:table-cell>
          <table:table-cell office:value-type="float" office:value="0.266826">
            <text:p>0.266826</text:p>
          </table:table-cell>
          <table:table-cell/>
          <table:table-cell office:value-type="float" office:value="490.117">
            <text:p>490.117</text:p>
          </table:table-cell>
          <table:table-cell office:value-type="float" office:value="13.908676">
            <text:p>13.908676</text:p>
          </table:table-cell>
        </table:table-row>
        <table:table-row table:style-name="ro1">
          <table:table-cell/>
          <table:table-cell office:value-type="float" office:value="378.672">
            <text:p>378.672</text:p>
          </table:table-cell>
          <table:table-cell office:value-type="float" office:value="0.045487">
            <text:p>0.045487</text:p>
          </table:table-cell>
          <table:table-cell/>
          <table:table-cell office:value-type="float" office:value="626.013">
            <text:p>626.013</text:p>
          </table:table-cell>
          <table:table-cell office:value-type="float" office:value="14.048328">
            <text:p>14.048328</text:p>
          </table:table-cell>
          <table:table-cell/>
          <table:table-cell office:value-type="float" office:value="38">
            <text:p>38</text:p>
          </table:table-cell>
          <table:table-cell table:number-columns-repeated="2"/>
          <table:table-cell office:value-type="float" office:value="332.731">
            <text:p>332.731</text:p>
          </table:table-cell>
          <table:table-cell office:value-type="float" office:value="0.246763">
            <text:p>0.246763</text:p>
          </table:table-cell>
          <table:table-cell/>
          <table:table-cell office:value-type="float" office:value="504.901">
            <text:p>504.901</text:p>
          </table:table-cell>
          <table:table-cell office:value-type="float" office:value="14.327986">
            <text:p>14.327986</text:p>
          </table:table-cell>
        </table:table-row>
        <table:table-row table:style-name="ro1">
          <table:table-cell/>
          <table:table-cell office:value-type="float" office:value="388.663">
            <text:p>388.663</text:p>
          </table:table-cell>
          <table:table-cell office:value-type="float" office:value="0.563253">
            <text:p>0.563253</text:p>
          </table:table-cell>
          <table:table-cell/>
          <table:table-cell office:value-type="float" office:value="640.84">
            <text:p>640.84</text:p>
          </table:table-cell>
          <table:table-cell office:value-type="float" office:value="9.91583">
            <text:p>9.91583</text:p>
          </table:table-cell>
          <table:table-cell table:number-columns-repeated="4"/>
          <table:table-cell office:value-type="float" office:value="334.105">
            <text:p>334.105</text:p>
          </table:table-cell>
          <table:table-cell office:value-type="float" office:value="0.217353">
            <text:p>0.217353</text:p>
          </table:table-cell>
          <table:table-cell/>
          <table:table-cell office:value-type="float" office:value="520.117">
            <text:p>520.117</text:p>
          </table:table-cell>
          <table:table-cell office:value-type="float" office:value="12.293221">
            <text:p>12.293221</text:p>
          </table:table-cell>
        </table:table-row>
        <table:table-row table:style-name="ro1">
          <table:table-cell/>
          <table:table-cell office:value-type="float" office:value="391.4">
            <text:p>391.4</text:p>
          </table:table-cell>
          <table:table-cell office:value-type="float" office:value="0.347209">
            <text:p>0.347209</text:p>
          </table:table-cell>
          <table:table-cell/>
          <table:table-cell office:value-type="float" office:value="651.546">
            <text:p>651.546</text:p>
          </table:table-cell>
          <table:table-cell office:value-type="float" office:value="10.09334">
            <text:p>10.09334</text:p>
          </table:table-cell>
          <table:table-cell table:number-columns-repeated="4"/>
          <table:table-cell office:value-type="float" office:value="335.524">
            <text:p>335.524</text:p>
          </table:table-cell>
          <table:table-cell office:value-type="float" office:value="0.222516">
            <text:p>0.222516</text:p>
          </table:table-cell>
          <table:table-cell/>
          <table:table-cell office:value-type="float" office:value="533.145">
            <text:p>533.145</text:p>
          </table:table-cell>
          <table:table-cell office:value-type="float" office:value="11.253303">
            <text:p>11.253303</text:p>
          </table:table-cell>
        </table:table-row>
        <table:table-row table:style-name="ro1">
          <table:table-cell/>
          <table:table-cell office:value-type="float" office:value="394.03">
            <text:p>394.03</text:p>
          </table:table-cell>
          <table:table-cell office:value-type="float" office:value="0.417343">
            <text:p>0.417343</text:p>
          </table:table-cell>
          <table:table-cell/>
          <table:table-cell office:value-type="float" office:value="662.398">
            <text:p>662.398</text:p>
          </table:table-cell>
          <table:table-cell office:value-type="float" office:value="12.819296">
            <text:p>12.819296</text:p>
          </table:table-cell>
          <table:table-cell table:number-columns-repeated="4"/>
          <table:table-cell office:value-type="float" office:value="336.908">
            <text:p>336.908</text:p>
          </table:table-cell>
          <table:table-cell office:value-type="float" office:value="0.175354">
            <text:p>0.175354</text:p>
          </table:table-cell>
          <table:table-cell/>
          <table:table-cell office:value-type="float" office:value="545.363">
            <text:p>545.363</text:p>
          </table:table-cell>
          <table:table-cell office:value-type="float" office:value="13.064595">
            <text:p>13.064595</text:p>
          </table:table-cell>
        </table:table-row>
        <table:table-row table:style-name="ro1">
          <table:table-cell/>
          <table:table-cell office:value-type="float" office:value="396.405">
            <text:p>396.405</text:p>
          </table:table-cell>
          <table:table-cell office:value-type="float" office:value="0.458248">
            <text:p>0.458248</text:p>
          </table:table-cell>
          <table:table-cell/>
          <table:table-cell office:value-type="float" office:value="676.251">
            <text:p>676.251</text:p>
          </table:table-cell>
          <table:table-cell office:value-type="float" office:value="11.395237">
            <text:p>11.395237</text:p>
          </table:table-cell>
          <table:table-cell table:number-columns-repeated="4"/>
          <table:table-cell office:value-type="float" office:value="337.084">
            <text:p>337.084</text:p>
          </table:table-cell>
          <table:table-cell office:value-type="float" office:value="8.045251">
            <text:p>8.045251</text:p>
          </table:table-cell>
          <table:table-cell/>
          <table:table-cell office:value-type="float" office:value="559.434">
            <text:p>559.434</text:p>
          </table:table-cell>
          <table:table-cell office:value-type="float" office:value="13.21337">
            <text:p>13.21337</text:p>
          </table:table-cell>
        </table:table-row>
        <table:table-row table:style-name="ro1">
          <table:table-cell/>
          <table:table-cell office:value-type="float" office:value="399.489">
            <text:p>399.489</text:p>
          </table:table-cell>
          <table:table-cell office:value-type="float" office:value="0.761554">
            <text:p>0.761554</text:p>
          </table:table-cell>
          <table:table-cell/>
          <table:table-cell office:value-type="float" office:value="688.325">
            <text:p>688.325</text:p>
          </table:table-cell>
          <table:table-cell office:value-type="float" office:value="13.429232">
            <text:p>13.429232</text:p>
          </table:table-cell>
          <table:table-cell table:number-columns-repeated="4"/>
          <table:table-cell office:value-type="float" office:value="346.474">
            <text:p>346.474</text:p>
          </table:table-cell>
          <table:table-cell office:value-type="float" office:value="0.097606">
            <text:p>0.097606</text:p>
          </table:table-cell>
          <table:table-cell/>
          <table:table-cell office:value-type="float" office:value="573.658">
            <text:p>573.658</text:p>
          </table:table-cell>
          <table:table-cell office:value-type="float" office:value="12.885976">
            <text:p>12.885976</text:p>
          </table:table-cell>
        </table:table-row>
        <table:table-row table:style-name="ro1">
          <table:table-cell/>
          <table:table-cell office:value-type="float" office:value="402.905">
            <text:p>402.905</text:p>
          </table:table-cell>
          <table:table-cell office:value-type="float" office:value="0.657242">
            <text:p>0.657242</text:p>
          </table:table-cell>
          <table:table-cell/>
          <table:table-cell office:value-type="float" office:value="702.441">
            <text:p>702.441</text:p>
          </table:table-cell>
          <table:table-cell office:value-type="float" office:value="12.792413">
            <text:p>12.792413</text:p>
          </table:table-cell>
          <table:table-cell table:number-columns-repeated="4"/>
          <table:table-cell office:value-type="float" office:value="348.551">
            <text:p>348.551</text:p>
          </table:table-cell>
          <table:table-cell office:value-type="float" office:value="0.099353">
            <text:p>0.099353</text:p>
          </table:table-cell>
          <table:table-cell/>
          <table:table-cell office:value-type="float" office:value="587.476">
            <text:p>587.476</text:p>
          </table:table-cell>
          <table:table-cell office:value-type="float" office:value="11.980823">
            <text:p>11.980823</text:p>
          </table:table-cell>
        </table:table-row>
        <table:table-row table:style-name="ro1">
          <table:table-cell/>
          <table:table-cell office:value-type="float" office:value="405.616">
            <text:p>405.616</text:p>
          </table:table-cell>
          <table:table-cell office:value-type="float" office:value="0.648949">
            <text:p>0.648949</text:p>
          </table:table-cell>
          <table:table-cell/>
          <table:table-cell office:value-type="float" office:value="715.987">
            <text:p>715.987</text:p>
          </table:table-cell>
          <table:table-cell office:value-type="float" office:value="13.953074">
            <text:p>13.953074</text:p>
          </table:table-cell>
          <table:table-cell table:number-columns-repeated="4"/>
          <table:table-cell office:value-type="float" office:value="349.795">
            <text:p>349.795</text:p>
          </table:table-cell>
          <table:table-cell office:value-type="float" office:value="0.090059">
            <text:p>0.090059</text:p>
          </table:table-cell>
          <table:table-cell/>
          <table:table-cell office:value-type="float" office:value="600.319">
            <text:p>600.319</text:p>
          </table:table-cell>
          <table:table-cell office:value-type="float" office:value="9.281155">
            <text:p>9.281155</text:p>
          </table:table-cell>
        </table:table-row>
        <table:table-row table:style-name="ro1">
          <table:table-cell/>
          <table:table-cell office:value-type="float" office:value="408.61">
            <text:p>408.61</text:p>
          </table:table-cell>
          <table:table-cell office:value-type="float" office:value="0.850056">
            <text:p>0.850056</text:p>
          </table:table-cell>
          <table:table-cell/>
          <table:table-cell office:value-type="float" office:value="730.666">
            <text:p>730.666</text:p>
          </table:table-cell>
          <table:table-cell office:value-type="float" office:value="11.992616">
            <text:p>11.992616</text:p>
          </table:table-cell>
          <table:table-cell table:number-columns-repeated="4"/>
          <table:table-cell office:value-type="float" office:value="351.953">
            <text:p>351.953</text:p>
          </table:table-cell>
          <table:table-cell office:value-type="float" office:value="0.089515">
            <text:p>0.089515</text:p>
          </table:table-cell>
          <table:table-cell/>
          <table:table-cell office:value-type="float" office:value="610.529">
            <text:p>610.529</text:p>
          </table:table-cell>
          <table:table-cell office:value-type="float" office:value="15.611389">
            <text:p>15.611389</text:p>
          </table:table-cell>
        </table:table-row>
        <table:table-row table:style-name="ro1">
          <table:table-cell/>
          <table:table-cell office:value-type="float" office:value="412.345">
            <text:p>412.345</text:p>
          </table:table-cell>
          <table:table-cell office:value-type="float" office:value="0.909348">
            <text:p>0.909348</text:p>
          </table:table-cell>
          <table:table-cell/>
          <table:table-cell office:value-type="float" office:value="743.306">
            <text:p>743.306</text:p>
          </table:table-cell>
          <table:table-cell office:value-type="float" office:value="12.280886">
            <text:p>12.280886</text:p>
          </table:table-cell>
          <table:table-cell table:number-columns-repeated="4"/>
          <table:table-cell office:value-type="float" office:value="353.522">
            <text:p>353.522</text:p>
          </table:table-cell>
          <table:table-cell office:value-type="float" office:value="0.085041">
            <text:p>0.085041</text:p>
          </table:table-cell>
          <table:table-cell/>
          <table:table-cell office:value-type="float" office:value="627.594">
            <text:p>627.594</text:p>
          </table:table-cell>
          <table:table-cell office:value-type="float" office:value="17.393084">
            <text:p>17.393084</text:p>
          </table:table-cell>
        </table:table-row>
        <table:table-row table:style-name="ro1">
          <table:table-cell/>
          <table:table-cell office:value-type="float" office:value="416.099">
            <text:p>416.099</text:p>
          </table:table-cell>
          <table:table-cell office:value-type="float" office:value="0.820967">
            <text:p>0.820967</text:p>
          </table:table-cell>
          <table:table-cell/>
          <table:table-cell office:value-type="float" office:value="756.256">
            <text:p>756.256</text:p>
          </table:table-cell>
          <table:table-cell office:value-type="float" office:value="11.80316">
            <text:p>11.80316</text:p>
          </table:table-cell>
          <table:table-cell table:number-columns-repeated="4"/>
          <table:table-cell office:value-type="float" office:value="355.972">
            <text:p>355.972</text:p>
          </table:table-cell>
          <table:table-cell office:value-type="float" office:value="0.090296">
            <text:p>0.090296</text:p>
          </table:table-cell>
          <table:table-cell/>
          <table:table-cell office:value-type="float" office:value="646.177">
            <text:p>646.177</text:p>
          </table:table-cell>
          <table:table-cell office:value-type="float" office:value="16.839641">
            <text:p>16.839641</text:p>
          </table:table-cell>
        </table:table-row>
        <table:table-row table:style-name="ro1">
          <table:table-cell/>
          <table:table-cell office:value-type="float" office:value="418.839">
            <text:p>418.839</text:p>
          </table:table-cell>
          <table:table-cell office:value-type="float" office:value="1.068171">
            <text:p>1.068171</text:p>
          </table:table-cell>
          <table:table-cell/>
          <table:table-cell office:value-type="float" office:value="768.778">
            <text:p>768.778</text:p>
          </table:table-cell>
          <table:table-cell office:value-type="float" office:value="12.681585">
            <text:p>12.681585</text:p>
          </table:table-cell>
          <table:table-cell table:number-columns-repeated="4"/>
          <table:table-cell office:value-type="float" office:value="358.179">
            <text:p>358.179</text:p>
          </table:table-cell>
          <table:table-cell office:value-type="float" office:value="0.116901">
            <text:p>0.116901</text:p>
          </table:table-cell>
          <table:table-cell/>
          <table:table-cell office:value-type="float" office:value="663.958">
            <text:p>663.958</text:p>
          </table:table-cell>
          <table:table-cell office:value-type="float" office:value="11.234272">
            <text:p>11.234272</text:p>
          </table:table-cell>
        </table:table-row>
        <table:table-row table:style-name="ro1">
          <table:table-cell/>
          <table:table-cell office:value-type="float" office:value="422.085">
            <text:p>422.085</text:p>
          </table:table-cell>
          <table:table-cell office:value-type="float" office:value="0.851328">
            <text:p>0.851328</text:p>
          </table:table-cell>
          <table:table-cell/>
          <table:table-cell office:value-type="float" office:value="782.31">
            <text:p>782.31</text:p>
          </table:table-cell>
          <table:table-cell office:value-type="float" office:value="12.494882">
            <text:p>12.494882</text:p>
          </table:table-cell>
          <table:table-cell table:number-columns-repeated="4"/>
          <table:table-cell office:value-type="float" office:value="359.505">
            <text:p>359.505</text:p>
          </table:table-cell>
          <table:table-cell office:value-type="float" office:value="0.083808">
            <text:p>0.083808</text:p>
          </table:table-cell>
          <table:table-cell/>
          <table:table-cell office:value-type="float" office:value="676.139">
            <text:p>676.139</text:p>
          </table:table-cell>
          <table:table-cell office:value-type="float" office:value="14.374969">
            <text:p>14.374969</text:p>
          </table:table-cell>
        </table:table-row>
        <table:table-row table:style-name="ro1">
          <table:table-cell/>
          <table:table-cell office:value-type="float" office:value="424.78">
            <text:p>424.78</text:p>
          </table:table-cell>
          <table:table-cell office:value-type="float" office:value="0.625882">
            <text:p>0.625882</text:p>
          </table:table-cell>
          <table:table-cell/>
          <table:table-cell office:value-type="float" office:value="795.408">
            <text:p>795.408</text:p>
          </table:table-cell>
          <table:table-cell office:value-type="float" office:value="12.685896">
            <text:p>12.685896</text:p>
          </table:table-cell>
          <table:table-cell table:number-columns-repeated="4"/>
          <table:table-cell office:value-type="float" office:value="361.574">
            <text:p>361.574</text:p>
          </table:table-cell>
          <table:table-cell office:value-type="float" office:value="0.087227">
            <text:p>0.087227</text:p>
          </table:table-cell>
          <table:table-cell/>
          <table:table-cell office:value-type="float" office:value="691.543">
            <text:p>691.543</text:p>
          </table:table-cell>
          <table:table-cell office:value-type="float" office:value="10.363457">
            <text:p>10.363457</text:p>
          </table:table-cell>
        </table:table-row>
        <table:table-row table:style-name="ro1">
          <table:table-cell/>
          <table:table-cell office:value-type="float" office:value="428.093">
            <text:p>428.093</text:p>
          </table:table-cell>
          <table:table-cell office:value-type="float" office:value="1.018258">
            <text:p>1.018258</text:p>
          </table:table-cell>
          <table:table-cell/>
          <table:table-cell office:value-type="float" office:value="808.7">
            <text:p>808.7</text:p>
          </table:table-cell>
          <table:table-cell office:value-type="float" office:value="12.125906">
            <text:p>12.125906</text:p>
          </table:table-cell>
          <table:table-cell table:number-columns-repeated="4"/>
          <table:table-cell office:value-type="float" office:value="363.9">
            <text:p>363.9</text:p>
          </table:table-cell>
          <table:table-cell office:value-type="float" office:value="0.089997">
            <text:p>0.089997</text:p>
          </table:table-cell>
          <table:table-cell/>
          <table:table-cell office:value-type="float" office:value="702.707">
            <text:p>702.707</text:p>
          </table:table-cell>
          <table:table-cell office:value-type="float" office:value="10.017958">
            <text:p>10.017958</text:p>
          </table:table-cell>
        </table:table-row>
        <table:table-row table:style-name="ro1">
          <table:table-cell/>
          <table:table-cell office:value-type="float" office:value="431.367">
            <text:p>431.367</text:p>
          </table:table-cell>
          <table:table-cell office:value-type="float" office:value="0.563741">
            <text:p>0.563741</text:p>
          </table:table-cell>
          <table:table-cell/>
          <table:table-cell office:value-type="float" office:value="821.412">
            <text:p>821.412</text:p>
          </table:table-cell>
          <table:table-cell office:value-type="float" office:value="14.347658">
            <text:p>14.347658</text:p>
          </table:table-cell>
          <table:table-cell table:number-columns-repeated="4"/>
          <table:table-cell office:value-type="float" office:value="366.08">
            <text:p>366.08</text:p>
          </table:table-cell>
          <table:table-cell office:value-type="float" office:value="0.091163">
            <text:p>0.091163</text:p>
          </table:table-cell>
          <table:table-cell/>
          <table:table-cell office:value-type="float" office:value="713.829">
            <text:p>713.829</text:p>
          </table:table-cell>
          <table:table-cell office:value-type="float" office:value="13.613221">
            <text:p>13.613221</text:p>
          </table:table-cell>
        </table:table-row>
        <table:table-row table:style-name="ro1">
          <table:table-cell/>
          <table:table-cell office:value-type="float" office:value="433.82">
            <text:p>433.82</text:p>
          </table:table-cell>
          <table:table-cell office:value-type="float" office:value="0.557675">
            <text:p>0.557675</text:p>
          </table:table-cell>
          <table:table-cell/>
          <table:table-cell office:value-type="float" office:value="836.336">
            <text:p>836.336</text:p>
          </table:table-cell>
          <table:table-cell office:value-type="float" office:value="12.547249">
            <text:p>12.547249</text:p>
          </table:table-cell>
          <table:table-cell table:number-columns-repeated="4"/>
          <table:table-cell office:value-type="float" office:value="368.545">
            <text:p>368.545</text:p>
          </table:table-cell>
          <table:table-cell office:value-type="float" office:value="0.087808">
            <text:p>0.087808</text:p>
          </table:table-cell>
          <table:table-cell/>
          <table:table-cell office:value-type="float" office:value="728.1">
            <text:p>728.1</text:p>
          </table:table-cell>
          <table:table-cell office:value-type="float" office:value="13.155601">
            <text:p>13.155601</text:p>
          </table:table-cell>
        </table:table-row>
        <table:table-row table:style-name="ro1">
          <table:table-cell/>
          <table:table-cell office:value-type="float" office:value="436.642">
            <text:p>436.642</text:p>
          </table:table-cell>
          <table:table-cell office:value-type="float" office:value="0.443755">
            <text:p>0.443755</text:p>
          </table:table-cell>
          <table:table-cell/>
          <table:table-cell office:value-type="float" office:value="849.42">
            <text:p>849.42</text:p>
          </table:table-cell>
          <table:table-cell office:value-type="float" office:value="11.876366">
            <text:p>11.876366</text:p>
          </table:table-cell>
          <table:table-cell table:number-columns-repeated="4"/>
          <table:table-cell office:value-type="float" office:value="371.058">
            <text:p>371.058</text:p>
          </table:table-cell>
          <table:table-cell office:value-type="float" office:value="0.092726">
            <text:p>0.092726</text:p>
          </table:table-cell>
          <table:table-cell/>
          <table:table-cell office:value-type="float" office:value="741.994">
            <text:p>741.994</text:p>
          </table:table-cell>
          <table:table-cell office:value-type="float" office:value="10.214825">
            <text:p>10.214825</text:p>
          </table:table-cell>
        </table:table-row>
        <table:table-row table:style-name="ro1">
          <table:table-cell/>
          <table:table-cell office:value-type="float" office:value="438.835">
            <text:p>438.835</text:p>
          </table:table-cell>
          <table:table-cell office:value-type="float" office:value="0.351918">
            <text:p>0.351918</text:p>
          </table:table-cell>
          <table:table-cell/>
          <table:table-cell office:value-type="float" office:value="862.087">
            <text:p>862.087</text:p>
          </table:table-cell>
          <table:table-cell office:value-type="float" office:value="14.731941">
            <text:p>14.731941</text:p>
          </table:table-cell>
          <table:table-cell table:number-columns-repeated="4"/>
          <table:table-cell office:value-type="float" office:value="373.002">
            <text:p>373.002</text:p>
          </table:table-cell>
          <table:table-cell office:value-type="float" office:value="0.087733">
            <text:p>0.087733</text:p>
          </table:table-cell>
          <table:table-cell/>
          <table:table-cell office:value-type="float" office:value="753.022">
            <text:p>753.022</text:p>
          </table:table-cell>
          <table:table-cell office:value-type="float" office:value="10.147885">
            <text:p>10.147885</text:p>
          </table:table-cell>
        </table:table-row>
        <table:table-row table:style-name="ro1">
          <table:table-cell/>
          <table:table-cell office:value-type="float" office:value="441.179">
            <text:p>441.179</text:p>
          </table:table-cell>
          <table:table-cell office:value-type="float" office:value="0.467935">
            <text:p>0.467935</text:p>
          </table:table-cell>
          <table:table-cell/>
          <table:table-cell office:value-type="float" office:value="877.447">
            <text:p>877.447</text:p>
          </table:table-cell>
          <table:table-cell office:value-type="float" office:value="13.886175">
            <text:p>13.886175</text:p>
          </table:table-cell>
          <table:table-cell table:number-columns-repeated="4"/>
          <table:table-cell office:value-type="float" office:value="375.468">
            <text:p>375.468</text:p>
          </table:table-cell>
          <table:table-cell office:value-type="float" office:value="0.080491">
            <text:p>0.080491</text:p>
          </table:table-cell>
          <table:table-cell/>
          <table:table-cell office:value-type="float" office:value="763.943">
            <text:p>763.943</text:p>
          </table:table-cell>
          <table:table-cell office:value-type="float" office:value="10.081638">
            <text:p>10.081638</text:p>
          </table:table-cell>
        </table:table-row>
        <table:table-row table:style-name="ro1">
          <table:table-cell/>
          <table:table-cell office:value-type="float" office:value="443.509">
            <text:p>443.509</text:p>
          </table:table-cell>
          <table:table-cell office:value-type="float" office:value="0.298505">
            <text:p>0.298505</text:p>
          </table:table-cell>
          <table:table-cell/>
          <table:table-cell office:value-type="float" office:value="891.883">
            <text:p>891.883</text:p>
          </table:table-cell>
          <table:table-cell office:value-type="float" office:value="16.249717">
            <text:p>16.249717</text:p>
          </table:table-cell>
          <table:table-cell table:number-columns-repeated="4"/>
          <table:table-cell office:value-type="float" office:value="376.906">
            <text:p>376.906</text:p>
          </table:table-cell>
          <table:table-cell office:value-type="float" office:value="0.092069">
            <text:p>0.092069</text:p>
          </table:table-cell>
          <table:table-cell/>
          <table:table-cell office:value-type="float" office:value="774.814">
            <text:p>774.814</text:p>
          </table:table-cell>
          <table:table-cell office:value-type="float" office:value="11.578714">
            <text:p>11.578714</text:p>
          </table:table-cell>
        </table:table-row>
        <table:table-row table:style-name="ro1">
          <table:table-cell/>
          <table:table-cell office:value-type="float" office:value="445.756">
            <text:p>445.756</text:p>
          </table:table-cell>
          <table:table-cell office:value-type="float" office:value="0.279007">
            <text:p>0.279007</text:p>
          </table:table-cell>
          <table:table-cell/>
          <table:table-cell office:value-type="float" office:value="908.891">
            <text:p>908.891</text:p>
          </table:table-cell>
          <table:table-cell office:value-type="float" office:value="17.08534">
            <text:p>17.08534</text:p>
          </table:table-cell>
          <table:table-cell table:number-columns-repeated="4"/>
          <table:table-cell office:value-type="float" office:value="378.335">
            <text:p>378.335</text:p>
          </table:table-cell>
          <table:table-cell office:value-type="float" office:value="0.051388">
            <text:p>0.051388</text:p>
          </table:table-cell>
          <table:table-cell/>
          <table:table-cell office:value-type="float" office:value="787.162">
            <text:p>787.162</text:p>
          </table:table-cell>
          <table:table-cell office:value-type="float" office:value="15.656049">
            <text:p>15.656049</text:p>
          </table:table-cell>
        </table:table-row>
        <table:table-row table:style-name="ro1">
          <table:table-cell/>
          <table:table-cell office:value-type="float" office:value="446.036">
            <text:p>446.036</text:p>
          </table:table-cell>
          <table:table-cell office:value-type="float" office:value="18.631821">
            <text:p>18.631821</text:p>
          </table:table-cell>
          <table:table-cell/>
          <table:table-cell office:value-type="float" office:value="926.373">
            <text:p>926.373</text:p>
          </table:table-cell>
          <table:table-cell office:value-type="float" office:value="13.933145">
            <text:p>13.933145</text:p>
          </table:table-cell>
          <table:table-cell table:number-columns-repeated="4"/>
          <table:table-cell office:value-type="float" office:value="380.3">
            <text:p>380.3</text:p>
          </table:table-cell>
          <table:table-cell office:value-type="float" office:value="0.036139">
            <text:p>0.036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7.345">
            <text:p>467.345</text:p>
          </table:table-cell>
          <table:table-cell office:value-type="float" office:value="0.160507">
            <text:p>0.160507</text:p>
          </table:table-cell>
          <table:table-cell/>
          <table:table-cell office:value-type="float" office:value="940.699">
            <text:p>940.699</text:p>
          </table:table-cell>
          <table:table-cell office:value-type="float" office:value="11.683451">
            <text:p>11.683451</text:p>
          </table:table-cell>
          <table:table-cell table:number-columns-repeated="4"/>
          <table:table-cell office:value-type="float" office:value="382.221">
            <text:p>382.221</text:p>
          </table:table-cell>
          <table:table-cell office:value-type="float" office:value="0.03099">
            <text:p>0.03099</text:p>
          </table:table-cell>
          <table:table-cell table:number-columns-repeated="2"/>
          <table:table-cell office:value-type="float" office:value="787.162">
            <text:p>787.162</text:p>
          </table:table-cell>
        </table:table-row>
        <table:table-row table:style-name="ro1">
          <table:table-cell/>
          <table:table-cell office:value-type="float" office:value="470.031">
            <text:p>470.031</text:p>
          </table:table-cell>
          <table:table-cell office:value-type="float" office:value="0.221783">
            <text:p>0.221783</text:p>
          </table:table-cell>
          <table:table-cell/>
          <table:table-cell office:value-type="float" office:value="952.966">
            <text:p>952.966</text:p>
          </table:table-cell>
          <table:table-cell office:value-type="float" office:value="12.709639">
            <text:p>12.709639</text:p>
          </table:table-cell>
          <table:table-cell table:number-columns-repeated="4"/>
          <table:table-cell office:value-type="float" office:value="386.853">
            <text:p>386.853</text:p>
          </table:table-cell>
          <table:table-cell office:value-type="float" office:value="0.180635">
            <text:p>0.180635</text:p>
          </table:table-cell>
          <table:table-cell table:number-columns-repeated="2"/>
          <table:table-cell office:value-type="float" office:value="555.649243">
            <text:p>555.649243</text:p>
          </table:table-cell>
        </table:table-row>
        <table:table-row table:style-name="ro1">
          <table:table-cell/>
          <table:table-cell office:value-type="float" office:value="472.134">
            <text:p>472.134</text:p>
          </table:table-cell>
          <table:table-cell office:value-type="float" office:value="0.250564">
            <text:p>0.250564</text:p>
          </table:table-cell>
          <table:table-cell table:number-columns-repeated="7"/>
          <table:table-cell office:value-type="float" office:value="388.541">
            <text:p>388.541</text:p>
          </table:table-cell>
          <table:table-cell office:value-type="float" office:value="0.181448">
            <text:p>0.181448</text:p>
          </table:table-cell>
          <table:table-cell table:number-columns-repeated="2"/>
          <table:table-cell office:value-type="float" office:value="2.93994308465609">
            <text:p>2.9399430847</text:p>
          </table:table-cell>
        </table:table-row>
        <table:table-row table:style-name="ro1">
          <table:table-cell/>
          <table:table-cell office:value-type="float" office:value="474.242">
            <text:p>474.242</text:p>
          </table:table-cell>
          <table:table-cell office:value-type="float" office:value="0.336607">
            <text:p>0.336607</text:p>
          </table:table-cell>
          <table:table-cell/>
          <table:table-cell office:value-type="float" office:value="952.966">
            <text:p>952.966</text:p>
          </table:table-cell>
          <table:table-cell table:number-columns-repeated="5"/>
          <table:table-cell office:value-type="float" office:value="390.18">
            <text:p>390.18</text:p>
          </table:table-cell>
          <table:table-cell office:value-type="float" office:value="0.313851">
            <text:p>0.313851</text:p>
          </table:table-cell>
          <table:table-cell table:number-columns-repeated="2"/>
          <table:table-cell office:value-type="float" office:value="189">
            <text:p>189</text:p>
          </table:table-cell>
        </table:table-row>
        <table:table-row table:style-name="ro1">
          <table:table-cell/>
          <table:table-cell office:value-type="float" office:value="477.158">
            <text:p>477.158</text:p>
          </table:table-cell>
          <table:table-cell office:value-type="float" office:value="0.510606">
            <text:p>0.510606</text:p>
          </table:table-cell>
          <table:table-cell/>
          <table:table-cell office:value-type="float" office:value="749.658518">
            <text:p>749.658518</text:p>
          </table:table-cell>
          <table:table-cell table:number-columns-repeated="5"/>
          <table:table-cell office:value-type="float" office:value="391.912">
            <text:p>391.912</text:p>
          </table:table-cell>
          <table:table-cell office:value-type="float" office:value="0.278448">
            <text:p>0.278448</text:p>
          </table:table-cell>
          <table:table-cell table:number-columns-repeated="2"/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480.086">
            <text:p>480.086</text:p>
          </table:table-cell>
          <table:table-cell office:value-type="float" office:value="0.419375">
            <text:p>0.419375</text:p>
          </table:table-cell>
          <table:table-cell/>
          <table:table-cell office:value-type="float" office:value="3.90447144791667">
            <text:p>3.9044714479</text:p>
          </table:table-cell>
          <table:table-cell table:number-columns-repeated="5"/>
          <table:table-cell office:value-type="float" office:value="393.667">
            <text:p>393.667</text:p>
          </table:table-cell>
          <table:table-cell office:value-type="float" office:value="0.30578">
            <text:p>0.30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2.226">
            <text:p>482.226</text:p>
          </table:table-cell>
          <table:table-cell office:value-type="float" office:value="0.32498">
            <text:p>0.32498</text:p>
          </table:table-cell>
          <table:table-cell/>
          <table:table-cell office:value-type="float" office:value="192">
            <text:p>192</text:p>
          </table:table-cell>
          <table:table-cell table:number-columns-repeated="5"/>
          <table:table-cell office:value-type="float" office:value="395.441">
            <text:p>395.441</text:p>
          </table:table-cell>
          <table:table-cell office:value-type="float" office:value="0.336263">
            <text:p>0.336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4.061">
            <text:p>484.061</text:p>
          </table:table-cell>
          <table:table-cell office:value-type="float" office:value="0.295488">
            <text:p>0.295488</text:p>
          </table:table-cell>
          <table:table-cell/>
          <table:table-cell office:value-type="float" office:value="56">
            <text:p>56</text:p>
          </table:table-cell>
          <table:table-cell table:number-columns-repeated="5"/>
          <table:table-cell office:value-type="float" office:value="397.097">
            <text:p>397.097</text:p>
          </table:table-cell>
          <table:table-cell office:value-type="float" office:value="0.370758">
            <text:p>0.370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5.901">
            <text:p>485.901</text:p>
          </table:table-cell>
          <table:table-cell office:value-type="float" office:value="0.231085">
            <text:p>0.231085</text:p>
          </table:table-cell>
          <table:table-cell table:number-columns-repeated="7"/>
          <table:table-cell office:value-type="float" office:value="398.926">
            <text:p>398.926</text:p>
          </table:table-cell>
          <table:table-cell office:value-type="float" office:value="0.4093">
            <text:p>0.4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7.664">
            <text:p>487.664</text:p>
          </table:table-cell>
          <table:table-cell office:value-type="float" office:value="0.246757">
            <text:p>0.246757</text:p>
          </table:table-cell>
          <table:table-cell table:number-columns-repeated="7"/>
          <table:table-cell office:value-type="float" office:value="400.645">
            <text:p>400.645</text:p>
          </table:table-cell>
          <table:table-cell office:value-type="float" office:value="0.431938">
            <text:p>0.431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9.557">
            <text:p>489.557</text:p>
          </table:table-cell>
          <table:table-cell office:value-type="float" office:value="0.194401">
            <text:p>0.194401</text:p>
          </table:table-cell>
          <table:table-cell table:number-columns-repeated="7"/>
          <table:table-cell office:value-type="float" office:value="402.339">
            <text:p>402.339</text:p>
          </table:table-cell>
          <table:table-cell office:value-type="float" office:value="0.465663">
            <text:p>0.4656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1.639">
            <text:p>491.639</text:p>
          </table:table-cell>
          <table:table-cell office:value-type="float" office:value="0.069303">
            <text:p>0.069303</text:p>
          </table:table-cell>
          <table:table-cell table:number-columns-repeated="7"/>
          <table:table-cell office:value-type="float" office:value="403.905">
            <text:p>403.905</text:p>
          </table:table-cell>
          <table:table-cell office:value-type="float" office:value="0.483801">
            <text:p>0.4838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3.462">
            <text:p>493.462</text:p>
          </table:table-cell>
          <table:table-cell office:value-type="float" office:value="0.078944">
            <text:p>0.078944</text:p>
          </table:table-cell>
          <table:table-cell table:number-columns-repeated="7"/>
          <table:table-cell office:value-type="float" office:value="405.605">
            <text:p>405.605</text:p>
          </table:table-cell>
          <table:table-cell office:value-type="float" office:value="0.505209">
            <text:p>0.505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5.286">
            <text:p>495.286</text:p>
          </table:table-cell>
          <table:table-cell office:value-type="float" office:value="0.095974">
            <text:p>0.095974</text:p>
          </table:table-cell>
          <table:table-cell table:number-columns-repeated="7"/>
          <table:table-cell office:value-type="float" office:value="407.181">
            <text:p>407.181</text:p>
          </table:table-cell>
          <table:table-cell office:value-type="float" office:value="0.524507">
            <text:p>0.524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7.142">
            <text:p>497.142</text:p>
          </table:table-cell>
          <table:table-cell office:value-type="float" office:value="0.043625">
            <text:p>0.043625</text:p>
          </table:table-cell>
          <table:table-cell table:number-columns-repeated="7"/>
          <table:table-cell office:value-type="float" office:value="408.773">
            <text:p>408.773</text:p>
          </table:table-cell>
          <table:table-cell office:value-type="float" office:value="0.408394">
            <text:p>0.4083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9.069">
            <text:p>499.069</text:p>
          </table:table-cell>
          <table:table-cell office:value-type="float" office:value="0.120453">
            <text:p>0.120453</text:p>
          </table:table-cell>
          <table:table-cell table:number-columns-repeated="7"/>
          <table:table-cell office:value-type="float" office:value="410.238">
            <text:p>410.238</text:p>
          </table:table-cell>
          <table:table-cell office:value-type="float" office:value="0.404559">
            <text:p>0.404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.99">
            <text:p>500.99</text:p>
          </table:table-cell>
          <table:table-cell office:value-type="float" office:value="0.093566">
            <text:p>0.093566</text:p>
          </table:table-cell>
          <table:table-cell table:number-columns-repeated="7"/>
          <table:table-cell office:value-type="float" office:value="411.661">
            <text:p>411.661</text:p>
          </table:table-cell>
          <table:table-cell office:value-type="float" office:value="0.314202">
            <text:p>0.314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2.953">
            <text:p>502.953</text:p>
          </table:table-cell>
          <table:table-cell office:value-type="float" office:value="0.083151">
            <text:p>0.083151</text:p>
          </table:table-cell>
          <table:table-cell table:number-columns-repeated="7"/>
          <table:table-cell office:value-type="float" office:value="413.046">
            <text:p>413.046</text:p>
          </table:table-cell>
          <table:table-cell office:value-type="float" office:value="0.278002">
            <text:p>0.278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4.918">
            <text:p>504.918</text:p>
          </table:table-cell>
          <table:table-cell office:value-type="float" office:value="0.054832">
            <text:p>0.054832</text:p>
          </table:table-cell>
          <table:table-cell table:number-columns-repeated="7"/>
          <table:table-cell office:value-type="float" office:value="414.482">
            <text:p>414.482</text:p>
          </table:table-cell>
          <table:table-cell office:value-type="float" office:value="0.270437">
            <text:p>0.270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6.668">
            <text:p>506.668</text:p>
          </table:table-cell>
          <table:table-cell office:value-type="float" office:value="0.038272">
            <text:p>0.038272</text:p>
          </table:table-cell>
          <table:table-cell table:number-columns-repeated="7"/>
          <table:table-cell office:value-type="float" office:value="415.929">
            <text:p>415.929</text:p>
          </table:table-cell>
          <table:table-cell office:value-type="float" office:value="0.24084">
            <text:p>0.24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8.12">
            <text:p>508.12</text:p>
          </table:table-cell>
          <table:table-cell office:value-type="float" office:value="0.058579">
            <text:p>0.058579</text:p>
          </table:table-cell>
          <table:table-cell table:number-columns-repeated="7"/>
          <table:table-cell office:value-type="float" office:value="417.42">
            <text:p>417.42</text:p>
          </table:table-cell>
          <table:table-cell office:value-type="float" office:value="0.228687">
            <text:p>0.228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9.746">
            <text:p>509.746</text:p>
          </table:table-cell>
          <table:table-cell office:value-type="float" office:value="0.047219">
            <text:p>0.047219</text:p>
          </table:table-cell>
          <table:table-cell table:number-columns-repeated="7"/>
          <table:table-cell office:value-type="float" office:value="418.821">
            <text:p>418.821</text:p>
          </table:table-cell>
          <table:table-cell office:value-type="float" office:value="0.197362">
            <text:p>0.1973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5.243">
            <text:p>515.243</text:p>
          </table:table-cell>
          <table:table-cell office:value-type="float" office:value="0.337351">
            <text:p>0.337351</text:p>
          </table:table-cell>
          <table:table-cell table:number-columns-repeated="7"/>
          <table:table-cell office:value-type="float" office:value="420.165">
            <text:p>420.165</text:p>
          </table:table-cell>
          <table:table-cell office:value-type="float" office:value="0.232961">
            <text:p>0.2329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8.229">
            <text:p>518.229</text:p>
          </table:table-cell>
          <table:table-cell office:value-type="float" office:value="0.44576">
            <text:p>0.44576</text:p>
          </table:table-cell>
          <table:table-cell table:number-columns-repeated="7"/>
          <table:table-cell office:value-type="float" office:value="421.354">
            <text:p>421.354</text:p>
          </table:table-cell>
          <table:table-cell office:value-type="float" office:value="0.060376">
            <text:p>0.060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0.955">
            <text:p>520.955</text:p>
          </table:table-cell>
          <table:table-cell office:value-type="float" office:value="0.389034">
            <text:p>0.389034</text:p>
          </table:table-cell>
          <table:table-cell table:number-columns-repeated="7"/>
          <table:table-cell office:value-type="float" office:value="422.333">
            <text:p>422.333</text:p>
          </table:table-cell>
          <table:table-cell office:value-type="float" office:value="0.056527">
            <text:p>0.0565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3.689">
            <text:p>523.689</text:p>
          </table:table-cell>
          <table:table-cell office:value-type="float" office:value="0.44703">
            <text:p>0.44703</text:p>
          </table:table-cell>
          <table:table-cell table:number-columns-repeated="7"/>
          <table:table-cell office:value-type="float" office:value="423.336">
            <text:p>423.336</text:p>
          </table:table-cell>
          <table:table-cell office:value-type="float" office:value="0.030871">
            <text:p>0.030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5.72">
            <text:p>525.72</text:p>
          </table:table-cell>
          <table:table-cell office:value-type="float" office:value="0.396766">
            <text:p>0.396766</text:p>
          </table:table-cell>
          <table:table-cell table:number-columns-repeated="7"/>
          <table:table-cell office:value-type="float" office:value="424.32">
            <text:p>424.32</text:p>
          </table:table-cell>
          <table:table-cell office:value-type="float" office:value="0.03787">
            <text:p>0.037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7.707">
            <text:p>527.707</text:p>
          </table:table-cell>
          <table:table-cell office:value-type="float" office:value="0.400437">
            <text:p>0.400437</text:p>
          </table:table-cell>
          <table:table-cell table:number-columns-repeated="7"/>
          <table:table-cell office:value-type="float" office:value="425.459">
            <text:p>425.459</text:p>
          </table:table-cell>
          <table:table-cell office:value-type="float" office:value="0.027169">
            <text:p>0.027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9.63">
            <text:p>529.63</text:p>
          </table:table-cell>
          <table:table-cell office:value-type="float" office:value="0.496364">
            <text:p>0.496364</text:p>
          </table:table-cell>
          <table:table-cell table:number-columns-repeated="7"/>
          <table:table-cell office:value-type="float" office:value="426.544">
            <text:p>426.544</text:p>
          </table:table-cell>
          <table:table-cell office:value-type="float" office:value="0.041488">
            <text:p>0.041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2.308">
            <text:p>532.308</text:p>
          </table:table-cell>
          <table:table-cell office:value-type="float" office:value="0.54744">
            <text:p>0.54744</text:p>
          </table:table-cell>
          <table:table-cell table:number-columns-repeated="7"/>
          <table:table-cell office:value-type="float" office:value="427.107">
            <text:p>427.107</text:p>
          </table:table-cell>
          <table:table-cell office:value-type="float" office:value="0.027746">
            <text:p>0.0277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4.375">
            <text:p>534.375</text:p>
          </table:table-cell>
          <table:table-cell office:value-type="float" office:value="0.503048">
            <text:p>0.503048</text:p>
          </table:table-cell>
          <table:table-cell table:number-columns-repeated="7"/>
          <table:table-cell office:value-type="float" office:value="428.211">
            <text:p>428.211</text:p>
          </table:table-cell>
          <table:table-cell office:value-type="float" office:value="0.035577">
            <text:p>0.035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6.125">
            <text:p>536.125</text:p>
          </table:table-cell>
          <table:table-cell office:value-type="float" office:value="0.558186">
            <text:p>0.558186</text:p>
          </table:table-cell>
          <table:table-cell table:number-columns-repeated="7"/>
          <table:table-cell office:value-type="float" office:value="428.821">
            <text:p>428.821</text:p>
          </table:table-cell>
          <table:table-cell office:value-type="float" office:value="0.027087">
            <text:p>0.027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7.943">
            <text:p>537.943</text:p>
          </table:table-cell>
          <table:table-cell office:value-type="float" office:value="0.544054">
            <text:p>0.544054</text:p>
          </table:table-cell>
          <table:table-cell table:number-columns-repeated="7"/>
          <table:table-cell office:value-type="float" office:value="429.387">
            <text:p>429.387</text:p>
          </table:table-cell>
          <table:table-cell office:value-type="float" office:value="0.030493">
            <text:p>0.030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9.618">
            <text:p>539.618</text:p>
          </table:table-cell>
          <table:table-cell office:value-type="float" office:value="0.589819">
            <text:p>0.589819</text:p>
          </table:table-cell>
          <table:table-cell table:number-columns-repeated="7"/>
          <table:table-cell office:value-type="float" office:value="430.005">
            <text:p>430.005</text:p>
          </table:table-cell>
          <table:table-cell office:value-type="float" office:value="0.027296">
            <text:p>0.027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1.393">
            <text:p>541.393</text:p>
          </table:table-cell>
          <table:table-cell office:value-type="float" office:value="0.41389">
            <text:p>0.41389</text:p>
          </table:table-cell>
          <table:table-cell table:number-columns-repeated="7"/>
          <table:table-cell office:value-type="float" office:value="430.686">
            <text:p>430.686</text:p>
          </table:table-cell>
          <table:table-cell office:value-type="float" office:value="0.027061">
            <text:p>0.027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2.949">
            <text:p>542.949</text:p>
          </table:table-cell>
          <table:table-cell office:value-type="float" office:value="0.413186">
            <text:p>0.413186</text:p>
          </table:table-cell>
          <table:table-cell table:number-columns-repeated="7"/>
          <table:table-cell office:value-type="float" office:value="431.46">
            <text:p>431.46</text:p>
          </table:table-cell>
          <table:table-cell office:value-type="float" office:value="0.027078">
            <text:p>0.027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4.554">
            <text:p>544.554</text:p>
          </table:table-cell>
          <table:table-cell office:value-type="float" office:value="0.351795">
            <text:p>0.351795</text:p>
          </table:table-cell>
          <table:table-cell table:number-columns-repeated="7"/>
          <table:table-cell office:value-type="float" office:value="432.654">
            <text:p>432.654</text:p>
          </table:table-cell>
          <table:table-cell office:value-type="float" office:value="0.027833">
            <text:p>0.027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6.256">
            <text:p>546.256</text:p>
          </table:table-cell>
          <table:table-cell office:value-type="float" office:value="0.347121">
            <text:p>0.347121</text:p>
          </table:table-cell>
          <table:table-cell table:number-columns-repeated="7"/>
          <table:table-cell office:value-type="float" office:value="433.568">
            <text:p>433.568</text:p>
          </table:table-cell>
          <table:table-cell office:value-type="float" office:value="0.030129">
            <text:p>0.030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7.784">
            <text:p>547.784</text:p>
          </table:table-cell>
          <table:table-cell office:value-type="float" office:value="0.285155">
            <text:p>0.285155</text:p>
          </table:table-cell>
          <table:table-cell table:number-columns-repeated="7"/>
          <table:table-cell office:value-type="float" office:value="435.152">
            <text:p>435.152</text:p>
          </table:table-cell>
          <table:table-cell office:value-type="float" office:value="0.034822">
            <text:p>0.0348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9.44">
            <text:p>549.44</text:p>
          </table:table-cell>
          <table:table-cell office:value-type="float" office:value="0.367185">
            <text:p>0.367185</text:p>
          </table:table-cell>
          <table:table-cell table:number-columns-repeated="7"/>
          <table:table-cell office:value-type="float" office:value="435.82">
            <text:p>435.82</text:p>
          </table:table-cell>
          <table:table-cell office:value-type="float" office:value="0.030386">
            <text:p>0.030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1.141">
            <text:p>551.141</text:p>
          </table:table-cell>
          <table:table-cell office:value-type="float" office:value="0.323682">
            <text:p>0.323682</text:p>
          </table:table-cell>
          <table:table-cell table:number-columns-repeated="7"/>
          <table:table-cell office:value-type="float" office:value="437.119">
            <text:p>437.119</text:p>
          </table:table-cell>
          <table:table-cell office:value-type="float" office:value="0.022707">
            <text:p>0.0227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2.982">
            <text:p>552.982</text:p>
          </table:table-cell>
          <table:table-cell office:value-type="float" office:value="0.252108">
            <text:p>0.252108</text:p>
          </table:table-cell>
          <table:table-cell table:number-columns-repeated="7"/>
          <table:table-cell office:value-type="float" office:value="437.804">
            <text:p>437.804</text:p>
          </table:table-cell>
          <table:table-cell office:value-type="float" office:value="0.017202">
            <text:p>0.017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4.619">
            <text:p>554.619</text:p>
          </table:table-cell>
          <table:table-cell office:value-type="float" office:value="0.244628">
            <text:p>0.244628</text:p>
          </table:table-cell>
          <table:table-cell table:number-columns-repeated="7"/>
          <table:table-cell office:value-type="float" office:value="439.69">
            <text:p>439.69</text:p>
          </table:table-cell>
          <table:table-cell office:value-type="float" office:value="0.095496">
            <text:p>0.095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6.448">
            <text:p>556.448</text:p>
          </table:table-cell>
          <table:table-cell office:value-type="float" office:value="0.209112">
            <text:p>0.209112</text:p>
          </table:table-cell>
          <table:table-cell table:number-columns-repeated="7"/>
          <table:table-cell office:value-type="float" office:value="440.435">
            <text:p>440.435</text:p>
          </table:table-cell>
          <table:table-cell office:value-type="float" office:value="0.088116">
            <text:p>0.088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8.299">
            <text:p>558.299</text:p>
          </table:table-cell>
          <table:table-cell office:value-type="float" office:value="0.295145">
            <text:p>0.295145</text:p>
          </table:table-cell>
          <table:table-cell table:number-columns-repeated="7"/>
          <table:table-cell office:value-type="float" office:value="441.131">
            <text:p>441.131</text:p>
          </table:table-cell>
          <table:table-cell office:value-type="float" office:value="0.111685">
            <text:p>0.111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0.951">
            <text:p>560.951</text:p>
          </table:table-cell>
          <table:table-cell office:value-type="float" office:value="0.234759">
            <text:p>0.234759</text:p>
          </table:table-cell>
          <table:table-cell table:number-columns-repeated="7"/>
          <table:table-cell office:value-type="float" office:value="441.87">
            <text:p>441.87</text:p>
          </table:table-cell>
          <table:table-cell office:value-type="float" office:value="0.120702">
            <text:p>0.120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2.561">
            <text:p>562.561</text:p>
          </table:table-cell>
          <table:table-cell office:value-type="float" office:value="0.158781">
            <text:p>0.158781</text:p>
          </table:table-cell>
          <table:table-cell table:number-columns-repeated="7"/>
          <table:table-cell office:value-type="float" office:value="442.613">
            <text:p>442.613</text:p>
          </table:table-cell>
          <table:table-cell office:value-type="float" office:value="0.141139">
            <text:p>0.141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4.703">
            <text:p>564.703</text:p>
          </table:table-cell>
          <table:table-cell office:value-type="float" office:value="0.191693">
            <text:p>0.191693</text:p>
          </table:table-cell>
          <table:table-cell table:number-columns-repeated="7"/>
          <table:table-cell office:value-type="float" office:value="443.34">
            <text:p>443.34</text:p>
          </table:table-cell>
          <table:table-cell office:value-type="float" office:value="0.162891">
            <text:p>0.162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6.352">
            <text:p>566.352</text:p>
          </table:table-cell>
          <table:table-cell office:value-type="float" office:value="0.131627">
            <text:p>0.131627</text:p>
          </table:table-cell>
          <table:table-cell table:number-columns-repeated="7"/>
          <table:table-cell office:value-type="float" office:value="444.054">
            <text:p>444.054</text:p>
          </table:table-cell>
          <table:table-cell office:value-type="float" office:value="0.16781">
            <text:p>0.167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8.016">
            <text:p>568.016</text:p>
          </table:table-cell>
          <table:table-cell office:value-type="float" office:value="0.123072">
            <text:p>0.123072</text:p>
          </table:table-cell>
          <table:table-cell table:number-columns-repeated="7"/>
          <table:table-cell office:value-type="float" office:value="444.775">
            <text:p>444.775</text:p>
          </table:table-cell>
          <table:table-cell office:value-type="float" office:value="0.181475">
            <text:p>0.181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9.426">
            <text:p>569.426</text:p>
          </table:table-cell>
          <table:table-cell office:value-type="float" office:value="0.142101">
            <text:p>0.142101</text:p>
          </table:table-cell>
          <table:table-cell table:number-columns-repeated="7"/>
          <table:table-cell office:value-type="float" office:value="445.536">
            <text:p>445.536</text:p>
          </table:table-cell>
          <table:table-cell office:value-type="float" office:value="0.21666">
            <text:p>0.216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.233">
            <text:p>571.233</text:p>
          </table:table-cell>
          <table:table-cell office:value-type="float" office:value="0.175964">
            <text:p>0.175964</text:p>
          </table:table-cell>
          <table:table-cell table:number-columns-repeated="7"/>
          <table:table-cell office:value-type="float" office:value="446.29">
            <text:p>446.29</text:p>
          </table:table-cell>
          <table:table-cell office:value-type="float" office:value="0.207451">
            <text:p>0.207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3.219">
            <text:p>573.219</text:p>
          </table:table-cell>
          <table:table-cell office:value-type="float" office:value="0.248707">
            <text:p>0.248707</text:p>
          </table:table-cell>
          <table:table-cell table:number-columns-repeated="7"/>
          <table:table-cell office:value-type="float" office:value="446.958">
            <text:p>446.958</text:p>
          </table:table-cell>
          <table:table-cell office:value-type="float" office:value="0.222513">
            <text:p>0.222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5.236">
            <text:p>575.236</text:p>
          </table:table-cell>
          <table:table-cell office:value-type="float" office:value="0.231995">
            <text:p>0.231995</text:p>
          </table:table-cell>
          <table:table-cell table:number-columns-repeated="7"/>
          <table:table-cell office:value-type="float" office:value="447.645">
            <text:p>447.645</text:p>
          </table:table-cell>
          <table:table-cell office:value-type="float" office:value="0.229498">
            <text:p>0.229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7.151">
            <text:p>577.151</text:p>
          </table:table-cell>
          <table:table-cell office:value-type="float" office:value="0.131821">
            <text:p>0.131821</text:p>
          </table:table-cell>
          <table:table-cell table:number-columns-repeated="7"/>
          <table:table-cell office:value-type="float" office:value="448.5">
            <text:p>448.5</text:p>
          </table:table-cell>
          <table:table-cell office:value-type="float" office:value="0.437848">
            <text:p>0.437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8.686">
            <text:p>578.686</text:p>
          </table:table-cell>
          <table:table-cell office:value-type="float" office:value="0.121514">
            <text:p>0.121514</text:p>
          </table:table-cell>
          <table:table-cell table:number-columns-repeated="7"/>
          <table:table-cell office:value-type="float" office:value="448.938">
            <text:p>448.938</text:p>
          </table:table-cell>
          <table:table-cell office:value-type="float" office:value="10.051947">
            <text:p>10.051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0.269">
            <text:p>580.269</text:p>
          </table:table-cell>
          <table:table-cell office:value-type="float" office:value="0.138804">
            <text:p>0.138804</text:p>
          </table:table-cell>
          <table:table-cell table:number-columns-repeated="7"/>
          <table:table-cell office:value-type="float" office:value="460.223">
            <text:p>460.223</text:p>
          </table:table-cell>
          <table:table-cell office:value-type="float" office:value="0.120827">
            <text:p>0.120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1.862">
            <text:p>581.862</text:p>
          </table:table-cell>
          <table:table-cell office:value-type="float" office:value="0.103669">
            <text:p>0.103669</text:p>
          </table:table-cell>
          <table:table-cell table:number-columns-repeated="7"/>
          <table:table-cell office:value-type="float" office:value="461.456">
            <text:p>461.456</text:p>
          </table:table-cell>
          <table:table-cell office:value-type="float" office:value="0.131862">
            <text:p>0.1318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3.461">
            <text:p>583.461</text:p>
          </table:table-cell>
          <table:table-cell office:value-type="float" office:value="0.135149">
            <text:p>0.135149</text:p>
          </table:table-cell>
          <table:table-cell table:number-columns-repeated="7"/>
          <table:table-cell office:value-type="float" office:value="462.598">
            <text:p>462.598</text:p>
          </table:table-cell>
          <table:table-cell office:value-type="float" office:value="0.174063">
            <text:p>0.174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5.787">
            <text:p>585.787</text:p>
          </table:table-cell>
          <table:table-cell office:value-type="float" office:value="0.113463">
            <text:p>0.113463</text:p>
          </table:table-cell>
          <table:table-cell table:number-columns-repeated="7"/>
          <table:table-cell office:value-type="float" office:value="463.787">
            <text:p>463.787</text:p>
          </table:table-cell>
          <table:table-cell office:value-type="float" office:value="0.193567">
            <text:p>0.193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7.892">
            <text:p>587.892</text:p>
          </table:table-cell>
          <table:table-cell office:value-type="float" office:value="0.162945">
            <text:p>0.162945</text:p>
          </table:table-cell>
          <table:table-cell table:number-columns-repeated="7"/>
          <table:table-cell office:value-type="float" office:value="465.032">
            <text:p>465.032</text:p>
          </table:table-cell>
          <table:table-cell office:value-type="float" office:value="0.266465">
            <text:p>0.2664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0.022">
            <text:p>590.022</text:p>
          </table:table-cell>
          <table:table-cell office:value-type="float" office:value="0.127552">
            <text:p>0.127552</text:p>
          </table:table-cell>
          <table:table-cell table:number-columns-repeated="7"/>
          <table:table-cell office:value-type="float" office:value="466.392">
            <text:p>466.392</text:p>
          </table:table-cell>
          <table:table-cell office:value-type="float" office:value="0.203244">
            <text:p>0.203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1.998">
            <text:p>591.998</text:p>
          </table:table-cell>
          <table:table-cell office:value-type="float" office:value="0.097261">
            <text:p>0.097261</text:p>
          </table:table-cell>
          <table:table-cell table:number-columns-repeated="7"/>
          <table:table-cell office:value-type="float" office:value="467.695">
            <text:p>467.695</text:p>
          </table:table-cell>
          <table:table-cell office:value-type="float" office:value="0.193118">
            <text:p>0.193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4.086">
            <text:p>594.086</text:p>
          </table:table-cell>
          <table:table-cell office:value-type="float" office:value="0.054114">
            <text:p>0.054114</text:p>
          </table:table-cell>
          <table:table-cell table:number-columns-repeated="7"/>
          <table:table-cell office:value-type="float" office:value="468.955">
            <text:p>468.955</text:p>
          </table:table-cell>
          <table:table-cell office:value-type="float" office:value="0.167844">
            <text:p>0.167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.065">
            <text:p>600.065</text:p>
          </table:table-cell>
          <table:table-cell office:value-type="float" office:value="0.361222">
            <text:p>0.361222</text:p>
          </table:table-cell>
          <table:table-cell table:number-columns-repeated="7"/>
          <table:table-cell office:value-type="float" office:value="470.347">
            <text:p>470.347</text:p>
          </table:table-cell>
          <table:table-cell office:value-type="float" office:value="0.143124">
            <text:p>0.143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2.361">
            <text:p>602.361</text:p>
          </table:table-cell>
          <table:table-cell office:value-type="float" office:value="0.304363">
            <text:p>0.304363</text:p>
          </table:table-cell>
          <table:table-cell table:number-columns-repeated="7"/>
          <table:table-cell office:value-type="float" office:value="471.673">
            <text:p>471.673</text:p>
          </table:table-cell>
          <table:table-cell office:value-type="float" office:value="0.140342">
            <text:p>0.1403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4.483">
            <text:p>604.483</text:p>
          </table:table-cell>
          <table:table-cell office:value-type="float" office:value="0.335544">
            <text:p>0.335544</text:p>
          </table:table-cell>
          <table:table-cell table:number-columns-repeated="7"/>
          <table:table-cell office:value-type="float" office:value="473.54">
            <text:p>473.54</text:p>
          </table:table-cell>
          <table:table-cell office:value-type="float" office:value="0.182912">
            <text:p>0.182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6.556">
            <text:p>606.556</text:p>
          </table:table-cell>
          <table:table-cell office:value-type="float" office:value="0.348227">
            <text:p>0.348227</text:p>
          </table:table-cell>
          <table:table-cell table:number-columns-repeated="7"/>
          <table:table-cell office:value-type="float" office:value="475.25">
            <text:p>475.25</text:p>
          </table:table-cell>
          <table:table-cell office:value-type="float" office:value="0.084568">
            <text:p>0.084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8.542">
            <text:p>608.542</text:p>
          </table:table-cell>
          <table:table-cell office:value-type="float" office:value="0.371919">
            <text:p>0.371919</text:p>
          </table:table-cell>
          <table:table-cell table:number-columns-repeated="7"/>
          <table:table-cell office:value-type="float" office:value="476.513">
            <text:p>476.513</text:p>
          </table:table-cell>
          <table:table-cell office:value-type="float" office:value="0.03041">
            <text:p>0.03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0.606">
            <text:p>610.606</text:p>
          </table:table-cell>
          <table:table-cell office:value-type="float" office:value="0.590078">
            <text:p>0.590078</text:p>
          </table:table-cell>
          <table:table-cell table:number-columns-repeated="7"/>
          <table:table-cell office:value-type="float" office:value="477.724">
            <text:p>477.724</text:p>
          </table:table-cell>
          <table:table-cell office:value-type="float" office:value="0.033771">
            <text:p>0.0337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2.895">
            <text:p>612.895</text:p>
          </table:table-cell>
          <table:table-cell office:value-type="float" office:value="0.423553">
            <text:p>0.423553</text:p>
          </table:table-cell>
          <table:table-cell table:number-columns-repeated="7"/>
          <table:table-cell office:value-type="float" office:value="479.048">
            <text:p>479.048</text:p>
          </table:table-cell>
          <table:table-cell office:value-type="float" office:value="0.075641">
            <text:p>0.0756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4.751">
            <text:p>614.751</text:p>
          </table:table-cell>
          <table:table-cell office:value-type="float" office:value="0.581766">
            <text:p>0.581766</text:p>
          </table:table-cell>
          <table:table-cell table:number-columns-repeated="7"/>
          <table:table-cell office:value-type="float" office:value="480.749">
            <text:p>480.749</text:p>
          </table:table-cell>
          <table:table-cell office:value-type="float" office:value="0.054283">
            <text:p>0.054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6.707">
            <text:p>616.707</text:p>
          </table:table-cell>
          <table:table-cell office:value-type="float" office:value="0.506275">
            <text:p>0.506275</text:p>
          </table:table-cell>
          <table:table-cell table:number-columns-repeated="7"/>
          <table:table-cell office:value-type="float" office:value="482.419">
            <text:p>482.419</text:p>
          </table:table-cell>
          <table:table-cell office:value-type="float" office:value="0.043354">
            <text:p>0.043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8.616">
            <text:p>618.616</text:p>
          </table:table-cell>
          <table:table-cell office:value-type="float" office:value="0.517772">
            <text:p>0.517772</text:p>
          </table:table-cell>
          <table:table-cell table:number-columns-repeated="7"/>
          <table:table-cell office:value-type="float" office:value="484.179">
            <text:p>484.179</text:p>
          </table:table-cell>
          <table:table-cell office:value-type="float" office:value="0.056003">
            <text:p>0.056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0.596">
            <text:p>620.596</text:p>
          </table:table-cell>
          <table:table-cell office:value-type="float" office:value="0.607282">
            <text:p>0.607282</text:p>
          </table:table-cell>
          <table:table-cell table:number-columns-repeated="7"/>
          <table:table-cell office:value-type="float" office:value="485.526">
            <text:p>485.526</text:p>
          </table:table-cell>
          <table:table-cell office:value-type="float" office:value="0.050317">
            <text:p>0.0503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2.539">
            <text:p>622.539</text:p>
          </table:table-cell>
          <table:table-cell office:value-type="float" office:value="0.635781">
            <text:p>0.635781</text:p>
          </table:table-cell>
          <table:table-cell table:number-columns-repeated="7"/>
          <table:table-cell office:value-type="float" office:value="487.255">
            <text:p>487.255</text:p>
          </table:table-cell>
          <table:table-cell office:value-type="float" office:value="0.034045">
            <text:p>0.034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3.175">
            <text:p>623.175</text:p>
          </table:table-cell>
          <table:table-cell office:value-type="float" office:value="9.15298">
            <text:p>9.15298</text:p>
          </table:table-cell>
          <table:table-cell table:number-columns-repeated="7"/>
          <table:table-cell office:value-type="float" office:value="488.643">
            <text:p>488.643</text:p>
          </table:table-cell>
          <table:table-cell office:value-type="float" office:value="0.034718">
            <text:p>0.034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3.669">
            <text:p>633.669</text:p>
          </table:table-cell>
          <table:table-cell office:value-type="float" office:value="0.127654">
            <text:p>0.127654</text:p>
          </table:table-cell>
          <table:table-cell table:number-columns-repeated="7"/>
          <table:table-cell office:value-type="float" office:value="490.02">
            <text:p>490.02</text:p>
          </table:table-cell>
          <table:table-cell office:value-type="float" office:value="0.050793">
            <text:p>0.050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4.976">
            <text:p>634.976</text:p>
          </table:table-cell>
          <table:table-cell office:value-type="float" office:value="0.160437">
            <text:p>0.160437</text:p>
          </table:table-cell>
          <table:table-cell table:number-columns-repeated="7"/>
          <table:table-cell office:value-type="float" office:value="491.453">
            <text:p>491.453</text:p>
          </table:table-cell>
          <table:table-cell office:value-type="float" office:value="0.038046">
            <text:p>0.038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6.509">
            <text:p>636.509</text:p>
          </table:table-cell>
          <table:table-cell office:value-type="float" office:value="0.232742">
            <text:p>0.232742</text:p>
          </table:table-cell>
          <table:table-cell table:number-columns-repeated="7"/>
          <table:table-cell office:value-type="float" office:value="493.29">
            <text:p>493.29</text:p>
          </table:table-cell>
          <table:table-cell office:value-type="float" office:value="0.033066">
            <text:p>0.033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8.204">
            <text:p>638.204</text:p>
          </table:table-cell>
          <table:table-cell office:value-type="float" office:value="0.241589">
            <text:p>0.241589</text:p>
          </table:table-cell>
          <table:table-cell table:number-columns-repeated="7"/>
          <table:table-cell office:value-type="float" office:value="496.204">
            <text:p>496.204</text:p>
          </table:table-cell>
          <table:table-cell office:value-type="float" office:value="0.140363">
            <text:p>0.1403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9.84">
            <text:p>639.84</text:p>
          </table:table-cell>
          <table:table-cell office:value-type="float" office:value="0.242776">
            <text:p>0.242776</text:p>
          </table:table-cell>
          <table:table-cell table:number-columns-repeated="7"/>
          <table:table-cell office:value-type="float" office:value="498.935">
            <text:p>498.935</text:p>
          </table:table-cell>
          <table:table-cell office:value-type="float" office:value="0.183228">
            <text:p>0.183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1.49">
            <text:p>641.49</text:p>
          </table:table-cell>
          <table:table-cell office:value-type="float" office:value="0.309048">
            <text:p>0.309048</text:p>
          </table:table-cell>
          <table:table-cell table:number-columns-repeated="7"/>
          <table:table-cell office:value-type="float" office:value="500.644">
            <text:p>500.644</text:p>
          </table:table-cell>
          <table:table-cell office:value-type="float" office:value="0.223304">
            <text:p>0.223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3.023">
            <text:p>643.023</text:p>
          </table:table-cell>
          <table:table-cell office:value-type="float" office:value="0.241738">
            <text:p>0.241738</text:p>
          </table:table-cell>
          <table:table-cell table:number-columns-repeated="7"/>
          <table:table-cell office:value-type="float" office:value="502.411">
            <text:p>502.411</text:p>
          </table:table-cell>
          <table:table-cell office:value-type="float" office:value="0.235742">
            <text:p>0.2357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4.715">
            <text:p>644.715</text:p>
          </table:table-cell>
          <table:table-cell office:value-type="float" office:value="0.223193">
            <text:p>0.223193</text:p>
          </table:table-cell>
          <table:table-cell table:number-columns-repeated="7"/>
          <table:table-cell office:value-type="float" office:value="504.239">
            <text:p>504.239</text:p>
          </table:table-cell>
          <table:table-cell office:value-type="float" office:value="0.272491">
            <text:p>0.272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6.19">
            <text:p>646.19</text:p>
          </table:table-cell>
          <table:table-cell office:value-type="float" office:value="0.2221">
            <text:p>0.2221</text:p>
          </table:table-cell>
          <table:table-cell table:number-columns-repeated="7"/>
          <table:table-cell office:value-type="float" office:value="505.947">
            <text:p>505.947</text:p>
          </table:table-cell>
          <table:table-cell office:value-type="float" office:value="0.320208">
            <text:p>0.320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7.861">
            <text:p>647.861</text:p>
          </table:table-cell>
          <table:table-cell office:value-type="float" office:value="0.175534">
            <text:p>0.175534</text:p>
          </table:table-cell>
          <table:table-cell table:number-columns-repeated="7"/>
          <table:table-cell office:value-type="float" office:value="507.696">
            <text:p>507.696</text:p>
          </table:table-cell>
          <table:table-cell office:value-type="float" office:value="0.351092">
            <text:p>0.351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9.506">
            <text:p>649.506</text:p>
          </table:table-cell>
          <table:table-cell office:value-type="float" office:value="0.198321">
            <text:p>0.198321</text:p>
          </table:table-cell>
          <table:table-cell table:number-columns-repeated="7"/>
          <table:table-cell office:value-type="float" office:value="509.477">
            <text:p>509.477</text:p>
          </table:table-cell>
          <table:table-cell office:value-type="float" office:value="0.377852">
            <text:p>0.377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1.395">
            <text:p>651.395</text:p>
          </table:table-cell>
          <table:table-cell office:value-type="float" office:value="0.189537">
            <text:p>0.189537</text:p>
          </table:table-cell>
          <table:table-cell table:number-columns-repeated="7"/>
          <table:table-cell office:value-type="float" office:value="511.156">
            <text:p>511.156</text:p>
          </table:table-cell>
          <table:table-cell office:value-type="float" office:value="0.463268">
            <text:p>0.4632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3.841">
            <text:p>653.841</text:p>
          </table:table-cell>
          <table:table-cell office:value-type="float" office:value="0.256797">
            <text:p>0.256797</text:p>
          </table:table-cell>
          <table:table-cell table:number-columns-repeated="7"/>
          <table:table-cell office:value-type="float" office:value="512.925">
            <text:p>512.925</text:p>
          </table:table-cell>
          <table:table-cell office:value-type="float" office:value="0.437352">
            <text:p>0.4373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6.682">
            <text:p>656.682</text:p>
          </table:table-cell>
          <table:table-cell office:value-type="float" office:value="0.330049">
            <text:p>0.330049</text:p>
          </table:table-cell>
          <table:table-cell table:number-columns-repeated="7"/>
          <table:table-cell office:value-type="float" office:value="514.578">
            <text:p>514.578</text:p>
          </table:table-cell>
          <table:table-cell office:value-type="float" office:value="0.488722">
            <text:p>0.488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9.013">
            <text:p>659.013</text:p>
          </table:table-cell>
          <table:table-cell office:value-type="float" office:value="0.178476">
            <text:p>0.178476</text:p>
          </table:table-cell>
          <table:table-cell table:number-columns-repeated="7"/>
          <table:table-cell office:value-type="float" office:value="516.322">
            <text:p>516.322</text:p>
          </table:table-cell>
          <table:table-cell office:value-type="float" office:value="0.506474">
            <text:p>0.506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1.149">
            <text:p>661.149</text:p>
          </table:table-cell>
          <table:table-cell office:value-type="float" office:value="0.0511">
            <text:p>0.0511</text:p>
          </table:table-cell>
          <table:table-cell table:number-columns-repeated="7"/>
          <table:table-cell office:value-type="float" office:value="517.975">
            <text:p>517.975</text:p>
          </table:table-cell>
          <table:table-cell office:value-type="float" office:value="0.477542">
            <text:p>0.477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2.65">
            <text:p>662.65</text:p>
          </table:table-cell>
          <table:table-cell office:value-type="float" office:value="0.063542">
            <text:p>0.063542</text:p>
          </table:table-cell>
          <table:table-cell table:number-columns-repeated="7"/>
          <table:table-cell office:value-type="float" office:value="519.601">
            <text:p>519.601</text:p>
          </table:table-cell>
          <table:table-cell office:value-type="float" office:value="0.457432">
            <text:p>0.457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4.192">
            <text:p>664.192</text:p>
          </table:table-cell>
          <table:table-cell office:value-type="float" office:value="0.09136">
            <text:p>0.09136</text:p>
          </table:table-cell>
          <table:table-cell table:number-columns-repeated="7"/>
          <table:table-cell office:value-type="float" office:value="521.18">
            <text:p>521.18</text:p>
          </table:table-cell>
          <table:table-cell office:value-type="float" office:value="0.42444">
            <text:p>0.42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6.273">
            <text:p>666.273</text:p>
          </table:table-cell>
          <table:table-cell office:value-type="float" office:value="0.098288">
            <text:p>0.098288</text:p>
          </table:table-cell>
          <table:table-cell table:number-columns-repeated="7"/>
          <table:table-cell office:value-type="float" office:value="522.677">
            <text:p>522.677</text:p>
          </table:table-cell>
          <table:table-cell office:value-type="float" office:value="0.332841">
            <text:p>0.332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8.801">
            <text:p>668.801</text:p>
          </table:table-cell>
          <table:table-cell office:value-type="float" office:value="0.061347">
            <text:p>0.061347</text:p>
          </table:table-cell>
          <table:table-cell table:number-columns-repeated="7"/>
          <table:table-cell office:value-type="float" office:value="524.153">
            <text:p>524.153</text:p>
          </table:table-cell>
          <table:table-cell office:value-type="float" office:value="0.359356">
            <text:p>0.359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.414">
            <text:p>670.414</text:p>
          </table:table-cell>
          <table:table-cell office:value-type="float" office:value="0.052062">
            <text:p>0.052062</text:p>
          </table:table-cell>
          <table:table-cell table:number-columns-repeated="7"/>
          <table:table-cell office:value-type="float" office:value="525.579">
            <text:p>525.579</text:p>
          </table:table-cell>
          <table:table-cell office:value-type="float" office:value="0.32319">
            <text:p>0.32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2.305">
            <text:p>672.305</text:p>
          </table:table-cell>
          <table:table-cell office:value-type="float" office:value="0.07991">
            <text:p>0.07991</text:p>
          </table:table-cell>
          <table:table-cell table:number-columns-repeated="7"/>
          <table:table-cell office:value-type="float" office:value="527.007">
            <text:p>527.007</text:p>
          </table:table-cell>
          <table:table-cell office:value-type="float" office:value="0.239652">
            <text:p>0.239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4.229">
            <text:p>674.229</text:p>
          </table:table-cell>
          <table:table-cell office:value-type="float" office:value="0.075548">
            <text:p>0.075548</text:p>
          </table:table-cell>
          <table:table-cell table:number-columns-repeated="7"/>
          <table:table-cell office:value-type="float" office:value="528.399">
            <text:p>528.399</text:p>
          </table:table-cell>
          <table:table-cell office:value-type="float" office:value="0.239592">
            <text:p>0.239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5.434">
            <text:p>675.434</text:p>
          </table:table-cell>
          <table:table-cell office:value-type="float" office:value="0.03027">
            <text:p>0.03027</text:p>
          </table:table-cell>
          <table:table-cell table:number-columns-repeated="7"/>
          <table:table-cell office:value-type="float" office:value="529.76">
            <text:p>529.76</text:p>
          </table:table-cell>
          <table:table-cell office:value-type="float" office:value="0.202083">
            <text:p>0.202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6.468">
            <text:p>676.468</text:p>
          </table:table-cell>
          <table:table-cell office:value-type="float" office:value="0.031932">
            <text:p>0.031932</text:p>
          </table:table-cell>
          <table:table-cell table:number-columns-repeated="7"/>
          <table:table-cell office:value-type="float" office:value="531.155">
            <text:p>531.155</text:p>
          </table:table-cell>
          <table:table-cell office:value-type="float" office:value="0.191212">
            <text:p>0.191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7.57">
            <text:p>677.57</text:p>
          </table:table-cell>
          <table:table-cell office:value-type="float" office:value="0.020895">
            <text:p>0.020895</text:p>
          </table:table-cell>
          <table:table-cell table:number-columns-repeated="7"/>
          <table:table-cell office:value-type="float" office:value="532.53">
            <text:p>532.53</text:p>
          </table:table-cell>
          <table:table-cell office:value-type="float" office:value="0.152391">
            <text:p>0.1523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8.316">
            <text:p>678.316</text:p>
          </table:table-cell>
          <table:table-cell office:value-type="float" office:value="0.025683">
            <text:p>0.025683</text:p>
          </table:table-cell>
          <table:table-cell table:number-columns-repeated="7"/>
          <table:table-cell office:value-type="float" office:value="532.683">
            <text:p>532.683</text:p>
          </table:table-cell>
          <table:table-cell office:value-type="float" office:value="7.477779">
            <text:p>7.477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9.001">
            <text:p>679.001</text:p>
          </table:table-cell>
          <table:table-cell office:value-type="float" office:value="0.018071">
            <text:p>0.018071</text:p>
          </table:table-cell>
          <table:table-cell table:number-columns-repeated="7"/>
          <table:table-cell office:value-type="float" office:value="542.175">
            <text:p>542.175</text:p>
          </table:table-cell>
          <table:table-cell office:value-type="float" office:value="0.084193">
            <text:p>0.084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9.882">
            <text:p>679.882</text:p>
          </table:table-cell>
          <table:table-cell office:value-type="float" office:value="0.025456">
            <text:p>0.025456</text:p>
          </table:table-cell>
          <table:table-cell table:number-columns-repeated="7"/>
          <table:table-cell office:value-type="float" office:value="543.427">
            <text:p>543.427</text:p>
          </table:table-cell>
          <table:table-cell office:value-type="float" office:value="0.085534">
            <text:p>0.085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0.609">
            <text:p>680.609</text:p>
          </table:table-cell>
          <table:table-cell office:value-type="float" office:value="0.023066">
            <text:p>0.023066</text:p>
          </table:table-cell>
          <table:table-cell table:number-columns-repeated="7"/>
          <table:table-cell office:value-type="float" office:value="545.465">
            <text:p>545.465</text:p>
          </table:table-cell>
          <table:table-cell office:value-type="float" office:value="0.036433">
            <text:p>0.036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2.593">
            <text:p>682.593</text:p>
          </table:table-cell>
          <table:table-cell office:value-type="float" office:value="0.065647">
            <text:p>0.065647</text:p>
          </table:table-cell>
          <table:table-cell table:number-columns-repeated="7"/>
          <table:table-cell office:value-type="float" office:value="547.827">
            <text:p>547.827</text:p>
          </table:table-cell>
          <table:table-cell office:value-type="float" office:value="0.022477">
            <text:p>0.022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3.78">
            <text:p>683.78</text:p>
          </table:table-cell>
          <table:table-cell office:value-type="float" office:value="0.099156">
            <text:p>0.099156</text:p>
          </table:table-cell>
          <table:table-cell table:number-columns-repeated="7"/>
          <table:table-cell office:value-type="float" office:value="549.801">
            <text:p>549.801</text:p>
          </table:table-cell>
          <table:table-cell office:value-type="float" office:value="0.025143">
            <text:p>0.025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4.528">
            <text:p>684.528</text:p>
          </table:table-cell>
          <table:table-cell office:value-type="float" office:value="0.11929">
            <text:p>0.11929</text:p>
          </table:table-cell>
          <table:table-cell table:number-columns-repeated="7"/>
          <table:table-cell office:value-type="float" office:value="551.693">
            <text:p>551.693</text:p>
          </table:table-cell>
          <table:table-cell office:value-type="float" office:value="0.040267">
            <text:p>0.040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5.361">
            <text:p>685.361</text:p>
          </table:table-cell>
          <table:table-cell office:value-type="float" office:value="0.150397">
            <text:p>0.150397</text:p>
          </table:table-cell>
          <table:table-cell table:number-columns-repeated="7"/>
          <table:table-cell office:value-type="float" office:value="552.938">
            <text:p>552.938</text:p>
          </table:table-cell>
          <table:table-cell office:value-type="float" office:value="0.029559">
            <text:p>0.029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6.211">
            <text:p>686.211</text:p>
          </table:table-cell>
          <table:table-cell office:value-type="float" office:value="0.156136">
            <text:p>0.156136</text:p>
          </table:table-cell>
          <table:table-cell table:number-columns-repeated="7"/>
          <table:table-cell office:value-type="float" office:value="554.174">
            <text:p>554.174</text:p>
          </table:table-cell>
          <table:table-cell office:value-type="float" office:value="0.03325">
            <text:p>0.03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7.034">
            <text:p>687.034</text:p>
          </table:table-cell>
          <table:table-cell office:value-type="float" office:value="0.153535">
            <text:p>0.153535</text:p>
          </table:table-cell>
          <table:table-cell table:number-columns-repeated="7"/>
          <table:table-cell office:value-type="float" office:value="556.71">
            <text:p>556.71</text:p>
          </table:table-cell>
          <table:table-cell office:value-type="float" office:value="0.032838">
            <text:p>0.0328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7.783">
            <text:p>687.783</text:p>
          </table:table-cell>
          <table:table-cell office:value-type="float" office:value="0.163787">
            <text:p>0.163787</text:p>
          </table:table-cell>
          <table:table-cell table:number-columns-repeated="7"/>
          <table:table-cell office:value-type="float" office:value="558.697">
            <text:p>558.697</text:p>
          </table:table-cell>
          <table:table-cell office:value-type="float" office:value="0.023861">
            <text:p>0.023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8.496">
            <text:p>688.496</text:p>
          </table:table-cell>
          <table:table-cell office:value-type="float" office:value="0.193556">
            <text:p>0.193556</text:p>
          </table:table-cell>
          <table:table-cell table:number-columns-repeated="7"/>
          <table:table-cell office:value-type="float" office:value="559.981">
            <text:p>559.981</text:p>
          </table:table-cell>
          <table:table-cell office:value-type="float" office:value="0.023614">
            <text:p>0.023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9.253">
            <text:p>689.253</text:p>
          </table:table-cell>
          <table:table-cell office:value-type="float" office:value="0.209719">
            <text:p>0.209719</text:p>
          </table:table-cell>
          <table:table-cell table:number-columns-repeated="7"/>
          <table:table-cell office:value-type="float" office:value="561.75">
            <text:p>561.75</text:p>
          </table:table-cell>
          <table:table-cell office:value-type="float" office:value="0.02738">
            <text:p>0.02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9.977">
            <text:p>689.977</text:p>
          </table:table-cell>
          <table:table-cell office:value-type="float" office:value="0.209276">
            <text:p>0.209276</text:p>
          </table:table-cell>
          <table:table-cell table:number-columns-repeated="7"/>
          <table:table-cell office:value-type="float" office:value="563.08">
            <text:p>563.08</text:p>
          </table:table-cell>
          <table:table-cell office:value-type="float" office:value="0.034823">
            <text:p>0.0348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0.702">
            <text:p>690.702</text:p>
          </table:table-cell>
          <table:table-cell office:value-type="float" office:value="0.238668">
            <text:p>0.238668</text:p>
          </table:table-cell>
          <table:table-cell table:number-columns-repeated="7"/>
          <table:table-cell office:value-type="float" office:value="564.452">
            <text:p>564.452</text:p>
          </table:table-cell>
          <table:table-cell office:value-type="float" office:value="0.029278">
            <text:p>0.029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1.402">
            <text:p>691.402</text:p>
          </table:table-cell>
          <table:table-cell office:value-type="float" office:value="0.27682">
            <text:p>0.27682</text:p>
          </table:table-cell>
          <table:table-cell table:number-columns-repeated="7"/>
          <table:table-cell office:value-type="float" office:value="565.859">
            <text:p>565.859</text:p>
          </table:table-cell>
          <table:table-cell office:value-type="float" office:value="0.046374">
            <text:p>0.046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2.988">
            <text:p>692.988</text:p>
          </table:table-cell>
          <table:table-cell office:value-type="float" office:value="0.567761">
            <text:p>0.567761</text:p>
          </table:table-cell>
          <table:table-cell table:number-columns-repeated="7"/>
          <table:table-cell office:value-type="float" office:value="567.273">
            <text:p>567.273</text:p>
          </table:table-cell>
          <table:table-cell office:value-type="float" office:value="0.041715">
            <text:p>0.041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4.975">
            <text:p>694.975</text:p>
          </table:table-cell>
          <table:table-cell office:value-type="float" office:value="0.455798">
            <text:p>0.455798</text:p>
          </table:table-cell>
          <table:table-cell table:number-columns-repeated="7"/>
          <table:table-cell office:value-type="float" office:value="568.722">
            <text:p>568.722</text:p>
          </table:table-cell>
          <table:table-cell office:value-type="float" office:value="0.025254">
            <text:p>0.0252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6.623">
            <text:p>696.623</text:p>
          </table:table-cell>
          <table:table-cell office:value-type="float" office:value="0.390191">
            <text:p>0.390191</text:p>
          </table:table-cell>
          <table:table-cell table:number-columns-repeated="7"/>
          <table:table-cell office:value-type="float" office:value="570.864">
            <text:p>570.864</text:p>
          </table:table-cell>
          <table:table-cell office:value-type="float" office:value="0.032377">
            <text:p>0.032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8.749">
            <text:p>698.749</text:p>
          </table:table-cell>
          <table:table-cell office:value-type="float" office:value="0.741229">
            <text:p>0.741229</text:p>
          </table:table-cell>
          <table:table-cell table:number-columns-repeated="7"/>
          <table:table-cell office:value-type="float" office:value="575.068">
            <text:p>575.068</text:p>
          </table:table-cell>
          <table:table-cell office:value-type="float" office:value="0.225187">
            <text:p>0.225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1.697">
            <text:p>701.697</text:p>
          </table:table-cell>
          <table:table-cell office:value-type="float" office:value="0.511971">
            <text:p>0.511971</text:p>
          </table:table-cell>
          <table:table-cell table:number-columns-repeated="7"/>
          <table:table-cell office:value-type="float" office:value="576.949">
            <text:p>576.949</text:p>
          </table:table-cell>
          <table:table-cell office:value-type="float" office:value="0.179211">
            <text:p>0.179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3.849">
            <text:p>703.849</text:p>
          </table:table-cell>
          <table:table-cell office:value-type="float" office:value="0.320261">
            <text:p>0.320261</text:p>
          </table:table-cell>
          <table:table-cell table:number-columns-repeated="7"/>
          <table:table-cell office:value-type="float" office:value="578.669">
            <text:p>578.669</text:p>
          </table:table-cell>
          <table:table-cell office:value-type="float" office:value="0.256932">
            <text:p>0.256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5.608">
            <text:p>705.608</text:p>
          </table:table-cell>
          <table:table-cell office:value-type="float" office:value="0.330051">
            <text:p>0.330051</text:p>
          </table:table-cell>
          <table:table-cell table:number-columns-repeated="7"/>
          <table:table-cell office:value-type="float" office:value="580.465">
            <text:p>580.465</text:p>
          </table:table-cell>
          <table:table-cell office:value-type="float" office:value="0.257845">
            <text:p>0.2578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7.364">
            <text:p>707.364</text:p>
          </table:table-cell>
          <table:table-cell office:value-type="float" office:value="0.253215">
            <text:p>0.253215</text:p>
          </table:table-cell>
          <table:table-cell table:number-columns-repeated="7"/>
          <table:table-cell office:value-type="float" office:value="582.167">
            <text:p>582.167</text:p>
          </table:table-cell>
          <table:table-cell office:value-type="float" office:value="0.319415">
            <text:p>0.319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8.884">
            <text:p>708.884</text:p>
          </table:table-cell>
          <table:table-cell office:value-type="float" office:value="0.199621">
            <text:p>0.199621</text:p>
          </table:table-cell>
          <table:table-cell table:number-columns-repeated="7"/>
          <table:table-cell office:value-type="float" office:value="583.993">
            <text:p>583.993</text:p>
          </table:table-cell>
          <table:table-cell office:value-type="float" office:value="0.329196">
            <text:p>0.329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0.445">
            <text:p>710.445</text:p>
          </table:table-cell>
          <table:table-cell office:value-type="float" office:value="0.198784">
            <text:p>0.198784</text:p>
          </table:table-cell>
          <table:table-cell table:number-columns-repeated="7"/>
          <table:table-cell office:value-type="float" office:value="585.796">
            <text:p>585.796</text:p>
          </table:table-cell>
          <table:table-cell office:value-type="float" office:value="0.37401">
            <text:p>0.37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1.98">
            <text:p>711.98</text:p>
          </table:table-cell>
          <table:table-cell office:value-type="float" office:value="0.143254">
            <text:p>0.143254</text:p>
          </table:table-cell>
          <table:table-cell table:number-columns-repeated="7"/>
          <table:table-cell office:value-type="float" office:value="587.49">
            <text:p>587.49</text:p>
          </table:table-cell>
          <table:table-cell office:value-type="float" office:value="0.413608">
            <text:p>0.413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3.48">
            <text:p>713.48</text:p>
          </table:table-cell>
          <table:table-cell office:value-type="float" office:value="0.202578">
            <text:p>0.202578</text:p>
          </table:table-cell>
          <table:table-cell table:number-columns-repeated="7"/>
          <table:table-cell office:value-type="float" office:value="589.22">
            <text:p>589.22</text:p>
          </table:table-cell>
          <table:table-cell office:value-type="float" office:value="0.516246">
            <text:p>0.516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3.683">
            <text:p>713.683</text:p>
          </table:table-cell>
          <table:table-cell office:value-type="float" office:value="9.964409">
            <text:p>9.964409</text:p>
          </table:table-cell>
          <table:table-cell table:number-columns-repeated="7"/>
          <table:table-cell office:value-type="float" office:value="590.909">
            <text:p>590.909</text:p>
          </table:table-cell>
          <table:table-cell office:value-type="float" office:value="0.471885">
            <text:p>0.4718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5.205">
            <text:p>725.205</text:p>
          </table:table-cell>
          <table:table-cell office:value-type="float" office:value="0.145411">
            <text:p>0.145411</text:p>
          </table:table-cell>
          <table:table-cell table:number-columns-repeated="7"/>
          <table:table-cell office:value-type="float" office:value="592.725">
            <text:p>592.725</text:p>
          </table:table-cell>
          <table:table-cell office:value-type="float" office:value="0.502849">
            <text:p>0.502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9.389">
            <text:p>729.389</text:p>
          </table:table-cell>
          <table:table-cell office:value-type="float" office:value="0.258174">
            <text:p>0.258174</text:p>
          </table:table-cell>
          <table:table-cell table:number-columns-repeated="7"/>
          <table:table-cell office:value-type="float" office:value="594.376">
            <text:p>594.376</text:p>
          </table:table-cell>
          <table:table-cell office:value-type="float" office:value="0.525635">
            <text:p>0.5256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1.242">
            <text:p>731.242</text:p>
          </table:table-cell>
          <table:table-cell office:value-type="float" office:value="0.108719">
            <text:p>0.108719</text:p>
          </table:table-cell>
          <table:table-cell table:number-columns-repeated="7"/>
          <table:table-cell office:value-type="float" office:value="595.993">
            <text:p>595.993</text:p>
          </table:table-cell>
          <table:table-cell office:value-type="float" office:value="0.472856">
            <text:p>0.472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2.66">
            <text:p>732.66</text:p>
          </table:table-cell>
          <table:table-cell office:value-type="float" office:value="0.106578">
            <text:p>0.106578</text:p>
          </table:table-cell>
          <table:table-cell table:number-columns-repeated="7"/>
          <table:table-cell office:value-type="float" office:value="597.678">
            <text:p>597.678</text:p>
          </table:table-cell>
          <table:table-cell office:value-type="float" office:value="0.380245">
            <text:p>0.3802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4.182">
            <text:p>734.182</text:p>
          </table:table-cell>
          <table:table-cell office:value-type="float" office:value="0.089104">
            <text:p>0.089104</text:p>
          </table:table-cell>
          <table:table-cell table:number-columns-repeated="7"/>
          <table:table-cell office:value-type="float" office:value="599.14">
            <text:p>599.14</text:p>
          </table:table-cell>
          <table:table-cell office:value-type="float" office:value="0.343189">
            <text:p>0.343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5.606">
            <text:p>735.606</text:p>
          </table:table-cell>
          <table:table-cell office:value-type="float" office:value="0.133017">
            <text:p>0.133017</text:p>
          </table:table-cell>
          <table:table-cell table:number-columns-repeated="7"/>
          <table:table-cell office:value-type="float" office:value="600.663">
            <text:p>600.663</text:p>
          </table:table-cell>
          <table:table-cell office:value-type="float" office:value="0.286341">
            <text:p>0.2863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7.5">
            <text:p>737.5</text:p>
          </table:table-cell>
          <table:table-cell office:value-type="float" office:value="0.113316">
            <text:p>0.113316</text:p>
          </table:table-cell>
          <table:table-cell table:number-columns-repeated="7"/>
          <table:table-cell office:value-type="float" office:value="602.021">
            <text:p>602.021</text:p>
          </table:table-cell>
          <table:table-cell office:value-type="float" office:value="0.263557">
            <text:p>0.263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9.249">
            <text:p>739.249</text:p>
          </table:table-cell>
          <table:table-cell office:value-type="float" office:value="0.195856">
            <text:p>0.195856</text:p>
          </table:table-cell>
          <table:table-cell table:number-columns-repeated="7"/>
          <table:table-cell office:value-type="float" office:value="603.479">
            <text:p>603.479</text:p>
          </table:table-cell>
          <table:table-cell office:value-type="float" office:value="0.239792">
            <text:p>0.239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0.885">
            <text:p>740.885</text:p>
          </table:table-cell>
          <table:table-cell office:value-type="float" office:value="0.102421">
            <text:p>0.102421</text:p>
          </table:table-cell>
          <table:table-cell table:number-columns-repeated="7"/>
          <table:table-cell office:value-type="float" office:value="604.857">
            <text:p>604.857</text:p>
          </table:table-cell>
          <table:table-cell office:value-type="float" office:value="0.222256">
            <text:p>0.222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2.363">
            <text:p>742.363</text:p>
          </table:table-cell>
          <table:table-cell office:value-type="float" office:value="0.103651">
            <text:p>0.103651</text:p>
          </table:table-cell>
          <table:table-cell table:number-columns-repeated="7"/>
          <table:table-cell office:value-type="float" office:value="606.296">
            <text:p>606.296</text:p>
          </table:table-cell>
          <table:table-cell office:value-type="float" office:value="0.232087">
            <text:p>0.232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4.643">
            <text:p>744.643</text:p>
          </table:table-cell>
          <table:table-cell office:value-type="float" office:value="0.120225">
            <text:p>0.120225</text:p>
          </table:table-cell>
          <table:table-cell table:number-columns-repeated="7"/>
          <table:table-cell office:value-type="float" office:value="607.67">
            <text:p>607.67</text:p>
          </table:table-cell>
          <table:table-cell office:value-type="float" office:value="0.161292">
            <text:p>0.161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6.223">
            <text:p>746.223</text:p>
          </table:table-cell>
          <table:table-cell office:value-type="float" office:value="0.108425">
            <text:p>0.108425</text:p>
          </table:table-cell>
          <table:table-cell table:number-columns-repeated="7"/>
          <table:table-cell office:value-type="float" office:value="609.079">
            <text:p>609.079</text:p>
          </table:table-cell>
          <table:table-cell office:value-type="float" office:value="0.130119">
            <text:p>0.130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7.765">
            <text:p>747.765</text:p>
          </table:table-cell>
          <table:table-cell office:value-type="float" office:value="0.149099">
            <text:p>0.149099</text:p>
          </table:table-cell>
          <table:table-cell table:number-columns-repeated="7"/>
          <table:table-cell office:value-type="float" office:value="610.52">
            <text:p>610.52</text:p>
          </table:table-cell>
          <table:table-cell office:value-type="float" office:value="0.149743">
            <text:p>0.149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9.347">
            <text:p>749.347</text:p>
          </table:table-cell>
          <table:table-cell office:value-type="float" office:value="0.117219">
            <text:p>0.117219</text:p>
          </table:table-cell>
          <table:table-cell table:number-columns-repeated="7"/>
          <table:table-cell office:value-type="float" office:value="613.326">
            <text:p>613.326</text:p>
          </table:table-cell>
          <table:table-cell office:value-type="float" office:value="0.13031">
            <text:p>0.13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1.281">
            <text:p>751.281</text:p>
          </table:table-cell>
          <table:table-cell office:value-type="float" office:value="0.102044">
            <text:p>0.102044</text:p>
          </table:table-cell>
          <table:table-cell table:number-columns-repeated="7"/>
          <table:table-cell office:value-type="float" office:value="614.627">
            <text:p>614.627</text:p>
          </table:table-cell>
          <table:table-cell office:value-type="float" office:value="0.064751">
            <text:p>0.064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2.901">
            <text:p>752.901</text:p>
          </table:table-cell>
          <table:table-cell office:value-type="float" office:value="0.097992">
            <text:p>0.097992</text:p>
          </table:table-cell>
          <table:table-cell table:number-columns-repeated="7"/>
          <table:table-cell office:value-type="float" office:value="615.877">
            <text:p>615.877</text:p>
          </table:table-cell>
          <table:table-cell office:value-type="float" office:value="0.05986">
            <text:p>0.05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4.584">
            <text:p>754.584</text:p>
          </table:table-cell>
          <table:table-cell office:value-type="float" office:value="0.130093">
            <text:p>0.130093</text:p>
          </table:table-cell>
          <table:table-cell table:number-columns-repeated="7"/>
          <table:table-cell office:value-type="float" office:value="617.616">
            <text:p>617.616</text:p>
          </table:table-cell>
          <table:table-cell office:value-type="float" office:value="0.04087">
            <text:p>0.04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6.352">
            <text:p>756.352</text:p>
          </table:table-cell>
          <table:table-cell office:value-type="float" office:value="0.045514">
            <text:p>0.045514</text:p>
          </table:table-cell>
          <table:table-cell table:number-columns-repeated="7"/>
          <table:table-cell office:value-type="float" office:value="618.867">
            <text:p>618.867</text:p>
          </table:table-cell>
          <table:table-cell office:value-type="float" office:value="0.057899">
            <text:p>0.057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1.198">
            <text:p>761.198</text:p>
          </table:table-cell>
          <table:table-cell office:value-type="float" office:value="0.308625">
            <text:p>0.308625</text:p>
          </table:table-cell>
          <table:table-cell table:number-columns-repeated="7"/>
          <table:table-cell office:value-type="float" office:value="621.34">
            <text:p>621.34</text:p>
          </table:table-cell>
          <table:table-cell office:value-type="float" office:value="0.066513">
            <text:p>0.066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4.903">
            <text:p>764.903</text:p>
          </table:table-cell>
          <table:table-cell office:value-type="float" office:value="0.267502">
            <text:p>0.267502</text:p>
          </table:table-cell>
          <table:table-cell table:number-columns-repeated="7"/>
          <table:table-cell office:value-type="float" office:value="623.137">
            <text:p>623.137</text:p>
          </table:table-cell>
          <table:table-cell office:value-type="float" office:value="0.040984">
            <text:p>0.040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6.97">
            <text:p>766.97</text:p>
          </table:table-cell>
          <table:table-cell office:value-type="float" office:value="0.284725">
            <text:p>0.284725</text:p>
          </table:table-cell>
          <table:table-cell table:number-columns-repeated="7"/>
          <table:table-cell office:value-type="float" office:value="624.647">
            <text:p>624.647</text:p>
          </table:table-cell>
          <table:table-cell office:value-type="float" office:value="0.046834">
            <text:p>0.046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9.14">
            <text:p>769.14</text:p>
          </table:table-cell>
          <table:table-cell office:value-type="float" office:value="0.343883">
            <text:p>0.343883</text:p>
          </table:table-cell>
          <table:table-cell table:number-columns-repeated="7"/>
          <table:table-cell office:value-type="float" office:value="625.971">
            <text:p>625.971</text:p>
          </table:table-cell>
          <table:table-cell office:value-type="float" office:value="0.047113">
            <text:p>0.047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1.125">
            <text:p>771.125</text:p>
          </table:table-cell>
          <table:table-cell office:value-type="float" office:value="0.381301">
            <text:p>0.381301</text:p>
          </table:table-cell>
          <table:table-cell table:number-columns-repeated="7"/>
          <table:table-cell office:value-type="float" office:value="627.435">
            <text:p>627.435</text:p>
          </table:table-cell>
          <table:table-cell office:value-type="float" office:value="0.058056">
            <text:p>0.058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3.337">
            <text:p>773.337</text:p>
          </table:table-cell>
          <table:table-cell office:value-type="float" office:value="0.375255">
            <text:p>0.375255</text:p>
          </table:table-cell>
          <table:table-cell table:number-columns-repeated="7"/>
          <table:table-cell office:value-type="float" office:value="629.275">
            <text:p>629.275</text:p>
          </table:table-cell>
          <table:table-cell office:value-type="float" office:value="0.083898">
            <text:p>0.083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5.346">
            <text:p>775.346</text:p>
          </table:table-cell>
          <table:table-cell office:value-type="float" office:value="0.449347">
            <text:p>0.449347</text:p>
          </table:table-cell>
          <table:table-cell table:number-columns-repeated="7"/>
          <table:table-cell office:value-type="float" office:value="631.64">
            <text:p>631.64</text:p>
          </table:table-cell>
          <table:table-cell office:value-type="float" office:value="0.038727">
            <text:p>0.038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7.258">
            <text:p>777.258</text:p>
          </table:table-cell>
          <table:table-cell office:value-type="float" office:value="0.50549">
            <text:p>0.50549</text:p>
          </table:table-cell>
          <table:table-cell table:number-columns-repeated="7"/>
          <table:table-cell office:value-type="float" office:value="633.016">
            <text:p>633.016</text:p>
          </table:table-cell>
          <table:table-cell office:value-type="float" office:value="0.0384">
            <text:p>0.0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9.406">
            <text:p>779.406</text:p>
          </table:table-cell>
          <table:table-cell office:value-type="float" office:value="0.518018">
            <text:p>0.518018</text:p>
          </table:table-cell>
          <table:table-cell table:number-columns-repeated="7"/>
          <table:table-cell office:value-type="float" office:value="634.921">
            <text:p>634.921</text:p>
          </table:table-cell>
          <table:table-cell office:value-type="float" office:value="0.050045">
            <text:p>0.05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1.341">
            <text:p>781.341</text:p>
          </table:table-cell>
          <table:table-cell office:value-type="float" office:value="0.710407">
            <text:p>0.710407</text:p>
          </table:table-cell>
          <table:table-cell table:number-columns-repeated="7"/>
          <table:table-cell office:value-type="float" office:value="639.621">
            <text:p>639.621</text:p>
          </table:table-cell>
          <table:table-cell office:value-type="float" office:value="0.193951">
            <text:p>0.193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3.635">
            <text:p>783.635</text:p>
          </table:table-cell>
          <table:table-cell office:value-type="float" office:value="0.696031">
            <text:p>0.696031</text:p>
          </table:table-cell>
          <table:table-cell table:number-columns-repeated="7"/>
          <table:table-cell office:value-type="float" office:value="641.212">
            <text:p>641.212</text:p>
          </table:table-cell>
          <table:table-cell office:value-type="float" office:value="0.287315">
            <text:p>0.287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5.701">
            <text:p>785.701</text:p>
          </table:table-cell>
          <table:table-cell office:value-type="float" office:value="0.538252">
            <text:p>0.538252</text:p>
          </table:table-cell>
          <table:table-cell table:number-columns-repeated="7"/>
          <table:table-cell office:value-type="float" office:value="642.944">
            <text:p>642.944</text:p>
          </table:table-cell>
          <table:table-cell office:value-type="float" office:value="0.249847">
            <text:p>0.249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7.833">
            <text:p>787.833</text:p>
          </table:table-cell>
          <table:table-cell office:value-type="float" office:value="0.763774">
            <text:p>0.763774</text:p>
          </table:table-cell>
          <table:table-cell table:number-columns-repeated="7"/>
          <table:table-cell office:value-type="float" office:value="644.773">
            <text:p>644.773</text:p>
          </table:table-cell>
          <table:table-cell office:value-type="float" office:value="0.293283">
            <text:p>0.293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0.734">
            <text:p>790.734</text:p>
          </table:table-cell>
          <table:table-cell office:value-type="float" office:value="0.601203">
            <text:p>0.601203</text:p>
          </table:table-cell>
          <table:table-cell table:number-columns-repeated="7"/>
          <table:table-cell office:value-type="float" office:value="646.577">
            <text:p>646.577</text:p>
          </table:table-cell>
          <table:table-cell office:value-type="float" office:value="0.306517">
            <text:p>0.306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3.106">
            <text:p>793.106</text:p>
          </table:table-cell>
          <table:table-cell office:value-type="float" office:value="0.384146">
            <text:p>0.384146</text:p>
          </table:table-cell>
          <table:table-cell table:number-columns-repeated="7"/>
          <table:table-cell office:value-type="float" office:value="648.33">
            <text:p>648.33</text:p>
          </table:table-cell>
          <table:table-cell office:value-type="float" office:value="0.356975">
            <text:p>0.356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4.871">
            <text:p>794.871</text:p>
          </table:table-cell>
          <table:table-cell office:value-type="float" office:value="0.359081">
            <text:p>0.359081</text:p>
          </table:table-cell>
          <table:table-cell table:number-columns-repeated="7"/>
          <table:table-cell office:value-type="float" office:value="650.047">
            <text:p>650.047</text:p>
          </table:table-cell>
          <table:table-cell office:value-type="float" office:value="0.366432">
            <text:p>0.366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6.736">
            <text:p>796.736</text:p>
          </table:table-cell>
          <table:table-cell office:value-type="float" office:value="0.360924">
            <text:p>0.360924</text:p>
          </table:table-cell>
          <table:table-cell table:number-columns-repeated="7"/>
          <table:table-cell office:value-type="float" office:value="651.834">
            <text:p>651.834</text:p>
          </table:table-cell>
          <table:table-cell office:value-type="float" office:value="0.417879">
            <text:p>0.417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8.859">
            <text:p>798.859</text:p>
          </table:table-cell>
          <table:table-cell office:value-type="float" office:value="0.447133">
            <text:p>0.447133</text:p>
          </table:table-cell>
          <table:table-cell table:number-columns-repeated="7"/>
          <table:table-cell office:value-type="float" office:value="653.572">
            <text:p>653.572</text:p>
          </table:table-cell>
          <table:table-cell office:value-type="float" office:value="0.442023">
            <text:p>0.442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.904">
            <text:p>800.904</text:p>
          </table:table-cell>
          <table:table-cell office:value-type="float" office:value="0.329889">
            <text:p>0.329889</text:p>
          </table:table-cell>
          <table:table-cell table:number-columns-repeated="7"/>
          <table:table-cell office:value-type="float" office:value="655.263">
            <text:p>655.263</text:p>
          </table:table-cell>
          <table:table-cell office:value-type="float" office:value="0.511522">
            <text:p>0.5115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2.974">
            <text:p>802.974</text:p>
          </table:table-cell>
          <table:table-cell office:value-type="float" office:value="0.243533">
            <text:p>0.243533</text:p>
          </table:table-cell>
          <table:table-cell table:number-columns-repeated="7"/>
          <table:table-cell office:value-type="float" office:value="656.94">
            <text:p>656.94</text:p>
          </table:table-cell>
          <table:table-cell office:value-type="float" office:value="0.491927">
            <text:p>0.4919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4.843">
            <text:p>804.843</text:p>
          </table:table-cell>
          <table:table-cell office:value-type="float" office:value="0.158999">
            <text:p>0.158999</text:p>
          </table:table-cell>
          <table:table-cell table:number-columns-repeated="7"/>
          <table:table-cell office:value-type="float" office:value="658.66">
            <text:p>658.66</text:p>
          </table:table-cell>
          <table:table-cell office:value-type="float" office:value="0.458741">
            <text:p>0.458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6.698">
            <text:p>806.698</text:p>
          </table:table-cell>
          <table:table-cell office:value-type="float" office:value="0.252885">
            <text:p>0.252885</text:p>
          </table:table-cell>
          <table:table-cell table:number-columns-repeated="7"/>
          <table:table-cell office:value-type="float" office:value="660.188">
            <text:p>660.188</text:p>
          </table:table-cell>
          <table:table-cell office:value-type="float" office:value="0.422466">
            <text:p>0.422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8.485">
            <text:p>808.485</text:p>
          </table:table-cell>
          <table:table-cell office:value-type="float" office:value="0.230212">
            <text:p>0.230212</text:p>
          </table:table-cell>
          <table:table-cell table:number-columns-repeated="7"/>
          <table:table-cell office:value-type="float" office:value="661.862">
            <text:p>661.862</text:p>
          </table:table-cell>
          <table:table-cell office:value-type="float" office:value="0.377114">
            <text:p>0.377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0.45">
            <text:p>810.45</text:p>
          </table:table-cell>
          <table:table-cell office:value-type="float" office:value="0.179202">
            <text:p>0.179202</text:p>
          </table:table-cell>
          <table:table-cell table:number-columns-repeated="7"/>
          <table:table-cell office:value-type="float" office:value="663.407">
            <text:p>663.407</text:p>
          </table:table-cell>
          <table:table-cell office:value-type="float" office:value="0.323273">
            <text:p>0.3232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2.64">
            <text:p>812.64</text:p>
          </table:table-cell>
          <table:table-cell office:value-type="float" office:value="0.284798">
            <text:p>0.284798</text:p>
          </table:table-cell>
          <table:table-cell table:number-columns-repeated="7"/>
          <table:table-cell office:value-type="float" office:value="664.831">
            <text:p>664.831</text:p>
          </table:table-cell>
          <table:table-cell office:value-type="float" office:value="0.279126">
            <text:p>0.279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5.377">
            <text:p>815.377</text:p>
          </table:table-cell>
          <table:table-cell office:value-type="float" office:value="0.179513">
            <text:p>0.179513</text:p>
          </table:table-cell>
          <table:table-cell table:number-columns-repeated="7"/>
          <table:table-cell office:value-type="float" office:value="665.11">
            <text:p>665.11</text:p>
          </table:table-cell>
          <table:table-cell office:value-type="float" office:value="13.298406">
            <text:p>13.298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7.38">
            <text:p>817.38</text:p>
          </table:table-cell>
          <table:table-cell office:value-type="float" office:value="0.114619">
            <text:p>0.114619</text:p>
          </table:table-cell>
          <table:table-cell table:number-columns-repeated="7"/>
          <table:table-cell office:value-type="float" office:value="679.724">
            <text:p>679.724</text:p>
          </table:table-cell>
          <table:table-cell office:value-type="float" office:value="0.111709">
            <text:p>0.111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9.217">
            <text:p>819.217</text:p>
          </table:table-cell>
          <table:table-cell office:value-type="float" office:value="0.09017">
            <text:p>0.09017</text:p>
          </table:table-cell>
          <table:table-cell table:number-columns-repeated="7"/>
          <table:table-cell office:value-type="float" office:value="680.948">
            <text:p>680.948</text:p>
          </table:table-cell>
          <table:table-cell office:value-type="float" office:value="0.135957">
            <text:p>0.1359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0.892">
            <text:p>820.892</text:p>
          </table:table-cell>
          <table:table-cell office:value-type="float" office:value="0.079903">
            <text:p>0.079903</text:p>
          </table:table-cell>
          <table:table-cell table:number-columns-repeated="7"/>
          <table:table-cell office:value-type="float" office:value="682.23">
            <text:p>682.23</text:p>
          </table:table-cell>
          <table:table-cell office:value-type="float" office:value="0.172111">
            <text:p>0.172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2.383">
            <text:p>822.383</text:p>
          </table:table-cell>
          <table:table-cell office:value-type="float" office:value="0.082636">
            <text:p>0.082636</text:p>
          </table:table-cell>
          <table:table-cell table:number-columns-repeated="7"/>
          <table:table-cell office:value-type="float" office:value="683.664">
            <text:p>683.664</text:p>
          </table:table-cell>
          <table:table-cell office:value-type="float" office:value="0.175099">
            <text:p>0.1750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4.32">
            <text:p>824.32</text:p>
          </table:table-cell>
          <table:table-cell office:value-type="float" office:value="0.070163">
            <text:p>0.070163</text:p>
          </table:table-cell>
          <table:table-cell table:number-columns-repeated="7"/>
          <table:table-cell office:value-type="float" office:value="685.011">
            <text:p>685.011</text:p>
          </table:table-cell>
          <table:table-cell office:value-type="float" office:value="0.136506">
            <text:p>0.136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5.917">
            <text:p>825.917</text:p>
          </table:table-cell>
          <table:table-cell office:value-type="float" office:value="0.166211">
            <text:p>0.166211</text:p>
          </table:table-cell>
          <table:table-cell table:number-columns-repeated="7"/>
          <table:table-cell office:value-type="float" office:value="686.338">
            <text:p>686.338</text:p>
          </table:table-cell>
          <table:table-cell office:value-type="float" office:value="0.147627">
            <text:p>0.1476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7.999">
            <text:p>827.999</text:p>
          </table:table-cell>
          <table:table-cell office:value-type="float" office:value="0.058108">
            <text:p>0.058108</text:p>
          </table:table-cell>
          <table:table-cell table:number-columns-repeated="7"/>
          <table:table-cell office:value-type="float" office:value="688.022">
            <text:p>688.022</text:p>
          </table:table-cell>
          <table:table-cell office:value-type="float" office:value="0.210371">
            <text:p>0.210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9.737">
            <text:p>829.737</text:p>
          </table:table-cell>
          <table:table-cell office:value-type="float" office:value="0.127743">
            <text:p>0.127743</text:p>
          </table:table-cell>
          <table:table-cell table:number-columns-repeated="7"/>
          <table:table-cell office:value-type="float" office:value="689.47">
            <text:p>689.47</text:p>
          </table:table-cell>
          <table:table-cell office:value-type="float" office:value="0.129978">
            <text:p>0.129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1.338">
            <text:p>831.338</text:p>
          </table:table-cell>
          <table:table-cell office:value-type="float" office:value="0.133136">
            <text:p>0.133136</text:p>
          </table:table-cell>
          <table:table-cell table:number-columns-repeated="7"/>
          <table:table-cell office:value-type="float" office:value="691.863">
            <text:p>691.863</text:p>
          </table:table-cell>
          <table:table-cell office:value-type="float" office:value="0.037208">
            <text:p>0.037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3.083">
            <text:p>833.083</text:p>
          </table:table-cell>
          <table:table-cell office:value-type="float" office:value="0.132395">
            <text:p>0.132395</text:p>
          </table:table-cell>
          <table:table-cell table:number-columns-repeated="7"/>
          <table:table-cell office:value-type="float" office:value="693.094">
            <text:p>693.094</text:p>
          </table:table-cell>
          <table:table-cell office:value-type="float" office:value="0.061873">
            <text:p>0.061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5.061">
            <text:p>835.061</text:p>
          </table:table-cell>
          <table:table-cell office:value-type="float" office:value="0.081525">
            <text:p>0.081525</text:p>
          </table:table-cell>
          <table:table-cell table:number-columns-repeated="7"/>
          <table:table-cell office:value-type="float" office:value="694.861">
            <text:p>694.861</text:p>
          </table:table-cell>
          <table:table-cell office:value-type="float" office:value="0.036684">
            <text:p>0.036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6.879">
            <text:p>836.879</text:p>
          </table:table-cell>
          <table:table-cell office:value-type="float" office:value="0.099239">
            <text:p>0.099239</text:p>
          </table:table-cell>
          <table:table-cell table:number-columns-repeated="7"/>
          <table:table-cell office:value-type="float" office:value="696.115">
            <text:p>696.115</text:p>
          </table:table-cell>
          <table:table-cell office:value-type="float" office:value="0.050268">
            <text:p>0.0502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1.677">
            <text:p>841.677</text:p>
          </table:table-cell>
          <table:table-cell office:value-type="float" office:value="0.303206">
            <text:p>0.303206</text:p>
          </table:table-cell>
          <table:table-cell table:number-columns-repeated="7"/>
          <table:table-cell office:value-type="float" office:value="697.528">
            <text:p>697.528</text:p>
          </table:table-cell>
          <table:table-cell office:value-type="float" office:value="0.058362">
            <text:p>0.0583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4.866">
            <text:p>844.866</text:p>
          </table:table-cell>
          <table:table-cell office:value-type="float" office:value="0.229164">
            <text:p>0.229164</text:p>
          </table:table-cell>
          <table:table-cell table:number-columns-repeated="7"/>
          <table:table-cell office:value-type="float" office:value="698.875">
            <text:p>698.875</text:p>
          </table:table-cell>
          <table:table-cell office:value-type="float" office:value="0.068695">
            <text:p>0.0686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6.902">
            <text:p>846.902</text:p>
          </table:table-cell>
          <table:table-cell office:value-type="float" office:value="0.263387">
            <text:p>0.263387</text:p>
          </table:table-cell>
          <table:table-cell table:number-columns-repeated="7"/>
          <table:table-cell office:value-type="float" office:value="700.32">
            <text:p>700.32</text:p>
          </table:table-cell>
          <table:table-cell office:value-type="float" office:value="0.047501">
            <text:p>0.047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9.003">
            <text:p>849.003</text:p>
          </table:table-cell>
          <table:table-cell office:value-type="float" office:value="0.383278">
            <text:p>0.383278</text:p>
          </table:table-cell>
          <table:table-cell table:number-columns-repeated="7"/>
          <table:table-cell office:value-type="float" office:value="701.77">
            <text:p>701.77</text:p>
          </table:table-cell>
          <table:table-cell office:value-type="float" office:value="0.062025">
            <text:p>0.062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1.038">
            <text:p>851.038</text:p>
          </table:table-cell>
          <table:table-cell office:value-type="float" office:value="0.362424">
            <text:p>0.362424</text:p>
          </table:table-cell>
          <table:table-cell table:number-columns-repeated="7"/>
          <table:table-cell office:value-type="float" office:value="703.323">
            <text:p>703.323</text:p>
          </table:table-cell>
          <table:table-cell office:value-type="float" office:value="0.042283">
            <text:p>0.042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3.052">
            <text:p>853.052</text:p>
          </table:table-cell>
          <table:table-cell office:value-type="float" office:value="0.347491">
            <text:p>0.347491</text:p>
          </table:table-cell>
          <table:table-cell table:number-columns-repeated="7"/>
          <table:table-cell office:value-type="float" office:value="704.901">
            <text:p>704.901</text:p>
          </table:table-cell>
          <table:table-cell office:value-type="float" office:value="0.057928">
            <text:p>0.057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5.008">
            <text:p>855.008</text:p>
          </table:table-cell>
          <table:table-cell office:value-type="float" office:value="0.437599">
            <text:p>0.437599</text:p>
          </table:table-cell>
          <table:table-cell table:number-columns-repeated="7"/>
          <table:table-cell office:value-type="float" office:value="706.613">
            <text:p>706.613</text:p>
          </table:table-cell>
          <table:table-cell office:value-type="float" office:value="0.060262">
            <text:p>0.060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6.958">
            <text:p>856.958</text:p>
          </table:table-cell>
          <table:table-cell office:value-type="float" office:value="0.485128">
            <text:p>0.485128</text:p>
          </table:table-cell>
          <table:table-cell table:number-columns-repeated="7"/>
          <table:table-cell office:value-type="float" office:value="708.139">
            <text:p>708.139</text:p>
          </table:table-cell>
          <table:table-cell office:value-type="float" office:value="0.057518">
            <text:p>0.0575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8.994">
            <text:p>858.994</text:p>
          </table:table-cell>
          <table:table-cell office:value-type="float" office:value="0.553084">
            <text:p>0.553084</text:p>
          </table:table-cell>
          <table:table-cell table:number-columns-repeated="7"/>
          <table:table-cell office:value-type="float" office:value="710.225">
            <text:p>710.225</text:p>
          </table:table-cell>
          <table:table-cell office:value-type="float" office:value="0.079096">
            <text:p>0.079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1.006">
            <text:p>861.006</text:p>
          </table:table-cell>
          <table:table-cell office:value-type="float" office:value="0.591389">
            <text:p>0.591389</text:p>
          </table:table-cell>
          <table:table-cell table:number-columns-repeated="7"/>
          <table:table-cell office:value-type="float" office:value="712.188">
            <text:p>712.188</text:p>
          </table:table-cell>
          <table:table-cell office:value-type="float" office:value="0.05791">
            <text:p>0.057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2.99">
            <text:p>862.99</text:p>
          </table:table-cell>
          <table:table-cell office:value-type="float" office:value="0.522534">
            <text:p>0.522534</text:p>
          </table:table-cell>
          <table:table-cell table:number-columns-repeated="7"/>
          <table:table-cell office:value-type="float" office:value="713.939">
            <text:p>713.939</text:p>
          </table:table-cell>
          <table:table-cell office:value-type="float" office:value="0.061166">
            <text:p>0.061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4.8">
            <text:p>864.8</text:p>
          </table:table-cell>
          <table:table-cell office:value-type="float" office:value="0.558356">
            <text:p>0.558356</text:p>
          </table:table-cell>
          <table:table-cell table:number-columns-repeated="7"/>
          <table:table-cell office:value-type="float" office:value="715.67">
            <text:p>715.67</text:p>
          </table:table-cell>
          <table:table-cell office:value-type="float" office:value="0.061366">
            <text:p>0.0613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6.706">
            <text:p>866.706</text:p>
          </table:table-cell>
          <table:table-cell office:value-type="float" office:value="0.612725">
            <text:p>0.612725</text:p>
          </table:table-cell>
          <table:table-cell table:number-columns-repeated="7"/>
          <table:table-cell office:value-type="float" office:value="724.873">
            <text:p>724.873</text:p>
          </table:table-cell>
          <table:table-cell office:value-type="float" office:value="0.630118">
            <text:p>0.630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8.825">
            <text:p>868.825</text:p>
          </table:table-cell>
          <table:table-cell office:value-type="float" office:value="0.527538">
            <text:p>0.527538</text:p>
          </table:table-cell>
          <table:table-cell table:number-columns-repeated="7"/>
          <table:table-cell office:value-type="float" office:value="727.846">
            <text:p>727.846</text:p>
          </table:table-cell>
          <table:table-cell office:value-type="float" office:value="0.252572">
            <text:p>0.252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0.576">
            <text:p>870.576</text:p>
          </table:table-cell>
          <table:table-cell office:value-type="float" office:value="0.415164">
            <text:p>0.415164</text:p>
          </table:table-cell>
          <table:table-cell table:number-columns-repeated="7"/>
          <table:table-cell office:value-type="float" office:value="729.824">
            <text:p>729.824</text:p>
          </table:table-cell>
          <table:table-cell office:value-type="float" office:value="0.24594">
            <text:p>0.245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2.652">
            <text:p>872.652</text:p>
          </table:table-cell>
          <table:table-cell office:value-type="float" office:value="0.530482">
            <text:p>0.530482</text:p>
          </table:table-cell>
          <table:table-cell table:number-columns-repeated="7"/>
          <table:table-cell office:value-type="float" office:value="731.584">
            <text:p>731.584</text:p>
          </table:table-cell>
          <table:table-cell office:value-type="float" office:value="0.3354">
            <text:p>0.3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3.184">
            <text:p>873.184</text:p>
          </table:table-cell>
          <table:table-cell office:value-type="float" office:value="14.793231">
            <text:p>14.793231</text:p>
          </table:table-cell>
          <table:table-cell table:number-columns-repeated="7"/>
          <table:table-cell office:value-type="float" office:value="733.345">
            <text:p>733.345</text:p>
          </table:table-cell>
          <table:table-cell office:value-type="float" office:value="0.319959">
            <text:p>0.3199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9.943">
            <text:p>889.943</text:p>
          </table:table-cell>
          <table:table-cell office:value-type="float" office:value="0.205257">
            <text:p>0.205257</text:p>
          </table:table-cell>
          <table:table-cell table:number-columns-repeated="7"/>
          <table:table-cell office:value-type="float" office:value="735.207">
            <text:p>735.207</text:p>
          </table:table-cell>
          <table:table-cell office:value-type="float" office:value="0.384878">
            <text:p>0.3848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2.078">
            <text:p>892.078</text:p>
          </table:table-cell>
          <table:table-cell office:value-type="float" office:value="0.29007">
            <text:p>0.29007</text:p>
          </table:table-cell>
          <table:table-cell table:number-columns-repeated="7"/>
          <table:table-cell office:value-type="float" office:value="737.079">
            <text:p>737.079</text:p>
          </table:table-cell>
          <table:table-cell office:value-type="float" office:value="0.37582">
            <text:p>0.37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4.335">
            <text:p>894.335</text:p>
          </table:table-cell>
          <table:table-cell office:value-type="float" office:value="0.338129">
            <text:p>0.338129</text:p>
          </table:table-cell>
          <table:table-cell table:number-columns-repeated="7"/>
          <table:table-cell office:value-type="float" office:value="738.918">
            <text:p>738.918</text:p>
          </table:table-cell>
          <table:table-cell office:value-type="float" office:value="0.424077">
            <text:p>0.424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6.595">
            <text:p>896.595</text:p>
          </table:table-cell>
          <table:table-cell office:value-type="float" office:value="0.272911">
            <text:p>0.272911</text:p>
          </table:table-cell>
          <table:table-cell table:number-columns-repeated="7"/>
          <table:table-cell office:value-type="float" office:value="740.682">
            <text:p>740.682</text:p>
          </table:table-cell>
          <table:table-cell office:value-type="float" office:value="0.440208">
            <text:p>0.440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8.459">
            <text:p>898.459</text:p>
          </table:table-cell>
          <table:table-cell office:value-type="float" office:value="0.188169">
            <text:p>0.188169</text:p>
          </table:table-cell>
          <table:table-cell table:number-columns-repeated="7"/>
          <table:table-cell office:value-type="float" office:value="742.357">
            <text:p>742.357</text:p>
          </table:table-cell>
          <table:table-cell office:value-type="float" office:value="0.496445">
            <text:p>0.496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.262">
            <text:p>900.262</text:p>
          </table:table-cell>
          <table:table-cell office:value-type="float" office:value="0.20514">
            <text:p>0.20514</text:p>
          </table:table-cell>
          <table:table-cell table:number-columns-repeated="7"/>
          <table:table-cell office:value-type="float" office:value="744.096">
            <text:p>744.096</text:p>
          </table:table-cell>
          <table:table-cell office:value-type="float" office:value="0.506691">
            <text:p>0.506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2.118">
            <text:p>902.118</text:p>
          </table:table-cell>
          <table:table-cell office:value-type="float" office:value="0.262762">
            <text:p>0.262762</text:p>
          </table:table-cell>
          <table:table-cell table:number-columns-repeated="7"/>
          <table:table-cell office:value-type="float" office:value="745.832">
            <text:p>745.832</text:p>
          </table:table-cell>
          <table:table-cell office:value-type="float" office:value="0.458863">
            <text:p>0.458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4.347">
            <text:p>904.347</text:p>
          </table:table-cell>
          <table:table-cell office:value-type="float" office:value="0.163981">
            <text:p>0.163981</text:p>
          </table:table-cell>
          <table:table-cell table:number-columns-repeated="7"/>
          <table:table-cell office:value-type="float" office:value="747.395">
            <text:p>747.395</text:p>
          </table:table-cell>
          <table:table-cell office:value-type="float" office:value="0.413768">
            <text:p>0.413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6.239">
            <text:p>906.239</text:p>
          </table:table-cell>
          <table:table-cell office:value-type="float" office:value="0.259892">
            <text:p>0.259892</text:p>
          </table:table-cell>
          <table:table-cell table:number-columns-repeated="7"/>
          <table:table-cell office:value-type="float" office:value="748.995">
            <text:p>748.995</text:p>
          </table:table-cell>
          <table:table-cell office:value-type="float" office:value="0.396088">
            <text:p>0.3960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8.904">
            <text:p>908.904</text:p>
          </table:table-cell>
          <table:table-cell office:value-type="float" office:value="0.156014">
            <text:p>0.156014</text:p>
          </table:table-cell>
          <table:table-cell table:number-columns-repeated="7"/>
          <table:table-cell office:value-type="float" office:value="750.484">
            <text:p>750.484</text:p>
          </table:table-cell>
          <table:table-cell office:value-type="float" office:value="0.409379">
            <text:p>0.4093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0.628">
            <text:p>910.628</text:p>
          </table:table-cell>
          <table:table-cell office:value-type="float" office:value="0.073812">
            <text:p>0.073812</text:p>
          </table:table-cell>
          <table:table-cell table:number-columns-repeated="7"/>
          <table:table-cell office:value-type="float" office:value="751.991">
            <text:p>751.991</text:p>
          </table:table-cell>
          <table:table-cell office:value-type="float" office:value="0.276481">
            <text:p>0.276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2.4">
            <text:p>912.4</text:p>
          </table:table-cell>
          <table:table-cell office:value-type="float" office:value="0.050399">
            <text:p>0.050399</text:p>
          </table:table-cell>
          <table:table-cell table:number-columns-repeated="7"/>
          <table:table-cell office:value-type="float" office:value="753.459">
            <text:p>753.459</text:p>
          </table:table-cell>
          <table:table-cell office:value-type="float" office:value="0.255456">
            <text:p>0.255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4.623">
            <text:p>914.623</text:p>
          </table:table-cell>
          <table:table-cell office:value-type="float" office:value="0.055172">
            <text:p>0.055172</text:p>
          </table:table-cell>
          <table:table-cell table:number-columns-repeated="7"/>
          <table:table-cell office:value-type="float" office:value="755.009">
            <text:p>755.009</text:p>
          </table:table-cell>
          <table:table-cell office:value-type="float" office:value="0.22546">
            <text:p>0.22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6.245">
            <text:p>916.245</text:p>
          </table:table-cell>
          <table:table-cell office:value-type="float" office:value="0.092595">
            <text:p>0.092595</text:p>
          </table:table-cell>
          <table:table-cell table:number-columns-repeated="7"/>
          <table:table-cell office:value-type="float" office:value="756.419">
            <text:p>756.419</text:p>
          </table:table-cell>
          <table:table-cell office:value-type="float" office:value="0.200982">
            <text:p>0.200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7.946">
            <text:p>917.946</text:p>
          </table:table-cell>
          <table:table-cell office:value-type="float" office:value="0.056309">
            <text:p>0.056309</text:p>
          </table:table-cell>
          <table:table-cell table:number-columns-repeated="7"/>
          <table:table-cell office:value-type="float" office:value="757.998">
            <text:p>757.998</text:p>
          </table:table-cell>
          <table:table-cell office:value-type="float" office:value="0.1753">
            <text:p>0.1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9.659">
            <text:p>919.659</text:p>
          </table:table-cell>
          <table:table-cell office:value-type="float" office:value="0.057123">
            <text:p>0.057123</text:p>
          </table:table-cell>
          <table:table-cell table:number-columns-repeated="7"/>
          <table:table-cell office:value-type="float" office:value="759.381">
            <text:p>759.381</text:p>
          </table:table-cell>
          <table:table-cell office:value-type="float" office:value="0.137652">
            <text:p>0.137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1.508">
            <text:p>921.508</text:p>
          </table:table-cell>
          <table:table-cell office:value-type="float" office:value="0.058466">
            <text:p>0.058466</text:p>
          </table:table-cell>
          <table:table-cell table:number-columns-repeated="7"/>
          <table:table-cell office:value-type="float" office:value="760.816">
            <text:p>760.816</text:p>
          </table:table-cell>
          <table:table-cell office:value-type="float" office:value="0.145525">
            <text:p>0.145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3.057">
            <text:p>923.057</text:p>
          </table:table-cell>
          <table:table-cell office:value-type="float" office:value="0.083956">
            <text:p>0.083956</text:p>
          </table:table-cell>
          <table:table-cell table:number-columns-repeated="7"/>
          <table:table-cell office:value-type="float" office:value="762.546">
            <text:p>762.546</text:p>
          </table:table-cell>
          <table:table-cell office:value-type="float" office:value="0.188405">
            <text:p>0.1884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5">
            <text:p>925</text:p>
          </table:table-cell>
          <table:table-cell office:value-type="float" office:value="0.062277">
            <text:p>0.062277</text:p>
          </table:table-cell>
          <table:table-cell table:number-columns-repeated="7"/>
          <table:table-cell office:value-type="float" office:value="764.026">
            <text:p>764.026</text:p>
          </table:table-cell>
          <table:table-cell office:value-type="float" office:value="0.074599">
            <text:p>0.074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6.871">
            <text:p>926.871</text:p>
          </table:table-cell>
          <table:table-cell office:value-type="float" office:value="0.087255">
            <text:p>0.087255</text:p>
          </table:table-cell>
          <table:table-cell table:number-columns-repeated="7"/>
          <table:table-cell office:value-type="float" office:value="765.338">
            <text:p>765.338</text:p>
          </table:table-cell>
          <table:table-cell office:value-type="float" office:value="0.044543">
            <text:p>0.0445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8.648">
            <text:p>928.648</text:p>
          </table:table-cell>
          <table:table-cell office:value-type="float" office:value="0.051412">
            <text:p>0.051412</text:p>
          </table:table-cell>
          <table:table-cell table:number-columns-repeated="7"/>
          <table:table-cell office:value-type="float" office:value="766.611">
            <text:p>766.611</text:p>
          </table:table-cell>
          <table:table-cell office:value-type="float" office:value="0.066377">
            <text:p>0.066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0.688">
            <text:p>930.688</text:p>
          </table:table-cell>
          <table:table-cell office:value-type="float" office:value="0.067915">
            <text:p>0.067915</text:p>
          </table:table-cell>
          <table:table-cell table:number-columns-repeated="7"/>
          <table:table-cell office:value-type="float" office:value="768.619">
            <text:p>768.619</text:p>
          </table:table-cell>
          <table:table-cell office:value-type="float" office:value="0.061459">
            <text:p>0.0614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2.868">
            <text:p>932.868</text:p>
          </table:table-cell>
          <table:table-cell office:value-type="float" office:value="0.062966">
            <text:p>0.062966</text:p>
          </table:table-cell>
          <table:table-cell table:number-columns-repeated="7"/>
          <table:table-cell office:value-type="float" office:value="769.913">
            <text:p>769.913</text:p>
          </table:table-cell>
          <table:table-cell office:value-type="float" office:value="0.044803">
            <text:p>0.0448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4.794">
            <text:p>934.794</text:p>
          </table:table-cell>
          <table:table-cell office:value-type="float" office:value="0.083982">
            <text:p>0.083982</text:p>
          </table:table-cell>
          <table:table-cell table:number-columns-repeated="7"/>
          <table:table-cell office:value-type="float" office:value="771.251">
            <text:p>771.251</text:p>
          </table:table-cell>
          <table:table-cell office:value-type="float" office:value="0.076416">
            <text:p>0.076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6.776">
            <text:p>936.776</text:p>
          </table:table-cell>
          <table:table-cell office:value-type="float" office:value="0.074453">
            <text:p>0.074453</text:p>
          </table:table-cell>
          <table:table-cell table:number-columns-repeated="7"/>
          <table:table-cell office:value-type="float" office:value="773.528">
            <text:p>773.528</text:p>
          </table:table-cell>
          <table:table-cell office:value-type="float" office:value="0.072131">
            <text:p>0.072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9.801">
            <text:p>939.801</text:p>
          </table:table-cell>
          <table:table-cell office:value-type="float" office:value="0.167273">
            <text:p>0.167273</text:p>
          </table:table-cell>
          <table:table-cell table:number-columns-repeated="7"/>
          <table:table-cell office:value-type="float" office:value="775.797">
            <text:p>775.797</text:p>
          </table:table-cell>
          <table:table-cell office:value-type="float" office:value="0.084257">
            <text:p>0.084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6.749">
            <text:p>946.749</text:p>
          </table:table-cell>
          <table:table-cell office:value-type="float" office:value="0.302387">
            <text:p>0.302387</text:p>
          </table:table-cell>
          <table:table-cell table:number-columns-repeated="7"/>
          <table:table-cell office:value-type="float" office:value="777.525">
            <text:p>777.525</text:p>
          </table:table-cell>
          <table:table-cell office:value-type="float" office:value="0.068772">
            <text:p>0.068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8.964">
            <text:p>948.964</text:p>
          </table:table-cell>
          <table:table-cell office:value-type="float" office:value="0.262916">
            <text:p>0.262916</text:p>
          </table:table-cell>
          <table:table-cell table:number-columns-repeated="7"/>
          <table:table-cell office:value-type="float" office:value="778.954">
            <text:p>778.954</text:p>
          </table:table-cell>
          <table:table-cell office:value-type="float" office:value="0.044888">
            <text:p>0.044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1.424">
            <text:p>951.424</text:p>
          </table:table-cell>
          <table:table-cell office:value-type="float" office:value="0.39353">
            <text:p>0.39353</text:p>
          </table:table-cell>
          <table:table-cell table:number-columns-repeated="7"/>
          <table:table-cell office:value-type="float" office:value="780.574">
            <text:p>780.574</text:p>
          </table:table-cell>
          <table:table-cell office:value-type="float" office:value="0.07098">
            <text:p>0.07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3.675">
            <text:p>953.675</text:p>
          </table:table-cell>
          <table:table-cell office:value-type="float" office:value="0.370521">
            <text:p>0.370521</text:p>
          </table:table-cell>
          <table:table-cell table:number-columns-repeated="7"/>
          <table:table-cell office:value-type="float" office:value="782.516">
            <text:p>782.516</text:p>
          </table:table-cell>
          <table:table-cell office:value-type="float" office:value="0.071266">
            <text:p>0.0712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6.06">
            <text:p>956.06</text:p>
          </table:table-cell>
          <table:table-cell office:value-type="float" office:value="0.520456">
            <text:p>0.520456</text:p>
          </table:table-cell>
          <table:table-cell table:number-columns-repeated="7"/>
          <table:table-cell office:value-type="float" office:value="784.474">
            <text:p>784.474</text:p>
          </table:table-cell>
          <table:table-cell office:value-type="float" office:value="0.080168">
            <text:p>0.08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8.412">
            <text:p>958.412</text:p>
          </table:table-cell>
          <table:table-cell office:value-type="float" office:value="0.436673">
            <text:p>0.436673</text:p>
          </table:table-cell>
          <table:table-cell table:number-columns-repeated="7"/>
          <table:table-cell office:value-type="float" office:value="789.497">
            <text:p>789.497</text:p>
          </table:table-cell>
          <table:table-cell office:value-type="float" office:value="0.269713">
            <text:p>0.269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0.675">
            <text:p>960.675</text:p>
          </table:table-cell>
          <table:table-cell office:value-type="float" office:value="0.576418">
            <text:p>0.576418</text:p>
          </table:table-cell>
          <table:table-cell table:number-columns-repeated="7"/>
          <table:table-cell office:value-type="float" office:value="791.393">
            <text:p>791.393</text:p>
          </table:table-cell>
          <table:table-cell office:value-type="float" office:value="0.282123">
            <text:p>0.282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3.084">
            <text:p>963.084</text:p>
          </table:table-cell>
          <table:table-cell office:value-type="float" office:value="1.21203">
            <text:p>1.21203</text:p>
          </table:table-cell>
          <table:table-cell table:number-columns-repeated="7"/>
          <table:table-cell office:value-type="float" office:value="793.279">
            <text:p>793.279</text:p>
          </table:table-cell>
          <table:table-cell office:value-type="float" office:value="0.240911">
            <text:p>0.2409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7.687">
            <text:p>967.687</text:p>
          </table:table-cell>
          <table:table-cell office:value-type="float" office:value="0.946917">
            <text:p>0.946917</text:p>
          </table:table-cell>
          <table:table-cell table:number-columns-repeated="7"/>
          <table:table-cell office:value-type="float" office:value="795.131">
            <text:p>795.131</text:p>
          </table:table-cell>
          <table:table-cell office:value-type="float" office:value="0.269429">
            <text:p>0.269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1.946">
            <text:p>971.946</text:p>
          </table:table-cell>
          <table:table-cell office:value-type="float" office:value="1.309845">
            <text:p>1.309845</text:p>
          </table:table-cell>
          <table:table-cell table:number-columns-repeated="7"/>
          <table:table-cell office:value-type="float" office:value="796.93">
            <text:p>796.93</text:p>
          </table:table-cell>
          <table:table-cell office:value-type="float" office:value="0.302463">
            <text:p>0.3024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6.388">
            <text:p>976.388</text:p>
          </table:table-cell>
          <table:table-cell office:value-type="float" office:value="0.931131">
            <text:p>0.931131</text:p>
          </table:table-cell>
          <table:table-cell table:number-columns-repeated="7"/>
          <table:table-cell office:value-type="float" office:value="798.717">
            <text:p>798.717</text:p>
          </table:table-cell>
          <table:table-cell office:value-type="float" office:value="0.375684">
            <text:p>0.375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9.163">
            <text:p>979.163</text:p>
          </table:table-cell>
          <table:table-cell office:value-type="float" office:value="0.444907">
            <text:p>0.444907</text:p>
          </table:table-cell>
          <table:table-cell table:number-columns-repeated="7"/>
          <table:table-cell office:value-type="float" office:value="800.476">
            <text:p>800.476</text:p>
          </table:table-cell>
          <table:table-cell office:value-type="float" office:value="0.370965">
            <text:p>0.370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1.168">
            <text:p>981.168</text:p>
          </table:table-cell>
          <table:table-cell office:value-type="float" office:value="0.418488">
            <text:p>0.418488</text:p>
          </table:table-cell>
          <table:table-cell table:number-columns-repeated="7"/>
          <table:table-cell office:value-type="float" office:value="802.316">
            <text:p>802.316</text:p>
          </table:table-cell>
          <table:table-cell office:value-type="float" office:value="0.402297">
            <text:p>0.402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3.256">
            <text:p>983.256</text:p>
          </table:table-cell>
          <table:table-cell office:value-type="float" office:value="0.40571">
            <text:p>0.40571</text:p>
          </table:table-cell>
          <table:table-cell table:number-columns-repeated="7"/>
          <table:table-cell office:value-type="float" office:value="804.057">
            <text:p>804.057</text:p>
          </table:table-cell>
          <table:table-cell office:value-type="float" office:value="0.427406">
            <text:p>0.427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5.351">
            <text:p>985.351</text:p>
          </table:table-cell>
          <table:table-cell office:value-type="float" office:value="0.416245">
            <text:p>0.416245</text:p>
          </table:table-cell>
          <table:table-cell table:number-columns-repeated="7"/>
          <table:table-cell office:value-type="float" office:value="805.821">
            <text:p>805.821</text:p>
          </table:table-cell>
          <table:table-cell office:value-type="float" office:value="0.454625">
            <text:p>0.454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7.396">
            <text:p>987.396</text:p>
          </table:table-cell>
          <table:table-cell office:value-type="float" office:value="0.504307">
            <text:p>0.504307</text:p>
          </table:table-cell>
          <table:table-cell table:number-columns-repeated="7"/>
          <table:table-cell office:value-type="float" office:value="807.428">
            <text:p>807.428</text:p>
          </table:table-cell>
          <table:table-cell office:value-type="float" office:value="0.505563">
            <text:p>0.505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9.512">
            <text:p>989.512</text:p>
          </table:table-cell>
          <table:table-cell office:value-type="float" office:value="0.488646">
            <text:p>0.488646</text:p>
          </table:table-cell>
          <table:table-cell table:number-columns-repeated="7"/>
          <table:table-cell office:value-type="float" office:value="809.2">
            <text:p>809.2</text:p>
          </table:table-cell>
          <table:table-cell office:value-type="float" office:value="0.468208">
            <text:p>0.468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1.752">
            <text:p>991.752</text:p>
          </table:table-cell>
          <table:table-cell office:value-type="float" office:value="0.284403">
            <text:p>0.284403</text:p>
          </table:table-cell>
          <table:table-cell table:number-columns-repeated="7"/>
          <table:table-cell office:value-type="float" office:value="810.9">
            <text:p>810.9</text:p>
          </table:table-cell>
          <table:table-cell office:value-type="float" office:value="0.418918">
            <text:p>0.418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3.549">
            <text:p>993.549</text:p>
          </table:table-cell>
          <table:table-cell office:value-type="float" office:value="0.230837">
            <text:p>0.230837</text:p>
          </table:table-cell>
          <table:table-cell table:number-columns-repeated="7"/>
          <table:table-cell office:value-type="float" office:value="812.479">
            <text:p>812.479</text:p>
          </table:table-cell>
          <table:table-cell office:value-type="float" office:value="0.355978">
            <text:p>0.355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5.199">
            <text:p>995.199</text:p>
          </table:table-cell>
          <table:table-cell office:value-type="float" office:value="0.195824">
            <text:p>0.195824</text:p>
          </table:table-cell>
          <table:table-cell table:number-columns-repeated="7"/>
          <table:table-cell office:value-type="float" office:value="814.123">
            <text:p>814.123</text:p>
          </table:table-cell>
          <table:table-cell office:value-type="float" office:value="0.32381">
            <text:p>0.32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6.775">
            <text:p>996.775</text:p>
          </table:table-cell>
          <table:table-cell office:value-type="float" office:value="0.184786">
            <text:p>0.184786</text:p>
          </table:table-cell>
          <table:table-cell table:number-columns-repeated="7"/>
          <table:table-cell office:value-type="float" office:value="814.447">
            <text:p>814.447</text:p>
          </table:table-cell>
          <table:table-cell office:value-type="float" office:value="8.313206">
            <text:p>8.3132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8.8">
            <text:p>998.8</text:p>
          </table:table-cell>
          <table:table-cell office:value-type="float" office:value="0.284131">
            <text:p>0.284131</text:p>
          </table:table-cell>
          <table:table-cell table:number-columns-repeated="7"/>
          <table:table-cell office:value-type="float" office:value="824.141">
            <text:p>824.141</text:p>
          </table:table-cell>
          <table:table-cell office:value-type="float" office:value="0.105326">
            <text:p>0.105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.866">
            <text:p>1000.866</text:p>
          </table:table-cell>
          <table:table-cell office:value-type="float" office:value="0.239824">
            <text:p>0.239824</text:p>
          </table:table-cell>
          <table:table-cell table:number-columns-repeated="7"/>
          <table:table-cell office:value-type="float" office:value="825.388">
            <text:p>825.388</text:p>
          </table:table-cell>
          <table:table-cell office:value-type="float" office:value="0.147382">
            <text:p>0.147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3.087">
            <text:p>1003.087</text:p>
          </table:table-cell>
          <table:table-cell office:value-type="float" office:value="0.213073">
            <text:p>0.213073</text:p>
          </table:table-cell>
          <table:table-cell table:number-columns-repeated="7"/>
          <table:table-cell office:value-type="float" office:value="826.695">
            <text:p>826.695</text:p>
          </table:table-cell>
          <table:table-cell office:value-type="float" office:value="0.171432">
            <text:p>0.171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6.198">
            <text:p>1006.198</text:p>
          </table:table-cell>
          <table:table-cell office:value-type="float" office:value="0.24228">
            <text:p>0.24228</text:p>
          </table:table-cell>
          <table:table-cell table:number-columns-repeated="7"/>
          <table:table-cell office:value-type="float" office:value="828.176">
            <text:p>828.176</text:p>
          </table:table-cell>
          <table:table-cell office:value-type="float" office:value="0.190952">
            <text:p>0.190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8.515">
            <text:p>1008.515</text:p>
          </table:table-cell>
          <table:table-cell office:value-type="float" office:value="0.158629">
            <text:p>0.158629</text:p>
          </table:table-cell>
          <table:table-cell table:number-columns-repeated="7"/>
          <table:table-cell office:value-type="float" office:value="829.557">
            <text:p>829.557</text:p>
          </table:table-cell>
          <table:table-cell office:value-type="float" office:value="0.17183">
            <text:p>0.17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0.044">
            <text:p>1010.044</text:p>
          </table:table-cell>
          <table:table-cell office:value-type="float" office:value="0.066707">
            <text:p>0.066707</text:p>
          </table:table-cell>
          <table:table-cell table:number-columns-repeated="7"/>
          <table:table-cell office:value-type="float" office:value="831.004">
            <text:p>831.004</text:p>
          </table:table-cell>
          <table:table-cell office:value-type="float" office:value="0.15858">
            <text:p>0.158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1.509">
            <text:p>1011.509</text:p>
          </table:table-cell>
          <table:table-cell office:value-type="float" office:value="0.088535">
            <text:p>0.088535</text:p>
          </table:table-cell>
          <table:table-cell table:number-columns-repeated="7"/>
          <table:table-cell office:value-type="float" office:value="832.366">
            <text:p>832.366</text:p>
          </table:table-cell>
          <table:table-cell office:value-type="float" office:value="0.154761">
            <text:p>0.1547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3.536">
            <text:p>1013.536</text:p>
          </table:table-cell>
          <table:table-cell office:value-type="float" office:value="0.092567">
            <text:p>0.092567</text:p>
          </table:table-cell>
          <table:table-cell table:number-columns-repeated="7"/>
          <table:table-cell office:value-type="float" office:value="834.273">
            <text:p>834.273</text:p>
          </table:table-cell>
          <table:table-cell office:value-type="float" office:value="0.139105">
            <text:p>0.139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5.393">
            <text:p>1015.393</text:p>
          </table:table-cell>
          <table:table-cell office:value-type="float" office:value="0.076783">
            <text:p>0.076783</text:p>
          </table:table-cell>
          <table:table-cell table:number-columns-repeated="7"/>
          <table:table-cell office:value-type="float" office:value="835.768">
            <text:p>835.768</text:p>
          </table:table-cell>
          <table:table-cell office:value-type="float" office:value="0.088614">
            <text:p>0.088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7.349">
            <text:p>1017.349</text:p>
          </table:table-cell>
          <table:table-cell office:value-type="float" office:value="0.073491">
            <text:p>0.073491</text:p>
          </table:table-cell>
          <table:table-cell table:number-columns-repeated="7"/>
          <table:table-cell office:value-type="float" office:value="837.811">
            <text:p>837.811</text:p>
          </table:table-cell>
          <table:table-cell office:value-type="float" office:value="0.055438">
            <text:p>0.0554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9.315">
            <text:p>1019.315</text:p>
          </table:table-cell>
          <table:table-cell office:value-type="float" office:value="0.065531">
            <text:p>0.065531</text:p>
          </table:table-cell>
          <table:table-cell table:number-columns-repeated="7"/>
          <table:table-cell office:value-type="float" office:value="839.366">
            <text:p>839.366</text:p>
          </table:table-cell>
          <table:table-cell office:value-type="float" office:value="0.038989">
            <text:p>0.0389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0.854">
            <text:p>1020.854</text:p>
          </table:table-cell>
          <table:table-cell office:value-type="float" office:value="0.103801">
            <text:p>0.103801</text:p>
          </table:table-cell>
          <table:table-cell table:number-columns-repeated="7"/>
          <table:table-cell office:value-type="float" office:value="841.456">
            <text:p>841.456</text:p>
          </table:table-cell>
          <table:table-cell office:value-type="float" office:value="0.046519">
            <text:p>0.0465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2.846">
            <text:p>1022.846</text:p>
          </table:table-cell>
          <table:table-cell office:value-type="float" office:value="0.099135">
            <text:p>0.099135</text:p>
          </table:table-cell>
          <table:table-cell table:number-columns-repeated="7"/>
          <table:table-cell office:value-type="float" office:value="842.818">
            <text:p>842.818</text:p>
          </table:table-cell>
          <table:table-cell office:value-type="float" office:value="0.056249">
            <text:p>0.0562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.448">
            <text:p>1024.448</text:p>
          </table:table-cell>
          <table:table-cell office:value-type="float" office:value="0.064202">
            <text:p>0.064202</text:p>
          </table:table-cell>
          <table:table-cell table:number-columns-repeated="7"/>
          <table:table-cell office:value-type="float" office:value="844.338">
            <text:p>844.338</text:p>
          </table:table-cell>
          <table:table-cell office:value-type="float" office:value="0.036318">
            <text:p>0.0363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6.523">
            <text:p>1026.523</text:p>
          </table:table-cell>
          <table:table-cell office:value-type="float" office:value="0.066589">
            <text:p>0.066589</text:p>
          </table:table-cell>
          <table:table-cell table:number-columns-repeated="7"/>
          <table:table-cell office:value-type="float" office:value="846.129">
            <text:p>846.129</text:p>
          </table:table-cell>
          <table:table-cell office:value-type="float" office:value="0.042739">
            <text:p>0.042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8.434">
            <text:p>1028.434</text:p>
          </table:table-cell>
          <table:table-cell office:value-type="float" office:value="0.073593">
            <text:p>0.073593</text:p>
          </table:table-cell>
          <table:table-cell table:number-columns-repeated="7"/>
          <table:table-cell office:value-type="float" office:value="847.878">
            <text:p>847.878</text:p>
          </table:table-cell>
          <table:table-cell office:value-type="float" office:value="0.062354">
            <text:p>0.062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0.73">
            <text:p>1030.73</text:p>
          </table:table-cell>
          <table:table-cell office:value-type="float" office:value="0.136261">
            <text:p>0.136261</text:p>
          </table:table-cell>
          <table:table-cell table:number-columns-repeated="7"/>
          <table:table-cell office:value-type="float" office:value="849.765">
            <text:p>849.765</text:p>
          </table:table-cell>
          <table:table-cell office:value-type="float" office:value="0.042943">
            <text:p>0.042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8.845">
            <text:p>1038.845</text:p>
          </table:table-cell>
          <table:table-cell office:value-type="float" office:value="0.253038">
            <text:p>0.253038</text:p>
          </table:table-cell>
          <table:table-cell table:number-columns-repeated="7"/>
          <table:table-cell office:value-type="float" office:value="852.248">
            <text:p>852.248</text:p>
          </table:table-cell>
          <table:table-cell office:value-type="float" office:value="0.047102">
            <text:p>0.047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0.903">
            <text:p>1040.903</text:p>
          </table:table-cell>
          <table:table-cell office:value-type="float" office:value="0.280399">
            <text:p>0.280399</text:p>
          </table:table-cell>
          <table:table-cell table:number-columns-repeated="7"/>
          <table:table-cell office:value-type="float" office:value="854.765">
            <text:p>854.765</text:p>
          </table:table-cell>
          <table:table-cell office:value-type="float" office:value="0.037917">
            <text:p>0.0379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2.99">
            <text:p>1042.99</text:p>
          </table:table-cell>
          <table:table-cell office:value-type="float" office:value="0.31467">
            <text:p>0.31467</text:p>
          </table:table-cell>
          <table:table-cell table:number-columns-repeated="7"/>
          <table:table-cell office:value-type="float" office:value="856.19">
            <text:p>856.19</text:p>
          </table:table-cell>
          <table:table-cell office:value-type="float" office:value="0.040783">
            <text:p>0.0407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4.883">
            <text:p>1044.883</text:p>
          </table:table-cell>
          <table:table-cell office:value-type="float" office:value="0.332936">
            <text:p>0.332936</text:p>
          </table:table-cell>
          <table:table-cell table:number-columns-repeated="7"/>
          <table:table-cell office:value-type="float" office:value="858.59">
            <text:p>858.59</text:p>
          </table:table-cell>
          <table:table-cell office:value-type="float" office:value="0.037064">
            <text:p>0.037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7.057">
            <text:p>1047.057</text:p>
          </table:table-cell>
          <table:table-cell office:value-type="float" office:value="0.388177">
            <text:p>0.388177</text:p>
          </table:table-cell>
          <table:table-cell table:number-columns-repeated="7"/>
          <table:table-cell office:value-type="float" office:value="860.776">
            <text:p>860.776</text:p>
          </table:table-cell>
          <table:table-cell office:value-type="float" office:value="0.036903">
            <text:p>0.036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9.056">
            <text:p>1049.056</text:p>
          </table:table-cell>
          <table:table-cell office:value-type="float" office:value="0.402403">
            <text:p>0.402403</text:p>
          </table:table-cell>
          <table:table-cell table:number-columns-repeated="7"/>
          <table:table-cell office:value-type="float" office:value="862.236">
            <text:p>862.236</text:p>
          </table:table-cell>
          <table:table-cell office:value-type="float" office:value="0.039928">
            <text:p>0.039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1.129">
            <text:p>1051.129</text:p>
          </table:table-cell>
          <table:table-cell office:value-type="float" office:value="0.510658">
            <text:p>0.510658</text:p>
          </table:table-cell>
          <table:table-cell table:number-columns-repeated="7"/>
          <table:table-cell office:value-type="float" office:value="864.375">
            <text:p>864.375</text:p>
          </table:table-cell>
          <table:table-cell office:value-type="float" office:value="0.039073">
            <text:p>0.039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3.079">
            <text:p>1053.079</text:p>
          </table:table-cell>
          <table:table-cell office:value-type="float" office:value="0.509102">
            <text:p>0.509102</text:p>
          </table:table-cell>
          <table:table-cell table:number-columns-repeated="7"/>
          <table:table-cell office:value-type="float" office:value="867.733">
            <text:p>867.733</text:p>
          </table:table-cell>
          <table:table-cell office:value-type="float" office:value="0.132544">
            <text:p>0.132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5.074">
            <text:p>1055.074</text:p>
          </table:table-cell>
          <table:table-cell office:value-type="float" office:value="0.511213">
            <text:p>0.511213</text:p>
          </table:table-cell>
          <table:table-cell table:number-columns-repeated="7"/>
          <table:table-cell office:value-type="float" office:value="872.816">
            <text:p>872.816</text:p>
          </table:table-cell>
          <table:table-cell office:value-type="float" office:value="0.289882">
            <text:p>0.289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6.937">
            <text:p>1056.937</text:p>
          </table:table-cell>
          <table:table-cell office:value-type="float" office:value="0.507593">
            <text:p>0.507593</text:p>
          </table:table-cell>
          <table:table-cell table:number-columns-repeated="7"/>
          <table:table-cell office:value-type="float" office:value="874.626">
            <text:p>874.626</text:p>
          </table:table-cell>
          <table:table-cell office:value-type="float" office:value="0.238226">
            <text:p>0.238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8.966">
            <text:p>1058.966</text:p>
          </table:table-cell>
          <table:table-cell office:value-type="float" office:value="0.572201">
            <text:p>0.572201</text:p>
          </table:table-cell>
          <table:table-cell table:number-columns-repeated="7"/>
          <table:table-cell office:value-type="float" office:value="876.508">
            <text:p>876.508</text:p>
          </table:table-cell>
          <table:table-cell office:value-type="float" office:value="0.294432">
            <text:p>0.294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0.84">
            <text:p>1060.84</text:p>
          </table:table-cell>
          <table:table-cell office:value-type="float" office:value="0.504101">
            <text:p>0.504101</text:p>
          </table:table-cell>
          <table:table-cell table:number-columns-repeated="7"/>
          <table:table-cell office:value-type="float" office:value="878.455">
            <text:p>878.455</text:p>
          </table:table-cell>
          <table:table-cell office:value-type="float" office:value="0.336587">
            <text:p>0.336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2.573">
            <text:p>1062.573</text:p>
          </table:table-cell>
          <table:table-cell office:value-type="float" office:value="0.47872">
            <text:p>0.47872</text:p>
          </table:table-cell>
          <table:table-cell table:number-columns-repeated="7"/>
          <table:table-cell office:value-type="float" office:value="880.324">
            <text:p>880.324</text:p>
          </table:table-cell>
          <table:table-cell office:value-type="float" office:value="0.350445">
            <text:p>0.350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4.262">
            <text:p>1064.262</text:p>
          </table:table-cell>
          <table:table-cell office:value-type="float" office:value="0.539065">
            <text:p>0.539065</text:p>
          </table:table-cell>
          <table:table-cell table:number-columns-repeated="7"/>
          <table:table-cell office:value-type="float" office:value="882.223">
            <text:p>882.223</text:p>
          </table:table-cell>
          <table:table-cell office:value-type="float" office:value="0.414632">
            <text:p>0.4146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4.801">
            <text:p>1064.801</text:p>
          </table:table-cell>
          <table:table-cell office:value-type="float" office:value="10.434768">
            <text:p>10.434768</text:p>
          </table:table-cell>
          <table:table-cell table:number-columns-repeated="7"/>
          <table:table-cell office:value-type="float" office:value="884.171">
            <text:p>884.171</text:p>
          </table:table-cell>
          <table:table-cell office:value-type="float" office:value="0.445786">
            <text:p>0.4457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6.537">
            <text:p>1076.537</text:p>
          </table:table-cell>
          <table:table-cell office:value-type="float" office:value="0.151208">
            <text:p>0.151208</text:p>
          </table:table-cell>
          <table:table-cell table:number-columns-repeated="7"/>
          <table:table-cell office:value-type="float" office:value="886.123">
            <text:p>886.123</text:p>
          </table:table-cell>
          <table:table-cell office:value-type="float" office:value="0.463033">
            <text:p>0.463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8.047">
            <text:p>1078.047</text:p>
          </table:table-cell>
          <table:table-cell office:value-type="float" office:value="0.184552">
            <text:p>0.184552</text:p>
          </table:table-cell>
          <table:table-cell table:number-columns-repeated="7"/>
          <table:table-cell office:value-type="float" office:value="887.78">
            <text:p>887.78</text:p>
          </table:table-cell>
          <table:table-cell office:value-type="float" office:value="0.47793">
            <text:p>0.47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9.565">
            <text:p>1079.565</text:p>
          </table:table-cell>
          <table:table-cell office:value-type="float" office:value="0.196206">
            <text:p>0.196206</text:p>
          </table:table-cell>
          <table:table-cell table:number-columns-repeated="7"/>
          <table:table-cell office:value-type="float" office:value="889.58">
            <text:p>889.58</text:p>
          </table:table-cell>
          <table:table-cell office:value-type="float" office:value="0.509058">
            <text:p>0.509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1.574">
            <text:p>1081.574</text:p>
          </table:table-cell>
          <table:table-cell office:value-type="float" office:value="0.221017">
            <text:p>0.221017</text:p>
          </table:table-cell>
          <table:table-cell table:number-columns-repeated="7"/>
          <table:table-cell office:value-type="float" office:value="891.77">
            <text:p>891.77</text:p>
          </table:table-cell>
          <table:table-cell office:value-type="float" office:value="0.572876">
            <text:p>0.572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3.242">
            <text:p>1083.242</text:p>
          </table:table-cell>
          <table:table-cell office:value-type="float" office:value="0.217981">
            <text:p>0.217981</text:p>
          </table:table-cell>
          <table:table-cell table:number-columns-repeated="7"/>
          <table:table-cell office:value-type="float" office:value="893.775">
            <text:p>893.775</text:p>
          </table:table-cell>
          <table:table-cell office:value-type="float" office:value="0.43159">
            <text:p>0.43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4.9">
            <text:p>1084.9</text:p>
          </table:table-cell>
          <table:table-cell office:value-type="float" office:value="0.191709">
            <text:p>0.191709</text:p>
          </table:table-cell>
          <table:table-cell table:number-columns-repeated="7"/>
          <table:table-cell office:value-type="float" office:value="895.691">
            <text:p>895.691</text:p>
          </table:table-cell>
          <table:table-cell office:value-type="float" office:value="0.360332">
            <text:p>0.360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6.498">
            <text:p>1086.498</text:p>
          </table:table-cell>
          <table:table-cell office:value-type="float" office:value="0.186119">
            <text:p>0.186119</text:p>
          </table:table-cell>
          <table:table-cell table:number-columns-repeated="7"/>
          <table:table-cell office:value-type="float" office:value="897.28">
            <text:p>897.28</text:p>
          </table:table-cell>
          <table:table-cell office:value-type="float" office:value="0.348743">
            <text:p>0.348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8.24">
            <text:p>1088.24</text:p>
          </table:table-cell>
          <table:table-cell office:value-type="float" office:value="0.174617">
            <text:p>0.174617</text:p>
          </table:table-cell>
          <table:table-cell table:number-columns-repeated="7"/>
          <table:table-cell office:value-type="float" office:value="898.76">
            <text:p>898.76</text:p>
          </table:table-cell>
          <table:table-cell office:value-type="float" office:value="0.277319">
            <text:p>0.277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9.737">
            <text:p>1089.737</text:p>
          </table:table-cell>
          <table:table-cell office:value-type="float" office:value="0.157529">
            <text:p>0.157529</text:p>
          </table:table-cell>
          <table:table-cell table:number-columns-repeated="7"/>
          <table:table-cell office:value-type="float" office:value="900.536">
            <text:p>900.536</text:p>
          </table:table-cell>
          <table:table-cell office:value-type="float" office:value="0.252115">
            <text:p>0.252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1.356">
            <text:p>1091.356</text:p>
          </table:table-cell>
          <table:table-cell office:value-type="float" office:value="0.15928">
            <text:p>0.15928</text:p>
          </table:table-cell>
          <table:table-cell table:number-columns-repeated="7"/>
          <table:table-cell office:value-type="float" office:value="902.465">
            <text:p>902.465</text:p>
          </table:table-cell>
          <table:table-cell office:value-type="float" office:value="0.236825">
            <text:p>0.236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3.82">
            <text:p>1093.82</text:p>
          </table:table-cell>
          <table:table-cell office:value-type="float" office:value="0.284339">
            <text:p>0.284339</text:p>
          </table:table-cell>
          <table:table-cell table:number-columns-repeated="7"/>
          <table:table-cell office:value-type="float" office:value="904.227">
            <text:p>904.227</text:p>
          </table:table-cell>
          <table:table-cell office:value-type="float" office:value="0.21484">
            <text:p>0.214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6.066">
            <text:p>1096.066</text:p>
          </table:table-cell>
          <table:table-cell office:value-type="float" office:value="0.11281">
            <text:p>0.11281</text:p>
          </table:table-cell>
          <table:table-cell table:number-columns-repeated="7"/>
          <table:table-cell office:value-type="float" office:value="905.697">
            <text:p>905.697</text:p>
          </table:table-cell>
          <table:table-cell office:value-type="float" office:value="0.174329">
            <text:p>0.174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8.012">
            <text:p>1098.012</text:p>
          </table:table-cell>
          <table:table-cell office:value-type="float" office:value="0.094737">
            <text:p>0.094737</text:p>
          </table:table-cell>
          <table:table-cell table:number-columns-repeated="7"/>
          <table:table-cell office:value-type="float" office:value="907.181">
            <text:p>907.181</text:p>
          </table:table-cell>
          <table:table-cell office:value-type="float" office:value="0.141083">
            <text:p>0.141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9.979">
            <text:p>1099.979</text:p>
          </table:table-cell>
          <table:table-cell office:value-type="float" office:value="0.079137">
            <text:p>0.079137</text:p>
          </table:table-cell>
          <table:table-cell table:number-columns-repeated="7"/>
          <table:table-cell office:value-type="float" office:value="908.536">
            <text:p>908.536</text:p>
          </table:table-cell>
          <table:table-cell office:value-type="float" office:value="0.153335">
            <text:p>0.153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2.12">
            <text:p>1102.12</text:p>
          </table:table-cell>
          <table:table-cell office:value-type="float" office:value="0.05078">
            <text:p>0.05078</text:p>
          </table:table-cell>
          <table:table-cell table:number-columns-repeated="7"/>
          <table:table-cell office:value-type="float" office:value="909.999">
            <text:p>909.999</text:p>
          </table:table-cell>
          <table:table-cell office:value-type="float" office:value="0.163623">
            <text:p>0.163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3.602">
            <text:p>1103.602</text:p>
          </table:table-cell>
          <table:table-cell office:value-type="float" office:value="0.076566">
            <text:p>0.076566</text:p>
          </table:table-cell>
          <table:table-cell table:number-columns-repeated="7"/>
          <table:table-cell office:value-type="float" office:value="911.729">
            <text:p>911.729</text:p>
          </table:table-cell>
          <table:table-cell office:value-type="float" office:value="0.162492">
            <text:p>0.162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5.151">
            <text:p>1105.151</text:p>
          </table:table-cell>
          <table:table-cell office:value-type="float" office:value="0.078051">
            <text:p>0.078051</text:p>
          </table:table-cell>
          <table:table-cell table:number-columns-repeated="7"/>
          <table:table-cell office:value-type="float" office:value="913.116">
            <text:p>913.116</text:p>
          </table:table-cell>
          <table:table-cell office:value-type="float" office:value="0.087526">
            <text:p>0.087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6.828">
            <text:p>1106.828</text:p>
          </table:table-cell>
          <table:table-cell office:value-type="float" office:value="0.087508">
            <text:p>0.087508</text:p>
          </table:table-cell>
          <table:table-cell table:number-columns-repeated="7"/>
          <table:table-cell office:value-type="float" office:value="914.439">
            <text:p>914.439</text:p>
          </table:table-cell>
          <table:table-cell office:value-type="float" office:value="0.059658">
            <text:p>0.0596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8.292">
            <text:p>1108.292</text:p>
          </table:table-cell>
          <table:table-cell office:value-type="float" office:value="0.058936">
            <text:p>0.058936</text:p>
          </table:table-cell>
          <table:table-cell table:number-columns-repeated="7"/>
          <table:table-cell office:value-type="float" office:value="916.74">
            <text:p>916.74</text:p>
          </table:table-cell>
          <table:table-cell office:value-type="float" office:value="0.051555">
            <text:p>0.05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0.113">
            <text:p>1110.113</text:p>
          </table:table-cell>
          <table:table-cell office:value-type="float" office:value="0.057587">
            <text:p>0.057587</text:p>
          </table:table-cell>
          <table:table-cell table:number-columns-repeated="7"/>
          <table:table-cell office:value-type="float" office:value="918.106">
            <text:p>918.106</text:p>
          </table:table-cell>
          <table:table-cell office:value-type="float" office:value="0.056283">
            <text:p>0.056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2.121">
            <text:p>1112.121</text:p>
          </table:table-cell>
          <table:table-cell office:value-type="float" office:value="0.07009">
            <text:p>0.07009</text:p>
          </table:table-cell>
          <table:table-cell table:number-columns-repeated="7"/>
          <table:table-cell office:value-type="float" office:value="919.393">
            <text:p>919.393</text:p>
          </table:table-cell>
          <table:table-cell office:value-type="float" office:value="0.056795">
            <text:p>0.056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4.173">
            <text:p>1114.173</text:p>
          </table:table-cell>
          <table:table-cell office:value-type="float" office:value="0.057542">
            <text:p>0.057542</text:p>
          </table:table-cell>
          <table:table-cell table:number-columns-repeated="7"/>
          <table:table-cell office:value-type="float" office:value="920.716">
            <text:p>920.716</text:p>
          </table:table-cell>
          <table:table-cell office:value-type="float" office:value="0.054035">
            <text:p>0.054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6.45">
            <text:p>1116.45</text:p>
          </table:table-cell>
          <table:table-cell office:value-type="float" office:value="0.055917">
            <text:p>0.055917</text:p>
          </table:table-cell>
          <table:table-cell table:number-columns-repeated="7"/>
          <table:table-cell office:value-type="float" office:value="922.055">
            <text:p>922.055</text:p>
          </table:table-cell>
          <table:table-cell office:value-type="float" office:value="0.049714">
            <text:p>0.049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8.354">
            <text:p>1118.354</text:p>
          </table:table-cell>
          <table:table-cell office:value-type="float" office:value="0.060272">
            <text:p>0.060272</text:p>
          </table:table-cell>
          <table:table-cell table:number-columns-repeated="7"/>
          <table:table-cell office:value-type="float" office:value="923.522">
            <text:p>923.522</text:p>
          </table:table-cell>
          <table:table-cell office:value-type="float" office:value="0.047051">
            <text:p>0.047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0.223">
            <text:p>1120.223</text:p>
          </table:table-cell>
          <table:table-cell office:value-type="float" office:value="0.160017">
            <text:p>0.160017</text:p>
          </table:table-cell>
          <table:table-cell table:number-columns-repeated="7"/>
          <table:table-cell office:value-type="float" office:value="925.983">
            <text:p>925.983</text:p>
          </table:table-cell>
          <table:table-cell office:value-type="float" office:value="0.056444">
            <text:p>0.056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2.099">
            <text:p>1122.099</text:p>
          </table:table-cell>
          <table:table-cell office:value-type="float" office:value="0.080918">
            <text:p>0.080918</text:p>
          </table:table-cell>
          <table:table-cell table:number-columns-repeated="7"/>
          <table:table-cell office:value-type="float" office:value="928.052">
            <text:p>928.052</text:p>
          </table:table-cell>
          <table:table-cell office:value-type="float" office:value="0.046444">
            <text:p>0.046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3.887">
            <text:p>1123.887</text:p>
          </table:table-cell>
          <table:table-cell office:value-type="float" office:value="0.053084">
            <text:p>0.053084</text:p>
          </table:table-cell>
          <table:table-cell table:number-columns-repeated="7"/>
          <table:table-cell office:value-type="float" office:value="929.941">
            <text:p>929.941</text:p>
          </table:table-cell>
          <table:table-cell office:value-type="float" office:value="0.062407">
            <text:p>0.0624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8.525">
            <text:p>1128.525</text:p>
          </table:table-cell>
          <table:table-cell office:value-type="float" office:value="0.211408">
            <text:p>0.211408</text:p>
          </table:table-cell>
          <table:table-cell table:number-columns-repeated="7"/>
          <table:table-cell office:value-type="float" office:value="932.392">
            <text:p>932.392</text:p>
          </table:table-cell>
          <table:table-cell office:value-type="float" office:value="0.054769">
            <text:p>0.0547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0.895">
            <text:p>1130.895</text:p>
          </table:table-cell>
          <table:table-cell office:value-type="float" office:value="0.33069">
            <text:p>0.33069</text:p>
          </table:table-cell>
          <table:table-cell table:number-columns-repeated="7"/>
          <table:table-cell office:value-type="float" office:value="934.222">
            <text:p>934.222</text:p>
          </table:table-cell>
          <table:table-cell office:value-type="float" office:value="0.060958">
            <text:p>0.060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2.912">
            <text:p>1132.912</text:p>
          </table:table-cell>
          <table:table-cell office:value-type="float" office:value="0.285094">
            <text:p>0.285094</text:p>
          </table:table-cell>
          <table:table-cell table:number-columns-repeated="7"/>
          <table:table-cell office:value-type="float" office:value="935.679">
            <text:p>935.679</text:p>
          </table:table-cell>
          <table:table-cell office:value-type="float" office:value="0.046605">
            <text:p>0.046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4.82">
            <text:p>1134.82</text:p>
          </table:table-cell>
          <table:table-cell office:value-type="float" office:value="0.344433">
            <text:p>0.344433</text:p>
          </table:table-cell>
          <table:table-cell table:number-columns-repeated="7"/>
          <table:table-cell office:value-type="float" office:value="937.128">
            <text:p>937.128</text:p>
          </table:table-cell>
          <table:table-cell office:value-type="float" office:value="0.050039">
            <text:p>0.050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7.05">
            <text:p>1137.05</text:p>
          </table:table-cell>
          <table:table-cell office:value-type="float" office:value="0.356948">
            <text:p>0.356948</text:p>
          </table:table-cell>
          <table:table-cell table:number-columns-repeated="7"/>
          <table:table-cell office:value-type="float" office:value="939.854">
            <text:p>939.854</text:p>
          </table:table-cell>
          <table:table-cell office:value-type="float" office:value="0.076923">
            <text:p>0.0769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9.139">
            <text:p>1139.139</text:p>
          </table:table-cell>
          <table:table-cell office:value-type="float" office:value="0.408355">
            <text:p>0.408355</text:p>
          </table:table-cell>
          <table:table-cell table:number-columns-repeated="7"/>
          <table:table-cell office:value-type="float" office:value="942.813">
            <text:p>942.813</text:p>
          </table:table-cell>
          <table:table-cell office:value-type="float" office:value="0.227507">
            <text:p>0.227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1.029">
            <text:p>1141.029</text:p>
          </table:table-cell>
          <table:table-cell office:value-type="float" office:value="0.423358">
            <text:p>0.423358</text:p>
          </table:table-cell>
          <table:table-cell table:number-columns-repeated="7"/>
          <table:table-cell office:value-type="float" office:value="946.812">
            <text:p>946.812</text:p>
          </table:table-cell>
          <table:table-cell office:value-type="float" office:value="0.252228">
            <text:p>0.252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2.897">
            <text:p>1142.897</text:p>
          </table:table-cell>
          <table:table-cell office:value-type="float" office:value="0.462143">
            <text:p>0.462143</text:p>
          </table:table-cell>
          <table:table-cell table:number-columns-repeated="7"/>
          <table:table-cell office:value-type="float" office:value="948.676">
            <text:p>948.676</text:p>
          </table:table-cell>
          <table:table-cell office:value-type="float" office:value="0.23283">
            <text:p>0.23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4.946">
            <text:p>1144.946</text:p>
          </table:table-cell>
          <table:table-cell office:value-type="float" office:value="0.548356">
            <text:p>0.548356</text:p>
          </table:table-cell>
          <table:table-cell table:number-columns-repeated="7"/>
          <table:table-cell office:value-type="float" office:value="950.486">
            <text:p>950.486</text:p>
          </table:table-cell>
          <table:table-cell office:value-type="float" office:value="0.266464">
            <text:p>0.266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6.911">
            <text:p>1146.911</text:p>
          </table:table-cell>
          <table:table-cell office:value-type="float" office:value="0.544773">
            <text:p>0.544773</text:p>
          </table:table-cell>
          <table:table-cell table:number-columns-repeated="7"/>
          <table:table-cell office:value-type="float" office:value="952.34">
            <text:p>952.34</text:p>
          </table:table-cell>
          <table:table-cell office:value-type="float" office:value="0.299772">
            <text:p>0.299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8.786">
            <text:p>1148.786</text:p>
          </table:table-cell>
          <table:table-cell office:value-type="float" office:value="0.611581">
            <text:p>0.611581</text:p>
          </table:table-cell>
          <table:table-cell table:number-columns-repeated="7"/>
          <table:table-cell office:value-type="float" office:value="954.184">
            <text:p>954.184</text:p>
          </table:table-cell>
          <table:table-cell office:value-type="float" office:value="0.327931">
            <text:p>0.327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0.611">
            <text:p>1150.611</text:p>
          </table:table-cell>
          <table:table-cell office:value-type="float" office:value="0.463925">
            <text:p>0.463925</text:p>
          </table:table-cell>
          <table:table-cell table:number-columns-repeated="7"/>
          <table:table-cell office:value-type="float" office:value="956.099">
            <text:p>956.099</text:p>
          </table:table-cell>
          <table:table-cell office:value-type="float" office:value="0.374169">
            <text:p>0.374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2.379">
            <text:p>1152.379</text:p>
          </table:table-cell>
          <table:table-cell office:value-type="float" office:value="0.431082">
            <text:p>0.431082</text:p>
          </table:table-cell>
          <table:table-cell table:number-columns-repeated="7"/>
          <table:table-cell office:value-type="float" office:value="957.868">
            <text:p>957.868</text:p>
          </table:table-cell>
          <table:table-cell office:value-type="float" office:value="0.454092">
            <text:p>0.454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4.06">
            <text:p>1154.06</text:p>
          </table:table-cell>
          <table:table-cell office:value-type="float" office:value="0.400172">
            <text:p>0.400172</text:p>
          </table:table-cell>
          <table:table-cell table:number-columns-repeated="7"/>
          <table:table-cell office:value-type="float" office:value="959.599">
            <text:p>959.599</text:p>
          </table:table-cell>
          <table:table-cell office:value-type="float" office:value="0.433535">
            <text:p>0.433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5.764">
            <text:p>1155.764</text:p>
          </table:table-cell>
          <table:table-cell office:value-type="float" office:value="0.311123">
            <text:p>0.311123</text:p>
          </table:table-cell>
          <table:table-cell table:number-columns-repeated="7"/>
          <table:table-cell office:value-type="float" office:value="961.313">
            <text:p>961.313</text:p>
          </table:table-cell>
          <table:table-cell office:value-type="float" office:value="0.457328">
            <text:p>0.457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7.419">
            <text:p>1157.419</text:p>
          </table:table-cell>
          <table:table-cell office:value-type="float" office:value="0.319149">
            <text:p>0.319149</text:p>
          </table:table-cell>
          <table:table-cell table:number-columns-repeated="7"/>
          <table:table-cell office:value-type="float" office:value="963.121">
            <text:p>963.121</text:p>
          </table:table-cell>
          <table:table-cell office:value-type="float" office:value="0.485969">
            <text:p>0.485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9.109">
            <text:p>1159.109</text:p>
          </table:table-cell>
          <table:table-cell office:value-type="float" office:value="0.286406">
            <text:p>0.286406</text:p>
          </table:table-cell>
          <table:table-cell table:number-columns-repeated="7"/>
          <table:table-cell office:value-type="float" office:value="966.517">
            <text:p>966.517</text:p>
          </table:table-cell>
          <table:table-cell office:value-type="float" office:value="0.524006">
            <text:p>0.524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0.731">
            <text:p>1160.731</text:p>
          </table:table-cell>
          <table:table-cell office:value-type="float" office:value="0.259311">
            <text:p>0.259311</text:p>
          </table:table-cell>
          <table:table-cell table:number-columns-repeated="7"/>
          <table:table-cell office:value-type="float" office:value="969.627">
            <text:p>969.627</text:p>
          </table:table-cell>
          <table:table-cell office:value-type="float" office:value="0.438977">
            <text:p>0.438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2.336">
            <text:p>1162.336</text:p>
          </table:table-cell>
          <table:table-cell office:value-type="float" office:value="0.223757">
            <text:p>0.223757</text:p>
          </table:table-cell>
          <table:table-cell table:number-columns-repeated="7"/>
          <table:table-cell office:value-type="float" office:value="972.334">
            <text:p>972.334</text:p>
          </table:table-cell>
          <table:table-cell office:value-type="float" office:value="0.466256">
            <text:p>0.466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3.862">
            <text:p>1163.862</text:p>
          </table:table-cell>
          <table:table-cell office:value-type="float" office:value="0.179373">
            <text:p>0.179373</text:p>
          </table:table-cell>
          <table:table-cell table:number-columns-repeated="7"/>
          <table:table-cell office:value-type="float" office:value="975.091">
            <text:p>975.091</text:p>
          </table:table-cell>
          <table:table-cell office:value-type="float" office:value="0.698571">
            <text:p>0.69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5.682">
            <text:p>1165.682</text:p>
          </table:table-cell>
          <table:table-cell office:value-type="float" office:value="0.177914">
            <text:p>0.177914</text:p>
          </table:table-cell>
          <table:table-cell table:number-columns-repeated="7"/>
          <table:table-cell office:value-type="float" office:value="975.79">
            <text:p>975.79</text:p>
          </table:table-cell>
          <table:table-cell office:value-type="float" office:value="16.408583">
            <text:p>16.4085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7.244">
            <text:p>1167.244</text:p>
          </table:table-cell>
          <table:table-cell office:value-type="float" office:value="0.189394">
            <text:p>0.189394</text:p>
          </table:table-cell>
          <table:table-cell table:number-columns-repeated="7"/>
          <table:table-cell office:value-type="float" office:value="994.526">
            <text:p>994.526</text:p>
          </table:table-cell>
          <table:table-cell office:value-type="float" office:value="0.135184">
            <text:p>0.135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8.937">
            <text:p>1168.937</text:p>
          </table:table-cell>
          <table:table-cell office:value-type="float" office:value="0.156291">
            <text:p>0.156291</text:p>
          </table:table-cell>
          <table:table-cell table:number-columns-repeated="7"/>
          <table:table-cell office:value-type="float" office:value="997.317">
            <text:p>997.317</text:p>
          </table:table-cell>
          <table:table-cell office:value-type="float" office:value="0.274609">
            <text:p>0.274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0.501">
            <text:p>1170.501</text:p>
          </table:table-cell>
          <table:table-cell office:value-type="float" office:value="0.195157">
            <text:p>0.195157</text:p>
          </table:table-cell>
          <table:table-cell table:number-columns-repeated="7"/>
          <table:table-cell office:value-type="float" office:value="1000.303">
            <text:p>1000.303</text:p>
          </table:table-cell>
          <table:table-cell office:value-type="float" office:value="0.343114">
            <text:p>0.343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3.69">
            <text:p>1173.69</text:p>
          </table:table-cell>
          <table:table-cell office:value-type="float" office:value="0.243602">
            <text:p>0.243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5.736">
            <text:p>1175.736</text:p>
          </table:table-cell>
          <table:table-cell office:value-type="float" office:value="0.189444">
            <text:p>0.189444</text:p>
          </table:table-cell>
          <table:table-cell table:number-columns-repeated="7"/>
          <table:table-cell office:value-type="float" office:value="1000.303">
            <text:p>1000.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7.563">
            <text:p>1177.563</text:p>
          </table:table-cell>
          <table:table-cell office:value-type="float" office:value="0.098896">
            <text:p>0.098896</text:p>
          </table:table-cell>
          <table:table-cell table:number-columns-repeated="7"/>
          <table:table-cell office:value-type="float" office:value="212.514675">
            <text:p>212.514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9.306">
            <text:p>1179.306</text:p>
          </table:table-cell>
          <table:table-cell office:value-type="float" office:value="0.11162">
            <text:p>0.11162</text:p>
          </table:table-cell>
          <table:table-cell table:number-columns-repeated="7"/>
          <table:table-cell office:value-type="float" office:value="0.404789857142857">
            <text:p>0.4047898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1.193">
            <text:p>1181.193</text:p>
          </table:table-cell>
          <table:table-cell office:value-type="float" office:value="0.06209">
            <text:p>0.06209</text:p>
          </table:table-cell>
          <table:table-cell table:number-columns-repeated="7"/>
          <table:table-cell office:value-type="float" office:value="525">
            <text:p>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2.941">
            <text:p>1182.941</text:p>
          </table:table-cell>
          <table:table-cell office:value-type="float" office:value="0.058379">
            <text:p>0.058379</text:p>
          </table:table-cell>
          <table:table-cell table:number-columns-repeated="7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4.462">
            <text:p>1184.462</text:p>
          </table:table-cell>
          <table:table-cell office:value-type="float" office:value="0.095407">
            <text:p>0.0954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6.134">
            <text:p>1186.134</text:p>
          </table:table-cell>
          <table:table-cell office:value-type="float" office:value="0.082751">
            <text:p>0.0827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8.062">
            <text:p>1188.062</text:p>
          </table:table-cell>
          <table:table-cell office:value-type="float" office:value="0.062816">
            <text:p>0.062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9.778">
            <text:p>1189.778</text:p>
          </table:table-cell>
          <table:table-cell office:value-type="float" office:value="0.085781">
            <text:p>0.0857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1.423">
            <text:p>1191.423</text:p>
          </table:table-cell>
          <table:table-cell office:value-type="float" office:value="0.106954">
            <text:p>0.1069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3.421">
            <text:p>1193.421</text:p>
          </table:table-cell>
          <table:table-cell office:value-type="float" office:value="0.103809">
            <text:p>0.1038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5.655">
            <text:p>1195.655</text:p>
          </table:table-cell>
          <table:table-cell office:value-type="float" office:value="0.063235">
            <text:p>0.0632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9.285">
            <text:p>1199.285</text:p>
          </table:table-cell>
          <table:table-cell office:value-type="float" office:value="0.182855">
            <text:p>0.1828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4.107">
            <text:p>1204.107</text:p>
          </table:table-cell>
          <table:table-cell office:value-type="float" office:value="0.2642">
            <text:p>0.2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6.26">
            <text:p>1206.26</text:p>
          </table:table-cell>
          <table:table-cell office:value-type="float" office:value="0.25667">
            <text:p>0.256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8.719">
            <text:p>1208.719</text:p>
          </table:table-cell>
          <table:table-cell office:value-type="float" office:value="0.29781">
            <text:p>0.297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1.005">
            <text:p>1211.005</text:p>
          </table:table-cell>
          <table:table-cell office:value-type="float" office:value="0.37114">
            <text:p>0.371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3.212">
            <text:p>1213.212</text:p>
          </table:table-cell>
          <table:table-cell office:value-type="float" office:value="0.422234">
            <text:p>0.4222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5.644">
            <text:p>1215.644</text:p>
          </table:table-cell>
          <table:table-cell office:value-type="float" office:value="0.41945">
            <text:p>0.419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7.791">
            <text:p>1217.791</text:p>
          </table:table-cell>
          <table:table-cell office:value-type="float" office:value="0.425634">
            <text:p>0.425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9.973">
            <text:p>1219.973</text:p>
          </table:table-cell>
          <table:table-cell office:value-type="float" office:value="0.488587">
            <text:p>0.488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2.207">
            <text:p>1222.207</text:p>
          </table:table-cell>
          <table:table-cell office:value-type="float" office:value="0.502537">
            <text:p>0.5025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4.467">
            <text:p>1224.467</text:p>
          </table:table-cell>
          <table:table-cell office:value-type="float" office:value="0.611846">
            <text:p>0.6118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6.723">
            <text:p>1226.723</text:p>
          </table:table-cell>
          <table:table-cell office:value-type="float" office:value="0.582303">
            <text:p>0.5823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9.808">
            <text:p>1229.808</text:p>
          </table:table-cell>
          <table:table-cell office:value-type="float" office:value="0.469564">
            <text:p>0.4695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2.574">
            <text:p>1232.574</text:p>
          </table:table-cell>
          <table:table-cell office:value-type="float" office:value="0.461033">
            <text:p>0.4610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5.352">
            <text:p>1235.352</text:p>
          </table:table-cell>
          <table:table-cell office:value-type="float" office:value="0.511727">
            <text:p>0.5117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5.864">
            <text:p>1235.864</text:p>
          </table:table-cell>
          <table:table-cell office:value-type="float" office:value="11.576181">
            <text:p>11.5761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9.951">
            <text:p>1249.951</text:p>
          </table:table-cell>
          <table:table-cell office:value-type="float" office:value="0.132625">
            <text:p>0.1326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2.97">
            <text:p>1252.97</text:p>
          </table:table-cell>
          <table:table-cell office:value-type="float" office:value="0.241783">
            <text:p>0.2417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5.857">
            <text:p>1255.857</text:p>
          </table:table-cell>
          <table:table-cell office:value-type="float" office:value="0.411035">
            <text:p>0.4110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9.006">
            <text:p>1259.006</text:p>
          </table:table-cell>
          <table:table-cell office:value-type="float" office:value="0.346811">
            <text:p>0.3468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2.121">
            <text:p>1262.121</text:p>
          </table:table-cell>
          <table:table-cell office:value-type="float" office:value="0.258054">
            <text:p>0.25805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Final test time (seconds)</text:p>
          </table:table-cell>
          <table:table-cell office:value-type="float" office:value="1262.121">
            <text:p>1262.121</text:p>
          </table:table-cell>
          <table:table-cell table:number-columns-repeated="13"/>
        </table:table-row>
        <table:table-row table:style-name="ro1">
          <table:table-cell office:value-type="string">
            <text:p>GC duration (seconds)</text:p>
          </table:table-cell>
          <table:table-cell office:value-type="float" office:value="271.296947">
            <text:p>271.296947</text:p>
          </table:table-cell>
          <table:table-cell table:number-columns-repeated="13"/>
        </table:table-row>
        <table:table-row table:style-name="ro3">
          <table:table-cell office:value-type="string">
            <text:p>Average gc time (seconds)</text:p>
          </table:table-cell>
          <table:table-cell office:value-type="float" office:value="0.485325486583184">
            <text:p>0.4853254866</text:p>
          </table:table-cell>
          <table:table-cell table:number-columns-repeated="13"/>
        </table:table-row>
        <table:table-row table:style-name="ro1">
          <table:table-cell office:value-type="string">
            <text:p>Collections count</text:p>
          </table:table-cell>
          <table:table-cell office:value-type="float" office:value="559">
            <text:p>559</text:p>
          </table:table-cell>
          <table:table-cell table:number-columns-repeated="13"/>
        </table:table-row>
        <table:table-row table:style-name="ro1">
          <table:table-cell office:value-type="string">
            <text:p>Full GC collections count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 table:number-rows-repeated="104800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5:31:34</meta:creation-date>
    <dc:date>2013-05-27T16:07:16</dc:date>
    <meta:editing-duration>PT29M15S</meta:editing-duration>
    <meta:editing-cycles>9</meta:editing-cycles>
    <meta:generator>LibreOffice/4.0.0.3$Linux_X86_64 LibreOffice_project/7545bee9c2a0782548772a21bc84a9dcc583b89</meta:generator>
    <meta:document-statistic meta:table-count="6" meta:cell-count="9852" meta:object-count="0"/>
  </office:meta>
</office:document-meta>
</file>